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-objval" table:style-name="ta1"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swap</text:p>
          </table:table-cell>
          <table:table-cell table:style-name="ce1" office:value-type="string" calcext:value-type="string">
            <text:p>gap smart update</text:p>
          </table:table-cell>
          <table:table-cell table:style-name="ce1" office:value-type="string" calcext:value-type="string">
            <text:p>gap storage</text:p>
          </table:table-cell>
          <table:table-cell table:style-name="ce1" office:value-type="string" calcext:value-type="string">
            <text:p>gap update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table:formula="of:=([.E2]-[.A2])/[.A2]" office:value-type="percentage" office:value="0.0126582278481012" calcext:value-type="percentage">
            <text:p>1.27%</text:p>
          </table:table-cell>
          <table:table-cell table:formula="of:=([.E2]-[.B2])/[.B2]" office:value-type="percentage" office:value="0.0256410256410257" calcext:value-type="percentage">
            <text:p>2.56%</text:p>
          </table:table-cell>
          <table:table-cell table:formula="of:=([.E2]-[.C2])/[.C2]" office:value-type="percentage" office:value="0.0126582278481012" calcext:value-type="percentage">
            <text:p>1.27%</text:p>
          </table:table-cell>
          <table:table-cell table:formula="of:=([.E2]-[.D2])/[.D2]" office:value-type="percentage" office:value="0.0256410256410257" calcext:value-type="percentage">
            <text:p>2.56%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formula="of:=([.E3]-[.A3])/[.A3]" office:value-type="percentage" office:value="0" calcext:value-type="percentage">
            <text:p>0.00%</text:p>
          </table:table-cell>
          <table:table-cell table:formula="of:=([.E3]-[.B3])/[.B3]" office:value-type="percentage" office:value="0" calcext:value-type="percentage">
            <text:p>0.00%</text:p>
          </table:table-cell>
          <table:table-cell table:formula="of:=([.E3]-[.C3])/[.C3]" office:value-type="percentage" office:value="0" calcext:value-type="percentage">
            <text:p>0.00%</text:p>
          </table:table-cell>
          <table:table-cell table:formula="of:=([.E3]-[.D3])/[.D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E4]-[.A4])/[.A4]" office:value-type="percentage" office:value="0.00702576112412171" calcext:value-type="percentage">
            <text:p>0.70%</text:p>
          </table:table-cell>
          <table:table-cell table:formula="of:=([.E4]-[.B4])/[.B4]" office:value-type="percentage" office:value="0.00467289719626175" calcext:value-type="percentage">
            <text:p>0.47%</text:p>
          </table:table-cell>
          <table:table-cell table:formula="of:=([.E4]-[.C4])/[.C4]" office:value-type="percentage" office:value="0.00702576112412171" calcext:value-type="percentage">
            <text:p>0.70%</text:p>
          </table:table-cell>
          <table:table-cell table:formula="of:=([.E4]-[.D4])/[.D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formula="of:=([.E5]-[.A5])/[.A5]" office:value-type="percentage" office:value="0" calcext:value-type="percentage">
            <text:p>0.00%</text:p>
          </table:table-cell>
          <table:table-cell table:formula="of:=([.E5]-[.B5])/[.B5]" office:value-type="percentage" office:value="0" calcext:value-type="percentage">
            <text:p>0.00%</text:p>
          </table:table-cell>
          <table:table-cell table:formula="of:=([.E5]-[.C5])/[.C5]" office:value-type="percentage" office:value="0" calcext:value-type="percentage">
            <text:p>0.00%</text:p>
          </table:table-cell>
          <table:table-cell table:formula="of:=([.E5]-[.D5])/[.D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8" calcext:value-type="float">
            <text:p>48</text:p>
          </table:table-cell>
          <table:table-cell table:formula="of:=([.E6]-[.A6])/[.A6]" office:value-type="percentage" office:value="0" calcext:value-type="percentage">
            <text:p>0.00%</text:p>
          </table:table-cell>
          <table:table-cell table:formula="of:=([.E6]-[.B6])/[.B6]" office:value-type="percentage" office:value="0" calcext:value-type="percentage">
            <text:p>0.00%</text:p>
          </table:table-cell>
          <table:table-cell table:formula="of:=([.E6]-[.C6])/[.C6]" office:value-type="percentage" office:value="0" calcext:value-type="percentage">
            <text:p>0.00%</text:p>
          </table:table-cell>
          <table:table-cell table:formula="of:=([.E6]-[.D6])/[.D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80" calcext:value-type="float">
            <text:p>80</text:p>
          </table:table-cell>
          <table:table-cell table:formula="of:=([.E7]-[.A7])/[.A7]" office:value-type="percentage" office:value="0" calcext:value-type="percentage">
            <text:p>0.00%</text:p>
          </table:table-cell>
          <table:table-cell table:formula="of:=([.E7]-[.B7])/[.B7]" office:value-type="percentage" office:value="0" calcext:value-type="percentage">
            <text:p>0.00%</text:p>
          </table:table-cell>
          <table:table-cell table:formula="of:=([.E7]-[.C7])/[.C7]" office:value-type="percentage" office:value="0" calcext:value-type="percentage">
            <text:p>0.00%</text:p>
          </table:table-cell>
          <table:table-cell table:formula="of:=([.E7]-[.D7])/[.D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96" calcext:value-type="float">
            <text:p>96</text:p>
          </table:table-cell>
          <table:table-cell table:formula="of:=([.E8]-[.A8])/[.A8]" office:value-type="percentage" office:value="0" calcext:value-type="percentage">
            <text:p>0.00%</text:p>
          </table:table-cell>
          <table:table-cell table:formula="of:=([.E8]-[.B8])/[.B8]" office:value-type="percentage" office:value="0" calcext:value-type="percentage">
            <text:p>0.00%</text:p>
          </table:table-cell>
          <table:table-cell table:formula="of:=([.E8]-[.C8])/[.C8]" office:value-type="percentage" office:value="0" calcext:value-type="percentage">
            <text:p>0.00%</text:p>
          </table:table-cell>
          <table:table-cell table:formula="of:=([.E8]-[.D8])/[.D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table:formula="of:=([.E9]-[.A9])/[.A9]" office:value-type="percentage" office:value="0.0121457489878543" calcext:value-type="percentage">
            <text:p>1.21%</text:p>
          </table:table-cell>
          <table:table-cell table:formula="of:=([.E9]-[.B9])/[.B9]" office:value-type="percentage" office:value="0.0111223458038422" calcext:value-type="percentage">
            <text:p>1.11%</text:p>
          </table:table-cell>
          <table:table-cell table:formula="of:=([.E9]-[.C9])/[.C9]" office:value-type="percentage" office:value="0.0101010101010101" calcext:value-type="percentage">
            <text:p>1.01%</text:p>
          </table:table-cell>
          <table:table-cell table:formula="of:=([.E9]-[.D9])/[.D9]" office:value-type="percentage" office:value="0.0121457489878543" calcext:value-type="percentage">
            <text:p>1.21%</text:p>
          </table:table-cell>
        </table:table-row>
        <table:table-row table:style-name="ro1">
          <table:table-cell table:number-columns-repeated="5" office:value-type="float" office:value="103" calcext:value-type="float">
            <text:p>103</text:p>
          </table:table-cell>
          <table:table-cell table:formula="of:=([.E10]-[.A10])/[.A10]" office:value-type="percentage" office:value="0" calcext:value-type="percentage">
            <text:p>0.00%</text:p>
          </table:table-cell>
          <table:table-cell table:formula="of:=([.E10]-[.B10])/[.B10]" office:value-type="percentage" office:value="0" calcext:value-type="percentage">
            <text:p>0.00%</text:p>
          </table:table-cell>
          <table:table-cell table:formula="of:=([.E10]-[.C10])/[.C10]" office:value-type="percentage" office:value="0" calcext:value-type="percentage">
            <text:p>0.00%</text:p>
          </table:table-cell>
          <table:table-cell table:formula="of:=([.E10]-[.D10])/[.D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03" calcext:value-type="float">
            <text:p>103</text:p>
          </table:table-cell>
          <table:table-cell table:formula="of:=([.E11]-[.A11])/[.A11]" office:value-type="percentage" office:value="0" calcext:value-type="percentage">
            <text:p>0.00%</text:p>
          </table:table-cell>
          <table:table-cell table:formula="of:=([.E11]-[.B11])/[.B11]" office:value-type="percentage" office:value="0" calcext:value-type="percentage">
            <text:p>0.00%</text:p>
          </table:table-cell>
          <table:table-cell table:formula="of:=([.E11]-[.C11])/[.C11]" office:value-type="percentage" office:value="0" calcext:value-type="percentage">
            <text:p>0.00%</text:p>
          </table:table-cell>
          <table:table-cell table:formula="of:=([.E11]-[.D11])/[.D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0" calcext:value-type="float">
            <text:p>110</text:p>
          </table:table-cell>
          <table:table-cell table:formula="of:=([.E12]-[.A12])/[.A12]" office:value-type="percentage" office:value="0" calcext:value-type="percentage">
            <text:p>0.00%</text:p>
          </table:table-cell>
          <table:table-cell table:formula="of:=([.E12]-[.B12])/[.B12]" office:value-type="percentage" office:value="0" calcext:value-type="percentage">
            <text:p>0.00%</text:p>
          </table:table-cell>
          <table:table-cell table:formula="of:=([.E12]-[.C12])/[.C12]" office:value-type="percentage" office:value="0" calcext:value-type="percentage">
            <text:p>0.00%</text:p>
          </table:table-cell>
          <table:table-cell table:formula="of:=([.E12]-[.D12])/[.D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1" calcext:value-type="float">
            <text:p>111</text:p>
          </table:table-cell>
          <table:table-cell table:formula="of:=([.E13]-[.A13])/[.A13]" office:value-type="percentage" office:value="0" calcext:value-type="percentage">
            <text:p>0.00%</text:p>
          </table:table-cell>
          <table:table-cell table:formula="of:=([.E13]-[.B13])/[.B13]" office:value-type="percentage" office:value="0" calcext:value-type="percentage">
            <text:p>0.00%</text:p>
          </table:table-cell>
          <table:table-cell table:formula="of:=([.E13]-[.C13])/[.C13]" office:value-type="percentage" office:value="0" calcext:value-type="percentage">
            <text:p>0.00%</text:p>
          </table:table-cell>
          <table:table-cell table:formula="of:=([.E13]-[.D13])/[.D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2" calcext:value-type="float">
            <text:p>112</text:p>
          </table:table-cell>
          <table:table-cell table:formula="of:=([.E14]-[.A14])/[.A14]" office:value-type="percentage" office:value="0" calcext:value-type="percentage">
            <text:p>0.00%</text:p>
          </table:table-cell>
          <table:table-cell table:formula="of:=([.E14]-[.B14])/[.B14]" office:value-type="percentage" office:value="0" calcext:value-type="percentage">
            <text:p>0.00%</text:p>
          </table:table-cell>
          <table:table-cell table:formula="of:=([.E14]-[.C14])/[.C14]" office:value-type="percentage" office:value="0" calcext:value-type="percentage">
            <text:p>0.00%</text:p>
          </table:table-cell>
          <table:table-cell table:formula="of:=([.E14]-[.D14])/[.D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4" calcext:value-type="float">
            <text:p>114</text:p>
          </table:table-cell>
          <table:table-cell table:formula="of:=([.E15]-[.A15])/[.A15]" office:value-type="percentage" office:value="0" calcext:value-type="percentage">
            <text:p>0.00%</text:p>
          </table:table-cell>
          <table:table-cell table:formula="of:=([.E15]-[.B15])/[.B15]" office:value-type="percentage" office:value="0" calcext:value-type="percentage">
            <text:p>0.00%</text:p>
          </table:table-cell>
          <table:table-cell table:formula="of:=([.E15]-[.C15])/[.C15]" office:value-type="percentage" office:value="0" calcext:value-type="percentage">
            <text:p>0.00%</text:p>
          </table:table-cell>
          <table:table-cell table:formula="of:=([.E15]-[.D15])/[.D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27" calcext:value-type="float">
            <text:p>127</text:p>
          </table:table-cell>
          <table:table-cell table:formula="of:=([.E16]-[.A16])/[.A16]" office:value-type="percentage" office:value="0" calcext:value-type="percentage">
            <text:p>0.00%</text:p>
          </table:table-cell>
          <table:table-cell table:formula="of:=([.E16]-[.B16])/[.B16]" office:value-type="percentage" office:value="0" calcext:value-type="percentage">
            <text:p>0.00%</text:p>
          </table:table-cell>
          <table:table-cell table:formula="of:=([.E16]-[.C16])/[.C16]" office:value-type="percentage" office:value="0" calcext:value-type="percentage">
            <text:p>0.00%</text:p>
          </table:table-cell>
          <table:table-cell table:formula="of:=([.E16]-[.D16])/[.D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28" calcext:value-type="float">
            <text:p>128</text:p>
          </table:table-cell>
          <table:table-cell table:formula="of:=([.E17]-[.A17])/[.A17]" office:value-type="percentage" office:value="0" calcext:value-type="percentage">
            <text:p>0.00%</text:p>
          </table:table-cell>
          <table:table-cell table:formula="of:=([.E17]-[.B17])/[.B17]" office:value-type="percentage" office:value="0" calcext:value-type="percentage">
            <text:p>0.00%</text:p>
          </table:table-cell>
          <table:table-cell table:formula="of:=([.E17]-[.C17])/[.C17]" office:value-type="percentage" office:value="0" calcext:value-type="percentage">
            <text:p>0.00%</text:p>
          </table:table-cell>
          <table:table-cell table:formula="of:=([.E17]-[.D17])/[.D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38" calcext:value-type="float">
            <text:p>138</text:p>
          </table:table-cell>
          <table:table-cell table:formula="of:=([.E18]-[.A18])/[.A18]" office:value-type="percentage" office:value="0" calcext:value-type="percentage">
            <text:p>0.00%</text:p>
          </table:table-cell>
          <table:table-cell table:formula="of:=([.E18]-[.B18])/[.B18]" office:value-type="percentage" office:value="0" calcext:value-type="percentage">
            <text:p>0.00%</text:p>
          </table:table-cell>
          <table:table-cell table:formula="of:=([.E18]-[.C18])/[.C18]" office:value-type="percentage" office:value="0" calcext:value-type="percentage">
            <text:p>0.00%</text:p>
          </table:table-cell>
          <table:table-cell table:formula="of:=([.E18]-[.D18])/[.D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38" calcext:value-type="float">
            <text:p>138</text:p>
          </table:table-cell>
          <table:table-cell table:formula="of:=([.E19]-[.A19])/[.A19]" office:value-type="percentage" office:value="0" calcext:value-type="percentage">
            <text:p>0.00%</text:p>
          </table:table-cell>
          <table:table-cell table:formula="of:=([.E19]-[.B19])/[.B19]" office:value-type="percentage" office:value="0" calcext:value-type="percentage">
            <text:p>0.00%</text:p>
          </table:table-cell>
          <table:table-cell table:formula="of:=([.E19]-[.C19])/[.C19]" office:value-type="percentage" office:value="0" calcext:value-type="percentage">
            <text:p>0.00%</text:p>
          </table:table-cell>
          <table:table-cell table:formula="of:=([.E19]-[.D19])/[.D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41" calcext:value-type="float">
            <text:p>141</text:p>
          </table:table-cell>
          <table:table-cell table:formula="of:=([.E20]-[.A20])/[.A20]" office:value-type="percentage" office:value="0" calcext:value-type="percentage">
            <text:p>0.00%</text:p>
          </table:table-cell>
          <table:table-cell table:formula="of:=([.E20]-[.B20])/[.B20]" office:value-type="percentage" office:value="0" calcext:value-type="percentage">
            <text:p>0.00%</text:p>
          </table:table-cell>
          <table:table-cell table:formula="of:=([.E20]-[.C20])/[.C20]" office:value-type="percentage" office:value="0" calcext:value-type="percentage">
            <text:p>0.00%</text:p>
          </table:table-cell>
          <table:table-cell table:formula="of:=([.E20]-[.D20])/[.D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137.1" calcext:value-type="float">
            <text:p>137.1</text:p>
          </table:table-cell>
          <table:table-cell office:value-type="float" office:value="137.6" calcext:value-type="float">
            <text:p>137.6</text:p>
          </table:table-cell>
          <table:table-cell office:value-type="float" office:value="143" calcext:value-type="float">
            <text:p>143</text:p>
          </table:table-cell>
          <table:table-cell table:formula="of:=([.E21]-[.A21])/[.A21]" office:value-type="percentage" office:value="0.0430342815463166" calcext:value-type="percentage">
            <text:p>4.30%</text:p>
          </table:table-cell>
          <table:table-cell table:formula="of:=([.E21]-[.B21])/[.B21]" office:value-type="percentage" office:value="0.0430342815463166" calcext:value-type="percentage">
            <text:p>4.30%</text:p>
          </table:table-cell>
          <table:table-cell table:formula="of:=([.E21]-[.C21])/[.C21]" office:value-type="percentage" office:value="0.0430342815463166" calcext:value-type="percentage">
            <text:p>4.30%</text:p>
          </table:table-cell>
          <table:table-cell table:formula="of:=([.E21]-[.D21])/[.D21]" office:value-type="percentage" office:value="0.0392441860465117" calcext:value-type="percentage">
            <text:p>3.92%</text:p>
          </table:table-cell>
        </table:table-row>
        <table:table-row table:style-name="ro1">
          <table:table-cell table:number-columns-repeated="5" office:value-type="float" office:value="144" calcext:value-type="float">
            <text:p>144</text:p>
          </table:table-cell>
          <table:table-cell table:formula="of:=([.E22]-[.A22])/[.A22]" office:value-type="percentage" office:value="0" calcext:value-type="percentage">
            <text:p>0.00%</text:p>
          </table:table-cell>
          <table:table-cell table:formula="of:=([.E22]-[.B22])/[.B22]" office:value-type="percentage" office:value="0" calcext:value-type="percentage">
            <text:p>0.00%</text:p>
          </table:table-cell>
          <table:table-cell table:formula="of:=([.E22]-[.C22])/[.C22]" office:value-type="percentage" office:value="0" calcext:value-type="percentage">
            <text:p>0.00%</text:p>
          </table:table-cell>
          <table:table-cell table:formula="of:=([.E22]-[.D22])/[.D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49" calcext:value-type="float">
            <text:p>149</text:p>
          </table:table-cell>
          <table:table-cell table:formula="of:=([.E23]-[.A23])/[.A23]" office:value-type="percentage" office:value="0" calcext:value-type="percentage">
            <text:p>0.00%</text:p>
          </table:table-cell>
          <table:table-cell table:formula="of:=([.E23]-[.B23])/[.B23]" office:value-type="percentage" office:value="0" calcext:value-type="percentage">
            <text:p>0.00%</text:p>
          </table:table-cell>
          <table:table-cell table:formula="of:=([.E23]-[.C23])/[.C23]" office:value-type="percentage" office:value="0" calcext:value-type="percentage">
            <text:p>0.00%</text:p>
          </table:table-cell>
          <table:table-cell table:formula="of:=([.E23]-[.D23])/[.D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55" calcext:value-type="float">
            <text:p>155</text:p>
          </table:table-cell>
          <table:table-cell table:formula="of:=([.E24]-[.A24])/[.A24]" office:value-type="percentage" office:value="0" calcext:value-type="percentage">
            <text:p>0.00%</text:p>
          </table:table-cell>
          <table:table-cell table:formula="of:=([.E24]-[.B24])/[.B24]" office:value-type="percentage" office:value="0" calcext:value-type="percentage">
            <text:p>0.00%</text:p>
          </table:table-cell>
          <table:table-cell table:formula="of:=([.E24]-[.C24])/[.C24]" office:value-type="percentage" office:value="0" calcext:value-type="percentage">
            <text:p>0.00%</text:p>
          </table:table-cell>
          <table:table-cell table:formula="of:=([.E24]-[.D24])/[.D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56" calcext:value-type="float">
            <text:p>156</text:p>
          </table:table-cell>
          <table:table-cell table:formula="of:=([.E25]-[.A25])/[.A25]" office:value-type="percentage" office:value="0" calcext:value-type="percentage">
            <text:p>0.00%</text:p>
          </table:table-cell>
          <table:table-cell table:formula="of:=([.E25]-[.B25])/[.B25]" office:value-type="percentage" office:value="0" calcext:value-type="percentage">
            <text:p>0.00%</text:p>
          </table:table-cell>
          <table:table-cell table:formula="of:=([.E25]-[.C25])/[.C25]" office:value-type="percentage" office:value="0" calcext:value-type="percentage">
            <text:p>0.00%</text:p>
          </table:table-cell>
          <table:table-cell table:formula="of:=([.E25]-[.D25])/[.D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60" calcext:value-type="float">
            <text:p>160</text:p>
          </table:table-cell>
          <table:table-cell table:formula="of:=([.E26]-[.A26])/[.A26]" office:value-type="percentage" office:value="0" calcext:value-type="percentage">
            <text:p>0.00%</text:p>
          </table:table-cell>
          <table:table-cell table:formula="of:=([.E26]-[.B26])/[.B26]" office:value-type="percentage" office:value="0" calcext:value-type="percentage">
            <text:p>0.00%</text:p>
          </table:table-cell>
          <table:table-cell table:formula="of:=([.E26]-[.C26])/[.C26]" office:value-type="percentage" office:value="0" calcext:value-type="percentage">
            <text:p>0.00%</text:p>
          </table:table-cell>
          <table:table-cell table:formula="of:=([.E26]-[.D26])/[.D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table:number-columns-repeated="2" office:value-type="float" office:value="145.5" calcext:value-type="float">
            <text:p>145.5</text:p>
          </table:table-cell>
          <table:table-cell office:value-type="float" office:value="145.6" calcext:value-type="float">
            <text:p>145.6</text:p>
          </table:table-cell>
          <table:table-cell office:value-type="float" office:value="147" calcext:value-type="float">
            <text:p>147</text:p>
          </table:table-cell>
          <table:table-cell table:formula="of:=([.E27]-[.A27])/[.A27]" office:value-type="percentage" office:value="0.00892244337680173" calcext:value-type="percentage">
            <text:p>0.89%</text:p>
          </table:table-cell>
          <table:table-cell table:formula="of:=([.E27]-[.B27])/[.B27]" office:value-type="percentage" office:value="0.0103092783505155" calcext:value-type="percentage">
            <text:p>1.03%</text:p>
          </table:table-cell>
          <table:table-cell table:formula="of:=([.E27]-[.C27])/[.C27]" office:value-type="percentage" office:value="0.0103092783505155" calcext:value-type="percentage">
            <text:p>1.03%</text:p>
          </table:table-cell>
          <table:table-cell table:formula="of:=([.E27]-[.D27])/[.D27]" office:value-type="percentage" office:value="0.00961538461538465" calcext:value-type="percentage">
            <text:p>0.96%</text:p>
          </table:table-cell>
        </table:table-row>
        <table:table-row table:style-name="ro1">
          <table:table-cell table:number-columns-repeated="5" office:value-type="float" office:value="164" calcext:value-type="float">
            <text:p>164</text:p>
          </table:table-cell>
          <table:table-cell table:formula="of:=([.E28]-[.A28])/[.A28]" office:value-type="percentage" office:value="0" calcext:value-type="percentage">
            <text:p>0.00%</text:p>
          </table:table-cell>
          <table:table-cell table:formula="of:=([.E28]-[.B28])/[.B28]" office:value-type="percentage" office:value="0" calcext:value-type="percentage">
            <text:p>0.00%</text:p>
          </table:table-cell>
          <table:table-cell table:formula="of:=([.E28]-[.C28])/[.C28]" office:value-type="percentage" office:value="0" calcext:value-type="percentage">
            <text:p>0.00%</text:p>
          </table:table-cell>
          <table:table-cell table:formula="of:=([.E28]-[.D28])/[.D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64" calcext:value-type="float">
            <text:p>164</text:p>
          </table:table-cell>
          <table:table-cell table:formula="of:=([.E29]-[.A29])/[.A29]" office:value-type="percentage" office:value="0" calcext:value-type="percentage">
            <text:p>0.00%</text:p>
          </table:table-cell>
          <table:table-cell table:formula="of:=([.E29]-[.B29])/[.B29]" office:value-type="percentage" office:value="0" calcext:value-type="percentage">
            <text:p>0.00%</text:p>
          </table:table-cell>
          <table:table-cell table:formula="of:=([.E29]-[.C29])/[.C29]" office:value-type="percentage" office:value="0" calcext:value-type="percentage">
            <text:p>0.00%</text:p>
          </table:table-cell>
          <table:table-cell table:formula="of:=([.E29]-[.D29])/[.D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66" calcext:value-type="float">
            <text:p>166</text:p>
          </table:table-cell>
          <table:table-cell table:formula="of:=([.E30]-[.A30])/[.A30]" office:value-type="percentage" office:value="0" calcext:value-type="percentage">
            <text:p>0.00%</text:p>
          </table:table-cell>
          <table:table-cell table:formula="of:=([.E30]-[.B30])/[.B30]" office:value-type="percentage" office:value="0" calcext:value-type="percentage">
            <text:p>0.00%</text:p>
          </table:table-cell>
          <table:table-cell table:formula="of:=([.E30]-[.C30])/[.C30]" office:value-type="percentage" office:value="0" calcext:value-type="percentage">
            <text:p>0.00%</text:p>
          </table:table-cell>
          <table:table-cell table:formula="of:=([.E30]-[.D30])/[.D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3" calcext:value-type="float">
            <text:p>173</text:p>
          </table:table-cell>
          <table:table-cell table:formula="of:=([.E31]-[.A31])/[.A31]" office:value-type="percentage" office:value="0" calcext:value-type="percentage">
            <text:p>0.00%</text:p>
          </table:table-cell>
          <table:table-cell table:formula="of:=([.E31]-[.B31])/[.B31]" office:value-type="percentage" office:value="0" calcext:value-type="percentage">
            <text:p>0.00%</text:p>
          </table:table-cell>
          <table:table-cell table:formula="of:=([.E31]-[.C31])/[.C31]" office:value-type="percentage" office:value="0" calcext:value-type="percentage">
            <text:p>0.00%</text:p>
          </table:table-cell>
          <table:table-cell table:formula="of:=([.E31]-[.D31])/[.D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4" calcext:value-type="float">
            <text:p>174</text:p>
          </table:table-cell>
          <table:table-cell table:formula="of:=([.E32]-[.A32])/[.A32]" office:value-type="percentage" office:value="0" calcext:value-type="percentage">
            <text:p>0.00%</text:p>
          </table:table-cell>
          <table:table-cell table:formula="of:=([.E32]-[.B32])/[.B32]" office:value-type="percentage" office:value="0" calcext:value-type="percentage">
            <text:p>0.00%</text:p>
          </table:table-cell>
          <table:table-cell table:formula="of:=([.E32]-[.C32])/[.C32]" office:value-type="percentage" office:value="0" calcext:value-type="percentage">
            <text:p>0.00%</text:p>
          </table:table-cell>
          <table:table-cell table:formula="of:=([.E32]-[.D32])/[.D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5" calcext:value-type="float">
            <text:p>175</text:p>
          </table:table-cell>
          <table:table-cell table:formula="of:=([.E33]-[.A33])/[.A33]" office:value-type="percentage" office:value="0" calcext:value-type="percentage">
            <text:p>0.00%</text:p>
          </table:table-cell>
          <table:table-cell table:formula="of:=([.E33]-[.B33])/[.B33]" office:value-type="percentage" office:value="0" calcext:value-type="percentage">
            <text:p>0.00%</text:p>
          </table:table-cell>
          <table:table-cell table:formula="of:=([.E33]-[.C33])/[.C33]" office:value-type="percentage" office:value="0" calcext:value-type="percentage">
            <text:p>0.00%</text:p>
          </table:table-cell>
          <table:table-cell table:formula="of:=([.E33]-[.D33])/[.D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135" calcext:value-type="float">
            <text:p>135</text:p>
          </table:table-cell>
          <table:table-cell office:value-type="float" office:value="134.9" calcext:value-type="float">
            <text:p>134.9</text:p>
          </table:table-cell>
          <table:table-cell office:value-type="float" office:value="135" calcext:value-type="float">
            <text:p>135</text:p>
          </table:table-cell>
          <table:table-cell table:formula="of:=([.E34]-[.A34])/[.A34]" office:value-type="percentage" office:value="0" calcext:value-type="percentage">
            <text:p>0.00%</text:p>
          </table:table-cell>
          <table:table-cell table:formula="of:=([.E34]-[.B34])/[.B34]" office:value-type="percentage" office:value="0" calcext:value-type="percentage">
            <text:p>0.00%</text:p>
          </table:table-cell>
          <table:table-cell table:formula="of:=([.E34]-[.C34])/[.C34]" office:value-type="percentage" office:value="0" calcext:value-type="percentage">
            <text:p>0.00%</text:p>
          </table:table-cell>
          <table:table-cell table:formula="of:=([.E34]-[.D34])/[.D34]" office:value-type="percentage" office:value="0.00074128984432909" calcext:value-type="percentage">
            <text:p>0.07%</text:p>
          </table:table-cell>
        </table:table-row>
        <table:table-row table:style-name="ro1">
          <table:table-cell table:number-columns-repeated="5" office:value-type="float" office:value="176" calcext:value-type="float">
            <text:p>176</text:p>
          </table:table-cell>
          <table:table-cell table:formula="of:=([.E35]-[.A35])/[.A35]" office:value-type="percentage" office:value="0" calcext:value-type="percentage">
            <text:p>0.00%</text:p>
          </table:table-cell>
          <table:table-cell table:formula="of:=([.E35]-[.B35])/[.B35]" office:value-type="percentage" office:value="0" calcext:value-type="percentage">
            <text:p>0.00%</text:p>
          </table:table-cell>
          <table:table-cell table:formula="of:=([.E35]-[.C35])/[.C35]" office:value-type="percentage" office:value="0" calcext:value-type="percentage">
            <text:p>0.00%</text:p>
          </table:table-cell>
          <table:table-cell table:formula="of:=([.E35]-[.D35])/[.D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172.2" calcext:value-type="float">
            <text:p>172.2</text:p>
          </table:table-cell>
          <table:table-cell office:value-type="float" office:value="172.3" calcext:value-type="float">
            <text:p>172.3</text:p>
          </table:table-cell>
          <table:table-cell office:value-type="float" office:value="172.4" calcext:value-type="float">
            <text:p>172.4</text:p>
          </table:table-cell>
          <table:table-cell office:value-type="float" office:value="173" calcext:value-type="float">
            <text:p>173</text:p>
          </table:table-cell>
          <table:table-cell table:formula="of:=([.E36]-[.A36])/[.A36]" office:value-type="percentage" office:value="0.00289855072463768" calcext:value-type="percentage">
            <text:p>0.29%</text:p>
          </table:table-cell>
          <table:table-cell table:formula="of:=([.E36]-[.B36])/[.B36]" office:value-type="percentage" office:value="0.00464576074332179" calcext:value-type="percentage">
            <text:p>0.46%</text:p>
          </table:table-cell>
          <table:table-cell table:formula="of:=([.E36]-[.C36])/[.C36]" office:value-type="percentage" office:value="0.00406268136970394" calcext:value-type="percentage">
            <text:p>0.41%</text:p>
          </table:table-cell>
          <table:table-cell table:formula="of:=([.E36]-[.D36])/[.D36]" office:value-type="percentage" office:value="0.00348027842227375" calcext:value-type="percentage">
            <text:p>0.35%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69" calcext:value-type="float">
            <text:p>169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8" calcext:value-type="float">
            <text:p>168.8</text:p>
          </table:table-cell>
          <table:table-cell office:value-type="float" office:value="169" calcext:value-type="float">
            <text:p>169</text:p>
          </table:table-cell>
          <table:table-cell table:formula="of:=([.E37]-[.A37])/[.A37]" office:value-type="percentage" office:value="0.00118483412322268" calcext:value-type="percentage">
            <text:p>0.12%</text:p>
          </table:table-cell>
          <table:table-cell table:formula="of:=([.E37]-[.B37])/[.B37]" office:value-type="percentage" office:value="0" calcext:value-type="percentage">
            <text:p>0.00%</text:p>
          </table:table-cell>
          <table:table-cell table:formula="of:=([.E37]-[.C37])/[.C37]" office:value-type="percentage" office:value="0.00177830468286907" calcext:value-type="percentage">
            <text:p>0.18%</text:p>
          </table:table-cell>
          <table:table-cell table:formula="of:=([.E37]-[.D37])/[.D37]" office:value-type="percentage" office:value="0.00118483412322268" calcext:value-type="percentage">
            <text:p>0.12%</text:p>
          </table:table-cell>
        </table:table-row>
        <table:table-row table:style-name="ro1">
          <table:table-cell table:number-columns-repeated="5" office:value-type="float" office:value="182" calcext:value-type="float">
            <text:p>182</text:p>
          </table:table-cell>
          <table:table-cell table:formula="of:=([.E38]-[.A38])/[.A38]" office:value-type="percentage" office:value="0" calcext:value-type="percentage">
            <text:p>0.00%</text:p>
          </table:table-cell>
          <table:table-cell table:formula="of:=([.E38]-[.B38])/[.B38]" office:value-type="percentage" office:value="0" calcext:value-type="percentage">
            <text:p>0.00%</text:p>
          </table:table-cell>
          <table:table-cell table:formula="of:=([.E38]-[.C38])/[.C38]" office:value-type="percentage" office:value="0" calcext:value-type="percentage">
            <text:p>0.00%</text:p>
          </table:table-cell>
          <table:table-cell table:formula="of:=([.E38]-[.D38])/[.D3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6.9" calcext:value-type="float">
            <text:p>186.9</text:p>
          </table:table-cell>
          <table:table-cell table:number-columns-repeated="4" office:value-type="float" office:value="187" calcext:value-type="float">
            <text:p>187</text:p>
          </table:table-cell>
          <table:table-cell table:formula="of:=([.E39]-[.A39])/[.A39]" office:value-type="percentage" office:value="0.000535045478865673" calcext:value-type="percentage">
            <text:p>0.05%</text:p>
          </table:table-cell>
          <table:table-cell table:formula="of:=([.E39]-[.B39])/[.B39]" office:value-type="percentage" office:value="0" calcext:value-type="percentage">
            <text:p>0.00%</text:p>
          </table:table-cell>
          <table:table-cell table:formula="of:=([.E39]-[.C39])/[.C39]" office:value-type="percentage" office:value="0" calcext:value-type="percentage">
            <text:p>0.00%</text:p>
          </table:table-cell>
          <table:table-cell table:formula="of:=([.E39]-[.D39])/[.D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89" calcext:value-type="float">
            <text:p>189</text:p>
          </table:table-cell>
          <table:table-cell table:formula="of:=([.E40]-[.A40])/[.A40]" office:value-type="percentage" office:value="0" calcext:value-type="percentage">
            <text:p>0.00%</text:p>
          </table:table-cell>
          <table:table-cell table:formula="of:=([.E40]-[.B40])/[.B40]" office:value-type="percentage" office:value="0" calcext:value-type="percentage">
            <text:p>0.00%</text:p>
          </table:table-cell>
          <table:table-cell table:formula="of:=([.E40]-[.C40])/[.C40]" office:value-type="percentage" office:value="0" calcext:value-type="percentage">
            <text:p>0.00%</text:p>
          </table:table-cell>
          <table:table-cell table:formula="of:=([.E40]-[.D40])/[.D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1" calcext:value-type="float">
            <text:p>191</text:p>
          </table:table-cell>
          <table:table-cell table:formula="of:=([.E41]-[.A41])/[.A41]" office:value-type="percentage" office:value="0" calcext:value-type="percentage">
            <text:p>0.00%</text:p>
          </table:table-cell>
          <table:table-cell table:formula="of:=([.E41]-[.B41])/[.B41]" office:value-type="percentage" office:value="0" calcext:value-type="percentage">
            <text:p>0.00%</text:p>
          </table:table-cell>
          <table:table-cell table:formula="of:=([.E41]-[.C41])/[.C41]" office:value-type="percentage" office:value="0" calcext:value-type="percentage">
            <text:p>0.00%</text:p>
          </table:table-cell>
          <table:table-cell table:formula="of:=([.E41]-[.D41])/[.D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1" calcext:value-type="float">
            <text:p>191</text:p>
          </table:table-cell>
          <table:table-cell table:formula="of:=([.E42]-[.A42])/[.A42]" office:value-type="percentage" office:value="0" calcext:value-type="percentage">
            <text:p>0.00%</text:p>
          </table:table-cell>
          <table:table-cell table:formula="of:=([.E42]-[.B42])/[.B42]" office:value-type="percentage" office:value="0" calcext:value-type="percentage">
            <text:p>0.00%</text:p>
          </table:table-cell>
          <table:table-cell table:formula="of:=([.E42]-[.C42])/[.C42]" office:value-type="percentage" office:value="0" calcext:value-type="percentage">
            <text:p>0.00%</text:p>
          </table:table-cell>
          <table:table-cell table:formula="of:=([.E42]-[.D42])/[.D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5" calcext:value-type="float">
            <text:p>195</text:p>
          </table:table-cell>
          <table:table-cell table:formula="of:=([.E43]-[.A43])/[.A43]" office:value-type="percentage" office:value="0" calcext:value-type="percentage">
            <text:p>0.00%</text:p>
          </table:table-cell>
          <table:table-cell table:formula="of:=([.E43]-[.B43])/[.B43]" office:value-type="percentage" office:value="0" calcext:value-type="percentage">
            <text:p>0.00%</text:p>
          </table:table-cell>
          <table:table-cell table:formula="of:=([.E43]-[.C43])/[.C43]" office:value-type="percentage" office:value="0" calcext:value-type="percentage">
            <text:p>0.00%</text:p>
          </table:table-cell>
          <table:table-cell table:formula="of:=([.E43]-[.D43])/[.D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6" calcext:value-type="float">
            <text:p>196</text:p>
          </table:table-cell>
          <table:table-cell table:formula="of:=([.E44]-[.A44])/[.A44]" office:value-type="percentage" office:value="0" calcext:value-type="percentage">
            <text:p>0.00%</text:p>
          </table:table-cell>
          <table:table-cell table:formula="of:=([.E44]-[.B44])/[.B44]" office:value-type="percentage" office:value="0" calcext:value-type="percentage">
            <text:p>0.00%</text:p>
          </table:table-cell>
          <table:table-cell table:formula="of:=([.E44]-[.C44])/[.C44]" office:value-type="percentage" office:value="0" calcext:value-type="percentage">
            <text:p>0.00%</text:p>
          </table:table-cell>
          <table:table-cell table:formula="of:=([.E44]-[.D44])/[.D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5]-[.A45])/[.A45]" office:value-type="percentage" office:value="0" calcext:value-type="percentage">
            <text:p>0.00%</text:p>
          </table:table-cell>
          <table:table-cell table:formula="of:=([.E45]-[.B45])/[.B45]" office:value-type="percentage" office:value="0" calcext:value-type="percentage">
            <text:p>0.00%</text:p>
          </table:table-cell>
          <table:table-cell table:formula="of:=([.E45]-[.C45])/[.C45]" office:value-type="percentage" office:value="0" calcext:value-type="percentage">
            <text:p>0.00%</text:p>
          </table:table-cell>
          <table:table-cell table:formula="of:=([.E45]-[.D45])/[.D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6]-[.A46])/[.A46]" office:value-type="percentage" office:value="0" calcext:value-type="percentage">
            <text:p>0.00%</text:p>
          </table:table-cell>
          <table:table-cell table:formula="of:=([.E46]-[.B46])/[.B46]" office:value-type="percentage" office:value="0" calcext:value-type="percentage">
            <text:p>0.00%</text:p>
          </table:table-cell>
          <table:table-cell table:formula="of:=([.E46]-[.C46])/[.C46]" office:value-type="percentage" office:value="0" calcext:value-type="percentage">
            <text:p>0.00%</text:p>
          </table:table-cell>
          <table:table-cell table:formula="of:=([.E46]-[.D46])/[.D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7]-[.A47])/[.A47]" office:value-type="percentage" office:value="0" calcext:value-type="percentage">
            <text:p>0.00%</text:p>
          </table:table-cell>
          <table:table-cell table:formula="of:=([.E47]-[.B47])/[.B47]" office:value-type="percentage" office:value="0" calcext:value-type="percentage">
            <text:p>0.00%</text:p>
          </table:table-cell>
          <table:table-cell table:formula="of:=([.E47]-[.C47])/[.C47]" office:value-type="percentage" office:value="0" calcext:value-type="percentage">
            <text:p>0.00%</text:p>
          </table:table-cell>
          <table:table-cell table:formula="of:=([.E47]-[.D47])/[.D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9" calcext:value-type="float">
            <text:p>199</text:p>
          </table:table-cell>
          <table:table-cell table:formula="of:=([.E48]-[.A48])/[.A48]" office:value-type="percentage" office:value="0" calcext:value-type="percentage">
            <text:p>0.00%</text:p>
          </table:table-cell>
          <table:table-cell table:formula="of:=([.E48]-[.B48])/[.B48]" office:value-type="percentage" office:value="0" calcext:value-type="percentage">
            <text:p>0.00%</text:p>
          </table:table-cell>
          <table:table-cell table:formula="of:=([.E48]-[.C48])/[.C48]" office:value-type="percentage" office:value="0" calcext:value-type="percentage">
            <text:p>0.00%</text:p>
          </table:table-cell>
          <table:table-cell table:formula="of:=([.E48]-[.D48])/[.D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1" calcext:value-type="float">
            <text:p>201</text:p>
          </table:table-cell>
          <table:table-cell table:formula="of:=([.E49]-[.A49])/[.A49]" office:value-type="percentage" office:value="0" calcext:value-type="percentage">
            <text:p>0.00%</text:p>
          </table:table-cell>
          <table:table-cell table:formula="of:=([.E49]-[.B49])/[.B49]" office:value-type="percentage" office:value="0" calcext:value-type="percentage">
            <text:p>0.00%</text:p>
          </table:table-cell>
          <table:table-cell table:formula="of:=([.E49]-[.C49])/[.C49]" office:value-type="percentage" office:value="0" calcext:value-type="percentage">
            <text:p>0.00%</text:p>
          </table:table-cell>
          <table:table-cell table:formula="of:=([.E49]-[.D49])/[.D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2" calcext:value-type="float">
            <text:p>202</text:p>
          </table:table-cell>
          <table:table-cell table:formula="of:=([.E50]-[.A50])/[.A50]" office:value-type="percentage" office:value="0" calcext:value-type="percentage">
            <text:p>0.00%</text:p>
          </table:table-cell>
          <table:table-cell table:formula="of:=([.E50]-[.B50])/[.B50]" office:value-type="percentage" office:value="0" calcext:value-type="percentage">
            <text:p>0.00%</text:p>
          </table:table-cell>
          <table:table-cell table:formula="of:=([.E50]-[.C50])/[.C50]" office:value-type="percentage" office:value="0" calcext:value-type="percentage">
            <text:p>0.00%</text:p>
          </table:table-cell>
          <table:table-cell table:formula="of:=([.E50]-[.D50])/[.D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3" calcext:value-type="float">
            <text:p>203</text:p>
          </table:table-cell>
          <table:table-cell table:formula="of:=([.E51]-[.A51])/[.A51]" office:value-type="percentage" office:value="0" calcext:value-type="percentage">
            <text:p>0.00%</text:p>
          </table:table-cell>
          <table:table-cell table:formula="of:=([.E51]-[.B51])/[.B51]" office:value-type="percentage" office:value="0" calcext:value-type="percentage">
            <text:p>0.00%</text:p>
          </table:table-cell>
          <table:table-cell table:formula="of:=([.E51]-[.C51])/[.C51]" office:value-type="percentage" office:value="0" calcext:value-type="percentage">
            <text:p>0.00%</text:p>
          </table:table-cell>
          <table:table-cell table:formula="of:=([.E51]-[.D51])/[.D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5" calcext:value-type="float">
            <text:p>205</text:p>
          </table:table-cell>
          <table:table-cell table:formula="of:=([.E52]-[.A52])/[.A52]" office:value-type="percentage" office:value="0" calcext:value-type="percentage">
            <text:p>0.00%</text:p>
          </table:table-cell>
          <table:table-cell table:formula="of:=([.E52]-[.B52])/[.B52]" office:value-type="percentage" office:value="0" calcext:value-type="percentage">
            <text:p>0.00%</text:p>
          </table:table-cell>
          <table:table-cell table:formula="of:=([.E52]-[.C52])/[.C52]" office:value-type="percentage" office:value="0" calcext:value-type="percentage">
            <text:p>0.00%</text:p>
          </table:table-cell>
          <table:table-cell table:formula="of:=([.E52]-[.D52])/[.D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7" calcext:value-type="float">
            <text:p>207</text:p>
          </table:table-cell>
          <table:table-cell table:formula="of:=([.E53]-[.A53])/[.A53]" office:value-type="percentage" office:value="0" calcext:value-type="percentage">
            <text:p>0.00%</text:p>
          </table:table-cell>
          <table:table-cell table:formula="of:=([.E53]-[.B53])/[.B53]" office:value-type="percentage" office:value="0" calcext:value-type="percentage">
            <text:p>0.00%</text:p>
          </table:table-cell>
          <table:table-cell table:formula="of:=([.E53]-[.C53])/[.C53]" office:value-type="percentage" office:value="0" calcext:value-type="percentage">
            <text:p>0.00%</text:p>
          </table:table-cell>
          <table:table-cell table:formula="of:=([.E53]-[.D53])/[.D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7" calcext:value-type="float">
            <text:p>207</text:p>
          </table:table-cell>
          <table:table-cell table:formula="of:=([.E54]-[.A54])/[.A54]" office:value-type="percentage" office:value="0" calcext:value-type="percentage">
            <text:p>0.00%</text:p>
          </table:table-cell>
          <table:table-cell table:formula="of:=([.E54]-[.B54])/[.B54]" office:value-type="percentage" office:value="0" calcext:value-type="percentage">
            <text:p>0.00%</text:p>
          </table:table-cell>
          <table:table-cell table:formula="of:=([.E54]-[.C54])/[.C54]" office:value-type="percentage" office:value="0" calcext:value-type="percentage">
            <text:p>0.00%</text:p>
          </table:table-cell>
          <table:table-cell table:formula="of:=([.E54]-[.D54])/[.D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.2" calcext:value-type="float">
            <text:p>207.2</text:p>
          </table:table-cell>
          <table:table-cell office:value-type="float" office:value="207.5" calcext:value-type="float">
            <text:p>207.5</text:p>
          </table:table-cell>
          <table:table-cell office:value-type="float" office:value="207.2" calcext:value-type="float">
            <text:p>207.2</text:p>
          </table:table-cell>
          <table:table-cell office:value-type="float" office:value="208" calcext:value-type="float">
            <text:p>208</text:p>
          </table:table-cell>
          <table:table-cell table:formula="of:=([.E55]-[.A55])/[.A55]" office:value-type="percentage" office:value="0.00483091787439613" calcext:value-type="percentage">
            <text:p>0.48%</text:p>
          </table:table-cell>
          <table:table-cell table:formula="of:=([.E55]-[.B55])/[.B55]" office:value-type="percentage" office:value="0.00386100386100392" calcext:value-type="percentage">
            <text:p>0.39%</text:p>
          </table:table-cell>
          <table:table-cell table:formula="of:=([.E55]-[.C55])/[.C55]" office:value-type="percentage" office:value="0.00240963855421687" calcext:value-type="percentage">
            <text:p>0.24%</text:p>
          </table:table-cell>
          <table:table-cell table:formula="of:=([.E55]-[.D55])/[.D55]" office:value-type="percentage" office:value="0.00386100386100392" calcext:value-type="percentage">
            <text:p>0.39%</text:p>
          </table:table-cell>
        </table:table-row>
        <table:table-row table:style-name="ro1">
          <table:table-cell table:number-columns-repeated="5" office:value-type="float" office:value="208" calcext:value-type="float">
            <text:p>208</text:p>
          </table:table-cell>
          <table:table-cell table:formula="of:=([.E56]-[.A56])/[.A56]" office:value-type="percentage" office:value="0" calcext:value-type="percentage">
            <text:p>0.00%</text:p>
          </table:table-cell>
          <table:table-cell table:formula="of:=([.E56]-[.B56])/[.B56]" office:value-type="percentage" office:value="0" calcext:value-type="percentage">
            <text:p>0.00%</text:p>
          </table:table-cell>
          <table:table-cell table:formula="of:=([.E56]-[.C56])/[.C56]" office:value-type="percentage" office:value="0" calcext:value-type="percentage">
            <text:p>0.00%</text:p>
          </table:table-cell>
          <table:table-cell table:formula="of:=([.E56]-[.D56])/[.D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1" calcext:value-type="float">
            <text:p>211</text:p>
          </table:table-cell>
          <table:table-cell table:formula="of:=([.E57]-[.A57])/[.A57]" office:value-type="percentage" office:value="0" calcext:value-type="percentage">
            <text:p>0.00%</text:p>
          </table:table-cell>
          <table:table-cell table:formula="of:=([.E57]-[.B57])/[.B57]" office:value-type="percentage" office:value="0" calcext:value-type="percentage">
            <text:p>0.00%</text:p>
          </table:table-cell>
          <table:table-cell table:formula="of:=([.E57]-[.C57])/[.C57]" office:value-type="percentage" office:value="0" calcext:value-type="percentage">
            <text:p>0.00%</text:p>
          </table:table-cell>
          <table:table-cell table:formula="of:=([.E57]-[.D57])/[.D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1" calcext:value-type="float">
            <text:p>211</text:p>
          </table:table-cell>
          <table:table-cell table:formula="of:=([.E58]-[.A58])/[.A58]" office:value-type="percentage" office:value="0" calcext:value-type="percentage">
            <text:p>0.00%</text:p>
          </table:table-cell>
          <table:table-cell table:formula="of:=([.E58]-[.B58])/[.B58]" office:value-type="percentage" office:value="0" calcext:value-type="percentage">
            <text:p>0.00%</text:p>
          </table:table-cell>
          <table:table-cell table:formula="of:=([.E58]-[.C58])/[.C58]" office:value-type="percentage" office:value="0" calcext:value-type="percentage">
            <text:p>0.00%</text:p>
          </table:table-cell>
          <table:table-cell table:formula="of:=([.E58]-[.D58])/[.D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2" calcext:value-type="float">
            <text:p>212</text:p>
          </table:table-cell>
          <table:table-cell table:formula="of:=([.E59]-[.A59])/[.A59]" office:value-type="percentage" office:value="0" calcext:value-type="percentage">
            <text:p>0.00%</text:p>
          </table:table-cell>
          <table:table-cell table:formula="of:=([.E59]-[.B59])/[.B59]" office:value-type="percentage" office:value="0" calcext:value-type="percentage">
            <text:p>0.00%</text:p>
          </table:table-cell>
          <table:table-cell table:formula="of:=([.E59]-[.C59])/[.C59]" office:value-type="percentage" office:value="0" calcext:value-type="percentage">
            <text:p>0.00%</text:p>
          </table:table-cell>
          <table:table-cell table:formula="of:=([.E59]-[.D59])/[.D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3" calcext:value-type="float">
            <text:p>213</text:p>
          </table:table-cell>
          <table:table-cell table:formula="of:=([.E60]-[.A60])/[.A60]" office:value-type="percentage" office:value="0" calcext:value-type="percentage">
            <text:p>0.00%</text:p>
          </table:table-cell>
          <table:table-cell table:formula="of:=([.E60]-[.B60])/[.B60]" office:value-type="percentage" office:value="0" calcext:value-type="percentage">
            <text:p>0.00%</text:p>
          </table:table-cell>
          <table:table-cell table:formula="of:=([.E60]-[.C60])/[.C60]" office:value-type="percentage" office:value="0" calcext:value-type="percentage">
            <text:p>0.00%</text:p>
          </table:table-cell>
          <table:table-cell table:formula="of:=([.E60]-[.D60])/[.D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4" calcext:value-type="float">
            <text:p>214</text:p>
          </table:table-cell>
          <table:table-cell table:formula="of:=([.E61]-[.A61])/[.A61]" office:value-type="percentage" office:value="0" calcext:value-type="percentage">
            <text:p>0.00%</text:p>
          </table:table-cell>
          <table:table-cell table:formula="of:=([.E61]-[.B61])/[.B61]" office:value-type="percentage" office:value="0" calcext:value-type="percentage">
            <text:p>0.00%</text:p>
          </table:table-cell>
          <table:table-cell table:formula="of:=([.E61]-[.C61])/[.C61]" office:value-type="percentage" office:value="0" calcext:value-type="percentage">
            <text:p>0.00%</text:p>
          </table:table-cell>
          <table:table-cell table:formula="of:=([.E61]-[.D61])/[.D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5" calcext:value-type="float">
            <text:p>215</text:p>
          </table:table-cell>
          <table:table-cell table:formula="of:=([.E62]-[.A62])/[.A62]" office:value-type="percentage" office:value="0" calcext:value-type="percentage">
            <text:p>0.00%</text:p>
          </table:table-cell>
          <table:table-cell table:formula="of:=([.E62]-[.B62])/[.B62]" office:value-type="percentage" office:value="0" calcext:value-type="percentage">
            <text:p>0.00%</text:p>
          </table:table-cell>
          <table:table-cell table:formula="of:=([.E62]-[.C62])/[.C62]" office:value-type="percentage" office:value="0" calcext:value-type="percentage">
            <text:p>0.00%</text:p>
          </table:table-cell>
          <table:table-cell table:formula="of:=([.E62]-[.D62])/[.D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6" calcext:value-type="float">
            <text:p>216</text:p>
          </table:table-cell>
          <table:table-cell table:formula="of:=([.E63]-[.A63])/[.A63]" office:value-type="percentage" office:value="0" calcext:value-type="percentage">
            <text:p>0.00%</text:p>
          </table:table-cell>
          <table:table-cell table:formula="of:=([.E63]-[.B63])/[.B63]" office:value-type="percentage" office:value="0" calcext:value-type="percentage">
            <text:p>0.00%</text:p>
          </table:table-cell>
          <table:table-cell table:formula="of:=([.E63]-[.C63])/[.C63]" office:value-type="percentage" office:value="0" calcext:value-type="percentage">
            <text:p>0.00%</text:p>
          </table:table-cell>
          <table:table-cell table:formula="of:=([.E63]-[.D63])/[.D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7" calcext:value-type="float">
            <text:p>217</text:p>
          </table:table-cell>
          <table:table-cell table:formula="of:=([.E64]-[.A64])/[.A64]" office:value-type="percentage" office:value="0" calcext:value-type="percentage">
            <text:p>0.00%</text:p>
          </table:table-cell>
          <table:table-cell table:formula="of:=([.E64]-[.B64])/[.B64]" office:value-type="percentage" office:value="0" calcext:value-type="percentage">
            <text:p>0.00%</text:p>
          </table:table-cell>
          <table:table-cell table:formula="of:=([.E64]-[.C64])/[.C64]" office:value-type="percentage" office:value="0" calcext:value-type="percentage">
            <text:p>0.00%</text:p>
          </table:table-cell>
          <table:table-cell table:formula="of:=([.E64]-[.D64])/[.D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7" calcext:value-type="float">
            <text:p>217</text:p>
          </table:table-cell>
          <table:table-cell table:formula="of:=([.E65]-[.A65])/[.A65]" office:value-type="percentage" office:value="0" calcext:value-type="percentage">
            <text:p>0.00%</text:p>
          </table:table-cell>
          <table:table-cell table:formula="of:=([.E65]-[.B65])/[.B65]" office:value-type="percentage" office:value="0" calcext:value-type="percentage">
            <text:p>0.00%</text:p>
          </table:table-cell>
          <table:table-cell table:formula="of:=([.E65]-[.C65])/[.C65]" office:value-type="percentage" office:value="0" calcext:value-type="percentage">
            <text:p>0.00%</text:p>
          </table:table-cell>
          <table:table-cell table:formula="of:=([.E65]-[.D65])/[.D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180.9" calcext:value-type="float">
            <text:p>180.9</text:p>
          </table:table-cell>
          <table:table-cell table:number-columns-repeated="2" office:value-type="float" office:value="181" calcext:value-type="float">
            <text:p>181</text:p>
          </table:table-cell>
          <table:table-cell table:formula="of:=([.E66]-[.A66])/[.A66]" office:value-type="percentage" office:value="0.000552791597567686" calcext:value-type="percentage">
            <text:p>0.06%</text:p>
          </table:table-cell>
          <table:table-cell table:formula="of:=([.E66]-[.B66])/[.B66]" office:value-type="percentage" office:value="0.000552791597567686" calcext:value-type="percentage">
            <text:p>0.06%</text:p>
          </table:table-cell>
          <table:table-cell table:formula="of:=([.E66]-[.C66])/[.C66]" office:value-type="percentage" office:value="0.000552791597567686" calcext:value-type="percentage">
            <text:p>0.06%</text:p>
          </table:table-cell>
          <table:table-cell table:formula="of:=([.E66]-[.D66])/[.D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8" calcext:value-type="float">
            <text:p>218</text:p>
          </table:table-cell>
          <table:table-cell table:formula="of:=([.E67]-[.A67])/[.A67]" office:value-type="percentage" office:value="0" calcext:value-type="percentage">
            <text:p>0.00%</text:p>
          </table:table-cell>
          <table:table-cell table:formula="of:=([.E67]-[.B67])/[.B67]" office:value-type="percentage" office:value="0" calcext:value-type="percentage">
            <text:p>0.00%</text:p>
          </table:table-cell>
          <table:table-cell table:formula="of:=([.E67]-[.C67])/[.C67]" office:value-type="percentage" office:value="0" calcext:value-type="percentage">
            <text:p>0.00%</text:p>
          </table:table-cell>
          <table:table-cell table:formula="of:=([.E67]-[.D67])/[.D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9" calcext:value-type="float">
            <text:p>219</text:p>
          </table:table-cell>
          <table:table-cell table:formula="of:=([.E68]-[.A68])/[.A68]" office:value-type="percentage" office:value="0" calcext:value-type="percentage">
            <text:p>0.00%</text:p>
          </table:table-cell>
          <table:table-cell table:formula="of:=([.E68]-[.B68])/[.B68]" office:value-type="percentage" office:value="0" calcext:value-type="percentage">
            <text:p>0.00%</text:p>
          </table:table-cell>
          <table:table-cell table:formula="of:=([.E68]-[.C68])/[.C68]" office:value-type="percentage" office:value="0" calcext:value-type="percentage">
            <text:p>0.00%</text:p>
          </table:table-cell>
          <table:table-cell table:formula="of:=([.E68]-[.D68])/[.D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formula="of:=([.E69]-[.A69])/[.A69]" office:value-type="percentage" office:value="0" calcext:value-type="percentage">
            <text:p>0.00%</text:p>
          </table:table-cell>
          <table:table-cell table:formula="of:=([.E69]-[.B69])/[.B69]" office:value-type="percentage" office:value="0" calcext:value-type="percentage">
            <text:p>0.00%</text:p>
          </table:table-cell>
          <table:table-cell table:formula="of:=([.E69]-[.C69])/[.C69]" office:value-type="percentage" office:value="0" calcext:value-type="percentage">
            <text:p>0.00%</text:p>
          </table:table-cell>
          <table:table-cell table:formula="of:=([.E69]-[.D69])/[.D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formula="of:=([.E70]-[.A70])/[.A70]" office:value-type="percentage" office:value="0" calcext:value-type="percentage">
            <text:p>0.00%</text:p>
          </table:table-cell>
          <table:table-cell table:formula="of:=([.E70]-[.B70])/[.B70]" office:value-type="percentage" office:value="0" calcext:value-type="percentage">
            <text:p>0.00%</text:p>
          </table:table-cell>
          <table:table-cell table:formula="of:=([.E70]-[.C70])/[.C70]" office:value-type="percentage" office:value="0" calcext:value-type="percentage">
            <text:p>0.00%</text:p>
          </table:table-cell>
          <table:table-cell table:formula="of:=([.E70]-[.D70])/[.D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2" calcext:value-type="float">
            <text:p>222</text:p>
          </table:table-cell>
          <table:table-cell table:formula="of:=([.E71]-[.A71])/[.A71]" office:value-type="percentage" office:value="0" calcext:value-type="percentage">
            <text:p>0.00%</text:p>
          </table:table-cell>
          <table:table-cell table:formula="of:=([.E71]-[.B71])/[.B71]" office:value-type="percentage" office:value="0" calcext:value-type="percentage">
            <text:p>0.00%</text:p>
          </table:table-cell>
          <table:table-cell table:formula="of:=([.E71]-[.C71])/[.C71]" office:value-type="percentage" office:value="0" calcext:value-type="percentage">
            <text:p>0.00%</text:p>
          </table:table-cell>
          <table:table-cell table:formula="of:=([.E71]-[.D71])/[.D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3" calcext:value-type="float">
            <text:p>223</text:p>
          </table:table-cell>
          <table:table-cell table:formula="of:=([.E72]-[.A72])/[.A72]" office:value-type="percentage" office:value="0" calcext:value-type="percentage">
            <text:p>0.00%</text:p>
          </table:table-cell>
          <table:table-cell table:formula="of:=([.E72]-[.B72])/[.B72]" office:value-type="percentage" office:value="0" calcext:value-type="percentage">
            <text:p>0.00%</text:p>
          </table:table-cell>
          <table:table-cell table:formula="of:=([.E72]-[.C72])/[.C72]" office:value-type="percentage" office:value="0" calcext:value-type="percentage">
            <text:p>0.00%</text:p>
          </table:table-cell>
          <table:table-cell table:formula="of:=([.E72]-[.D72])/[.D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3" calcext:value-type="float">
            <text:p>223</text:p>
          </table:table-cell>
          <table:table-cell table:formula="of:=([.E73]-[.A73])/[.A73]" office:value-type="percentage" office:value="0" calcext:value-type="percentage">
            <text:p>0.00%</text:p>
          </table:table-cell>
          <table:table-cell table:formula="of:=([.E73]-[.B73])/[.B73]" office:value-type="percentage" office:value="0" calcext:value-type="percentage">
            <text:p>0.00%</text:p>
          </table:table-cell>
          <table:table-cell table:formula="of:=([.E73]-[.C73])/[.C73]" office:value-type="percentage" office:value="0" calcext:value-type="percentage">
            <text:p>0.00%</text:p>
          </table:table-cell>
          <table:table-cell table:formula="of:=([.E73]-[.D73])/[.D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5" calcext:value-type="float">
            <text:p>225</text:p>
          </table:table-cell>
          <table:table-cell table:formula="of:=([.E74]-[.A74])/[.A74]" office:value-type="percentage" office:value="0" calcext:value-type="percentage">
            <text:p>0.00%</text:p>
          </table:table-cell>
          <table:table-cell table:formula="of:=([.E74]-[.B74])/[.B74]" office:value-type="percentage" office:value="0" calcext:value-type="percentage">
            <text:p>0.00%</text:p>
          </table:table-cell>
          <table:table-cell table:formula="of:=([.E74]-[.C74])/[.C74]" office:value-type="percentage" office:value="0" calcext:value-type="percentage">
            <text:p>0.00%</text:p>
          </table:table-cell>
          <table:table-cell table:formula="of:=([.E74]-[.D74])/[.D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6" calcext:value-type="float">
            <text:p>226</text:p>
          </table:table-cell>
          <table:table-cell table:formula="of:=([.E75]-[.A75])/[.A75]" office:value-type="percentage" office:value="0" calcext:value-type="percentage">
            <text:p>0.00%</text:p>
          </table:table-cell>
          <table:table-cell table:formula="of:=([.E75]-[.B75])/[.B75]" office:value-type="percentage" office:value="0" calcext:value-type="percentage">
            <text:p>0.00%</text:p>
          </table:table-cell>
          <table:table-cell table:formula="of:=([.E75]-[.C75])/[.C75]" office:value-type="percentage" office:value="0" calcext:value-type="percentage">
            <text:p>0.00%</text:p>
          </table:table-cell>
          <table:table-cell table:formula="of:=([.E75]-[.D75])/[.D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6" calcext:value-type="float">
            <text:p>226</text:p>
          </table:table-cell>
          <table:table-cell table:formula="of:=([.E76]-[.A76])/[.A76]" office:value-type="percentage" office:value="0" calcext:value-type="percentage">
            <text:p>0.00%</text:p>
          </table:table-cell>
          <table:table-cell table:formula="of:=([.E76]-[.B76])/[.B76]" office:value-type="percentage" office:value="0" calcext:value-type="percentage">
            <text:p>0.00%</text:p>
          </table:table-cell>
          <table:table-cell table:formula="of:=([.E76]-[.C76])/[.C76]" office:value-type="percentage" office:value="0" calcext:value-type="percentage">
            <text:p>0.00%</text:p>
          </table:table-cell>
          <table:table-cell table:formula="of:=([.E76]-[.D76])/[.D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9" calcext:value-type="float">
            <text:p>229</text:p>
          </table:table-cell>
          <table:table-cell table:formula="of:=([.E77]-[.A77])/[.A77]" office:value-type="percentage" office:value="0" calcext:value-type="percentage">
            <text:p>0.00%</text:p>
          </table:table-cell>
          <table:table-cell table:formula="of:=([.E77]-[.B77])/[.B77]" office:value-type="percentage" office:value="0" calcext:value-type="percentage">
            <text:p>0.00%</text:p>
          </table:table-cell>
          <table:table-cell table:formula="of:=([.E77]-[.C77])/[.C77]" office:value-type="percentage" office:value="0" calcext:value-type="percentage">
            <text:p>0.00%</text:p>
          </table:table-cell>
          <table:table-cell table:formula="of:=([.E77]-[.D77])/[.D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43" calcext:value-type="float">
            <text:p>243</text:p>
          </table:table-cell>
          <table:table-cell table:formula="of:=([.E78]-[.A78])/[.A78]" office:value-type="percentage" office:value="0" calcext:value-type="percentage">
            <text:p>0.00%</text:p>
          </table:table-cell>
          <table:table-cell table:formula="of:=([.E78]-[.B78])/[.B78]" office:value-type="percentage" office:value="0" calcext:value-type="percentage">
            <text:p>0.00%</text:p>
          </table:table-cell>
          <table:table-cell table:formula="of:=([.E78]-[.C78])/[.C78]" office:value-type="percentage" office:value="0" calcext:value-type="percentage">
            <text:p>0.00%</text:p>
          </table:table-cell>
          <table:table-cell table:formula="of:=([.E78]-[.D78])/[.D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46" calcext:value-type="float">
            <text:p>246</text:p>
          </table:table-cell>
          <table:table-cell table:formula="of:=([.E79]-[.A79])/[.A79]" office:value-type="percentage" office:value="0" calcext:value-type="percentage">
            <text:p>0.00%</text:p>
          </table:table-cell>
          <table:table-cell table:formula="of:=([.E79]-[.B79])/[.B79]" office:value-type="percentage" office:value="0" calcext:value-type="percentage">
            <text:p>0.00%</text:p>
          </table:table-cell>
          <table:table-cell table:formula="of:=([.E79]-[.C79])/[.C79]" office:value-type="percentage" office:value="0" calcext:value-type="percentage">
            <text:p>0.00%</text:p>
          </table:table-cell>
          <table:table-cell table:formula="of:=([.E79]-[.D79])/[.D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47" calcext:value-type="float">
            <text:p>247</text:p>
          </table:table-cell>
          <table:table-cell table:formula="of:=([.E80]-[.A80])/[.A80]" office:value-type="percentage" office:value="0" calcext:value-type="percentage">
            <text:p>0.00%</text:p>
          </table:table-cell>
          <table:table-cell table:formula="of:=([.E80]-[.B80])/[.B80]" office:value-type="percentage" office:value="0" calcext:value-type="percentage">
            <text:p>0.00%</text:p>
          </table:table-cell>
          <table:table-cell table:formula="of:=([.E80]-[.C80])/[.C80]" office:value-type="percentage" office:value="0" calcext:value-type="percentage">
            <text:p>0.00%</text:p>
          </table:table-cell>
          <table:table-cell table:formula="of:=([.E80]-[.D80])/[.D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50" calcext:value-type="float">
            <text:p>250</text:p>
          </table:table-cell>
          <table:table-cell table:formula="of:=([.E81]-[.A81])/[.A81]" office:value-type="percentage" office:value="0" calcext:value-type="percentage">
            <text:p>0.00%</text:p>
          </table:table-cell>
          <table:table-cell table:formula="of:=([.E81]-[.B81])/[.B81]" office:value-type="percentage" office:value="0" calcext:value-type="percentage">
            <text:p>0.00%</text:p>
          </table:table-cell>
          <table:table-cell table:formula="of:=([.E81]-[.C81])/[.C81]" office:value-type="percentage" office:value="0" calcext:value-type="percentage">
            <text:p>0.00%</text:p>
          </table:table-cell>
          <table:table-cell table:formula="of:=([.E81]-[.D81])/[.D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62" calcext:value-type="float">
            <text:p>262</text:p>
          </table:table-cell>
          <table:table-cell table:formula="of:=([.E82]-[.A82])/[.A82]" office:value-type="percentage" office:value="0" calcext:value-type="percentage">
            <text:p>0.00%</text:p>
          </table:table-cell>
          <table:table-cell table:formula="of:=([.E82]-[.B82])/[.B82]" office:value-type="percentage" office:value="0" calcext:value-type="percentage">
            <text:p>0.00%</text:p>
          </table:table-cell>
          <table:table-cell table:formula="of:=([.E82]-[.C82])/[.C82]" office:value-type="percentage" office:value="0" calcext:value-type="percentage">
            <text:p>0.00%</text:p>
          </table:table-cell>
          <table:table-cell table:formula="of:=([.E82]-[.D82])/[.D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78" calcext:value-type="float">
            <text:p>278</text:p>
          </table:table-cell>
          <table:table-cell table:formula="of:=([.E83]-[.A83])/[.A83]" office:value-type="percentage" office:value="0" calcext:value-type="percentage">
            <text:p>0.00%</text:p>
          </table:table-cell>
          <table:table-cell table:formula="of:=([.E83]-[.B83])/[.B83]" office:value-type="percentage" office:value="0" calcext:value-type="percentage">
            <text:p>0.00%</text:p>
          </table:table-cell>
          <table:table-cell table:formula="of:=([.E83]-[.C83])/[.C83]" office:value-type="percentage" office:value="0" calcext:value-type="percentage">
            <text:p>0.00%</text:p>
          </table:table-cell>
          <table:table-cell table:formula="of:=([.E83]-[.D83])/[.D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87" calcext:value-type="float">
            <text:p>287</text:p>
          </table:table-cell>
          <table:table-cell table:formula="of:=([.E84]-[.A84])/[.A84]" office:value-type="percentage" office:value="0" calcext:value-type="percentage">
            <text:p>0.00%</text:p>
          </table:table-cell>
          <table:table-cell table:formula="of:=([.E84]-[.B84])/[.B84]" office:value-type="percentage" office:value="0" calcext:value-type="percentage">
            <text:p>0.00%</text:p>
          </table:table-cell>
          <table:table-cell table:formula="of:=([.E84]-[.C84])/[.C84]" office:value-type="percentage" office:value="0" calcext:value-type="percentage">
            <text:p>0.00%</text:p>
          </table:table-cell>
          <table:table-cell table:formula="of:=([.E84]-[.D84])/[.D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96" calcext:value-type="float">
            <text:p>296</text:p>
          </table:table-cell>
          <table:table-cell table:formula="of:=([.E85]-[.A85])/[.A85]" office:value-type="percentage" office:value="0" calcext:value-type="percentage">
            <text:p>0.00%</text:p>
          </table:table-cell>
          <table:table-cell table:formula="of:=([.E85]-[.B85])/[.B85]" office:value-type="percentage" office:value="0" calcext:value-type="percentage">
            <text:p>0.00%</text:p>
          </table:table-cell>
          <table:table-cell table:formula="of:=([.E85]-[.C85])/[.C85]" office:value-type="percentage" office:value="0" calcext:value-type="percentage">
            <text:p>0.00%</text:p>
          </table:table-cell>
          <table:table-cell table:formula="of:=([.E85]-[.D85])/[.D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99" calcext:value-type="float">
            <text:p>299</text:p>
          </table:table-cell>
          <table:table-cell table:formula="of:=([.E86]-[.A86])/[.A86]" office:value-type="percentage" office:value="0" calcext:value-type="percentage">
            <text:p>0.00%</text:p>
          </table:table-cell>
          <table:table-cell table:formula="of:=([.E86]-[.B86])/[.B86]" office:value-type="percentage" office:value="0" calcext:value-type="percentage">
            <text:p>0.00%</text:p>
          </table:table-cell>
          <table:table-cell table:formula="of:=([.E86]-[.C86])/[.C86]" office:value-type="percentage" office:value="0" calcext:value-type="percentage">
            <text:p>0.00%</text:p>
          </table:table-cell>
          <table:table-cell table:formula="of:=([.E86]-[.D86])/[.D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0" calcext:value-type="float">
            <text:p>300</text:p>
          </table:table-cell>
          <table:table-cell table:formula="of:=([.E87]-[.A87])/[.A87]" office:value-type="percentage" office:value="0" calcext:value-type="percentage">
            <text:p>0.00%</text:p>
          </table:table-cell>
          <table:table-cell table:formula="of:=([.E87]-[.B87])/[.B87]" office:value-type="percentage" office:value="0" calcext:value-type="percentage">
            <text:p>0.00%</text:p>
          </table:table-cell>
          <table:table-cell table:formula="of:=([.E87]-[.C87])/[.C87]" office:value-type="percentage" office:value="0" calcext:value-type="percentage">
            <text:p>0.00%</text:p>
          </table:table-cell>
          <table:table-cell table:formula="of:=([.E87]-[.D87])/[.D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1" calcext:value-type="float">
            <text:p>301</text:p>
          </table:table-cell>
          <table:table-cell table:formula="of:=([.E88]-[.A88])/[.A88]" office:value-type="percentage" office:value="0" calcext:value-type="percentage">
            <text:p>0.00%</text:p>
          </table:table-cell>
          <table:table-cell table:formula="of:=([.E88]-[.B88])/[.B88]" office:value-type="percentage" office:value="0" calcext:value-type="percentage">
            <text:p>0.00%</text:p>
          </table:table-cell>
          <table:table-cell table:formula="of:=([.E88]-[.C88])/[.C88]" office:value-type="percentage" office:value="0" calcext:value-type="percentage">
            <text:p>0.00%</text:p>
          </table:table-cell>
          <table:table-cell table:formula="of:=([.E88]-[.D88])/[.D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4" calcext:value-type="float">
            <text:p>304</text:p>
          </table:table-cell>
          <table:table-cell table:formula="of:=([.E89]-[.A89])/[.A89]" office:value-type="percentage" office:value="0" calcext:value-type="percentage">
            <text:p>0.00%</text:p>
          </table:table-cell>
          <table:table-cell table:formula="of:=([.E89]-[.B89])/[.B89]" office:value-type="percentage" office:value="0" calcext:value-type="percentage">
            <text:p>0.00%</text:p>
          </table:table-cell>
          <table:table-cell table:formula="of:=([.E89]-[.C89])/[.C89]" office:value-type="percentage" office:value="0" calcext:value-type="percentage">
            <text:p>0.00%</text:p>
          </table:table-cell>
          <table:table-cell table:formula="of:=([.E89]-[.D89])/[.D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4" calcext:value-type="float">
            <text:p>304</text:p>
          </table:table-cell>
          <table:table-cell table:formula="of:=([.E90]-[.A90])/[.A90]" office:value-type="percentage" office:value="0" calcext:value-type="percentage">
            <text:p>0.00%</text:p>
          </table:table-cell>
          <table:table-cell table:formula="of:=([.E90]-[.B90])/[.B90]" office:value-type="percentage" office:value="0" calcext:value-type="percentage">
            <text:p>0.00%</text:p>
          </table:table-cell>
          <table:table-cell table:formula="of:=([.E90]-[.C90])/[.C90]" office:value-type="percentage" office:value="0" calcext:value-type="percentage">
            <text:p>0.00%</text:p>
          </table:table-cell>
          <table:table-cell table:formula="of:=([.E90]-[.D90])/[.D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4" calcext:value-type="float">
            <text:p>304</text:p>
          </table:table-cell>
          <table:table-cell table:formula="of:=([.E91]-[.A91])/[.A91]" office:value-type="percentage" office:value="0" calcext:value-type="percentage">
            <text:p>0.00%</text:p>
          </table:table-cell>
          <table:table-cell table:formula="of:=([.E91]-[.B91])/[.B91]" office:value-type="percentage" office:value="0" calcext:value-type="percentage">
            <text:p>0.00%</text:p>
          </table:table-cell>
          <table:table-cell table:formula="of:=([.E91]-[.C91])/[.C91]" office:value-type="percentage" office:value="0" calcext:value-type="percentage">
            <text:p>0.00%</text:p>
          </table:table-cell>
          <table:table-cell table:formula="of:=([.E91]-[.D91])/[.D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7" calcext:value-type="float">
            <text:p>307</text:p>
          </table:table-cell>
          <table:table-cell table:formula="of:=([.E92]-[.A92])/[.A92]" office:value-type="percentage" office:value="0" calcext:value-type="percentage">
            <text:p>0.00%</text:p>
          </table:table-cell>
          <table:table-cell table:formula="of:=([.E92]-[.B92])/[.B92]" office:value-type="percentage" office:value="0" calcext:value-type="percentage">
            <text:p>0.00%</text:p>
          </table:table-cell>
          <table:table-cell table:formula="of:=([.E92]-[.C92])/[.C92]" office:value-type="percentage" office:value="0" calcext:value-type="percentage">
            <text:p>0.00%</text:p>
          </table:table-cell>
          <table:table-cell table:formula="of:=([.E92]-[.D92])/[.D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8" calcext:value-type="float">
            <text:p>308</text:p>
          </table:table-cell>
          <table:table-cell table:formula="of:=([.E93]-[.A93])/[.A93]" office:value-type="percentage" office:value="0" calcext:value-type="percentage">
            <text:p>0.00%</text:p>
          </table:table-cell>
          <table:table-cell table:formula="of:=([.E93]-[.B93])/[.B93]" office:value-type="percentage" office:value="0" calcext:value-type="percentage">
            <text:p>0.00%</text:p>
          </table:table-cell>
          <table:table-cell table:formula="of:=([.E93]-[.C93])/[.C93]" office:value-type="percentage" office:value="0" calcext:value-type="percentage">
            <text:p>0.00%</text:p>
          </table:table-cell>
          <table:table-cell table:formula="of:=([.E93]-[.D93])/[.D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8" calcext:value-type="float">
            <text:p>308</text:p>
          </table:table-cell>
          <table:table-cell table:formula="of:=([.E94]-[.A94])/[.A94]" office:value-type="percentage" office:value="0" calcext:value-type="percentage">
            <text:p>0.00%</text:p>
          </table:table-cell>
          <table:table-cell table:formula="of:=([.E94]-[.B94])/[.B94]" office:value-type="percentage" office:value="0" calcext:value-type="percentage">
            <text:p>0.00%</text:p>
          </table:table-cell>
          <table:table-cell table:formula="of:=([.E94]-[.C94])/[.C94]" office:value-type="percentage" office:value="0" calcext:value-type="percentage">
            <text:p>0.00%</text:p>
          </table:table-cell>
          <table:table-cell table:formula="of:=([.E94]-[.D94])/[.D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307.2" calcext:value-type="float">
            <text:p>307.2</text:p>
          </table:table-cell>
          <table:table-cell office:value-type="float" office:value="306.2" calcext:value-type="float">
            <text:p>306.2</text:p>
          </table:table-cell>
          <table:table-cell office:value-type="float" office:value="306.5" calcext:value-type="float">
            <text:p>306.5</text:p>
          </table:table-cell>
          <table:table-cell office:value-type="float" office:value="308" calcext:value-type="float">
            <text:p>308</text:p>
          </table:table-cell>
          <table:table-cell table:formula="of:=([.E95]-[.A95])/[.A95]" office:value-type="percentage" office:value="0.00489396411092985" calcext:value-type="percentage">
            <text:p>0.49%</text:p>
          </table:table-cell>
          <table:table-cell table:formula="of:=([.E95]-[.B95])/[.B95]" office:value-type="percentage" office:value="0.0026041666666667" calcext:value-type="percentage">
            <text:p>0.26%</text:p>
          </table:table-cell>
          <table:table-cell table:formula="of:=([.E95]-[.C95])/[.C95]" office:value-type="percentage" office:value="0.0058785107772698" calcext:value-type="percentage">
            <text:p>0.59%</text:p>
          </table:table-cell>
          <table:table-cell table:formula="of:=([.E95]-[.D95])/[.D95]" office:value-type="percentage" office:value="0.00489396411092985" calcext:value-type="percentage">
            <text:p>0.49%</text:p>
          </table:table-cell>
        </table:table-row>
        <table:table-row table:style-name="ro1">
          <table:table-cell table:number-columns-repeated="5" office:value-type="float" office:value="310" calcext:value-type="float">
            <text:p>310</text:p>
          </table:table-cell>
          <table:table-cell table:formula="of:=([.E96]-[.A96])/[.A96]" office:value-type="percentage" office:value="0" calcext:value-type="percentage">
            <text:p>0.00%</text:p>
          </table:table-cell>
          <table:table-cell table:formula="of:=([.E96]-[.B96])/[.B96]" office:value-type="percentage" office:value="0" calcext:value-type="percentage">
            <text:p>0.00%</text:p>
          </table:table-cell>
          <table:table-cell table:formula="of:=([.E96]-[.C96])/[.C96]" office:value-type="percentage" office:value="0" calcext:value-type="percentage">
            <text:p>0.00%</text:p>
          </table:table-cell>
          <table:table-cell table:formula="of:=([.E96]-[.D96])/[.D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5" calcext:value-type="float">
            <text:p>315</text:p>
          </table:table-cell>
          <table:table-cell table:formula="of:=([.E97]-[.A97])/[.A97]" office:value-type="percentage" office:value="0" calcext:value-type="percentage">
            <text:p>0.00%</text:p>
          </table:table-cell>
          <table:table-cell table:formula="of:=([.E97]-[.B97])/[.B97]" office:value-type="percentage" office:value="0" calcext:value-type="percentage">
            <text:p>0.00%</text:p>
          </table:table-cell>
          <table:table-cell table:formula="of:=([.E97]-[.C97])/[.C97]" office:value-type="percentage" office:value="0" calcext:value-type="percentage">
            <text:p>0.00%</text:p>
          </table:table-cell>
          <table:table-cell table:formula="of:=([.E97]-[.D97])/[.D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80.9" calcext:value-type="float">
            <text:p>280.9</text:p>
          </table:table-cell>
          <table:table-cell office:value-type="float" office:value="280.8" calcext:value-type="float">
            <text:p>280.8</text:p>
          </table:table-cell>
          <table:table-cell office:value-type="float" office:value="281" calcext:value-type="float">
            <text:p>281</text:p>
          </table:table-cell>
          <table:table-cell table:formula="of:=([.E98]-[.A98])/[.A98]" office:value-type="percentage" office:value="0" calcext:value-type="percentage">
            <text:p>0.00%</text:p>
          </table:table-cell>
          <table:table-cell table:formula="of:=([.E98]-[.B98])/[.B98]" office:value-type="percentage" office:value="0.000355998576005777" calcext:value-type="percentage">
            <text:p>0.04%</text:p>
          </table:table-cell>
          <table:table-cell table:formula="of:=([.E98]-[.C98])/[.C98]" office:value-type="percentage" office:value="0.000355998576005777" calcext:value-type="percentage">
            <text:p>0.04%</text:p>
          </table:table-cell>
          <table:table-cell table:formula="of:=([.E98]-[.D98])/[.D98]" office:value-type="percentage" office:value="0.000712250712250672" calcext:value-type="percentage">
            <text:p>0.07%</text:p>
          </table:table-cell>
        </table:table-row>
        <table:table-row table:style-name="ro1">
          <table:table-cell table:number-columns-repeated="5" office:value-type="float" office:value="317" calcext:value-type="float">
            <text:p>317</text:p>
          </table:table-cell>
          <table:table-cell table:formula="of:=([.E99]-[.A99])/[.A99]" office:value-type="percentage" office:value="0" calcext:value-type="percentage">
            <text:p>0.00%</text:p>
          </table:table-cell>
          <table:table-cell table:formula="of:=([.E99]-[.B99])/[.B99]" office:value-type="percentage" office:value="0" calcext:value-type="percentage">
            <text:p>0.00%</text:p>
          </table:table-cell>
          <table:table-cell table:formula="of:=([.E99]-[.C99])/[.C99]" office:value-type="percentage" office:value="0" calcext:value-type="percentage">
            <text:p>0.00%</text:p>
          </table:table-cell>
          <table:table-cell table:formula="of:=([.E99]-[.D99])/[.D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7" calcext:value-type="float">
            <text:p>317</text:p>
          </table:table-cell>
          <table:table-cell table:formula="of:=([.E100]-[.A100])/[.A100]" office:value-type="percentage" office:value="0" calcext:value-type="percentage">
            <text:p>0.00%</text:p>
          </table:table-cell>
          <table:table-cell table:formula="of:=([.E100]-[.B100])/[.B100]" office:value-type="percentage" office:value="0" calcext:value-type="percentage">
            <text:p>0.00%</text:p>
          </table:table-cell>
          <table:table-cell table:formula="of:=([.E100]-[.C100])/[.C100]" office:value-type="percentage" office:value="0" calcext:value-type="percentage">
            <text:p>0.00%</text:p>
          </table:table-cell>
          <table:table-cell table:formula="of:=([.E100]-[.D100])/[.D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8" calcext:value-type="float">
            <text:p>318</text:p>
          </table:table-cell>
          <table:table-cell table:formula="of:=([.E101]-[.A101])/[.A101]" office:value-type="percentage" office:value="0" calcext:value-type="percentage">
            <text:p>0.00%</text:p>
          </table:table-cell>
          <table:table-cell table:formula="of:=([.E101]-[.B101])/[.B101]" office:value-type="percentage" office:value="0" calcext:value-type="percentage">
            <text:p>0.00%</text:p>
          </table:table-cell>
          <table:table-cell table:formula="of:=([.E101]-[.C101])/[.C101]" office:value-type="percentage" office:value="0" calcext:value-type="percentage">
            <text:p>0.00%</text:p>
          </table:table-cell>
          <table:table-cell table:formula="of:=([.E101]-[.D101])/[.D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9" calcext:value-type="float">
            <text:p>319</text:p>
          </table:table-cell>
          <table:table-cell table:formula="of:=([.E102]-[.A102])/[.A102]" office:value-type="percentage" office:value="0" calcext:value-type="percentage">
            <text:p>0.00%</text:p>
          </table:table-cell>
          <table:table-cell table:formula="of:=([.E102]-[.B102])/[.B102]" office:value-type="percentage" office:value="0" calcext:value-type="percentage">
            <text:p>0.00%</text:p>
          </table:table-cell>
          <table:table-cell table:formula="of:=([.E102]-[.C102])/[.C102]" office:value-type="percentage" office:value="0" calcext:value-type="percentage">
            <text:p>0.00%</text:p>
          </table:table-cell>
          <table:table-cell table:formula="of:=([.E102]-[.D102])/[.D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4" calcext:value-type="float">
            <text:p>324</text:p>
          </table:table-cell>
          <table:table-cell table:formula="of:=([.E103]-[.A103])/[.A103]" office:value-type="percentage" office:value="0" calcext:value-type="percentage">
            <text:p>0.00%</text:p>
          </table:table-cell>
          <table:table-cell table:formula="of:=([.E103]-[.B103])/[.B103]" office:value-type="percentage" office:value="0" calcext:value-type="percentage">
            <text:p>0.00%</text:p>
          </table:table-cell>
          <table:table-cell table:formula="of:=([.E103]-[.C103])/[.C103]" office:value-type="percentage" office:value="0" calcext:value-type="percentage">
            <text:p>0.00%</text:p>
          </table:table-cell>
          <table:table-cell table:formula="of:=([.E103]-[.D103])/[.D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5" calcext:value-type="float">
            <text:p>325</text:p>
          </table:table-cell>
          <table:table-cell table:formula="of:=([.E104]-[.A104])/[.A104]" office:value-type="percentage" office:value="0" calcext:value-type="percentage">
            <text:p>0.00%</text:p>
          </table:table-cell>
          <table:table-cell table:formula="of:=([.E104]-[.B104])/[.B104]" office:value-type="percentage" office:value="0" calcext:value-type="percentage">
            <text:p>0.00%</text:p>
          </table:table-cell>
          <table:table-cell table:formula="of:=([.E104]-[.C104])/[.C104]" office:value-type="percentage" office:value="0" calcext:value-type="percentage">
            <text:p>0.00%</text:p>
          </table:table-cell>
          <table:table-cell table:formula="of:=([.E104]-[.D104])/[.D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5" calcext:value-type="float">
            <text:p>325</text:p>
          </table:table-cell>
          <table:table-cell table:formula="of:=([.E105]-[.A105])/[.A105]" office:value-type="percentage" office:value="0" calcext:value-type="percentage">
            <text:p>0.00%</text:p>
          </table:table-cell>
          <table:table-cell table:formula="of:=([.E105]-[.B105])/[.B105]" office:value-type="percentage" office:value="0" calcext:value-type="percentage">
            <text:p>0.00%</text:p>
          </table:table-cell>
          <table:table-cell table:formula="of:=([.E105]-[.C105])/[.C105]" office:value-type="percentage" office:value="0" calcext:value-type="percentage">
            <text:p>0.00%</text:p>
          </table:table-cell>
          <table:table-cell table:formula="of:=([.E105]-[.D105])/[.D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9" calcext:value-type="float">
            <text:p>329</text:p>
          </table:table-cell>
          <table:table-cell table:formula="of:=([.E106]-[.A106])/[.A106]" office:value-type="percentage" office:value="0" calcext:value-type="percentage">
            <text:p>0.00%</text:p>
          </table:table-cell>
          <table:table-cell table:formula="of:=([.E106]-[.B106])/[.B106]" office:value-type="percentage" office:value="0" calcext:value-type="percentage">
            <text:p>0.00%</text:p>
          </table:table-cell>
          <table:table-cell table:formula="of:=([.E106]-[.C106])/[.C106]" office:value-type="percentage" office:value="0" calcext:value-type="percentage">
            <text:p>0.00%</text:p>
          </table:table-cell>
          <table:table-cell table:formula="of:=([.E106]-[.D106])/[.D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9" calcext:value-type="float">
            <text:p>329</text:p>
          </table:table-cell>
          <table:table-cell table:formula="of:=([.E107]-[.A107])/[.A107]" office:value-type="percentage" office:value="0" calcext:value-type="percentage">
            <text:p>0.00%</text:p>
          </table:table-cell>
          <table:table-cell table:formula="of:=([.E107]-[.B107])/[.B107]" office:value-type="percentage" office:value="0" calcext:value-type="percentage">
            <text:p>0.00%</text:p>
          </table:table-cell>
          <table:table-cell table:formula="of:=([.E107]-[.C107])/[.C107]" office:value-type="percentage" office:value="0" calcext:value-type="percentage">
            <text:p>0.00%</text:p>
          </table:table-cell>
          <table:table-cell table:formula="of:=([.E107]-[.D107])/[.D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1" calcext:value-type="float">
            <text:p>331</text:p>
          </table:table-cell>
          <table:table-cell table:formula="of:=([.E108]-[.A108])/[.A108]" office:value-type="percentage" office:value="0" calcext:value-type="percentage">
            <text:p>0.00%</text:p>
          </table:table-cell>
          <table:table-cell table:formula="of:=([.E108]-[.B108])/[.B108]" office:value-type="percentage" office:value="0" calcext:value-type="percentage">
            <text:p>0.00%</text:p>
          </table:table-cell>
          <table:table-cell table:formula="of:=([.E108]-[.C108])/[.C108]" office:value-type="percentage" office:value="0" calcext:value-type="percentage">
            <text:p>0.00%</text:p>
          </table:table-cell>
          <table:table-cell table:formula="of:=([.E108]-[.D108])/[.D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2" calcext:value-type="float">
            <text:p>332</text:p>
          </table:table-cell>
          <table:table-cell table:formula="of:=([.E109]-[.A109])/[.A109]" office:value-type="percentage" office:value="0" calcext:value-type="percentage">
            <text:p>0.00%</text:p>
          </table:table-cell>
          <table:table-cell table:formula="of:=([.E109]-[.B109])/[.B109]" office:value-type="percentage" office:value="0" calcext:value-type="percentage">
            <text:p>0.00%</text:p>
          </table:table-cell>
          <table:table-cell table:formula="of:=([.E109]-[.C109])/[.C109]" office:value-type="percentage" office:value="0" calcext:value-type="percentage">
            <text:p>0.00%</text:p>
          </table:table-cell>
          <table:table-cell table:formula="of:=([.E109]-[.D109])/[.D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3" calcext:value-type="float">
            <text:p>333</text:p>
          </table:table-cell>
          <table:table-cell table:formula="of:=([.E110]-[.A110])/[.A110]" office:value-type="percentage" office:value="0" calcext:value-type="percentage">
            <text:p>0.00%</text:p>
          </table:table-cell>
          <table:table-cell table:formula="of:=([.E110]-[.B110])/[.B110]" office:value-type="percentage" office:value="0" calcext:value-type="percentage">
            <text:p>0.00%</text:p>
          </table:table-cell>
          <table:table-cell table:formula="of:=([.E110]-[.C110])/[.C110]" office:value-type="percentage" office:value="0" calcext:value-type="percentage">
            <text:p>0.00%</text:p>
          </table:table-cell>
          <table:table-cell table:formula="of:=([.E110]-[.D110])/[.D1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0" calcext:value-type="float">
            <text:p>330</text:p>
          </table:table-cell>
          <table:table-cell table:formula="of:=([.E111]-[.A111])/[.A111]" office:value-type="percentage" office:value="0" calcext:value-type="percentage">
            <text:p>0.00%</text:p>
          </table:table-cell>
          <table:table-cell table:formula="of:=([.E111]-[.B111])/[.B111]" office:value-type="percentage" office:value="0" calcext:value-type="percentage">
            <text:p>0.00%</text:p>
          </table:table-cell>
          <table:table-cell table:formula="of:=([.E111]-[.C111])/[.C111]" office:value-type="percentage" office:value="0" calcext:value-type="percentage">
            <text:p>0.00%</text:p>
          </table:table-cell>
          <table:table-cell table:formula="of:=([.E111]-[.D111])/[.D1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5" calcext:value-type="float">
            <text:p>335</text:p>
          </table:table-cell>
          <table:table-cell table:formula="of:=([.E112]-[.A112])/[.A112]" office:value-type="percentage" office:value="0" calcext:value-type="percentage">
            <text:p>0.00%</text:p>
          </table:table-cell>
          <table:table-cell table:formula="of:=([.E112]-[.B112])/[.B112]" office:value-type="percentage" office:value="0" calcext:value-type="percentage">
            <text:p>0.00%</text:p>
          </table:table-cell>
          <table:table-cell table:formula="of:=([.E112]-[.C112])/[.C112]" office:value-type="percentage" office:value="0" calcext:value-type="percentage">
            <text:p>0.00%</text:p>
          </table:table-cell>
          <table:table-cell table:formula="of:=([.E112]-[.D112])/[.D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6" calcext:value-type="float">
            <text:p>336</text:p>
          </table:table-cell>
          <table:table-cell table:formula="of:=([.E113]-[.A113])/[.A113]" office:value-type="percentage" office:value="0" calcext:value-type="percentage">
            <text:p>0.00%</text:p>
          </table:table-cell>
          <table:table-cell table:formula="of:=([.E113]-[.B113])/[.B113]" office:value-type="percentage" office:value="0" calcext:value-type="percentage">
            <text:p>0.00%</text:p>
          </table:table-cell>
          <table:table-cell table:formula="of:=([.E113]-[.C113])/[.C113]" office:value-type="percentage" office:value="0" calcext:value-type="percentage">
            <text:p>0.00%</text:p>
          </table:table-cell>
          <table:table-cell table:formula="of:=([.E113]-[.D113])/[.D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0" calcext:value-type="float">
            <text:p>340</text:p>
          </table:table-cell>
          <table:table-cell table:formula="of:=([.E114]-[.A114])/[.A114]" office:value-type="percentage" office:value="0" calcext:value-type="percentage">
            <text:p>0.00%</text:p>
          </table:table-cell>
          <table:table-cell table:formula="of:=([.E114]-[.B114])/[.B114]" office:value-type="percentage" office:value="0" calcext:value-type="percentage">
            <text:p>0.00%</text:p>
          </table:table-cell>
          <table:table-cell table:formula="of:=([.E114]-[.C114])/[.C114]" office:value-type="percentage" office:value="0" calcext:value-type="percentage">
            <text:p>0.00%</text:p>
          </table:table-cell>
          <table:table-cell table:formula="of:=([.E114]-[.D114])/[.D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3" calcext:value-type="float">
            <text:p>343</text:p>
          </table:table-cell>
          <table:table-cell table:formula="of:=([.E115]-[.A115])/[.A115]" office:value-type="percentage" office:value="0" calcext:value-type="percentage">
            <text:p>0.00%</text:p>
          </table:table-cell>
          <table:table-cell table:formula="of:=([.E115]-[.B115])/[.B115]" office:value-type="percentage" office:value="0" calcext:value-type="percentage">
            <text:p>0.00%</text:p>
          </table:table-cell>
          <table:table-cell table:formula="of:=([.E115]-[.C115])/[.C115]" office:value-type="percentage" office:value="0" calcext:value-type="percentage">
            <text:p>0.00%</text:p>
          </table:table-cell>
          <table:table-cell table:formula="of:=([.E115]-[.D115])/[.D1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.9" calcext:value-type="float">
            <text:p>280.9</text:p>
          </table:table-cell>
          <table:table-cell office:value-type="float" office:value="280.8" calcext:value-type="float">
            <text:p>280.8</text:p>
          </table:table-cell>
          <table:table-cell office:value-type="float" office:value="280.9" calcext:value-type="float">
            <text:p>280.9</text:p>
          </table:table-cell>
          <table:table-cell office:value-type="float" office:value="280.7" calcext:value-type="float">
            <text:p>280.7</text:p>
          </table:table-cell>
          <table:table-cell office:value-type="float" office:value="281" calcext:value-type="float">
            <text:p>281</text:p>
          </table:table-cell>
          <table:table-cell table:formula="of:=([.E116]-[.A116])/[.A116]" office:value-type="percentage" office:value="0.000355998576005777" calcext:value-type="percentage">
            <text:p>0.04%</text:p>
          </table:table-cell>
          <table:table-cell table:formula="of:=([.E116]-[.B116])/[.B116]" office:value-type="percentage" office:value="0.000712250712250672" calcext:value-type="percentage">
            <text:p>0.07%</text:p>
          </table:table-cell>
          <table:table-cell table:formula="of:=([.E116]-[.C116])/[.C116]" office:value-type="percentage" office:value="0.000355998576005777" calcext:value-type="percentage">
            <text:p>0.04%</text:p>
          </table:table-cell>
          <table:table-cell table:formula="of:=([.E116]-[.D116])/[.D116]" office:value-type="percentage" office:value="0.00106875667972929" calcext:value-type="percentage">
            <text:p>0.11%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341.6" calcext:value-type="float">
            <text:p>341.6</text:p>
          </table:table-cell>
          <table:table-cell office:value-type="float" office:value="341.3" calcext:value-type="float">
            <text:p>341.3</text:p>
          </table:table-cell>
          <table:table-cell office:value-type="float" office:value="341.5" calcext:value-type="float">
            <text:p>341.5</text:p>
          </table:table-cell>
          <table:table-cell office:value-type="float" office:value="343" calcext:value-type="float">
            <text:p>343</text:p>
          </table:table-cell>
          <table:table-cell table:formula="of:=([.E117]-[.A117])/[.A117]" office:value-type="percentage" office:value="0.00498095517140342" calcext:value-type="percentage">
            <text:p>0.50%</text:p>
          </table:table-cell>
          <table:table-cell table:formula="of:=([.E117]-[.B117])/[.B117]" office:value-type="percentage" office:value="0.00409836065573764" calcext:value-type="percentage">
            <text:p>0.41%</text:p>
          </table:table-cell>
          <table:table-cell table:formula="of:=([.E117]-[.C117])/[.C117]" office:value-type="percentage" office:value="0.00498095517140342" calcext:value-type="percentage">
            <text:p>0.50%</text:p>
          </table:table-cell>
          <table:table-cell table:formula="of:=([.E117]-[.D117])/[.D117]" office:value-type="percentage" office:value="0.00439238653001464" calcext:value-type="percentage">
            <text:p>0.44%</text:p>
          </table:table-cell>
        </table:table-row>
        <table:table-row table:style-name="ro1">
          <table:table-cell office:value-type="float" office:value="340.8" calcext:value-type="float">
            <text:p>340.8</text:p>
          </table:table-cell>
          <table:table-cell table:number-columns-repeated="2" office:value-type="float" office:value="340.7" calcext:value-type="float">
            <text:p>340.7</text:p>
          </table:table-cell>
          <table:table-cell office:value-type="float" office:value="340.6" calcext:value-type="float">
            <text:p>340.6</text:p>
          </table:table-cell>
          <table:table-cell office:value-type="float" office:value="341" calcext:value-type="float">
            <text:p>341</text:p>
          </table:table-cell>
          <table:table-cell table:formula="of:=([.E118]-[.A118])/[.A118]" office:value-type="percentage" office:value="0.000586854460093863" calcext:value-type="percentage">
            <text:p>0.06%</text:p>
          </table:table-cell>
          <table:table-cell table:formula="of:=([.E118]-[.B118])/[.B118]" office:value-type="percentage" office:value="0.000880540064572971" calcext:value-type="percentage">
            <text:p>0.09%</text:p>
          </table:table-cell>
          <table:table-cell table:formula="of:=([.E118]-[.C118])/[.C118]" office:value-type="percentage" office:value="0.000880540064572971" calcext:value-type="percentage">
            <text:p>0.09%</text:p>
          </table:table-cell>
          <table:table-cell table:formula="of:=([.E118]-[.D118])/[.D118]" office:value-type="percentage" office:value="0.00117439812096294" calcext:value-type="percentage">
            <text:p>0.12%</text:p>
          </table:table-cell>
        </table:table-row>
        <table:table-row table:style-name="ro1">
          <table:table-cell table:number-columns-repeated="5" office:value-type="float" office:value="347" calcext:value-type="float">
            <text:p>347</text:p>
          </table:table-cell>
          <table:table-cell table:formula="of:=([.E119]-[.A119])/[.A119]" office:value-type="percentage" office:value="0" calcext:value-type="percentage">
            <text:p>0.00%</text:p>
          </table:table-cell>
          <table:table-cell table:formula="of:=([.E119]-[.B119])/[.B119]" office:value-type="percentage" office:value="0" calcext:value-type="percentage">
            <text:p>0.00%</text:p>
          </table:table-cell>
          <table:table-cell table:formula="of:=([.E119]-[.C119])/[.C119]" office:value-type="percentage" office:value="0" calcext:value-type="percentage">
            <text:p>0.00%</text:p>
          </table:table-cell>
          <table:table-cell table:formula="of:=([.E119]-[.D119])/[.D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6" calcext:value-type="float">
            <text:p>346</text:p>
          </table:table-cell>
          <table:table-cell table:formula="of:=([.E120]-[.A120])/[.A120]" office:value-type="percentage" office:value="0" calcext:value-type="percentage">
            <text:p>0.00%</text:p>
          </table:table-cell>
          <table:table-cell table:formula="of:=([.E120]-[.B120])/[.B120]" office:value-type="percentage" office:value="0" calcext:value-type="percentage">
            <text:p>0.00%</text:p>
          </table:table-cell>
          <table:table-cell table:formula="of:=([.E120]-[.C120])/[.C120]" office:value-type="percentage" office:value="0" calcext:value-type="percentage">
            <text:p>0.00%</text:p>
          </table:table-cell>
          <table:table-cell table:formula="of:=([.E120]-[.D120])/[.D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6" calcext:value-type="float">
            <text:p>346</text:p>
          </table:table-cell>
          <table:table-cell table:formula="of:=([.E121]-[.A121])/[.A121]" office:value-type="percentage" office:value="0" calcext:value-type="percentage">
            <text:p>0.00%</text:p>
          </table:table-cell>
          <table:table-cell table:formula="of:=([.E121]-[.B121])/[.B121]" office:value-type="percentage" office:value="0" calcext:value-type="percentage">
            <text:p>0.00%</text:p>
          </table:table-cell>
          <table:table-cell table:formula="of:=([.E121]-[.C121])/[.C121]" office:value-type="percentage" office:value="0" calcext:value-type="percentage">
            <text:p>0.00%</text:p>
          </table:table-cell>
          <table:table-cell table:formula="of:=([.E121]-[.D121])/[.D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8" calcext:value-type="float">
            <text:p>348</text:p>
          </table:table-cell>
          <table:table-cell table:formula="of:=([.E122]-[.A122])/[.A122]" office:value-type="percentage" office:value="0" calcext:value-type="percentage">
            <text:p>0.00%</text:p>
          </table:table-cell>
          <table:table-cell table:formula="of:=([.E122]-[.B122])/[.B122]" office:value-type="percentage" office:value="0" calcext:value-type="percentage">
            <text:p>0.00%</text:p>
          </table:table-cell>
          <table:table-cell table:formula="of:=([.E122]-[.C122])/[.C122]" office:value-type="percentage" office:value="0" calcext:value-type="percentage">
            <text:p>0.00%</text:p>
          </table:table-cell>
          <table:table-cell table:formula="of:=([.E122]-[.D122])/[.D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0" calcext:value-type="float">
            <text:p>350</text:p>
          </table:table-cell>
          <table:table-cell table:formula="of:=([.E123]-[.A123])/[.A123]" office:value-type="percentage" office:value="0" calcext:value-type="percentage">
            <text:p>0.00%</text:p>
          </table:table-cell>
          <table:table-cell table:formula="of:=([.E123]-[.B123])/[.B123]" office:value-type="percentage" office:value="0" calcext:value-type="percentage">
            <text:p>0.00%</text:p>
          </table:table-cell>
          <table:table-cell table:formula="of:=([.E123]-[.C123])/[.C123]" office:value-type="percentage" office:value="0" calcext:value-type="percentage">
            <text:p>0.00%</text:p>
          </table:table-cell>
          <table:table-cell table:formula="of:=([.E123]-[.D123])/[.D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1" calcext:value-type="float">
            <text:p>351</text:p>
          </table:table-cell>
          <table:table-cell table:formula="of:=([.E124]-[.A124])/[.A124]" office:value-type="percentage" office:value="0" calcext:value-type="percentage">
            <text:p>0.00%</text:p>
          </table:table-cell>
          <table:table-cell table:formula="of:=([.E124]-[.B124])/[.B124]" office:value-type="percentage" office:value="0" calcext:value-type="percentage">
            <text:p>0.00%</text:p>
          </table:table-cell>
          <table:table-cell table:formula="of:=([.E124]-[.C124])/[.C124]" office:value-type="percentage" office:value="0" calcext:value-type="percentage">
            <text:p>0.00%</text:p>
          </table:table-cell>
          <table:table-cell table:formula="of:=([.E124]-[.D124])/[.D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5]-[.A125])/[.A125]" office:value-type="percentage" office:value="0" calcext:value-type="percentage">
            <text:p>0.00%</text:p>
          </table:table-cell>
          <table:table-cell table:formula="of:=([.E125]-[.B125])/[.B125]" office:value-type="percentage" office:value="0" calcext:value-type="percentage">
            <text:p>0.00%</text:p>
          </table:table-cell>
          <table:table-cell table:formula="of:=([.E125]-[.C125])/[.C125]" office:value-type="percentage" office:value="0" calcext:value-type="percentage">
            <text:p>0.00%</text:p>
          </table:table-cell>
          <table:table-cell table:formula="of:=([.E125]-[.D125])/[.D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6]-[.A126])/[.A126]" office:value-type="percentage" office:value="0" calcext:value-type="percentage">
            <text:p>0.00%</text:p>
          </table:table-cell>
          <table:table-cell table:formula="of:=([.E126]-[.B126])/[.B126]" office:value-type="percentage" office:value="0" calcext:value-type="percentage">
            <text:p>0.00%</text:p>
          </table:table-cell>
          <table:table-cell table:formula="of:=([.E126]-[.C126])/[.C126]" office:value-type="percentage" office:value="0" calcext:value-type="percentage">
            <text:p>0.00%</text:p>
          </table:table-cell>
          <table:table-cell table:formula="of:=([.E126]-[.D126])/[.D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7]-[.A127])/[.A127]" office:value-type="percentage" office:value="0" calcext:value-type="percentage">
            <text:p>0.00%</text:p>
          </table:table-cell>
          <table:table-cell table:formula="of:=([.E127]-[.B127])/[.B127]" office:value-type="percentage" office:value="0" calcext:value-type="percentage">
            <text:p>0.00%</text:p>
          </table:table-cell>
          <table:table-cell table:formula="of:=([.E127]-[.C127])/[.C127]" office:value-type="percentage" office:value="0" calcext:value-type="percentage">
            <text:p>0.00%</text:p>
          </table:table-cell>
          <table:table-cell table:formula="of:=([.E127]-[.D127])/[.D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3" calcext:value-type="float">
            <text:p>353</text:p>
          </table:table-cell>
          <table:table-cell table:formula="of:=([.E128]-[.A128])/[.A128]" office:value-type="percentage" office:value="0" calcext:value-type="percentage">
            <text:p>0.00%</text:p>
          </table:table-cell>
          <table:table-cell table:formula="of:=([.E128]-[.B128])/[.B128]" office:value-type="percentage" office:value="0" calcext:value-type="percentage">
            <text:p>0.00%</text:p>
          </table:table-cell>
          <table:table-cell table:formula="of:=([.E128]-[.C128])/[.C128]" office:value-type="percentage" office:value="0" calcext:value-type="percentage">
            <text:p>0.00%</text:p>
          </table:table-cell>
          <table:table-cell table:formula="of:=([.E128]-[.D128])/[.D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4" calcext:value-type="float">
            <text:p>354</text:p>
          </table:table-cell>
          <table:table-cell table:formula="of:=([.E129]-[.A129])/[.A129]" office:value-type="percentage" office:value="0" calcext:value-type="percentage">
            <text:p>0.00%</text:p>
          </table:table-cell>
          <table:table-cell table:formula="of:=([.E129]-[.B129])/[.B129]" office:value-type="percentage" office:value="0" calcext:value-type="percentage">
            <text:p>0.00%</text:p>
          </table:table-cell>
          <table:table-cell table:formula="of:=([.E129]-[.C129])/[.C129]" office:value-type="percentage" office:value="0" calcext:value-type="percentage">
            <text:p>0.00%</text:p>
          </table:table-cell>
          <table:table-cell table:formula="of:=([.E129]-[.D129])/[.D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4" calcext:value-type="float">
            <text:p>354</text:p>
          </table:table-cell>
          <table:table-cell table:formula="of:=([.E130]-[.A130])/[.A130]" office:value-type="percentage" office:value="0" calcext:value-type="percentage">
            <text:p>0.00%</text:p>
          </table:table-cell>
          <table:table-cell table:formula="of:=([.E130]-[.B130])/[.B130]" office:value-type="percentage" office:value="0" calcext:value-type="percentage">
            <text:p>0.00%</text:p>
          </table:table-cell>
          <table:table-cell table:formula="of:=([.E130]-[.C130])/[.C130]" office:value-type="percentage" office:value="0" calcext:value-type="percentage">
            <text:p>0.00%</text:p>
          </table:table-cell>
          <table:table-cell table:formula="of:=([.E130]-[.D130])/[.D1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7" calcext:value-type="float">
            <text:p>327</text:p>
          </table:table-cell>
          <table:table-cell table:formula="of:=([.E131]-[.A131])/[.A131]" office:value-type="percentage" office:value="0" calcext:value-type="percentage">
            <text:p>0.00%</text:p>
          </table:table-cell>
          <table:table-cell table:formula="of:=([.E131]-[.B131])/[.B131]" office:value-type="percentage" office:value="0" calcext:value-type="percentage">
            <text:p>0.00%</text:p>
          </table:table-cell>
          <table:table-cell table:formula="of:=([.E131]-[.C131])/[.C131]" office:value-type="percentage" office:value="0" calcext:value-type="percentage">
            <text:p>0.00%</text:p>
          </table:table-cell>
          <table:table-cell table:formula="of:=([.E131]-[.D131])/[.D1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6" calcext:value-type="float">
            <text:p>356</text:p>
          </table:table-cell>
          <table:table-cell table:formula="of:=([.E132]-[.A132])/[.A132]" office:value-type="percentage" office:value="0" calcext:value-type="percentage">
            <text:p>0.00%</text:p>
          </table:table-cell>
          <table:table-cell table:formula="of:=([.E132]-[.B132])/[.B132]" office:value-type="percentage" office:value="0" calcext:value-type="percentage">
            <text:p>0.00%</text:p>
          </table:table-cell>
          <table:table-cell table:formula="of:=([.E132]-[.C132])/[.C132]" office:value-type="percentage" office:value="0" calcext:value-type="percentage">
            <text:p>0.00%</text:p>
          </table:table-cell>
          <table:table-cell table:formula="of:=([.E132]-[.D132])/[.D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6" calcext:value-type="float">
            <text:p>356</text:p>
          </table:table-cell>
          <table:table-cell table:formula="of:=([.E133]-[.A133])/[.A133]" office:value-type="percentage" office:value="0" calcext:value-type="percentage">
            <text:p>0.00%</text:p>
          </table:table-cell>
          <table:table-cell table:formula="of:=([.E133]-[.B133])/[.B133]" office:value-type="percentage" office:value="0" calcext:value-type="percentage">
            <text:p>0.00%</text:p>
          </table:table-cell>
          <table:table-cell table:formula="of:=([.E133]-[.C133])/[.C133]" office:value-type="percentage" office:value="0" calcext:value-type="percentage">
            <text:p>0.00%</text:p>
          </table:table-cell>
          <table:table-cell table:formula="of:=([.E133]-[.D133])/[.D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7" calcext:value-type="float">
            <text:p>357</text:p>
          </table:table-cell>
          <table:table-cell table:formula="of:=([.E134]-[.A134])/[.A134]" office:value-type="percentage" office:value="0" calcext:value-type="percentage">
            <text:p>0.00%</text:p>
          </table:table-cell>
          <table:table-cell table:formula="of:=([.E134]-[.B134])/[.B134]" office:value-type="percentage" office:value="0" calcext:value-type="percentage">
            <text:p>0.00%</text:p>
          </table:table-cell>
          <table:table-cell table:formula="of:=([.E134]-[.C134])/[.C134]" office:value-type="percentage" office:value="0" calcext:value-type="percentage">
            <text:p>0.00%</text:p>
          </table:table-cell>
          <table:table-cell table:formula="of:=([.E134]-[.D134])/[.D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8" calcext:value-type="float">
            <text:p>358</text:p>
          </table:table-cell>
          <table:table-cell table:formula="of:=([.E135]-[.A135])/[.A135]" office:value-type="percentage" office:value="0" calcext:value-type="percentage">
            <text:p>0.00%</text:p>
          </table:table-cell>
          <table:table-cell table:formula="of:=([.E135]-[.B135])/[.B135]" office:value-type="percentage" office:value="0" calcext:value-type="percentage">
            <text:p>0.00%</text:p>
          </table:table-cell>
          <table:table-cell table:formula="of:=([.E135]-[.C135])/[.C135]" office:value-type="percentage" office:value="0" calcext:value-type="percentage">
            <text:p>0.00%</text:p>
          </table:table-cell>
          <table:table-cell table:formula="of:=([.E135]-[.D135])/[.D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7" calcext:value-type="float">
            <text:p>357</text:p>
          </table:table-cell>
          <table:table-cell table:formula="of:=([.E136]-[.A136])/[.A136]" office:value-type="percentage" office:value="0" calcext:value-type="percentage">
            <text:p>0.00%</text:p>
          </table:table-cell>
          <table:table-cell table:formula="of:=([.E136]-[.B136])/[.B136]" office:value-type="percentage" office:value="0" calcext:value-type="percentage">
            <text:p>0.00%</text:p>
          </table:table-cell>
          <table:table-cell table:formula="of:=([.E136]-[.C136])/[.C136]" office:value-type="percentage" office:value="0" calcext:value-type="percentage">
            <text:p>0.00%</text:p>
          </table:table-cell>
          <table:table-cell table:formula="of:=([.E136]-[.D136])/[.D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60" calcext:value-type="float">
            <text:p>360</text:p>
          </table:table-cell>
          <table:table-cell table:formula="of:=([.E137]-[.A137])/[.A137]" office:value-type="percentage" office:value="0" calcext:value-type="percentage">
            <text:p>0.00%</text:p>
          </table:table-cell>
          <table:table-cell table:formula="of:=([.E137]-[.B137])/[.B137]" office:value-type="percentage" office:value="0" calcext:value-type="percentage">
            <text:p>0.00%</text:p>
          </table:table-cell>
          <table:table-cell table:formula="of:=([.E137]-[.C137])/[.C137]" office:value-type="percentage" office:value="0" calcext:value-type="percentage">
            <text:p>0.00%</text:p>
          </table:table-cell>
          <table:table-cell table:formula="of:=([.E137]-[.D137])/[.D13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365" calcext:value-type="float">
            <text:p>365</text:p>
          </table:table-cell>
          <table:table-cell office:value-type="float" office:value="364.7" calcext:value-type="float">
            <text:p>364.7</text:p>
          </table:table-cell>
          <table:table-cell office:value-type="float" office:value="365" calcext:value-type="float">
            <text:p>365</text:p>
          </table:table-cell>
          <table:table-cell table:formula="of:=([.E138]-[.A138])/[.A138]" office:value-type="percentage" office:value="0" calcext:value-type="percentage">
            <text:p>0.00%</text:p>
          </table:table-cell>
          <table:table-cell table:formula="of:=([.E138]-[.B138])/[.B138]" office:value-type="percentage" office:value="0" calcext:value-type="percentage">
            <text:p>0.00%</text:p>
          </table:table-cell>
          <table:table-cell table:formula="of:=([.E138]-[.C138])/[.C138]" office:value-type="percentage" office:value="0" calcext:value-type="percentage">
            <text:p>0.00%</text:p>
          </table:table-cell>
          <table:table-cell table:formula="of:=([.E138]-[.D138])/[.D138]" office:value-type="percentage" office:value="0.000822593912805077" calcext:value-type="percentage">
            <text:p>0.08%</text:p>
          </table:table-cell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330.8" calcext:value-type="float">
            <text:p>330.8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5" calcext:value-type="float">
            <text:p>330.5</text:p>
          </table:table-cell>
          <table:table-cell office:value-type="float" office:value="331" calcext:value-type="float">
            <text:p>331</text:p>
          </table:table-cell>
          <table:table-cell table:formula="of:=([.E139]-[.A139])/[.A139]" office:value-type="percentage" office:value="0.00120992135511185" calcext:value-type="percentage">
            <text:p>0.12%</text:p>
          </table:table-cell>
          <table:table-cell table:formula="of:=([.E139]-[.B139])/[.B139]" office:value-type="percentage" office:value="0.000604594921402626" calcext:value-type="percentage">
            <text:p>0.06%</text:p>
          </table:table-cell>
          <table:table-cell table:formula="of:=([.E139]-[.C139])/[.C139]" office:value-type="percentage" office:value="0.00120992135511185" calcext:value-type="percentage">
            <text:p>0.12%</text:p>
          </table:table-cell>
          <table:table-cell table:formula="of:=([.E139]-[.D139])/[.D139]" office:value-type="percentage" office:value="0.00151285930408472" calcext:value-type="percentage">
            <text:p>0.15%</text:p>
          </table:table-cell>
        </table:table-row>
        <table:table-row table:style-name="ro1">
          <table:table-cell office:value-type="float" office:value="365.1" calcext:value-type="float">
            <text:p>365.1</text:p>
          </table:table-cell>
          <table:table-cell office:value-type="float" office:value="365.8" calcext:value-type="float">
            <text:p>365.8</text:p>
          </table:table-cell>
          <table:table-cell office:value-type="float" office:value="365.3" calcext:value-type="float">
            <text:p>365.3</text:p>
          </table:table-cell>
          <table:table-cell office:value-type="float" office:value="365.6" calcext:value-type="float">
            <text:p>365.6</text:p>
          </table:table-cell>
          <table:table-cell office:value-type="float" office:value="366" calcext:value-type="float">
            <text:p>366</text:p>
          </table:table-cell>
          <table:table-cell table:formula="of:=([.E140]-[.A140])/[.A140]" office:value-type="percentage" office:value="0.0024650780608052" calcext:value-type="percentage">
            <text:p>0.25%</text:p>
          </table:table-cell>
          <table:table-cell table:formula="of:=([.E140]-[.B140])/[.B140]" office:value-type="percentage" office:value="0.000546746856205546" calcext:value-type="percentage">
            <text:p>0.05%</text:p>
          </table:table-cell>
          <table:table-cell table:formula="of:=([.E140]-[.C140])/[.C140]" office:value-type="percentage" office:value="0.00191623323295918" calcext:value-type="percentage">
            <text:p>0.19%</text:p>
          </table:table-cell>
          <table:table-cell table:formula="of:=([.E140]-[.D140])/[.D140]" office:value-type="percentage" office:value="0.00109409190371985" calcext:value-type="percentage">
            <text:p>0.11%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64.4" calcext:value-type="float">
            <text:p>364.4</text:p>
          </table:table-cell>
          <table:table-cell office:value-type="float" office:value="364.1" calcext:value-type="float">
            <text:p>364.1</text:p>
          </table:table-cell>
          <table:table-cell office:value-type="float" office:value="366.3" calcext:value-type="float">
            <text:p>366.3</text:p>
          </table:table-cell>
          <table:table-cell office:value-type="float" office:value="369" calcext:value-type="float">
            <text:p>369</text:p>
          </table:table-cell>
          <table:table-cell table:formula="of:=([.E141]-[.A141])/[.A141]" office:value-type="percentage" office:value="0.015130674002751" calcext:value-type="percentage">
            <text:p>1.51%</text:p>
          </table:table-cell>
          <table:table-cell table:formula="of:=([.E141]-[.B141])/[.B141]" office:value-type="percentage" office:value="0.0126234906695939" calcext:value-type="percentage">
            <text:p>1.26%</text:p>
          </table:table-cell>
          <table:table-cell table:formula="of:=([.E141]-[.C141])/[.C141]" office:value-type="percentage" office:value="0.0134578412524031" calcext:value-type="percentage">
            <text:p>1.35%</text:p>
          </table:table-cell>
          <table:table-cell table:formula="of:=([.E141]-[.D141])/[.D141]" office:value-type="percentage" office:value="0.00737100737100734" calcext:value-type="percentage">
            <text:p>0.74%</text:p>
          </table:table-cell>
        </table:table-row>
        <table:table-row table:style-name="ro1">
          <table:table-cell table:number-columns-repeated="5" office:value-type="float" office:value="369" calcext:value-type="float">
            <text:p>369</text:p>
          </table:table-cell>
          <table:table-cell table:formula="of:=([.E142]-[.A142])/[.A142]" office:value-type="percentage" office:value="0" calcext:value-type="percentage">
            <text:p>0.00%</text:p>
          </table:table-cell>
          <table:table-cell table:formula="of:=([.E142]-[.B142])/[.B142]" office:value-type="percentage" office:value="0" calcext:value-type="percentage">
            <text:p>0.00%</text:p>
          </table:table-cell>
          <table:table-cell table:formula="of:=([.E142]-[.C142])/[.C142]" office:value-type="percentage" office:value="0" calcext:value-type="percentage">
            <text:p>0.00%</text:p>
          </table:table-cell>
          <table:table-cell table:formula="of:=([.E142]-[.D142])/[.D1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0" calcext:value-type="float">
            <text:p>370</text:p>
          </table:table-cell>
          <table:table-cell table:formula="of:=([.E143]-[.A143])/[.A143]" office:value-type="percentage" office:value="0" calcext:value-type="percentage">
            <text:p>0.00%</text:p>
          </table:table-cell>
          <table:table-cell table:formula="of:=([.E143]-[.B143])/[.B143]" office:value-type="percentage" office:value="0" calcext:value-type="percentage">
            <text:p>0.00%</text:p>
          </table:table-cell>
          <table:table-cell table:formula="of:=([.E143]-[.C143])/[.C143]" office:value-type="percentage" office:value="0" calcext:value-type="percentage">
            <text:p>0.00%</text:p>
          </table:table-cell>
          <table:table-cell table:formula="of:=([.E143]-[.D143])/[.D1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0" calcext:value-type="float">
            <text:p>370</text:p>
          </table:table-cell>
          <table:table-cell table:formula="of:=([.E144]-[.A144])/[.A144]" office:value-type="percentage" office:value="0" calcext:value-type="percentage">
            <text:p>0.00%</text:p>
          </table:table-cell>
          <table:table-cell table:formula="of:=([.E144]-[.B144])/[.B144]" office:value-type="percentage" office:value="0" calcext:value-type="percentage">
            <text:p>0.00%</text:p>
          </table:table-cell>
          <table:table-cell table:formula="of:=([.E144]-[.C144])/[.C144]" office:value-type="percentage" office:value="0" calcext:value-type="percentage">
            <text:p>0.00%</text:p>
          </table:table-cell>
          <table:table-cell table:formula="of:=([.E144]-[.D144])/[.D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1" calcext:value-type="float">
            <text:p>371</text:p>
          </table:table-cell>
          <table:table-cell table:formula="of:=([.E145]-[.A145])/[.A145]" office:value-type="percentage" office:value="0" calcext:value-type="percentage">
            <text:p>0.00%</text:p>
          </table:table-cell>
          <table:table-cell table:formula="of:=([.E145]-[.B145])/[.B145]" office:value-type="percentage" office:value="0" calcext:value-type="percentage">
            <text:p>0.00%</text:p>
          </table:table-cell>
          <table:table-cell table:formula="of:=([.E145]-[.C145])/[.C145]" office:value-type="percentage" office:value="0" calcext:value-type="percentage">
            <text:p>0.00%</text:p>
          </table:table-cell>
          <table:table-cell table:formula="of:=([.E145]-[.D145])/[.D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362.8" calcext:value-type="float">
            <text:p>362.8</text:p>
          </table:table-cell>
          <table:table-cell office:value-type="float" office:value="362.2" calcext:value-type="float">
            <text:p>362.2</text:p>
          </table:table-cell>
          <table:table-cell office:value-type="float" office:value="362.7" calcext:value-type="float">
            <text:p>362.7</text:p>
          </table:table-cell>
          <table:table-cell office:value-type="float" office:value="368" calcext:value-type="float">
            <text:p>368</text:p>
          </table:table-cell>
          <table:table-cell table:formula="of:=([.E146]-[.A146])/[.A146]" office:value-type="percentage" office:value="0.0160132523467698" calcext:value-type="percentage">
            <text:p>1.60%</text:p>
          </table:table-cell>
          <table:table-cell table:formula="of:=([.E146]-[.B146])/[.B146]" office:value-type="percentage" office:value="0.0143329658213892" calcext:value-type="percentage">
            <text:p>1.43%</text:p>
          </table:table-cell>
          <table:table-cell table:formula="of:=([.E146]-[.C146])/[.C146]" office:value-type="percentage" office:value="0.0160132523467698" calcext:value-type="percentage">
            <text:p>1.60%</text:p>
          </table:table-cell>
          <table:table-cell table:formula="of:=([.E146]-[.D146])/[.D146]" office:value-type="percentage" office:value="0.0146126275158534" calcext:value-type="percentage">
            <text:p>1.46%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318.9" calcext:value-type="float">
            <text:p>318.9</text:p>
          </table:table-cell>
          <table:table-cell table:number-columns-repeated="2" office:value-type="float" office:value="319" calcext:value-type="float">
            <text:p>319</text:p>
          </table:table-cell>
          <table:table-cell table:formula="of:=([.E147]-[.A147])/[.A147]" office:value-type="percentage" office:value="0" calcext:value-type="percentage">
            <text:p>0.00%</text:p>
          </table:table-cell>
          <table:table-cell table:formula="of:=([.E147]-[.B147])/[.B147]" office:value-type="percentage" office:value="0" calcext:value-type="percentage">
            <text:p>0.00%</text:p>
          </table:table-cell>
          <table:table-cell table:formula="of:=([.E147]-[.C147])/[.C147]" office:value-type="percentage" office:value="0.000313577924114214" calcext:value-type="percentage">
            <text:p>0.03%</text:p>
          </table:table-cell>
          <table:table-cell table:formula="of:=([.E147]-[.D147])/[.D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1" calcext:value-type="float">
            <text:p>371</text:p>
          </table:table-cell>
          <table:table-cell table:formula="of:=([.E148]-[.A148])/[.A148]" office:value-type="percentage" office:value="0" calcext:value-type="percentage">
            <text:p>0.00%</text:p>
          </table:table-cell>
          <table:table-cell table:formula="of:=([.E148]-[.B148])/[.B148]" office:value-type="percentage" office:value="0" calcext:value-type="percentage">
            <text:p>0.00%</text:p>
          </table:table-cell>
          <table:table-cell table:formula="of:=([.E148]-[.C148])/[.C148]" office:value-type="percentage" office:value="0" calcext:value-type="percentage">
            <text:p>0.00%</text:p>
          </table:table-cell>
          <table:table-cell table:formula="of:=([.E148]-[.D148])/[.D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365.8" calcext:value-type="float">
            <text:p>365.8</text:p>
          </table:table-cell>
          <table:table-cell office:value-type="float" office:value="365.9" calcext:value-type="float">
            <text:p>365.9</text:p>
          </table:table-cell>
          <table:table-cell office:value-type="float" office:value="365.8" calcext:value-type="float">
            <text:p>365.8</text:p>
          </table:table-cell>
          <table:table-cell office:value-type="float" office:value="369" calcext:value-type="float">
            <text:p>369</text:p>
          </table:table-cell>
          <table:table-cell table:formula="of:=([.E149]-[.A149])/[.A149]" office:value-type="percentage" office:value="0.00985221674876854" calcext:value-type="percentage">
            <text:p>0.99%</text:p>
          </table:table-cell>
          <table:table-cell table:formula="of:=([.E149]-[.B149])/[.B149]" office:value-type="percentage" office:value="0.0087479496992892" calcext:value-type="percentage">
            <text:p>0.87%</text:p>
          </table:table-cell>
          <table:table-cell table:formula="of:=([.E149]-[.C149])/[.C149]" office:value-type="percentage" office:value="0.00847226018037722" calcext:value-type="percentage">
            <text:p>0.85%</text:p>
          </table:table-cell>
          <table:table-cell table:formula="of:=([.E149]-[.D149])/[.D149]" office:value-type="percentage" office:value="0.0087479496992892" calcext:value-type="percentage">
            <text:p>0.87%</text:p>
          </table:table-cell>
        </table:table-row>
        <table:table-row table:style-name="ro1">
          <table:table-cell table:number-columns-repeated="5" office:value-type="float" office:value="372" calcext:value-type="float">
            <text:p>372</text:p>
          </table:table-cell>
          <table:table-cell table:formula="of:=([.E150]-[.A150])/[.A150]" office:value-type="percentage" office:value="0" calcext:value-type="percentage">
            <text:p>0.00%</text:p>
          </table:table-cell>
          <table:table-cell table:formula="of:=([.E150]-[.B150])/[.B150]" office:value-type="percentage" office:value="0" calcext:value-type="percentage">
            <text:p>0.00%</text:p>
          </table:table-cell>
          <table:table-cell table:formula="of:=([.E150]-[.C150])/[.C150]" office:value-type="percentage" office:value="0" calcext:value-type="percentage">
            <text:p>0.00%</text:p>
          </table:table-cell>
          <table:table-cell table:formula="of:=([.E150]-[.D150])/[.D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3" calcext:value-type="float">
            <text:p>373</text:p>
          </table:table-cell>
          <table:table-cell table:formula="of:=([.E151]-[.A151])/[.A151]" office:value-type="percentage" office:value="0" calcext:value-type="percentage">
            <text:p>0.00%</text:p>
          </table:table-cell>
          <table:table-cell table:formula="of:=([.E151]-[.B151])/[.B151]" office:value-type="percentage" office:value="0" calcext:value-type="percentage">
            <text:p>0.00%</text:p>
          </table:table-cell>
          <table:table-cell table:formula="of:=([.E151]-[.C151])/[.C151]" office:value-type="percentage" office:value="0" calcext:value-type="percentage">
            <text:p>0.00%</text:p>
          </table:table-cell>
          <table:table-cell table:formula="of:=([.E151]-[.D151])/[.D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3" calcext:value-type="float">
            <text:p>373</text:p>
          </table:table-cell>
          <table:table-cell table:formula="of:=([.E152]-[.A152])/[.A152]" office:value-type="percentage" office:value="0" calcext:value-type="percentage">
            <text:p>0.00%</text:p>
          </table:table-cell>
          <table:table-cell table:formula="of:=([.E152]-[.B152])/[.B152]" office:value-type="percentage" office:value="0" calcext:value-type="percentage">
            <text:p>0.00%</text:p>
          </table:table-cell>
          <table:table-cell table:formula="of:=([.E152]-[.C152])/[.C152]" office:value-type="percentage" office:value="0" calcext:value-type="percentage">
            <text:p>0.00%</text:p>
          </table:table-cell>
          <table:table-cell table:formula="of:=([.E152]-[.D152])/[.D15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345.7" calcext:value-type="float">
            <text:p>345.7</text:p>
          </table:table-cell>
          <table:table-cell office:value-type="float" office:value="346.3" calcext:value-type="float">
            <text:p>346.3</text:p>
          </table:table-cell>
          <table:table-cell office:value-type="float" office:value="346.2" calcext:value-type="float">
            <text:p>346.2</text:p>
          </table:table-cell>
          <table:table-cell office:value-type="float" office:value="347" calcext:value-type="float">
            <text:p>347</text:p>
          </table:table-cell>
          <table:table-cell table:formula="of:=([.E153]-[.A153])/[.A153]" office:value-type="percentage" office:value="0.000576701268742758" calcext:value-type="percentage">
            <text:p>0.06%</text:p>
          </table:table-cell>
          <table:table-cell table:formula="of:=([.E153]-[.B153])/[.B153]" office:value-type="percentage" office:value="0.00376048597049468" calcext:value-type="percentage">
            <text:p>0.38%</text:p>
          </table:table-cell>
          <table:table-cell table:formula="of:=([.E153]-[.C153])/[.C153]" office:value-type="percentage" office:value="0.00202136875541435" calcext:value-type="percentage">
            <text:p>0.20%</text:p>
          </table:table-cell>
          <table:table-cell table:formula="of:=([.E153]-[.D153])/[.D153]" office:value-type="percentage" office:value="0.00231080300404394" calcext:value-type="percentage">
            <text:p>0.23%</text:p>
          </table:table-cell>
        </table:table-row>
        <table:table-row table:style-name="ro1">
          <table:table-cell table:number-columns-repeated="5" office:value-type="float" office:value="375" calcext:value-type="float">
            <text:p>375</text:p>
          </table:table-cell>
          <table:table-cell table:formula="of:=([.E154]-[.A154])/[.A154]" office:value-type="percentage" office:value="0" calcext:value-type="percentage">
            <text:p>0.00%</text:p>
          </table:table-cell>
          <table:table-cell table:formula="of:=([.E154]-[.B154])/[.B154]" office:value-type="percentage" office:value="0" calcext:value-type="percentage">
            <text:p>0.00%</text:p>
          </table:table-cell>
          <table:table-cell table:formula="of:=([.E154]-[.C154])/[.C154]" office:value-type="percentage" office:value="0" calcext:value-type="percentage">
            <text:p>0.00%</text:p>
          </table:table-cell>
          <table:table-cell table:formula="of:=([.E154]-[.D154])/[.D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5" calcext:value-type="float">
            <text:p>375</text:p>
          </table:table-cell>
          <table:table-cell table:formula="of:=([.E155]-[.A155])/[.A155]" office:value-type="percentage" office:value="0" calcext:value-type="percentage">
            <text:p>0.00%</text:p>
          </table:table-cell>
          <table:table-cell table:formula="of:=([.E155]-[.B155])/[.B155]" office:value-type="percentage" office:value="0" calcext:value-type="percentage">
            <text:p>0.00%</text:p>
          </table:table-cell>
          <table:table-cell table:formula="of:=([.E155]-[.C155])/[.C155]" office:value-type="percentage" office:value="0" calcext:value-type="percentage">
            <text:p>0.00%</text:p>
          </table:table-cell>
          <table:table-cell table:formula="of:=([.E155]-[.D155])/[.D1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6]-[.A156])/[.A156]" office:value-type="percentage" office:value="0" calcext:value-type="percentage">
            <text:p>0.00%</text:p>
          </table:table-cell>
          <table:table-cell table:formula="of:=([.E156]-[.B156])/[.B156]" office:value-type="percentage" office:value="0" calcext:value-type="percentage">
            <text:p>0.00%</text:p>
          </table:table-cell>
          <table:table-cell table:formula="of:=([.E156]-[.C156])/[.C156]" office:value-type="percentage" office:value="0" calcext:value-type="percentage">
            <text:p>0.00%</text:p>
          </table:table-cell>
          <table:table-cell table:formula="of:=([.E156]-[.D156])/[.D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7]-[.A157])/[.A157]" office:value-type="percentage" office:value="0" calcext:value-type="percentage">
            <text:p>0.00%</text:p>
          </table:table-cell>
          <table:table-cell table:formula="of:=([.E157]-[.B157])/[.B157]" office:value-type="percentage" office:value="0" calcext:value-type="percentage">
            <text:p>0.00%</text:p>
          </table:table-cell>
          <table:table-cell table:formula="of:=([.E157]-[.C157])/[.C157]" office:value-type="percentage" office:value="0" calcext:value-type="percentage">
            <text:p>0.00%</text:p>
          </table:table-cell>
          <table:table-cell table:formula="of:=([.E157]-[.D157])/[.D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8]-[.A158])/[.A158]" office:value-type="percentage" office:value="0" calcext:value-type="percentage">
            <text:p>0.00%</text:p>
          </table:table-cell>
          <table:table-cell table:formula="of:=([.E158]-[.B158])/[.B158]" office:value-type="percentage" office:value="0" calcext:value-type="percentage">
            <text:p>0.00%</text:p>
          </table:table-cell>
          <table:table-cell table:formula="of:=([.E158]-[.C158])/[.C158]" office:value-type="percentage" office:value="0" calcext:value-type="percentage">
            <text:p>0.00%</text:p>
          </table:table-cell>
          <table:table-cell table:formula="of:=([.E158]-[.D158])/[.D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7" calcext:value-type="float">
            <text:p>377</text:p>
          </table:table-cell>
          <table:table-cell table:formula="of:=([.E159]-[.A159])/[.A159]" office:value-type="percentage" office:value="0" calcext:value-type="percentage">
            <text:p>0.00%</text:p>
          </table:table-cell>
          <table:table-cell table:formula="of:=([.E159]-[.B159])/[.B159]" office:value-type="percentage" office:value="0" calcext:value-type="percentage">
            <text:p>0.00%</text:p>
          </table:table-cell>
          <table:table-cell table:formula="of:=([.E159]-[.C159])/[.C159]" office:value-type="percentage" office:value="0" calcext:value-type="percentage">
            <text:p>0.00%</text:p>
          </table:table-cell>
          <table:table-cell table:formula="of:=([.E159]-[.D159])/[.D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7" calcext:value-type="float">
            <text:p>377</text:p>
          </table:table-cell>
          <table:table-cell table:formula="of:=([.E160]-[.A160])/[.A160]" office:value-type="percentage" office:value="0" calcext:value-type="percentage">
            <text:p>0.00%</text:p>
          </table:table-cell>
          <table:table-cell table:formula="of:=([.E160]-[.B160])/[.B160]" office:value-type="percentage" office:value="0" calcext:value-type="percentage">
            <text:p>0.00%</text:p>
          </table:table-cell>
          <table:table-cell table:formula="of:=([.E160]-[.C160])/[.C160]" office:value-type="percentage" office:value="0" calcext:value-type="percentage">
            <text:p>0.00%</text:p>
          </table:table-cell>
          <table:table-cell table:formula="of:=([.E160]-[.D160])/[.D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0" calcext:value-type="float">
            <text:p>380</text:p>
          </table:table-cell>
          <table:table-cell table:formula="of:=([.E161]-[.A161])/[.A161]" office:value-type="percentage" office:value="0" calcext:value-type="percentage">
            <text:p>0.00%</text:p>
          </table:table-cell>
          <table:table-cell table:formula="of:=([.E161]-[.B161])/[.B161]" office:value-type="percentage" office:value="0" calcext:value-type="percentage">
            <text:p>0.00%</text:p>
          </table:table-cell>
          <table:table-cell table:formula="of:=([.E161]-[.C161])/[.C161]" office:value-type="percentage" office:value="0" calcext:value-type="percentage">
            <text:p>0.00%</text:p>
          </table:table-cell>
          <table:table-cell table:formula="of:=([.E161]-[.D161])/[.D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0" calcext:value-type="float">
            <text:p>380</text:p>
          </table:table-cell>
          <table:table-cell table:formula="of:=([.E162]-[.A162])/[.A162]" office:value-type="percentage" office:value="0" calcext:value-type="percentage">
            <text:p>0.00%</text:p>
          </table:table-cell>
          <table:table-cell table:formula="of:=([.E162]-[.B162])/[.B162]" office:value-type="percentage" office:value="0" calcext:value-type="percentage">
            <text:p>0.00%</text:p>
          </table:table-cell>
          <table:table-cell table:formula="of:=([.E162]-[.C162])/[.C162]" office:value-type="percentage" office:value="0" calcext:value-type="percentage">
            <text:p>0.00%</text:p>
          </table:table-cell>
          <table:table-cell table:formula="of:=([.E162]-[.D162])/[.D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1" calcext:value-type="float">
            <text:p>381</text:p>
          </table:table-cell>
          <table:table-cell table:formula="of:=([.E163]-[.A163])/[.A163]" office:value-type="percentage" office:value="0" calcext:value-type="percentage">
            <text:p>0.00%</text:p>
          </table:table-cell>
          <table:table-cell table:formula="of:=([.E163]-[.B163])/[.B163]" office:value-type="percentage" office:value="0" calcext:value-type="percentage">
            <text:p>0.00%</text:p>
          </table:table-cell>
          <table:table-cell table:formula="of:=([.E163]-[.C163])/[.C163]" office:value-type="percentage" office:value="0" calcext:value-type="percentage">
            <text:p>0.00%</text:p>
          </table:table-cell>
          <table:table-cell table:formula="of:=([.E163]-[.D163])/[.D1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1" calcext:value-type="float">
            <text:p>381</text:p>
          </table:table-cell>
          <table:table-cell table:formula="of:=([.E164]-[.A164])/[.A164]" office:value-type="percentage" office:value="0" calcext:value-type="percentage">
            <text:p>0.00%</text:p>
          </table:table-cell>
          <table:table-cell table:formula="of:=([.E164]-[.B164])/[.B164]" office:value-type="percentage" office:value="0" calcext:value-type="percentage">
            <text:p>0.00%</text:p>
          </table:table-cell>
          <table:table-cell table:formula="of:=([.E164]-[.C164])/[.C164]" office:value-type="percentage" office:value="0" calcext:value-type="percentage">
            <text:p>0.00%</text:p>
          </table:table-cell>
          <table:table-cell table:formula="of:=([.E164]-[.D164])/[.D1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2" calcext:value-type="float">
            <text:p>382</text:p>
          </table:table-cell>
          <table:table-cell table:formula="of:=([.E165]-[.A165])/[.A165]" office:value-type="percentage" office:value="0" calcext:value-type="percentage">
            <text:p>0.00%</text:p>
          </table:table-cell>
          <table:table-cell table:formula="of:=([.E165]-[.B165])/[.B165]" office:value-type="percentage" office:value="0" calcext:value-type="percentage">
            <text:p>0.00%</text:p>
          </table:table-cell>
          <table:table-cell table:formula="of:=([.E165]-[.C165])/[.C165]" office:value-type="percentage" office:value="0" calcext:value-type="percentage">
            <text:p>0.00%</text:p>
          </table:table-cell>
          <table:table-cell table:formula="of:=([.E165]-[.D165])/[.D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349" calcext:value-type="float">
            <text:p>349</text:p>
          </table:table-cell>
          <table:table-cell office:value-type="float" office:value="348.9" calcext:value-type="float">
            <text:p>348.9</text:p>
          </table:table-cell>
          <table:table-cell table:number-columns-repeated="2" office:value-type="float" office:value="349" calcext:value-type="float">
            <text:p>349</text:p>
          </table:table-cell>
          <table:table-cell table:formula="of:=([.E166]-[.A166])/[.A166]" office:value-type="percentage" office:value="0.000573394495412811" calcext:value-type="percentage">
            <text:p>0.06%</text:p>
          </table:table-cell>
          <table:table-cell table:formula="of:=([.E166]-[.B166])/[.B166]" office:value-type="percentage" office:value="0" calcext:value-type="percentage">
            <text:p>0.00%</text:p>
          </table:table-cell>
          <table:table-cell table:formula="of:=([.E166]-[.C166])/[.C166]" office:value-type="percentage" office:value="0.00028661507595306" calcext:value-type="percentage">
            <text:p>0.03%</text:p>
          </table:table-cell>
          <table:table-cell table:formula="of:=([.E166]-[.D166])/[.D1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2" calcext:value-type="float">
            <text:p>382</text:p>
          </table:table-cell>
          <table:table-cell table:formula="of:=([.E167]-[.A167])/[.A167]" office:value-type="percentage" office:value="0" calcext:value-type="percentage">
            <text:p>0.00%</text:p>
          </table:table-cell>
          <table:table-cell table:formula="of:=([.E167]-[.B167])/[.B167]" office:value-type="percentage" office:value="0" calcext:value-type="percentage">
            <text:p>0.00%</text:p>
          </table:table-cell>
          <table:table-cell table:formula="of:=([.E167]-[.C167])/[.C167]" office:value-type="percentage" office:value="0" calcext:value-type="percentage">
            <text:p>0.00%</text:p>
          </table:table-cell>
          <table:table-cell table:formula="of:=([.E167]-[.D167])/[.D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3" calcext:value-type="float">
            <text:p>383</text:p>
          </table:table-cell>
          <table:table-cell table:formula="of:=([.E168]-[.A168])/[.A168]" office:value-type="percentage" office:value="0" calcext:value-type="percentage">
            <text:p>0.00%</text:p>
          </table:table-cell>
          <table:table-cell table:formula="of:=([.E168]-[.B168])/[.B168]" office:value-type="percentage" office:value="0" calcext:value-type="percentage">
            <text:p>0.00%</text:p>
          </table:table-cell>
          <table:table-cell table:formula="of:=([.E168]-[.C168])/[.C168]" office:value-type="percentage" office:value="0" calcext:value-type="percentage">
            <text:p>0.00%</text:p>
          </table:table-cell>
          <table:table-cell table:formula="of:=([.E168]-[.D168])/[.D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3" calcext:value-type="float">
            <text:p>383</text:p>
          </table:table-cell>
          <table:table-cell table:formula="of:=([.E169]-[.A169])/[.A169]" office:value-type="percentage" office:value="0" calcext:value-type="percentage">
            <text:p>0.00%</text:p>
          </table:table-cell>
          <table:table-cell table:formula="of:=([.E169]-[.B169])/[.B169]" office:value-type="percentage" office:value="0" calcext:value-type="percentage">
            <text:p>0.00%</text:p>
          </table:table-cell>
          <table:table-cell table:formula="of:=([.E169]-[.C169])/[.C169]" office:value-type="percentage" office:value="0" calcext:value-type="percentage">
            <text:p>0.00%</text:p>
          </table:table-cell>
          <table:table-cell table:formula="of:=([.E169]-[.D169])/[.D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4" calcext:value-type="float">
            <text:p>384</text:p>
          </table:table-cell>
          <table:table-cell table:formula="of:=([.E170]-[.A170])/[.A170]" office:value-type="percentage" office:value="0" calcext:value-type="percentage">
            <text:p>0.00%</text:p>
          </table:table-cell>
          <table:table-cell table:formula="of:=([.E170]-[.B170])/[.B170]" office:value-type="percentage" office:value="0" calcext:value-type="percentage">
            <text:p>0.00%</text:p>
          </table:table-cell>
          <table:table-cell table:formula="of:=([.E170]-[.C170])/[.C170]" office:value-type="percentage" office:value="0" calcext:value-type="percentage">
            <text:p>0.00%</text:p>
          </table:table-cell>
          <table:table-cell table:formula="of:=([.E170]-[.D170])/[.D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5" calcext:value-type="float">
            <text:p>385</text:p>
          </table:table-cell>
          <table:table-cell table:formula="of:=([.E171]-[.A171])/[.A171]" office:value-type="percentage" office:value="0" calcext:value-type="percentage">
            <text:p>0.00%</text:p>
          </table:table-cell>
          <table:table-cell table:formula="of:=([.E171]-[.B171])/[.B171]" office:value-type="percentage" office:value="0" calcext:value-type="percentage">
            <text:p>0.00%</text:p>
          </table:table-cell>
          <table:table-cell table:formula="of:=([.E171]-[.C171])/[.C171]" office:value-type="percentage" office:value="0" calcext:value-type="percentage">
            <text:p>0.00%</text:p>
          </table:table-cell>
          <table:table-cell table:formula="of:=([.E171]-[.D171])/[.D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6" calcext:value-type="float">
            <text:p>386</text:p>
          </table:table-cell>
          <table:table-cell table:formula="of:=([.E172]-[.A172])/[.A172]" office:value-type="percentage" office:value="0" calcext:value-type="percentage">
            <text:p>0.00%</text:p>
          </table:table-cell>
          <table:table-cell table:formula="of:=([.E172]-[.B172])/[.B172]" office:value-type="percentage" office:value="0" calcext:value-type="percentage">
            <text:p>0.00%</text:p>
          </table:table-cell>
          <table:table-cell table:formula="of:=([.E172]-[.C172])/[.C172]" office:value-type="percentage" office:value="0" calcext:value-type="percentage">
            <text:p>0.00%</text:p>
          </table:table-cell>
          <table:table-cell table:formula="of:=([.E172]-[.D172])/[.D1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384.6" calcext:value-type="float">
            <text:p>384.6</text:p>
          </table:table-cell>
          <table:table-cell office:value-type="float" office:value="384.4" calcext:value-type="float">
            <text:p>384.4</text:p>
          </table:table-cell>
          <table:table-cell office:value-type="float" office:value="383.7" calcext:value-type="float">
            <text:p>383.7</text:p>
          </table:table-cell>
          <table:table-cell office:value-type="float" office:value="387" calcext:value-type="float">
            <text:p>387</text:p>
          </table:table-cell>
          <table:table-cell table:formula="of:=([.E173]-[.A173])/[.A173]" office:value-type="percentage" office:value="0.00886339937434822" calcext:value-type="percentage">
            <text:p>0.89%</text:p>
          </table:table-cell>
          <table:table-cell table:formula="of:=([.E173]-[.B173])/[.B173]" office:value-type="percentage" office:value="0.00624024960998434" calcext:value-type="percentage">
            <text:p>0.62%</text:p>
          </table:table-cell>
          <table:table-cell table:formula="of:=([.E173]-[.C173])/[.C173]" office:value-type="percentage" office:value="0.00676378772112389" calcext:value-type="percentage">
            <text:p>0.68%</text:p>
          </table:table-cell>
          <table:table-cell table:formula="of:=([.E173]-[.D173])/[.D173]" office:value-type="percentage" office:value="0.00860046911649729" calcext:value-type="percentage">
            <text:p>0.86%</text:p>
          </table:table-cell>
        </table:table-row>
        <table:table-row table:style-name="ro1">
          <table:table-cell table:number-columns-repeated="5" office:value-type="float" office:value="387" calcext:value-type="float">
            <text:p>387</text:p>
          </table:table-cell>
          <table:table-cell table:formula="of:=([.E174]-[.A174])/[.A174]" office:value-type="percentage" office:value="0" calcext:value-type="percentage">
            <text:p>0.00%</text:p>
          </table:table-cell>
          <table:table-cell table:formula="of:=([.E174]-[.B174])/[.B174]" office:value-type="percentage" office:value="0" calcext:value-type="percentage">
            <text:p>0.00%</text:p>
          </table:table-cell>
          <table:table-cell table:formula="of:=([.E174]-[.C174])/[.C174]" office:value-type="percentage" office:value="0" calcext:value-type="percentage">
            <text:p>0.00%</text:p>
          </table:table-cell>
          <table:table-cell table:formula="of:=([.E174]-[.D174])/[.D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5]-[.A175])/[.A175]" office:value-type="percentage" office:value="0" calcext:value-type="percentage">
            <text:p>0.00%</text:p>
          </table:table-cell>
          <table:table-cell table:formula="of:=([.E175]-[.B175])/[.B175]" office:value-type="percentage" office:value="0" calcext:value-type="percentage">
            <text:p>0.00%</text:p>
          </table:table-cell>
          <table:table-cell table:formula="of:=([.E175]-[.C175])/[.C175]" office:value-type="percentage" office:value="0" calcext:value-type="percentage">
            <text:p>0.00%</text:p>
          </table:table-cell>
          <table:table-cell table:formula="of:=([.E175]-[.D175])/[.D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6]-[.A176])/[.A176]" office:value-type="percentage" office:value="0" calcext:value-type="percentage">
            <text:p>0.00%</text:p>
          </table:table-cell>
          <table:table-cell table:formula="of:=([.E176]-[.B176])/[.B176]" office:value-type="percentage" office:value="0" calcext:value-type="percentage">
            <text:p>0.00%</text:p>
          </table:table-cell>
          <table:table-cell table:formula="of:=([.E176]-[.C176])/[.C176]" office:value-type="percentage" office:value="0" calcext:value-type="percentage">
            <text:p>0.00%</text:p>
          </table:table-cell>
          <table:table-cell table:formula="of:=([.E176]-[.D176])/[.D1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7]-[.A177])/[.A177]" office:value-type="percentage" office:value="0" calcext:value-type="percentage">
            <text:p>0.00%</text:p>
          </table:table-cell>
          <table:table-cell table:formula="of:=([.E177]-[.B177])/[.B177]" office:value-type="percentage" office:value="0" calcext:value-type="percentage">
            <text:p>0.00%</text:p>
          </table:table-cell>
          <table:table-cell table:formula="of:=([.E177]-[.C177])/[.C177]" office:value-type="percentage" office:value="0" calcext:value-type="percentage">
            <text:p>0.00%</text:p>
          </table:table-cell>
          <table:table-cell table:formula="of:=([.E177]-[.D177])/[.D1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0" calcext:value-type="float">
            <text:p>390</text:p>
          </table:table-cell>
          <table:table-cell table:formula="of:=([.E178]-[.A178])/[.A178]" office:value-type="percentage" office:value="0" calcext:value-type="percentage">
            <text:p>0.00%</text:p>
          </table:table-cell>
          <table:table-cell table:formula="of:=([.E178]-[.B178])/[.B178]" office:value-type="percentage" office:value="0" calcext:value-type="percentage">
            <text:p>0.00%</text:p>
          </table:table-cell>
          <table:table-cell table:formula="of:=([.E178]-[.C178])/[.C178]" office:value-type="percentage" office:value="0" calcext:value-type="percentage">
            <text:p>0.00%</text:p>
          </table:table-cell>
          <table:table-cell table:formula="of:=([.E178]-[.D178])/[.D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2" calcext:value-type="float">
            <text:p>392</text:p>
          </table:table-cell>
          <table:table-cell table:formula="of:=([.E179]-[.A179])/[.A179]" office:value-type="percentage" office:value="0" calcext:value-type="percentage">
            <text:p>0.00%</text:p>
          </table:table-cell>
          <table:table-cell table:formula="of:=([.E179]-[.B179])/[.B179]" office:value-type="percentage" office:value="0" calcext:value-type="percentage">
            <text:p>0.00%</text:p>
          </table:table-cell>
          <table:table-cell table:formula="of:=([.E179]-[.C179])/[.C179]" office:value-type="percentage" office:value="0" calcext:value-type="percentage">
            <text:p>0.00%</text:p>
          </table:table-cell>
          <table:table-cell table:formula="of:=([.E179]-[.D179])/[.D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3" calcext:value-type="float">
            <text:p>393</text:p>
          </table:table-cell>
          <table:table-cell table:formula="of:=([.E180]-[.A180])/[.A180]" office:value-type="percentage" office:value="0" calcext:value-type="percentage">
            <text:p>0.00%</text:p>
          </table:table-cell>
          <table:table-cell table:formula="of:=([.E180]-[.B180])/[.B180]" office:value-type="percentage" office:value="0" calcext:value-type="percentage">
            <text:p>0.00%</text:p>
          </table:table-cell>
          <table:table-cell table:formula="of:=([.E180]-[.C180])/[.C180]" office:value-type="percentage" office:value="0" calcext:value-type="percentage">
            <text:p>0.00%</text:p>
          </table:table-cell>
          <table:table-cell table:formula="of:=([.E180]-[.D180])/[.D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4" calcext:value-type="float">
            <text:p>394</text:p>
          </table:table-cell>
          <table:table-cell table:formula="of:=([.E181]-[.A181])/[.A181]" office:value-type="percentage" office:value="0" calcext:value-type="percentage">
            <text:p>0.00%</text:p>
          </table:table-cell>
          <table:table-cell table:formula="of:=([.E181]-[.B181])/[.B181]" office:value-type="percentage" office:value="0" calcext:value-type="percentage">
            <text:p>0.00%</text:p>
          </table:table-cell>
          <table:table-cell table:formula="of:=([.E181]-[.C181])/[.C181]" office:value-type="percentage" office:value="0" calcext:value-type="percentage">
            <text:p>0.00%</text:p>
          </table:table-cell>
          <table:table-cell table:formula="of:=([.E181]-[.D181])/[.D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6" calcext:value-type="float">
            <text:p>396</text:p>
          </table:table-cell>
          <table:table-cell table:formula="of:=([.E182]-[.A182])/[.A182]" office:value-type="percentage" office:value="0" calcext:value-type="percentage">
            <text:p>0.00%</text:p>
          </table:table-cell>
          <table:table-cell table:formula="of:=([.E182]-[.B182])/[.B182]" office:value-type="percentage" office:value="0" calcext:value-type="percentage">
            <text:p>0.00%</text:p>
          </table:table-cell>
          <table:table-cell table:formula="of:=([.E182]-[.C182])/[.C182]" office:value-type="percentage" office:value="0" calcext:value-type="percentage">
            <text:p>0.00%</text:p>
          </table:table-cell>
          <table:table-cell table:formula="of:=([.E182]-[.D182])/[.D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7" calcext:value-type="float">
            <text:p>397</text:p>
          </table:table-cell>
          <table:table-cell table:formula="of:=([.E183]-[.A183])/[.A183]" office:value-type="percentage" office:value="0" calcext:value-type="percentage">
            <text:p>0.00%</text:p>
          </table:table-cell>
          <table:table-cell table:formula="of:=([.E183]-[.B183])/[.B183]" office:value-type="percentage" office:value="0" calcext:value-type="percentage">
            <text:p>0.00%</text:p>
          </table:table-cell>
          <table:table-cell table:formula="of:=([.E183]-[.C183])/[.C183]" office:value-type="percentage" office:value="0" calcext:value-type="percentage">
            <text:p>0.00%</text:p>
          </table:table-cell>
          <table:table-cell table:formula="of:=([.E183]-[.D183])/[.D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0" calcext:value-type="float">
            <text:p>400</text:p>
          </table:table-cell>
          <table:table-cell table:formula="of:=([.E184]-[.A184])/[.A184]" office:value-type="percentage" office:value="0" calcext:value-type="percentage">
            <text:p>0.00%</text:p>
          </table:table-cell>
          <table:table-cell table:formula="of:=([.E184]-[.B184])/[.B184]" office:value-type="percentage" office:value="0" calcext:value-type="percentage">
            <text:p>0.00%</text:p>
          </table:table-cell>
          <table:table-cell table:formula="of:=([.E184]-[.C184])/[.C184]" office:value-type="percentage" office:value="0" calcext:value-type="percentage">
            <text:p>0.00%</text:p>
          </table:table-cell>
          <table:table-cell table:formula="of:=([.E184]-[.D184])/[.D1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2" calcext:value-type="float">
            <text:p>402</text:p>
          </table:table-cell>
          <table:table-cell table:formula="of:=([.E185]-[.A185])/[.A185]" office:value-type="percentage" office:value="0" calcext:value-type="percentage">
            <text:p>0.00%</text:p>
          </table:table-cell>
          <table:table-cell table:formula="of:=([.E185]-[.B185])/[.B185]" office:value-type="percentage" office:value="0" calcext:value-type="percentage">
            <text:p>0.00%</text:p>
          </table:table-cell>
          <table:table-cell table:formula="of:=([.E185]-[.C185])/[.C185]" office:value-type="percentage" office:value="0" calcext:value-type="percentage">
            <text:p>0.00%</text:p>
          </table:table-cell>
          <table:table-cell table:formula="of:=([.E185]-[.D185])/[.D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3" calcext:value-type="float">
            <text:p>403</text:p>
          </table:table-cell>
          <table:table-cell table:formula="of:=([.E186]-[.A186])/[.A186]" office:value-type="percentage" office:value="0" calcext:value-type="percentage">
            <text:p>0.00%</text:p>
          </table:table-cell>
          <table:table-cell table:formula="of:=([.E186]-[.B186])/[.B186]" office:value-type="percentage" office:value="0" calcext:value-type="percentage">
            <text:p>0.00%</text:p>
          </table:table-cell>
          <table:table-cell table:formula="of:=([.E186]-[.C186])/[.C186]" office:value-type="percentage" office:value="0" calcext:value-type="percentage">
            <text:p>0.00%</text:p>
          </table:table-cell>
          <table:table-cell table:formula="of:=([.E186]-[.D186])/[.D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.8" calcext:value-type="float">
            <text:p>395.8</text:p>
          </table:table-cell>
          <table:table-cell office:value-type="float" office:value="394.9" calcext:value-type="float">
            <text:p>394.9</text:p>
          </table:table-cell>
          <table:table-cell office:value-type="float" office:value="394.1" calcext:value-type="float">
            <text:p>394.1</text:p>
          </table:table-cell>
          <table:table-cell office:value-type="float" office:value="393.7" calcext:value-type="float">
            <text:p>393.7</text:p>
          </table:table-cell>
          <table:table-cell office:value-type="float" office:value="406" calcext:value-type="float">
            <text:p>406</text:p>
          </table:table-cell>
          <table:table-cell table:formula="of:=([.E187]-[.A187])/[.A187]" office:value-type="percentage" office:value="0.0257705912076806" calcext:value-type="percentage">
            <text:p>2.58%</text:p>
          </table:table-cell>
          <table:table-cell table:formula="of:=([.E187]-[.B187])/[.B187]" office:value-type="percentage" office:value="0.0281083818688276" calcext:value-type="percentage">
            <text:p>2.81%</text:p>
          </table:table-cell>
          <table:table-cell table:formula="of:=([.E187]-[.C187])/[.C187]" office:value-type="percentage" office:value="0.0301953818827708" calcext:value-type="percentage">
            <text:p>3.02%</text:p>
          </table:table-cell>
          <table:table-cell table:formula="of:=([.E187]-[.D187])/[.D187]" office:value-type="percentage" office:value="0.031242062484125" calcext:value-type="percentage">
            <text:p>3.12%</text:p>
          </table:table-cell>
        </table:table-row>
        <table:table-row table:style-name="ro1">
          <table:table-cell table:number-columns-repeated="5" office:value-type="float" office:value="406" calcext:value-type="float">
            <text:p>406</text:p>
          </table:table-cell>
          <table:table-cell table:formula="of:=([.E188]-[.A188])/[.A188]" office:value-type="percentage" office:value="0" calcext:value-type="percentage">
            <text:p>0.00%</text:p>
          </table:table-cell>
          <table:table-cell table:formula="of:=([.E188]-[.B188])/[.B188]" office:value-type="percentage" office:value="0" calcext:value-type="percentage">
            <text:p>0.00%</text:p>
          </table:table-cell>
          <table:table-cell table:formula="of:=([.E188]-[.C188])/[.C188]" office:value-type="percentage" office:value="0" calcext:value-type="percentage">
            <text:p>0.00%</text:p>
          </table:table-cell>
          <table:table-cell table:formula="of:=([.E188]-[.D188])/[.D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6" calcext:value-type="float">
            <text:p>406</text:p>
          </table:table-cell>
          <table:table-cell table:formula="of:=([.E189]-[.A189])/[.A189]" office:value-type="percentage" office:value="0" calcext:value-type="percentage">
            <text:p>0.00%</text:p>
          </table:table-cell>
          <table:table-cell table:formula="of:=([.E189]-[.B189])/[.B189]" office:value-type="percentage" office:value="0" calcext:value-type="percentage">
            <text:p>0.00%</text:p>
          </table:table-cell>
          <table:table-cell table:formula="of:=([.E189]-[.C189])/[.C189]" office:value-type="percentage" office:value="0" calcext:value-type="percentage">
            <text:p>0.00%</text:p>
          </table:table-cell>
          <table:table-cell table:formula="of:=([.E189]-[.D189])/[.D1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8" calcext:value-type="float">
            <text:p>408</text:p>
          </table:table-cell>
          <table:table-cell table:formula="of:=([.E190]-[.A190])/[.A190]" office:value-type="percentage" office:value="0" calcext:value-type="percentage">
            <text:p>0.00%</text:p>
          </table:table-cell>
          <table:table-cell table:formula="of:=([.E190]-[.B190])/[.B190]" office:value-type="percentage" office:value="0" calcext:value-type="percentage">
            <text:p>0.00%</text:p>
          </table:table-cell>
          <table:table-cell table:formula="of:=([.E190]-[.C190])/[.C190]" office:value-type="percentage" office:value="0" calcext:value-type="percentage">
            <text:p>0.00%</text:p>
          </table:table-cell>
          <table:table-cell table:formula="of:=([.E190]-[.D190])/[.D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8" calcext:value-type="float">
            <text:p>408</text:p>
          </table:table-cell>
          <table:table-cell table:formula="of:=([.E191]-[.A191])/[.A191]" office:value-type="percentage" office:value="0" calcext:value-type="percentage">
            <text:p>0.00%</text:p>
          </table:table-cell>
          <table:table-cell table:formula="of:=([.E191]-[.B191])/[.B191]" office:value-type="percentage" office:value="0" calcext:value-type="percentage">
            <text:p>0.00%</text:p>
          </table:table-cell>
          <table:table-cell table:formula="of:=([.E191]-[.C191])/[.C191]" office:value-type="percentage" office:value="0" calcext:value-type="percentage">
            <text:p>0.00%</text:p>
          </table:table-cell>
          <table:table-cell table:formula="of:=([.E191]-[.D191])/[.D1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11" calcext:value-type="float">
            <text:p>411</text:p>
          </table:table-cell>
          <table:table-cell table:formula="of:=([.E192]-[.A192])/[.A192]" office:value-type="percentage" office:value="0" calcext:value-type="percentage">
            <text:p>0.00%</text:p>
          </table:table-cell>
          <table:table-cell table:formula="of:=([.E192]-[.B192])/[.B192]" office:value-type="percentage" office:value="0" calcext:value-type="percentage">
            <text:p>0.00%</text:p>
          </table:table-cell>
          <table:table-cell table:formula="of:=([.E192]-[.C192])/[.C192]" office:value-type="percentage" office:value="0" calcext:value-type="percentage">
            <text:p>0.00%</text:p>
          </table:table-cell>
          <table:table-cell table:formula="of:=([.E192]-[.D192])/[.D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599" calcext:value-type="float">
            <text:p>599</text:p>
          </table:table-cell>
          <table:table-cell table:formula="of:=([.E193]-[.A193])/[.A193]" office:value-type="percentage" office:value="0" calcext:value-type="percentage">
            <text:p>0.00%</text:p>
          </table:table-cell>
          <table:table-cell table:formula="of:=([.E193]-[.B193])/[.B193]" office:value-type="percentage" office:value="0" calcext:value-type="percentage">
            <text:p>0.00%</text:p>
          </table:table-cell>
          <table:table-cell table:formula="of:=([.E193]-[.C193])/[.C193]" office:value-type="percentage" office:value="0" calcext:value-type="percentage">
            <text:p>0.00%</text:p>
          </table:table-cell>
          <table:table-cell table:formula="of:=([.E193]-[.D193])/[.D1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749" calcext:value-type="float">
            <text:p>749</text:p>
          </table:table-cell>
          <table:table-cell table:formula="of:=([.E194]-[.A194])/[.A194]" office:value-type="percentage" office:value="0" calcext:value-type="percentage">
            <text:p>0.00%</text:p>
          </table:table-cell>
          <table:table-cell table:formula="of:=([.E194]-[.B194])/[.B194]" office:value-type="percentage" office:value="0" calcext:value-type="percentage">
            <text:p>0.00%</text:p>
          </table:table-cell>
          <table:table-cell table:formula="of:=([.E194]-[.C194])/[.C194]" office:value-type="percentage" office:value="0" calcext:value-type="percentage">
            <text:p>0.00%</text:p>
          </table:table-cell>
          <table:table-cell table:formula="of:=([.E194]-[.D194])/[.D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table:style-name="ce3" table:formula="of:=SUM([.F2:.F194])/193" office:value-type="percentage" office:value="0.000958868413786058" calcext:value-type="percentage">
            <text:p>0.10%</text:p>
          </table:table-cell>
          <table:table-cell table:style-name="ce3" table:formula="of:=SUM([.G2:.G194])/193" office:value-type="percentage" office:value="0.000971272367006611" calcext:value-type="percentage">
            <text:p>0.10%</text:p>
          </table:table-cell>
          <table:table-cell table:style-name="ce3" table:formula="of:=SUM([.H2:.H194])/193" office:value-type="percentage" office:value="0.000958726518480196" calcext:value-type="percentage">
            <text:p>0.10%</text:p>
          </table:table-cell>
          <table:table-cell table:style-name="ce3" table:formula="of:=SUM([.I2:.I194])/193" office:value-type="percentage" office:value="0.000955802963766419" calcext:value-type="percentage">
            <text:p>0.10%</text:p>
          </table:table-cell>
        </table:table-row>
      </table:table>
      <table:table table:name="B-objval" table:style-name="ta1"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swap</text:p>
          </table:table-cell>
          <table:table-cell table:style-name="ce1" office:value-type="string" calcext:value-type="string">
            <text:p>gap smart update</text:p>
          </table:table-cell>
          <table:table-cell table:style-name="ce1" office:value-type="string" calcext:value-type="string">
            <text:p>gap storage</text:p>
          </table:table-cell>
          <table:table-cell table:style-name="ce1" office:value-type="string" calcext:value-type="string">
            <text:p>gap update</text:p>
          </table:table-cell>
        </table:table-row>
        <table:table-row table:style-name="ro1">
          <table:table-cell table:number-columns-repeated="3"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table:formula="of:=([.E2]-[.A2])/[.A2]" office:value-type="percentage" office:value="0.0126582278481012" calcext:value-type="percentage">
            <text:p>1.27%</text:p>
          </table:table-cell>
          <table:table-cell table:formula="of:=([.E2]-[.B2])/[.B2]" office:value-type="percentage" office:value="0.0126582278481012" calcext:value-type="percentage">
            <text:p>1.27%</text:p>
          </table:table-cell>
          <table:table-cell table:formula="of:=([.E2]-[.C2])/[.C2]" office:value-type="percentage" office:value="0.0126582278481012" calcext:value-type="percentage">
            <text:p>1.27%</text:p>
          </table:table-cell>
          <table:table-cell table:formula="of:=([.E2]-[.D2])/[.D2]" office:value-type="percentage" office:value="0.0256410256410257" calcext:value-type="percentage">
            <text:p>2.56%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formula="of:=([.E3]-[.A3])/[.A3]" office:value-type="percentage" office:value="0" calcext:value-type="percentage">
            <text:p>0.00%</text:p>
          </table:table-cell>
          <table:table-cell table:formula="of:=([.E3]-[.B3])/[.B3]" office:value-type="percentage" office:value="0" calcext:value-type="percentage">
            <text:p>0.00%</text:p>
          </table:table-cell>
          <table:table-cell table:formula="of:=([.E3]-[.C3])/[.C3]" office:value-type="percentage" office:value="0" calcext:value-type="percentage">
            <text:p>0.00%</text:p>
          </table:table-cell>
          <table:table-cell table:formula="of:=([.E3]-[.D3])/[.D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formula="of:=([.E4]-[.A4])/[.A4]" office:value-type="percentage" office:value="0" calcext:value-type="percentage">
            <text:p>0.00%</text:p>
          </table:table-cell>
          <table:table-cell table:formula="of:=([.E4]-[.B4])/[.B4]" office:value-type="percentage" office:value="0" calcext:value-type="percentage">
            <text:p>0.00%</text:p>
          </table:table-cell>
          <table:table-cell table:formula="of:=([.E4]-[.C4])/[.C4]" office:value-type="percentage" office:value="0" calcext:value-type="percentage">
            <text:p>0.00%</text:p>
          </table:table-cell>
          <table:table-cell table:formula="of:=([.E4]-[.D4])/[.D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formula="of:=([.E5]-[.A5])/[.A5]" office:value-type="percentage" office:value="0" calcext:value-type="percentage">
            <text:p>0.00%</text:p>
          </table:table-cell>
          <table:table-cell table:formula="of:=([.E5]-[.B5])/[.B5]" office:value-type="percentage" office:value="0" calcext:value-type="percentage">
            <text:p>0.00%</text:p>
          </table:table-cell>
          <table:table-cell table:formula="of:=([.E5]-[.C5])/[.C5]" office:value-type="percentage" office:value="0" calcext:value-type="percentage">
            <text:p>0.00%</text:p>
          </table:table-cell>
          <table:table-cell table:formula="of:=([.E5]-[.D5])/[.D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8" calcext:value-type="float">
            <text:p>48</text:p>
          </table:table-cell>
          <table:table-cell table:formula="of:=([.E6]-[.A6])/[.A6]" office:value-type="percentage" office:value="0" calcext:value-type="percentage">
            <text:p>0.00%</text:p>
          </table:table-cell>
          <table:table-cell table:formula="of:=([.E6]-[.B6])/[.B6]" office:value-type="percentage" office:value="0" calcext:value-type="percentage">
            <text:p>0.00%</text:p>
          </table:table-cell>
          <table:table-cell table:formula="of:=([.E6]-[.C6])/[.C6]" office:value-type="percentage" office:value="0" calcext:value-type="percentage">
            <text:p>0.00%</text:p>
          </table:table-cell>
          <table:table-cell table:formula="of:=([.E6]-[.D6])/[.D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79.7" calcext:value-type="float">
            <text:p>79.7</text:p>
          </table:table-cell>
          <table:table-cell office:value-type="float" office:value="79.6" calcext:value-type="float">
            <text:p>79.6</text:p>
          </table:table-cell>
          <table:table-cell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table:formula="of:=([.E7]-[.A7])/[.A7]" office:value-type="percentage" office:value="0.00502512562814078" calcext:value-type="percentage">
            <text:p>0.50%</text:p>
          </table:table-cell>
          <table:table-cell table:formula="of:=([.E7]-[.B7])/[.B7]" office:value-type="percentage" office:value="0.00376411543287324" calcext:value-type="percentage">
            <text:p>0.38%</text:p>
          </table:table-cell>
          <table:table-cell table:formula="of:=([.E7]-[.C7])/[.C7]" office:value-type="percentage" office:value="0.00502512562814078" calcext:value-type="percentage">
            <text:p>0.50%</text:p>
          </table:table-cell>
          <table:table-cell table:formula="of:=([.E7]-[.D7])/[.D7]" office:value-type="percentage" office:value="0.00628930817610063" calcext:value-type="percentage">
            <text:p>0.63%</text:p>
          </table:table-cell>
        </table:table-row>
        <table:table-row table:style-name="ro1">
          <table:table-cell table:number-columns-repeated="5" office:value-type="float" office:value="96" calcext:value-type="float">
            <text:p>96</text:p>
          </table:table-cell>
          <table:table-cell table:formula="of:=([.E8]-[.A8])/[.A8]" office:value-type="percentage" office:value="0" calcext:value-type="percentage">
            <text:p>0.00%</text:p>
          </table:table-cell>
          <table:table-cell table:formula="of:=([.E8]-[.B8])/[.B8]" office:value-type="percentage" office:value="0" calcext:value-type="percentage">
            <text:p>0.00%</text:p>
          </table:table-cell>
          <table:table-cell table:formula="of:=([.E8]-[.C8])/[.C8]" office:value-type="percentage" office:value="0" calcext:value-type="percentage">
            <text:p>0.00%</text:p>
          </table:table-cell>
          <table:table-cell table:formula="of:=([.E8]-[.D8])/[.D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02" calcext:value-type="float">
            <text:p>102</text:p>
          </table:table-cell>
          <table:table-cell table:formula="of:=([.E9]-[.A9])/[.A9]" office:value-type="percentage" office:value="0" calcext:value-type="percentage">
            <text:p>0.00%</text:p>
          </table:table-cell>
          <table:table-cell table:formula="of:=([.E9]-[.B9])/[.B9]" office:value-type="percentage" office:value="0" calcext:value-type="percentage">
            <text:p>0.00%</text:p>
          </table:table-cell>
          <table:table-cell table:formula="of:=([.E9]-[.C9])/[.C9]" office:value-type="percentage" office:value="0" calcext:value-type="percentage">
            <text:p>0.00%</text:p>
          </table:table-cell>
          <table:table-cell table:formula="of:=([.E9]-[.D9])/[.D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table:number-columns-repeated="3" office:value-type="float" office:value="101.2" calcext:value-type="float">
            <text:p>101.2</text:p>
          </table:table-cell>
          <table:table-cell office:value-type="float" office:value="103" calcext:value-type="float">
            <text:p>103</text:p>
          </table:table-cell>
          <table:table-cell table:formula="of:=([.E10]-[.A10])/[.A10]" office:value-type="percentage" office:value="0.0167818361303061" calcext:value-type="percentage">
            <text:p>1.68%</text:p>
          </table:table-cell>
          <table:table-cell table:formula="of:=([.E10]-[.B10])/[.B10]" office:value-type="percentage" office:value="0.0177865612648221" calcext:value-type="percentage">
            <text:p>1.78%</text:p>
          </table:table-cell>
          <table:table-cell table:formula="of:=([.E10]-[.C10])/[.C10]" office:value-type="percentage" office:value="0.0177865612648221" calcext:value-type="percentage">
            <text:p>1.78%</text:p>
          </table:table-cell>
          <table:table-cell table:formula="of:=([.E10]-[.D10])/[.D10]" office:value-type="percentage" office:value="0.0177865612648221" calcext:value-type="percentage">
            <text:p>1.78%</text:p>
          </table:table-cell>
        </table:table-row>
        <table:table-row table:style-name="ro1">
          <table:table-cell table:number-columns-repeated="5" office:value-type="float" office:value="103" calcext:value-type="float">
            <text:p>103</text:p>
          </table:table-cell>
          <table:table-cell table:formula="of:=([.E11]-[.A11])/[.A11]" office:value-type="percentage" office:value="0" calcext:value-type="percentage">
            <text:p>0.00%</text:p>
          </table:table-cell>
          <table:table-cell table:formula="of:=([.E11]-[.B11])/[.B11]" office:value-type="percentage" office:value="0" calcext:value-type="percentage">
            <text:p>0.00%</text:p>
          </table:table-cell>
          <table:table-cell table:formula="of:=([.E11]-[.C11])/[.C11]" office:value-type="percentage" office:value="0" calcext:value-type="percentage">
            <text:p>0.00%</text:p>
          </table:table-cell>
          <table:table-cell table:formula="of:=([.E11]-[.D11])/[.D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0" calcext:value-type="float">
            <text:p>110</text:p>
          </table:table-cell>
          <table:table-cell table:formula="of:=([.E12]-[.A12])/[.A12]" office:value-type="percentage" office:value="0" calcext:value-type="percentage">
            <text:p>0.00%</text:p>
          </table:table-cell>
          <table:table-cell table:formula="of:=([.E12]-[.B12])/[.B12]" office:value-type="percentage" office:value="0" calcext:value-type="percentage">
            <text:p>0.00%</text:p>
          </table:table-cell>
          <table:table-cell table:formula="of:=([.E12]-[.C12])/[.C12]" office:value-type="percentage" office:value="0" calcext:value-type="percentage">
            <text:p>0.00%</text:p>
          </table:table-cell>
          <table:table-cell table:formula="of:=([.E12]-[.D12])/[.D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1" calcext:value-type="float">
            <text:p>111</text:p>
          </table:table-cell>
          <table:table-cell table:formula="of:=([.E13]-[.A13])/[.A13]" office:value-type="percentage" office:value="0" calcext:value-type="percentage">
            <text:p>0.00%</text:p>
          </table:table-cell>
          <table:table-cell table:formula="of:=([.E13]-[.B13])/[.B13]" office:value-type="percentage" office:value="0" calcext:value-type="percentage">
            <text:p>0.00%</text:p>
          </table:table-cell>
          <table:table-cell table:formula="of:=([.E13]-[.C13])/[.C13]" office:value-type="percentage" office:value="0" calcext:value-type="percentage">
            <text:p>0.00%</text:p>
          </table:table-cell>
          <table:table-cell table:formula="of:=([.E13]-[.D13])/[.D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2" calcext:value-type="float">
            <text:p>112</text:p>
          </table:table-cell>
          <table:table-cell table:formula="of:=([.E14]-[.A14])/[.A14]" office:value-type="percentage" office:value="0" calcext:value-type="percentage">
            <text:p>0.00%</text:p>
          </table:table-cell>
          <table:table-cell table:formula="of:=([.E14]-[.B14])/[.B14]" office:value-type="percentage" office:value="0" calcext:value-type="percentage">
            <text:p>0.00%</text:p>
          </table:table-cell>
          <table:table-cell table:formula="of:=([.E14]-[.C14])/[.C14]" office:value-type="percentage" office:value="0" calcext:value-type="percentage">
            <text:p>0.00%</text:p>
          </table:table-cell>
          <table:table-cell table:formula="of:=([.E14]-[.D14])/[.D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4" calcext:value-type="float">
            <text:p>114</text:p>
          </table:table-cell>
          <table:table-cell table:formula="of:=([.E15]-[.A15])/[.A15]" office:value-type="percentage" office:value="0" calcext:value-type="percentage">
            <text:p>0.00%</text:p>
          </table:table-cell>
          <table:table-cell table:formula="of:=([.E15]-[.B15])/[.B15]" office:value-type="percentage" office:value="0" calcext:value-type="percentage">
            <text:p>0.00%</text:p>
          </table:table-cell>
          <table:table-cell table:formula="of:=([.E15]-[.C15])/[.C15]" office:value-type="percentage" office:value="0" calcext:value-type="percentage">
            <text:p>0.00%</text:p>
          </table:table-cell>
          <table:table-cell table:formula="of:=([.E15]-[.D15])/[.D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125.8" calcext:value-type="float">
            <text:p>125.8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8" calcext:value-type="float">
            <text:p>125.8</text:p>
          </table:table-cell>
          <table:table-cell office:value-type="float" office:value="127" calcext:value-type="float">
            <text:p>127</text:p>
          </table:table-cell>
          <table:table-cell table:formula="of:=([.E16]-[.A16])/[.A16]" office:value-type="percentage" office:value="0.0135674381484438" calcext:value-type="percentage">
            <text:p>1.36%</text:p>
          </table:table-cell>
          <table:table-cell table:formula="of:=([.E16]-[.B16])/[.B16]" office:value-type="percentage" office:value="0.00953895071542133" calcext:value-type="percentage">
            <text:p>0.95%</text:p>
          </table:table-cell>
          <table:table-cell table:formula="of:=([.E16]-[.C16])/[.C16]" office:value-type="percentage" office:value="0.0143769968051118" calcext:value-type="percentage">
            <text:p>1.44%</text:p>
          </table:table-cell>
          <table:table-cell table:formula="of:=([.E16]-[.D16])/[.D16]" office:value-type="percentage" office:value="0.00953895071542133" calcext:value-type="percentage">
            <text:p>0.95%</text:p>
          </table:table-cell>
        </table:table-row>
        <table:table-row table:style-name="ro1">
          <table:table-cell table:number-columns-repeated="5" office:value-type="float" office:value="128" calcext:value-type="float">
            <text:p>128</text:p>
          </table:table-cell>
          <table:table-cell table:formula="of:=([.E17]-[.A17])/[.A17]" office:value-type="percentage" office:value="0" calcext:value-type="percentage">
            <text:p>0.00%</text:p>
          </table:table-cell>
          <table:table-cell table:formula="of:=([.E17]-[.B17])/[.B17]" office:value-type="percentage" office:value="0" calcext:value-type="percentage">
            <text:p>0.00%</text:p>
          </table:table-cell>
          <table:table-cell table:formula="of:=([.E17]-[.C17])/[.C17]" office:value-type="percentage" office:value="0" calcext:value-type="percentage">
            <text:p>0.00%</text:p>
          </table:table-cell>
          <table:table-cell table:formula="of:=([.E17]-[.D17])/[.D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.7" calcext:value-type="float">
            <text:p>137.7</text:p>
          </table:table-cell>
          <table:table-cell table:number-columns-repeated="2" office:value-type="float" office:value="137.9" calcext:value-type="float">
            <text:p>137.9</text:p>
          </table:table-cell>
          <table:table-cell office:value-type="float" office:value="138" calcext:value-type="float">
            <text:p>138</text:p>
          </table:table-cell>
          <table:table-cell table:formula="of:=([.E18]-[.A18])/[.A18]" office:value-type="percentage" office:value="0" calcext:value-type="percentage">
            <text:p>0.00%</text:p>
          </table:table-cell>
          <table:table-cell table:formula="of:=([.E18]-[.B18])/[.B18]" office:value-type="percentage" office:value="0.00217864923747285" calcext:value-type="percentage">
            <text:p>0.22%</text:p>
          </table:table-cell>
          <table:table-cell table:formula="of:=([.E18]-[.C18])/[.C18]" office:value-type="percentage" office:value="0.000725163161711344" calcext:value-type="percentage">
            <text:p>0.07%</text:p>
          </table:table-cell>
          <table:table-cell table:formula="of:=([.E18]-[.D18])/[.D18]" office:value-type="percentage" office:value="0.000725163161711344" calcext:value-type="percentage">
            <text:p>0.07%</text:p>
          </table:table-cell>
        </table:table-row>
        <table:table-row table:style-name="ro1">
          <table:table-cell table:number-columns-repeated="5" office:value-type="float" office:value="138" calcext:value-type="float">
            <text:p>138</text:p>
          </table:table-cell>
          <table:table-cell table:formula="of:=([.E19]-[.A19])/[.A19]" office:value-type="percentage" office:value="0" calcext:value-type="percentage">
            <text:p>0.00%</text:p>
          </table:table-cell>
          <table:table-cell table:formula="of:=([.E19]-[.B19])/[.B19]" office:value-type="percentage" office:value="0" calcext:value-type="percentage">
            <text:p>0.00%</text:p>
          </table:table-cell>
          <table:table-cell table:formula="of:=([.E19]-[.C19])/[.C19]" office:value-type="percentage" office:value="0" calcext:value-type="percentage">
            <text:p>0.00%</text:p>
          </table:table-cell>
          <table:table-cell table:formula="of:=([.E19]-[.D19])/[.D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41" calcext:value-type="float">
            <text:p>141</text:p>
          </table:table-cell>
          <table:table-cell table:formula="of:=([.E20]-[.A20])/[.A20]" office:value-type="percentage" office:value="0" calcext:value-type="percentage">
            <text:p>0.00%</text:p>
          </table:table-cell>
          <table:table-cell table:formula="of:=([.E20]-[.B20])/[.B20]" office:value-type="percentage" office:value="0" calcext:value-type="percentage">
            <text:p>0.00%</text:p>
          </table:table-cell>
          <table:table-cell table:formula="of:=([.E20]-[.C20])/[.C20]" office:value-type="percentage" office:value="0" calcext:value-type="percentage">
            <text:p>0.00%</text:p>
          </table:table-cell>
          <table:table-cell table:formula="of:=([.E20]-[.D20])/[.D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135.2" calcext:value-type="float">
            <text:p>135.2</text:p>
          </table:table-cell>
          <table:table-cell office:value-type="float" office:value="135" calcext:value-type="float">
            <text:p>135</text:p>
          </table:table-cell>
          <table:table-cell office:value-type="float" office:value="135.6" calcext:value-type="float">
            <text:p>135.6</text:p>
          </table:table-cell>
          <table:table-cell office:value-type="float" office:value="139" calcext:value-type="float">
            <text:p>139</text:p>
          </table:table-cell>
          <table:table-cell table:formula="of:=([.E21]-[.A21])/[.A21]" office:value-type="percentage" office:value="0.0303928836174944" calcext:value-type="percentage">
            <text:p>3.04%</text:p>
          </table:table-cell>
          <table:table-cell table:formula="of:=([.E21]-[.B21])/[.B21]" office:value-type="percentage" office:value="0.0281065088757397" calcext:value-type="percentage">
            <text:p>2.81%</text:p>
          </table:table-cell>
          <table:table-cell table:formula="of:=([.E21]-[.C21])/[.C21]" office:value-type="percentage" office:value="0.0296296296296296" calcext:value-type="percentage">
            <text:p>2.96%</text:p>
          </table:table-cell>
          <table:table-cell table:formula="of:=([.E21]-[.D21])/[.D21]" office:value-type="percentage" office:value="0.0250737463126844" calcext:value-type="percentage">
            <text:p>2.51%</text:p>
          </table:table-cell>
        </table:table-row>
        <table:table-row table:style-name="ro1">
          <table:table-cell table:number-columns-repeated="2" office:value-type="float" office:value="143.7" calcext:value-type="float">
            <text:p>143.7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9" calcext:value-type="float">
            <text:p>143.9</text:p>
          </table:table-cell>
          <table:table-cell office:value-type="float" office:value="144" calcext:value-type="float">
            <text:p>144</text:p>
          </table:table-cell>
          <table:table-cell table:formula="of:=([.E22]-[.A22])/[.A22]" office:value-type="percentage" office:value="0.0020876826722339" calcext:value-type="percentage">
            <text:p>0.21%</text:p>
          </table:table-cell>
          <table:table-cell table:formula="of:=([.E22]-[.B22])/[.B22]" office:value-type="percentage" office:value="0.0020876826722339" calcext:value-type="percentage">
            <text:p>0.21%</text:p>
          </table:table-cell>
          <table:table-cell table:formula="of:=([.E22]-[.C22])/[.C22]" office:value-type="percentage" office:value="0.00348432055749129" calcext:value-type="percentage">
            <text:p>0.35%</text:p>
          </table:table-cell>
          <table:table-cell table:formula="of:=([.E22]-[.D22])/[.D22]" office:value-type="percentage" office:value="0.000694927032661531" calcext:value-type="percentage">
            <text:p>0.07%</text:p>
          </table:table-cell>
        </table:table-row>
        <table:table-row table:style-name="ro1">
          <table:table-cell table:number-columns-repeated="5" office:value-type="float" office:value="149" calcext:value-type="float">
            <text:p>149</text:p>
          </table:table-cell>
          <table:table-cell table:formula="of:=([.E23]-[.A23])/[.A23]" office:value-type="percentage" office:value="0" calcext:value-type="percentage">
            <text:p>0.00%</text:p>
          </table:table-cell>
          <table:table-cell table:formula="of:=([.E23]-[.B23])/[.B23]" office:value-type="percentage" office:value="0" calcext:value-type="percentage">
            <text:p>0.00%</text:p>
          </table:table-cell>
          <table:table-cell table:formula="of:=([.E23]-[.C23])/[.C23]" office:value-type="percentage" office:value="0" calcext:value-type="percentage">
            <text:p>0.00%</text:p>
          </table:table-cell>
          <table:table-cell table:formula="of:=([.E23]-[.D23])/[.D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55" calcext:value-type="float">
            <text:p>155</text:p>
          </table:table-cell>
          <table:table-cell table:formula="of:=([.E24]-[.A24])/[.A24]" office:value-type="percentage" office:value="0" calcext:value-type="percentage">
            <text:p>0.00%</text:p>
          </table:table-cell>
          <table:table-cell table:formula="of:=([.E24]-[.B24])/[.B24]" office:value-type="percentage" office:value="0" calcext:value-type="percentage">
            <text:p>0.00%</text:p>
          </table:table-cell>
          <table:table-cell table:formula="of:=([.E24]-[.C24])/[.C24]" office:value-type="percentage" office:value="0" calcext:value-type="percentage">
            <text:p>0.00%</text:p>
          </table:table-cell>
          <table:table-cell table:formula="of:=([.E24]-[.D24])/[.D2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155.3" calcext:value-type="float">
            <text:p>155.3</text:p>
          </table:table-cell>
          <table:table-cell office:value-type="float" office:value="155.8" calcext:value-type="float">
            <text:p>155.8</text:p>
          </table:table-cell>
          <table:table-cell office:value-type="float" office:value="155.9" calcext:value-type="float">
            <text:p>155.9</text:p>
          </table:table-cell>
          <table:table-cell office:value-type="float" office:value="156" calcext:value-type="float">
            <text:p>156</text:p>
          </table:table-cell>
          <table:table-cell table:formula="of:=([.E25]-[.A25])/[.A25]" office:value-type="percentage" office:value="0.000641436818473344" calcext:value-type="percentage">
            <text:p>0.06%</text:p>
          </table:table-cell>
          <table:table-cell table:formula="of:=([.E25]-[.B25])/[.B25]" office:value-type="percentage" office:value="0.00450740502253695" calcext:value-type="percentage">
            <text:p>0.45%</text:p>
          </table:table-cell>
          <table:table-cell table:formula="of:=([.E25]-[.C25])/[.C25]" office:value-type="percentage" office:value="0.00128369704749672" calcext:value-type="percentage">
            <text:p>0.13%</text:p>
          </table:table-cell>
          <table:table-cell table:formula="of:=([.E25]-[.D25])/[.D25]" office:value-type="percentage" office:value="0.000641436818473344" calcext:value-type="percentage">
            <text:p>0.06%</text:p>
          </table:table-cell>
        </table:table-row>
        <table:table-row table:style-name="ro1">
          <table:table-cell table:number-columns-repeated="5" office:value-type="float" office:value="160" calcext:value-type="float">
            <text:p>160</text:p>
          </table:table-cell>
          <table:table-cell table:formula="of:=([.E26]-[.A26])/[.A26]" office:value-type="percentage" office:value="0" calcext:value-type="percentage">
            <text:p>0.00%</text:p>
          </table:table-cell>
          <table:table-cell table:formula="of:=([.E26]-[.B26])/[.B26]" office:value-type="percentage" office:value="0" calcext:value-type="percentage">
            <text:p>0.00%</text:p>
          </table:table-cell>
          <table:table-cell table:formula="of:=([.E26]-[.C26])/[.C26]" office:value-type="percentage" office:value="0" calcext:value-type="percentage">
            <text:p>0.00%</text:p>
          </table:table-cell>
          <table:table-cell table:formula="of:=([.E26]-[.D26])/[.D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153.2" calcext:value-type="float">
            <text:p>153.2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1" calcext:value-type="float">
            <text:p>154.1</text:p>
          </table:table-cell>
          <table:table-cell office:value-type="float" office:value="155" calcext:value-type="float">
            <text:p>155</text:p>
          </table:table-cell>
          <table:table-cell table:formula="of:=([.E27]-[.A27])/[.A27]" office:value-type="percentage" office:value="0.00845803513337678" calcext:value-type="percentage">
            <text:p>0.85%</text:p>
          </table:table-cell>
          <table:table-cell table:formula="of:=([.E27]-[.B27])/[.B27]" office:value-type="percentage" office:value="0.0117493472584857" calcext:value-type="percentage">
            <text:p>1.17%</text:p>
          </table:table-cell>
          <table:table-cell table:formula="of:=([.E27]-[.C27])/[.C27]" office:value-type="percentage" office:value="0.0110893672537507" calcext:value-type="percentage">
            <text:p>1.11%</text:p>
          </table:table-cell>
          <table:table-cell table:formula="of:=([.E27]-[.D27])/[.D27]" office:value-type="percentage" office:value="0.00584036340038939" calcext:value-type="percentage">
            <text:p>0.58%</text:p>
          </table:table-cell>
        </table:table-row>
        <table:table-row table:style-name="ro1">
          <table:table-cell table:number-columns-repeated="5" office:value-type="float" office:value="164" calcext:value-type="float">
            <text:p>164</text:p>
          </table:table-cell>
          <table:table-cell table:formula="of:=([.E28]-[.A28])/[.A28]" office:value-type="percentage" office:value="0" calcext:value-type="percentage">
            <text:p>0.00%</text:p>
          </table:table-cell>
          <table:table-cell table:formula="of:=([.E28]-[.B28])/[.B28]" office:value-type="percentage" office:value="0" calcext:value-type="percentage">
            <text:p>0.00%</text:p>
          </table:table-cell>
          <table:table-cell table:formula="of:=([.E28]-[.C28])/[.C28]" office:value-type="percentage" office:value="0" calcext:value-type="percentage">
            <text:p>0.00%</text:p>
          </table:table-cell>
          <table:table-cell table:formula="of:=([.E28]-[.D28])/[.D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64" calcext:value-type="float">
            <text:p>164</text:p>
          </table:table-cell>
          <table:table-cell table:formula="of:=([.E29]-[.A29])/[.A29]" office:value-type="percentage" office:value="0" calcext:value-type="percentage">
            <text:p>0.00%</text:p>
          </table:table-cell>
          <table:table-cell table:formula="of:=([.E29]-[.B29])/[.B29]" office:value-type="percentage" office:value="0" calcext:value-type="percentage">
            <text:p>0.00%</text:p>
          </table:table-cell>
          <table:table-cell table:formula="of:=([.E29]-[.C29])/[.C29]" office:value-type="percentage" office:value="0" calcext:value-type="percentage">
            <text:p>0.00%</text:p>
          </table:table-cell>
          <table:table-cell table:formula="of:=([.E29]-[.D29])/[.D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66" calcext:value-type="float">
            <text:p>166</text:p>
          </table:table-cell>
          <table:table-cell table:formula="of:=([.E30]-[.A30])/[.A30]" office:value-type="percentage" office:value="0" calcext:value-type="percentage">
            <text:p>0.00%</text:p>
          </table:table-cell>
          <table:table-cell table:formula="of:=([.E30]-[.B30])/[.B30]" office:value-type="percentage" office:value="0" calcext:value-type="percentage">
            <text:p>0.00%</text:p>
          </table:table-cell>
          <table:table-cell table:formula="of:=([.E30]-[.C30])/[.C30]" office:value-type="percentage" office:value="0" calcext:value-type="percentage">
            <text:p>0.00%</text:p>
          </table:table-cell>
          <table:table-cell table:formula="of:=([.E30]-[.D30])/[.D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3" calcext:value-type="float">
            <text:p>173</text:p>
          </table:table-cell>
          <table:table-cell table:formula="of:=([.E31]-[.A31])/[.A31]" office:value-type="percentage" office:value="0" calcext:value-type="percentage">
            <text:p>0.00%</text:p>
          </table:table-cell>
          <table:table-cell table:formula="of:=([.E31]-[.B31])/[.B31]" office:value-type="percentage" office:value="0" calcext:value-type="percentage">
            <text:p>0.00%</text:p>
          </table:table-cell>
          <table:table-cell table:formula="of:=([.E31]-[.C31])/[.C31]" office:value-type="percentage" office:value="0" calcext:value-type="percentage">
            <text:p>0.00%</text:p>
          </table:table-cell>
          <table:table-cell table:formula="of:=([.E31]-[.D31])/[.D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4" calcext:value-type="float">
            <text:p>174</text:p>
          </table:table-cell>
          <table:table-cell table:formula="of:=([.E32]-[.A32])/[.A32]" office:value-type="percentage" office:value="0" calcext:value-type="percentage">
            <text:p>0.00%</text:p>
          </table:table-cell>
          <table:table-cell table:formula="of:=([.E32]-[.B32])/[.B32]" office:value-type="percentage" office:value="0" calcext:value-type="percentage">
            <text:p>0.00%</text:p>
          </table:table-cell>
          <table:table-cell table:formula="of:=([.E32]-[.C32])/[.C32]" office:value-type="percentage" office:value="0" calcext:value-type="percentage">
            <text:p>0.00%</text:p>
          </table:table-cell>
          <table:table-cell table:formula="of:=([.E32]-[.D32])/[.D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5" calcext:value-type="float">
            <text:p>175</text:p>
          </table:table-cell>
          <table:table-cell table:formula="of:=([.E33]-[.A33])/[.A33]" office:value-type="percentage" office:value="0" calcext:value-type="percentage">
            <text:p>0.00%</text:p>
          </table:table-cell>
          <table:table-cell table:formula="of:=([.E33]-[.B33])/[.B33]" office:value-type="percentage" office:value="0" calcext:value-type="percentage">
            <text:p>0.00%</text:p>
          </table:table-cell>
          <table:table-cell table:formula="of:=([.E33]-[.C33])/[.C33]" office:value-type="percentage" office:value="0" calcext:value-type="percentage">
            <text:p>0.00%</text:p>
          </table:table-cell>
          <table:table-cell table:formula="of:=([.E33]-[.D33])/[.D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table:number-columns-repeated="2" office:value-type="float" office:value="144.8" calcext:value-type="float">
            <text:p>144.8</text:p>
          </table:table-cell>
          <table:table-cell office:value-type="float" office:value="144.9" calcext:value-type="float">
            <text:p>144.9</text:p>
          </table:table-cell>
          <table:table-cell office:value-type="float" office:value="145" calcext:value-type="float">
            <text:p>145</text:p>
          </table:table-cell>
          <table:table-cell table:formula="of:=([.E34]-[.A34])/[.A34]" office:value-type="percentage" office:value="0.000690131124913694" calcext:value-type="percentage">
            <text:p>0.07%</text:p>
          </table:table-cell>
          <table:table-cell table:formula="of:=([.E34]-[.B34])/[.B34]" office:value-type="percentage" office:value="0.00138121546961318" calcext:value-type="percentage">
            <text:p>0.14%</text:p>
          </table:table-cell>
          <table:table-cell table:formula="of:=([.E34]-[.C34])/[.C34]" office:value-type="percentage" office:value="0.00138121546961318" calcext:value-type="percentage">
            <text:p>0.14%</text:p>
          </table:table-cell>
          <table:table-cell table:formula="of:=([.E34]-[.D34])/[.D34]" office:value-type="percentage" office:value="0.000690131124913694" calcext:value-type="percentage">
            <text:p>0.07%</text:p>
          </table:table-cell>
        </table:table-row>
        <table:table-row table:style-name="ro1">
          <table:table-cell table:number-columns-repeated="5" office:value-type="float" office:value="176" calcext:value-type="float">
            <text:p>176</text:p>
          </table:table-cell>
          <table:table-cell table:formula="of:=([.E35]-[.A35])/[.A35]" office:value-type="percentage" office:value="0" calcext:value-type="percentage">
            <text:p>0.00%</text:p>
          </table:table-cell>
          <table:table-cell table:formula="of:=([.E35]-[.B35])/[.B35]" office:value-type="percentage" office:value="0" calcext:value-type="percentage">
            <text:p>0.00%</text:p>
          </table:table-cell>
          <table:table-cell table:formula="of:=([.E35]-[.C35])/[.C35]" office:value-type="percentage" office:value="0" calcext:value-type="percentage">
            <text:p>0.00%</text:p>
          </table:table-cell>
          <table:table-cell table:formula="of:=([.E35]-[.D35])/[.D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8" calcext:value-type="float">
            <text:p>178</text:p>
          </table:table-cell>
          <table:table-cell table:formula="of:=([.E36]-[.A36])/[.A36]" office:value-type="percentage" office:value="0" calcext:value-type="percentage">
            <text:p>0.00%</text:p>
          </table:table-cell>
          <table:table-cell table:formula="of:=([.E36]-[.B36])/[.B36]" office:value-type="percentage" office:value="0" calcext:value-type="percentage">
            <text:p>0.00%</text:p>
          </table:table-cell>
          <table:table-cell table:formula="of:=([.E36]-[.C36])/[.C36]" office:value-type="percentage" office:value="0" calcext:value-type="percentage">
            <text:p>0.00%</text:p>
          </table:table-cell>
          <table:table-cell table:formula="of:=([.E36]-[.D36])/[.D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.8" calcext:value-type="float">
            <text:p>176.8</text:p>
          </table:table-cell>
          <table:table-cell office:value-type="float" office:value="177" calcext:value-type="float">
            <text:p>177</text:p>
          </table:table-cell>
          <table:table-cell table:formula="of:=([.E37]-[.A37])/[.A37]" office:value-type="percentage" office:value="0.00169779286927001" calcext:value-type="percentage">
            <text:p>0.17%</text:p>
          </table:table-cell>
          <table:table-cell table:formula="of:=([.E37]-[.B37])/[.B37]" office:value-type="percentage" office:value="0" calcext:value-type="percentage">
            <text:p>0.00%</text:p>
          </table:table-cell>
          <table:table-cell table:formula="of:=([.E37]-[.C37])/[.C37]" office:value-type="percentage" office:value="0.00113122171945695" calcext:value-type="percentage">
            <text:p>0.11%</text:p>
          </table:table-cell>
          <table:table-cell table:formula="of:=([.E37]-[.D37])/[.D37]" office:value-type="percentage" office:value="0.00113122171945695" calcext:value-type="percentage">
            <text:p>0.11%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80.5" calcext:value-type="float">
            <text:p>180.5</text:p>
          </table:table-cell>
          <table:table-cell office:value-type="float" office:value="181.1" calcext:value-type="float">
            <text:p>181.1</text:p>
          </table:table-cell>
          <table:table-cell office:value-type="float" office:value="180.6" calcext:value-type="float">
            <text:p>180.6</text:p>
          </table:table-cell>
          <table:table-cell office:value-type="float" office:value="182" calcext:value-type="float">
            <text:p>182</text:p>
          </table:table-cell>
          <table:table-cell table:formula="of:=([.E38]-[.A38])/[.A38]" office:value-type="percentage" office:value="0.00663716814159286" calcext:value-type="percentage">
            <text:p>0.66%</text:p>
          </table:table-cell>
          <table:table-cell table:formula="of:=([.E38]-[.B38])/[.B38]" office:value-type="percentage" office:value="0.00831024930747923" calcext:value-type="percentage">
            <text:p>0.83%</text:p>
          </table:table-cell>
          <table:table-cell table:formula="of:=([.E38]-[.C38])/[.C38]" office:value-type="percentage" office:value="0.00496963003865271" calcext:value-type="percentage">
            <text:p>0.50%</text:p>
          </table:table-cell>
          <table:table-cell table:formula="of:=([.E38]-[.D38])/[.D38]" office:value-type="percentage" office:value="0.00775193798449616" calcext:value-type="percentage">
            <text:p>0.78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.1" calcext:value-type="float">
            <text:p>180.1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9" calcext:value-type="float">
            <text:p>181.9</text:p>
          </table:table-cell>
          <table:table-cell office:value-type="float" office:value="186" calcext:value-type="float">
            <text:p>186</text:p>
          </table:table-cell>
          <table:table-cell table:formula="of:=([.E39]-[.A39])/[.A39]" office:value-type="percentage" office:value="0.021978021978022" calcext:value-type="percentage">
            <text:p>2.20%</text:p>
          </table:table-cell>
          <table:table-cell table:formula="of:=([.E39]-[.B39])/[.B39]" office:value-type="percentage" office:value="0.0327595780122155" calcext:value-type="percentage">
            <text:p>3.28%</text:p>
          </table:table-cell>
          <table:table-cell table:formula="of:=([.E39]-[.C39])/[.C39]" office:value-type="percentage" office:value="0.0242290748898679" calcext:value-type="percentage">
            <text:p>2.42%</text:p>
          </table:table-cell>
          <table:table-cell table:formula="of:=([.E39]-[.D39])/[.D39]" office:value-type="percentage" office:value="0.022539857064321" calcext:value-type="percentage">
            <text:p>2.25%</text:p>
          </table:table-cell>
        </table:table-row>
        <table:table-row table:style-name="ro1">
          <table:table-cell table:number-columns-repeated="5" office:value-type="float" office:value="189" calcext:value-type="float">
            <text:p>189</text:p>
          </table:table-cell>
          <table:table-cell table:formula="of:=([.E40]-[.A40])/[.A40]" office:value-type="percentage" office:value="0" calcext:value-type="percentage">
            <text:p>0.00%</text:p>
          </table:table-cell>
          <table:table-cell table:formula="of:=([.E40]-[.B40])/[.B40]" office:value-type="percentage" office:value="0" calcext:value-type="percentage">
            <text:p>0.00%</text:p>
          </table:table-cell>
          <table:table-cell table:formula="of:=([.E40]-[.C40])/[.C40]" office:value-type="percentage" office:value="0" calcext:value-type="percentage">
            <text:p>0.00%</text:p>
          </table:table-cell>
          <table:table-cell table:formula="of:=([.E40]-[.D40])/[.D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88.2" calcext:value-type="float">
            <text:p>188.2</text:p>
          </table:table-cell>
          <table:table-cell office:value-type="float" office:value="189.6" calcext:value-type="float">
            <text:p>189.6</text:p>
          </table:table-cell>
          <table:table-cell office:value-type="float" office:value="188.9" calcext:value-type="float">
            <text:p>188.9</text:p>
          </table:table-cell>
          <table:table-cell office:value-type="float" office:value="191" calcext:value-type="float">
            <text:p>191</text:p>
          </table:table-cell>
          <table:table-cell table:formula="of:=([.E41]-[.A41])/[.A41]" office:value-type="percentage" office:value="0.00844772967265044" calcext:value-type="percentage">
            <text:p>0.84%</text:p>
          </table:table-cell>
          <table:table-cell table:formula="of:=([.E41]-[.B41])/[.B41]" office:value-type="percentage" office:value="0.0148777895855474" calcext:value-type="percentage">
            <text:p>1.49%</text:p>
          </table:table-cell>
          <table:table-cell table:formula="of:=([.E41]-[.C41])/[.C41]" office:value-type="percentage" office:value="0.00738396624472577" calcext:value-type="percentage">
            <text:p>0.74%</text:p>
          </table:table-cell>
          <table:table-cell table:formula="of:=([.E41]-[.D41])/[.D41]" office:value-type="percentage" office:value="0.0111169931180518" calcext:value-type="percentage">
            <text:p>1.11%</text:p>
          </table:table-cell>
        </table:table-row>
        <table:table-row table:style-name="ro1">
          <table:table-cell table:number-columns-repeated="5" office:value-type="float" office:value="191" calcext:value-type="float">
            <text:p>191</text:p>
          </table:table-cell>
          <table:table-cell table:formula="of:=([.E42]-[.A42])/[.A42]" office:value-type="percentage" office:value="0" calcext:value-type="percentage">
            <text:p>0.00%</text:p>
          </table:table-cell>
          <table:table-cell table:formula="of:=([.E42]-[.B42])/[.B42]" office:value-type="percentage" office:value="0" calcext:value-type="percentage">
            <text:p>0.00%</text:p>
          </table:table-cell>
          <table:table-cell table:formula="of:=([.E42]-[.C42])/[.C42]" office:value-type="percentage" office:value="0" calcext:value-type="percentage">
            <text:p>0.00%</text:p>
          </table:table-cell>
          <table:table-cell table:formula="of:=([.E42]-[.D42])/[.D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5" calcext:value-type="float">
            <text:p>195</text:p>
          </table:table-cell>
          <table:table-cell table:formula="of:=([.E43]-[.A43])/[.A43]" office:value-type="percentage" office:value="0" calcext:value-type="percentage">
            <text:p>0.00%</text:p>
          </table:table-cell>
          <table:table-cell table:formula="of:=([.E43]-[.B43])/[.B43]" office:value-type="percentage" office:value="0" calcext:value-type="percentage">
            <text:p>0.00%</text:p>
          </table:table-cell>
          <table:table-cell table:formula="of:=([.E43]-[.C43])/[.C43]" office:value-type="percentage" office:value="0" calcext:value-type="percentage">
            <text:p>0.00%</text:p>
          </table:table-cell>
          <table:table-cell table:formula="of:=([.E43]-[.D43])/[.D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6" calcext:value-type="float">
            <text:p>196</text:p>
          </table:table-cell>
          <table:table-cell table:formula="of:=([.E44]-[.A44])/[.A44]" office:value-type="percentage" office:value="0" calcext:value-type="percentage">
            <text:p>0.00%</text:p>
          </table:table-cell>
          <table:table-cell table:formula="of:=([.E44]-[.B44])/[.B44]" office:value-type="percentage" office:value="0" calcext:value-type="percentage">
            <text:p>0.00%</text:p>
          </table:table-cell>
          <table:table-cell table:formula="of:=([.E44]-[.C44])/[.C44]" office:value-type="percentage" office:value="0" calcext:value-type="percentage">
            <text:p>0.00%</text:p>
          </table:table-cell>
          <table:table-cell table:formula="of:=([.E44]-[.D44])/[.D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5]-[.A45])/[.A45]" office:value-type="percentage" office:value="0" calcext:value-type="percentage">
            <text:p>0.00%</text:p>
          </table:table-cell>
          <table:table-cell table:formula="of:=([.E45]-[.B45])/[.B45]" office:value-type="percentage" office:value="0" calcext:value-type="percentage">
            <text:p>0.00%</text:p>
          </table:table-cell>
          <table:table-cell table:formula="of:=([.E45]-[.C45])/[.C45]" office:value-type="percentage" office:value="0" calcext:value-type="percentage">
            <text:p>0.00%</text:p>
          </table:table-cell>
          <table:table-cell table:formula="of:=([.E45]-[.D45])/[.D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6]-[.A46])/[.A46]" office:value-type="percentage" office:value="0" calcext:value-type="percentage">
            <text:p>0.00%</text:p>
          </table:table-cell>
          <table:table-cell table:formula="of:=([.E46]-[.B46])/[.B46]" office:value-type="percentage" office:value="0" calcext:value-type="percentage">
            <text:p>0.00%</text:p>
          </table:table-cell>
          <table:table-cell table:formula="of:=([.E46]-[.C46])/[.C46]" office:value-type="percentage" office:value="0" calcext:value-type="percentage">
            <text:p>0.00%</text:p>
          </table:table-cell>
          <table:table-cell table:formula="of:=([.E46]-[.D46])/[.D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8" calcext:value-type="float">
            <text:p>198</text:p>
          </table:table-cell>
          <table:table-cell table:formula="of:=([.E47]-[.A47])/[.A47]" office:value-type="percentage" office:value="0" calcext:value-type="percentage">
            <text:p>0.00%</text:p>
          </table:table-cell>
          <table:table-cell table:formula="of:=([.E47]-[.B47])/[.B47]" office:value-type="percentage" office:value="0" calcext:value-type="percentage">
            <text:p>0.00%</text:p>
          </table:table-cell>
          <table:table-cell table:formula="of:=([.E47]-[.C47])/[.C47]" office:value-type="percentage" office:value="0" calcext:value-type="percentage">
            <text:p>0.00%</text:p>
          </table:table-cell>
          <table:table-cell table:formula="of:=([.E47]-[.D47])/[.D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9" calcext:value-type="float">
            <text:p>199</text:p>
          </table:table-cell>
          <table:table-cell table:formula="of:=([.E48]-[.A48])/[.A48]" office:value-type="percentage" office:value="0" calcext:value-type="percentage">
            <text:p>0.00%</text:p>
          </table:table-cell>
          <table:table-cell table:formula="of:=([.E48]-[.B48])/[.B48]" office:value-type="percentage" office:value="0" calcext:value-type="percentage">
            <text:p>0.00%</text:p>
          </table:table-cell>
          <table:table-cell table:formula="of:=([.E48]-[.C48])/[.C48]" office:value-type="percentage" office:value="0" calcext:value-type="percentage">
            <text:p>0.00%</text:p>
          </table:table-cell>
          <table:table-cell table:formula="of:=([.E48]-[.D48])/[.D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1" calcext:value-type="float">
            <text:p>201</text:p>
          </table:table-cell>
          <table:table-cell table:formula="of:=([.E49]-[.A49])/[.A49]" office:value-type="percentage" office:value="0" calcext:value-type="percentage">
            <text:p>0.00%</text:p>
          </table:table-cell>
          <table:table-cell table:formula="of:=([.E49]-[.B49])/[.B49]" office:value-type="percentage" office:value="0" calcext:value-type="percentage">
            <text:p>0.00%</text:p>
          </table:table-cell>
          <table:table-cell table:formula="of:=([.E49]-[.C49])/[.C49]" office:value-type="percentage" office:value="0" calcext:value-type="percentage">
            <text:p>0.00%</text:p>
          </table:table-cell>
          <table:table-cell table:formula="of:=([.E49]-[.D49])/[.D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2" calcext:value-type="float">
            <text:p>202</text:p>
          </table:table-cell>
          <table:table-cell table:formula="of:=([.E50]-[.A50])/[.A50]" office:value-type="percentage" office:value="0" calcext:value-type="percentage">
            <text:p>0.00%</text:p>
          </table:table-cell>
          <table:table-cell table:formula="of:=([.E50]-[.B50])/[.B50]" office:value-type="percentage" office:value="0" calcext:value-type="percentage">
            <text:p>0.00%</text:p>
          </table:table-cell>
          <table:table-cell table:formula="of:=([.E50]-[.C50])/[.C50]" office:value-type="percentage" office:value="0" calcext:value-type="percentage">
            <text:p>0.00%</text:p>
          </table:table-cell>
          <table:table-cell table:formula="of:=([.E50]-[.D50])/[.D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3" calcext:value-type="float">
            <text:p>203</text:p>
          </table:table-cell>
          <table:table-cell table:formula="of:=([.E51]-[.A51])/[.A51]" office:value-type="percentage" office:value="0" calcext:value-type="percentage">
            <text:p>0.00%</text:p>
          </table:table-cell>
          <table:table-cell table:formula="of:=([.E51]-[.B51])/[.B51]" office:value-type="percentage" office:value="0" calcext:value-type="percentage">
            <text:p>0.00%</text:p>
          </table:table-cell>
          <table:table-cell table:formula="of:=([.E51]-[.C51])/[.C51]" office:value-type="percentage" office:value="0" calcext:value-type="percentage">
            <text:p>0.00%</text:p>
          </table:table-cell>
          <table:table-cell table:formula="of:=([.E51]-[.D51])/[.D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195.4" calcext:value-type="float">
            <text:p>195.4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formula="of:=([.E52]-[.A52])/[.A52]" office:value-type="percentage" office:value="0.0204081632653061" calcext:value-type="percentage">
            <text:p>2.04%</text:p>
          </table:table-cell>
          <table:table-cell table:formula="of:=([.E52]-[.B52])/[.B52]" office:value-type="percentage" office:value="0.0204081632653061" calcext:value-type="percentage">
            <text:p>2.04%</text:p>
          </table:table-cell>
          <table:table-cell table:formula="of:=([.E52]-[.C52])/[.C52]" office:value-type="percentage" office:value="0.0235414534288638" calcext:value-type="percentage">
            <text:p>2.35%</text:p>
          </table:table-cell>
          <table:table-cell table:formula="of:=([.E52]-[.D52])/[.D52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206.8" calcext:value-type="float">
            <text:p>206.8</text:p>
          </table:table-cell>
          <table:table-cell office:value-type="float" office:value="206.7" calcext:value-type="float">
            <text:p>206.7</text:p>
          </table:table-cell>
          <table:table-cell office:value-type="float" office:value="206.2" calcext:value-type="float">
            <text:p>206.2</text:p>
          </table:table-cell>
          <table:table-cell office:value-type="float" office:value="207" calcext:value-type="float">
            <text:p>207</text:p>
          </table:table-cell>
          <table:table-cell table:formula="of:=([.E53]-[.A53])/[.A53]" office:value-type="percentage" office:value="0.00145137880986943" calcext:value-type="percentage">
            <text:p>0.15%</text:p>
          </table:table-cell>
          <table:table-cell table:formula="of:=([.E53]-[.B53])/[.B53]" office:value-type="percentage" office:value="0.000967117988394529" calcext:value-type="percentage">
            <text:p>0.10%</text:p>
          </table:table-cell>
          <table:table-cell table:formula="of:=([.E53]-[.C53])/[.C53]" office:value-type="percentage" office:value="0.00145137880986943" calcext:value-type="percentage">
            <text:p>0.15%</text:p>
          </table:table-cell>
          <table:table-cell table:formula="of:=([.E53]-[.D53])/[.D53]" office:value-type="percentage" office:value="0.00387972841901072" calcext:value-type="percentage">
            <text:p>0.39%</text:p>
          </table:table-cell>
        </table:table-row>
        <table:table-row table:style-name="ro1">
          <table:table-cell table:number-columns-repeated="5" office:value-type="float" office:value="207" calcext:value-type="float">
            <text:p>207</text:p>
          </table:table-cell>
          <table:table-cell table:formula="of:=([.E54]-[.A54])/[.A54]" office:value-type="percentage" office:value="0" calcext:value-type="percentage">
            <text:p>0.00%</text:p>
          </table:table-cell>
          <table:table-cell table:formula="of:=([.E54]-[.B54])/[.B54]" office:value-type="percentage" office:value="0" calcext:value-type="percentage">
            <text:p>0.00%</text:p>
          </table:table-cell>
          <table:table-cell table:formula="of:=([.E54]-[.C54])/[.C54]" office:value-type="percentage" office:value="0" calcext:value-type="percentage">
            <text:p>0.00%</text:p>
          </table:table-cell>
          <table:table-cell table:formula="of:=([.E54]-[.D54])/[.D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94.6" calcext:value-type="float">
            <text:p>194.6</text:p>
          </table:table-cell>
          <table:table-cell office:value-type="float" office:value="195.4" calcext:value-type="float">
            <text:p>195.4</text:p>
          </table:table-cell>
          <table:table-cell office:value-type="float" office:value="195.5" calcext:value-type="float">
            <text:p>195.5</text:p>
          </table:table-cell>
          <table:table-cell office:value-type="float" office:value="199" calcext:value-type="float">
            <text:p>199</text:p>
          </table:table-cell>
          <table:table-cell table:formula="of:=([.E55]-[.A55])/[.A55]" office:value-type="percentage" office:value="0.0226104830421377" calcext:value-type="percentage">
            <text:p>2.26%</text:p>
          </table:table-cell>
          <table:table-cell table:formula="of:=([.E55]-[.B55])/[.B55]" office:value-type="percentage" office:value="0.0226104830421377" calcext:value-type="percentage">
            <text:p>2.26%</text:p>
          </table:table-cell>
          <table:table-cell table:formula="of:=([.E55]-[.C55])/[.C55]" office:value-type="percentage" office:value="0.0184237461617195" calcext:value-type="percentage">
            <text:p>1.84%</text:p>
          </table:table-cell>
          <table:table-cell table:formula="of:=([.E55]-[.D55])/[.D55]" office:value-type="percentage" office:value="0.0179028132992327" calcext:value-type="percentage">
            <text:p>1.79%</text:p>
          </table:table-cell>
        </table:table-row>
        <table:table-row table:style-name="ro1">
          <table:table-cell table:number-columns-repeated="5" office:value-type="float" office:value="208" calcext:value-type="float">
            <text:p>208</text:p>
          </table:table-cell>
          <table:table-cell table:formula="of:=([.E56]-[.A56])/[.A56]" office:value-type="percentage" office:value="0" calcext:value-type="percentage">
            <text:p>0.00%</text:p>
          </table:table-cell>
          <table:table-cell table:formula="of:=([.E56]-[.B56])/[.B56]" office:value-type="percentage" office:value="0" calcext:value-type="percentage">
            <text:p>0.00%</text:p>
          </table:table-cell>
          <table:table-cell table:formula="of:=([.E56]-[.C56])/[.C56]" office:value-type="percentage" office:value="0" calcext:value-type="percentage">
            <text:p>0.00%</text:p>
          </table:table-cell>
          <table:table-cell table:formula="of:=([.E56]-[.D56])/[.D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1" calcext:value-type="float">
            <text:p>211</text:p>
          </table:table-cell>
          <table:table-cell table:formula="of:=([.E57]-[.A57])/[.A57]" office:value-type="percentage" office:value="0" calcext:value-type="percentage">
            <text:p>0.00%</text:p>
          </table:table-cell>
          <table:table-cell table:formula="of:=([.E57]-[.B57])/[.B57]" office:value-type="percentage" office:value="0" calcext:value-type="percentage">
            <text:p>0.00%</text:p>
          </table:table-cell>
          <table:table-cell table:formula="of:=([.E57]-[.C57])/[.C57]" office:value-type="percentage" office:value="0" calcext:value-type="percentage">
            <text:p>0.00%</text:p>
          </table:table-cell>
          <table:table-cell table:formula="of:=([.E57]-[.D57])/[.D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1" calcext:value-type="float">
            <text:p>211</text:p>
          </table:table-cell>
          <table:table-cell table:formula="of:=([.E58]-[.A58])/[.A58]" office:value-type="percentage" office:value="0" calcext:value-type="percentage">
            <text:p>0.00%</text:p>
          </table:table-cell>
          <table:table-cell table:formula="of:=([.E58]-[.B58])/[.B58]" office:value-type="percentage" office:value="0" calcext:value-type="percentage">
            <text:p>0.00%</text:p>
          </table:table-cell>
          <table:table-cell table:formula="of:=([.E58]-[.C58])/[.C58]" office:value-type="percentage" office:value="0" calcext:value-type="percentage">
            <text:p>0.00%</text:p>
          </table:table-cell>
          <table:table-cell table:formula="of:=([.E58]-[.D58])/[.D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2" calcext:value-type="float">
            <text:p>212</text:p>
          </table:table-cell>
          <table:table-cell table:formula="of:=([.E59]-[.A59])/[.A59]" office:value-type="percentage" office:value="0" calcext:value-type="percentage">
            <text:p>0.00%</text:p>
          </table:table-cell>
          <table:table-cell table:formula="of:=([.E59]-[.B59])/[.B59]" office:value-type="percentage" office:value="0" calcext:value-type="percentage">
            <text:p>0.00%</text:p>
          </table:table-cell>
          <table:table-cell table:formula="of:=([.E59]-[.C59])/[.C59]" office:value-type="percentage" office:value="0" calcext:value-type="percentage">
            <text:p>0.00%</text:p>
          </table:table-cell>
          <table:table-cell table:formula="of:=([.E59]-[.D59])/[.D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3" calcext:value-type="float">
            <text:p>213</text:p>
          </table:table-cell>
          <table:table-cell table:formula="of:=([.E60]-[.A60])/[.A60]" office:value-type="percentage" office:value="0" calcext:value-type="percentage">
            <text:p>0.00%</text:p>
          </table:table-cell>
          <table:table-cell table:formula="of:=([.E60]-[.B60])/[.B60]" office:value-type="percentage" office:value="0" calcext:value-type="percentage">
            <text:p>0.00%</text:p>
          </table:table-cell>
          <table:table-cell table:formula="of:=([.E60]-[.C60])/[.C60]" office:value-type="percentage" office:value="0" calcext:value-type="percentage">
            <text:p>0.00%</text:p>
          </table:table-cell>
          <table:table-cell table:formula="of:=([.E60]-[.D60])/[.D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4" calcext:value-type="float">
            <text:p>214</text:p>
          </table:table-cell>
          <table:table-cell table:formula="of:=([.E61]-[.A61])/[.A61]" office:value-type="percentage" office:value="0" calcext:value-type="percentage">
            <text:p>0.00%</text:p>
          </table:table-cell>
          <table:table-cell table:formula="of:=([.E61]-[.B61])/[.B61]" office:value-type="percentage" office:value="0" calcext:value-type="percentage">
            <text:p>0.00%</text:p>
          </table:table-cell>
          <table:table-cell table:formula="of:=([.E61]-[.C61])/[.C61]" office:value-type="percentage" office:value="0" calcext:value-type="percentage">
            <text:p>0.00%</text:p>
          </table:table-cell>
          <table:table-cell table:formula="of:=([.E61]-[.D61])/[.D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214.7" calcext:value-type="float">
            <text:p>214.7</text:p>
          </table:table-cell>
          <table:table-cell office:value-type="float" office:value="214.8" calcext:value-type="float">
            <text:p>214.8</text:p>
          </table:table-cell>
          <table:table-cell office:value-type="float" office:value="215" calcext:value-type="float">
            <text:p>215</text:p>
          </table:table-cell>
          <table:table-cell table:formula="of:=([.E62]-[.A62])/[.A62]" office:value-type="percentage" office:value="0.00139729855612488" calcext:value-type="percentage">
            <text:p>0.14%</text:p>
          </table:table-cell>
          <table:table-cell table:formula="of:=([.E62]-[.B62])/[.B62]" office:value-type="percentage" office:value="0.00139729855612488" calcext:value-type="percentage">
            <text:p>0.14%</text:p>
          </table:table-cell>
          <table:table-cell table:formula="of:=([.E62]-[.C62])/[.C62]" office:value-type="percentage" office:value="0.00139729855612488" calcext:value-type="percentage">
            <text:p>0.14%</text:p>
          </table:table-cell>
          <table:table-cell table:formula="of:=([.E62]-[.D62])/[.D62]" office:value-type="percentage" office:value="0.000931098696461772" calcext:value-type="percentage">
            <text:p>0.09%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9.3" calcext:value-type="float">
            <text:p>209.3</text:p>
          </table:table-cell>
          <table:table-cell office:value-type="float" office:value="211" calcext:value-type="float">
            <text:p>211</text:p>
          </table:table-cell>
          <table:table-cell table:formula="of:=([.E63]-[.A63])/[.A63]" office:value-type="percentage" office:value="0.00908656145384986" calcext:value-type="percentage">
            <text:p>0.91%</text:p>
          </table:table-cell>
          <table:table-cell table:formula="of:=([.E63]-[.B63])/[.B63]" office:value-type="percentage" office:value="0.00956937799043062" calcext:value-type="percentage">
            <text:p>0.96%</text:p>
          </table:table-cell>
          <table:table-cell table:formula="of:=([.E63]-[.C63])/[.C63]" office:value-type="percentage" office:value="0.00956937799043062" calcext:value-type="percentage">
            <text:p>0.96%</text:p>
          </table:table-cell>
          <table:table-cell table:formula="of:=([.E63]-[.D63])/[.D63]" office:value-type="percentage" office:value="0.0081223124701385" calcext:value-type="percentage">
            <text:p>0.81%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215.7" calcext:value-type="float">
            <text:p>215.7</text:p>
          </table:table-cell>
          <table:table-cell office:value-type="float" office:value="216.1" calcext:value-type="float">
            <text:p>216.1</text:p>
          </table:table-cell>
          <table:table-cell office:value-type="float" office:value="215.4" calcext:value-type="float">
            <text:p>215.4</text:p>
          </table:table-cell>
          <table:table-cell office:value-type="float" office:value="217" calcext:value-type="float">
            <text:p>217</text:p>
          </table:table-cell>
          <table:table-cell table:formula="of:=([.E64]-[.A64])/[.A64]" office:value-type="percentage" office:value="0.00696055684454756" calcext:value-type="percentage">
            <text:p>0.70%</text:p>
          </table:table-cell>
          <table:table-cell table:formula="of:=([.E64]-[.B64])/[.B64]" office:value-type="percentage" office:value="0.00602688919796018" calcext:value-type="percentage">
            <text:p>0.60%</text:p>
          </table:table-cell>
          <table:table-cell table:formula="of:=([.E64]-[.C64])/[.C64]" office:value-type="percentage" office:value="0.00416473854696902" calcext:value-type="percentage">
            <text:p>0.42%</text:p>
          </table:table-cell>
          <table:table-cell table:formula="of:=([.E64]-[.D64])/[.D64]" office:value-type="percentage" office:value="0.00742804085422467" calcext:value-type="percentage">
            <text:p>0.74%</text:p>
          </table:table-cell>
        </table:table-row>
        <table:table-row table:style-name="ro1">
          <table:table-cell table:number-columns-repeated="5" office:value-type="float" office:value="217" calcext:value-type="float">
            <text:p>217</text:p>
          </table:table-cell>
          <table:table-cell table:formula="of:=([.E65]-[.A65])/[.A65]" office:value-type="percentage" office:value="0" calcext:value-type="percentage">
            <text:p>0.00%</text:p>
          </table:table-cell>
          <table:table-cell table:formula="of:=([.E65]-[.B65])/[.B65]" office:value-type="percentage" office:value="0" calcext:value-type="percentage">
            <text:p>0.00%</text:p>
          </table:table-cell>
          <table:table-cell table:formula="of:=([.E65]-[.C65])/[.C65]" office:value-type="percentage" office:value="0" calcext:value-type="percentage">
            <text:p>0.00%</text:p>
          </table:table-cell>
          <table:table-cell table:formula="of:=([.E65]-[.D65])/[.D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83" calcext:value-type="float">
            <text:p>183</text:p>
          </table:table-cell>
          <table:table-cell table:formula="of:=([.E66]-[.A66])/[.A66]" office:value-type="percentage" office:value="0" calcext:value-type="percentage">
            <text:p>0.00%</text:p>
          </table:table-cell>
          <table:table-cell table:formula="of:=([.E66]-[.B66])/[.B66]" office:value-type="percentage" office:value="0" calcext:value-type="percentage">
            <text:p>0.00%</text:p>
          </table:table-cell>
          <table:table-cell table:formula="of:=([.E66]-[.C66])/[.C66]" office:value-type="percentage" office:value="0" calcext:value-type="percentage">
            <text:p>0.00%</text:p>
          </table:table-cell>
          <table:table-cell table:formula="of:=([.E66]-[.D66])/[.D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8" calcext:value-type="float">
            <text:p>218</text:p>
          </table:table-cell>
          <table:table-cell table:formula="of:=([.E67]-[.A67])/[.A67]" office:value-type="percentage" office:value="0" calcext:value-type="percentage">
            <text:p>0.00%</text:p>
          </table:table-cell>
          <table:table-cell table:formula="of:=([.E67]-[.B67])/[.B67]" office:value-type="percentage" office:value="0" calcext:value-type="percentage">
            <text:p>0.00%</text:p>
          </table:table-cell>
          <table:table-cell table:formula="of:=([.E67]-[.C67])/[.C67]" office:value-type="percentage" office:value="0" calcext:value-type="percentage">
            <text:p>0.00%</text:p>
          </table:table-cell>
          <table:table-cell table:formula="of:=([.E67]-[.D67])/[.D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19" calcext:value-type="float">
            <text:p>219</text:p>
          </table:table-cell>
          <table:table-cell table:formula="of:=([.E68]-[.A68])/[.A68]" office:value-type="percentage" office:value="0" calcext:value-type="percentage">
            <text:p>0.00%</text:p>
          </table:table-cell>
          <table:table-cell table:formula="of:=([.E68]-[.B68])/[.B68]" office:value-type="percentage" office:value="0" calcext:value-type="percentage">
            <text:p>0.00%</text:p>
          </table:table-cell>
          <table:table-cell table:formula="of:=([.E68]-[.C68])/[.C68]" office:value-type="percentage" office:value="0" calcext:value-type="percentage">
            <text:p>0.00%</text:p>
          </table:table-cell>
          <table:table-cell table:formula="of:=([.E68]-[.D68])/[.D6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16.2" calcext:value-type="float">
            <text:p>21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15.7" calcext:value-type="float">
            <text:p>215.7</text:p>
          </table:table-cell>
          <table:table-cell office:value-type="float" office:value="220" calcext:value-type="float">
            <text:p>220</text:p>
          </table:table-cell>
          <table:table-cell table:formula="of:=([.E69]-[.A69])/[.A69]" office:value-type="percentage" office:value="0.0161662817551963" calcext:value-type="percentage">
            <text:p>1.62%</text:p>
          </table:table-cell>
          <table:table-cell table:formula="of:=([.E69]-[.B69])/[.B69]" office:value-type="percentage" office:value="0.0175763182238668" calcext:value-type="percentage">
            <text:p>1.76%</text:p>
          </table:table-cell>
          <table:table-cell table:formula="of:=([.E69]-[.C69])/[.C69]" office:value-type="percentage" office:value="0.0194624652455977" calcext:value-type="percentage">
            <text:p>1.95%</text:p>
          </table:table-cell>
          <table:table-cell table:formula="of:=([.E69]-[.D69])/[.D69]" office:value-type="percentage" office:value="0.0199350950394066" calcext:value-type="percentage">
            <text:p>1.99%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  <table:table-cell table:number-columns-repeated="2" office:value-type="float" office:value="218.7" calcext:value-type="float">
            <text:p>218.7</text:p>
          </table:table-cell>
          <table:table-cell office:value-type="float" office:value="218.6" calcext:value-type="float">
            <text:p>218.6</text:p>
          </table:table-cell>
          <table:table-cell office:value-type="float" office:value="220" calcext:value-type="float">
            <text:p>220</text:p>
          </table:table-cell>
          <table:table-cell table:formula="of:=([.E70]-[.A70])/[.A70]" office:value-type="percentage" office:value="0.00640439158279966" calcext:value-type="percentage">
            <text:p>0.64%</text:p>
          </table:table-cell>
          <table:table-cell table:formula="of:=([.E70]-[.B70])/[.B70]" office:value-type="percentage" office:value="0.00594421582075908" calcext:value-type="percentage">
            <text:p>0.59%</text:p>
          </table:table-cell>
          <table:table-cell table:formula="of:=([.E70]-[.C70])/[.C70]" office:value-type="percentage" office:value="0.00594421582075908" calcext:value-type="percentage">
            <text:p>0.59%</text:p>
          </table:table-cell>
          <table:table-cell table:formula="of:=([.E70]-[.D70])/[.D70]" office:value-type="percentage" office:value="0.00640439158279966" calcext:value-type="percentage">
            <text:p>0.64%</text:p>
          </table:table-cell>
        </table:table-row>
        <table:table-row table:style-name="ro1">
          <table:table-cell table:number-columns-repeated="5" office:value-type="float" office:value="222" calcext:value-type="float">
            <text:p>222</text:p>
          </table:table-cell>
          <table:table-cell table:formula="of:=([.E71]-[.A71])/[.A71]" office:value-type="percentage" office:value="0" calcext:value-type="percentage">
            <text:p>0.00%</text:p>
          </table:table-cell>
          <table:table-cell table:formula="of:=([.E71]-[.B71])/[.B71]" office:value-type="percentage" office:value="0" calcext:value-type="percentage">
            <text:p>0.00%</text:p>
          </table:table-cell>
          <table:table-cell table:formula="of:=([.E71]-[.C71])/[.C71]" office:value-type="percentage" office:value="0" calcext:value-type="percentage">
            <text:p>0.00%</text:p>
          </table:table-cell>
          <table:table-cell table:formula="of:=([.E71]-[.D71])/[.D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3" calcext:value-type="float">
            <text:p>223</text:p>
          </table:table-cell>
          <table:table-cell table:formula="of:=([.E72]-[.A72])/[.A72]" office:value-type="percentage" office:value="0" calcext:value-type="percentage">
            <text:p>0.00%</text:p>
          </table:table-cell>
          <table:table-cell table:formula="of:=([.E72]-[.B72])/[.B72]" office:value-type="percentage" office:value="0" calcext:value-type="percentage">
            <text:p>0.00%</text:p>
          </table:table-cell>
          <table:table-cell table:formula="of:=([.E72]-[.C72])/[.C72]" office:value-type="percentage" office:value="0" calcext:value-type="percentage">
            <text:p>0.00%</text:p>
          </table:table-cell>
          <table:table-cell table:formula="of:=([.E72]-[.D72])/[.D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3" calcext:value-type="float">
            <text:p>223</text:p>
          </table:table-cell>
          <table:table-cell table:formula="of:=([.E73]-[.A73])/[.A73]" office:value-type="percentage" office:value="0" calcext:value-type="percentage">
            <text:p>0.00%</text:p>
          </table:table-cell>
          <table:table-cell table:formula="of:=([.E73]-[.B73])/[.B73]" office:value-type="percentage" office:value="0" calcext:value-type="percentage">
            <text:p>0.00%</text:p>
          </table:table-cell>
          <table:table-cell table:formula="of:=([.E73]-[.C73])/[.C73]" office:value-type="percentage" office:value="0" calcext:value-type="percentage">
            <text:p>0.00%</text:p>
          </table:table-cell>
          <table:table-cell table:formula="of:=([.E73]-[.D73])/[.D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5" calcext:value-type="float">
            <text:p>225</text:p>
          </table:table-cell>
          <table:table-cell table:formula="of:=([.E74]-[.A74])/[.A74]" office:value-type="percentage" office:value="0" calcext:value-type="percentage">
            <text:p>0.00%</text:p>
          </table:table-cell>
          <table:table-cell table:formula="of:=([.E74]-[.B74])/[.B74]" office:value-type="percentage" office:value="0" calcext:value-type="percentage">
            <text:p>0.00%</text:p>
          </table:table-cell>
          <table:table-cell table:formula="of:=([.E74]-[.C74])/[.C74]" office:value-type="percentage" office:value="0" calcext:value-type="percentage">
            <text:p>0.00%</text:p>
          </table:table-cell>
          <table:table-cell table:formula="of:=([.E74]-[.D74])/[.D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6" calcext:value-type="float">
            <text:p>226</text:p>
          </table:table-cell>
          <table:table-cell table:formula="of:=([.E75]-[.A75])/[.A75]" office:value-type="percentage" office:value="0" calcext:value-type="percentage">
            <text:p>0.00%</text:p>
          </table:table-cell>
          <table:table-cell table:formula="of:=([.E75]-[.B75])/[.B75]" office:value-type="percentage" office:value="0" calcext:value-type="percentage">
            <text:p>0.00%</text:p>
          </table:table-cell>
          <table:table-cell table:formula="of:=([.E75]-[.C75])/[.C75]" office:value-type="percentage" office:value="0" calcext:value-type="percentage">
            <text:p>0.00%</text:p>
          </table:table-cell>
          <table:table-cell table:formula="of:=([.E75]-[.D75])/[.D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6" calcext:value-type="float">
            <text:p>226</text:p>
          </table:table-cell>
          <table:table-cell table:formula="of:=([.E76]-[.A76])/[.A76]" office:value-type="percentage" office:value="0" calcext:value-type="percentage">
            <text:p>0.00%</text:p>
          </table:table-cell>
          <table:table-cell table:formula="of:=([.E76]-[.B76])/[.B76]" office:value-type="percentage" office:value="0" calcext:value-type="percentage">
            <text:p>0.00%</text:p>
          </table:table-cell>
          <table:table-cell table:formula="of:=([.E76]-[.C76])/[.C76]" office:value-type="percentage" office:value="0" calcext:value-type="percentage">
            <text:p>0.00%</text:p>
          </table:table-cell>
          <table:table-cell table:formula="of:=([.E76]-[.D76])/[.D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28.1" calcext:value-type="float">
            <text:p>228.1</text:p>
          </table:table-cell>
          <table:table-cell office:value-type="float" office:value="227.9" calcext:value-type="float">
            <text:p>227.9</text:p>
          </table:table-cell>
          <table:table-cell office:value-type="float" office:value="227.8" calcext:value-type="float">
            <text:p>227.8</text:p>
          </table:table-cell>
          <table:table-cell office:value-type="float" office:value="229" calcext:value-type="float">
            <text:p>229</text:p>
          </table:table-cell>
          <table:table-cell table:formula="of:=([.E77]-[.A77])/[.A77]" office:value-type="percentage" office:value="0.00394563787812365" calcext:value-type="percentage">
            <text:p>0.39%</text:p>
          </table:table-cell>
          <table:table-cell table:formula="of:=([.E77]-[.B77])/[.B77]" office:value-type="percentage" office:value="0.00394563787812365" calcext:value-type="percentage">
            <text:p>0.39%</text:p>
          </table:table-cell>
          <table:table-cell table:formula="of:=([.E77]-[.C77])/[.C77]" office:value-type="percentage" office:value="0.00482667836770511" calcext:value-type="percentage">
            <text:p>0.48%</text:p>
          </table:table-cell>
          <table:table-cell table:formula="of:=([.E77]-[.D77])/[.D77]" office:value-type="percentage" office:value="0.00526777875329231" calcext:value-type="percentage">
            <text:p>0.53%</text:p>
          </table:table-cell>
        </table:table-row>
        <table:table-row table:style-name="ro1">
          <table:table-cell table:number-columns-repeated="5" office:value-type="float" office:value="243" calcext:value-type="float">
            <text:p>243</text:p>
          </table:table-cell>
          <table:table-cell table:formula="of:=([.E78]-[.A78])/[.A78]" office:value-type="percentage" office:value="0" calcext:value-type="percentage">
            <text:p>0.00%</text:p>
          </table:table-cell>
          <table:table-cell table:formula="of:=([.E78]-[.B78])/[.B78]" office:value-type="percentage" office:value="0" calcext:value-type="percentage">
            <text:p>0.00%</text:p>
          </table:table-cell>
          <table:table-cell table:formula="of:=([.E78]-[.C78])/[.C78]" office:value-type="percentage" office:value="0" calcext:value-type="percentage">
            <text:p>0.00%</text:p>
          </table:table-cell>
          <table:table-cell table:formula="of:=([.E78]-[.D78])/[.D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46" calcext:value-type="float">
            <text:p>246</text:p>
          </table:table-cell>
          <table:table-cell table:formula="of:=([.E79]-[.A79])/[.A79]" office:value-type="percentage" office:value="0" calcext:value-type="percentage">
            <text:p>0.00%</text:p>
          </table:table-cell>
          <table:table-cell table:formula="of:=([.E79]-[.B79])/[.B79]" office:value-type="percentage" office:value="0" calcext:value-type="percentage">
            <text:p>0.00%</text:p>
          </table:table-cell>
          <table:table-cell table:formula="of:=([.E79]-[.C79])/[.C79]" office:value-type="percentage" office:value="0" calcext:value-type="percentage">
            <text:p>0.00%</text:p>
          </table:table-cell>
          <table:table-cell table:formula="of:=([.E79]-[.D79])/[.D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47" calcext:value-type="float">
            <text:p>247</text:p>
          </table:table-cell>
          <table:table-cell table:formula="of:=([.E80]-[.A80])/[.A80]" office:value-type="percentage" office:value="0" calcext:value-type="percentage">
            <text:p>0.00%</text:p>
          </table:table-cell>
          <table:table-cell table:formula="of:=([.E80]-[.B80])/[.B80]" office:value-type="percentage" office:value="0" calcext:value-type="percentage">
            <text:p>0.00%</text:p>
          </table:table-cell>
          <table:table-cell table:formula="of:=([.E80]-[.C80])/[.C80]" office:value-type="percentage" office:value="0" calcext:value-type="percentage">
            <text:p>0.00%</text:p>
          </table:table-cell>
          <table:table-cell table:formula="of:=([.E80]-[.D80])/[.D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50" calcext:value-type="float">
            <text:p>250</text:p>
          </table:table-cell>
          <table:table-cell table:formula="of:=([.E81]-[.A81])/[.A81]" office:value-type="percentage" office:value="0" calcext:value-type="percentage">
            <text:p>0.00%</text:p>
          </table:table-cell>
          <table:table-cell table:formula="of:=([.E81]-[.B81])/[.B81]" office:value-type="percentage" office:value="0" calcext:value-type="percentage">
            <text:p>0.00%</text:p>
          </table:table-cell>
          <table:table-cell table:formula="of:=([.E81]-[.C81])/[.C81]" office:value-type="percentage" office:value="0" calcext:value-type="percentage">
            <text:p>0.00%</text:p>
          </table:table-cell>
          <table:table-cell table:formula="of:=([.E81]-[.D81])/[.D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62" calcext:value-type="float">
            <text:p>262</text:p>
          </table:table-cell>
          <table:table-cell table:formula="of:=([.E82]-[.A82])/[.A82]" office:value-type="percentage" office:value="0" calcext:value-type="percentage">
            <text:p>0.00%</text:p>
          </table:table-cell>
          <table:table-cell table:formula="of:=([.E82]-[.B82])/[.B82]" office:value-type="percentage" office:value="0" calcext:value-type="percentage">
            <text:p>0.00%</text:p>
          </table:table-cell>
          <table:table-cell table:formula="of:=([.E82]-[.C82])/[.C82]" office:value-type="percentage" office:value="0" calcext:value-type="percentage">
            <text:p>0.00%</text:p>
          </table:table-cell>
          <table:table-cell table:formula="of:=([.E82]-[.D82])/[.D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78" calcext:value-type="float">
            <text:p>278</text:p>
          </table:table-cell>
          <table:table-cell table:formula="of:=([.E83]-[.A83])/[.A83]" office:value-type="percentage" office:value="0" calcext:value-type="percentage">
            <text:p>0.00%</text:p>
          </table:table-cell>
          <table:table-cell table:formula="of:=([.E83]-[.B83])/[.B83]" office:value-type="percentage" office:value="0" calcext:value-type="percentage">
            <text:p>0.00%</text:p>
          </table:table-cell>
          <table:table-cell table:formula="of:=([.E83]-[.C83])/[.C83]" office:value-type="percentage" office:value="0" calcext:value-type="percentage">
            <text:p>0.00%</text:p>
          </table:table-cell>
          <table:table-cell table:formula="of:=([.E83]-[.D83])/[.D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87" calcext:value-type="float">
            <text:p>287</text:p>
          </table:table-cell>
          <table:table-cell table:formula="of:=([.E84]-[.A84])/[.A84]" office:value-type="percentage" office:value="0" calcext:value-type="percentage">
            <text:p>0.00%</text:p>
          </table:table-cell>
          <table:table-cell table:formula="of:=([.E84]-[.B84])/[.B84]" office:value-type="percentage" office:value="0" calcext:value-type="percentage">
            <text:p>0.00%</text:p>
          </table:table-cell>
          <table:table-cell table:formula="of:=([.E84]-[.C84])/[.C84]" office:value-type="percentage" office:value="0" calcext:value-type="percentage">
            <text:p>0.00%</text:p>
          </table:table-cell>
          <table:table-cell table:formula="of:=([.E84]-[.D84])/[.D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96" calcext:value-type="float">
            <text:p>296</text:p>
          </table:table-cell>
          <table:table-cell table:formula="of:=([.E85]-[.A85])/[.A85]" office:value-type="percentage" office:value="0" calcext:value-type="percentage">
            <text:p>0.00%</text:p>
          </table:table-cell>
          <table:table-cell table:formula="of:=([.E85]-[.B85])/[.B85]" office:value-type="percentage" office:value="0" calcext:value-type="percentage">
            <text:p>0.00%</text:p>
          </table:table-cell>
          <table:table-cell table:formula="of:=([.E85]-[.C85])/[.C85]" office:value-type="percentage" office:value="0" calcext:value-type="percentage">
            <text:p>0.00%</text:p>
          </table:table-cell>
          <table:table-cell table:formula="of:=([.E85]-[.D85])/[.D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99" calcext:value-type="float">
            <text:p>299</text:p>
          </table:table-cell>
          <table:table-cell table:formula="of:=([.E86]-[.A86])/[.A86]" office:value-type="percentage" office:value="0" calcext:value-type="percentage">
            <text:p>0.00%</text:p>
          </table:table-cell>
          <table:table-cell table:formula="of:=([.E86]-[.B86])/[.B86]" office:value-type="percentage" office:value="0" calcext:value-type="percentage">
            <text:p>0.00%</text:p>
          </table:table-cell>
          <table:table-cell table:formula="of:=([.E86]-[.C86])/[.C86]" office:value-type="percentage" office:value="0" calcext:value-type="percentage">
            <text:p>0.00%</text:p>
          </table:table-cell>
          <table:table-cell table:formula="of:=([.E86]-[.D86])/[.D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0" calcext:value-type="float">
            <text:p>300</text:p>
          </table:table-cell>
          <table:table-cell table:formula="of:=([.E87]-[.A87])/[.A87]" office:value-type="percentage" office:value="0" calcext:value-type="percentage">
            <text:p>0.00%</text:p>
          </table:table-cell>
          <table:table-cell table:formula="of:=([.E87]-[.B87])/[.B87]" office:value-type="percentage" office:value="0" calcext:value-type="percentage">
            <text:p>0.00%</text:p>
          </table:table-cell>
          <table:table-cell table:formula="of:=([.E87]-[.C87])/[.C87]" office:value-type="percentage" office:value="0" calcext:value-type="percentage">
            <text:p>0.00%</text:p>
          </table:table-cell>
          <table:table-cell table:formula="of:=([.E87]-[.D87])/[.D8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300.9" calcext:value-type="float">
            <text:p>300.9</text:p>
          </table:table-cell>
          <table:table-cell table:number-columns-repeated="2" office:value-type="float" office:value="301" calcext:value-type="float">
            <text:p>301</text:p>
          </table:table-cell>
          <table:table-cell table:formula="of:=([.E88]-[.A88])/[.A88]" office:value-type="percentage" office:value="0" calcext:value-type="percentage">
            <text:p>0.00%</text:p>
          </table:table-cell>
          <table:table-cell table:formula="of:=([.E88]-[.B88])/[.B88]" office:value-type="percentage" office:value="0.000332336324360328" calcext:value-type="percentage">
            <text:p>0.03%</text:p>
          </table:table-cell>
          <table:table-cell table:formula="of:=([.E88]-[.C88])/[.C88]" office:value-type="percentage" office:value="0.000332336324360328" calcext:value-type="percentage">
            <text:p>0.03%</text:p>
          </table:table-cell>
          <table:table-cell table:formula="of:=([.E88]-[.D88])/[.D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303.9" calcext:value-type="float">
            <text:p>303.9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([.E89]-[.A89])/[.A89]" office:value-type="percentage" office:value="0" calcext:value-type="percentage">
            <text:p>0.00%</text:p>
          </table:table-cell>
          <table:table-cell table:formula="of:=([.E89]-[.B89])/[.B89]" office:value-type="percentage" office:value="0" calcext:value-type="percentage">
            <text:p>0.00%</text:p>
          </table:table-cell>
          <table:table-cell table:formula="of:=([.E89]-[.C89])/[.C89]" office:value-type="percentage" office:value="0.000329055610398232" calcext:value-type="percentage">
            <text:p>0.03%</text:p>
          </table:table-cell>
          <table:table-cell table:formula="of:=([.E89]-[.D89])/[.D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4" calcext:value-type="float">
            <text:p>304</text:p>
          </table:table-cell>
          <table:table-cell table:formula="of:=([.E90]-[.A90])/[.A90]" office:value-type="percentage" office:value="0" calcext:value-type="percentage">
            <text:p>0.00%</text:p>
          </table:table-cell>
          <table:table-cell table:formula="of:=([.E90]-[.B90])/[.B90]" office:value-type="percentage" office:value="0" calcext:value-type="percentage">
            <text:p>0.00%</text:p>
          </table:table-cell>
          <table:table-cell table:formula="of:=([.E90]-[.C90])/[.C90]" office:value-type="percentage" office:value="0" calcext:value-type="percentage">
            <text:p>0.00%</text:p>
          </table:table-cell>
          <table:table-cell table:formula="of:=([.E90]-[.D90])/[.D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4" calcext:value-type="float">
            <text:p>304</text:p>
          </table:table-cell>
          <table:table-cell table:formula="of:=([.E91]-[.A91])/[.A91]" office:value-type="percentage" office:value="0" calcext:value-type="percentage">
            <text:p>0.00%</text:p>
          </table:table-cell>
          <table:table-cell table:formula="of:=([.E91]-[.B91])/[.B91]" office:value-type="percentage" office:value="0" calcext:value-type="percentage">
            <text:p>0.00%</text:p>
          </table:table-cell>
          <table:table-cell table:formula="of:=([.E91]-[.C91])/[.C91]" office:value-type="percentage" office:value="0" calcext:value-type="percentage">
            <text:p>0.00%</text:p>
          </table:table-cell>
          <table:table-cell table:formula="of:=([.E91]-[.D91])/[.D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7" calcext:value-type="float">
            <text:p>307</text:p>
          </table:table-cell>
          <table:table-cell table:formula="of:=([.E92]-[.A92])/[.A92]" office:value-type="percentage" office:value="0" calcext:value-type="percentage">
            <text:p>0.00%</text:p>
          </table:table-cell>
          <table:table-cell table:formula="of:=([.E92]-[.B92])/[.B92]" office:value-type="percentage" office:value="0" calcext:value-type="percentage">
            <text:p>0.00%</text:p>
          </table:table-cell>
          <table:table-cell table:formula="of:=([.E92]-[.C92])/[.C92]" office:value-type="percentage" office:value="0" calcext:value-type="percentage">
            <text:p>0.00%</text:p>
          </table:table-cell>
          <table:table-cell table:formula="of:=([.E92]-[.D92])/[.D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8" calcext:value-type="float">
            <text:p>308</text:p>
          </table:table-cell>
          <table:table-cell table:formula="of:=([.E93]-[.A93])/[.A93]" office:value-type="percentage" office:value="0" calcext:value-type="percentage">
            <text:p>0.00%</text:p>
          </table:table-cell>
          <table:table-cell table:formula="of:=([.E93]-[.B93])/[.B93]" office:value-type="percentage" office:value="0" calcext:value-type="percentage">
            <text:p>0.00%</text:p>
          </table:table-cell>
          <table:table-cell table:formula="of:=([.E93]-[.C93])/[.C93]" office:value-type="percentage" office:value="0" calcext:value-type="percentage">
            <text:p>0.00%</text:p>
          </table:table-cell>
          <table:table-cell table:formula="of:=([.E93]-[.D93])/[.D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8" calcext:value-type="float">
            <text:p>308</text:p>
          </table:table-cell>
          <table:table-cell table:formula="of:=([.E94]-[.A94])/[.A94]" office:value-type="percentage" office:value="0" calcext:value-type="percentage">
            <text:p>0.00%</text:p>
          </table:table-cell>
          <table:table-cell table:formula="of:=([.E94]-[.B94])/[.B94]" office:value-type="percentage" office:value="0" calcext:value-type="percentage">
            <text:p>0.00%</text:p>
          </table:table-cell>
          <table:table-cell table:formula="of:=([.E94]-[.C94])/[.C94]" office:value-type="percentage" office:value="0" calcext:value-type="percentage">
            <text:p>0.00%</text:p>
          </table:table-cell>
          <table:table-cell table:formula="of:=([.E94]-[.D94])/[.D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9" calcext:value-type="float">
            <text:p>309</text:p>
          </table:table-cell>
          <table:table-cell table:formula="of:=([.E95]-[.A95])/[.A95]" office:value-type="percentage" office:value="0" calcext:value-type="percentage">
            <text:p>0.00%</text:p>
          </table:table-cell>
          <table:table-cell table:formula="of:=([.E95]-[.B95])/[.B95]" office:value-type="percentage" office:value="0" calcext:value-type="percentage">
            <text:p>0.00%</text:p>
          </table:table-cell>
          <table:table-cell table:formula="of:=([.E95]-[.C95])/[.C95]" office:value-type="percentage" office:value="0" calcext:value-type="percentage">
            <text:p>0.00%</text:p>
          </table:table-cell>
          <table:table-cell table:formula="of:=([.E95]-[.D95])/[.D9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0" calcext:value-type="float">
            <text:p>310</text:p>
          </table:table-cell>
          <table:table-cell table:formula="of:=([.E96]-[.A96])/[.A96]" office:value-type="percentage" office:value="0" calcext:value-type="percentage">
            <text:p>0.00%</text:p>
          </table:table-cell>
          <table:table-cell table:formula="of:=([.E96]-[.B96])/[.B96]" office:value-type="percentage" office:value="0" calcext:value-type="percentage">
            <text:p>0.00%</text:p>
          </table:table-cell>
          <table:table-cell table:formula="of:=([.E96]-[.C96])/[.C96]" office:value-type="percentage" office:value="0" calcext:value-type="percentage">
            <text:p>0.00%</text:p>
          </table:table-cell>
          <table:table-cell table:formula="of:=([.E96]-[.D96])/[.D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5" calcext:value-type="float">
            <text:p>315</text:p>
          </table:table-cell>
          <table:table-cell table:formula="of:=([.E97]-[.A97])/[.A97]" office:value-type="percentage" office:value="0" calcext:value-type="percentage">
            <text:p>0.00%</text:p>
          </table:table-cell>
          <table:table-cell table:formula="of:=([.E97]-[.B97])/[.B97]" office:value-type="percentage" office:value="0" calcext:value-type="percentage">
            <text:p>0.00%</text:p>
          </table:table-cell>
          <table:table-cell table:formula="of:=([.E97]-[.C97])/[.C97]" office:value-type="percentage" office:value="0" calcext:value-type="percentage">
            <text:p>0.00%</text:p>
          </table:table-cell>
          <table:table-cell table:formula="of:=([.E97]-[.D97])/[.D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table:number-columns-repeated="3" office:value-type="float" office:value="290.4" calcext:value-type="float">
            <text:p>290.4</text:p>
          </table:table-cell>
          <table:table-cell office:value-type="float" office:value="291" calcext:value-type="float">
            <text:p>291</text:p>
          </table:table-cell>
          <table:table-cell table:formula="of:=([.E98]-[.A98])/[.A98]" office:value-type="percentage" office:value="0.00275671950379053" calcext:value-type="percentage">
            <text:p>0.28%</text:p>
          </table:table-cell>
          <table:table-cell table:formula="of:=([.E98]-[.B98])/[.B98]" office:value-type="percentage" office:value="0.00206611570247942" calcext:value-type="percentage">
            <text:p>0.21%</text:p>
          </table:table-cell>
          <table:table-cell table:formula="of:=([.E98]-[.C98])/[.C98]" office:value-type="percentage" office:value="0.00206611570247942" calcext:value-type="percentage">
            <text:p>0.21%</text:p>
          </table:table-cell>
          <table:table-cell table:formula="of:=([.E98]-[.D98])/[.D98]" office:value-type="percentage" office:value="0.00206611570247942" calcext:value-type="percentage">
            <text:p>0.21%</text:p>
          </table:table-cell>
        </table:table-row>
        <table:table-row table:style-name="ro1">
          <table:table-cell table:number-columns-repeated="5" office:value-type="float" office:value="317" calcext:value-type="float">
            <text:p>317</text:p>
          </table:table-cell>
          <table:table-cell table:formula="of:=([.E99]-[.A99])/[.A99]" office:value-type="percentage" office:value="0" calcext:value-type="percentage">
            <text:p>0.00%</text:p>
          </table:table-cell>
          <table:table-cell table:formula="of:=([.E99]-[.B99])/[.B99]" office:value-type="percentage" office:value="0" calcext:value-type="percentage">
            <text:p>0.00%</text:p>
          </table:table-cell>
          <table:table-cell table:formula="of:=([.E99]-[.C99])/[.C99]" office:value-type="percentage" office:value="0" calcext:value-type="percentage">
            <text:p>0.00%</text:p>
          </table:table-cell>
          <table:table-cell table:formula="of:=([.E99]-[.D99])/[.D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7" calcext:value-type="float">
            <text:p>317</text:p>
          </table:table-cell>
          <table:table-cell table:formula="of:=([.E100]-[.A100])/[.A100]" office:value-type="percentage" office:value="0" calcext:value-type="percentage">
            <text:p>0.00%</text:p>
          </table:table-cell>
          <table:table-cell table:formula="of:=([.E100]-[.B100])/[.B100]" office:value-type="percentage" office:value="0" calcext:value-type="percentage">
            <text:p>0.00%</text:p>
          </table:table-cell>
          <table:table-cell table:formula="of:=([.E100]-[.C100])/[.C100]" office:value-type="percentage" office:value="0" calcext:value-type="percentage">
            <text:p>0.00%</text:p>
          </table:table-cell>
          <table:table-cell table:formula="of:=([.E100]-[.D100])/[.D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8" calcext:value-type="float">
            <text:p>318</text:p>
          </table:table-cell>
          <table:table-cell table:formula="of:=([.E101]-[.A101])/[.A101]" office:value-type="percentage" office:value="0" calcext:value-type="percentage">
            <text:p>0.00%</text:p>
          </table:table-cell>
          <table:table-cell table:formula="of:=([.E101]-[.B101])/[.B101]" office:value-type="percentage" office:value="0" calcext:value-type="percentage">
            <text:p>0.00%</text:p>
          </table:table-cell>
          <table:table-cell table:formula="of:=([.E101]-[.C101])/[.C101]" office:value-type="percentage" office:value="0" calcext:value-type="percentage">
            <text:p>0.00%</text:p>
          </table:table-cell>
          <table:table-cell table:formula="of:=([.E101]-[.D101])/[.D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9" calcext:value-type="float">
            <text:p>319</text:p>
          </table:table-cell>
          <table:table-cell table:formula="of:=([.E102]-[.A102])/[.A102]" office:value-type="percentage" office:value="0" calcext:value-type="percentage">
            <text:p>0.00%</text:p>
          </table:table-cell>
          <table:table-cell table:formula="of:=([.E102]-[.B102])/[.B102]" office:value-type="percentage" office:value="0" calcext:value-type="percentage">
            <text:p>0.00%</text:p>
          </table:table-cell>
          <table:table-cell table:formula="of:=([.E102]-[.C102])/[.C102]" office:value-type="percentage" office:value="0" calcext:value-type="percentage">
            <text:p>0.00%</text:p>
          </table:table-cell>
          <table:table-cell table:formula="of:=([.E102]-[.D102])/[.D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4" calcext:value-type="float">
            <text:p>324</text:p>
          </table:table-cell>
          <table:table-cell table:formula="of:=([.E103]-[.A103])/[.A103]" office:value-type="percentage" office:value="0" calcext:value-type="percentage">
            <text:p>0.00%</text:p>
          </table:table-cell>
          <table:table-cell table:formula="of:=([.E103]-[.B103])/[.B103]" office:value-type="percentage" office:value="0" calcext:value-type="percentage">
            <text:p>0.00%</text:p>
          </table:table-cell>
          <table:table-cell table:formula="of:=([.E103]-[.C103])/[.C103]" office:value-type="percentage" office:value="0" calcext:value-type="percentage">
            <text:p>0.00%</text:p>
          </table:table-cell>
          <table:table-cell table:formula="of:=([.E103]-[.D103])/[.D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5" calcext:value-type="float">
            <text:p>325</text:p>
          </table:table-cell>
          <table:table-cell table:formula="of:=([.E104]-[.A104])/[.A104]" office:value-type="percentage" office:value="0" calcext:value-type="percentage">
            <text:p>0.00%</text:p>
          </table:table-cell>
          <table:table-cell table:formula="of:=([.E104]-[.B104])/[.B104]" office:value-type="percentage" office:value="0" calcext:value-type="percentage">
            <text:p>0.00%</text:p>
          </table:table-cell>
          <table:table-cell table:formula="of:=([.E104]-[.C104])/[.C104]" office:value-type="percentage" office:value="0" calcext:value-type="percentage">
            <text:p>0.00%</text:p>
          </table:table-cell>
          <table:table-cell table:formula="of:=([.E104]-[.D104])/[.D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5" calcext:value-type="float">
            <text:p>325</text:p>
          </table:table-cell>
          <table:table-cell table:formula="of:=([.E105]-[.A105])/[.A105]" office:value-type="percentage" office:value="0" calcext:value-type="percentage">
            <text:p>0.00%</text:p>
          </table:table-cell>
          <table:table-cell table:formula="of:=([.E105]-[.B105])/[.B105]" office:value-type="percentage" office:value="0" calcext:value-type="percentage">
            <text:p>0.00%</text:p>
          </table:table-cell>
          <table:table-cell table:formula="of:=([.E105]-[.C105])/[.C105]" office:value-type="percentage" office:value="0" calcext:value-type="percentage">
            <text:p>0.00%</text:p>
          </table:table-cell>
          <table:table-cell table:formula="of:=([.E105]-[.D105])/[.D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9" calcext:value-type="float">
            <text:p>329</text:p>
          </table:table-cell>
          <table:table-cell table:formula="of:=([.E106]-[.A106])/[.A106]" office:value-type="percentage" office:value="0" calcext:value-type="percentage">
            <text:p>0.00%</text:p>
          </table:table-cell>
          <table:table-cell table:formula="of:=([.E106]-[.B106])/[.B106]" office:value-type="percentage" office:value="0" calcext:value-type="percentage">
            <text:p>0.00%</text:p>
          </table:table-cell>
          <table:table-cell table:formula="of:=([.E106]-[.C106])/[.C106]" office:value-type="percentage" office:value="0" calcext:value-type="percentage">
            <text:p>0.00%</text:p>
          </table:table-cell>
          <table:table-cell table:formula="of:=([.E106]-[.D106])/[.D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29" calcext:value-type="float">
            <text:p>329</text:p>
          </table:table-cell>
          <table:table-cell table:formula="of:=([.E107]-[.A107])/[.A107]" office:value-type="percentage" office:value="0" calcext:value-type="percentage">
            <text:p>0.00%</text:p>
          </table:table-cell>
          <table:table-cell table:formula="of:=([.E107]-[.B107])/[.B107]" office:value-type="percentage" office:value="0" calcext:value-type="percentage">
            <text:p>0.00%</text:p>
          </table:table-cell>
          <table:table-cell table:formula="of:=([.E107]-[.C107])/[.C107]" office:value-type="percentage" office:value="0" calcext:value-type="percentage">
            <text:p>0.00%</text:p>
          </table:table-cell>
          <table:table-cell table:formula="of:=([.E107]-[.D107])/[.D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1" calcext:value-type="float">
            <text:p>331</text:p>
          </table:table-cell>
          <table:table-cell table:formula="of:=([.E108]-[.A108])/[.A108]" office:value-type="percentage" office:value="0" calcext:value-type="percentage">
            <text:p>0.00%</text:p>
          </table:table-cell>
          <table:table-cell table:formula="of:=([.E108]-[.B108])/[.B108]" office:value-type="percentage" office:value="0" calcext:value-type="percentage">
            <text:p>0.00%</text:p>
          </table:table-cell>
          <table:table-cell table:formula="of:=([.E108]-[.C108])/[.C108]" office:value-type="percentage" office:value="0" calcext:value-type="percentage">
            <text:p>0.00%</text:p>
          </table:table-cell>
          <table:table-cell table:formula="of:=([.E108]-[.D108])/[.D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2" calcext:value-type="float">
            <text:p>332</text:p>
          </table:table-cell>
          <table:table-cell table:formula="of:=([.E109]-[.A109])/[.A109]" office:value-type="percentage" office:value="0" calcext:value-type="percentage">
            <text:p>0.00%</text:p>
          </table:table-cell>
          <table:table-cell table:formula="of:=([.E109]-[.B109])/[.B109]" office:value-type="percentage" office:value="0" calcext:value-type="percentage">
            <text:p>0.00%</text:p>
          </table:table-cell>
          <table:table-cell table:formula="of:=([.E109]-[.C109])/[.C109]" office:value-type="percentage" office:value="0" calcext:value-type="percentage">
            <text:p>0.00%</text:p>
          </table:table-cell>
          <table:table-cell table:formula="of:=([.E109]-[.D109])/[.D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3" calcext:value-type="float">
            <text:p>333</text:p>
          </table:table-cell>
          <table:table-cell table:formula="of:=([.E110]-[.A110])/[.A110]" office:value-type="percentage" office:value="0" calcext:value-type="percentage">
            <text:p>0.00%</text:p>
          </table:table-cell>
          <table:table-cell table:formula="of:=([.E110]-[.B110])/[.B110]" office:value-type="percentage" office:value="0" calcext:value-type="percentage">
            <text:p>0.00%</text:p>
          </table:table-cell>
          <table:table-cell table:formula="of:=([.E110]-[.C110])/[.C110]" office:value-type="percentage" office:value="0" calcext:value-type="percentage">
            <text:p>0.00%</text:p>
          </table:table-cell>
          <table:table-cell table:formula="of:=([.E110]-[.D110])/[.D1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330" calcext:value-type="float">
            <text:p>330</text:p>
          </table:table-cell>
          <table:table-cell office:value-type="float" office:value="329.8" calcext:value-type="float">
            <text:p>329.8</text:p>
          </table:table-cell>
          <table:table-cell office:value-type="float" office:value="330" calcext:value-type="float">
            <text:p>330</text:p>
          </table:table-cell>
          <table:table-cell table:formula="of:=([.E111]-[.A111])/[.A111]" office:value-type="percentage" office:value="0" calcext:value-type="percentage">
            <text:p>0.00%</text:p>
          </table:table-cell>
          <table:table-cell table:formula="of:=([.E111]-[.B111])/[.B111]" office:value-type="percentage" office:value="0" calcext:value-type="percentage">
            <text:p>0.00%</text:p>
          </table:table-cell>
          <table:table-cell table:formula="of:=([.E111]-[.C111])/[.C111]" office:value-type="percentage" office:value="0" calcext:value-type="percentage">
            <text:p>0.00%</text:p>
          </table:table-cell>
          <table:table-cell table:formula="of:=([.E111]-[.D111])/[.D111]" office:value-type="percentage" office:value="0.000606428138265581" calcext:value-type="percentage">
            <text:p>0.06%</text:p>
          </table:table-cell>
        </table:table-row>
        <table:table-row table:style-name="ro1">
          <table:table-cell table:number-columns-repeated="5" office:value-type="float" office:value="335" calcext:value-type="float">
            <text:p>335</text:p>
          </table:table-cell>
          <table:table-cell table:formula="of:=([.E112]-[.A112])/[.A112]" office:value-type="percentage" office:value="0" calcext:value-type="percentage">
            <text:p>0.00%</text:p>
          </table:table-cell>
          <table:table-cell table:formula="of:=([.E112]-[.B112])/[.B112]" office:value-type="percentage" office:value="0" calcext:value-type="percentage">
            <text:p>0.00%</text:p>
          </table:table-cell>
          <table:table-cell table:formula="of:=([.E112]-[.C112])/[.C112]" office:value-type="percentage" office:value="0" calcext:value-type="percentage">
            <text:p>0.00%</text:p>
          </table:table-cell>
          <table:table-cell table:formula="of:=([.E112]-[.D112])/[.D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36" calcext:value-type="float">
            <text:p>336</text:p>
          </table:table-cell>
          <table:table-cell table:formula="of:=([.E113]-[.A113])/[.A113]" office:value-type="percentage" office:value="0" calcext:value-type="percentage">
            <text:p>0.00%</text:p>
          </table:table-cell>
          <table:table-cell table:formula="of:=([.E113]-[.B113])/[.B113]" office:value-type="percentage" office:value="0" calcext:value-type="percentage">
            <text:p>0.00%</text:p>
          </table:table-cell>
          <table:table-cell table:formula="of:=([.E113]-[.C113])/[.C113]" office:value-type="percentage" office:value="0" calcext:value-type="percentage">
            <text:p>0.00%</text:p>
          </table:table-cell>
          <table:table-cell table:formula="of:=([.E113]-[.D113])/[.D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0" calcext:value-type="float">
            <text:p>340</text:p>
          </table:table-cell>
          <table:table-cell table:formula="of:=([.E114]-[.A114])/[.A114]" office:value-type="percentage" office:value="0" calcext:value-type="percentage">
            <text:p>0.00%</text:p>
          </table:table-cell>
          <table:table-cell table:formula="of:=([.E114]-[.B114])/[.B114]" office:value-type="percentage" office:value="0" calcext:value-type="percentage">
            <text:p>0.00%</text:p>
          </table:table-cell>
          <table:table-cell table:formula="of:=([.E114]-[.C114])/[.C114]" office:value-type="percentage" office:value="0" calcext:value-type="percentage">
            <text:p>0.00%</text:p>
          </table:table-cell>
          <table:table-cell table:formula="of:=([.E114]-[.D114])/[.D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3" calcext:value-type="float">
            <text:p>343</text:p>
          </table:table-cell>
          <table:table-cell table:formula="of:=([.E115]-[.A115])/[.A115]" office:value-type="percentage" office:value="0" calcext:value-type="percentage">
            <text:p>0.00%</text:p>
          </table:table-cell>
          <table:table-cell table:formula="of:=([.E115]-[.B115])/[.B115]" office:value-type="percentage" office:value="0" calcext:value-type="percentage">
            <text:p>0.00%</text:p>
          </table:table-cell>
          <table:table-cell table:formula="of:=([.E115]-[.C115])/[.C115]" office:value-type="percentage" office:value="0" calcext:value-type="percentage">
            <text:p>0.00%</text:p>
          </table:table-cell>
          <table:table-cell table:formula="of:=([.E115]-[.D115])/[.D1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02.7" calcext:value-type="float">
            <text:p>302.7</text:p>
          </table:table-cell>
          <table:table-cell office:value-type="float" office:value="302.6" calcext:value-type="float">
            <text:p>302.6</text:p>
          </table:table-cell>
          <table:table-cell table:number-columns-repeated="2" office:value-type="float" office:value="303" calcext:value-type="float">
            <text:p>303</text:p>
          </table:table-cell>
          <table:table-cell table:formula="of:=([.E116]-[.A116])/[.A116]" office:value-type="percentage" office:value="0.000991080277502515" calcext:value-type="percentage">
            <text:p>0.10%</text:p>
          </table:table-cell>
          <table:table-cell table:formula="of:=([.E116]-[.B116])/[.B116]" office:value-type="percentage" office:value="0.000991080277502515" calcext:value-type="percentage">
            <text:p>0.10%</text:p>
          </table:table-cell>
          <table:table-cell table:formula="of:=([.E116]-[.C116])/[.C116]" office:value-type="percentage" office:value="0.00132187706543284" calcext:value-type="percentage">
            <text:p>0.13%</text:p>
          </table:table-cell>
          <table:table-cell table:formula="of:=([.E116]-[.D116])/[.D1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340.1" calcext:value-type="float">
            <text:p>340.1</text:p>
          </table:table-cell>
          <table:table-cell office:value-type="float" office:value="340.8" calcext:value-type="float">
            <text:p>340.8</text:p>
          </table:table-cell>
          <table:table-cell office:value-type="float" office:value="339.8" calcext:value-type="float">
            <text:p>339.8</text:p>
          </table:table-cell>
          <table:table-cell office:value-type="float" office:value="344" calcext:value-type="float">
            <text:p>344</text:p>
          </table:table-cell>
          <table:table-cell table:formula="of:=([.E117]-[.A117])/[.A117]" office:value-type="percentage" office:value="0.00998238402818549" calcext:value-type="percentage">
            <text:p>1.00%</text:p>
          </table:table-cell>
          <table:table-cell table:formula="of:=([.E117]-[.B117])/[.B117]" office:value-type="percentage" office:value="0.0114672155248456" calcext:value-type="percentage">
            <text:p>1.15%</text:p>
          </table:table-cell>
          <table:table-cell table:formula="of:=([.E117]-[.C117])/[.C117]" office:value-type="percentage" office:value="0.00938967136150231" calcext:value-type="percentage">
            <text:p>0.94%</text:p>
          </table:table-cell>
          <table:table-cell table:formula="of:=([.E117]-[.D117])/[.D117]" office:value-type="percentage" office:value="0.0123602118893466" calcext:value-type="percentage">
            <text:p>1.24%</text:p>
          </table:table-cell>
        </table:table-row>
        <table:table-row table:style-name="ro1">
          <table:table-cell office:value-type="float" office:value="344.3" calcext:value-type="float">
            <text:p>344.3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6" calcext:value-type="float">
            <text:p>344.6</text:p>
          </table:table-cell>
          <table:table-cell office:value-type="float" office:value="344.8" calcext:value-type="float">
            <text:p>344.8</text:p>
          </table:table-cell>
          <table:table-cell office:value-type="float" office:value="346" calcext:value-type="float">
            <text:p>346</text:p>
          </table:table-cell>
          <table:table-cell table:formula="of:=([.E118]-[.A118])/[.A118]" office:value-type="percentage" office:value="0.0049375544583212" calcext:value-type="percentage">
            <text:p>0.49%</text:p>
          </table:table-cell>
          <table:table-cell table:formula="of:=([.E118]-[.B118])/[.B118]" office:value-type="percentage" office:value="0.00435413642960813" calcext:value-type="percentage">
            <text:p>0.44%</text:p>
          </table:table-cell>
          <table:table-cell table:formula="of:=([.E118]-[.C118])/[.C118]" office:value-type="percentage" office:value="0.00406268136970394" calcext:value-type="percentage">
            <text:p>0.41%</text:p>
          </table:table-cell>
          <table:table-cell table:formula="of:=([.E118]-[.D118])/[.D118]" office:value-type="percentage" office:value="0.00348027842227375" calcext:value-type="percentage">
            <text:p>0.35%</text:p>
          </table:table-cell>
        </table:table-row>
        <table:table-row table:style-name="ro1">
          <table:table-cell table:number-columns-repeated="5" office:value-type="float" office:value="347" calcext:value-type="float">
            <text:p>347</text:p>
          </table:table-cell>
          <table:table-cell table:formula="of:=([.E119]-[.A119])/[.A119]" office:value-type="percentage" office:value="0" calcext:value-type="percentage">
            <text:p>0.00%</text:p>
          </table:table-cell>
          <table:table-cell table:formula="of:=([.E119]-[.B119])/[.B119]" office:value-type="percentage" office:value="0" calcext:value-type="percentage">
            <text:p>0.00%</text:p>
          </table:table-cell>
          <table:table-cell table:formula="of:=([.E119]-[.C119])/[.C119]" office:value-type="percentage" office:value="0" calcext:value-type="percentage">
            <text:p>0.00%</text:p>
          </table:table-cell>
          <table:table-cell table:formula="of:=([.E119]-[.D119])/[.D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6" calcext:value-type="float">
            <text:p>346</text:p>
          </table:table-cell>
          <table:table-cell table:formula="of:=([.E120]-[.A120])/[.A120]" office:value-type="percentage" office:value="0" calcext:value-type="percentage">
            <text:p>0.00%</text:p>
          </table:table-cell>
          <table:table-cell table:formula="of:=([.E120]-[.B120])/[.B120]" office:value-type="percentage" office:value="0" calcext:value-type="percentage">
            <text:p>0.00%</text:p>
          </table:table-cell>
          <table:table-cell table:formula="of:=([.E120]-[.C120])/[.C120]" office:value-type="percentage" office:value="0" calcext:value-type="percentage">
            <text:p>0.00%</text:p>
          </table:table-cell>
          <table:table-cell table:formula="of:=([.E120]-[.D120])/[.D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6" calcext:value-type="float">
            <text:p>346</text:p>
          </table:table-cell>
          <table:table-cell table:formula="of:=([.E121]-[.A121])/[.A121]" office:value-type="percentage" office:value="0" calcext:value-type="percentage">
            <text:p>0.00%</text:p>
          </table:table-cell>
          <table:table-cell table:formula="of:=([.E121]-[.B121])/[.B121]" office:value-type="percentage" office:value="0" calcext:value-type="percentage">
            <text:p>0.00%</text:p>
          </table:table-cell>
          <table:table-cell table:formula="of:=([.E121]-[.C121])/[.C121]" office:value-type="percentage" office:value="0" calcext:value-type="percentage">
            <text:p>0.00%</text:p>
          </table:table-cell>
          <table:table-cell table:formula="of:=([.E121]-[.D121])/[.D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8" calcext:value-type="float">
            <text:p>348</text:p>
          </table:table-cell>
          <table:table-cell table:formula="of:=([.E122]-[.A122])/[.A122]" office:value-type="percentage" office:value="0" calcext:value-type="percentage">
            <text:p>0.00%</text:p>
          </table:table-cell>
          <table:table-cell table:formula="of:=([.E122]-[.B122])/[.B122]" office:value-type="percentage" office:value="0" calcext:value-type="percentage">
            <text:p>0.00%</text:p>
          </table:table-cell>
          <table:table-cell table:formula="of:=([.E122]-[.C122])/[.C122]" office:value-type="percentage" office:value="0" calcext:value-type="percentage">
            <text:p>0.00%</text:p>
          </table:table-cell>
          <table:table-cell table:formula="of:=([.E122]-[.D122])/[.D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0" calcext:value-type="float">
            <text:p>350</text:p>
          </table:table-cell>
          <table:table-cell table:formula="of:=([.E123]-[.A123])/[.A123]" office:value-type="percentage" office:value="0" calcext:value-type="percentage">
            <text:p>0.00%</text:p>
          </table:table-cell>
          <table:table-cell table:formula="of:=([.E123]-[.B123])/[.B123]" office:value-type="percentage" office:value="0" calcext:value-type="percentage">
            <text:p>0.00%</text:p>
          </table:table-cell>
          <table:table-cell table:formula="of:=([.E123]-[.C123])/[.C123]" office:value-type="percentage" office:value="0" calcext:value-type="percentage">
            <text:p>0.00%</text:p>
          </table:table-cell>
          <table:table-cell table:formula="of:=([.E123]-[.D123])/[.D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1" calcext:value-type="float">
            <text:p>351</text:p>
          </table:table-cell>
          <table:table-cell table:formula="of:=([.E124]-[.A124])/[.A124]" office:value-type="percentage" office:value="0" calcext:value-type="percentage">
            <text:p>0.00%</text:p>
          </table:table-cell>
          <table:table-cell table:formula="of:=([.E124]-[.B124])/[.B124]" office:value-type="percentage" office:value="0" calcext:value-type="percentage">
            <text:p>0.00%</text:p>
          </table:table-cell>
          <table:table-cell table:formula="of:=([.E124]-[.C124])/[.C124]" office:value-type="percentage" office:value="0" calcext:value-type="percentage">
            <text:p>0.00%</text:p>
          </table:table-cell>
          <table:table-cell table:formula="of:=([.E124]-[.D124])/[.D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5]-[.A125])/[.A125]" office:value-type="percentage" office:value="0" calcext:value-type="percentage">
            <text:p>0.00%</text:p>
          </table:table-cell>
          <table:table-cell table:formula="of:=([.E125]-[.B125])/[.B125]" office:value-type="percentage" office:value="0" calcext:value-type="percentage">
            <text:p>0.00%</text:p>
          </table:table-cell>
          <table:table-cell table:formula="of:=([.E125]-[.C125])/[.C125]" office:value-type="percentage" office:value="0" calcext:value-type="percentage">
            <text:p>0.00%</text:p>
          </table:table-cell>
          <table:table-cell table:formula="of:=([.E125]-[.D125])/[.D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6]-[.A126])/[.A126]" office:value-type="percentage" office:value="0" calcext:value-type="percentage">
            <text:p>0.00%</text:p>
          </table:table-cell>
          <table:table-cell table:formula="of:=([.E126]-[.B126])/[.B126]" office:value-type="percentage" office:value="0" calcext:value-type="percentage">
            <text:p>0.00%</text:p>
          </table:table-cell>
          <table:table-cell table:formula="of:=([.E126]-[.C126])/[.C126]" office:value-type="percentage" office:value="0" calcext:value-type="percentage">
            <text:p>0.00%</text:p>
          </table:table-cell>
          <table:table-cell table:formula="of:=([.E126]-[.D126])/[.D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7]-[.A127])/[.A127]" office:value-type="percentage" office:value="0" calcext:value-type="percentage">
            <text:p>0.00%</text:p>
          </table:table-cell>
          <table:table-cell table:formula="of:=([.E127]-[.B127])/[.B127]" office:value-type="percentage" office:value="0" calcext:value-type="percentage">
            <text:p>0.00%</text:p>
          </table:table-cell>
          <table:table-cell table:formula="of:=([.E127]-[.C127])/[.C127]" office:value-type="percentage" office:value="0" calcext:value-type="percentage">
            <text:p>0.00%</text:p>
          </table:table-cell>
          <table:table-cell table:formula="of:=([.E127]-[.D127])/[.D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3" calcext:value-type="float">
            <text:p>353</text:p>
          </table:table-cell>
          <table:table-cell table:formula="of:=([.E128]-[.A128])/[.A128]" office:value-type="percentage" office:value="0" calcext:value-type="percentage">
            <text:p>0.00%</text:p>
          </table:table-cell>
          <table:table-cell table:formula="of:=([.E128]-[.B128])/[.B128]" office:value-type="percentage" office:value="0" calcext:value-type="percentage">
            <text:p>0.00%</text:p>
          </table:table-cell>
          <table:table-cell table:formula="of:=([.E128]-[.C128])/[.C128]" office:value-type="percentage" office:value="0" calcext:value-type="percentage">
            <text:p>0.00%</text:p>
          </table:table-cell>
          <table:table-cell table:formula="of:=([.E128]-[.D128])/[.D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4" calcext:value-type="float">
            <text:p>354</text:p>
          </table:table-cell>
          <table:table-cell table:formula="of:=([.E129]-[.A129])/[.A129]" office:value-type="percentage" office:value="0" calcext:value-type="percentage">
            <text:p>0.00%</text:p>
          </table:table-cell>
          <table:table-cell table:formula="of:=([.E129]-[.B129])/[.B129]" office:value-type="percentage" office:value="0" calcext:value-type="percentage">
            <text:p>0.00%</text:p>
          </table:table-cell>
          <table:table-cell table:formula="of:=([.E129]-[.C129])/[.C129]" office:value-type="percentage" office:value="0" calcext:value-type="percentage">
            <text:p>0.00%</text:p>
          </table:table-cell>
          <table:table-cell table:formula="of:=([.E129]-[.D129])/[.D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4" calcext:value-type="float">
            <text:p>354</text:p>
          </table:table-cell>
          <table:table-cell table:formula="of:=([.E130]-[.A130])/[.A130]" office:value-type="percentage" office:value="0" calcext:value-type="percentage">
            <text:p>0.00%</text:p>
          </table:table-cell>
          <table:table-cell table:formula="of:=([.E130]-[.B130])/[.B130]" office:value-type="percentage" office:value="0" calcext:value-type="percentage">
            <text:p>0.00%</text:p>
          </table:table-cell>
          <table:table-cell table:formula="of:=([.E130]-[.C130])/[.C130]" office:value-type="percentage" office:value="0" calcext:value-type="percentage">
            <text:p>0.00%</text:p>
          </table:table-cell>
          <table:table-cell table:formula="of:=([.E130]-[.D130])/[.D1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340.3" calcext:value-type="float">
            <text:p>340.3</text:p>
          </table:table-cell>
          <table:table-cell office:value-type="float" office:value="340.8" calcext:value-type="float">
            <text:p>340.8</text:p>
          </table:table-cell>
          <table:table-cell office:value-type="float" office:value="340.5" calcext:value-type="float">
            <text:p>340.5</text:p>
          </table:table-cell>
          <table:table-cell office:value-type="float" office:value="341" calcext:value-type="float">
            <text:p>341</text:p>
          </table:table-cell>
          <table:table-cell table:formula="of:=([.E131]-[.A131])/[.A131]" office:value-type="percentage" office:value="0.00176263219741487" calcext:value-type="percentage">
            <text:p>0.18%</text:p>
          </table:table-cell>
          <table:table-cell table:formula="of:=([.E131]-[.B131])/[.B131]" office:value-type="percentage" office:value="0.00205700852189241" calcext:value-type="percentage">
            <text:p>0.21%</text:p>
          </table:table-cell>
          <table:table-cell table:formula="of:=([.E131]-[.C131])/[.C131]" office:value-type="percentage" office:value="0.000586854460093863" calcext:value-type="percentage">
            <text:p>0.06%</text:p>
          </table:table-cell>
          <table:table-cell table:formula="of:=([.E131]-[.D131])/[.D131]" office:value-type="percentage" office:value="0.00146842878120411" calcext:value-type="percentage">
            <text:p>0.15%</text:p>
          </table:table-cell>
        </table:table-row>
        <table:table-row table:style-name="ro1">
          <table:table-cell table:number-columns-repeated="5" office:value-type="float" office:value="356" calcext:value-type="float">
            <text:p>356</text:p>
          </table:table-cell>
          <table:table-cell table:formula="of:=([.E132]-[.A132])/[.A132]" office:value-type="percentage" office:value="0" calcext:value-type="percentage">
            <text:p>0.00%</text:p>
          </table:table-cell>
          <table:table-cell table:formula="of:=([.E132]-[.B132])/[.B132]" office:value-type="percentage" office:value="0" calcext:value-type="percentage">
            <text:p>0.00%</text:p>
          </table:table-cell>
          <table:table-cell table:formula="of:=([.E132]-[.C132])/[.C132]" office:value-type="percentage" office:value="0" calcext:value-type="percentage">
            <text:p>0.00%</text:p>
          </table:table-cell>
          <table:table-cell table:formula="of:=([.E132]-[.D132])/[.D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6" calcext:value-type="float">
            <text:p>356</text:p>
          </table:table-cell>
          <table:table-cell table:formula="of:=([.E133]-[.A133])/[.A133]" office:value-type="percentage" office:value="0" calcext:value-type="percentage">
            <text:p>0.00%</text:p>
          </table:table-cell>
          <table:table-cell table:formula="of:=([.E133]-[.B133])/[.B133]" office:value-type="percentage" office:value="0" calcext:value-type="percentage">
            <text:p>0.00%</text:p>
          </table:table-cell>
          <table:table-cell table:formula="of:=([.E133]-[.C133])/[.C133]" office:value-type="percentage" office:value="0" calcext:value-type="percentage">
            <text:p>0.00%</text:p>
          </table:table-cell>
          <table:table-cell table:formula="of:=([.E133]-[.D133])/[.D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7" calcext:value-type="float">
            <text:p>357</text:p>
          </table:table-cell>
          <table:table-cell table:formula="of:=([.E134]-[.A134])/[.A134]" office:value-type="percentage" office:value="0" calcext:value-type="percentage">
            <text:p>0.00%</text:p>
          </table:table-cell>
          <table:table-cell table:formula="of:=([.E134]-[.B134])/[.B134]" office:value-type="percentage" office:value="0" calcext:value-type="percentage">
            <text:p>0.00%</text:p>
          </table:table-cell>
          <table:table-cell table:formula="of:=([.E134]-[.C134])/[.C134]" office:value-type="percentage" office:value="0" calcext:value-type="percentage">
            <text:p>0.00%</text:p>
          </table:table-cell>
          <table:table-cell table:formula="of:=([.E134]-[.D134])/[.D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8" calcext:value-type="float">
            <text:p>358</text:p>
          </table:table-cell>
          <table:table-cell table:formula="of:=([.E135]-[.A135])/[.A135]" office:value-type="percentage" office:value="0" calcext:value-type="percentage">
            <text:p>0.00%</text:p>
          </table:table-cell>
          <table:table-cell table:formula="of:=([.E135]-[.B135])/[.B135]" office:value-type="percentage" office:value="0" calcext:value-type="percentage">
            <text:p>0.00%</text:p>
          </table:table-cell>
          <table:table-cell table:formula="of:=([.E135]-[.C135])/[.C135]" office:value-type="percentage" office:value="0" calcext:value-type="percentage">
            <text:p>0.00%</text:p>
          </table:table-cell>
          <table:table-cell table:formula="of:=([.E135]-[.D135])/[.D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7" calcext:value-type="float">
            <text:p>357</text:p>
          </table:table-cell>
          <table:table-cell table:formula="of:=([.E136]-[.A136])/[.A136]" office:value-type="percentage" office:value="0" calcext:value-type="percentage">
            <text:p>0.00%</text:p>
          </table:table-cell>
          <table:table-cell table:formula="of:=([.E136]-[.B136])/[.B136]" office:value-type="percentage" office:value="0" calcext:value-type="percentage">
            <text:p>0.00%</text:p>
          </table:table-cell>
          <table:table-cell table:formula="of:=([.E136]-[.C136])/[.C136]" office:value-type="percentage" office:value="0" calcext:value-type="percentage">
            <text:p>0.00%</text:p>
          </table:table-cell>
          <table:table-cell table:formula="of:=([.E136]-[.D136])/[.D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60" calcext:value-type="float">
            <text:p>360</text:p>
          </table:table-cell>
          <table:table-cell table:formula="of:=([.E137]-[.A137])/[.A137]" office:value-type="percentage" office:value="0" calcext:value-type="percentage">
            <text:p>0.00%</text:p>
          </table:table-cell>
          <table:table-cell table:formula="of:=([.E137]-[.B137])/[.B137]" office:value-type="percentage" office:value="0" calcext:value-type="percentage">
            <text:p>0.00%</text:p>
          </table:table-cell>
          <table:table-cell table:formula="of:=([.E137]-[.C137])/[.C137]" office:value-type="percentage" office:value="0" calcext:value-type="percentage">
            <text:p>0.00%</text:p>
          </table:table-cell>
          <table:table-cell table:formula="of:=([.E137]-[.D137])/[.D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347.8" calcext:value-type="float">
            <text:p>347.8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5" calcext:value-type="float">
            <text:p>347.5</text:p>
          </table:table-cell>
          <table:table-cell office:value-type="float" office:value="351" calcext:value-type="float">
            <text:p>351</text:p>
          </table:table-cell>
          <table:table-cell table:formula="of:=([.E138]-[.A138])/[.A138]" office:value-type="percentage" office:value="0.00804135554279153" calcext:value-type="percentage">
            <text:p>0.80%</text:p>
          </table:table-cell>
          <table:table-cell table:formula="of:=([.E138]-[.B138])/[.B138]" office:value-type="percentage" office:value="0.00920069005175385" calcext:value-type="percentage">
            <text:p>0.92%</text:p>
          </table:table-cell>
          <table:table-cell table:formula="of:=([.E138]-[.C138])/[.C138]" office:value-type="percentage" office:value="0.00746268656716425" calcext:value-type="percentage">
            <text:p>0.75%</text:p>
          </table:table-cell>
          <table:table-cell table:formula="of:=([.E138]-[.D138])/[.D138]" office:value-type="percentage" office:value="0.0100719424460432" calcext:value-type="percentage">
            <text:p>1.01%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40.4" calcext:value-type="float">
            <text:p>340.4</text:p>
          </table:table-cell>
          <table:table-cell office:value-type="float" office:value="339.7" calcext:value-type="float">
            <text:p>339.7</text:p>
          </table:table-cell>
          <table:table-cell office:value-type="float" office:value="339.6" calcext:value-type="float">
            <text:p>339.6</text:p>
          </table:table-cell>
          <table:table-cell office:value-type="float" office:value="345" calcext:value-type="float">
            <text:p>345</text:p>
          </table:table-cell>
          <table:table-cell table:formula="of:=([.E139]-[.A139])/[.A139]" office:value-type="percentage" office:value="0.0192023633677991" calcext:value-type="percentage">
            <text:p>1.92%</text:p>
          </table:table-cell>
          <table:table-cell table:formula="of:=([.E139]-[.B139])/[.B139]" office:value-type="percentage" office:value="0.0135135135135136" calcext:value-type="percentage">
            <text:p>1.35%</text:p>
          </table:table-cell>
          <table:table-cell table:formula="of:=([.E139]-[.C139])/[.C139]" office:value-type="percentage" office:value="0.0156020017662644" calcext:value-type="percentage">
            <text:p>1.56%</text:p>
          </table:table-cell>
          <table:table-cell table:formula="of:=([.E139]-[.D139])/[.D139]" office:value-type="percentage" office:value="0.0159010600706713" calcext:value-type="percentage">
            <text:p>1.59%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table:number-columns-repeated="3" office:value-type="float" office:value="350.3" calcext:value-type="float">
            <text:p>350.3</text:p>
          </table:table-cell>
          <table:table-cell office:value-type="float" office:value="356" calcext:value-type="float">
            <text:p>356</text:p>
          </table:table-cell>
          <table:table-cell table:formula="of:=([.E140]-[.A140])/[.A140]" office:value-type="percentage" office:value="0.0156918687589158" calcext:value-type="percentage">
            <text:p>1.57%</text:p>
          </table:table-cell>
          <table:table-cell table:formula="of:=([.E140]-[.B140])/[.B140]" office:value-type="percentage" office:value="0.0162717670568084" calcext:value-type="percentage">
            <text:p>1.63%</text:p>
          </table:table-cell>
          <table:table-cell table:formula="of:=([.E140]-[.C140])/[.C140]" office:value-type="percentage" office:value="0.0162717670568084" calcext:value-type="percentage">
            <text:p>1.63%</text:p>
          </table:table-cell>
          <table:table-cell table:formula="of:=([.E140]-[.D140])/[.D140]" office:value-type="percentage" office:value="0.0162717670568084" calcext:value-type="percentage">
            <text:p>1.63%</text:p>
          </table:table-cell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346.9" calcext:value-type="float">
            <text:p>346.9</text:p>
          </table:table-cell>
          <table:table-cell office:value-type="float" office:value="347.2" calcext:value-type="float">
            <text:p>347.2</text:p>
          </table:table-cell>
          <table:table-cell office:value-type="float" office:value="347.7" calcext:value-type="float">
            <text:p>347.7</text:p>
          </table:table-cell>
          <table:table-cell office:value-type="float" office:value="358" calcext:value-type="float">
            <text:p>358</text:p>
          </table:table-cell>
          <table:table-cell table:formula="of:=([.E141]-[.A141])/[.A141]" office:value-type="percentage" office:value="0.0281447443997703" calcext:value-type="percentage">
            <text:p>2.81%</text:p>
          </table:table-cell>
          <table:table-cell table:formula="of:=([.E141]-[.B141])/[.B141]" office:value-type="percentage" office:value="0.0319976938599021" calcext:value-type="percentage">
            <text:p>3.20%</text:p>
          </table:table-cell>
          <table:table-cell table:formula="of:=([.E141]-[.C141])/[.C141]" office:value-type="percentage" office:value="0.0311059907834102" calcext:value-type="percentage">
            <text:p>3.11%</text:p>
          </table:table-cell>
          <table:table-cell table:formula="of:=([.E141]-[.D141])/[.D141]" office:value-type="percentage" office:value="0.0296232384239287" calcext:value-type="percentage">
            <text:p>2.96%</text:p>
          </table:table-cell>
        </table:table-row>
        <table:table-row table:style-name="ro1">
          <table:table-cell table:number-columns-repeated="5" office:value-type="float" office:value="369" calcext:value-type="float">
            <text:p>369</text:p>
          </table:table-cell>
          <table:table-cell table:formula="of:=([.E142]-[.A142])/[.A142]" office:value-type="percentage" office:value="0" calcext:value-type="percentage">
            <text:p>0.00%</text:p>
          </table:table-cell>
          <table:table-cell table:formula="of:=([.E142]-[.B142])/[.B142]" office:value-type="percentage" office:value="0" calcext:value-type="percentage">
            <text:p>0.00%</text:p>
          </table:table-cell>
          <table:table-cell table:formula="of:=([.E142]-[.C142])/[.C142]" office:value-type="percentage" office:value="0" calcext:value-type="percentage">
            <text:p>0.00%</text:p>
          </table:table-cell>
          <table:table-cell table:formula="of:=([.E142]-[.D142])/[.D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354.1" calcext:value-type="float">
            <text:p>354.1</text:p>
          </table:table-cell>
          <table:table-cell office:value-type="float" office:value="353.3" calcext:value-type="float">
            <text:p>353.3</text:p>
          </table:table-cell>
          <table:table-cell office:value-type="float" office:value="354.6" calcext:value-type="float">
            <text:p>354.6</text:p>
          </table:table-cell>
          <table:table-cell office:value-type="float" office:value="359" calcext:value-type="float">
            <text:p>359</text:p>
          </table:table-cell>
          <table:table-cell table:formula="of:=([.E143]-[.A143])/[.A143]" office:value-type="percentage" office:value="0.0126939351198872" calcext:value-type="percentage">
            <text:p>1.27%</text:p>
          </table:table-cell>
          <table:table-cell table:formula="of:=([.E143]-[.B143])/[.B143]" office:value-type="percentage" office:value="0.0138378988986161" calcext:value-type="percentage">
            <text:p>1.38%</text:p>
          </table:table-cell>
          <table:table-cell table:formula="of:=([.E143]-[.C143])/[.C143]" office:value-type="percentage" office:value="0.016133597509199" calcext:value-type="percentage">
            <text:p>1.61%</text:p>
          </table:table-cell>
          <table:table-cell table:formula="of:=([.E143]-[.D143])/[.D143]" office:value-type="percentage" office:value="0.0124083474337281" calcext:value-type="percentage">
            <text:p>1.24%</text:p>
          </table:table-cell>
        </table:table-row>
        <table:table-row table:style-name="ro1">
          <table:table-cell table:number-columns-repeated="5" office:value-type="float" office:value="370" calcext:value-type="float">
            <text:p>370</text:p>
          </table:table-cell>
          <table:table-cell table:formula="of:=([.E144]-[.A144])/[.A144]" office:value-type="percentage" office:value="0" calcext:value-type="percentage">
            <text:p>0.00%</text:p>
          </table:table-cell>
          <table:table-cell table:formula="of:=([.E144]-[.B144])/[.B144]" office:value-type="percentage" office:value="0" calcext:value-type="percentage">
            <text:p>0.00%</text:p>
          </table:table-cell>
          <table:table-cell table:formula="of:=([.E144]-[.C144])/[.C144]" office:value-type="percentage" office:value="0" calcext:value-type="percentage">
            <text:p>0.00%</text:p>
          </table:table-cell>
          <table:table-cell table:formula="of:=([.E144]-[.D144])/[.D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1" calcext:value-type="float">
            <text:p>371</text:p>
          </table:table-cell>
          <table:table-cell table:formula="of:=([.E145]-[.A145])/[.A145]" office:value-type="percentage" office:value="0" calcext:value-type="percentage">
            <text:p>0.00%</text:p>
          </table:table-cell>
          <table:table-cell table:formula="of:=([.E145]-[.B145])/[.B145]" office:value-type="percentage" office:value="0" calcext:value-type="percentage">
            <text:p>0.00%</text:p>
          </table:table-cell>
          <table:table-cell table:formula="of:=([.E145]-[.C145])/[.C145]" office:value-type="percentage" office:value="0" calcext:value-type="percentage">
            <text:p>0.00%</text:p>
          </table:table-cell>
          <table:table-cell table:formula="of:=([.E145]-[.D145])/[.D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5.1" calcext:value-type="float">
            <text:p>345.1</text:p>
          </table:table-cell>
          <table:table-cell office:value-type="float" office:value="345" calcext:value-type="float">
            <text:p>345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7" calcext:value-type="float">
            <text:p>344.7</text:p>
          </table:table-cell>
          <table:table-cell office:value-type="float" office:value="347" calcext:value-type="float">
            <text:p>347</text:p>
          </table:table-cell>
          <table:table-cell table:formula="of:=([.E146]-[.A146])/[.A146]" office:value-type="percentage" office:value="0.00550565053607643" calcext:value-type="percentage">
            <text:p>0.55%</text:p>
          </table:table-cell>
          <table:table-cell table:formula="of:=([.E146]-[.B146])/[.B146]" office:value-type="percentage" office:value="0.00579710144927536" calcext:value-type="percentage">
            <text:p>0.58%</text:p>
          </table:table-cell>
          <table:table-cell table:formula="of:=([.E146]-[.C146])/[.C146]" office:value-type="percentage" office:value="0.00725689404934688" calcext:value-type="percentage">
            <text:p>0.73%</text:p>
          </table:table-cell>
          <table:table-cell table:formula="of:=([.E146]-[.D146])/[.D146]" office:value-type="percentage" office:value="0.00667246881346101" calcext:value-type="percentage">
            <text:p>0.67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.9" calcext:value-type="float">
            <text:p>328.9</text:p>
          </table:table-cell>
          <table:table-cell table:number-columns-repeated="3" office:value-type="float" office:value="329" calcext:value-type="float">
            <text:p>329</text:p>
          </table:table-cell>
          <table:table-cell table:formula="of:=([.E147]-[.A147])/[.A147]" office:value-type="percentage" office:value="0" calcext:value-type="percentage">
            <text:p>0.00%</text:p>
          </table:table-cell>
          <table:table-cell table:formula="of:=([.E147]-[.B147])/[.B147]" office:value-type="percentage" office:value="0.000304043782304721" calcext:value-type="percentage">
            <text:p>0.03%</text:p>
          </table:table-cell>
          <table:table-cell table:formula="of:=([.E147]-[.C147])/[.C147]" office:value-type="percentage" office:value="0" calcext:value-type="percentage">
            <text:p>0.00%</text:p>
          </table:table-cell>
          <table:table-cell table:formula="of:=([.E147]-[.D147])/[.D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1" calcext:value-type="float">
            <text:p>371</text:p>
          </table:table-cell>
          <table:table-cell table:formula="of:=([.E148]-[.A148])/[.A148]" office:value-type="percentage" office:value="0" calcext:value-type="percentage">
            <text:p>0.00%</text:p>
          </table:table-cell>
          <table:table-cell table:formula="of:=([.E148]-[.B148])/[.B148]" office:value-type="percentage" office:value="0" calcext:value-type="percentage">
            <text:p>0.00%</text:p>
          </table:table-cell>
          <table:table-cell table:formula="of:=([.E148]-[.C148])/[.C148]" office:value-type="percentage" office:value="0" calcext:value-type="percentage">
            <text:p>0.00%</text:p>
          </table:table-cell>
          <table:table-cell table:formula="of:=([.E148]-[.D148])/[.D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4.7" calcext:value-type="float">
            <text:p>344.7</text:p>
          </table:table-cell>
          <table:table-cell office:value-type="float" office:value="345.1" calcext:value-type="float">
            <text:p>345.1</text:p>
          </table:table-cell>
          <table:table-cell table:number-columns-repeated="2" office:value-type="float" office:value="344.8" calcext:value-type="float">
            <text:p>344.8</text:p>
          </table:table-cell>
          <table:table-cell office:value-type="float" office:value="347" calcext:value-type="float">
            <text:p>347</text:p>
          </table:table-cell>
          <table:table-cell table:formula="of:=([.E149]-[.A149])/[.A149]" office:value-type="percentage" office:value="0.00667246881346101" calcext:value-type="percentage">
            <text:p>0.67%</text:p>
          </table:table-cell>
          <table:table-cell table:formula="of:=([.E149]-[.B149])/[.B149]" office:value-type="percentage" office:value="0.00550565053607643" calcext:value-type="percentage">
            <text:p>0.55%</text:p>
          </table:table-cell>
          <table:table-cell table:formula="of:=([.E149]-[.C149])/[.C149]" office:value-type="percentage" office:value="0.00638051044083523" calcext:value-type="percentage">
            <text:p>0.64%</text:p>
          </table:table-cell>
          <table:table-cell table:formula="of:=([.E149]-[.D149])/[.D149]" office:value-type="percentage" office:value="0.00638051044083523" calcext:value-type="percentage">
            <text:p>0.64%</text:p>
          </table:table-cell>
        </table:table-row>
        <table:table-row table:style-name="ro1">
          <table:table-cell table:number-columns-repeated="5" office:value-type="float" office:value="372" calcext:value-type="float">
            <text:p>372</text:p>
          </table:table-cell>
          <table:table-cell table:formula="of:=([.E150]-[.A150])/[.A150]" office:value-type="percentage" office:value="0" calcext:value-type="percentage">
            <text:p>0.00%</text:p>
          </table:table-cell>
          <table:table-cell table:formula="of:=([.E150]-[.B150])/[.B150]" office:value-type="percentage" office:value="0" calcext:value-type="percentage">
            <text:p>0.00%</text:p>
          </table:table-cell>
          <table:table-cell table:formula="of:=([.E150]-[.C150])/[.C150]" office:value-type="percentage" office:value="0" calcext:value-type="percentage">
            <text:p>0.00%</text:p>
          </table:table-cell>
          <table:table-cell table:formula="of:=([.E150]-[.D150])/[.D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3" calcext:value-type="float">
            <text:p>373</text:p>
          </table:table-cell>
          <table:table-cell table:formula="of:=([.E151]-[.A151])/[.A151]" office:value-type="percentage" office:value="0" calcext:value-type="percentage">
            <text:p>0.00%</text:p>
          </table:table-cell>
          <table:table-cell table:formula="of:=([.E151]-[.B151])/[.B151]" office:value-type="percentage" office:value="0" calcext:value-type="percentage">
            <text:p>0.00%</text:p>
          </table:table-cell>
          <table:table-cell table:formula="of:=([.E151]-[.C151])/[.C151]" office:value-type="percentage" office:value="0" calcext:value-type="percentage">
            <text:p>0.00%</text:p>
          </table:table-cell>
          <table:table-cell table:formula="of:=([.E151]-[.D151])/[.D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3" calcext:value-type="float">
            <text:p>373</text:p>
          </table:table-cell>
          <table:table-cell table:formula="of:=([.E152]-[.A152])/[.A152]" office:value-type="percentage" office:value="0" calcext:value-type="percentage">
            <text:p>0.00%</text:p>
          </table:table-cell>
          <table:table-cell table:formula="of:=([.E152]-[.B152])/[.B152]" office:value-type="percentage" office:value="0" calcext:value-type="percentage">
            <text:p>0.00%</text:p>
          </table:table-cell>
          <table:table-cell table:formula="of:=([.E152]-[.C152])/[.C152]" office:value-type="percentage" office:value="0" calcext:value-type="percentage">
            <text:p>0.00%</text:p>
          </table:table-cell>
          <table:table-cell table:formula="of:=([.E152]-[.D152])/[.D15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9.3" calcext:value-type="float">
            <text:p>349.3</text:p>
          </table:table-cell>
          <table:table-cell office:value-type="float" office:value="348.9" calcext:value-type="float">
            <text:p>348.9</text:p>
          </table:table-cell>
          <table:table-cell table:number-columns-repeated="2" office:value-type="float" office:value="348.1" calcext:value-type="float">
            <text:p>348.1</text:p>
          </table:table-cell>
          <table:table-cell office:value-type="float" office:value="359" calcext:value-type="float">
            <text:p>359</text:p>
          </table:table-cell>
          <table:table-cell table:formula="of:=([.E153]-[.A153])/[.A153]" office:value-type="percentage" office:value="0.0277698253650157" calcext:value-type="percentage">
            <text:p>2.78%</text:p>
          </table:table-cell>
          <table:table-cell table:formula="of:=([.E153]-[.B153])/[.B153]" office:value-type="percentage" office:value="0.0289481226712526" calcext:value-type="percentage">
            <text:p>2.89%</text:p>
          </table:table-cell>
          <table:table-cell table:formula="of:=([.E153]-[.C153])/[.C153]" office:value-type="percentage" office:value="0.0313128411376041" calcext:value-type="percentage">
            <text:p>3.13%</text:p>
          </table:table-cell>
          <table:table-cell table:formula="of:=([.E153]-[.D153])/[.D153]" office:value-type="percentage" office:value="0.0313128411376041" calcext:value-type="percentage">
            <text:p>3.13%</text:p>
          </table:table-cell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2" office:value-type="float" office:value="374.8" calcext:value-type="float">
            <text:p>374.8</text:p>
          </table:table-cell>
          <table:table-cell table:number-columns-repeated="2" office:value-type="float" office:value="375" calcext:value-type="float">
            <text:p>375</text:p>
          </table:table-cell>
          <table:table-cell table:formula="of:=([.E154]-[.A154])/[.A154]" office:value-type="percentage" office:value="0.00106780565936993" calcext:value-type="percentage">
            <text:p>0.11%</text:p>
          </table:table-cell>
          <table:table-cell table:formula="of:=([.E154]-[.B154])/[.B154]" office:value-type="percentage" office:value="0.000533617929562403" calcext:value-type="percentage">
            <text:p>0.05%</text:p>
          </table:table-cell>
          <table:table-cell table:formula="of:=([.E154]-[.C154])/[.C154]" office:value-type="percentage" office:value="0.000533617929562403" calcext:value-type="percentage">
            <text:p>0.05%</text:p>
          </table:table-cell>
          <table:table-cell table:formula="of:=([.E154]-[.D154])/[.D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5" calcext:value-type="float">
            <text:p>375</text:p>
          </table:table-cell>
          <table:table-cell table:formula="of:=([.E155]-[.A155])/[.A155]" office:value-type="percentage" office:value="0" calcext:value-type="percentage">
            <text:p>0.00%</text:p>
          </table:table-cell>
          <table:table-cell table:formula="of:=([.E155]-[.B155])/[.B155]" office:value-type="percentage" office:value="0" calcext:value-type="percentage">
            <text:p>0.00%</text:p>
          </table:table-cell>
          <table:table-cell table:formula="of:=([.E155]-[.C155])/[.C155]" office:value-type="percentage" office:value="0" calcext:value-type="percentage">
            <text:p>0.00%</text:p>
          </table:table-cell>
          <table:table-cell table:formula="of:=([.E155]-[.D155])/[.D1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6]-[.A156])/[.A156]" office:value-type="percentage" office:value="0" calcext:value-type="percentage">
            <text:p>0.00%</text:p>
          </table:table-cell>
          <table:table-cell table:formula="of:=([.E156]-[.B156])/[.B156]" office:value-type="percentage" office:value="0" calcext:value-type="percentage">
            <text:p>0.00%</text:p>
          </table:table-cell>
          <table:table-cell table:formula="of:=([.E156]-[.C156])/[.C156]" office:value-type="percentage" office:value="0" calcext:value-type="percentage">
            <text:p>0.00%</text:p>
          </table:table-cell>
          <table:table-cell table:formula="of:=([.E156]-[.D156])/[.D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7]-[.A157])/[.A157]" office:value-type="percentage" office:value="0" calcext:value-type="percentage">
            <text:p>0.00%</text:p>
          </table:table-cell>
          <table:table-cell table:formula="of:=([.E157]-[.B157])/[.B157]" office:value-type="percentage" office:value="0" calcext:value-type="percentage">
            <text:p>0.00%</text:p>
          </table:table-cell>
          <table:table-cell table:formula="of:=([.E157]-[.C157])/[.C157]" office:value-type="percentage" office:value="0" calcext:value-type="percentage">
            <text:p>0.00%</text:p>
          </table:table-cell>
          <table:table-cell table:formula="of:=([.E157]-[.D157])/[.D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8]-[.A158])/[.A158]" office:value-type="percentage" office:value="0" calcext:value-type="percentage">
            <text:p>0.00%</text:p>
          </table:table-cell>
          <table:table-cell table:formula="of:=([.E158]-[.B158])/[.B158]" office:value-type="percentage" office:value="0" calcext:value-type="percentage">
            <text:p>0.00%</text:p>
          </table:table-cell>
          <table:table-cell table:formula="of:=([.E158]-[.C158])/[.C158]" office:value-type="percentage" office:value="0" calcext:value-type="percentage">
            <text:p>0.00%</text:p>
          </table:table-cell>
          <table:table-cell table:formula="of:=([.E158]-[.D158])/[.D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7" calcext:value-type="float">
            <text:p>377</text:p>
          </table:table-cell>
          <table:table-cell table:formula="of:=([.E159]-[.A159])/[.A159]" office:value-type="percentage" office:value="0" calcext:value-type="percentage">
            <text:p>0.00%</text:p>
          </table:table-cell>
          <table:table-cell table:formula="of:=([.E159]-[.B159])/[.B159]" office:value-type="percentage" office:value="0" calcext:value-type="percentage">
            <text:p>0.00%</text:p>
          </table:table-cell>
          <table:table-cell table:formula="of:=([.E159]-[.C159])/[.C159]" office:value-type="percentage" office:value="0" calcext:value-type="percentage">
            <text:p>0.00%</text:p>
          </table:table-cell>
          <table:table-cell table:formula="of:=([.E159]-[.D159])/[.D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77" calcext:value-type="float">
            <text:p>377</text:p>
          </table:table-cell>
          <table:table-cell table:formula="of:=([.E160]-[.A160])/[.A160]" office:value-type="percentage" office:value="0" calcext:value-type="percentage">
            <text:p>0.00%</text:p>
          </table:table-cell>
          <table:table-cell table:formula="of:=([.E160]-[.B160])/[.B160]" office:value-type="percentage" office:value="0" calcext:value-type="percentage">
            <text:p>0.00%</text:p>
          </table:table-cell>
          <table:table-cell table:formula="of:=([.E160]-[.C160])/[.C160]" office:value-type="percentage" office:value="0" calcext:value-type="percentage">
            <text:p>0.00%</text:p>
          </table:table-cell>
          <table:table-cell table:formula="of:=([.E160]-[.D160])/[.D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0" calcext:value-type="float">
            <text:p>380</text:p>
          </table:table-cell>
          <table:table-cell table:formula="of:=([.E161]-[.A161])/[.A161]" office:value-type="percentage" office:value="0" calcext:value-type="percentage">
            <text:p>0.00%</text:p>
          </table:table-cell>
          <table:table-cell table:formula="of:=([.E161]-[.B161])/[.B161]" office:value-type="percentage" office:value="0" calcext:value-type="percentage">
            <text:p>0.00%</text:p>
          </table:table-cell>
          <table:table-cell table:formula="of:=([.E161]-[.C161])/[.C161]" office:value-type="percentage" office:value="0" calcext:value-type="percentage">
            <text:p>0.00%</text:p>
          </table:table-cell>
          <table:table-cell table:formula="of:=([.E161]-[.D161])/[.D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0" calcext:value-type="float">
            <text:p>380</text:p>
          </table:table-cell>
          <table:table-cell table:formula="of:=([.E162]-[.A162])/[.A162]" office:value-type="percentage" office:value="0" calcext:value-type="percentage">
            <text:p>0.00%</text:p>
          </table:table-cell>
          <table:table-cell table:formula="of:=([.E162]-[.B162])/[.B162]" office:value-type="percentage" office:value="0" calcext:value-type="percentage">
            <text:p>0.00%</text:p>
          </table:table-cell>
          <table:table-cell table:formula="of:=([.E162]-[.C162])/[.C162]" office:value-type="percentage" office:value="0" calcext:value-type="percentage">
            <text:p>0.00%</text:p>
          </table:table-cell>
          <table:table-cell table:formula="of:=([.E162]-[.D162])/[.D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1" calcext:value-type="float">
            <text:p>381</text:p>
          </table:table-cell>
          <table:table-cell table:formula="of:=([.E163]-[.A163])/[.A163]" office:value-type="percentage" office:value="0" calcext:value-type="percentage">
            <text:p>0.00%</text:p>
          </table:table-cell>
          <table:table-cell table:formula="of:=([.E163]-[.B163])/[.B163]" office:value-type="percentage" office:value="0" calcext:value-type="percentage">
            <text:p>0.00%</text:p>
          </table:table-cell>
          <table:table-cell table:formula="of:=([.E163]-[.C163])/[.C163]" office:value-type="percentage" office:value="0" calcext:value-type="percentage">
            <text:p>0.00%</text:p>
          </table:table-cell>
          <table:table-cell table:formula="of:=([.E163]-[.D163])/[.D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5.9" calcext:value-type="float">
            <text:p>365.9</text:p>
          </table:table-cell>
          <table:table-cell office:value-type="float" office:value="365.5" calcext:value-type="float">
            <text:p>365.5</text:p>
          </table:table-cell>
          <table:table-cell table:number-columns-repeated="2" office:value-type="float" office:value="365.7" calcext:value-type="float">
            <text:p>365.7</text:p>
          </table:table-cell>
          <table:table-cell office:value-type="float" office:value="370" calcext:value-type="float">
            <text:p>370</text:p>
          </table:table-cell>
          <table:table-cell table:formula="of:=([.E164]-[.A164])/[.A164]" office:value-type="percentage" office:value="0.0112052473353376" calcext:value-type="percentage">
            <text:p>1.12%</text:p>
          </table:table-cell>
          <table:table-cell table:formula="of:=([.E164]-[.B164])/[.B164]" office:value-type="percentage" office:value="0.012311901504788" calcext:value-type="percentage">
            <text:p>1.23%</text:p>
          </table:table-cell>
          <table:table-cell table:formula="of:=([.E164]-[.C164])/[.C164]" office:value-type="percentage" office:value="0.0117582718074925" calcext:value-type="percentage">
            <text:p>1.18%</text:p>
          </table:table-cell>
          <table:table-cell table:formula="of:=([.E164]-[.D164])/[.D164]" office:value-type="percentage" office:value="0.0117582718074925" calcext:value-type="percentage">
            <text:p>1.18%</text:p>
          </table:table-cell>
        </table:table-row>
        <table:table-row table:style-name="ro1">
          <table:table-cell table:number-columns-repeated="5" office:value-type="float" office:value="382" calcext:value-type="float">
            <text:p>382</text:p>
          </table:table-cell>
          <table:table-cell table:formula="of:=([.E165]-[.A165])/[.A165]" office:value-type="percentage" office:value="0" calcext:value-type="percentage">
            <text:p>0.00%</text:p>
          </table:table-cell>
          <table:table-cell table:formula="of:=([.E165]-[.B165])/[.B165]" office:value-type="percentage" office:value="0" calcext:value-type="percentage">
            <text:p>0.00%</text:p>
          </table:table-cell>
          <table:table-cell table:formula="of:=([.E165]-[.C165])/[.C165]" office:value-type="percentage" office:value="0" calcext:value-type="percentage">
            <text:p>0.00%</text:p>
          </table:table-cell>
          <table:table-cell table:formula="of:=([.E165]-[.D165])/[.D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5.8" calcext:value-type="float">
            <text:p>355.8</text:p>
          </table:table-cell>
          <table:table-cell table:number-columns-repeated="2" office:value-type="float" office:value="355.2" calcext:value-type="float">
            <text:p>355.2</text:p>
          </table:table-cell>
          <table:table-cell office:value-type="float" office:value="355.9" calcext:value-type="float">
            <text:p>355.9</text:p>
          </table:table-cell>
          <table:table-cell office:value-type="float" office:value="363" calcext:value-type="float">
            <text:p>363</text:p>
          </table:table-cell>
          <table:table-cell table:formula="of:=([.E166]-[.A166])/[.A166]" office:value-type="percentage" office:value="0.0202360876897133" calcext:value-type="percentage">
            <text:p>2.02%</text:p>
          </table:table-cell>
          <table:table-cell table:formula="of:=([.E166]-[.B166])/[.B166]" office:value-type="percentage" office:value="0.0219594594594595" calcext:value-type="percentage">
            <text:p>2.20%</text:p>
          </table:table-cell>
          <table:table-cell table:formula="of:=([.E166]-[.C166])/[.C166]" office:value-type="percentage" office:value="0.0219594594594595" calcext:value-type="percentage">
            <text:p>2.20%</text:p>
          </table:table-cell>
          <table:table-cell table:formula="of:=([.E166]-[.D166])/[.D166]" office:value-type="percentage" office:value="0.0199494239955044" calcext:value-type="percentage">
            <text:p>1.99%</text:p>
          </table:table-cell>
        </table:table-row>
        <table:table-row table:style-name="ro1">
          <table:table-cell table:number-columns-repeated="5" office:value-type="float" office:value="382" calcext:value-type="float">
            <text:p>382</text:p>
          </table:table-cell>
          <table:table-cell table:formula="of:=([.E167]-[.A167])/[.A167]" office:value-type="percentage" office:value="0" calcext:value-type="percentage">
            <text:p>0.00%</text:p>
          </table:table-cell>
          <table:table-cell table:formula="of:=([.E167]-[.B167])/[.B167]" office:value-type="percentage" office:value="0" calcext:value-type="percentage">
            <text:p>0.00%</text:p>
          </table:table-cell>
          <table:table-cell table:formula="of:=([.E167]-[.C167])/[.C167]" office:value-type="percentage" office:value="0" calcext:value-type="percentage">
            <text:p>0.00%</text:p>
          </table:table-cell>
          <table:table-cell table:formula="of:=([.E167]-[.D167])/[.D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3" calcext:value-type="float">
            <text:p>383</text:p>
          </table:table-cell>
          <table:table-cell table:formula="of:=([.E168]-[.A168])/[.A168]" office:value-type="percentage" office:value="0" calcext:value-type="percentage">
            <text:p>0.00%</text:p>
          </table:table-cell>
          <table:table-cell table:formula="of:=([.E168]-[.B168])/[.B168]" office:value-type="percentage" office:value="0" calcext:value-type="percentage">
            <text:p>0.00%</text:p>
          </table:table-cell>
          <table:table-cell table:formula="of:=([.E168]-[.C168])/[.C168]" office:value-type="percentage" office:value="0" calcext:value-type="percentage">
            <text:p>0.00%</text:p>
          </table:table-cell>
          <table:table-cell table:formula="of:=([.E168]-[.D168])/[.D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3" calcext:value-type="float">
            <text:p>383</text:p>
          </table:table-cell>
          <table:table-cell table:formula="of:=([.E169]-[.A169])/[.A169]" office:value-type="percentage" office:value="0" calcext:value-type="percentage">
            <text:p>0.00%</text:p>
          </table:table-cell>
          <table:table-cell table:formula="of:=([.E169]-[.B169])/[.B169]" office:value-type="percentage" office:value="0" calcext:value-type="percentage">
            <text:p>0.00%</text:p>
          </table:table-cell>
          <table:table-cell table:formula="of:=([.E169]-[.C169])/[.C169]" office:value-type="percentage" office:value="0" calcext:value-type="percentage">
            <text:p>0.00%</text:p>
          </table:table-cell>
          <table:table-cell table:formula="of:=([.E169]-[.D169])/[.D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4" calcext:value-type="float">
            <text:p>384</text:p>
          </table:table-cell>
          <table:table-cell table:formula="of:=([.E170]-[.A170])/[.A170]" office:value-type="percentage" office:value="0" calcext:value-type="percentage">
            <text:p>0.00%</text:p>
          </table:table-cell>
          <table:table-cell table:formula="of:=([.E170]-[.B170])/[.B170]" office:value-type="percentage" office:value="0" calcext:value-type="percentage">
            <text:p>0.00%</text:p>
          </table:table-cell>
          <table:table-cell table:formula="of:=([.E170]-[.C170])/[.C170]" office:value-type="percentage" office:value="0" calcext:value-type="percentage">
            <text:p>0.00%</text:p>
          </table:table-cell>
          <table:table-cell table:formula="of:=([.E170]-[.D170])/[.D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5" calcext:value-type="float">
            <text:p>385</text:p>
          </table:table-cell>
          <table:table-cell table:formula="of:=([.E171]-[.A171])/[.A171]" office:value-type="percentage" office:value="0" calcext:value-type="percentage">
            <text:p>0.00%</text:p>
          </table:table-cell>
          <table:table-cell table:formula="of:=([.E171]-[.B171])/[.B171]" office:value-type="percentage" office:value="0" calcext:value-type="percentage">
            <text:p>0.00%</text:p>
          </table:table-cell>
          <table:table-cell table:formula="of:=([.E171]-[.C171])/[.C171]" office:value-type="percentage" office:value="0" calcext:value-type="percentage">
            <text:p>0.00%</text:p>
          </table:table-cell>
          <table:table-cell table:formula="of:=([.E171]-[.D171])/[.D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6" calcext:value-type="float">
            <text:p>386</text:p>
          </table:table-cell>
          <table:table-cell table:formula="of:=([.E172]-[.A172])/[.A172]" office:value-type="percentage" office:value="0" calcext:value-type="percentage">
            <text:p>0.00%</text:p>
          </table:table-cell>
          <table:table-cell table:formula="of:=([.E172]-[.B172])/[.B172]" office:value-type="percentage" office:value="0" calcext:value-type="percentage">
            <text:p>0.00%</text:p>
          </table:table-cell>
          <table:table-cell table:formula="of:=([.E172]-[.C172])/[.C172]" office:value-type="percentage" office:value="0" calcext:value-type="percentage">
            <text:p>0.00%</text:p>
          </table:table-cell>
          <table:table-cell table:formula="of:=([.E172]-[.D172])/[.D1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59.5" calcext:value-type="float">
            <text:p>359.5</text:p>
          </table:table-cell>
          <table:table-cell office:value-type="float" office:value="359.3" calcext:value-type="float">
            <text:p>359.3</text:p>
          </table:table-cell>
          <table:table-cell office:value-type="float" office:value="359.7" calcext:value-type="float">
            <text:p>359.7</text:p>
          </table:table-cell>
          <table:table-cell office:value-type="float" office:value="363" calcext:value-type="float">
            <text:p>363</text:p>
          </table:table-cell>
          <table:table-cell table:formula="of:=([.E173]-[.A173])/[.A173]" office:value-type="percentage" office:value="0.00973574408901252" calcext:value-type="percentage">
            <text:p>0.97%</text:p>
          </table:table-cell>
          <table:table-cell table:formula="of:=([.E173]-[.B173])/[.B173]" office:value-type="percentage" office:value="0.00973574408901252" calcext:value-type="percentage">
            <text:p>0.97%</text:p>
          </table:table-cell>
          <table:table-cell table:formula="of:=([.E173]-[.C173])/[.C173]" office:value-type="percentage" office:value="0.0102978012802672" calcext:value-type="percentage">
            <text:p>1.03%</text:p>
          </table:table-cell>
          <table:table-cell table:formula="of:=([.E173]-[.D173])/[.D173]" office:value-type="percentage" office:value="0.00917431192660554" calcext:value-type="percentage">
            <text:p>0.92%</text:p>
          </table:table-cell>
        </table:table-row>
        <table:table-row table:style-name="ro1">
          <table:table-cell table:number-columns-repeated="5" office:value-type="float" office:value="387" calcext:value-type="float">
            <text:p>387</text:p>
          </table:table-cell>
          <table:table-cell table:formula="of:=([.E174]-[.A174])/[.A174]" office:value-type="percentage" office:value="0" calcext:value-type="percentage">
            <text:p>0.00%</text:p>
          </table:table-cell>
          <table:table-cell table:formula="of:=([.E174]-[.B174])/[.B174]" office:value-type="percentage" office:value="0" calcext:value-type="percentage">
            <text:p>0.00%</text:p>
          </table:table-cell>
          <table:table-cell table:formula="of:=([.E174]-[.C174])/[.C174]" office:value-type="percentage" office:value="0" calcext:value-type="percentage">
            <text:p>0.00%</text:p>
          </table:table-cell>
          <table:table-cell table:formula="of:=([.E174]-[.D174])/[.D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5]-[.A175])/[.A175]" office:value-type="percentage" office:value="0" calcext:value-type="percentage">
            <text:p>0.00%</text:p>
          </table:table-cell>
          <table:table-cell table:formula="of:=([.E175]-[.B175])/[.B175]" office:value-type="percentage" office:value="0" calcext:value-type="percentage">
            <text:p>0.00%</text:p>
          </table:table-cell>
          <table:table-cell table:formula="of:=([.E175]-[.C175])/[.C175]" office:value-type="percentage" office:value="0" calcext:value-type="percentage">
            <text:p>0.00%</text:p>
          </table:table-cell>
          <table:table-cell table:formula="of:=([.E175]-[.D175])/[.D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6]-[.A176])/[.A176]" office:value-type="percentage" office:value="0" calcext:value-type="percentage">
            <text:p>0.00%</text:p>
          </table:table-cell>
          <table:table-cell table:formula="of:=([.E176]-[.B176])/[.B176]" office:value-type="percentage" office:value="0" calcext:value-type="percentage">
            <text:p>0.00%</text:p>
          </table:table-cell>
          <table:table-cell table:formula="of:=([.E176]-[.C176])/[.C176]" office:value-type="percentage" office:value="0" calcext:value-type="percentage">
            <text:p>0.00%</text:p>
          </table:table-cell>
          <table:table-cell table:formula="of:=([.E176]-[.D176])/[.D1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6.4" calcext:value-type="float">
            <text:p>376.4</text:p>
          </table:table-cell>
          <table:table-cell office:value-type="float" office:value="376.8" calcext:value-type="float">
            <text:p>376.8</text:p>
          </table:table-cell>
          <table:table-cell office:value-type="float" office:value="376.6" calcext:value-type="float">
            <text:p>376.6</text:p>
          </table:table-cell>
          <table:table-cell office:value-type="float" office:value="376.3" calcext:value-type="float">
            <text:p>376.3</text:p>
          </table:table-cell>
          <table:table-cell office:value-type="float" office:value="380" calcext:value-type="float">
            <text:p>380</text:p>
          </table:table-cell>
          <table:table-cell table:formula="of:=([.E177]-[.A177])/[.A177]" office:value-type="percentage" office:value="0.00956429330499475" calcext:value-type="percentage">
            <text:p>0.96%</text:p>
          </table:table-cell>
          <table:table-cell table:formula="of:=([.E177]-[.B177])/[.B177]" office:value-type="percentage" office:value="0.00849256900212311" calcext:value-type="percentage">
            <text:p>0.85%</text:p>
          </table:table-cell>
          <table:table-cell table:formula="of:=([.E177]-[.C177])/[.C177]" office:value-type="percentage" office:value="0.00902814657461492" calcext:value-type="percentage">
            <text:p>0.90%</text:p>
          </table:table-cell>
          <table:table-cell table:formula="of:=([.E177]-[.D177])/[.D177]" office:value-type="percentage" office:value="0.00983258038798828" calcext:value-type="percentage">
            <text:p>0.98%</text:p>
          </table:table-cell>
        </table:table-row>
        <table:table-row table:style-name="ro1">
          <table:table-cell table:number-columns-repeated="5" office:value-type="float" office:value="390" calcext:value-type="float">
            <text:p>390</text:p>
          </table:table-cell>
          <table:table-cell table:formula="of:=([.E178]-[.A178])/[.A178]" office:value-type="percentage" office:value="0" calcext:value-type="percentage">
            <text:p>0.00%</text:p>
          </table:table-cell>
          <table:table-cell table:formula="of:=([.E178]-[.B178])/[.B178]" office:value-type="percentage" office:value="0" calcext:value-type="percentage">
            <text:p>0.00%</text:p>
          </table:table-cell>
          <table:table-cell table:formula="of:=([.E178]-[.C178])/[.C178]" office:value-type="percentage" office:value="0" calcext:value-type="percentage">
            <text:p>0.00%</text:p>
          </table:table-cell>
          <table:table-cell table:formula="of:=([.E178]-[.D178])/[.D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2" calcext:value-type="float">
            <text:p>392</text:p>
          </table:table-cell>
          <table:table-cell table:formula="of:=([.E179]-[.A179])/[.A179]" office:value-type="percentage" office:value="0" calcext:value-type="percentage">
            <text:p>0.00%</text:p>
          </table:table-cell>
          <table:table-cell table:formula="of:=([.E179]-[.B179])/[.B179]" office:value-type="percentage" office:value="0" calcext:value-type="percentage">
            <text:p>0.00%</text:p>
          </table:table-cell>
          <table:table-cell table:formula="of:=([.E179]-[.C179])/[.C179]" office:value-type="percentage" office:value="0" calcext:value-type="percentage">
            <text:p>0.00%</text:p>
          </table:table-cell>
          <table:table-cell table:formula="of:=([.E179]-[.D179])/[.D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3" calcext:value-type="float">
            <text:p>393</text:p>
          </table:table-cell>
          <table:table-cell table:formula="of:=([.E180]-[.A180])/[.A180]" office:value-type="percentage" office:value="0" calcext:value-type="percentage">
            <text:p>0.00%</text:p>
          </table:table-cell>
          <table:table-cell table:formula="of:=([.E180]-[.B180])/[.B180]" office:value-type="percentage" office:value="0" calcext:value-type="percentage">
            <text:p>0.00%</text:p>
          </table:table-cell>
          <table:table-cell table:formula="of:=([.E180]-[.C180])/[.C180]" office:value-type="percentage" office:value="0" calcext:value-type="percentage">
            <text:p>0.00%</text:p>
          </table:table-cell>
          <table:table-cell table:formula="of:=([.E180]-[.D180])/[.D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4" calcext:value-type="float">
            <text:p>394</text:p>
          </table:table-cell>
          <table:table-cell table:formula="of:=([.E181]-[.A181])/[.A181]" office:value-type="percentage" office:value="0" calcext:value-type="percentage">
            <text:p>0.00%</text:p>
          </table:table-cell>
          <table:table-cell table:formula="of:=([.E181]-[.B181])/[.B181]" office:value-type="percentage" office:value="0" calcext:value-type="percentage">
            <text:p>0.00%</text:p>
          </table:table-cell>
          <table:table-cell table:formula="of:=([.E181]-[.C181])/[.C181]" office:value-type="percentage" office:value="0" calcext:value-type="percentage">
            <text:p>0.00%</text:p>
          </table:table-cell>
          <table:table-cell table:formula="of:=([.E181]-[.D181])/[.D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6" calcext:value-type="float">
            <text:p>396</text:p>
          </table:table-cell>
          <table:table-cell table:formula="of:=([.E182]-[.A182])/[.A182]" office:value-type="percentage" office:value="0" calcext:value-type="percentage">
            <text:p>0.00%</text:p>
          </table:table-cell>
          <table:table-cell table:formula="of:=([.E182]-[.B182])/[.B182]" office:value-type="percentage" office:value="0" calcext:value-type="percentage">
            <text:p>0.00%</text:p>
          </table:table-cell>
          <table:table-cell table:formula="of:=([.E182]-[.C182])/[.C182]" office:value-type="percentage" office:value="0" calcext:value-type="percentage">
            <text:p>0.00%</text:p>
          </table:table-cell>
          <table:table-cell table:formula="of:=([.E182]-[.D182])/[.D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97" calcext:value-type="float">
            <text:p>397</text:p>
          </table:table-cell>
          <table:table-cell table:formula="of:=([.E183]-[.A183])/[.A183]" office:value-type="percentage" office:value="0" calcext:value-type="percentage">
            <text:p>0.00%</text:p>
          </table:table-cell>
          <table:table-cell table:formula="of:=([.E183]-[.B183])/[.B183]" office:value-type="percentage" office:value="0" calcext:value-type="percentage">
            <text:p>0.00%</text:p>
          </table:table-cell>
          <table:table-cell table:formula="of:=([.E183]-[.C183])/[.C183]" office:value-type="percentage" office:value="0" calcext:value-type="percentage">
            <text:p>0.00%</text:p>
          </table:table-cell>
          <table:table-cell table:formula="of:=([.E183]-[.D183])/[.D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0" calcext:value-type="float">
            <text:p>400</text:p>
          </table:table-cell>
          <table:table-cell table:formula="of:=([.E184]-[.A184])/[.A184]" office:value-type="percentage" office:value="0" calcext:value-type="percentage">
            <text:p>0.00%</text:p>
          </table:table-cell>
          <table:table-cell table:formula="of:=([.E184]-[.B184])/[.B184]" office:value-type="percentage" office:value="0" calcext:value-type="percentage">
            <text:p>0.00%</text:p>
          </table:table-cell>
          <table:table-cell table:formula="of:=([.E184]-[.C184])/[.C184]" office:value-type="percentage" office:value="0" calcext:value-type="percentage">
            <text:p>0.00%</text:p>
          </table:table-cell>
          <table:table-cell table:formula="of:=([.E184]-[.D184])/[.D1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.8" calcext:value-type="float">
            <text:p>390.8</text:p>
          </table:table-cell>
          <table:table-cell office:value-type="float" office:value="391.4" calcext:value-type="float">
            <text:p>391.4</text:p>
          </table:table-cell>
          <table:table-cell office:value-type="float" office:value="390.2" calcext:value-type="float">
            <text:p>390.2</text:p>
          </table:table-cell>
          <table:table-cell office:value-type="float" office:value="391.5" calcext:value-type="float">
            <text:p>391.5</text:p>
          </table:table-cell>
          <table:table-cell office:value-type="float" office:value="399" calcext:value-type="float">
            <text:p>399</text:p>
          </table:table-cell>
          <table:table-cell table:formula="of:=([.E185]-[.A185])/[.A185]" office:value-type="percentage" office:value="0.0209825997952917" calcext:value-type="percentage">
            <text:p>2.10%</text:p>
          </table:table-cell>
          <table:table-cell table:formula="of:=([.E185]-[.B185])/[.B185]" office:value-type="percentage" office:value="0.0194174757281554" calcext:value-type="percentage">
            <text:p>1.94%</text:p>
          </table:table-cell>
          <table:table-cell table:formula="of:=([.E185]-[.C185])/[.C185]" office:value-type="percentage" office:value="0.0225525371604306" calcext:value-type="percentage">
            <text:p>2.26%</text:p>
          </table:table-cell>
          <table:table-cell table:formula="of:=([.E185]-[.D185])/[.D185]" office:value-type="percentage" office:value="0.0191570881226054" calcext:value-type="percentage">
            <text:p>1.92%</text:p>
          </table:table-cell>
        </table:table-row>
        <table:table-row table:style-name="ro1">
          <table:table-cell table:number-columns-repeated="5" office:value-type="float" office:value="403" calcext:value-type="float">
            <text:p>403</text:p>
          </table:table-cell>
          <table:table-cell table:formula="of:=([.E186]-[.A186])/[.A186]" office:value-type="percentage" office:value="0" calcext:value-type="percentage">
            <text:p>0.00%</text:p>
          </table:table-cell>
          <table:table-cell table:formula="of:=([.E186]-[.B186])/[.B186]" office:value-type="percentage" office:value="0" calcext:value-type="percentage">
            <text:p>0.00%</text:p>
          </table:table-cell>
          <table:table-cell table:formula="of:=([.E186]-[.C186])/[.C186]" office:value-type="percentage" office:value="0" calcext:value-type="percentage">
            <text:p>0.00%</text:p>
          </table:table-cell>
          <table:table-cell table:formula="of:=([.E186]-[.D186])/[.D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.9" calcext:value-type="float">
            <text:p>374.9</text:p>
          </table:table-cell>
          <table:table-cell office:value-type="float" office:value="375.2" calcext:value-type="float">
            <text:p>375.2</text:p>
          </table:table-cell>
          <table:table-cell office:value-type="float" office:value="374.6" calcext:value-type="float">
            <text:p>374.6</text:p>
          </table:table-cell>
          <table:table-cell office:value-type="float" office:value="382" calcext:value-type="float">
            <text:p>382</text:p>
          </table:table-cell>
          <table:table-cell table:formula="of:=([.E187]-[.A187])/[.A187]" office:value-type="percentage" office:value="0.0186666666666667" calcext:value-type="percentage">
            <text:p>1.87%</text:p>
          </table:table-cell>
          <table:table-cell table:formula="of:=([.E187]-[.B187])/[.B187]" office:value-type="percentage" office:value="0.0189383835689518" calcext:value-type="percentage">
            <text:p>1.89%</text:p>
          </table:table-cell>
          <table:table-cell table:formula="of:=([.E187]-[.C187])/[.C187]" office:value-type="percentage" office:value="0.0181236673773988" calcext:value-type="percentage">
            <text:p>1.81%</text:p>
          </table:table-cell>
          <table:table-cell table:formula="of:=([.E187]-[.D187])/[.D187]" office:value-type="percentage" office:value="0.0197544046983448" calcext:value-type="percentage">
            <text:p>1.98%</text:p>
          </table:table-cell>
        </table:table-row>
        <table:table-row table:style-name="ro1">
          <table:table-cell table:number-columns-repeated="5" office:value-type="float" office:value="406" calcext:value-type="float">
            <text:p>406</text:p>
          </table:table-cell>
          <table:table-cell table:formula="of:=([.E188]-[.A188])/[.A188]" office:value-type="percentage" office:value="0" calcext:value-type="percentage">
            <text:p>0.00%</text:p>
          </table:table-cell>
          <table:table-cell table:formula="of:=([.E188]-[.B188])/[.B188]" office:value-type="percentage" office:value="0" calcext:value-type="percentage">
            <text:p>0.00%</text:p>
          </table:table-cell>
          <table:table-cell table:formula="of:=([.E188]-[.C188])/[.C188]" office:value-type="percentage" office:value="0" calcext:value-type="percentage">
            <text:p>0.00%</text:p>
          </table:table-cell>
          <table:table-cell table:formula="of:=([.E188]-[.D188])/[.D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06" calcext:value-type="float">
            <text:p>406</text:p>
          </table:table-cell>
          <table:table-cell table:formula="of:=([.E189]-[.A189])/[.A189]" office:value-type="percentage" office:value="0" calcext:value-type="percentage">
            <text:p>0.00%</text:p>
          </table:table-cell>
          <table:table-cell table:formula="of:=([.E189]-[.B189])/[.B189]" office:value-type="percentage" office:value="0" calcext:value-type="percentage">
            <text:p>0.00%</text:p>
          </table:table-cell>
          <table:table-cell table:formula="of:=([.E189]-[.C189])/[.C189]" office:value-type="percentage" office:value="0" calcext:value-type="percentage">
            <text:p>0.00%</text:p>
          </table:table-cell>
          <table:table-cell table:formula="of:=([.E189]-[.D189])/[.D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.9" calcext:value-type="float">
            <text:p>407.9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([.E190]-[.A190])/[.A190]" office:value-type="percentage" office:value="0" calcext:value-type="percentage">
            <text:p>0.00%</text:p>
          </table:table-cell>
          <table:table-cell table:formula="of:=([.E190]-[.B190])/[.B190]" office:value-type="percentage" office:value="0.000245158126991965" calcext:value-type="percentage">
            <text:p>0.02%</text:p>
          </table:table-cell>
          <table:table-cell table:formula="of:=([.E190]-[.C190])/[.C190]" office:value-type="percentage" office:value="0" calcext:value-type="percentage">
            <text:p>0.00%</text:p>
          </table:table-cell>
          <table:table-cell table:formula="of:=([.E190]-[.D190])/[.D1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.3" calcext:value-type="float">
            <text:p>407.3</text:p>
          </table:table-cell>
          <table:table-cell table:number-columns-repeated="2" office:value-type="float" office:value="407.1" calcext:value-type="float">
            <text:p>407.1</text:p>
          </table:table-cell>
          <table:table-cell office:value-type="float" office:value="407.5" calcext:value-type="float">
            <text:p>407.5</text:p>
          </table:table-cell>
          <table:table-cell office:value-type="float" office:value="408" calcext:value-type="float">
            <text:p>408</text:p>
          </table:table-cell>
          <table:table-cell table:formula="of:=([.E191]-[.A191])/[.A191]" office:value-type="percentage" office:value="0.00171863491284063" calcext:value-type="percentage">
            <text:p>0.17%</text:p>
          </table:table-cell>
          <table:table-cell table:formula="of:=([.E191]-[.B191])/[.B191]" office:value-type="percentage" office:value="0.00221075902726597" calcext:value-type="percentage">
            <text:p>0.22%</text:p>
          </table:table-cell>
          <table:table-cell table:formula="of:=([.E191]-[.C191])/[.C191]" office:value-type="percentage" office:value="0.00221075902726597" calcext:value-type="percentage">
            <text:p>0.22%</text:p>
          </table:table-cell>
          <table:table-cell table:formula="of:=([.E191]-[.D191])/[.D191]" office:value-type="percentage" office:value="0.00122699386503067" calcext:value-type="percentage">
            <text:p>0.12%</text:p>
          </table:table-cell>
        </table:table-row>
        <table:table-row table:style-name="ro1">
          <table:table-cell table:number-columns-repeated="5" office:value-type="float" office:value="411" calcext:value-type="float">
            <text:p>411</text:p>
          </table:table-cell>
          <table:table-cell table:formula="of:=([.E192]-[.A192])/[.A192]" office:value-type="percentage" office:value="0" calcext:value-type="percentage">
            <text:p>0.00%</text:p>
          </table:table-cell>
          <table:table-cell table:formula="of:=([.E192]-[.B192])/[.B192]" office:value-type="percentage" office:value="0" calcext:value-type="percentage">
            <text:p>0.00%</text:p>
          </table:table-cell>
          <table:table-cell table:formula="of:=([.E192]-[.C192])/[.C192]" office:value-type="percentage" office:value="0" calcext:value-type="percentage">
            <text:p>0.00%</text:p>
          </table:table-cell>
          <table:table-cell table:formula="of:=([.E192]-[.D192])/[.D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82.3" calcext:value-type="float">
            <text:p>582.3</text:p>
          </table:table-cell>
          <table:table-cell office:value-type="float" office:value="581.7" calcext:value-type="float">
            <text:p>581.7</text:p>
          </table:table-cell>
          <table:table-cell table:number-columns-repeated="2" office:value-type="float" office:value="582.2" calcext:value-type="float">
            <text:p>582.2</text:p>
          </table:table-cell>
          <table:table-cell office:value-type="float" office:value="589" calcext:value-type="float">
            <text:p>589</text:p>
          </table:table-cell>
          <table:table-cell table:formula="of:=([.E193]-[.A193])/[.A193]" office:value-type="percentage" office:value="0.0115060965138246" calcext:value-type="percentage">
            <text:p>1.15%</text:p>
          </table:table-cell>
          <table:table-cell table:formula="of:=([.E193]-[.B193])/[.B193]" office:value-type="percentage" office:value="0.0125494241017706" calcext:value-type="percentage">
            <text:p>1.25%</text:p>
          </table:table-cell>
          <table:table-cell table:formula="of:=([.E193]-[.C193])/[.C193]" office:value-type="percentage" office:value="0.0116798351082102" calcext:value-type="percentage">
            <text:p>1.17%</text:p>
          </table:table-cell>
          <table:table-cell table:formula="of:=([.E193]-[.D193])/[.D193]" office:value-type="percentage" office:value="0.0116798351082102" calcext:value-type="percentage">
            <text:p>1.17%</text:p>
          </table:table-cell>
        </table:table-row>
        <table:table-row table:style-name="ro1">
          <table:table-cell office:value-type="float" office:value="747.6" calcext:value-type="float">
            <text:p>747.6</text:p>
          </table:table-cell>
          <table:table-cell office:value-type="float" office:value="748.4" calcext:value-type="float">
            <text:p>748.4</text:p>
          </table:table-cell>
          <table:table-cell office:value-type="float" office:value="748.5" calcext:value-type="float">
            <text:p>748.5</text:p>
          </table:table-cell>
          <table:table-cell office:value-type="float" office:value="748.7" calcext:value-type="float">
            <text:p>748.7</text:p>
          </table:table-cell>
          <table:table-cell office:value-type="float" office:value="749" calcext:value-type="float">
            <text:p>749</text:p>
          </table:table-cell>
          <table:table-cell table:formula="of:=([.E194]-[.A194])/[.A194]" office:value-type="percentage" office:value="0.00187265917602993" calcext:value-type="percentage">
            <text:p>0.19%</text:p>
          </table:table-cell>
          <table:table-cell table:formula="of:=([.E194]-[.B194])/[.B194]" office:value-type="percentage" office:value="0.000801710315339421" calcext:value-type="percentage">
            <text:p>0.08%</text:p>
          </table:table-cell>
          <table:table-cell table:formula="of:=([.E194]-[.C194])/[.C194]" office:value-type="percentage" office:value="0.000668002672010688" calcext:value-type="percentage">
            <text:p>0.07%</text:p>
          </table:table-cell>
          <table:table-cell table:formula="of:=([.E194]-[.D194])/[.D194]" office:value-type="percentage" office:value="0.000400694537197749" calcext:value-type="percentage">
            <text:p>0.04%</text:p>
          </table:table-cell>
        </table:table-row>
        <table:table-row table:style-name="ro1">
          <table:table-cell table:number-columns-repeated="5"/>
          <table:table-cell table:style-name="ce3" table:formula="of:=SUM([.F2:.F194])/193" office:value-type="percentage" office:value="0.00242592062426418" calcext:value-type="percentage">
            <text:p>0.24%</text:p>
          </table:table-cell>
          <table:table-cell table:style-name="ce3" table:formula="of:=SUM([.G2:.G194])/193" office:value-type="percentage" office:value="0.00254918321305315" calcext:value-type="percentage">
            <text:p>0.25%</text:p>
          </table:table-cell>
          <table:table-cell table:style-name="ce3" table:formula="of:=SUM([.H2:.H194])/193" office:value-type="percentage" office:value="0.00249928772066284" calcext:value-type="percentage">
            <text:p>0.25%</text:p>
          </table:table-cell>
          <table:table-cell table:style-name="ce3" table:formula="of:=SUM([.I2:.I194])/193" office:value-type="percentage" office:value="0.0024730481301556" calcext:value-type="percentage">
            <text:p>0.25%</text:p>
          </table:table-cell>
        </table:table-row>
      </table:table>
      <table:table table:name="C-objval" table:style-name="ta1"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swap</text:p>
          </table:table-cell>
          <table:table-cell table:style-name="ce1" office:value-type="string" calcext:value-type="string">
            <text:p>gap smart update</text:p>
          </table:table-cell>
          <table:table-cell table:style-name="ce1" office:value-type="string" calcext:value-type="string">
            <text:p>gap storage</text:p>
          </table:table-cell>
          <table:table-cell table:style-name="ce1" office:value-type="string" calcext:value-type="string">
            <text:p>gap update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table:formula="of:=([.E2]-[.A2])/[.A2]" office:value-type="percentage" office:value="0.0389610389610389" calcext:value-type="percentage">
            <text:p>3.90%</text:p>
          </table:table-cell>
          <table:table-cell table:formula="of:=([.E2]-[.B2])/[.B2]" office:value-type="percentage" office:value="0.0126582278481012" calcext:value-type="percentage">
            <text:p>1.27%</text:p>
          </table:table-cell>
          <table:table-cell table:formula="of:=([.E2]-[.C2])/[.C2]" office:value-type="percentage" office:value="0.0256410256410257" calcext:value-type="percentage">
            <text:p>2.56%</text:p>
          </table:table-cell>
          <table:table-cell table:formula="of:=([.E2]-[.D2])/[.D2]" office:value-type="percentage" office:value="0.0256410256410257" calcext:value-type="percentage">
            <text:p>2.56%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formula="of:=([.E3]-[.A3])/[.A3]" office:value-type="percentage" office:value="0" calcext:value-type="percentage">
            <text:p>0.00%</text:p>
          </table:table-cell>
          <table:table-cell table:formula="of:=([.E3]-[.B3])/[.B3]" office:value-type="percentage" office:value="0" calcext:value-type="percentage">
            <text:p>0.00%</text:p>
          </table:table-cell>
          <table:table-cell table:formula="of:=([.E3]-[.C3])/[.C3]" office:value-type="percentage" office:value="0" calcext:value-type="percentage">
            <text:p>0.00%</text:p>
          </table:table-cell>
          <table:table-cell table:formula="of:=([.E3]-[.D3])/[.D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.9" calcext:value-type="float">
            <text:p>41.9</text:p>
          </table:table-cell>
          <table:table-cell office:value-type="float" office:value="43" calcext:value-type="float">
            <text:p>43</text:p>
          </table:table-cell>
          <table:table-cell table:formula="of:=([.E4]-[.A4])/[.A4]" office:value-type="percentage" office:value="0.0189573459715639" calcext:value-type="percentage">
            <text:p>1.90%</text:p>
          </table:table-cell>
          <table:table-cell table:formula="of:=([.E4]-[.B4])/[.B4]" office:value-type="percentage" office:value="0.0238095238095238" calcext:value-type="percentage">
            <text:p>2.38%</text:p>
          </table:table-cell>
          <table:table-cell table:formula="of:=([.E4]-[.C4])/[.C4]" office:value-type="percentage" office:value="0.0262529832935561" calcext:value-type="percentage">
            <text:p>2.63%</text:p>
          </table:table-cell>
          <table:table-cell table:formula="of:=([.E4]-[.D4])/[.D4]" office:value-type="percentage" office:value="0.0262529832935561" calcext:value-type="percentage">
            <text:p>2.63%</text:p>
          </table:table-cell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formula="of:=([.E5]-[.A5])/[.A5]" office:value-type="percentage" office:value="0" calcext:value-type="percentage">
            <text:p>0.00%</text:p>
          </table:table-cell>
          <table:table-cell table:formula="of:=([.E5]-[.B5])/[.B5]" office:value-type="percentage" office:value="0" calcext:value-type="percentage">
            <text:p>0.00%</text:p>
          </table:table-cell>
          <table:table-cell table:formula="of:=([.E5]-[.C5])/[.C5]" office:value-type="percentage" office:value="0" calcext:value-type="percentage">
            <text:p>0.00%</text:p>
          </table:table-cell>
          <table:table-cell table:formula="of:=([.E5]-[.D5])/[.D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48" calcext:value-type="float">
            <text:p>48</text:p>
          </table:table-cell>
          <table:table-cell table:formula="of:=([.E6]-[.A6])/[.A6]" office:value-type="percentage" office:value="0" calcext:value-type="percentage">
            <text:p>0.00%</text:p>
          </table:table-cell>
          <table:table-cell table:formula="of:=([.E6]-[.B6])/[.B6]" office:value-type="percentage" office:value="0" calcext:value-type="percentage">
            <text:p>0.00%</text:p>
          </table:table-cell>
          <table:table-cell table:formula="of:=([.E6]-[.C6])/[.C6]" office:value-type="percentage" office:value="0" calcext:value-type="percentage">
            <text:p>0.00%</text:p>
          </table:table-cell>
          <table:table-cell table:formula="of:=([.E6]-[.D6])/[.D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79.4" calcext:value-type="float">
            <text:p>79.4</text:p>
          </table:table-cell>
          <table:table-cell table:number-columns-repeated="2" office:value-type="float" office:value="79.1" calcext:value-type="float">
            <text:p>79.1</text:p>
          </table:table-cell>
          <table:table-cell office:value-type="float" office:value="80" calcext:value-type="float">
            <text:p>80</text:p>
          </table:table-cell>
          <table:table-cell table:formula="of:=([.E7]-[.A7])/[.A7]" office:value-type="percentage" office:value="0.0113780025284451" calcext:value-type="percentage">
            <text:p>1.14%</text:p>
          </table:table-cell>
          <table:table-cell table:formula="of:=([.E7]-[.B7])/[.B7]" office:value-type="percentage" office:value="0.00755667506297222" calcext:value-type="percentage">
            <text:p>0.76%</text:p>
          </table:table-cell>
          <table:table-cell table:formula="of:=([.E7]-[.C7])/[.C7]" office:value-type="percentage" office:value="0.0113780025284451" calcext:value-type="percentage">
            <text:p>1.14%</text:p>
          </table:table-cell>
          <table:table-cell table:formula="of:=([.E7]-[.D7])/[.D7]" office:value-type="percentage" office:value="0.0113780025284451" calcext:value-type="percentage">
            <text:p>1.14%</text:p>
          </table:table-cell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table:formula="of:=([.E8]-[.A8])/[.A8]" office:value-type="percentage" office:value="0" calcext:value-type="percentage">
            <text:p>0.00%</text:p>
          </table:table-cell>
          <table:table-cell table:formula="of:=([.E8]-[.B8])/[.B8]" office:value-type="percentage" office:value="0" calcext:value-type="percentage">
            <text:p>0.00%</text:p>
          </table:table-cell>
          <table:table-cell table:formula="of:=([.E8]-[.C8])/[.C8]" office:value-type="percentage" office:value="0" calcext:value-type="percentage">
            <text:p>0.00%</text:p>
          </table:table-cell>
          <table:table-cell table:formula="of:=([.E8]-[.D8])/[.D8]" office:value-type="percentage" office:value="0.00104275286757033" calcext:value-type="percentage">
            <text:p>0.10%</text:p>
          </table:table-cell>
        </table:table-row>
        <table:table-row table:style-name="ro1">
          <table:table-cell table:number-columns-repeated="5" office:value-type="float" office:value="102" calcext:value-type="float">
            <text:p>102</text:p>
          </table:table-cell>
          <table:table-cell table:formula="of:=([.E9]-[.A9])/[.A9]" office:value-type="percentage" office:value="0" calcext:value-type="percentage">
            <text:p>0.00%</text:p>
          </table:table-cell>
          <table:table-cell table:formula="of:=([.E9]-[.B9])/[.B9]" office:value-type="percentage" office:value="0" calcext:value-type="percentage">
            <text:p>0.00%</text:p>
          </table:table-cell>
          <table:table-cell table:formula="of:=([.E9]-[.C9])/[.C9]" office:value-type="percentage" office:value="0" calcext:value-type="percentage">
            <text:p>0.00%</text:p>
          </table:table-cell>
          <table:table-cell table:formula="of:=([.E9]-[.D9])/[.D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99.3" calcext:value-type="float">
            <text:p>99.3</text:p>
          </table:table-cell>
          <table:table-cell office:value-type="float" office:value="99.9" calcext:value-type="float">
            <text:p>99.9</text:p>
          </table:table-cell>
          <table:table-cell office:value-type="float" office:value="99.5" calcext:value-type="float">
            <text:p>99.5</text:p>
          </table:table-cell>
          <table:table-cell office:value-type="float" office:value="101" calcext:value-type="float">
            <text:p>101</text:p>
          </table:table-cell>
          <table:table-cell table:formula="of:=([.E10]-[.A10])/[.A10]" office:value-type="percentage" office:value="0.00899100899100905" calcext:value-type="percentage">
            <text:p>0.90%</text:p>
          </table:table-cell>
          <table:table-cell table:formula="of:=([.E10]-[.B10])/[.B10]" office:value-type="percentage" office:value="0.0171198388721048" calcext:value-type="percentage">
            <text:p>1.71%</text:p>
          </table:table-cell>
          <table:table-cell table:formula="of:=([.E10]-[.C10])/[.C10]" office:value-type="percentage" office:value="0.011011011011011" calcext:value-type="percentage">
            <text:p>1.10%</text:p>
          </table:table-cell>
          <table:table-cell table:formula="of:=([.E10]-[.D10])/[.D10]" office:value-type="percentage" office:value="0.0150753768844221" calcext:value-type="percentage">
            <text:p>1.51%</text:p>
          </table:table-cell>
        </table:table-row>
        <table:table-row table:style-name="ro1">
          <table:table-cell table:number-columns-repeated="5" office:value-type="float" office:value="103" calcext:value-type="float">
            <text:p>103</text:p>
          </table:table-cell>
          <table:table-cell table:formula="of:=([.E11]-[.A11])/[.A11]" office:value-type="percentage" office:value="0" calcext:value-type="percentage">
            <text:p>0.00%</text:p>
          </table:table-cell>
          <table:table-cell table:formula="of:=([.E11]-[.B11])/[.B11]" office:value-type="percentage" office:value="0" calcext:value-type="percentage">
            <text:p>0.00%</text:p>
          </table:table-cell>
          <table:table-cell table:formula="of:=([.E11]-[.C11])/[.C11]" office:value-type="percentage" office:value="0" calcext:value-type="percentage">
            <text:p>0.00%</text:p>
          </table:table-cell>
          <table:table-cell table:formula="of:=([.E11]-[.D11])/[.D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0" calcext:value-type="float">
            <text:p>110</text:p>
          </table:table-cell>
          <table:table-cell table:formula="of:=([.E12]-[.A12])/[.A12]" office:value-type="percentage" office:value="0" calcext:value-type="percentage">
            <text:p>0.00%</text:p>
          </table:table-cell>
          <table:table-cell table:formula="of:=([.E12]-[.B12])/[.B12]" office:value-type="percentage" office:value="0" calcext:value-type="percentage">
            <text:p>0.00%</text:p>
          </table:table-cell>
          <table:table-cell table:formula="of:=([.E12]-[.C12])/[.C12]" office:value-type="percentage" office:value="0" calcext:value-type="percentage">
            <text:p>0.00%</text:p>
          </table:table-cell>
          <table:table-cell table:formula="of:=([.E12]-[.D12])/[.D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1" calcext:value-type="float">
            <text:p>111</text:p>
          </table:table-cell>
          <table:table-cell table:formula="of:=([.E13]-[.A13])/[.A13]" office:value-type="percentage" office:value="0" calcext:value-type="percentage">
            <text:p>0.00%</text:p>
          </table:table-cell>
          <table:table-cell table:formula="of:=([.E13]-[.B13])/[.B13]" office:value-type="percentage" office:value="0" calcext:value-type="percentage">
            <text:p>0.00%</text:p>
          </table:table-cell>
          <table:table-cell table:formula="of:=([.E13]-[.C13])/[.C13]" office:value-type="percentage" office:value="0" calcext:value-type="percentage">
            <text:p>0.00%</text:p>
          </table:table-cell>
          <table:table-cell table:formula="of:=([.E13]-[.D13])/[.D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2" calcext:value-type="float">
            <text:p>112</text:p>
          </table:table-cell>
          <table:table-cell table:formula="of:=([.E14]-[.A14])/[.A14]" office:value-type="percentage" office:value="0" calcext:value-type="percentage">
            <text:p>0.00%</text:p>
          </table:table-cell>
          <table:table-cell table:formula="of:=([.E14]-[.B14])/[.B14]" office:value-type="percentage" office:value="0" calcext:value-type="percentage">
            <text:p>0.00%</text:p>
          </table:table-cell>
          <table:table-cell table:formula="of:=([.E14]-[.C14])/[.C14]" office:value-type="percentage" office:value="0" calcext:value-type="percentage">
            <text:p>0.00%</text:p>
          </table:table-cell>
          <table:table-cell table:formula="of:=([.E14]-[.D14])/[.D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14" calcext:value-type="float">
            <text:p>114</text:p>
          </table:table-cell>
          <table:table-cell table:formula="of:=([.E15]-[.A15])/[.A15]" office:value-type="percentage" office:value="0" calcext:value-type="percentage">
            <text:p>0.00%</text:p>
          </table:table-cell>
          <table:table-cell table:formula="of:=([.E15]-[.B15])/[.B15]" office:value-type="percentage" office:value="0" calcext:value-type="percentage">
            <text:p>0.00%</text:p>
          </table:table-cell>
          <table:table-cell table:formula="of:=([.E15]-[.C15])/[.C15]" office:value-type="percentage" office:value="0" calcext:value-type="percentage">
            <text:p>0.00%</text:p>
          </table:table-cell>
          <table:table-cell table:formula="of:=([.E15]-[.D15])/[.D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19.6" calcext:value-type="float">
            <text:p>119.6</text:p>
          </table:table-cell>
          <table:table-cell office:value-type="float" office:value="118.9" calcext:value-type="float">
            <text:p>118.9</text:p>
          </table:table-cell>
          <table:table-cell office:value-type="float" office:value="119.2" calcext:value-type="float">
            <text:p>119.2</text:p>
          </table:table-cell>
          <table:table-cell office:value-type="float" office:value="121" calcext:value-type="float">
            <text:p>121</text:p>
          </table:table-cell>
          <table:table-cell table:formula="of:=([.E16]-[.A16])/[.A16]" office:value-type="percentage" office:value="0.0185185185185185" calcext:value-type="percentage">
            <text:p>1.85%</text:p>
          </table:table-cell>
          <table:table-cell table:formula="of:=([.E16]-[.B16])/[.B16]" office:value-type="percentage" office:value="0.0117056856187291" calcext:value-type="percentage">
            <text:p>1.17%</text:p>
          </table:table-cell>
          <table:table-cell table:formula="of:=([.E16]-[.C16])/[.C16]" office:value-type="percentage" office:value="0.0176619007569386" calcext:value-type="percentage">
            <text:p>1.77%</text:p>
          </table:table-cell>
          <table:table-cell table:formula="of:=([.E16]-[.D16])/[.D16]" office:value-type="percentage" office:value="0.0151006711409396" calcext:value-type="percentage">
            <text:p>1.51%</text:p>
          </table:table-cell>
        </table:table-row>
        <table:table-row table:style-name="ro1">
          <table:table-cell table:number-columns-repeated="5" office:value-type="float" office:value="128" calcext:value-type="float">
            <text:p>128</text:p>
          </table:table-cell>
          <table:table-cell table:formula="of:=([.E17]-[.A17])/[.A17]" office:value-type="percentage" office:value="0" calcext:value-type="percentage">
            <text:p>0.00%</text:p>
          </table:table-cell>
          <table:table-cell table:formula="of:=([.E17]-[.B17])/[.B17]" office:value-type="percentage" office:value="0" calcext:value-type="percentage">
            <text:p>0.00%</text:p>
          </table:table-cell>
          <table:table-cell table:formula="of:=([.E17]-[.C17])/[.C17]" office:value-type="percentage" office:value="0" calcext:value-type="percentage">
            <text:p>0.00%</text:p>
          </table:table-cell>
          <table:table-cell table:formula="of:=([.E17]-[.D17])/[.D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33.1" calcext:value-type="float">
            <text:p>133.1</text:p>
          </table:table-cell>
          <table:table-cell office:value-type="float" office:value="133.5" calcext:value-type="float">
            <text:p>133.5</text:p>
          </table:table-cell>
          <table:table-cell office:value-type="float" office:value="132.9" calcext:value-type="float">
            <text:p>132.9</text:p>
          </table:table-cell>
          <table:table-cell office:value-type="float" office:value="138" calcext:value-type="float">
            <text:p>138</text:p>
          </table:table-cell>
          <table:table-cell table:formula="of:=([.E18]-[.A18])/[.A18]" office:value-type="percentage" office:value="0.0337078651685393" calcext:value-type="percentage">
            <text:p>3.37%</text:p>
          </table:table-cell>
          <table:table-cell table:formula="of:=([.E18]-[.B18])/[.B18]" office:value-type="percentage" office:value="0.0368144252441774" calcext:value-type="percentage">
            <text:p>3.68%</text:p>
          </table:table-cell>
          <table:table-cell table:formula="of:=([.E18]-[.C18])/[.C18]" office:value-type="percentage" office:value="0.0337078651685393" calcext:value-type="percentage">
            <text:p>3.37%</text:p>
          </table:table-cell>
          <table:table-cell table:formula="of:=([.E18]-[.D18])/[.D18]" office:value-type="percentage" office:value="0.0383747178329571" calcext:value-type="percentage">
            <text:p>3.84%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table:number-columns-repeated="2" office:value-type="float" office:value="137.9" calcext:value-type="float">
            <text:p>137.9</text:p>
          </table:table-cell>
          <table:table-cell office:value-type="float" office:value="137.8" calcext:value-type="float">
            <text:p>137.8</text:p>
          </table:table-cell>
          <table:table-cell office:value-type="float" office:value="138" calcext:value-type="float">
            <text:p>138</text:p>
          </table:table-cell>
          <table:table-cell table:formula="of:=([.E19]-[.A19])/[.A19]" office:value-type="percentage" office:value="0.00145137880986929" calcext:value-type="percentage">
            <text:p>0.15%</text:p>
          </table:table-cell>
          <table:table-cell table:formula="of:=([.E19]-[.B19])/[.B19]" office:value-type="percentage" office:value="0.000725163161711344" calcext:value-type="percentage">
            <text:p>0.07%</text:p>
          </table:table-cell>
          <table:table-cell table:formula="of:=([.E19]-[.C19])/[.C19]" office:value-type="percentage" office:value="0.000725163161711344" calcext:value-type="percentage">
            <text:p>0.07%</text:p>
          </table:table-cell>
          <table:table-cell table:formula="of:=([.E19]-[.D19])/[.D19]" office:value-type="percentage" office:value="0.00145137880986929" calcext:value-type="percentage">
            <text:p>0.15%</text:p>
          </table:table-cell>
        </table:table-row>
        <table:table-row table:style-name="ro1">
          <table:table-cell table:number-columns-repeated="5" office:value-type="float" office:value="141" calcext:value-type="float">
            <text:p>141</text:p>
          </table:table-cell>
          <table:table-cell table:formula="of:=([.E20]-[.A20])/[.A20]" office:value-type="percentage" office:value="0" calcext:value-type="percentage">
            <text:p>0.00%</text:p>
          </table:table-cell>
          <table:table-cell table:formula="of:=([.E20]-[.B20])/[.B20]" office:value-type="percentage" office:value="0" calcext:value-type="percentage">
            <text:p>0.00%</text:p>
          </table:table-cell>
          <table:table-cell table:formula="of:=([.E20]-[.C20])/[.C20]" office:value-type="percentage" office:value="0" calcext:value-type="percentage">
            <text:p>0.00%</text:p>
          </table:table-cell>
          <table:table-cell table:formula="of:=([.E20]-[.D20])/[.D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29.3" calcext:value-type="float">
            <text:p>129.3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8" calcext:value-type="float">
            <text:p>128.8</text:p>
          </table:table-cell>
          <table:table-cell office:value-type="float" office:value="134" calcext:value-type="float">
            <text:p>134</text:p>
          </table:table-cell>
          <table:table-cell table:formula="of:=([.E21]-[.A21])/[.A21]" office:value-type="percentage" office:value="0.0403726708074533" calcext:value-type="percentage">
            <text:p>4.04%</text:p>
          </table:table-cell>
          <table:table-cell table:formula="of:=([.E21]-[.B21])/[.B21]" office:value-type="percentage" office:value="0.0363495746326372" calcext:value-type="percentage">
            <text:p>3.63%</text:p>
          </table:table-cell>
          <table:table-cell table:formula="of:=([.E21]-[.C21])/[.C21]" office:value-type="percentage" office:value="0.04199066874028" calcext:value-type="percentage">
            <text:p>4.20%</text:p>
          </table:table-cell>
          <table:table-cell table:formula="of:=([.E21]-[.D21])/[.D21]" office:value-type="percentage" office:value="0.0403726708074533" calcext:value-type="percentage">
            <text:p>4.04%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39.3" calcext:value-type="float">
            <text:p>139.3</text:p>
          </table:table-cell>
          <table:table-cell office:value-type="float" office:value="139.4" calcext:value-type="float">
            <text:p>139.4</text:p>
          </table:table-cell>
          <table:table-cell office:value-type="float" office:value="139.7" calcext:value-type="float">
            <text:p>139.7</text:p>
          </table:table-cell>
          <table:table-cell office:value-type="float" office:value="143" calcext:value-type="float">
            <text:p>143</text:p>
          </table:table-cell>
          <table:table-cell table:formula="of:=([.E22]-[.A22])/[.A22]" office:value-type="percentage" office:value="0.025089605734767" calcext:value-type="percentage">
            <text:p>2.51%</text:p>
          </table:table-cell>
          <table:table-cell table:formula="of:=([.E22]-[.B22])/[.B22]" office:value-type="percentage" office:value="0.0265613783201722" calcext:value-type="percentage">
            <text:p>2.66%</text:p>
          </table:table-cell>
          <table:table-cell table:formula="of:=([.E22]-[.C22])/[.C22]" office:value-type="percentage" office:value="0.0258249641319942" calcext:value-type="percentage">
            <text:p>2.58%</text:p>
          </table:table-cell>
          <table:table-cell table:formula="of:=([.E22]-[.D22])/[.D22]" office:value-type="percentage" office:value="0.0236220472440946" calcext:value-type="percentage">
            <text:p>2.36%</text:p>
          </table:table-cell>
        </table:table-row>
        <table:table-row table:style-name="ro1">
          <table:table-cell table:number-columns-repeated="5" office:value-type="float" office:value="149" calcext:value-type="float">
            <text:p>149</text:p>
          </table:table-cell>
          <table:table-cell table:formula="of:=([.E23]-[.A23])/[.A23]" office:value-type="percentage" office:value="0" calcext:value-type="percentage">
            <text:p>0.00%</text:p>
          </table:table-cell>
          <table:table-cell table:formula="of:=([.E23]-[.B23])/[.B23]" office:value-type="percentage" office:value="0" calcext:value-type="percentage">
            <text:p>0.00%</text:p>
          </table:table-cell>
          <table:table-cell table:formula="of:=([.E23]-[.C23])/[.C23]" office:value-type="percentage" office:value="0" calcext:value-type="percentage">
            <text:p>0.00%</text:p>
          </table:table-cell>
          <table:table-cell table:formula="of:=([.E23]-[.D23])/[.D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55" calcext:value-type="float">
            <text:p>155</text:p>
          </table:table-cell>
          <table:table-cell table:formula="of:=([.E24]-[.A24])/[.A24]" office:value-type="percentage" office:value="0" calcext:value-type="percentage">
            <text:p>0.00%</text:p>
          </table:table-cell>
          <table:table-cell table:formula="of:=([.E24]-[.B24])/[.B24]" office:value-type="percentage" office:value="0" calcext:value-type="percentage">
            <text:p>0.00%</text:p>
          </table:table-cell>
          <table:table-cell table:formula="of:=([.E24]-[.C24])/[.C24]" office:value-type="percentage" office:value="0" calcext:value-type="percentage">
            <text:p>0.00%</text:p>
          </table:table-cell>
          <table:table-cell table:formula="of:=([.E24]-[.D24])/[.D2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149.3" calcext:value-type="float">
            <text:p>149.3</text:p>
          </table:table-cell>
          <table:table-cell office:value-type="float" office:value="150" calcext:value-type="float">
            <text:p>150</text:p>
          </table:table-cell>
          <table:table-cell office:value-type="float" office:value="149.6" calcext:value-type="float">
            <text:p>149.6</text:p>
          </table:table-cell>
          <table:table-cell office:value-type="float" office:value="153" calcext:value-type="float">
            <text:p>153</text:p>
          </table:table-cell>
          <table:table-cell table:formula="of:=([.E25]-[.A25])/[.A25]" office:value-type="percentage" office:value="0.0206804536357571" calcext:value-type="percentage">
            <text:p>2.07%</text:p>
          </table:table-cell>
          <table:table-cell table:formula="of:=([.E25]-[.B25])/[.B25]" office:value-type="percentage" office:value="0.0247823174815806" calcext:value-type="percentage">
            <text:p>2.48%</text:p>
          </table:table-cell>
          <table:table-cell table:formula="of:=([.E25]-[.C25])/[.C25]" office:value-type="percentage" office:value="0.02" calcext:value-type="percentage">
            <text:p>2.00%</text:p>
          </table:table-cell>
          <table:table-cell table:formula="of:=([.E25]-[.D25])/[.D25]" office:value-type="percentage" office:value="0.0227272727272728" calcext:value-type="percentage">
            <text:p>2.27%</text:p>
          </table:table-cell>
        </table:table-row>
        <table:table-row table:style-name="ro1">
          <table:table-cell table:number-columns-repeated="5" office:value-type="float" office:value="160" calcext:value-type="float">
            <text:p>160</text:p>
          </table:table-cell>
          <table:table-cell table:formula="of:=([.E26]-[.A26])/[.A26]" office:value-type="percentage" office:value="0" calcext:value-type="percentage">
            <text:p>0.00%</text:p>
          </table:table-cell>
          <table:table-cell table:formula="of:=([.E26]-[.B26])/[.B26]" office:value-type="percentage" office:value="0" calcext:value-type="percentage">
            <text:p>0.00%</text:p>
          </table:table-cell>
          <table:table-cell table:formula="of:=([.E26]-[.C26])/[.C26]" office:value-type="percentage" office:value="0" calcext:value-type="percentage">
            <text:p>0.00%</text:p>
          </table:table-cell>
          <table:table-cell table:formula="of:=([.E26]-[.D26])/[.D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154.9" calcext:value-type="float">
            <text:p>154.9</text:p>
          </table:table-cell>
          <table:table-cell office:value-type="float" office:value="155.4" calcext:value-type="float">
            <text:p>155.4</text:p>
          </table:table-cell>
          <table:table-cell office:value-type="float" office:value="154.7" calcext:value-type="float">
            <text:p>154.7</text:p>
          </table:table-cell>
          <table:table-cell office:value-type="float" office:value="159" calcext:value-type="float">
            <text:p>159</text:p>
          </table:table-cell>
          <table:table-cell table:formula="of:=([.E27]-[.A27])/[.A27]" office:value-type="percentage" office:value="0.0277957336780867" calcext:value-type="percentage">
            <text:p>2.78%</text:p>
          </table:table-cell>
          <table:table-cell table:formula="of:=([.E27]-[.B27])/[.B27]" office:value-type="percentage" office:value="0.0264686894770819" calcext:value-type="percentage">
            <text:p>2.65%</text:p>
          </table:table-cell>
          <table:table-cell table:formula="of:=([.E27]-[.C27])/[.C27]" office:value-type="percentage" office:value="0.0231660231660231" calcext:value-type="percentage">
            <text:p>2.32%</text:p>
          </table:table-cell>
          <table:table-cell table:formula="of:=([.E27]-[.D27])/[.D27]" office:value-type="percentage" office:value="0.0277957336780867" calcext:value-type="percentage">
            <text:p>2.78%</text:p>
          </table:table-cell>
        </table:table-row>
        <table:table-row table:style-name="ro1">
          <table:table-cell table:number-columns-repeated="5" office:value-type="float" office:value="164" calcext:value-type="float">
            <text:p>164</text:p>
          </table:table-cell>
          <table:table-cell table:formula="of:=([.E28]-[.A28])/[.A28]" office:value-type="percentage" office:value="0" calcext:value-type="percentage">
            <text:p>0.00%</text:p>
          </table:table-cell>
          <table:table-cell table:formula="of:=([.E28]-[.B28])/[.B28]" office:value-type="percentage" office:value="0" calcext:value-type="percentage">
            <text:p>0.00%</text:p>
          </table:table-cell>
          <table:table-cell table:formula="of:=([.E28]-[.C28])/[.C28]" office:value-type="percentage" office:value="0" calcext:value-type="percentage">
            <text:p>0.00%</text:p>
          </table:table-cell>
          <table:table-cell table:formula="of:=([.E28]-[.D28])/[.D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160.4" calcext:value-type="float">
            <text:p>160.4</text:p>
          </table:table-cell>
          <table:table-cell office:value-type="float" office:value="160.1" calcext:value-type="float">
            <text:p>160.1</text:p>
          </table:table-cell>
          <table:table-cell office:value-type="float" office:value="160.4" calcext:value-type="float">
            <text:p>160.4</text:p>
          </table:table-cell>
          <table:table-cell office:value-type="float" office:value="164" calcext:value-type="float">
            <text:p>164</text:p>
          </table:table-cell>
          <table:table-cell table:formula="of:=([.E29]-[.A29])/[.A29]" office:value-type="percentage" office:value="0.0218068535825545" calcext:value-type="percentage">
            <text:p>2.18%</text:p>
          </table:table-cell>
          <table:table-cell table:formula="of:=([.E29]-[.B29])/[.B29]" office:value-type="percentage" office:value="0.0224438902743142" calcext:value-type="percentage">
            <text:p>2.24%</text:p>
          </table:table-cell>
          <table:table-cell table:formula="of:=([.E29]-[.C29])/[.C29]" office:value-type="percentage" office:value="0.0243597751405372" calcext:value-type="percentage">
            <text:p>2.44%</text:p>
          </table:table-cell>
          <table:table-cell table:formula="of:=([.E29]-[.D29])/[.D29]" office:value-type="percentage" office:value="0.0224438902743142" calcext:value-type="percentage">
            <text:p>2.24%</text:p>
          </table:table-cell>
        </table:table-row>
        <table:table-row table:style-name="ro1">
          <table:table-cell table:number-columns-repeated="5" office:value-type="float" office:value="166" calcext:value-type="float">
            <text:p>166</text:p>
          </table:table-cell>
          <table:table-cell table:formula="of:=([.E30]-[.A30])/[.A30]" office:value-type="percentage" office:value="0" calcext:value-type="percentage">
            <text:p>0.00%</text:p>
          </table:table-cell>
          <table:table-cell table:formula="of:=([.E30]-[.B30])/[.B30]" office:value-type="percentage" office:value="0" calcext:value-type="percentage">
            <text:p>0.00%</text:p>
          </table:table-cell>
          <table:table-cell table:formula="of:=([.E30]-[.C30])/[.C30]" office:value-type="percentage" office:value="0" calcext:value-type="percentage">
            <text:p>0.00%</text:p>
          </table:table-cell>
          <table:table-cell table:formula="of:=([.E30]-[.D30])/[.D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3" calcext:value-type="float">
            <text:p>173</text:p>
          </table:table-cell>
          <table:table-cell table:formula="of:=([.E31]-[.A31])/[.A31]" office:value-type="percentage" office:value="0" calcext:value-type="percentage">
            <text:p>0.00%</text:p>
          </table:table-cell>
          <table:table-cell table:formula="of:=([.E31]-[.B31])/[.B31]" office:value-type="percentage" office:value="0" calcext:value-type="percentage">
            <text:p>0.00%</text:p>
          </table:table-cell>
          <table:table-cell table:formula="of:=([.E31]-[.C31])/[.C31]" office:value-type="percentage" office:value="0" calcext:value-type="percentage">
            <text:p>0.00%</text:p>
          </table:table-cell>
          <table:table-cell table:formula="of:=([.E31]-[.D31])/[.D3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70.3" calcext:value-type="float">
            <text:p>170.3</text:p>
          </table:table-cell>
          <table:table-cell office:value-type="float" office:value="170.2" calcext:value-type="float">
            <text:p>170.2</text:p>
          </table:table-cell>
          <table:table-cell office:value-type="float" office:value="170.8" calcext:value-type="float">
            <text:p>170.8</text:p>
          </table:table-cell>
          <table:table-cell office:value-type="float" office:value="172" calcext:value-type="float">
            <text:p>172</text:p>
          </table:table-cell>
          <table:table-cell table:formula="of:=([.E32]-[.A32])/[.A32]" office:value-type="percentage" office:value="0.00820633059788984" calcext:value-type="percentage">
            <text:p>0.82%</text:p>
          </table:table-cell>
          <table:table-cell table:formula="of:=([.E32]-[.B32])/[.B32]" office:value-type="percentage" office:value="0.00998238402818549" calcext:value-type="percentage">
            <text:p>1.00%</text:p>
          </table:table-cell>
          <table:table-cell table:formula="of:=([.E32]-[.C32])/[.C32]" office:value-type="percentage" office:value="0.0105757931844889" calcext:value-type="percentage">
            <text:p>1.06%</text:p>
          </table:table-cell>
          <table:table-cell table:formula="of:=([.E32]-[.D32])/[.D32]" office:value-type="percentage" office:value="0.00702576112412171" calcext:value-type="percentage">
            <text:p>0.70%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174.7" calcext:value-type="float">
            <text:p>174.7</text:p>
          </table:table-cell>
          <table:table-cell office:value-type="float" office:value="174.2" calcext:value-type="float">
            <text:p>174.2</text:p>
          </table:table-cell>
          <table:table-cell office:value-type="float" office:value="174.4" calcext:value-type="float">
            <text:p>174.4</text:p>
          </table:table-cell>
          <table:table-cell office:value-type="float" office:value="175" calcext:value-type="float">
            <text:p>175</text:p>
          </table:table-cell>
          <table:table-cell table:formula="of:=([.E33]-[.A33])/[.A33]" office:value-type="percentage" office:value="0.00516944284893743" calcext:value-type="percentage">
            <text:p>0.52%</text:p>
          </table:table-cell>
          <table:table-cell table:formula="of:=([.E33]-[.B33])/[.B33]" office:value-type="percentage" office:value="0.00171722953634809" calcext:value-type="percentage">
            <text:p>0.17%</text:p>
          </table:table-cell>
          <table:table-cell table:formula="of:=([.E33]-[.C33])/[.C33]" office:value-type="percentage" office:value="0.00459242250287033" calcext:value-type="percentage">
            <text:p>0.46%</text:p>
          </table:table-cell>
          <table:table-cell table:formula="of:=([.E33]-[.D33])/[.D33]" office:value-type="percentage" office:value="0.00344036697247703" calcext:value-type="percentage">
            <text:p>0.34%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151.5" calcext:value-type="float">
            <text:p>151.5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9" calcext:value-type="float">
            <text:p>150.9</text:p>
          </table:table-cell>
          <table:table-cell office:value-type="float" office:value="155" calcext:value-type="float">
            <text:p>155</text:p>
          </table:table-cell>
          <table:table-cell table:formula="of:=([.E34]-[.A34])/[.A34]" office:value-type="percentage" office:value="0.0299003322259136" calcext:value-type="percentage">
            <text:p>2.99%</text:p>
          </table:table-cell>
          <table:table-cell table:formula="of:=([.E34]-[.B34])/[.B34]" office:value-type="percentage" office:value="0.0231023102310231" calcext:value-type="percentage">
            <text:p>2.31%</text:p>
          </table:table-cell>
          <table:table-cell table:formula="of:=([.E34]-[.C34])/[.C34]" office:value-type="percentage" office:value="0.0292164674634795" calcext:value-type="percentage">
            <text:p>2.92%</text:p>
          </table:table-cell>
          <table:table-cell table:formula="of:=([.E34]-[.D34])/[.D34]" office:value-type="percentage" office:value="0.027170311464546" calcext:value-type="percentage">
            <text:p>2.72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.9" calcext:value-type="float">
            <text:p>175.9</text:p>
          </table:table-cell>
          <table:table-cell table:number-columns-repeated="3" office:value-type="float" office:value="176" calcext:value-type="float">
            <text:p>176</text:p>
          </table:table-cell>
          <table:table-cell table:formula="of:=([.E35]-[.A35])/[.A35]" office:value-type="percentage" office:value="0" calcext:value-type="percentage">
            <text:p>0.00%</text:p>
          </table:table-cell>
          <table:table-cell table:formula="of:=([.E35]-[.B35])/[.B35]" office:value-type="percentage" office:value="0.000568504832291042" calcext:value-type="percentage">
            <text:p>0.06%</text:p>
          </table:table-cell>
          <table:table-cell table:formula="of:=([.E35]-[.C35])/[.C35]" office:value-type="percentage" office:value="0" calcext:value-type="percentage">
            <text:p>0.00%</text:p>
          </table:table-cell>
          <table:table-cell table:formula="of:=([.E35]-[.D35])/[.D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78" calcext:value-type="float">
            <text:p>178</text:p>
          </table:table-cell>
          <table:table-cell table:formula="of:=([.E36]-[.A36])/[.A36]" office:value-type="percentage" office:value="0" calcext:value-type="percentage">
            <text:p>0.00%</text:p>
          </table:table-cell>
          <table:table-cell table:formula="of:=([.E36]-[.B36])/[.B36]" office:value-type="percentage" office:value="0" calcext:value-type="percentage">
            <text:p>0.00%</text:p>
          </table:table-cell>
          <table:table-cell table:formula="of:=([.E36]-[.C36])/[.C36]" office:value-type="percentage" office:value="0" calcext:value-type="percentage">
            <text:p>0.00%</text:p>
          </table:table-cell>
          <table:table-cell table:formula="of:=([.E36]-[.D36])/[.D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176.7" calcext:value-type="float">
            <text:p>176.7</text:p>
          </table:table-cell>
          <table:table-cell office:value-type="float" office:value="176.5" calcext:value-type="float">
            <text:p>176.5</text:p>
          </table:table-cell>
          <table:table-cell office:value-type="float" office:value="176.8" calcext:value-type="float">
            <text:p>176.8</text:p>
          </table:table-cell>
          <table:table-cell office:value-type="float" office:value="178" calcext:value-type="float">
            <text:p>178</text:p>
          </table:table-cell>
          <table:table-cell table:formula="of:=([.E37]-[.A37])/[.A37]" office:value-type="percentage" office:value="0.00621820237422269" calcext:value-type="percentage">
            <text:p>0.62%</text:p>
          </table:table-cell>
          <table:table-cell table:formula="of:=([.E37]-[.B37])/[.B37]" office:value-type="percentage" office:value="0.00735710243350318" calcext:value-type="percentage">
            <text:p>0.74%</text:p>
          </table:table-cell>
          <table:table-cell table:formula="of:=([.E37]-[.C37])/[.C37]" office:value-type="percentage" office:value="0.0084985835694051" calcext:value-type="percentage">
            <text:p>0.85%</text:p>
          </table:table-cell>
          <table:table-cell table:formula="of:=([.E37]-[.D37])/[.D37]" office:value-type="percentage" office:value="0.00678733031674202" calcext:value-type="percentage">
            <text:p>0.68%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173.4" calcext:value-type="float">
            <text:p>173.4</text:p>
          </table:table-cell>
          <table:table-cell office:value-type="float" office:value="173.5" calcext:value-type="float">
            <text:p>173.5</text:p>
          </table:table-cell>
          <table:table-cell office:value-type="float" office:value="173.2" calcext:value-type="float">
            <text:p>173.2</text:p>
          </table:table-cell>
          <table:table-cell office:value-type="float" office:value="177" calcext:value-type="float">
            <text:p>177</text:p>
          </table:table-cell>
          <table:table-cell table:formula="of:=([.E38]-[.A38])/[.A38]" office:value-type="percentage" office:value="0.0225303292894281" calcext:value-type="percentage">
            <text:p>2.25%</text:p>
          </table:table-cell>
          <table:table-cell table:formula="of:=([.E38]-[.B38])/[.B38]" office:value-type="percentage" office:value="0.0207612456747405" calcext:value-type="percentage">
            <text:p>2.08%</text:p>
          </table:table-cell>
          <table:table-cell table:formula="of:=([.E38]-[.C38])/[.C38]" office:value-type="percentage" office:value="0.0201729106628242" calcext:value-type="percentage">
            <text:p>2.02%</text:p>
          </table:table-cell>
          <table:table-cell table:formula="of:=([.E38]-[.D38])/[.D38]" office:value-type="percentage" office:value="0.0219399538106236" calcext:value-type="percentage">
            <text:p>2.19%</text:p>
          </table:table-cell>
        </table:table-row>
        <table:table-row table:style-name="ro1">
          <table:table-cell table:number-columns-repeated="2" office:value-type="float" office:value="172.3" calcext:value-type="float">
            <text:p>172.3</text:p>
          </table:table-cell>
          <table:table-cell office:value-type="float" office:value="172.9" calcext:value-type="float">
            <text:p>172.9</text:p>
          </table:table-cell>
          <table:table-cell office:value-type="float" office:value="172.2" calcext:value-type="float">
            <text:p>172.2</text:p>
          </table:table-cell>
          <table:table-cell office:value-type="float" office:value="177" calcext:value-type="float">
            <text:p>177</text:p>
          </table:table-cell>
          <table:table-cell table:formula="of:=([.E39]-[.A39])/[.A39]" office:value-type="percentage" office:value="0.0272780034822982" calcext:value-type="percentage">
            <text:p>2.73%</text:p>
          </table:table-cell>
          <table:table-cell table:formula="of:=([.E39]-[.B39])/[.B39]" office:value-type="percentage" office:value="0.0272780034822982" calcext:value-type="percentage">
            <text:p>2.73%</text:p>
          </table:table-cell>
          <table:table-cell table:formula="of:=([.E39]-[.C39])/[.C39]" office:value-type="percentage" office:value="0.0237131289762868" calcext:value-type="percentage">
            <text:p>2.37%</text:p>
          </table:table-cell>
          <table:table-cell table:formula="of:=([.E39]-[.D39])/[.D39]" office:value-type="percentage" office:value="0.0278745644599304" calcext:value-type="percentage">
            <text:p>2.79%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88" calcext:value-type="float">
            <text:p>188</text:p>
          </table:table-cell>
          <table:table-cell office:value-type="float" office:value="187.5" calcext:value-type="float">
            <text:p>187.5</text:p>
          </table:table-cell>
          <table:table-cell office:value-type="float" office:value="187.7" calcext:value-type="float">
            <text:p>187.7</text:p>
          </table:table-cell>
          <table:table-cell office:value-type="float" office:value="189" calcext:value-type="float">
            <text:p>189</text:p>
          </table:table-cell>
          <table:table-cell table:formula="of:=([.E40]-[.A40])/[.A40]" office:value-type="percentage" office:value="0.00638977635782742" calcext:value-type="percentage">
            <text:p>0.64%</text:p>
          </table:table-cell>
          <table:table-cell table:formula="of:=([.E40]-[.B40])/[.B40]" office:value-type="percentage" office:value="0.00531914893617021" calcext:value-type="percentage">
            <text:p>0.53%</text:p>
          </table:table-cell>
          <table:table-cell table:formula="of:=([.E40]-[.C40])/[.C40]" office:value-type="percentage" office:value="0.008" calcext:value-type="percentage">
            <text:p>0.80%</text:p>
          </table:table-cell>
          <table:table-cell table:formula="of:=([.E40]-[.D40])/[.D40]" office:value-type="percentage" office:value="0.0069259456579649" calcext:value-type="percentage">
            <text:p>0.69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.4" calcext:value-type="float">
            <text:p>178.4</text:p>
          </table:table-cell>
          <table:table-cell table:number-columns-repeated="2" office:value-type="float" office:value="177.8" calcext:value-type="float">
            <text:p>177.8</text:p>
          </table:table-cell>
          <table:table-cell office:value-type="float" office:value="183" calcext:value-type="float">
            <text:p>183</text:p>
          </table:table-cell>
          <table:table-cell table:formula="of:=([.E41]-[.A41])/[.A41]" office:value-type="percentage" office:value="0.0338983050847458" calcext:value-type="percentage">
            <text:p>3.39%</text:p>
          </table:table-cell>
          <table:table-cell table:formula="of:=([.E41]-[.B41])/[.B41]" office:value-type="percentage" office:value="0.0257847533632287" calcext:value-type="percentage">
            <text:p>2.58%</text:p>
          </table:table-cell>
          <table:table-cell table:formula="of:=([.E41]-[.C41])/[.C41]" office:value-type="percentage" office:value="0.0292463442069741" calcext:value-type="percentage">
            <text:p>2.92%</text:p>
          </table:table-cell>
          <table:table-cell table:formula="of:=([.E41]-[.D41])/[.D41]" office:value-type="percentage" office:value="0.0292463442069741" calcext:value-type="percentage">
            <text:p>2.92%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188.5" calcext:value-type="float">
            <text:p>188.5</text:p>
          </table:table-cell>
          <table:table-cell office:value-type="float" office:value="188.9" calcext:value-type="float">
            <text:p>188.9</text:p>
          </table:table-cell>
          <table:table-cell office:value-type="float" office:value="188.1" calcext:value-type="float">
            <text:p>188.1</text:p>
          </table:table-cell>
          <table:table-cell office:value-type="float" office:value="191" calcext:value-type="float">
            <text:p>191</text:p>
          </table:table-cell>
          <table:table-cell table:formula="of:=([.E42]-[.A42])/[.A42]" office:value-type="percentage" office:value="0.0143388210302708" calcext:value-type="percentage">
            <text:p>1.43%</text:p>
          </table:table-cell>
          <table:table-cell table:formula="of:=([.E42]-[.B42])/[.B42]" office:value-type="percentage" office:value="0.013262599469496" calcext:value-type="percentage">
            <text:p>1.33%</text:p>
          </table:table-cell>
          <table:table-cell table:formula="of:=([.E42]-[.C42])/[.C42]" office:value-type="percentage" office:value="0.0111169931180518" calcext:value-type="percentage">
            <text:p>1.11%</text:p>
          </table:table-cell>
          <table:table-cell table:formula="of:=([.E42]-[.D42])/[.D42]" office:value-type="percentage" office:value="0.0154173312068049" calcext:value-type="percentage">
            <text:p>1.54%</text:p>
          </table:table-cell>
        </table:table-row>
        <table:table-row table:style-name="ro1">
          <table:table-cell table:number-columns-repeated="5" office:value-type="float" office:value="195" calcext:value-type="float">
            <text:p>195</text:p>
          </table:table-cell>
          <table:table-cell table:formula="of:=([.E43]-[.A43])/[.A43]" office:value-type="percentage" office:value="0" calcext:value-type="percentage">
            <text:p>0.00%</text:p>
          </table:table-cell>
          <table:table-cell table:formula="of:=([.E43]-[.B43])/[.B43]" office:value-type="percentage" office:value="0" calcext:value-type="percentage">
            <text:p>0.00%</text:p>
          </table:table-cell>
          <table:table-cell table:formula="of:=([.E43]-[.C43])/[.C43]" office:value-type="percentage" office:value="0" calcext:value-type="percentage">
            <text:p>0.00%</text:p>
          </table:table-cell>
          <table:table-cell table:formula="of:=([.E43]-[.D43])/[.D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196" calcext:value-type="float">
            <text:p>196</text:p>
          </table:table-cell>
          <table:table-cell table:formula="of:=([.E44]-[.A44])/[.A44]" office:value-type="percentage" office:value="0" calcext:value-type="percentage">
            <text:p>0.00%</text:p>
          </table:table-cell>
          <table:table-cell table:formula="of:=([.E44]-[.B44])/[.B44]" office:value-type="percentage" office:value="0" calcext:value-type="percentage">
            <text:p>0.00%</text:p>
          </table:table-cell>
          <table:table-cell table:formula="of:=([.E44]-[.C44])/[.C44]" office:value-type="percentage" office:value="0" calcext:value-type="percentage">
            <text:p>0.00%</text:p>
          </table:table-cell>
          <table:table-cell table:formula="of:=([.E44]-[.D44])/[.D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196.4" calcext:value-type="float">
            <text:p>196.4</text:p>
          </table:table-cell>
          <table:table-cell office:value-type="float" office:value="196.5" calcext:value-type="float">
            <text:p>196.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formula="of:=([.E45]-[.A45])/[.A45]" office:value-type="percentage" office:value="0.00763358778625954" calcext:value-type="percentage">
            <text:p>0.76%</text:p>
          </table:table-cell>
          <table:table-cell table:formula="of:=([.E45]-[.B45])/[.B45]" office:value-type="percentage" office:value="0.0081466395112016" calcext:value-type="percentage">
            <text:p>0.81%</text:p>
          </table:table-cell>
          <table:table-cell table:formula="of:=([.E45]-[.C45])/[.C45]" office:value-type="percentage" office:value="0.00763358778625954" calcext:value-type="percentage">
            <text:p>0.76%</text:p>
          </table:table-cell>
          <table:table-cell table:formula="of:=([.E45]-[.D45])/[.D45]" office:value-type="percentage" office:value="0.0102040816326531" calcext:value-type="percentage">
            <text:p>1.02%</text:p>
          </table:table-cell>
        </table:table-row>
        <table:table-row table:style-name="ro1">
          <table:table-cell table:number-columns-repeated="2" office:value-type="float" office:value="197.8" calcext:value-type="float">
            <text:p>197.8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8" calcext:value-type="float">
            <text:p>197.8</text:p>
          </table:table-cell>
          <table:table-cell office:value-type="float" office:value="198" calcext:value-type="float">
            <text:p>198</text:p>
          </table:table-cell>
          <table:table-cell table:formula="of:=([.E46]-[.A46])/[.A46]" office:value-type="percentage" office:value="0.00101112234580378" calcext:value-type="percentage">
            <text:p>0.10%</text:p>
          </table:table-cell>
          <table:table-cell table:formula="of:=([.E46]-[.B46])/[.B46]" office:value-type="percentage" office:value="0.00101112234580378" calcext:value-type="percentage">
            <text:p>0.10%</text:p>
          </table:table-cell>
          <table:table-cell table:formula="of:=([.E46]-[.C46])/[.C46]" office:value-type="percentage" office:value="0.00151745068285286" calcext:value-type="percentage">
            <text:p>0.15%</text:p>
          </table:table-cell>
          <table:table-cell table:formula="of:=([.E46]-[.D46])/[.D46]" office:value-type="percentage" office:value="0.00101112234580378" calcext:value-type="percentage">
            <text:p>0.10%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197.9" calcext:value-type="float">
            <text:p>197.9</text:p>
          </table:table-cell>
          <table:table-cell office:value-type="float" office:value="198" calcext:value-type="float">
            <text:p>198</text:p>
          </table:table-cell>
          <table:table-cell table:formula="of:=([.E47]-[.A47])/[.A47]" office:value-type="percentage" office:value="0" calcext:value-type="percentage">
            <text:p>0.00%</text:p>
          </table:table-cell>
          <table:table-cell table:formula="of:=([.E47]-[.B47])/[.B47]" office:value-type="percentage" office:value="0" calcext:value-type="percentage">
            <text:p>0.00%</text:p>
          </table:table-cell>
          <table:table-cell table:formula="of:=([.E47]-[.C47])/[.C47]" office:value-type="percentage" office:value="0.000505305709954494" calcext:value-type="percentage">
            <text:p>0.05%</text:p>
          </table:table-cell>
          <table:table-cell table:formula="of:=([.E47]-[.D47])/[.D47]" office:value-type="percentage" office:value="0.000505305709954494" calcext:value-type="percentage">
            <text:p>0.05%</text:p>
          </table:table-cell>
        </table:table-row>
        <table:table-row table:style-name="ro1">
          <table:table-cell table:number-columns-repeated="2" office:value-type="float" office:value="198.4" calcext:value-type="float">
            <text:p>198.4</text:p>
          </table:table-cell>
          <table:table-cell office:value-type="float" office:value="198.6" calcext:value-type="float">
            <text:p>198.6</text:p>
          </table:table-cell>
          <table:table-cell office:value-type="float" office:value="198.5" calcext:value-type="float">
            <text:p>198.5</text:p>
          </table:table-cell>
          <table:table-cell office:value-type="float" office:value="199" calcext:value-type="float">
            <text:p>199</text:p>
          </table:table-cell>
          <table:table-cell table:formula="of:=([.E48]-[.A48])/[.A48]" office:value-type="percentage" office:value="0.00302419354838707" calcext:value-type="percentage">
            <text:p>0.30%</text:p>
          </table:table-cell>
          <table:table-cell table:formula="of:=([.E48]-[.B48])/[.B48]" office:value-type="percentage" office:value="0.00302419354838707" calcext:value-type="percentage">
            <text:p>0.30%</text:p>
          </table:table-cell>
          <table:table-cell table:formula="of:=([.E48]-[.C48])/[.C48]" office:value-type="percentage" office:value="0.00201409869083588" calcext:value-type="percentage">
            <text:p>0.20%</text:p>
          </table:table-cell>
          <table:table-cell table:formula="of:=([.E48]-[.D48])/[.D48]" office:value-type="percentage" office:value="0.00251889168765743" calcext:value-type="percentage">
            <text:p>0.25%</text:p>
          </table:table-cell>
        </table:table-row>
        <table:table-row table:style-name="ro1">
          <table:table-cell table:number-columns-repeated="5" office:value-type="float" office:value="201" calcext:value-type="float">
            <text:p>201</text:p>
          </table:table-cell>
          <table:table-cell table:formula="of:=([.E49]-[.A49])/[.A49]" office:value-type="percentage" office:value="0" calcext:value-type="percentage">
            <text:p>0.00%</text:p>
          </table:table-cell>
          <table:table-cell table:formula="of:=([.E49]-[.B49])/[.B49]" office:value-type="percentage" office:value="0" calcext:value-type="percentage">
            <text:p>0.00%</text:p>
          </table:table-cell>
          <table:table-cell table:formula="of:=([.E49]-[.C49])/[.C49]" office:value-type="percentage" office:value="0" calcext:value-type="percentage">
            <text:p>0.00%</text:p>
          </table:table-cell>
          <table:table-cell table:formula="of:=([.E49]-[.D49])/[.D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02" calcext:value-type="float">
            <text:p>202</text:p>
          </table:table-cell>
          <table:table-cell table:formula="of:=([.E50]-[.A50])/[.A50]" office:value-type="percentage" office:value="0" calcext:value-type="percentage">
            <text:p>0.00%</text:p>
          </table:table-cell>
          <table:table-cell table:formula="of:=([.E50]-[.B50])/[.B50]" office:value-type="percentage" office:value="0" calcext:value-type="percentage">
            <text:p>0.00%</text:p>
          </table:table-cell>
          <table:table-cell table:formula="of:=([.E50]-[.C50])/[.C50]" office:value-type="percentage" office:value="0" calcext:value-type="percentage">
            <text:p>0.00%</text:p>
          </table:table-cell>
          <table:table-cell table:formula="of:=([.E50]-[.D50])/[.D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.3" calcext:value-type="float">
            <text:p>200.3</text:p>
          </table:table-cell>
          <table:table-cell office:value-type="float" office:value="199.9" calcext:value-type="float">
            <text:p>199.9</text:p>
          </table:table-cell>
          <table:table-cell office:value-type="float" office:value="200.4" calcext:value-type="float">
            <text:p>200.4</text:p>
          </table:table-cell>
          <table:table-cell office:value-type="float" office:value="203" calcext:value-type="float">
            <text:p>203</text:p>
          </table:table-cell>
          <table:table-cell table:formula="of:=([.E51]-[.A51])/[.A51]" office:value-type="percentage" office:value="0.015" calcext:value-type="percentage">
            <text:p>1.50%</text:p>
          </table:table-cell>
          <table:table-cell table:formula="of:=([.E51]-[.B51])/[.B51]" office:value-type="percentage" office:value="0.0134797803295057" calcext:value-type="percentage">
            <text:p>1.35%</text:p>
          </table:table-cell>
          <table:table-cell table:formula="of:=([.E51]-[.C51])/[.C51]" office:value-type="percentage" office:value="0.0155077538769384" calcext:value-type="percentage">
            <text:p>1.55%</text:p>
          </table:table-cell>
          <table:table-cell table:formula="of:=([.E51]-[.D51])/[.D51]" office:value-type="percentage" office:value="0.0129740518962076" calcext:value-type="percentage">
            <text:p>1.30%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188.1" calcext:value-type="float">
            <text:p>188.1</text:p>
          </table:table-cell>
          <table:table-cell office:value-type="float" office:value="188.3" calcext:value-type="float">
            <text:p>188.3</text:p>
          </table:table-cell>
          <table:table-cell office:value-type="float" office:value="188.5" calcext:value-type="float">
            <text:p>188.5</text:p>
          </table:table-cell>
          <table:table-cell office:value-type="float" office:value="191" calcext:value-type="float">
            <text:p>191</text:p>
          </table:table-cell>
          <table:table-cell table:formula="of:=([.E52]-[.A52])/[.A52]" office:value-type="percentage" office:value="0.0164981373070782" calcext:value-type="percentage">
            <text:p>1.65%</text:p>
          </table:table-cell>
          <table:table-cell table:formula="of:=([.E52]-[.B52])/[.B52]" office:value-type="percentage" office:value="0.0154173312068049" calcext:value-type="percentage">
            <text:p>1.54%</text:p>
          </table:table-cell>
          <table:table-cell table:formula="of:=([.E52]-[.C52])/[.C52]" office:value-type="percentage" office:value="0.0143388210302708" calcext:value-type="percentage">
            <text:p>1.43%</text:p>
          </table:table-cell>
          <table:table-cell table:formula="of:=([.E52]-[.D52])/[.D52]" office:value-type="percentage" office:value="0.013262599469496" calcext:value-type="percentage">
            <text:p>1.33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7" calcext:value-type="float">
            <text:p>202.7</text:p>
          </table:table-cell>
          <table:table-cell office:value-type="float" office:value="202.4" calcext:value-type="float">
            <text:p>202.4</text:p>
          </table:table-cell>
          <table:table-cell office:value-type="float" office:value="207" calcext:value-type="float">
            <text:p>207</text:p>
          </table:table-cell>
          <table:table-cell table:formula="of:=([.E53]-[.A53])/[.A53]" office:value-type="percentage" office:value="0.0197044334975369" calcext:value-type="percentage">
            <text:p>1.97%</text:p>
          </table:table-cell>
          <table:table-cell table:formula="of:=([.E53]-[.B53])/[.B53]" office:value-type="percentage" office:value="0.0227272727272727" calcext:value-type="percentage">
            <text:p>2.27%</text:p>
          </table:table-cell>
          <table:table-cell table:formula="of:=([.E53]-[.C53])/[.C53]" office:value-type="percentage" office:value="0.0212136161815491" calcext:value-type="percentage">
            <text:p>2.12%</text:p>
          </table:table-cell>
          <table:table-cell table:formula="of:=([.E53]-[.D53])/[.D53]" office:value-type="percentage" office:value="0.0227272727272727" calcext:value-type="percentage">
            <text:p>2.27%</text:p>
          </table:table-cell>
        </table:table-row>
        <table:table-row table:style-name="ro1">
          <table:table-cell table:number-columns-repeated="5" office:value-type="float" office:value="207" calcext:value-type="float">
            <text:p>207</text:p>
          </table:table-cell>
          <table:table-cell table:formula="of:=([.E54]-[.A54])/[.A54]" office:value-type="percentage" office:value="0" calcext:value-type="percentage">
            <text:p>0.00%</text:p>
          </table:table-cell>
          <table:table-cell table:formula="of:=([.E54]-[.B54])/[.B54]" office:value-type="percentage" office:value="0" calcext:value-type="percentage">
            <text:p>0.00%</text:p>
          </table:table-cell>
          <table:table-cell table:formula="of:=([.E54]-[.C54])/[.C54]" office:value-type="percentage" office:value="0" calcext:value-type="percentage">
            <text:p>0.00%</text:p>
          </table:table-cell>
          <table:table-cell table:formula="of:=([.E54]-[.D54])/[.D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9.7" calcext:value-type="float">
            <text:p>189.7</text:p>
          </table:table-cell>
          <table:table-cell office:value-type="float" office:value="193" calcext:value-type="float">
            <text:p>193</text:p>
          </table:table-cell>
          <table:table-cell table:formula="of:=([.E55]-[.A55])/[.A55]" office:value-type="percentage" office:value="0.0195456946645536" calcext:value-type="percentage">
            <text:p>1.95%</text:p>
          </table:table-cell>
          <table:table-cell table:formula="of:=([.E55]-[.B55])/[.B55]" office:value-type="percentage" office:value="0.0157894736842105" calcext:value-type="percentage">
            <text:p>1.58%</text:p>
          </table:table-cell>
          <table:table-cell table:formula="of:=([.E55]-[.C55])/[.C55]" office:value-type="percentage" office:value="0.0211640211640212" calcext:value-type="percentage">
            <text:p>2.12%</text:p>
          </table:table-cell>
          <table:table-cell table:formula="of:=([.E55]-[.D55])/[.D55]" office:value-type="percentage" office:value="0.0173958882445968" calcext:value-type="percentage">
            <text:p>1.74%</text:p>
          </table:table-cell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208" calcext:value-type="float">
            <text:p>208</text:p>
          </table:table-cell>
          <table:table-cell office:value-type="float" office:value="207.9" calcext:value-type="float">
            <text:p>207.9</text:p>
          </table:table-cell>
          <table:table-cell table:number-columns-repeated="2" office:value-type="float" office:value="208" calcext:value-type="float">
            <text:p>208</text:p>
          </table:table-cell>
          <table:table-cell table:formula="of:=([.E56]-[.A56])/[.A56]" office:value-type="percentage" office:value="0.000481000481000454" calcext:value-type="percentage">
            <text:p>0.05%</text:p>
          </table:table-cell>
          <table:table-cell table:formula="of:=([.E56]-[.B56])/[.B56]" office:value-type="percentage" office:value="0" calcext:value-type="percentage">
            <text:p>0.00%</text:p>
          </table:table-cell>
          <table:table-cell table:formula="of:=([.E56]-[.C56])/[.C56]" office:value-type="percentage" office:value="0.000481000481000454" calcext:value-type="percentage">
            <text:p>0.05%</text:p>
          </table:table-cell>
          <table:table-cell table:formula="of:=([.E56]-[.D56])/[.D5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207.6" calcext:value-type="float">
            <text:p>207.6</text:p>
          </table:table-cell>
          <table:table-cell office:value-type="float" office:value="207.8" calcext:value-type="float">
            <text:p>207.8</text:p>
          </table:table-cell>
          <table:table-cell office:value-type="float" office:value="208.1" calcext:value-type="float">
            <text:p>208.1</text:p>
          </table:table-cell>
          <table:table-cell office:value-type="float" office:value="211" calcext:value-type="float">
            <text:p>211</text:p>
          </table:table-cell>
          <table:table-cell table:formula="of:=([.E57]-[.A57])/[.A57]" office:value-type="percentage" office:value="0.0183397683397684" calcext:value-type="percentage">
            <text:p>1.83%</text:p>
          </table:table-cell>
          <table:table-cell table:formula="of:=([.E57]-[.B57])/[.B57]" office:value-type="percentage" office:value="0.0163776493256262" calcext:value-type="percentage">
            <text:p>1.64%</text:p>
          </table:table-cell>
          <table:table-cell table:formula="of:=([.E57]-[.C57])/[.C57]" office:value-type="percentage" office:value="0.0153994225216554" calcext:value-type="percentage">
            <text:p>1.54%</text:p>
          </table:table-cell>
          <table:table-cell table:formula="of:=([.E57]-[.D57])/[.D57]" office:value-type="percentage" office:value="0.0139356078808266" calcext:value-type="percentage">
            <text:p>1.39%</text:p>
          </table:table-cell>
        </table:table-row>
        <table:table-row table:style-name="ro1">
          <table:table-cell table:number-columns-repeated="5" office:value-type="float" office:value="211" calcext:value-type="float">
            <text:p>211</text:p>
          </table:table-cell>
          <table:table-cell table:formula="of:=([.E58]-[.A58])/[.A58]" office:value-type="percentage" office:value="0" calcext:value-type="percentage">
            <text:p>0.00%</text:p>
          </table:table-cell>
          <table:table-cell table:formula="of:=([.E58]-[.B58])/[.B58]" office:value-type="percentage" office:value="0" calcext:value-type="percentage">
            <text:p>0.00%</text:p>
          </table:table-cell>
          <table:table-cell table:formula="of:=([.E58]-[.C58])/[.C58]" office:value-type="percentage" office:value="0" calcext:value-type="percentage">
            <text:p>0.00%</text:p>
          </table:table-cell>
          <table:table-cell table:formula="of:=([.E58]-[.D58])/[.D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10.2" calcext:value-type="float">
            <text:p>210.2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6" calcext:value-type="float">
            <text:p>210.6</text:p>
          </table:table-cell>
          <table:table-cell office:value-type="float" office:value="212" calcext:value-type="float">
            <text:p>212</text:p>
          </table:table-cell>
          <table:table-cell table:formula="of:=([.E59]-[.A59])/[.A59]" office:value-type="percentage" office:value="0.00856327307326361" calcext:value-type="percentage">
            <text:p>0.86%</text:p>
          </table:table-cell>
          <table:table-cell table:formula="of:=([.E59]-[.B59])/[.B59]" office:value-type="percentage" office:value="0.00856327307326361" calcext:value-type="percentage">
            <text:p>0.86%</text:p>
          </table:table-cell>
          <table:table-cell table:formula="of:=([.E59]-[.C59])/[.C59]" office:value-type="percentage" office:value="0.0100047641734159" calcext:value-type="percentage">
            <text:p>1.00%</text:p>
          </table:table-cell>
          <table:table-cell table:formula="of:=([.E59]-[.D59])/[.D59]" office:value-type="percentage" office:value="0.00664767331434001" calcext:value-type="percentage">
            <text:p>0.66%</text:p>
          </table:table-cell>
        </table:table-row>
        <table:table-row table:style-name="ro1">
          <table:table-cell office:value-type="float" office:value="211.1" calcext:value-type="float">
            <text:p>211.1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formula="of:=([.E60]-[.A60])/[.A60]" office:value-type="percentage" office:value="0.00900047370914261" calcext:value-type="percentage">
            <text:p>0.90%</text:p>
          </table:table-cell>
          <table:table-cell table:formula="of:=([.E60]-[.B60])/[.B60]" office:value-type="percentage" office:value="0.00852272727272733" calcext:value-type="percentage">
            <text:p>0.85%</text:p>
          </table:table-cell>
          <table:table-cell table:formula="of:=([.E60]-[.C60])/[.C60]" office:value-type="percentage" office:value="0.00852272727272733" calcext:value-type="percentage">
            <text:p>0.85%</text:p>
          </table:table-cell>
          <table:table-cell table:formula="of:=([.E60]-[.D60])/[.D60]" office:value-type="percentage" office:value="0.00947867298578199" calcext:value-type="percentage">
            <text:p>0.95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.3" calcext:value-type="float">
            <text:p>213.3</text:p>
          </table:table-cell>
          <table:table-cell office:value-type="float" office:value="212.7" calcext:value-type="float">
            <text:p>212.7</text:p>
          </table:table-cell>
          <table:table-cell office:value-type="float" office:value="213.3" calcext:value-type="float">
            <text:p>213.3</text:p>
          </table:table-cell>
          <table:table-cell office:value-type="float" office:value="214" calcext:value-type="float">
            <text:p>214</text:p>
          </table:table-cell>
          <table:table-cell table:formula="of:=([.E61]-[.A61])/[.A61]" office:value-type="percentage" office:value="0.00469483568075117" calcext:value-type="percentage">
            <text:p>0.47%</text:p>
          </table:table-cell>
          <table:table-cell table:formula="of:=([.E61]-[.B61])/[.B61]" office:value-type="percentage" office:value="0.00328176277543361" calcext:value-type="percentage">
            <text:p>0.33%</text:p>
          </table:table-cell>
          <table:table-cell table:formula="of:=([.E61]-[.C61])/[.C61]" office:value-type="percentage" office:value="0.00611189468735313" calcext:value-type="percentage">
            <text:p>0.61%</text:p>
          </table:table-cell>
          <table:table-cell table:formula="of:=([.E61]-[.D61])/[.D61]" office:value-type="percentage" office:value="0.00328176277543361" calcext:value-type="percentage">
            <text:p>0.33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.7" calcext:value-type="float">
            <text:p>204.7</text:p>
          </table:table-cell>
          <table:table-cell office:value-type="float" office:value="204.4" calcext:value-type="float">
            <text:p>204.4</text:p>
          </table:table-cell>
          <table:table-cell office:value-type="float" office:value="204.2" calcext:value-type="float">
            <text:p>204.2</text:p>
          </table:table-cell>
          <table:table-cell office:value-type="float" office:value="207" calcext:value-type="float">
            <text:p>207</text:p>
          </table:table-cell>
          <table:table-cell table:formula="of:=([.E62]-[.A62])/[.A62]" office:value-type="percentage" office:value="0.00975609756097561" calcext:value-type="percentage">
            <text:p>0.98%</text:p>
          </table:table-cell>
          <table:table-cell table:formula="of:=([.E62]-[.B62])/[.B62]" office:value-type="percentage" office:value="0.0112359550561798" calcext:value-type="percentage">
            <text:p>1.12%</text:p>
          </table:table-cell>
          <table:table-cell table:formula="of:=([.E62]-[.C62])/[.C62]" office:value-type="percentage" office:value="0.012720156555773" calcext:value-type="percentage">
            <text:p>1.27%</text:p>
          </table:table-cell>
          <table:table-cell table:formula="of:=([.E62]-[.D62])/[.D62]" office:value-type="percentage" office:value="0.0137120470127327" calcext:value-type="percentage">
            <text:p>1.37%</text:p>
          </table:table-cell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196.8" calcext:value-type="float">
            <text:p>196.8</text:p>
          </table:table-cell>
          <table:table-cell table:number-columns-repeated="2" office:value-type="float" office:value="196.9" calcext:value-type="float">
            <text:p>196.9</text:p>
          </table:table-cell>
          <table:table-cell office:value-type="float" office:value="199" calcext:value-type="float">
            <text:p>199</text:p>
          </table:table-cell>
          <table:table-cell table:formula="of:=([.E63]-[.A63])/[.A63]" office:value-type="percentage" office:value="0.0116929334011185" calcext:value-type="percentage">
            <text:p>1.17%</text:p>
          </table:table-cell>
          <table:table-cell table:formula="of:=([.E63]-[.B63])/[.B63]" office:value-type="percentage" office:value="0.0111788617886178" calcext:value-type="percentage">
            <text:p>1.12%</text:p>
          </table:table-cell>
          <table:table-cell table:formula="of:=([.E63]-[.C63])/[.C63]" office:value-type="percentage" office:value="0.01066531234129" calcext:value-type="percentage">
            <text:p>1.07%</text:p>
          </table:table-cell>
          <table:table-cell table:formula="of:=([.E63]-[.D63])/[.D63]" office:value-type="percentage" office:value="0.01066531234129" calcext:value-type="percentage">
            <text:p>1.07%</text:p>
          </table:table-cell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206.2" calcext:value-type="float">
            <text:p>206.2</text:p>
          </table:table-cell>
          <table:table-cell office:value-type="float" office:value="205.8" calcext:value-type="float">
            <text:p>205.8</text:p>
          </table:table-cell>
          <table:table-cell office:value-type="float" office:value="205.9" calcext:value-type="float">
            <text:p>205.9</text:p>
          </table:table-cell>
          <table:table-cell office:value-type="float" office:value="208" calcext:value-type="float">
            <text:p>208</text:p>
          </table:table-cell>
          <table:table-cell table:formula="of:=([.E64]-[.A64])/[.A64]" office:value-type="percentage" office:value="0.0092188258127123" calcext:value-type="percentage">
            <text:p>0.92%</text:p>
          </table:table-cell>
          <table:table-cell table:formula="of:=([.E64]-[.B64])/[.B64]" office:value-type="percentage" office:value="0.00872938894277406" calcext:value-type="percentage">
            <text:p>0.87%</text:p>
          </table:table-cell>
          <table:table-cell table:formula="of:=([.E64]-[.C64])/[.C64]" office:value-type="percentage" office:value="0.010689990281827" calcext:value-type="percentage">
            <text:p>1.07%</text:p>
          </table:table-cell>
          <table:table-cell table:formula="of:=([.E64]-[.D64])/[.D64]" office:value-type="percentage" office:value="0.010199125789218" calcext:value-type="percentage">
            <text:p>1.02%</text:p>
          </table:table-cell>
        </table:table-row>
        <table:table-row table:style-name="ro1">
          <table:table-cell table:number-columns-repeated="5" office:value-type="float" office:value="217" calcext:value-type="float">
            <text:p>217</text:p>
          </table:table-cell>
          <table:table-cell table:formula="of:=([.E65]-[.A65])/[.A65]" office:value-type="percentage" office:value="0" calcext:value-type="percentage">
            <text:p>0.00%</text:p>
          </table:table-cell>
          <table:table-cell table:formula="of:=([.E65]-[.B65])/[.B65]" office:value-type="percentage" office:value="0" calcext:value-type="percentage">
            <text:p>0.00%</text:p>
          </table:table-cell>
          <table:table-cell table:formula="of:=([.E65]-[.C65])/[.C65]" office:value-type="percentage" office:value="0" calcext:value-type="percentage">
            <text:p>0.00%</text:p>
          </table:table-cell>
          <table:table-cell table:formula="of:=([.E65]-[.D65])/[.D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193" calcext:value-type="float">
            <text:p>193</text:p>
          </table:table-cell>
          <table:table-cell office:value-type="float" office:value="193.7" calcext:value-type="float">
            <text:p>193.7</text:p>
          </table:table-cell>
          <table:table-cell office:value-type="float" office:value="193.2" calcext:value-type="float">
            <text:p>193.2</text:p>
          </table:table-cell>
          <table:table-cell office:value-type="float" office:value="195" calcext:value-type="float">
            <text:p>195</text:p>
          </table:table-cell>
          <table:table-cell table:formula="of:=([.E66]-[.A66])/[.A66]" office:value-type="percentage" office:value="0.0108864696734059" calcext:value-type="percentage">
            <text:p>1.09%</text:p>
          </table:table-cell>
          <table:table-cell table:formula="of:=([.E66]-[.B66])/[.B66]" office:value-type="percentage" office:value="0.0103626943005181" calcext:value-type="percentage">
            <text:p>1.04%</text:p>
          </table:table-cell>
          <table:table-cell table:formula="of:=([.E66]-[.C66])/[.C66]" office:value-type="percentage" office:value="0.00671140939597321" calcext:value-type="percentage">
            <text:p>0.67%</text:p>
          </table:table-cell>
          <table:table-cell table:formula="of:=([.E66]-[.D66])/[.D66]" office:value-type="percentage" office:value="0.00931677018633546" calcext:value-type="percentage">
            <text:p>0.93%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09.6" calcext:value-type="float">
            <text:p>209.6</text:p>
          </table:table-cell>
          <table:table-cell office:value-type="float" office:value="210.2" calcext:value-type="float">
            <text:p>210.2</text:p>
          </table:table-cell>
          <table:table-cell office:value-type="float" office:value="210.3" calcext:value-type="float">
            <text:p>210.3</text:p>
          </table:table-cell>
          <table:table-cell office:value-type="float" office:value="214" calcext:value-type="float">
            <text:p>214</text:p>
          </table:table-cell>
          <table:table-cell table:formula="of:=([.E67]-[.A67])/[.A67]" office:value-type="percentage" office:value="0.0200190657769304" calcext:value-type="percentage">
            <text:p>2.00%</text:p>
          </table:table-cell>
          <table:table-cell table:formula="of:=([.E67]-[.B67])/[.B67]" office:value-type="percentage" office:value="0.0209923664122138" calcext:value-type="percentage">
            <text:p>2.10%</text:p>
          </table:table-cell>
          <table:table-cell table:formula="of:=([.E67]-[.C67])/[.C67]" office:value-type="percentage" office:value="0.0180780209324453" calcext:value-type="percentage">
            <text:p>1.81%</text:p>
          </table:table-cell>
          <table:table-cell table:formula="of:=([.E67]-[.D67])/[.D67]" office:value-type="percentage" office:value="0.0175939134569662" calcext:value-type="percentage">
            <text:p>1.76%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" calcext:value-type="float">
            <text:p>214.6</text:p>
          </table:table-cell>
          <table:table-cell office:value-type="float" office:value="217" calcext:value-type="float">
            <text:p>217</text:p>
          </table:table-cell>
          <table:table-cell table:formula="of:=([.E68]-[.A68])/[.A68]" office:value-type="percentage" office:value="0.0130718954248367" calcext:value-type="percentage">
            <text:p>1.31%</text:p>
          </table:table-cell>
          <table:table-cell table:formula="of:=([.E68]-[.B68])/[.B68]" office:value-type="percentage" office:value="0.01024208566108" calcext:value-type="percentage">
            <text:p>1.02%</text:p>
          </table:table-cell>
          <table:table-cell table:formula="of:=([.E68]-[.C68])/[.C68]" office:value-type="percentage" office:value="0.0130718954248367" calcext:value-type="percentage">
            <text:p>1.31%</text:p>
          </table:table-cell>
          <table:table-cell table:formula="of:=([.E68]-[.D68])/[.D68]" office:value-type="percentage" office:value="0.011183597390494" calcext:value-type="percentage">
            <text:p>1.12%</text:p>
          </table:table-cell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205" calcext:value-type="float">
            <text:p>205</text:p>
          </table:table-cell>
          <table:table-cell office:value-type="float" office:value="205.9" calcext:value-type="float">
            <text:p>205.9</text:p>
          </table:table-cell>
          <table:table-cell office:value-type="float" office:value="205.3" calcext:value-type="float">
            <text:p>205.3</text:p>
          </table:table-cell>
          <table:table-cell office:value-type="float" office:value="213" calcext:value-type="float">
            <text:p>213</text:p>
          </table:table-cell>
          <table:table-cell table:formula="of:=([.E69]-[.A69])/[.A69]" office:value-type="percentage" office:value="0.0420743639921722" calcext:value-type="percentage">
            <text:p>4.21%</text:p>
          </table:table-cell>
          <table:table-cell table:formula="of:=([.E69]-[.B69])/[.B69]" office:value-type="percentage" office:value="0.0390243902439024" calcext:value-type="percentage">
            <text:p>3.90%</text:p>
          </table:table-cell>
          <table:table-cell table:formula="of:=([.E69]-[.C69])/[.C69]" office:value-type="percentage" office:value="0.0344827586206896" calcext:value-type="percentage">
            <text:p>3.45%</text:p>
          </table:table-cell>
          <table:table-cell table:formula="of:=([.E69]-[.D69])/[.D69]" office:value-type="percentage" office:value="0.0375060886507549" calcext:value-type="percentage">
            <text:p>3.75%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4" calcext:value-type="float">
            <text:p>208.4</text:p>
          </table:table-cell>
          <table:table-cell office:value-type="float" office:value="207.7" calcext:value-type="float">
            <text:p>207.7</text:p>
          </table:table-cell>
          <table:table-cell office:value-type="float" office:value="211" calcext:value-type="float">
            <text:p>211</text:p>
          </table:table-cell>
          <table:table-cell table:formula="of:=([.E70]-[.A70])/[.A70]" office:value-type="percentage" office:value="0.0119904076738609" calcext:value-type="percentage">
            <text:p>1.20%</text:p>
          </table:table-cell>
          <table:table-cell table:formula="of:=([.E70]-[.B70])/[.B70]" office:value-type="percentage" office:value="0.0149110149110149" calcext:value-type="percentage">
            <text:p>1.49%</text:p>
          </table:table-cell>
          <table:table-cell table:formula="of:=([.E70]-[.C70])/[.C70]" office:value-type="percentage" office:value="0.0124760076775432" calcext:value-type="percentage">
            <text:p>1.25%</text:p>
          </table:table-cell>
          <table:table-cell table:formula="of:=([.E70]-[.D70])/[.D70]" office:value-type="percentage" office:value="0.0158883004333173" calcext:value-type="percentage">
            <text:p>1.59%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13.2" calcext:value-type="float">
            <text:p>213.2</text:p>
          </table:table-cell>
          <table:table-cell office:value-type="float" office:value="213" calcext:value-type="float">
            <text:p>213</text:p>
          </table:table-cell>
          <table:table-cell office:value-type="float" office:value="213.1" calcext:value-type="float">
            <text:p>213.1</text:p>
          </table:table-cell>
          <table:table-cell office:value-type="float" office:value="215" calcext:value-type="float">
            <text:p>215</text:p>
          </table:table-cell>
          <table:table-cell table:formula="of:=([.E71]-[.A71])/[.A71]" office:value-type="percentage" office:value="0.00891600187705305" calcext:value-type="percentage">
            <text:p>0.89%</text:p>
          </table:table-cell>
          <table:table-cell table:formula="of:=([.E71]-[.B71])/[.B71]" office:value-type="percentage" office:value="0.00844277673545972" calcext:value-type="percentage">
            <text:p>0.84%</text:p>
          </table:table-cell>
          <table:table-cell table:formula="of:=([.E71]-[.C71])/[.C71]" office:value-type="percentage" office:value="0.00938967136150235" calcext:value-type="percentage">
            <text:p>0.94%</text:p>
          </table:table-cell>
          <table:table-cell table:formula="of:=([.E71]-[.D71])/[.D71]" office:value-type="percentage" office:value="0.00891600187705305" calcext:value-type="percentage">
            <text:p>0.89%</text:p>
          </table:table-cell>
        </table:table-row>
        <table:table-row table:style-name="ro1">
          <table:table-cell table:number-columns-repeated="3" office:value-type="float" office:value="223" calcext:value-type="float">
            <text:p>223</text:p>
          </table:table-cell>
          <table:table-cell office:value-type="float" office:value="222.8" calcext:value-type="float">
            <text:p>222.8</text:p>
          </table:table-cell>
          <table:table-cell office:value-type="float" office:value="223" calcext:value-type="float">
            <text:p>223</text:p>
          </table:table-cell>
          <table:table-cell table:formula="of:=([.E72]-[.A72])/[.A72]" office:value-type="percentage" office:value="0" calcext:value-type="percentage">
            <text:p>0.00%</text:p>
          </table:table-cell>
          <table:table-cell table:formula="of:=([.E72]-[.B72])/[.B72]" office:value-type="percentage" office:value="0" calcext:value-type="percentage">
            <text:p>0.00%</text:p>
          </table:table-cell>
          <table:table-cell table:formula="of:=([.E72]-[.C72])/[.C72]" office:value-type="percentage" office:value="0" calcext:value-type="percentage">
            <text:p>0.00%</text:p>
          </table:table-cell>
          <table:table-cell table:formula="of:=([.E72]-[.D72])/[.D72]" office:value-type="percentage" office:value="0.00089766606822257" calcext:value-type="percentage">
            <text:p>0.09%</text:p>
          </table:table-cell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221.9" calcext:value-type="float">
            <text:p>221.9</text:p>
          </table:table-cell>
          <table:table-cell office:value-type="float" office:value="221.8" calcext:value-type="float">
            <text:p>221.8</text:p>
          </table:table-cell>
          <table:table-cell office:value-type="float" office:value="221.9" calcext:value-type="float">
            <text:p>221.9</text:p>
          </table:table-cell>
          <table:table-cell office:value-type="float" office:value="223" calcext:value-type="float">
            <text:p>223</text:p>
          </table:table-cell>
          <table:table-cell table:formula="of:=([.E73]-[.A73])/[.A73]" office:value-type="percentage" office:value="0.00631768953068595" calcext:value-type="percentage">
            <text:p>0.63%</text:p>
          </table:table-cell>
          <table:table-cell table:formula="of:=([.E73]-[.B73])/[.B73]" office:value-type="percentage" office:value="0.00495718792248758" calcext:value-type="percentage">
            <text:p>0.50%</text:p>
          </table:table-cell>
          <table:table-cell table:formula="of:=([.E73]-[.C73])/[.C73]" office:value-type="percentage" office:value="0.00541027953110906" calcext:value-type="percentage">
            <text:p>0.54%</text:p>
          </table:table-cell>
          <table:table-cell table:formula="of:=([.E73]-[.D73])/[.D73]" office:value-type="percentage" office:value="0.00495718792248758" calcext:value-type="percentage">
            <text:p>0.50%</text:p>
          </table:table-cell>
        </table:table-row>
        <table:table-row table:style-name="ro1">
          <table:table-cell table:number-columns-repeated="5" office:value-type="float" office:value="225" calcext:value-type="float">
            <text:p>225</text:p>
          </table:table-cell>
          <table:table-cell table:formula="of:=([.E74]-[.A74])/[.A74]" office:value-type="percentage" office:value="0" calcext:value-type="percentage">
            <text:p>0.00%</text:p>
          </table:table-cell>
          <table:table-cell table:formula="of:=([.E74]-[.B74])/[.B74]" office:value-type="percentage" office:value="0" calcext:value-type="percentage">
            <text:p>0.00%</text:p>
          </table:table-cell>
          <table:table-cell table:formula="of:=([.E74]-[.C74])/[.C74]" office:value-type="percentage" office:value="0" calcext:value-type="percentage">
            <text:p>0.00%</text:p>
          </table:table-cell>
          <table:table-cell table:formula="of:=([.E74]-[.D74])/[.D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26" calcext:value-type="float">
            <text:p>226</text:p>
          </table:table-cell>
          <table:table-cell table:formula="of:=([.E75]-[.A75])/[.A75]" office:value-type="percentage" office:value="0" calcext:value-type="percentage">
            <text:p>0.00%</text:p>
          </table:table-cell>
          <table:table-cell table:formula="of:=([.E75]-[.B75])/[.B75]" office:value-type="percentage" office:value="0" calcext:value-type="percentage">
            <text:p>0.00%</text:p>
          </table:table-cell>
          <table:table-cell table:formula="of:=([.E75]-[.C75])/[.C75]" office:value-type="percentage" office:value="0" calcext:value-type="percentage">
            <text:p>0.00%</text:p>
          </table:table-cell>
          <table:table-cell table:formula="of:=([.E75]-[.D75])/[.D7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.9" calcext:value-type="float">
            <text:p>225.9</text:p>
          </table:table-cell>
          <table:table-cell table:number-columns-repeated="4" office:value-type="float" office:value="226" calcext:value-type="float">
            <text:p>226</text:p>
          </table:table-cell>
          <table:table-cell table:formula="of:=([.E76]-[.A76])/[.A76]" office:value-type="percentage" office:value="0.000442673749446633" calcext:value-type="percentage">
            <text:p>0.04%</text:p>
          </table:table-cell>
          <table:table-cell table:formula="of:=([.E76]-[.B76])/[.B76]" office:value-type="percentage" office:value="0" calcext:value-type="percentage">
            <text:p>0.00%</text:p>
          </table:table-cell>
          <table:table-cell table:formula="of:=([.E76]-[.C76])/[.C76]" office:value-type="percentage" office:value="0" calcext:value-type="percentage">
            <text:p>0.00%</text:p>
          </table:table-cell>
          <table:table-cell table:formula="of:=([.E76]-[.D76])/[.D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16.1" calcext:value-type="float">
            <text:p>216.1</text:p>
          </table:table-cell>
          <table:table-cell office:value-type="float" office:value="216.3" calcext:value-type="float">
            <text:p>216.3</text:p>
          </table:table-cell>
          <table:table-cell office:value-type="float" office:value="215.9" calcext:value-type="float">
            <text:p>215.9</text:p>
          </table:table-cell>
          <table:table-cell office:value-type="float" office:value="222" calcext:value-type="float">
            <text:p>222</text:p>
          </table:table-cell>
          <table:table-cell table:formula="of:=([.E77]-[.A77])/[.A77]" office:value-type="percentage" office:value="0.027302174919019" calcext:value-type="percentage">
            <text:p>2.73%</text:p>
          </table:table-cell>
          <table:table-cell table:formula="of:=([.E77]-[.B77])/[.B77]" office:value-type="percentage" office:value="0.027302174919019" calcext:value-type="percentage">
            <text:p>2.73%</text:p>
          </table:table-cell>
          <table:table-cell table:formula="of:=([.E77]-[.C77])/[.C77]" office:value-type="percentage" office:value="0.0263522884882108" calcext:value-type="percentage">
            <text:p>2.64%</text:p>
          </table:table-cell>
          <table:table-cell table:formula="of:=([.E77]-[.D77])/[.D77]" office:value-type="percentage" office:value="0.0282538212135247" calcext:value-type="percentage">
            <text:p>2.83%</text:p>
          </table:table-cell>
        </table:table-row>
        <table:table-row table:style-name="ro1">
          <table:table-cell table:number-columns-repeated="5" office:value-type="float" office:value="243" calcext:value-type="float">
            <text:p>243</text:p>
          </table:table-cell>
          <table:table-cell table:formula="of:=([.E78]-[.A78])/[.A78]" office:value-type="percentage" office:value="0" calcext:value-type="percentage">
            <text:p>0.00%</text:p>
          </table:table-cell>
          <table:table-cell table:formula="of:=([.E78]-[.B78])/[.B78]" office:value-type="percentage" office:value="0" calcext:value-type="percentage">
            <text:p>0.00%</text:p>
          </table:table-cell>
          <table:table-cell table:formula="of:=([.E78]-[.C78])/[.C78]" office:value-type="percentage" office:value="0" calcext:value-type="percentage">
            <text:p>0.00%</text:p>
          </table:table-cell>
          <table:table-cell table:formula="of:=([.E78]-[.D78])/[.D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242.6" calcext:value-type="float">
            <text:p>242.6</text:p>
          </table:table-cell>
          <table:table-cell office:value-type="float" office:value="243" calcext:value-type="float">
            <text:p>243</text:p>
          </table:table-cell>
          <table:table-cell office:value-type="float" office:value="242.8" calcext:value-type="float">
            <text:p>242.8</text:p>
          </table:table-cell>
          <table:table-cell office:value-type="float" office:value="246" calcext:value-type="float">
            <text:p>246</text:p>
          </table:table-cell>
          <table:table-cell table:formula="of:=([.E79]-[.A79])/[.A79]" office:value-type="percentage" office:value="0.0144329896907217" calcext:value-type="percentage">
            <text:p>1.44%</text:p>
          </table:table-cell>
          <table:table-cell table:formula="of:=([.E79]-[.B79])/[.B79]" office:value-type="percentage" office:value="0.0140148392415499" calcext:value-type="percentage">
            <text:p>1.40%</text:p>
          </table:table-cell>
          <table:table-cell table:formula="of:=([.E79]-[.C79])/[.C79]" office:value-type="percentage" office:value="0.0123456790123457" calcext:value-type="percentage">
            <text:p>1.23%</text:p>
          </table:table-cell>
          <table:table-cell table:formula="of:=([.E79]-[.D79])/[.D79]" office:value-type="percentage" office:value="0.0131795716639209" calcext:value-type="percentage">
            <text:p>1.32%</text:p>
          </table:table-cell>
        </table:table-row>
        <table:table-row table:style-name="ro1">
          <table:table-cell table:number-columns-repeated="5" office:value-type="float" office:value="247" calcext:value-type="float">
            <text:p>247</text:p>
          </table:table-cell>
          <table:table-cell table:formula="of:=([.E80]-[.A80])/[.A80]" office:value-type="percentage" office:value="0" calcext:value-type="percentage">
            <text:p>0.00%</text:p>
          </table:table-cell>
          <table:table-cell table:formula="of:=([.E80]-[.B80])/[.B80]" office:value-type="percentage" office:value="0" calcext:value-type="percentage">
            <text:p>0.00%</text:p>
          </table:table-cell>
          <table:table-cell table:formula="of:=([.E80]-[.C80])/[.C80]" office:value-type="percentage" office:value="0" calcext:value-type="percentage">
            <text:p>0.00%</text:p>
          </table:table-cell>
          <table:table-cell table:formula="of:=([.E80]-[.D80])/[.D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8.7" calcext:value-type="float">
            <text:p>248.7</text:p>
          </table:table-cell>
          <table:table-cell office:value-type="float" office:value="248.2" calcext:value-type="float">
            <text:p>248.2</text:p>
          </table:table-cell>
          <table:table-cell office:value-type="float" office:value="248.7" calcext:value-type="float">
            <text:p>248.7</text:p>
          </table:table-cell>
          <table:table-cell office:value-type="float" office:value="248.3" calcext:value-type="float">
            <text:p>248.3</text:p>
          </table:table-cell>
          <table:table-cell office:value-type="float" office:value="250" calcext:value-type="float">
            <text:p>250</text:p>
          </table:table-cell>
          <table:table-cell table:formula="of:=([.E81]-[.A81])/[.A81]" office:value-type="percentage" office:value="0.00522718134298356" calcext:value-type="percentage">
            <text:p>0.52%</text:p>
          </table:table-cell>
          <table:table-cell table:formula="of:=([.E81]-[.B81])/[.B81]" office:value-type="percentage" office:value="0.00725221595487515" calcext:value-type="percentage">
            <text:p>0.73%</text:p>
          </table:table-cell>
          <table:table-cell table:formula="of:=([.E81]-[.C81])/[.C81]" office:value-type="percentage" office:value="0.00522718134298356" calcext:value-type="percentage">
            <text:p>0.52%</text:p>
          </table:table-cell>
          <table:table-cell table:formula="of:=([.E81]-[.D81])/[.D81]" office:value-type="percentage" office:value="0.00684655658477643" calcext:value-type="percentage">
            <text:p>0.68%</text:p>
          </table:table-cell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6.9" calcext:value-type="float">
            <text:p>256.9</text:p>
          </table:table-cell>
          <table:table-cell office:value-type="float" office:value="261" calcext:value-type="float">
            <text:p>261</text:p>
          </table:table-cell>
          <table:table-cell table:formula="of:=([.E82]-[.A82])/[.A82]" office:value-type="percentage" office:value="0.0171473109898674" calcext:value-type="percentage">
            <text:p>1.71%</text:p>
          </table:table-cell>
          <table:table-cell table:formula="of:=([.E82]-[.B82])/[.B82]" office:value-type="percentage" office:value="0.0155642023346304" calcext:value-type="percentage">
            <text:p>1.56%</text:p>
          </table:table-cell>
          <table:table-cell table:formula="of:=([.E82]-[.C82])/[.C82]" office:value-type="percentage" office:value="0.0159595173219152" calcext:value-type="percentage">
            <text:p>1.60%</text:p>
          </table:table-cell>
          <table:table-cell table:formula="of:=([.E82]-[.D82])/[.D82]" office:value-type="percentage" office:value="0.0159595173219152" calcext:value-type="percentage">
            <text:p>1.60%</text:p>
          </table:table-cell>
        </table:table-row>
        <table:table-row table:style-name="ro1">
          <table:table-cell table:number-columns-repeated="5" office:value-type="float" office:value="278" calcext:value-type="float">
            <text:p>278</text:p>
          </table:table-cell>
          <table:table-cell table:formula="of:=([.E83]-[.A83])/[.A83]" office:value-type="percentage" office:value="0" calcext:value-type="percentage">
            <text:p>0.00%</text:p>
          </table:table-cell>
          <table:table-cell table:formula="of:=([.E83]-[.B83])/[.B83]" office:value-type="percentage" office:value="0" calcext:value-type="percentage">
            <text:p>0.00%</text:p>
          </table:table-cell>
          <table:table-cell table:formula="of:=([.E83]-[.C83])/[.C83]" office:value-type="percentage" office:value="0" calcext:value-type="percentage">
            <text:p>0.00%</text:p>
          </table:table-cell>
          <table:table-cell table:formula="of:=([.E83]-[.D83])/[.D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287" calcext:value-type="float">
            <text:p>287</text:p>
          </table:table-cell>
          <table:table-cell table:formula="of:=([.E84]-[.A84])/[.A84]" office:value-type="percentage" office:value="0" calcext:value-type="percentage">
            <text:p>0.00%</text:p>
          </table:table-cell>
          <table:table-cell table:formula="of:=([.E84]-[.B84])/[.B84]" office:value-type="percentage" office:value="0" calcext:value-type="percentage">
            <text:p>0.00%</text:p>
          </table:table-cell>
          <table:table-cell table:formula="of:=([.E84]-[.C84])/[.C84]" office:value-type="percentage" office:value="0" calcext:value-type="percentage">
            <text:p>0.00%</text:p>
          </table:table-cell>
          <table:table-cell table:formula="of:=([.E84]-[.D84])/[.D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.9" calcext:value-type="float">
            <text:p>287.9</text:p>
          </table:table-cell>
          <table:table-cell table:number-columns-repeated="2" office:value-type="float" office:value="288.4" calcext:value-type="float">
            <text:p>288.4</text:p>
          </table:table-cell>
          <table:table-cell office:value-type="float" office:value="288.3" calcext:value-type="float">
            <text:p>288.3</text:p>
          </table:table-cell>
          <table:table-cell office:value-type="float" office:value="291" calcext:value-type="float">
            <text:p>291</text:p>
          </table:table-cell>
          <table:table-cell table:formula="of:=([.E85]-[.A85])/[.A85]" office:value-type="percentage" office:value="0.0107676276484891" calcext:value-type="percentage">
            <text:p>1.08%</text:p>
          </table:table-cell>
          <table:table-cell table:formula="of:=([.E85]-[.B85])/[.B85]" office:value-type="percentage" office:value="0.0090152565880722" calcext:value-type="percentage">
            <text:p>0.90%</text:p>
          </table:table-cell>
          <table:table-cell table:formula="of:=([.E85]-[.C85])/[.C85]" office:value-type="percentage" office:value="0.0090152565880722" calcext:value-type="percentage">
            <text:p>0.90%</text:p>
          </table:table-cell>
          <table:table-cell table:formula="of:=([.E85]-[.D85])/[.D85]" office:value-type="percentage" office:value="0.00936524453694065" calcext:value-type="percentage">
            <text:p>0.94%</text:p>
          </table:table-cell>
        </table:table-row>
        <table:table-row table:style-name="ro1">
          <table:table-cell table:number-columns-repeated="5" office:value-type="float" office:value="299" calcext:value-type="float">
            <text:p>299</text:p>
          </table:table-cell>
          <table:table-cell table:formula="of:=([.E86]-[.A86])/[.A86]" office:value-type="percentage" office:value="0" calcext:value-type="percentage">
            <text:p>0.00%</text:p>
          </table:table-cell>
          <table:table-cell table:formula="of:=([.E86]-[.B86])/[.B86]" office:value-type="percentage" office:value="0" calcext:value-type="percentage">
            <text:p>0.00%</text:p>
          </table:table-cell>
          <table:table-cell table:formula="of:=([.E86]-[.C86])/[.C86]" office:value-type="percentage" office:value="0" calcext:value-type="percentage">
            <text:p>0.00%</text:p>
          </table:table-cell>
          <table:table-cell table:formula="of:=([.E86]-[.D86])/[.D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00" calcext:value-type="float">
            <text:p>300</text:p>
          </table:table-cell>
          <table:table-cell table:formula="of:=([.E87]-[.A87])/[.A87]" office:value-type="percentage" office:value="0" calcext:value-type="percentage">
            <text:p>0.00%</text:p>
          </table:table-cell>
          <table:table-cell table:formula="of:=([.E87]-[.B87])/[.B87]" office:value-type="percentage" office:value="0" calcext:value-type="percentage">
            <text:p>0.00%</text:p>
          </table:table-cell>
          <table:table-cell table:formula="of:=([.E87]-[.C87])/[.C87]" office:value-type="percentage" office:value="0" calcext:value-type="percentage">
            <text:p>0.00%</text:p>
          </table:table-cell>
          <table:table-cell table:formula="of:=([.E87]-[.D87])/[.D8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280.9" calcext:value-type="float">
            <text:p>280.9</text:p>
          </table:table-cell>
          <table:table-cell office:value-type="float" office:value="280.8" calcext:value-type="float">
            <text:p>280.8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formula="of:=([.E88]-[.A88])/[.A88]" office:value-type="percentage" office:value="0.00780695528743786" calcext:value-type="percentage">
            <text:p>0.78%</text:p>
          </table:table-cell>
          <table:table-cell table:formula="of:=([.E88]-[.B88])/[.B88]" office:value-type="percentage" office:value="0.0110359558561767" calcext:value-type="percentage">
            <text:p>1.10%</text:p>
          </table:table-cell>
          <table:table-cell table:formula="of:=([.E88]-[.C88])/[.C88]" office:value-type="percentage" office:value="0.0113960113960114" calcext:value-type="percentage">
            <text:p>1.14%</text:p>
          </table:table-cell>
          <table:table-cell table:formula="of:=([.E88]-[.D88])/[.D88]" office:value-type="percentage" office:value="0.0106761565836299" calcext:value-type="percentage">
            <text:p>1.07%</text:p>
          </table:table-cell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294.4" calcext:value-type="float">
            <text:p>294.4</text:p>
          </table:table-cell>
          <table:table-cell office:value-type="float" office:value="293.5" calcext:value-type="float">
            <text:p>293.5</text:p>
          </table:table-cell>
          <table:table-cell office:value-type="float" office:value="293.7" calcext:value-type="float">
            <text:p>293.7</text:p>
          </table:table-cell>
          <table:table-cell office:value-type="float" office:value="302" calcext:value-type="float">
            <text:p>302</text:p>
          </table:table-cell>
          <table:table-cell table:formula="of:=([.E89]-[.A89])/[.A89]" office:value-type="percentage" office:value="0.026512576478586" calcext:value-type="percentage">
            <text:p>2.65%</text:p>
          </table:table-cell>
          <table:table-cell table:formula="of:=([.E89]-[.B89])/[.B89]" office:value-type="percentage" office:value="0.0258152173913044" calcext:value-type="percentage">
            <text:p>2.58%</text:p>
          </table:table-cell>
          <table:table-cell table:formula="of:=([.E89]-[.C89])/[.C89]" office:value-type="percentage" office:value="0.0289608177172061" calcext:value-type="percentage">
            <text:p>2.90%</text:p>
          </table:table-cell>
          <table:table-cell table:formula="of:=([.E89]-[.D89])/[.D89]" office:value-type="percentage" office:value="0.0282601293837249" calcext:value-type="percentage">
            <text:p>2.83%</text:p>
          </table:table-cell>
        </table:table-row>
        <table:table-row table:style-name="ro1">
          <table:table-cell table:number-columns-repeated="2" office:value-type="float" office:value="302.4" calcext:value-type="float">
            <text:p>302.4</text:p>
          </table:table-cell>
          <table:table-cell table:number-columns-repeated="2" office:value-type="float" office:value="302.2" calcext:value-type="float">
            <text:p>302.2</text:p>
          </table:table-cell>
          <table:table-cell office:value-type="float" office:value="304" calcext:value-type="float">
            <text:p>304</text:p>
          </table:table-cell>
          <table:table-cell table:formula="of:=([.E90]-[.A90])/[.A90]" office:value-type="percentage" office:value="0.00529100529100537" calcext:value-type="percentage">
            <text:p>0.53%</text:p>
          </table:table-cell>
          <table:table-cell table:formula="of:=([.E90]-[.B90])/[.B90]" office:value-type="percentage" office:value="0.00529100529100537" calcext:value-type="percentage">
            <text:p>0.53%</text:p>
          </table:table-cell>
          <table:table-cell table:formula="of:=([.E90]-[.C90])/[.C90]" office:value-type="percentage" office:value="0.00595632031767045" calcext:value-type="percentage">
            <text:p>0.60%</text:p>
          </table:table-cell>
          <table:table-cell table:formula="of:=([.E90]-[.D90])/[.D90]" office:value-type="percentage" office:value="0.00595632031767045" calcext:value-type="percentage">
            <text:p>0.60%</text:p>
          </table:table-cell>
        </table:table-row>
        <table:table-row table:style-name="ro1">
          <table:table-cell office:value-type="float" office:value="298.1" calcext:value-type="float">
            <text:p>298.1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3" calcext:value-type="float">
            <text:p>298.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table:formula="of:=([.E91]-[.A91])/[.A91]" office:value-type="percentage" office:value="0.0130828581013082" calcext:value-type="percentage">
            <text:p>1.31%</text:p>
          </table:table-cell>
          <table:table-cell table:formula="of:=([.E91]-[.B91])/[.B91]" office:value-type="percentage" office:value="0.0113864701942397" calcext:value-type="percentage">
            <text:p>1.14%</text:p>
          </table:table-cell>
          <table:table-cell table:formula="of:=([.E91]-[.C91])/[.C91]" office:value-type="percentage" office:value="0.0124036205162588" calcext:value-type="percentage">
            <text:p>1.24%</text:p>
          </table:table-cell>
          <table:table-cell table:formula="of:=([.E91]-[.D91])/[.D91]" office:value-type="percentage" office:value="0.0100334448160535" calcext:value-type="percentage">
            <text:p>1.00%</text:p>
          </table:table-cell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302" calcext:value-type="float">
            <text:p>302</text:p>
          </table:table-cell>
          <table:table-cell office:value-type="float" office:value="302.6" calcext:value-type="float">
            <text:p>302.6</text:p>
          </table:table-cell>
          <table:table-cell office:value-type="float" office:value="301.3" calcext:value-type="float">
            <text:p>301.3</text:p>
          </table:table-cell>
          <table:table-cell office:value-type="float" office:value="307" calcext:value-type="float">
            <text:p>307</text:p>
          </table:table-cell>
          <table:table-cell table:formula="of:=([.E92]-[.A92])/[.A92]" office:value-type="percentage" office:value="0.0185799601857997" calcext:value-type="percentage">
            <text:p>1.86%</text:p>
          </table:table-cell>
          <table:table-cell table:formula="of:=([.E92]-[.B92])/[.B92]" office:value-type="percentage" office:value="0.0165562913907285" calcext:value-type="percentage">
            <text:p>1.66%</text:p>
          </table:table-cell>
          <table:table-cell table:formula="of:=([.E92]-[.C92])/[.C92]" office:value-type="percentage" office:value="0.014540647719762" calcext:value-type="percentage">
            <text:p>1.45%</text:p>
          </table:table-cell>
          <table:table-cell table:formula="of:=([.E92]-[.D92])/[.D92]" office:value-type="percentage" office:value="0.018918021905078" calcext:value-type="percentage">
            <text:p>1.89%</text:p>
          </table:table-cell>
        </table:table-row>
        <table:table-row table:style-name="ro1">
          <table:table-cell office:value-type="float" office:value="297.8" calcext:value-type="float">
            <text:p>297.8</text:p>
          </table:table-cell>
          <table:table-cell table:number-columns-repeated="2" office:value-type="float" office:value="298.3" calcext:value-type="float">
            <text:p>298.3</text:p>
          </table:table-cell>
          <table:table-cell office:value-type="float" office:value="298.8" calcext:value-type="float">
            <text:p>298.8</text:p>
          </table:table-cell>
          <table:table-cell office:value-type="float" office:value="305" calcext:value-type="float">
            <text:p>305</text:p>
          </table:table-cell>
          <table:table-cell table:formula="of:=([.E93]-[.A93])/[.A93]" office:value-type="percentage" office:value="0.0241773002014775" calcext:value-type="percentage">
            <text:p>2.42%</text:p>
          </table:table-cell>
          <table:table-cell table:formula="of:=([.E93]-[.B93])/[.B93]" office:value-type="percentage" office:value="0.0224606101240362" calcext:value-type="percentage">
            <text:p>2.25%</text:p>
          </table:table-cell>
          <table:table-cell table:formula="of:=([.E93]-[.C93])/[.C93]" office:value-type="percentage" office:value="0.0224606101240362" calcext:value-type="percentage">
            <text:p>2.25%</text:p>
          </table:table-cell>
          <table:table-cell table:formula="of:=([.E93]-[.D93])/[.D93]" office:value-type="percentage" office:value="0.0207496653279785" calcext:value-type="percentage">
            <text:p>2.07%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table:number-columns-repeated="2" office:value-type="float" office:value="308" calcext:value-type="float">
            <text:p>308</text:p>
          </table:table-cell>
          <table:table-cell table:formula="of:=([.E94]-[.A94])/[.A94]" office:value-type="percentage" office:value="0" calcext:value-type="percentage">
            <text:p>0.00%</text:p>
          </table:table-cell>
          <table:table-cell table:formula="of:=([.E94]-[.B94])/[.B94]" office:value-type="percentage" office:value="0" calcext:value-type="percentage">
            <text:p>0.00%</text:p>
          </table:table-cell>
          <table:table-cell table:formula="of:=([.E94]-[.C94])/[.C94]" office:value-type="percentage" office:value="0.000324780772978314" calcext:value-type="percentage">
            <text:p>0.03%</text:p>
          </table:table-cell>
          <table:table-cell table:formula="of:=([.E94]-[.D94])/[.D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06.3" calcext:value-type="float">
            <text:p>306.3</text:p>
          </table:table-cell>
          <table:table-cell office:value-type="float" office:value="306" calcext:value-type="float">
            <text:p>306</text:p>
          </table:table-cell>
          <table:table-cell office:value-type="float" office:value="306.3" calcext:value-type="float">
            <text:p>306.3</text:p>
          </table:table-cell>
          <table:table-cell office:value-type="float" office:value="309" calcext:value-type="float">
            <text:p>309</text:p>
          </table:table-cell>
          <table:table-cell table:formula="of:=([.E95]-[.A95])/[.A95]" office:value-type="percentage" office:value="0.00881488736532807" calcext:value-type="percentage">
            <text:p>0.88%</text:p>
          </table:table-cell>
          <table:table-cell table:formula="of:=([.E95]-[.B95])/[.B95]" office:value-type="percentage" office:value="0.00881488736532807" calcext:value-type="percentage">
            <text:p>0.88%</text:p>
          </table:table-cell>
          <table:table-cell table:formula="of:=([.E95]-[.C95])/[.C95]" office:value-type="percentage" office:value="0.00980392156862745" calcext:value-type="percentage">
            <text:p>0.98%</text:p>
          </table:table-cell>
          <table:table-cell table:formula="of:=([.E95]-[.D95])/[.D95]" office:value-type="percentage" office:value="0.00881488736532807" calcext:value-type="percentage">
            <text:p>0.88%</text:p>
          </table:table-cell>
        </table:table-row>
        <table:table-row table:style-name="ro1">
          <table:table-cell table:number-columns-repeated="5" office:value-type="float" office:value="310" calcext:value-type="float">
            <text:p>310</text:p>
          </table:table-cell>
          <table:table-cell table:formula="of:=([.E96]-[.A96])/[.A96]" office:value-type="percentage" office:value="0" calcext:value-type="percentage">
            <text:p>0.00%</text:p>
          </table:table-cell>
          <table:table-cell table:formula="of:=([.E96]-[.B96])/[.B96]" office:value-type="percentage" office:value="0" calcext:value-type="percentage">
            <text:p>0.00%</text:p>
          </table:table-cell>
          <table:table-cell table:formula="of:=([.E96]-[.C96])/[.C96]" office:value-type="percentage" office:value="0" calcext:value-type="percentage">
            <text:p>0.00%</text:p>
          </table:table-cell>
          <table:table-cell table:formula="of:=([.E96]-[.D96])/[.D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15" calcext:value-type="float">
            <text:p>315</text:p>
          </table:table-cell>
          <table:table-cell table:formula="of:=([.E97]-[.A97])/[.A97]" office:value-type="percentage" office:value="0" calcext:value-type="percentage">
            <text:p>0.00%</text:p>
          </table:table-cell>
          <table:table-cell table:formula="of:=([.E97]-[.B97])/[.B97]" office:value-type="percentage" office:value="0" calcext:value-type="percentage">
            <text:p>0.00%</text:p>
          </table:table-cell>
          <table:table-cell table:formula="of:=([.E97]-[.C97])/[.C97]" office:value-type="percentage" office:value="0" calcext:value-type="percentage">
            <text:p>0.00%</text:p>
          </table:table-cell>
          <table:table-cell table:formula="of:=([.E97]-[.D97])/[.D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9.7" calcext:value-type="float">
            <text:p>289.7</text:p>
          </table:table-cell>
          <table:table-cell office:value-type="float" office:value="290.6" calcext:value-type="float">
            <text:p>290.6</text:p>
          </table:table-cell>
          <table:table-cell office:value-type="float" office:value="291.1" calcext:value-type="float">
            <text:p>291.1</text:p>
          </table:table-cell>
          <table:table-cell office:value-type="float" office:value="290.8" calcext:value-type="float">
            <text:p>290.8</text:p>
          </table:table-cell>
          <table:table-cell office:value-type="float" office:value="301" calcext:value-type="float">
            <text:p>301</text:p>
          </table:table-cell>
          <table:table-cell table:formula="of:=([.E98]-[.A98])/[.A98]" office:value-type="percentage" office:value="0.0390058681394546" calcext:value-type="percentage">
            <text:p>3.90%</text:p>
          </table:table-cell>
          <table:table-cell table:formula="of:=([.E98]-[.B98])/[.B98]" office:value-type="percentage" office:value="0.0357880247763248" calcext:value-type="percentage">
            <text:p>3.58%</text:p>
          </table:table-cell>
          <table:table-cell table:formula="of:=([.E98]-[.C98])/[.C98]" office:value-type="percentage" office:value="0.0340089316386121" calcext:value-type="percentage">
            <text:p>3.40%</text:p>
          </table:table-cell>
          <table:table-cell table:formula="of:=([.E98]-[.D98])/[.D98]" office:value-type="percentage" office:value="0.0350756533700137" calcext:value-type="percentage">
            <text:p>3.51%</text:p>
          </table:table-cell>
        </table:table-row>
        <table:table-row table:style-name="ro1">
          <table:table-cell table:number-columns-repeated="5" office:value-type="float" office:value="317" calcext:value-type="float">
            <text:p>317</text:p>
          </table:table-cell>
          <table:table-cell table:formula="of:=([.E99]-[.A99])/[.A99]" office:value-type="percentage" office:value="0" calcext:value-type="percentage">
            <text:p>0.00%</text:p>
          </table:table-cell>
          <table:table-cell table:formula="of:=([.E99]-[.B99])/[.B99]" office:value-type="percentage" office:value="0" calcext:value-type="percentage">
            <text:p>0.00%</text:p>
          </table:table-cell>
          <table:table-cell table:formula="of:=([.E99]-[.C99])/[.C99]" office:value-type="percentage" office:value="0" calcext:value-type="percentage">
            <text:p>0.00%</text:p>
          </table:table-cell>
          <table:table-cell table:formula="of:=([.E99]-[.D99])/[.D9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314.9" calcext:value-type="float">
            <text:p>314.9</text:p>
          </table:table-cell>
          <table:table-cell office:value-type="float" office:value="315.9" calcext:value-type="float">
            <text:p>315.9</text:p>
          </table:table-cell>
          <table:table-cell office:value-type="float" office:value="315.1" calcext:value-type="float">
            <text:p>315.1</text:p>
          </table:table-cell>
          <table:table-cell office:value-type="float" office:value="317" calcext:value-type="float">
            <text:p>317</text:p>
          </table:table-cell>
          <table:table-cell table:formula="of:=([.E100]-[.A100])/[.A100]" office:value-type="percentage" office:value="0.00443599493029144" calcext:value-type="percentage">
            <text:p>0.44%</text:p>
          </table:table-cell>
          <table:table-cell table:formula="of:=([.E100]-[.B100])/[.B100]" office:value-type="percentage" office:value="0.00666878374087019" calcext:value-type="percentage">
            <text:p>0.67%</text:p>
          </table:table-cell>
          <table:table-cell table:formula="of:=([.E100]-[.C100])/[.C100]" office:value-type="percentage" office:value="0.00348211459322578" calcext:value-type="percentage">
            <text:p>0.35%</text:p>
          </table:table-cell>
          <table:table-cell table:formula="of:=([.E100]-[.D100])/[.D100]" office:value-type="percentage" office:value="0.00602983179942868" calcext:value-type="percentage">
            <text:p>0.60%</text:p>
          </table:table-cell>
        </table:table-row>
        <table:table-row table:style-name="ro1">
          <table:table-cell table:number-columns-repeated="5" office:value-type="float" office:value="318" calcext:value-type="float">
            <text:p>318</text:p>
          </table:table-cell>
          <table:table-cell table:formula="of:=([.E101]-[.A101])/[.A101]" office:value-type="percentage" office:value="0" calcext:value-type="percentage">
            <text:p>0.00%</text:p>
          </table:table-cell>
          <table:table-cell table:formula="of:=([.E101]-[.B101])/[.B101]" office:value-type="percentage" office:value="0" calcext:value-type="percentage">
            <text:p>0.00%</text:p>
          </table:table-cell>
          <table:table-cell table:formula="of:=([.E101]-[.C101])/[.C101]" office:value-type="percentage" office:value="0" calcext:value-type="percentage">
            <text:p>0.00%</text:p>
          </table:table-cell>
          <table:table-cell table:formula="of:=([.E101]-[.D101])/[.D10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318.9" calcext:value-type="float">
            <text:p>318.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9" calcext:value-type="float">
            <text:p>318.9</text:p>
          </table:table-cell>
          <table:table-cell office:value-type="float" office:value="319" calcext:value-type="float">
            <text:p>319</text:p>
          </table:table-cell>
          <table:table-cell table:formula="of:=([.E102]-[.A102])/[.A102]" office:value-type="percentage" office:value="0.00125549278091644" calcext:value-type="percentage">
            <text:p>0.13%</text:p>
          </table:table-cell>
          <table:table-cell table:formula="of:=([.E102]-[.B102])/[.B102]" office:value-type="percentage" office:value="0.000313577924114214" calcext:value-type="percentage">
            <text:p>0.03%</text:p>
          </table:table-cell>
          <table:table-cell table:formula="of:=([.E102]-[.C102])/[.C102]" office:value-type="percentage" office:value="0.00125549278091644" calcext:value-type="percentage">
            <text:p>0.13%</text:p>
          </table:table-cell>
          <table:table-cell table:formula="of:=([.E102]-[.D102])/[.D102]" office:value-type="percentage" office:value="0.000313577924114214" calcext:value-type="percentage">
            <text:p>0.03%</text:p>
          </table:table-cell>
        </table:table-row>
        <table:table-row table:style-name="ro1">
          <table:table-cell table:number-columns-repeated="3" office:value-type="float" office:value="323.9" calcext:value-type="float">
            <text:p>323.9</text:p>
          </table:table-cell>
          <table:table-cell office:value-type="float" office:value="323.8" calcext:value-type="float">
            <text:p>323.8</text:p>
          </table:table-cell>
          <table:table-cell office:value-type="float" office:value="324" calcext:value-type="float">
            <text:p>324</text:p>
          </table:table-cell>
          <table:table-cell table:formula="of:=([.E103]-[.A103])/[.A103]" office:value-type="percentage" office:value="0.000308737264587906" calcext:value-type="percentage">
            <text:p>0.03%</text:p>
          </table:table-cell>
          <table:table-cell table:formula="of:=([.E103]-[.B103])/[.B103]" office:value-type="percentage" office:value="0.000308737264587906" calcext:value-type="percentage">
            <text:p>0.03%</text:p>
          </table:table-cell>
          <table:table-cell table:formula="of:=([.E103]-[.C103])/[.C103]" office:value-type="percentage" office:value="0.000308737264587906" calcext:value-type="percentage">
            <text:p>0.03%</text:p>
          </table:table-cell>
          <table:table-cell table:formula="of:=([.E103]-[.D103])/[.D103]" office:value-type="percentage" office:value="0.000617665225447772" calcext:value-type="percentage">
            <text:p>0.06%</text:p>
          </table:table-cell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323.1" calcext:value-type="float">
            <text:p>323.1</text:p>
          </table:table-cell>
          <table:table-cell office:value-type="float" office:value="322.5" calcext:value-type="float">
            <text:p>322.5</text:p>
          </table:table-cell>
          <table:table-cell office:value-type="float" office:value="323.2" calcext:value-type="float">
            <text:p>323.2</text:p>
          </table:table-cell>
          <table:table-cell office:value-type="float" office:value="325" calcext:value-type="float">
            <text:p>325</text:p>
          </table:table-cell>
          <table:table-cell table:formula="of:=([.E104]-[.A104])/[.A104]" office:value-type="percentage" office:value="0.00494743351886216" calcext:value-type="percentage">
            <text:p>0.49%</text:p>
          </table:table-cell>
          <table:table-cell table:formula="of:=([.E104]-[.B104])/[.B104]" office:value-type="percentage" office:value="0.00588053234292782" calcext:value-type="percentage">
            <text:p>0.59%</text:p>
          </table:table-cell>
          <table:table-cell table:formula="of:=([.E104]-[.C104])/[.C104]" office:value-type="percentage" office:value="0.00775193798449612" calcext:value-type="percentage">
            <text:p>0.78%</text:p>
          </table:table-cell>
          <table:table-cell table:formula="of:=([.E104]-[.D104])/[.D104]" office:value-type="percentage" office:value="0.00556930693069311" calcext:value-type="percentage">
            <text:p>0.56%</text:p>
          </table:table-cell>
        </table:table-row>
        <table:table-row table:style-name="ro1">
          <table:table-cell table:number-columns-repeated="5" office:value-type="float" office:value="325" calcext:value-type="float">
            <text:p>325</text:p>
          </table:table-cell>
          <table:table-cell table:formula="of:=([.E105]-[.A105])/[.A105]" office:value-type="percentage" office:value="0" calcext:value-type="percentage">
            <text:p>0.00%</text:p>
          </table:table-cell>
          <table:table-cell table:formula="of:=([.E105]-[.B105])/[.B105]" office:value-type="percentage" office:value="0" calcext:value-type="percentage">
            <text:p>0.00%</text:p>
          </table:table-cell>
          <table:table-cell table:formula="of:=([.E105]-[.C105])/[.C105]" office:value-type="percentage" office:value="0" calcext:value-type="percentage">
            <text:p>0.00%</text:p>
          </table:table-cell>
          <table:table-cell table:formula="of:=([.E105]-[.D105])/[.D10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6.7" calcext:value-type="float">
            <text:p>326.7</text:p>
          </table:table-cell>
          <table:table-cell office:value-type="float" office:value="325.9" calcext:value-type="float">
            <text:p>325.9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7" calcext:value-type="float">
            <text:p>326.7</text:p>
          </table:table-cell>
          <table:table-cell office:value-type="float" office:value="329" calcext:value-type="float">
            <text:p>329</text:p>
          </table:table-cell>
          <table:table-cell table:formula="of:=([.E106]-[.A106])/[.A106]" office:value-type="percentage" office:value="0.00704009794918889" calcext:value-type="percentage">
            <text:p>0.70%</text:p>
          </table:table-cell>
          <table:table-cell table:formula="of:=([.E106]-[.B106])/[.B106]" office:value-type="percentage" office:value="0.00951212028229525" calcext:value-type="percentage">
            <text:p>0.95%</text:p>
          </table:table-cell>
          <table:table-cell table:formula="of:=([.E106]-[.C106])/[.C106]" office:value-type="percentage" office:value="0.0101320233343568" calcext:value-type="percentage">
            <text:p>1.01%</text:p>
          </table:table-cell>
          <table:table-cell table:formula="of:=([.E106]-[.D106])/[.D106]" office:value-type="percentage" office:value="0.00704009794918889" calcext:value-type="percentage">
            <text:p>0.70%</text:p>
          </table:table-cell>
        </table:table-row>
        <table:table-row table:style-name="ro1">
          <table:table-cell table:number-columns-repeated="5" office:value-type="float" office:value="329" calcext:value-type="float">
            <text:p>329</text:p>
          </table:table-cell>
          <table:table-cell table:formula="of:=([.E107]-[.A107])/[.A107]" office:value-type="percentage" office:value="0" calcext:value-type="percentage">
            <text:p>0.00%</text:p>
          </table:table-cell>
          <table:table-cell table:formula="of:=([.E107]-[.B107])/[.B107]" office:value-type="percentage" office:value="0" calcext:value-type="percentage">
            <text:p>0.00%</text:p>
          </table:table-cell>
          <table:table-cell table:formula="of:=([.E107]-[.C107])/[.C107]" office:value-type="percentage" office:value="0" calcext:value-type="percentage">
            <text:p>0.00%</text:p>
          </table:table-cell>
          <table:table-cell table:formula="of:=([.E107]-[.D107])/[.D10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324.9" calcext:value-type="float">
            <text:p>324.9</text:p>
          </table:table-cell>
          <table:table-cell office:value-type="float" office:value="325.2" calcext:value-type="float">
            <text:p>325.2</text:p>
          </table:table-cell>
          <table:table-cell office:value-type="float" office:value="325.4" calcext:value-type="float">
            <text:p>325.4</text:p>
          </table:table-cell>
          <table:table-cell office:value-type="float" office:value="329" calcext:value-type="float">
            <text:p>329</text:p>
          </table:table-cell>
          <table:table-cell table:formula="of:=([.E108]-[.A108])/[.A108]" office:value-type="percentage" office:value="0.0116851168511685" calcext:value-type="percentage">
            <text:p>1.17%</text:p>
          </table:table-cell>
          <table:table-cell table:formula="of:=([.E108]-[.B108])/[.B108]" office:value-type="percentage" office:value="0.012619267466913" calcext:value-type="percentage">
            <text:p>1.26%</text:p>
          </table:table-cell>
          <table:table-cell table:formula="of:=([.E108]-[.C108])/[.C108]" office:value-type="percentage" office:value="0.0116851168511685" calcext:value-type="percentage">
            <text:p>1.17%</text:p>
          </table:table-cell>
          <table:table-cell table:formula="of:=([.E108]-[.D108])/[.D108]" office:value-type="percentage" office:value="0.0110633066994469" calcext:value-type="percentage">
            <text:p>1.11%</text:p>
          </table:table-cell>
        </table:table-row>
        <table:table-row table:style-name="ro1">
          <table:table-cell table:number-columns-repeated="5" office:value-type="float" office:value="332" calcext:value-type="float">
            <text:p>332</text:p>
          </table:table-cell>
          <table:table-cell table:formula="of:=([.E109]-[.A109])/[.A109]" office:value-type="percentage" office:value="0" calcext:value-type="percentage">
            <text:p>0.00%</text:p>
          </table:table-cell>
          <table:table-cell table:formula="of:=([.E109]-[.B109])/[.B109]" office:value-type="percentage" office:value="0" calcext:value-type="percentage">
            <text:p>0.00%</text:p>
          </table:table-cell>
          <table:table-cell table:formula="of:=([.E109]-[.C109])/[.C109]" office:value-type="percentage" office:value="0" calcext:value-type="percentage">
            <text:p>0.00%</text:p>
          </table:table-cell>
          <table:table-cell table:formula="of:=([.E109]-[.D109])/[.D10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332.5" calcext:value-type="float">
            <text:p>332.5</text:p>
          </table:table-cell>
          <table:table-cell office:value-type="float" office:value="332.8" calcext:value-type="float">
            <text:p>332.8</text:p>
          </table:table-cell>
          <table:table-cell office:value-type="float" office:value="332.9" calcext:value-type="float">
            <text:p>332.9</text:p>
          </table:table-cell>
          <table:table-cell office:value-type="float" office:value="333" calcext:value-type="float">
            <text:p>333</text:p>
          </table:table-cell>
          <table:table-cell table:formula="of:=([.E110]-[.A110])/[.A110]" office:value-type="percentage" office:value="0.0012026458208057" calcext:value-type="percentage">
            <text:p>0.12%</text:p>
          </table:table-cell>
          <table:table-cell table:formula="of:=([.E110]-[.B110])/[.B110]" office:value-type="percentage" office:value="0.00150375939849624" calcext:value-type="percentage">
            <text:p>0.15%</text:p>
          </table:table-cell>
          <table:table-cell table:formula="of:=([.E110]-[.C110])/[.C110]" office:value-type="percentage" office:value="0.000600961538461504" calcext:value-type="percentage">
            <text:p>0.06%</text:p>
          </table:table-cell>
          <table:table-cell table:formula="of:=([.E110]-[.D110])/[.D110]" office:value-type="percentage" office:value="0.000300390507660026" calcext:value-type="percentage">
            <text:p>0.03%</text:p>
          </table:table-cell>
        </table:table-row>
        <table:table-row table:style-name="ro1">
          <table:table-cell table:number-columns-repeated="2" office:value-type="float" office:value="312.3" calcext:value-type="float">
            <text:p>312.3</text:p>
          </table:table-cell>
          <table:table-cell office:value-type="float" office:value="311.2" calcext:value-type="float">
            <text:p>311.2</text:p>
          </table:table-cell>
          <table:table-cell office:value-type="float" office:value="311.9" calcext:value-type="float">
            <text:p>311.9</text:p>
          </table:table-cell>
          <table:table-cell office:value-type="float" office:value="316" calcext:value-type="float">
            <text:p>316</text:p>
          </table:table-cell>
          <table:table-cell table:formula="of:=([.E111]-[.A111])/[.A111]" office:value-type="percentage" office:value="0.0118475824527697" calcext:value-type="percentage">
            <text:p>1.18%</text:p>
          </table:table-cell>
          <table:table-cell table:formula="of:=([.E111]-[.B111])/[.B111]" office:value-type="percentage" office:value="0.0118475824527697" calcext:value-type="percentage">
            <text:p>1.18%</text:p>
          </table:table-cell>
          <table:table-cell table:formula="of:=([.E111]-[.C111])/[.C111]" office:value-type="percentage" office:value="0.0154241645244216" calcext:value-type="percentage">
            <text:p>1.54%</text:p>
          </table:table-cell>
          <table:table-cell table:formula="of:=([.E111]-[.D111])/[.D111]" office:value-type="percentage" office:value="0.0131452388586086" calcext:value-type="percentage">
            <text:p>1.31%</text:p>
          </table:table-cell>
        </table:table-row>
        <table:table-row table:style-name="ro1">
          <table:table-cell table:number-columns-repeated="5" office:value-type="float" office:value="335" calcext:value-type="float">
            <text:p>335</text:p>
          </table:table-cell>
          <table:table-cell table:formula="of:=([.E112]-[.A112])/[.A112]" office:value-type="percentage" office:value="0" calcext:value-type="percentage">
            <text:p>0.00%</text:p>
          </table:table-cell>
          <table:table-cell table:formula="of:=([.E112]-[.B112])/[.B112]" office:value-type="percentage" office:value="0" calcext:value-type="percentage">
            <text:p>0.00%</text:p>
          </table:table-cell>
          <table:table-cell table:formula="of:=([.E112]-[.C112])/[.C112]" office:value-type="percentage" office:value="0" calcext:value-type="percentage">
            <text:p>0.00%</text:p>
          </table:table-cell>
          <table:table-cell table:formula="of:=([.E112]-[.D112])/[.D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25.5" calcext:value-type="float">
            <text:p>325.5</text:p>
          </table:table-cell>
          <table:table-cell office:value-type="float" office:value="325.8" calcext:value-type="float">
            <text:p>325.8</text:p>
          </table:table-cell>
          <table:table-cell office:value-type="float" office:value="326.3" calcext:value-type="float">
            <text:p>326.3</text:p>
          </table:table-cell>
          <table:table-cell office:value-type="float" office:value="332" calcext:value-type="float">
            <text:p>332</text:p>
          </table:table-cell>
          <table:table-cell table:formula="of:=([.E113]-[.A113])/[.A113]" office:value-type="percentage" office:value="0.0199692780337942" calcext:value-type="percentage">
            <text:p>2.00%</text:p>
          </table:table-cell>
          <table:table-cell table:formula="of:=([.E113]-[.B113])/[.B113]" office:value-type="percentage" office:value="0.0199692780337942" calcext:value-type="percentage">
            <text:p>2.00%</text:p>
          </table:table-cell>
          <table:table-cell table:formula="of:=([.E113]-[.C113])/[.C113]" office:value-type="percentage" office:value="0.0190300798035604" calcext:value-type="percentage">
            <text:p>1.90%</text:p>
          </table:table-cell>
          <table:table-cell table:formula="of:=([.E113]-[.D113])/[.D113]" office:value-type="percentage" office:value="0.0174685871897027" calcext:value-type="percentage">
            <text:p>1.75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39" calcext:value-type="float">
            <text:p>339</text:p>
          </table:table-cell>
          <table:table-cell office:value-type="float" office:value="338.9" calcext:value-type="float">
            <text:p>338.9</text:p>
          </table:table-cell>
          <table:table-cell office:value-type="float" office:value="338.7" calcext:value-type="float">
            <text:p>338.7</text:p>
          </table:table-cell>
          <table:table-cell office:value-type="float" office:value="340" calcext:value-type="float">
            <text:p>340</text:p>
          </table:table-cell>
          <table:table-cell table:formula="of:=([.E114]-[.A114])/[.A114]" office:value-type="percentage" office:value="0.00383820490109245" calcext:value-type="percentage">
            <text:p>0.38%</text:p>
          </table:table-cell>
          <table:table-cell table:formula="of:=([.E114]-[.B114])/[.B114]" office:value-type="percentage" office:value="0.00294985250737463" calcext:value-type="percentage">
            <text:p>0.29%</text:p>
          </table:table-cell>
          <table:table-cell table:formula="of:=([.E114]-[.C114])/[.C114]" office:value-type="percentage" office:value="0.00324579521982893" calcext:value-type="percentage">
            <text:p>0.32%</text:p>
          </table:table-cell>
          <table:table-cell table:formula="of:=([.E114]-[.D114])/[.D114]" office:value-type="percentage" office:value="0.00383820490109245" calcext:value-type="percentage">
            <text:p>0.38%</text:p>
          </table:table-cell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340.4" calcext:value-type="float">
            <text:p>340.4</text:p>
          </table:table-cell>
          <table:table-cell office:value-type="float" office:value="340.7" calcext:value-type="float">
            <text:p>340.7</text:p>
          </table:table-cell>
          <table:table-cell office:value-type="float" office:value="340.9" calcext:value-type="float">
            <text:p>340.9</text:p>
          </table:table-cell>
          <table:table-cell office:value-type="float" office:value="343" calcext:value-type="float">
            <text:p>343</text:p>
          </table:table-cell>
          <table:table-cell table:formula="of:=([.E115]-[.A115])/[.A115]" office:value-type="percentage" office:value="0.00645539906103283" calcext:value-type="percentage">
            <text:p>0.65%</text:p>
          </table:table-cell>
          <table:table-cell table:formula="of:=([.E115]-[.B115])/[.B115]" office:value-type="percentage" office:value="0.00763807285546423" calcext:value-type="percentage">
            <text:p>0.76%</text:p>
          </table:table-cell>
          <table:table-cell table:formula="of:=([.E115]-[.C115])/[.C115]" office:value-type="percentage" office:value="0.00675080716172589" calcext:value-type="percentage">
            <text:p>0.68%</text:p>
          </table:table-cell>
          <table:table-cell table:formula="of:=([.E115]-[.D115])/[.D115]" office:value-type="percentage" office:value="0.0061601642710473" calcext:value-type="percentage">
            <text:p>0.62%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300.4" calcext:value-type="float">
            <text:p>300.4</text:p>
          </table:table-cell>
          <table:table-cell office:value-type="float" office:value="300.9" calcext:value-type="float">
            <text:p>300.9</text:p>
          </table:table-cell>
          <table:table-cell office:value-type="float" office:value="300.6" calcext:value-type="float">
            <text:p>300.6</text:p>
          </table:table-cell>
          <table:table-cell office:value-type="float" office:value="301" calcext:value-type="float">
            <text:p>301</text:p>
          </table:table-cell>
          <table:table-cell table:formula="of:=([.E116]-[.A116])/[.A116]" office:value-type="percentage" office:value="0.00166389351081531" calcext:value-type="percentage">
            <text:p>0.17%</text:p>
          </table:table-cell>
          <table:table-cell table:formula="of:=([.E116]-[.B116])/[.B116]" office:value-type="percentage" office:value="0.00199733688415454" calcext:value-type="percentage">
            <text:p>0.20%</text:p>
          </table:table-cell>
          <table:table-cell table:formula="of:=([.E116]-[.C116])/[.C116]" office:value-type="percentage" office:value="0.000332336324360328" calcext:value-type="percentage">
            <text:p>0.03%</text:p>
          </table:table-cell>
          <table:table-cell table:formula="of:=([.E116]-[.D116])/[.D116]" office:value-type="percentage" office:value="0.00133067198935455" calcext:value-type="percentage">
            <text:p>0.13%</text:p>
          </table:table-cell>
        </table:table-row>
        <table:table-row table:style-name="ro1">
          <table:table-cell office:value-type="float" office:value="324.1" calcext:value-type="float">
            <text:p>324.1</text:p>
          </table:table-cell>
          <table:table-cell office:value-type="float" office:value="325.1" calcext:value-type="float">
            <text:p>325.1</text:p>
          </table:table-cell>
          <table:table-cell office:value-type="float" office:value="323.3" calcext:value-type="float">
            <text:p>323.3</text:p>
          </table:table-cell>
          <table:table-cell office:value-type="float" office:value="324.5" calcext:value-type="float">
            <text:p>324.5</text:p>
          </table:table-cell>
          <table:table-cell office:value-type="float" office:value="342" calcext:value-type="float">
            <text:p>342</text:p>
          </table:table-cell>
          <table:table-cell table:formula="of:=([.E117]-[.A117])/[.A117]" office:value-type="percentage" office:value="0.0552298673248997" calcext:value-type="percentage">
            <text:p>5.52%</text:p>
          </table:table-cell>
          <table:table-cell table:formula="of:=([.E117]-[.B117])/[.B117]" office:value-type="percentage" office:value="0.0519840049215625" calcext:value-type="percentage">
            <text:p>5.20%</text:p>
          </table:table-cell>
          <table:table-cell table:formula="of:=([.E117]-[.C117])/[.C117]" office:value-type="percentage" office:value="0.0578410145375812" calcext:value-type="percentage">
            <text:p>5.78%</text:p>
          </table:table-cell>
          <table:table-cell table:formula="of:=([.E117]-[.D117])/[.D117]" office:value-type="percentage" office:value="0.0539291217257319" calcext:value-type="percentage">
            <text:p>5.39%</text:p>
          </table:table-cell>
        </table:table-row>
        <table:table-row table:style-name="ro1">
          <table:table-cell table:number-columns-repeated="2" office:value-type="float" office:value="327.2" calcext:value-type="float">
            <text:p>327.2</text:p>
          </table:table-cell>
          <table:table-cell office:value-type="float" office:value="327.5" calcext:value-type="float">
            <text:p>327.5</text:p>
          </table:table-cell>
          <table:table-cell office:value-type="float" office:value="327.1" calcext:value-type="float">
            <text:p>327.1</text:p>
          </table:table-cell>
          <table:table-cell office:value-type="float" office:value="338" calcext:value-type="float">
            <text:p>338</text:p>
          </table:table-cell>
          <table:table-cell table:formula="of:=([.E118]-[.A118])/[.A118]" office:value-type="percentage" office:value="0.0330073349633252" calcext:value-type="percentage">
            <text:p>3.30%</text:p>
          </table:table-cell>
          <table:table-cell table:formula="of:=([.E118]-[.B118])/[.B118]" office:value-type="percentage" office:value="0.0330073349633252" calcext:value-type="percentage">
            <text:p>3.30%</text:p>
          </table:table-cell>
          <table:table-cell table:formula="of:=([.E118]-[.C118])/[.C118]" office:value-type="percentage" office:value="0.0320610687022901" calcext:value-type="percentage">
            <text:p>3.21%</text:p>
          </table:table-cell>
          <table:table-cell table:formula="of:=([.E118]-[.D118])/[.D118]" office:value-type="percentage" office:value="0.0333231427697951" calcext:value-type="percentage">
            <text:p>3.33%</text:p>
          </table:table-cell>
        </table:table-row>
        <table:table-row table:style-name="ro1">
          <table:table-cell table:number-columns-repeated="5" office:value-type="float" office:value="347" calcext:value-type="float">
            <text:p>347</text:p>
          </table:table-cell>
          <table:table-cell table:formula="of:=([.E119]-[.A119])/[.A119]" office:value-type="percentage" office:value="0" calcext:value-type="percentage">
            <text:p>0.00%</text:p>
          </table:table-cell>
          <table:table-cell table:formula="of:=([.E119]-[.B119])/[.B119]" office:value-type="percentage" office:value="0" calcext:value-type="percentage">
            <text:p>0.00%</text:p>
          </table:table-cell>
          <table:table-cell table:formula="of:=([.E119]-[.C119])/[.C119]" office:value-type="percentage" office:value="0" calcext:value-type="percentage">
            <text:p>0.00%</text:p>
          </table:table-cell>
          <table:table-cell table:formula="of:=([.E119]-[.D119])/[.D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46" calcext:value-type="float">
            <text:p>346</text:p>
          </table:table-cell>
          <table:table-cell table:formula="of:=([.E120]-[.A120])/[.A120]" office:value-type="percentage" office:value="0" calcext:value-type="percentage">
            <text:p>0.00%</text:p>
          </table:table-cell>
          <table:table-cell table:formula="of:=([.E120]-[.B120])/[.B120]" office:value-type="percentage" office:value="0" calcext:value-type="percentage">
            <text:p>0.00%</text:p>
          </table:table-cell>
          <table:table-cell table:formula="of:=([.E120]-[.C120])/[.C120]" office:value-type="percentage" office:value="0" calcext:value-type="percentage">
            <text:p>0.00%</text:p>
          </table:table-cell>
          <table:table-cell table:formula="of:=([.E120]-[.D120])/[.D1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344.2" calcext:value-type="float">
            <text:p>344.2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8" calcext:value-type="float">
            <text:p>344.8</text:p>
          </table:table-cell>
          <table:table-cell office:value-type="float" office:value="346" calcext:value-type="float">
            <text:p>346</text:p>
          </table:table-cell>
          <table:table-cell table:formula="of:=([.E121]-[.A121])/[.A121]" office:value-type="percentage" office:value="0.00406268136970394" calcext:value-type="percentage">
            <text:p>0.41%</text:p>
          </table:table-cell>
          <table:table-cell table:formula="of:=([.E121]-[.B121])/[.B121]" office:value-type="percentage" office:value="0.00522951772225454" calcext:value-type="percentage">
            <text:p>0.52%</text:p>
          </table:table-cell>
          <table:table-cell table:formula="of:=([.E121]-[.C121])/[.C121]" office:value-type="percentage" office:value="0.00435413642960813" calcext:value-type="percentage">
            <text:p>0.44%</text:p>
          </table:table-cell>
          <table:table-cell table:formula="of:=([.E121]-[.D121])/[.D121]" office:value-type="percentage" office:value="0.00348027842227375" calcext:value-type="percentage">
            <text:p>0.35%</text:p>
          </table:table-cell>
        </table:table-row>
        <table:table-row table:style-name="ro1">
          <table:table-cell table:number-columns-repeated="2" office:value-type="float" office:value="336.5" calcext:value-type="float">
            <text:p>336.5</text:p>
          </table:table-cell>
          <table:table-cell office:value-type="float" office:value="336.2" calcext:value-type="float">
            <text:p>336.2</text:p>
          </table:table-cell>
          <table:table-cell office:value-type="float" office:value="335.9" calcext:value-type="float">
            <text:p>335.9</text:p>
          </table:table-cell>
          <table:table-cell office:value-type="float" office:value="341" calcext:value-type="float">
            <text:p>341</text:p>
          </table:table-cell>
          <table:table-cell table:formula="of:=([.E122]-[.A122])/[.A122]" office:value-type="percentage" office:value="0.0133729569093611" calcext:value-type="percentage">
            <text:p>1.34%</text:p>
          </table:table-cell>
          <table:table-cell table:formula="of:=([.E122]-[.B122])/[.B122]" office:value-type="percentage" office:value="0.0133729569093611" calcext:value-type="percentage">
            <text:p>1.34%</text:p>
          </table:table-cell>
          <table:table-cell table:formula="of:=([.E122]-[.C122])/[.C122]" office:value-type="percentage" office:value="0.0142772159428912" calcext:value-type="percentage">
            <text:p>1.43%</text:p>
          </table:table-cell>
          <table:table-cell table:formula="of:=([.E122]-[.D122])/[.D122]" office:value-type="percentage" office:value="0.0151830902054183" calcext:value-type="percentage">
            <text:p>1.52%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347.1" calcext:value-type="float">
            <text:p>347.1</text:p>
          </table:table-cell>
          <table:table-cell office:value-type="float" office:value="347.8" calcext:value-type="float">
            <text:p>347.8</text:p>
          </table:table-cell>
          <table:table-cell office:value-type="float" office:value="348.1" calcext:value-type="float">
            <text:p>348.1</text:p>
          </table:table-cell>
          <table:table-cell office:value-type="float" office:value="350" calcext:value-type="float">
            <text:p>350</text:p>
          </table:table-cell>
          <table:table-cell table:formula="of:=([.E123]-[.A123])/[.A123]" office:value-type="percentage" office:value="0.00719424460431655" calcext:value-type="percentage">
            <text:p>0.72%</text:p>
          </table:table-cell>
          <table:table-cell table:formula="of:=([.E123]-[.B123])/[.B123]" office:value-type="percentage" office:value="0.00835494093921054" calcext:value-type="percentage">
            <text:p>0.84%</text:p>
          </table:table-cell>
          <table:table-cell table:formula="of:=([.E123]-[.C123])/[.C123]" office:value-type="percentage" office:value="0.00632547441058076" calcext:value-type="percentage">
            <text:p>0.63%</text:p>
          </table:table-cell>
          <table:table-cell table:formula="of:=([.E123]-[.D123])/[.D123]" office:value-type="percentage" office:value="0.00545820166618781" calcext:value-type="percentage">
            <text:p>0.55%</text:p>
          </table:table-cell>
        </table:table-row>
        <table:table-row table:style-name="ro1">
          <table:table-cell office:value-type="float" office:value="349.7" calcext:value-type="float">
            <text:p>349.7</text:p>
          </table:table-cell>
          <table:table-cell office:value-type="float" office:value="349.2" calcext:value-type="float">
            <text:p>349.2</text:p>
          </table:table-cell>
          <table:table-cell office:value-type="float" office:value="349.1" calcext:value-type="float">
            <text:p>349.1</text:p>
          </table:table-cell>
          <table:table-cell office:value-type="float" office:value="349.6" calcext:value-type="float">
            <text:p>349.6</text:p>
          </table:table-cell>
          <table:table-cell office:value-type="float" office:value="351" calcext:value-type="float">
            <text:p>351</text:p>
          </table:table-cell>
          <table:table-cell table:formula="of:=([.E124]-[.A124])/[.A124]" office:value-type="percentage" office:value="0.00371747211895914" calcext:value-type="percentage">
            <text:p>0.37%</text:p>
          </table:table-cell>
          <table:table-cell table:formula="of:=([.E124]-[.B124])/[.B124]" office:value-type="percentage" office:value="0.00515463917525776" calcext:value-type="percentage">
            <text:p>0.52%</text:p>
          </table:table-cell>
          <table:table-cell table:formula="of:=([.E124]-[.C124])/[.C124]" office:value-type="percentage" office:value="0.00544256659982806" calcext:value-type="percentage">
            <text:p>0.54%</text:p>
          </table:table-cell>
          <table:table-cell table:formula="of:=([.E124]-[.D124])/[.D124]" office:value-type="percentage" office:value="0.00400457665903884" calcext:value-type="percentage">
            <text:p>0.4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5]-[.A125])/[.A125]" office:value-type="percentage" office:value="0" calcext:value-type="percentage">
            <text:p>0.00%</text:p>
          </table:table-cell>
          <table:table-cell table:formula="of:=([.E125]-[.B125])/[.B125]" office:value-type="percentage" office:value="0" calcext:value-type="percentage">
            <text:p>0.00%</text:p>
          </table:table-cell>
          <table:table-cell table:formula="of:=([.E125]-[.C125])/[.C125]" office:value-type="percentage" office:value="0" calcext:value-type="percentage">
            <text:p>0.00%</text:p>
          </table:table-cell>
          <table:table-cell table:formula="of:=([.E125]-[.D125])/[.D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6]-[.A126])/[.A126]" office:value-type="percentage" office:value="0" calcext:value-type="percentage">
            <text:p>0.00%</text:p>
          </table:table-cell>
          <table:table-cell table:formula="of:=([.E126]-[.B126])/[.B126]" office:value-type="percentage" office:value="0" calcext:value-type="percentage">
            <text:p>0.00%</text:p>
          </table:table-cell>
          <table:table-cell table:formula="of:=([.E126]-[.C126])/[.C126]" office:value-type="percentage" office:value="0" calcext:value-type="percentage">
            <text:p>0.00%</text:p>
          </table:table-cell>
          <table:table-cell table:formula="of:=([.E126]-[.D126])/[.D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52" calcext:value-type="float">
            <text:p>352</text:p>
          </table:table-cell>
          <table:table-cell table:formula="of:=([.E127]-[.A127])/[.A127]" office:value-type="percentage" office:value="0" calcext:value-type="percentage">
            <text:p>0.00%</text:p>
          </table:table-cell>
          <table:table-cell table:formula="of:=([.E127]-[.B127])/[.B127]" office:value-type="percentage" office:value="0" calcext:value-type="percentage">
            <text:p>0.00%</text:p>
          </table:table-cell>
          <table:table-cell table:formula="of:=([.E127]-[.C127])/[.C127]" office:value-type="percentage" office:value="0" calcext:value-type="percentage">
            <text:p>0.00%</text:p>
          </table:table-cell>
          <table:table-cell table:formula="of:=([.E127]-[.D127])/[.D1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352.8" calcext:value-type="float">
            <text:p>352.8</text:p>
          </table:table-cell>
          <table:table-cell office:value-type="float" office:value="352.9" calcext:value-type="float">
            <text:p>352.9</text:p>
          </table:table-cell>
          <table:table-cell office:value-type="float" office:value="352.8" calcext:value-type="float">
            <text:p>352.8</text:p>
          </table:table-cell>
          <table:table-cell office:value-type="float" office:value="353" calcext:value-type="float">
            <text:p>353</text:p>
          </table:table-cell>
          <table:table-cell table:formula="of:=([.E128]-[.A128])/[.A128]" office:value-type="percentage" office:value="0.00113442994895059" calcext:value-type="percentage">
            <text:p>0.11%</text:p>
          </table:table-cell>
          <table:table-cell table:formula="of:=([.E128]-[.B128])/[.B128]" office:value-type="percentage" office:value="0.000566893424036249" calcext:value-type="percentage">
            <text:p>0.06%</text:p>
          </table:table-cell>
          <table:table-cell table:formula="of:=([.E128]-[.C128])/[.C128]" office:value-type="percentage" office:value="0.000283366392745885" calcext:value-type="percentage">
            <text:p>0.03%</text:p>
          </table:table-cell>
          <table:table-cell table:formula="of:=([.E128]-[.D128])/[.D128]" office:value-type="percentage" office:value="0.000566893424036249" calcext:value-type="percentage">
            <text:p>0.06%</text:p>
          </table:table-cell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344.7" calcext:value-type="float">
            <text:p>344.7</text:p>
          </table:table-cell>
          <table:table-cell office:value-type="float" office:value="345" calcext:value-type="float">
            <text:p>345</text:p>
          </table:table-cell>
          <table:table-cell office:value-type="float" office:value="345.1" calcext:value-type="float">
            <text:p>345.1</text:p>
          </table:table-cell>
          <table:table-cell office:value-type="float" office:value="354" calcext:value-type="float">
            <text:p>354</text:p>
          </table:table-cell>
          <table:table-cell table:formula="of:=([.E129]-[.A129])/[.A129]" office:value-type="percentage" office:value="0.0254924681344149" calcext:value-type="percentage">
            <text:p>2.55%</text:p>
          </table:table-cell>
          <table:table-cell table:formula="of:=([.E129]-[.B129])/[.B129]" office:value-type="percentage" office:value="0.0269799825935597" calcext:value-type="percentage">
            <text:p>2.70%</text:p>
          </table:table-cell>
          <table:table-cell table:formula="of:=([.E129]-[.C129])/[.C129]" office:value-type="percentage" office:value="0.0260869565217391" calcext:value-type="percentage">
            <text:p>2.61%</text:p>
          </table:table-cell>
          <table:table-cell table:formula="of:=([.E129]-[.D129])/[.D129]" office:value-type="percentage" office:value="0.0257896261953056" calcext:value-type="percentage">
            <text:p>2.58%</text:p>
          </table:table-cell>
        </table:table-row>
        <table:table-row table:style-name="ro1">
          <table:table-cell office:value-type="float" office:value="340.3" calcext:value-type="float">
            <text:p>340.3</text:p>
          </table:table-cell>
          <table:table-cell office:value-type="float" office:value="340.2" calcext:value-type="float">
            <text:p>340.2</text:p>
          </table:table-cell>
          <table:table-cell office:value-type="float" office:value="339.6" calcext:value-type="float">
            <text:p>339.6</text:p>
          </table:table-cell>
          <table:table-cell office:value-type="float" office:value="341.1" calcext:value-type="float">
            <text:p>341.1</text:p>
          </table:table-cell>
          <table:table-cell office:value-type="float" office:value="346" calcext:value-type="float">
            <text:p>346</text:p>
          </table:table-cell>
          <table:table-cell table:formula="of:=([.E130]-[.A130])/[.A130]" office:value-type="percentage" office:value="0.0167499265354099" calcext:value-type="percentage">
            <text:p>1.67%</text:p>
          </table:table-cell>
          <table:table-cell table:formula="of:=([.E130]-[.B130])/[.B130]" office:value-type="percentage" office:value="0.0170487948265726" calcext:value-type="percentage">
            <text:p>1.70%</text:p>
          </table:table-cell>
          <table:table-cell table:formula="of:=([.E130]-[.C130])/[.C130]" office:value-type="percentage" office:value="0.0188457008244993" calcext:value-type="percentage">
            <text:p>1.88%</text:p>
          </table:table-cell>
          <table:table-cell table:formula="of:=([.E130]-[.D130])/[.D130]" office:value-type="percentage" office:value="0.0143652887716212" calcext:value-type="percentage">
            <text:p>1.44%</text:p>
          </table:table-cell>
        </table:table-row>
        <table:table-row table:style-name="ro1">
          <table:table-cell office:value-type="float" office:value="327.7" calcext:value-type="float">
            <text:p>327.7</text:p>
          </table:table-cell>
          <table:table-cell office:value-type="float" office:value="329.9" calcext:value-type="float">
            <text:p>329.9</text:p>
          </table:table-cell>
          <table:table-cell office:value-type="float" office:value="328" calcext:value-type="float">
            <text:p>328</text:p>
          </table:table-cell>
          <table:table-cell office:value-type="float" office:value="329.5" calcext:value-type="float">
            <text:p>329.5</text:p>
          </table:table-cell>
          <table:table-cell office:value-type="float" office:value="337" calcext:value-type="float">
            <text:p>337</text:p>
          </table:table-cell>
          <table:table-cell table:formula="of:=([.E131]-[.A131])/[.A131]" office:value-type="percentage" office:value="0.0283796155019836" calcext:value-type="percentage">
            <text:p>2.84%</text:p>
          </table:table-cell>
          <table:table-cell table:formula="of:=([.E131]-[.B131])/[.B131]" office:value-type="percentage" office:value="0.0215216732343135" calcext:value-type="percentage">
            <text:p>2.15%</text:p>
          </table:table-cell>
          <table:table-cell table:formula="of:=([.E131]-[.C131])/[.C131]" office:value-type="percentage" office:value="0.0274390243902439" calcext:value-type="percentage">
            <text:p>2.74%</text:p>
          </table:table-cell>
          <table:table-cell table:formula="of:=([.E131]-[.D131])/[.D131]" office:value-type="percentage" office:value="0.0227617602427921" calcext:value-type="percentage">
            <text:p>2.28%</text:p>
          </table:table-cell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353.2" calcext:value-type="float">
            <text:p>353.2</text:p>
          </table:table-cell>
          <table:table-cell office:value-type="float" office:value="354.6" calcext:value-type="float">
            <text:p>354.6</text:p>
          </table:table-cell>
          <table:table-cell office:value-type="float" office:value="354.7" calcext:value-type="float">
            <text:p>354.7</text:p>
          </table:table-cell>
          <table:table-cell office:value-type="float" office:value="356" calcext:value-type="float">
            <text:p>356</text:p>
          </table:table-cell>
          <table:table-cell table:formula="of:=([.E132]-[.A132])/[.A132]" office:value-type="percentage" office:value="0.00621820237422269" calcext:value-type="percentage">
            <text:p>0.62%</text:p>
          </table:table-cell>
          <table:table-cell table:formula="of:=([.E132]-[.B132])/[.B132]" office:value-type="percentage" office:value="0.00792751981879958" calcext:value-type="percentage">
            <text:p>0.79%</text:p>
          </table:table-cell>
          <table:table-cell table:formula="of:=([.E132]-[.C132])/[.C132]" office:value-type="percentage" office:value="0.00394811054709525" calcext:value-type="percentage">
            <text:p>0.39%</text:p>
          </table:table-cell>
          <table:table-cell table:formula="of:=([.E132]-[.D132])/[.D132]" office:value-type="percentage" office:value="0.00366506907245563" calcext:value-type="percentage">
            <text:p>0.37%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349" calcext:value-type="float">
            <text:p>349</text:p>
          </table:table-cell>
          <table:table-cell office:value-type="float" office:value="348.6" calcext:value-type="float">
            <text:p>348.6</text:p>
          </table:table-cell>
          <table:table-cell office:value-type="float" office:value="349.3" calcext:value-type="float">
            <text:p>349.3</text:p>
          </table:table-cell>
          <table:table-cell office:value-type="float" office:value="353" calcext:value-type="float">
            <text:p>353</text:p>
          </table:table-cell>
          <table:table-cell table:formula="of:=([.E133]-[.A133])/[.A133]" office:value-type="percentage" office:value="0.0129124820659971" calcext:value-type="percentage">
            <text:p>1.29%</text:p>
          </table:table-cell>
          <table:table-cell table:formula="of:=([.E133]-[.B133])/[.B133]" office:value-type="percentage" office:value="0.0114613180515759" calcext:value-type="percentage">
            <text:p>1.15%</text:p>
          </table:table-cell>
          <table:table-cell table:formula="of:=([.E133]-[.C133])/[.C133]" office:value-type="percentage" office:value="0.012621916236374" calcext:value-type="percentage">
            <text:p>1.26%</text:p>
          </table:table-cell>
          <table:table-cell table:formula="of:=([.E133]-[.D133])/[.D133]" office:value-type="percentage" office:value="0.0105926137990266" calcext:value-type="percentage">
            <text:p>1.06%</text:p>
          </table:table-cell>
        </table:table-row>
        <table:table-row table:style-name="ro1">
          <table:table-cell table:number-columns-repeated="5" office:value-type="float" office:value="357" calcext:value-type="float">
            <text:p>357</text:p>
          </table:table-cell>
          <table:table-cell table:formula="of:=([.E134]-[.A134])/[.A134]" office:value-type="percentage" office:value="0" calcext:value-type="percentage">
            <text:p>0.00%</text:p>
          </table:table-cell>
          <table:table-cell table:formula="of:=([.E134]-[.B134])/[.B134]" office:value-type="percentage" office:value="0" calcext:value-type="percentage">
            <text:p>0.00%</text:p>
          </table:table-cell>
          <table:table-cell table:formula="of:=([.E134]-[.C134])/[.C134]" office:value-type="percentage" office:value="0" calcext:value-type="percentage">
            <text:p>0.00%</text:p>
          </table:table-cell>
          <table:table-cell table:formula="of:=([.E134]-[.D134])/[.D13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357.4" calcext:value-type="float">
            <text:p>357.4</text:p>
          </table:table-cell>
          <table:table-cell office:value-type="float" office:value="356.9" calcext:value-type="float">
            <text:p>356.9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formula="of:=([.E135]-[.A135])/[.A135]" office:value-type="percentage" office:value="0.00223964165733486" calcext:value-type="percentage">
            <text:p>0.22%</text:p>
          </table:table-cell>
          <table:table-cell table:formula="of:=([.E135]-[.B135])/[.B135]" office:value-type="percentage" office:value="0.00167879127028546" calcext:value-type="percentage">
            <text:p>0.17%</text:p>
          </table:table-cell>
          <table:table-cell table:formula="of:=([.E135]-[.C135])/[.C135]" office:value-type="percentage" office:value="0.00308209582516117" calcext:value-type="percentage">
            <text:p>0.31%</text:p>
          </table:table-cell>
          <table:table-cell table:formula="of:=([.E135]-[.D135])/[.D135]" office:value-type="percentage" office:value="0.00280112044817927" calcext:value-type="percentage">
            <text:p>0.28%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56.3" calcext:value-type="float">
            <text:p>356.3</text:p>
          </table:table-cell>
          <table:table-cell office:value-type="float" office:value="355.8" calcext:value-type="float">
            <text:p>355.8</text:p>
          </table:table-cell>
          <table:table-cell table:number-columns-repeated="2" office:value-type="float" office:value="357" calcext:value-type="float">
            <text:p>357</text:p>
          </table:table-cell>
          <table:table-cell table:formula="of:=([.E136]-[.A136])/[.A136]" office:value-type="percentage" office:value="0.00140252454417952" calcext:value-type="percentage">
            <text:p>0.14%</text:p>
          </table:table-cell>
          <table:table-cell table:formula="of:=([.E136]-[.B136])/[.B136]" office:value-type="percentage" office:value="0.00196463654223965" calcext:value-type="percentage">
            <text:p>0.20%</text:p>
          </table:table-cell>
          <table:table-cell table:formula="of:=([.E136]-[.C136])/[.C136]" office:value-type="percentage" office:value="0.00337268128161885" calcext:value-type="percentage">
            <text:p>0.34%</text:p>
          </table:table-cell>
          <table:table-cell table:formula="of:=([.E136]-[.D136])/[.D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float" office:value="359.5" calcext:value-type="float">
            <text:p>359.5</text:p>
          </table:table-cell>
          <table:table-cell office:value-type="float" office:value="358.4" calcext:value-type="float">
            <text:p>358.4</text:p>
          </table:table-cell>
          <table:table-cell office:value-type="float" office:value="360" calcext:value-type="float">
            <text:p>360</text:p>
          </table:table-cell>
          <table:table-cell table:formula="of:=([.E137]-[.A137])/[.A137]" office:value-type="percentage" office:value="0.00278551532033426" calcext:value-type="percentage">
            <text:p>0.28%</text:p>
          </table:table-cell>
          <table:table-cell table:formula="of:=([.E137]-[.B137])/[.B137]" office:value-type="percentage" office:value="0.00278551532033426" calcext:value-type="percentage">
            <text:p>0.28%</text:p>
          </table:table-cell>
          <table:table-cell table:formula="of:=([.E137]-[.C137])/[.C137]" office:value-type="percentage" office:value="0.00139082058414465" calcext:value-type="percentage">
            <text:p>0.14%</text:p>
          </table:table-cell>
          <table:table-cell table:formula="of:=([.E137]-[.D137])/[.D137]" office:value-type="percentage" office:value="0.00446428571428578" calcext:value-type="percentage">
            <text:p>0.45%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328" calcext:value-type="float">
            <text:p>328</text:p>
          </table:table-cell>
          <table:table-cell office:value-type="float" office:value="327.9" calcext:value-type="float">
            <text:p>327.9</text:p>
          </table:table-cell>
          <table:table-cell office:value-type="float" office:value="328.7" calcext:value-type="float">
            <text:p>328.7</text:p>
          </table:table-cell>
          <table:table-cell office:value-type="float" office:value="332" calcext:value-type="float">
            <text:p>332</text:p>
          </table:table-cell>
          <table:table-cell table:formula="of:=([.E138]-[.A138])/[.A138]" office:value-type="percentage" office:value="0.0106544901065449" calcext:value-type="percentage">
            <text:p>1.07%</text:p>
          </table:table-cell>
          <table:table-cell table:formula="of:=([.E138]-[.B138])/[.B138]" office:value-type="percentage" office:value="0.0121951219512195" calcext:value-type="percentage">
            <text:p>1.22%</text:p>
          </table:table-cell>
          <table:table-cell table:formula="of:=([.E138]-[.C138])/[.C138]" office:value-type="percentage" office:value="0.012503812137847" calcext:value-type="percentage">
            <text:p>1.25%</text:p>
          </table:table-cell>
          <table:table-cell table:formula="of:=([.E138]-[.D138])/[.D138]" office:value-type="percentage" office:value="0.0100395497414056" calcext:value-type="percentage">
            <text:p>1.00%</text:p>
          </table:table-cell>
        </table:table-row>
        <table:table-row table:style-name="ro1">
          <table:table-cell office:value-type="float" office:value="326.7" calcext:value-type="float">
            <text:p>326.7</text:p>
          </table:table-cell>
          <table:table-cell office:value-type="float" office:value="324.4" calcext:value-type="float">
            <text:p>324.4</text:p>
          </table:table-cell>
          <table:table-cell table:number-columns-repeated="2" office:value-type="float" office:value="325.5" calcext:value-type="float">
            <text:p>325.5</text:p>
          </table:table-cell>
          <table:table-cell office:value-type="float" office:value="343" calcext:value-type="float">
            <text:p>343</text:p>
          </table:table-cell>
          <table:table-cell table:formula="of:=([.E139]-[.A139])/[.A139]" office:value-type="percentage" office:value="0.0498928680746863" calcext:value-type="percentage">
            <text:p>4.99%</text:p>
          </table:table-cell>
          <table:table-cell table:formula="of:=([.E139]-[.B139])/[.B139]" office:value-type="percentage" office:value="0.0573366214549939" calcext:value-type="percentage">
            <text:p>5.73%</text:p>
          </table:table-cell>
          <table:table-cell table:formula="of:=([.E139]-[.C139])/[.C139]" office:value-type="percentage" office:value="0.0537634408602151" calcext:value-type="percentage">
            <text:p>5.38%</text:p>
          </table:table-cell>
          <table:table-cell table:formula="of:=([.E139]-[.D139])/[.D139]" office:value-type="percentage" office:value="0.0537634408602151" calcext:value-type="percentage">
            <text:p>5.38%</text:p>
          </table:table-cell>
        </table:table-row>
        <table:table-row table:style-name="ro1">
          <table:table-cell office:value-type="float" office:value="329.7" calcext:value-type="float">
            <text:p>329.7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0.7" calcext:value-type="float">
            <text:p>330.7</text:p>
          </table:table-cell>
          <table:table-cell office:value-type="float" office:value="335" calcext:value-type="float">
            <text:p>335</text:p>
          </table:table-cell>
          <table:table-cell table:formula="of:=([.E140]-[.A140])/[.A140]" office:value-type="percentage" office:value="0.016075219896876" calcext:value-type="percentage">
            <text:p>1.61%</text:p>
          </table:table-cell>
          <table:table-cell table:formula="of:=([.E140]-[.B140])/[.B140]" office:value-type="percentage" office:value="0.0151515151515152" calcext:value-type="percentage">
            <text:p>1.52%</text:p>
          </table:table-cell>
          <table:table-cell table:formula="of:=([.E140]-[.C140])/[.C140]" office:value-type="percentage" office:value="0.0151515151515152" calcext:value-type="percentage">
            <text:p>1.52%</text:p>
          </table:table-cell>
          <table:table-cell table:formula="of:=([.E140]-[.D140])/[.D140]" office:value-type="percentage" office:value="0.0130027214998488" calcext:value-type="percentage">
            <text:p>1.30%</text:p>
          </table:table-cell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326.9" calcext:value-type="float">
            <text:p>326.9</text:p>
          </table:table-cell>
          <table:table-cell office:value-type="float" office:value="328.9" calcext:value-type="float">
            <text:p>328.9</text:p>
          </table:table-cell>
          <table:table-cell office:value-type="float" office:value="327.2" calcext:value-type="float">
            <text:p>327.2</text:p>
          </table:table-cell>
          <table:table-cell office:value-type="float" office:value="339" calcext:value-type="float">
            <text:p>339</text:p>
          </table:table-cell>
          <table:table-cell table:formula="of:=([.E141]-[.A141])/[.A141]" office:value-type="percentage" office:value="0.0347985347985347" calcext:value-type="percentage">
            <text:p>3.48%</text:p>
          </table:table-cell>
          <table:table-cell table:formula="of:=([.E141]-[.B141])/[.B141]" office:value-type="percentage" office:value="0.0370143774854696" calcext:value-type="percentage">
            <text:p>3.70%</text:p>
          </table:table-cell>
          <table:table-cell table:formula="of:=([.E141]-[.C141])/[.C141]" office:value-type="percentage" office:value="0.0307084220127699" calcext:value-type="percentage">
            <text:p>3.07%</text:p>
          </table:table-cell>
          <table:table-cell table:formula="of:=([.E141]-[.D141])/[.D141]" office:value-type="percentage" office:value="0.0360635696821516" calcext:value-type="percentage">
            <text:p>3.61%</text:p>
          </table:table-cell>
        </table:table-row>
        <table:table-row table:style-name="ro1">
          <table:table-cell table:number-columns-repeated="5" office:value-type="float" office:value="369" calcext:value-type="float">
            <text:p>369</text:p>
          </table:table-cell>
          <table:table-cell table:formula="of:=([.E142]-[.A142])/[.A142]" office:value-type="percentage" office:value="0" calcext:value-type="percentage">
            <text:p>0.00%</text:p>
          </table:table-cell>
          <table:table-cell table:formula="of:=([.E142]-[.B142])/[.B142]" office:value-type="percentage" office:value="0" calcext:value-type="percentage">
            <text:p>0.00%</text:p>
          </table:table-cell>
          <table:table-cell table:formula="of:=([.E142]-[.C142])/[.C142]" office:value-type="percentage" office:value="0" calcext:value-type="percentage">
            <text:p>0.00%</text:p>
          </table:table-cell>
          <table:table-cell table:formula="of:=([.E142]-[.D142])/[.D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4.7" calcext:value-type="float">
            <text:p>334.7</text:p>
          </table:table-cell>
          <table:table-cell office:value-type="float" office:value="335.4" calcext:value-type="float">
            <text:p>335.4</text:p>
          </table:table-cell>
          <table:table-cell office:value-type="float" office:value="335.5" calcext:value-type="float">
            <text:p>335.5</text:p>
          </table:table-cell>
          <table:table-cell office:value-type="float" office:value="335.6" calcext:value-type="float">
            <text:p>335.6</text:p>
          </table:table-cell>
          <table:table-cell office:value-type="float" office:value="340" calcext:value-type="float">
            <text:p>340</text:p>
          </table:table-cell>
          <table:table-cell table:formula="of:=([.E143]-[.A143])/[.A143]" office:value-type="percentage" office:value="0.0158350761876307" calcext:value-type="percentage">
            <text:p>1.58%</text:p>
          </table:table-cell>
          <table:table-cell table:formula="of:=([.E143]-[.B143])/[.B143]" office:value-type="percentage" office:value="0.0137149672033394" calcext:value-type="percentage">
            <text:p>1.37%</text:p>
          </table:table-cell>
          <table:table-cell table:formula="of:=([.E143]-[.C143])/[.C143]" office:value-type="percentage" office:value="0.0134128166915052" calcext:value-type="percentage">
            <text:p>1.34%</text:p>
          </table:table-cell>
          <table:table-cell table:formula="of:=([.E143]-[.D143])/[.D143]" office:value-type="percentage" office:value="0.0131108462455303" calcext:value-type="percentage">
            <text:p>1.31%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67.6" calcext:value-type="float">
            <text:p>367.6</text:p>
          </table:table-cell>
          <table:table-cell office:value-type="float" office:value="370" calcext:value-type="float">
            <text:p>370</text:p>
          </table:table-cell>
          <table:table-cell table:formula="of:=([.E144]-[.A144])/[.A144]" office:value-type="percentage" office:value="0.00680272108843537" calcext:value-type="percentage">
            <text:p>0.68%</text:p>
          </table:table-cell>
          <table:table-cell table:formula="of:=([.E144]-[.B144])/[.B144]" office:value-type="percentage" office:value="0.00543478260869565" calcext:value-type="percentage">
            <text:p>0.54%</text:p>
          </table:table-cell>
          <table:table-cell table:formula="of:=([.E144]-[.C144])/[.C144]" office:value-type="percentage" office:value="0.00652883569096838" calcext:value-type="percentage">
            <text:p>0.65%</text:p>
          </table:table-cell>
          <table:table-cell table:formula="of:=([.E144]-[.D144])/[.D144]" office:value-type="percentage" office:value="0.00652883569096838" calcext:value-type="percentage">
            <text:p>0.65%</text:p>
          </table:table-cell>
        </table:table-row>
        <table:table-row table:style-name="ro1">
          <table:table-cell table:number-columns-repeated="5" office:value-type="float" office:value="371" calcext:value-type="float">
            <text:p>371</text:p>
          </table:table-cell>
          <table:table-cell table:formula="of:=([.E145]-[.A145])/[.A145]" office:value-type="percentage" office:value="0" calcext:value-type="percentage">
            <text:p>0.00%</text:p>
          </table:table-cell>
          <table:table-cell table:formula="of:=([.E145]-[.B145])/[.B145]" office:value-type="percentage" office:value="0" calcext:value-type="percentage">
            <text:p>0.00%</text:p>
          </table:table-cell>
          <table:table-cell table:formula="of:=([.E145]-[.C145])/[.C145]" office:value-type="percentage" office:value="0" calcext:value-type="percentage">
            <text:p>0.00%</text:p>
          </table:table-cell>
          <table:table-cell table:formula="of:=([.E145]-[.D145])/[.D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328.1" calcext:value-type="float">
            <text:p>328.1</text:p>
          </table:table-cell>
          <table:table-cell office:value-type="float" office:value="327.4" calcext:value-type="float">
            <text:p>327.4</text:p>
          </table:table-cell>
          <table:table-cell office:value-type="float" office:value="327.5" calcext:value-type="float">
            <text:p>327.5</text:p>
          </table:table-cell>
          <table:table-cell office:value-type="float" office:value="331" calcext:value-type="float">
            <text:p>331</text:p>
          </table:table-cell>
          <table:table-cell table:formula="of:=([.E146]-[.A146])/[.A146]" office:value-type="percentage" office:value="0.00976205003050637" calcext:value-type="percentage">
            <text:p>0.98%</text:p>
          </table:table-cell>
          <table:table-cell table:formula="of:=([.E146]-[.B146])/[.B146]" office:value-type="percentage" office:value="0.00883876866808893" calcext:value-type="percentage">
            <text:p>0.88%</text:p>
          </table:table-cell>
          <table:table-cell table:formula="of:=([.E146]-[.C146])/[.C146]" office:value-type="percentage" office:value="0.0109957238851558" calcext:value-type="percentage">
            <text:p>1.10%</text:p>
          </table:table-cell>
          <table:table-cell table:formula="of:=([.E146]-[.D146])/[.D146]" office:value-type="percentage" office:value="0.0106870229007634" calcext:value-type="percentage">
            <text:p>1.07%</text:p>
          </table:table-cell>
        </table:table-row>
        <table:table-row table:style-name="ro1">
          <table:table-cell office:value-type="float" office:value="331.9" calcext:value-type="float">
            <text:p>331.9</text:p>
          </table:table-cell>
          <table:table-cell office:value-type="float" office:value="331.4" calcext:value-type="float">
            <text:p>331.4</text:p>
          </table:table-cell>
          <table:table-cell office:value-type="float" office:value="331" calcext:value-type="float">
            <text:p>331</text:p>
          </table:table-cell>
          <table:table-cell office:value-type="float" office:value="331.6" calcext:value-type="float">
            <text:p>331.6</text:p>
          </table:table-cell>
          <table:table-cell office:value-type="float" office:value="335" calcext:value-type="float">
            <text:p>335</text:p>
          </table:table-cell>
          <table:table-cell table:formula="of:=([.E147]-[.A147])/[.A147]" office:value-type="percentage" office:value="0.00934016269960839" calcext:value-type="percentage">
            <text:p>0.93%</text:p>
          </table:table-cell>
          <table:table-cell table:formula="of:=([.E147]-[.B147])/[.B147]" office:value-type="percentage" office:value="0.0108630054315028" calcext:value-type="percentage">
            <text:p>1.09%</text:p>
          </table:table-cell>
          <table:table-cell table:formula="of:=([.E147]-[.C147])/[.C147]" office:value-type="percentage" office:value="0.0120845921450151" calcext:value-type="percentage">
            <text:p>1.21%</text:p>
          </table:table-cell>
          <table:table-cell table:formula="of:=([.E147]-[.D147])/[.D147]" office:value-type="percentage" office:value="0.0102533172496984" calcext:value-type="percentage">
            <text:p>1.03%</text:p>
          </table:table-cell>
        </table:table-row>
        <table:table-row table:style-name="ro1">
          <table:table-cell office:value-type="float" office:value="367.7" calcext:value-type="float">
            <text:p>367.7</text:p>
          </table:table-cell>
          <table:table-cell office:value-type="float" office:value="366.9" calcext:value-type="float">
            <text:p>366.9</text:p>
          </table:table-cell>
          <table:table-cell office:value-type="float" office:value="367.2" calcext:value-type="float">
            <text:p>367.2</text:p>
          </table:table-cell>
          <table:table-cell office:value-type="float" office:value="366.6" calcext:value-type="float">
            <text:p>366.6</text:p>
          </table:table-cell>
          <table:table-cell office:value-type="float" office:value="371" calcext:value-type="float">
            <text:p>371</text:p>
          </table:table-cell>
          <table:table-cell table:formula="of:=([.E148]-[.A148])/[.A148]" office:value-type="percentage" office:value="0.00897470764209957" calcext:value-type="percentage">
            <text:p>0.90%</text:p>
          </table:table-cell>
          <table:table-cell table:formula="of:=([.E148]-[.B148])/[.B148]" office:value-type="percentage" office:value="0.0111747070046335" calcext:value-type="percentage">
            <text:p>1.12%</text:p>
          </table:table-cell>
          <table:table-cell table:formula="of:=([.E148]-[.C148])/[.C148]" office:value-type="percentage" office:value="0.0103485838779957" calcext:value-type="percentage">
            <text:p>1.03%</text:p>
          </table:table-cell>
          <table:table-cell table:formula="of:=([.E148]-[.D148])/[.D148]" office:value-type="percentage" office:value="0.0120021822149481" calcext:value-type="percentage">
            <text:p>1.20%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table:number-columns-repeated="2" office:value-type="float" office:value="328.7" calcext:value-type="float">
            <text:p>328.7</text:p>
          </table:table-cell>
          <table:table-cell office:value-type="float" office:value="328.5" calcext:value-type="float">
            <text:p>328.5</text:p>
          </table:table-cell>
          <table:table-cell office:value-type="float" office:value="332" calcext:value-type="float">
            <text:p>332</text:p>
          </table:table-cell>
          <table:table-cell table:formula="of:=([.E149]-[.A149])/[.A149]" office:value-type="percentage" office:value="0.00973236009732357" calcext:value-type="percentage">
            <text:p>0.97%</text:p>
          </table:table-cell>
          <table:table-cell table:formula="of:=([.E149]-[.B149])/[.B149]" office:value-type="percentage" office:value="0.0100395497414056" calcext:value-type="percentage">
            <text:p>1.00%</text:p>
          </table:table-cell>
          <table:table-cell table:formula="of:=([.E149]-[.C149])/[.C149]" office:value-type="percentage" office:value="0.0100395497414056" calcext:value-type="percentage">
            <text:p>1.00%</text:p>
          </table:table-cell>
          <table:table-cell table:formula="of:=([.E149]-[.D149])/[.D149]" office:value-type="percentage" office:value="0.0106544901065449" calcext:value-type="percentage">
            <text:p>1.07%</text:p>
          </table:table-cell>
        </table:table-row>
        <table:table-row table:style-name="ro1">
          <table:table-cell table:number-columns-repeated="5" office:value-type="float" office:value="372" calcext:value-type="float">
            <text:p>372</text:p>
          </table:table-cell>
          <table:table-cell table:formula="of:=([.E150]-[.A150])/[.A150]" office:value-type="percentage" office:value="0" calcext:value-type="percentage">
            <text:p>0.00%</text:p>
          </table:table-cell>
          <table:table-cell table:formula="of:=([.E150]-[.B150])/[.B150]" office:value-type="percentage" office:value="0" calcext:value-type="percentage">
            <text:p>0.00%</text:p>
          </table:table-cell>
          <table:table-cell table:formula="of:=([.E150]-[.C150])/[.C150]" office:value-type="percentage" office:value="0" calcext:value-type="percentage">
            <text:p>0.00%</text:p>
          </table:table-cell>
          <table:table-cell table:formula="of:=([.E150]-[.D150])/[.D1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371" calcext:value-type="float">
            <text:p>371</text:p>
          </table:table-cell>
          <table:table-cell office:value-type="float" office:value="371.1" calcext:value-type="float">
            <text:p>371.1</text:p>
          </table:table-cell>
          <table:table-cell office:value-type="float" office:value="370.8" calcext:value-type="float">
            <text:p>370.8</text:p>
          </table:table-cell>
          <table:table-cell office:value-type="float" office:value="373" calcext:value-type="float">
            <text:p>373</text:p>
          </table:table-cell>
          <table:table-cell table:formula="of:=([.E151]-[.A151])/[.A151]" office:value-type="percentage" office:value="0.00593311758360299" calcext:value-type="percentage">
            <text:p>0.59%</text:p>
          </table:table-cell>
          <table:table-cell table:formula="of:=([.E151]-[.B151])/[.B151]" office:value-type="percentage" office:value="0.00539083557951482" calcext:value-type="percentage">
            <text:p>0.54%</text:p>
          </table:table-cell>
          <table:table-cell table:formula="of:=([.E151]-[.C151])/[.C151]" office:value-type="percentage" office:value="0.00511991376987329" calcext:value-type="percentage">
            <text:p>0.51%</text:p>
          </table:table-cell>
          <table:table-cell table:formula="of:=([.E151]-[.D151])/[.D151]" office:value-type="percentage" office:value="0.00593311758360299" calcext:value-type="percentage">
            <text:p>0.59%</text:p>
          </table:table-cell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365.9" calcext:value-type="float">
            <text:p>365.9</text:p>
          </table:table-cell>
          <table:table-cell office:value-type="float" office:value="365.3" calcext:value-type="float">
            <text:p>365.3</text:p>
          </table:table-cell>
          <table:table-cell office:value-type="float" office:value="365.5" calcext:value-type="float">
            <text:p>365.5</text:p>
          </table:table-cell>
          <table:table-cell office:value-type="float" office:value="373" calcext:value-type="float">
            <text:p>373</text:p>
          </table:table-cell>
          <table:table-cell table:formula="of:=([.E152]-[.A152])/[.A152]" office:value-type="percentage" office:value="0.0207991242474002" calcext:value-type="percentage">
            <text:p>2.08%</text:p>
          </table:table-cell>
          <table:table-cell table:formula="of:=([.E152]-[.B152])/[.B152]" office:value-type="percentage" office:value="0.0194042088002187" calcext:value-type="percentage">
            <text:p>1.94%</text:p>
          </table:table-cell>
          <table:table-cell table:formula="of:=([.E152]-[.C152])/[.C152]" office:value-type="percentage" office:value="0.0210785655625513" calcext:value-type="percentage">
            <text:p>2.11%</text:p>
          </table:table-cell>
          <table:table-cell table:formula="of:=([.E152]-[.D152])/[.D152]" office:value-type="percentage" office:value="0.0205198358413133" calcext:value-type="percentage">
            <text:p>2.05%</text:p>
          </table:table-cell>
        </table:table-row>
        <table:table-row table:style-name="ro1">
          <table:table-cell office:value-type="float" office:value="330.9" calcext:value-type="float">
            <text:p>330.9</text:p>
          </table:table-cell>
          <table:table-cell office:value-type="float" office:value="330.6" calcext:value-type="float">
            <text:p>330.6</text:p>
          </table:table-cell>
          <table:table-cell office:value-type="float" office:value="329.9" calcext:value-type="float">
            <text:p>329.9</text:p>
          </table:table-cell>
          <table:table-cell office:value-type="float" office:value="330.2" calcext:value-type="float">
            <text:p>330.2</text:p>
          </table:table-cell>
          <table:table-cell office:value-type="float" office:value="352" calcext:value-type="float">
            <text:p>352</text:p>
          </table:table-cell>
          <table:table-cell table:formula="of:=([.E153]-[.A153])/[.A153]" office:value-type="percentage" office:value="0.0637654880628589" calcext:value-type="percentage">
            <text:p>6.38%</text:p>
          </table:table-cell>
          <table:table-cell table:formula="of:=([.E153]-[.B153])/[.B153]" office:value-type="percentage" office:value="0.0647307924984875" calcext:value-type="percentage">
            <text:p>6.47%</text:p>
          </table:table-cell>
          <table:table-cell table:formula="of:=([.E153]-[.C153])/[.C153]" office:value-type="percentage" office:value="0.0669899969687785" calcext:value-type="percentage">
            <text:p>6.70%</text:p>
          </table:table-cell>
          <table:table-cell table:formula="of:=([.E153]-[.D153])/[.D153]" office:value-type="percentage" office:value="0.0660205935796487" calcext:value-type="percentage">
            <text:p>6.60%</text:p>
          </table:table-cell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354.4" calcext:value-type="float">
            <text:p>354.4</text:p>
          </table:table-cell>
          <table:table-cell office:value-type="float" office:value="355.2" calcext:value-type="float">
            <text:p>355.2</text:p>
          </table:table-cell>
          <table:table-cell office:value-type="float" office:value="355.3" calcext:value-type="float">
            <text:p>355.3</text:p>
          </table:table-cell>
          <table:table-cell office:value-type="float" office:value="359" calcext:value-type="float">
            <text:p>359</text:p>
          </table:table-cell>
          <table:table-cell table:formula="of:=([.E154]-[.A154])/[.A154]" office:value-type="percentage" office:value="0.0106981981981982" calcext:value-type="percentage">
            <text:p>1.07%</text:p>
          </table:table-cell>
          <table:table-cell table:formula="of:=([.E154]-[.B154])/[.B154]" office:value-type="percentage" office:value="0.012979683972912" calcext:value-type="percentage">
            <text:p>1.30%</text:p>
          </table:table-cell>
          <table:table-cell table:formula="of:=([.E154]-[.C154])/[.C154]" office:value-type="percentage" office:value="0.0106981981981982" calcext:value-type="percentage">
            <text:p>1.07%</text:p>
          </table:table-cell>
          <table:table-cell table:formula="of:=([.E154]-[.D154])/[.D154]" office:value-type="percentage" office:value="0.0104137348719392" calcext:value-type="percentage">
            <text:p>1.04%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359.4" calcext:value-type="float">
            <text:p>359.4</text:p>
          </table:table-cell>
          <table:table-cell office:value-type="float" office:value="359.5" calcext:value-type="float">
            <text:p>359.5</text:p>
          </table:table-cell>
          <table:table-cell office:value-type="float" office:value="359.9" calcext:value-type="float">
            <text:p>359.9</text:p>
          </table:table-cell>
          <table:table-cell office:value-type="float" office:value="368" calcext:value-type="float">
            <text:p>368</text:p>
          </table:table-cell>
          <table:table-cell table:formula="of:=([.E155]-[.A155])/[.A155]" office:value-type="percentage" office:value="0.0216546363131594" calcext:value-type="percentage">
            <text:p>2.17%</text:p>
          </table:table-cell>
          <table:table-cell table:formula="of:=([.E155]-[.B155])/[.B155]" office:value-type="percentage" office:value="0.0239287701725098" calcext:value-type="percentage">
            <text:p>2.39%</text:p>
          </table:table-cell>
          <table:table-cell table:formula="of:=([.E155]-[.C155])/[.C155]" office:value-type="percentage" office:value="0.023643949930459" calcext:value-type="percentage">
            <text:p>2.36%</text:p>
          </table:table-cell>
          <table:table-cell table:formula="of:=([.E155]-[.D155])/[.D155]" office:value-type="percentage" office:value="0.0225062517365936" calcext:value-type="percentage">
            <text:p>2.25%</text:p>
          </table:table-cell>
        </table:table-row>
        <table:table-row table:style-name="ro1">
          <table:table-cell office:value-type="float" office:value="371.4" calcext:value-type="float">
            <text:p>371.4</text:p>
          </table:table-cell>
          <table:table-cell office:value-type="float" office:value="370.4" calcext:value-type="float">
            <text:p>370.4</text:p>
          </table:table-cell>
          <table:table-cell office:value-type="float" office:value="371.2" calcext:value-type="float">
            <text:p>371.2</text:p>
          </table:table-cell>
          <table:table-cell office:value-type="float" office:value="370.8" calcext:value-type="float">
            <text:p>370.8</text:p>
          </table:table-cell>
          <table:table-cell office:value-type="float" office:value="376" calcext:value-type="float">
            <text:p>376</text:p>
          </table:table-cell>
          <table:table-cell table:formula="of:=([.E156]-[.A156])/[.A156]" office:value-type="percentage" office:value="0.0123855681206247" calcext:value-type="percentage">
            <text:p>1.24%</text:p>
          </table:table-cell>
          <table:table-cell table:formula="of:=([.E156]-[.B156])/[.B156]" office:value-type="percentage" office:value="0.0151187904967603" calcext:value-type="percentage">
            <text:p>1.51%</text:p>
          </table:table-cell>
          <table:table-cell table:formula="of:=([.E156]-[.C156])/[.C156]" office:value-type="percentage" office:value="0.0129310344827587" calcext:value-type="percentage">
            <text:p>1.29%</text:p>
          </table:table-cell>
          <table:table-cell table:formula="of:=([.E156]-[.D156])/[.D156]" office:value-type="percentage" office:value="0.0140237324703344" calcext:value-type="percentage">
            <text:p>1.40%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float" office:value="372.3" calcext:value-type="float">
            <text:p>372.3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3" calcext:value-type="float">
            <text:p>372.3</text:p>
          </table:table-cell>
          <table:table-cell office:value-type="float" office:value="376" calcext:value-type="float">
            <text:p>376</text:p>
          </table:table-cell>
          <table:table-cell table:formula="of:=([.E157]-[.A157])/[.A157]" office:value-type="percentage" office:value="0.00885430641266437" calcext:value-type="percentage">
            <text:p>0.89%</text:p>
          </table:table-cell>
          <table:table-cell table:formula="of:=([.E157]-[.B157])/[.B157]" office:value-type="percentage" office:value="0.00993822186408807" calcext:value-type="percentage">
            <text:p>0.99%</text:p>
          </table:table-cell>
          <table:table-cell table:formula="of:=([.E157]-[.C157])/[.C157]" office:value-type="percentage" office:value="0.00966702470461875" calcext:value-type="percentage">
            <text:p>0.97%</text:p>
          </table:table-cell>
          <table:table-cell table:formula="of:=([.E157]-[.D157])/[.D157]" office:value-type="percentage" office:value="0.00993822186408807" calcext:value-type="percentage">
            <text:p>0.99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formula="of:=([.E158]-[.A158])/[.A158]" office:value-type="percentage" office:value="0" calcext:value-type="percentage">
            <text:p>0.00%</text:p>
          </table:table-cell>
          <table:table-cell table:formula="of:=([.E158]-[.B158])/[.B158]" office:value-type="percentage" office:value="0" calcext:value-type="percentage">
            <text:p>0.00%</text:p>
          </table:table-cell>
          <table:table-cell table:formula="of:=([.E158]-[.C158])/[.C158]" office:value-type="percentage" office:value="0" calcext:value-type="percentage">
            <text:p>0.00%</text:p>
          </table:table-cell>
          <table:table-cell table:formula="of:=([.E158]-[.D158])/[.D1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0.4" calcext:value-type="float">
            <text:p>370.4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3" calcext:value-type="float">
            <text:p>370.3</text:p>
          </table:table-cell>
          <table:table-cell office:value-type="float" office:value="370.1" calcext:value-type="float">
            <text:p>370.1</text:p>
          </table:table-cell>
          <table:table-cell office:value-type="float" office:value="375" calcext:value-type="float">
            <text:p>375</text:p>
          </table:table-cell>
          <table:table-cell table:formula="of:=([.E159]-[.A159])/[.A159]" office:value-type="percentage" office:value="0.0124190064794817" calcext:value-type="percentage">
            <text:p>1.24%</text:p>
          </table:table-cell>
          <table:table-cell table:formula="of:=([.E159]-[.B159])/[.B159]" office:value-type="percentage" office:value="0.0137875101378752" calcext:value-type="percentage">
            <text:p>1.38%</text:p>
          </table:table-cell>
          <table:table-cell table:formula="of:=([.E159]-[.C159])/[.C159]" office:value-type="percentage" office:value="0.012692411558196" calcext:value-type="percentage">
            <text:p>1.27%</text:p>
          </table:table-cell>
          <table:table-cell table:formula="of:=([.E159]-[.D159])/[.D159]" office:value-type="percentage" office:value="0.0132396649554174" calcext:value-type="percentage">
            <text:p>1.32%</text:p>
          </table:table-cell>
        </table:table-row>
        <table:table-row table:style-name="ro1">
          <table:table-cell office:value-type="float" office:value="369.7" calcext:value-type="float">
            <text:p>369.7</text:p>
          </table:table-cell>
          <table:table-cell office:value-type="float" office:value="369.8" calcext:value-type="float">
            <text:p>369.8</text:p>
          </table:table-cell>
          <table:table-cell office:value-type="float" office:value="370.3" calcext:value-type="float">
            <text:p>370.3</text:p>
          </table:table-cell>
          <table:table-cell office:value-type="float" office:value="370.8" calcext:value-type="float">
            <text:p>370.8</text:p>
          </table:table-cell>
          <table:table-cell office:value-type="float" office:value="377" calcext:value-type="float">
            <text:p>377</text:p>
          </table:table-cell>
          <table:table-cell table:formula="of:=([.E160]-[.A160])/[.A160]" office:value-type="percentage" office:value="0.0197457397890182" calcext:value-type="percentage">
            <text:p>1.97%</text:p>
          </table:table-cell>
          <table:table-cell table:formula="of:=([.E160]-[.B160])/[.B160]" office:value-type="percentage" office:value="0.0194699837750135" calcext:value-type="percentage">
            <text:p>1.95%</text:p>
          </table:table-cell>
          <table:table-cell table:formula="of:=([.E160]-[.C160])/[.C160]" office:value-type="percentage" office:value="0.0180934377531731" calcext:value-type="percentage">
            <text:p>1.81%</text:p>
          </table:table-cell>
          <table:table-cell table:formula="of:=([.E160]-[.D160])/[.D160]" office:value-type="percentage" office:value="0.0167206040992448" calcext:value-type="percentage">
            <text:p>1.67%</text:p>
          </table:table-cell>
        </table:table-row>
        <table:table-row table:style-name="ro1">
          <table:table-cell office:value-type="float" office:value="375.9" calcext:value-type="float">
            <text:p>375.9</text:p>
          </table:table-cell>
          <table:table-cell office:value-type="float" office:value="375.5" calcext:value-type="float">
            <text:p>375.5</text:p>
          </table:table-cell>
          <table:table-cell office:value-type="float" office:value="375.7" calcext:value-type="float">
            <text:p>375.7</text:p>
          </table:table-cell>
          <table:table-cell office:value-type="float" office:value="375.4" calcext:value-type="float">
            <text:p>375.4</text:p>
          </table:table-cell>
          <table:table-cell office:value-type="float" office:value="380" calcext:value-type="float">
            <text:p>380</text:p>
          </table:table-cell>
          <table:table-cell table:formula="of:=([.E161]-[.A161])/[.A161]" office:value-type="percentage" office:value="0.0109071561585529" calcext:value-type="percentage">
            <text:p>1.09%</text:p>
          </table:table-cell>
          <table:table-cell table:formula="of:=([.E161]-[.B161])/[.B161]" office:value-type="percentage" office:value="0.0119840213049268" calcext:value-type="percentage">
            <text:p>1.20%</text:p>
          </table:table-cell>
          <table:table-cell table:formula="of:=([.E161]-[.C161])/[.C161]" office:value-type="percentage" office:value="0.0114453021027416" calcext:value-type="percentage">
            <text:p>1.14%</text:p>
          </table:table-cell>
          <table:table-cell table:formula="of:=([.E161]-[.D161])/[.D161]" office:value-type="percentage" office:value="0.0122535961640917" calcext:value-type="percentage">
            <text:p>1.23%</text:p>
          </table:table-cell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2" calcext:value-type="float">
            <text:p>370.2</text:p>
          </table:table-cell>
          <table:table-cell office:value-type="float" office:value="380" calcext:value-type="float">
            <text:p>380</text:p>
          </table:table-cell>
          <table:table-cell table:formula="of:=([.E162]-[.A162])/[.A162]" office:value-type="percentage" office:value="0.0248112189859762" calcext:value-type="percentage">
            <text:p>2.48%</text:p>
          </table:table-cell>
          <table:table-cell table:formula="of:=([.E162]-[.B162])/[.B162]" office:value-type="percentage" office:value="0.0245349150714479" calcext:value-type="percentage">
            <text:p>2.45%</text:p>
          </table:table-cell>
          <table:table-cell table:formula="of:=([.E162]-[.C162])/[.C162]" office:value-type="percentage" office:value="0.0256410256410256" calcext:value-type="percentage">
            <text:p>2.56%</text:p>
          </table:table-cell>
          <table:table-cell table:formula="of:=([.E162]-[.D162])/[.D162]" office:value-type="percentage" office:value="0.0264721772015127" calcext:value-type="percentage">
            <text:p>2.65%</text:p>
          </table:table-cell>
        </table:table-row>
        <table:table-row table:style-name="ro1">
          <table:table-cell table:number-columns-repeated="5" office:value-type="float" office:value="381" calcext:value-type="float">
            <text:p>381</text:p>
          </table:table-cell>
          <table:table-cell table:formula="of:=([.E163]-[.A163])/[.A163]" office:value-type="percentage" office:value="0" calcext:value-type="percentage">
            <text:p>0.00%</text:p>
          </table:table-cell>
          <table:table-cell table:formula="of:=([.E163]-[.B163])/[.B163]" office:value-type="percentage" office:value="0" calcext:value-type="percentage">
            <text:p>0.00%</text:p>
          </table:table-cell>
          <table:table-cell table:formula="of:=([.E163]-[.C163])/[.C163]" office:value-type="percentage" office:value="0" calcext:value-type="percentage">
            <text:p>0.00%</text:p>
          </table:table-cell>
          <table:table-cell table:formula="of:=([.E163]-[.D163])/[.D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5" calcext:value-type="float">
            <text:p>346.5</text:p>
          </table:table-cell>
          <table:table-cell office:value-type="float" office:value="346.8" calcext:value-type="float">
            <text:p>346.8</text:p>
          </table:table-cell>
          <table:table-cell office:value-type="float" office:value="351" calcext:value-type="float">
            <text:p>351</text:p>
          </table:table-cell>
          <table:table-cell table:formula="of:=([.E164]-[.A164])/[.A164]" office:value-type="percentage" office:value="0.0115273775216138" calcext:value-type="percentage">
            <text:p>1.15%</text:p>
          </table:table-cell>
          <table:table-cell table:formula="of:=([.E164]-[.B164])/[.B164]" office:value-type="percentage" office:value="0.0124026535910009" calcext:value-type="percentage">
            <text:p>1.24%</text:p>
          </table:table-cell>
          <table:table-cell table:formula="of:=([.E164]-[.C164])/[.C164]" office:value-type="percentage" office:value="0.012987012987013" calcext:value-type="percentage">
            <text:p>1.30%</text:p>
          </table:table-cell>
          <table:table-cell table:formula="of:=([.E164]-[.D164])/[.D164]" office:value-type="percentage" office:value="0.0121107266435986" calcext:value-type="percentage">
            <text:p>1.21%</text:p>
          </table:table-cell>
        </table:table-row>
        <table:table-row table:style-name="ro1">
          <table:table-cell office:value-type="float" office:value="377.1" calcext:value-type="float">
            <text:p>377.1</text:p>
          </table:table-cell>
          <table:table-cell office:value-type="float" office:value="376.8" calcext:value-type="float">
            <text:p>376.8</text:p>
          </table:table-cell>
          <table:table-cell office:value-type="float" office:value="377.1" calcext:value-type="float">
            <text:p>377.1</text:p>
          </table:table-cell>
          <table:table-cell office:value-type="float" office:value="376.9" calcext:value-type="float">
            <text:p>376.9</text:p>
          </table:table-cell>
          <table:table-cell office:value-type="float" office:value="382" calcext:value-type="float">
            <text:p>382</text:p>
          </table:table-cell>
          <table:table-cell table:formula="of:=([.E165]-[.A165])/[.A165]" office:value-type="percentage" office:value="0.0129939008220631" calcext:value-type="percentage">
            <text:p>1.30%</text:p>
          </table:table-cell>
          <table:table-cell table:formula="of:=([.E165]-[.B165])/[.B165]" office:value-type="percentage" office:value="0.0138004246284501" calcext:value-type="percentage">
            <text:p>1.38%</text:p>
          </table:table-cell>
          <table:table-cell table:formula="of:=([.E165]-[.C165])/[.C165]" office:value-type="percentage" office:value="0.0129939008220631" calcext:value-type="percentage">
            <text:p>1.30%</text:p>
          </table:table-cell>
          <table:table-cell table:formula="of:=([.E165]-[.D165])/[.D165]" office:value-type="percentage" office:value="0.0135314407004511" calcext:value-type="percentage">
            <text:p>1.35%</text:p>
          </table:table-cell>
        </table:table-row>
        <table:table-row table:style-name="ro1">
          <table:table-cell office:value-type="float" office:value="343.4" calcext:value-type="float">
            <text:p>343.4</text:p>
          </table:table-cell>
          <table:table-cell table:number-columns-repeated="2" office:value-type="float" office:value="342.8" calcext:value-type="float">
            <text:p>342.8</text:p>
          </table:table-cell>
          <table:table-cell office:value-type="float" office:value="342.9" calcext:value-type="float">
            <text:p>342.9</text:p>
          </table:table-cell>
          <table:table-cell office:value-type="float" office:value="356" calcext:value-type="float">
            <text:p>356</text:p>
          </table:table-cell>
          <table:table-cell table:formula="of:=([.E166]-[.A166])/[.A166]" office:value-type="percentage" office:value="0.0366919044845662" calcext:value-type="percentage">
            <text:p>3.67%</text:p>
          </table:table-cell>
          <table:table-cell table:formula="of:=([.E166]-[.B166])/[.B166]" office:value-type="percentage" office:value="0.0385064177362894" calcext:value-type="percentage">
            <text:p>3.85%</text:p>
          </table:table-cell>
          <table:table-cell table:formula="of:=([.E166]-[.C166])/[.C166]" office:value-type="percentage" office:value="0.0385064177362894" calcext:value-type="percentage">
            <text:p>3.85%</text:p>
          </table:table-cell>
          <table:table-cell table:formula="of:=([.E166]-[.D166])/[.D166]" office:value-type="percentage" office:value="0.0382035578885973" calcext:value-type="percentage">
            <text:p>3.82%</text:p>
          </table:table-cell>
        </table:table-row>
        <table:table-row table:style-name="ro1">
          <table:table-cell office:value-type="float" office:value="380.6" calcext:value-type="float">
            <text:p>380.6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5" calcext:value-type="float">
            <text:p>381.5</text:p>
          </table:table-cell>
          <table:table-cell office:value-type="float" office:value="380.6" calcext:value-type="float">
            <text:p>380.6</text:p>
          </table:table-cell>
          <table:table-cell office:value-type="float" office:value="382" calcext:value-type="float">
            <text:p>382</text:p>
          </table:table-cell>
          <table:table-cell table:formula="of:=([.E167]-[.A167])/[.A167]" office:value-type="percentage" office:value="0.0036784025223331" calcext:value-type="percentage">
            <text:p>0.37%</text:p>
          </table:table-cell>
          <table:table-cell table:formula="of:=([.E167]-[.B167])/[.B167]" office:value-type="percentage" office:value="0.00341476228001054" calcext:value-type="percentage">
            <text:p>0.34%</text:p>
          </table:table-cell>
          <table:table-cell table:formula="of:=([.E167]-[.C167])/[.C167]" office:value-type="percentage" office:value="0.00131061598951507" calcext:value-type="percentage">
            <text:p>0.13%</text:p>
          </table:table-cell>
          <table:table-cell table:formula="of:=([.E167]-[.D167])/[.D167]" office:value-type="percentage" office:value="0.0036784025223331" calcext:value-type="percentage">
            <text:p>0.37%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81.3" calcext:value-type="float">
            <text:p>381.3</text:p>
          </table:table-cell>
          <table:table-cell office:value-type="float" office:value="380.7" calcext:value-type="float">
            <text:p>380.7</text:p>
          </table:table-cell>
          <table:table-cell office:value-type="float" office:value="380.1" calcext:value-type="float">
            <text:p>380.1</text:p>
          </table:table-cell>
          <table:table-cell office:value-type="float" office:value="383" calcext:value-type="float">
            <text:p>383</text:p>
          </table:table-cell>
          <table:table-cell table:formula="of:=([.E168]-[.A168])/[.A168]" office:value-type="percentage" office:value="0.00657030223390276" calcext:value-type="percentage">
            <text:p>0.66%</text:p>
          </table:table-cell>
          <table:table-cell table:formula="of:=([.E168]-[.B168])/[.B168]" office:value-type="percentage" office:value="0.00445843168109097" calcext:value-type="percentage">
            <text:p>0.45%</text:p>
          </table:table-cell>
          <table:table-cell table:formula="of:=([.E168]-[.C168])/[.C168]" office:value-type="percentage" office:value="0.00604150249540323" calcext:value-type="percentage">
            <text:p>0.60%</text:p>
          </table:table-cell>
          <table:table-cell table:formula="of:=([.E168]-[.D168])/[.D168]" office:value-type="percentage" office:value="0.00762957116548271" calcext:value-type="percentage">
            <text:p>0.76%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82.8" calcext:value-type="float">
            <text:p>382.8</text:p>
          </table:table-cell>
          <table:table-cell office:value-type="float" office:value="382.6" calcext:value-type="float">
            <text:p>382.6</text:p>
          </table:table-cell>
          <table:table-cell office:value-type="float" office:value="382.7" calcext:value-type="float">
            <text:p>382.7</text:p>
          </table:table-cell>
          <table:table-cell office:value-type="float" office:value="383" calcext:value-type="float">
            <text:p>383</text:p>
          </table:table-cell>
          <table:table-cell table:formula="of:=([.E169]-[.A169])/[.A169]" office:value-type="percentage" office:value="0.00130718954248366" calcext:value-type="percentage">
            <text:p>0.13%</text:p>
          </table:table-cell>
          <table:table-cell table:formula="of:=([.E169]-[.B169])/[.B169]" office:value-type="percentage" office:value="0.000522466039707389" calcext:value-type="percentage">
            <text:p>0.05%</text:p>
          </table:table-cell>
          <table:table-cell table:formula="of:=([.E169]-[.C169])/[.C169]" office:value-type="percentage" office:value="0.00104547830632508" calcext:value-type="percentage">
            <text:p>0.10%</text:p>
          </table:table-cell>
          <table:table-cell table:formula="of:=([.E169]-[.D169])/[.D169]" office:value-type="percentage" office:value="0.000783903841128851" calcext:value-type="percentage">
            <text:p>0.08%</text:p>
          </table:table-cell>
        </table:table-row>
        <table:table-row table:style-name="ro1">
          <table:table-cell table:number-columns-repeated="5" office:value-type="float" office:value="384" calcext:value-type="float">
            <text:p>384</text:p>
          </table:table-cell>
          <table:table-cell table:formula="of:=([.E170]-[.A170])/[.A170]" office:value-type="percentage" office:value="0" calcext:value-type="percentage">
            <text:p>0.00%</text:p>
          </table:table-cell>
          <table:table-cell table:formula="of:=([.E170]-[.B170])/[.B170]" office:value-type="percentage" office:value="0" calcext:value-type="percentage">
            <text:p>0.00%</text:p>
          </table:table-cell>
          <table:table-cell table:formula="of:=([.E170]-[.C170])/[.C170]" office:value-type="percentage" office:value="0" calcext:value-type="percentage">
            <text:p>0.00%</text:p>
          </table:table-cell>
          <table:table-cell table:formula="of:=([.E170]-[.D170])/[.D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 office:value-type="float" office:value="385" calcext:value-type="float">
            <text:p>385</text:p>
          </table:table-cell>
          <table:table-cell table:formula="of:=([.E171]-[.A171])/[.A171]" office:value-type="percentage" office:value="0" calcext:value-type="percentage">
            <text:p>0.00%</text:p>
          </table:table-cell>
          <table:table-cell table:formula="of:=([.E171]-[.B171])/[.B171]" office:value-type="percentage" office:value="0" calcext:value-type="percentage">
            <text:p>0.00%</text:p>
          </table:table-cell>
          <table:table-cell table:formula="of:=([.E171]-[.C171])/[.C171]" office:value-type="percentage" office:value="0" calcext:value-type="percentage">
            <text:p>0.00%</text:p>
          </table:table-cell>
          <table:table-cell table:formula="of:=([.E171]-[.D171])/[.D17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.2" calcext:value-type="float">
            <text:p>379.2</text:p>
          </table:table-cell>
          <table:table-cell office:value-type="float" office:value="379.7" calcext:value-type="float">
            <text:p>379.7</text:p>
          </table:table-cell>
          <table:table-cell office:value-type="float" office:value="380.3" calcext:value-type="float">
            <text:p>380.3</text:p>
          </table:table-cell>
          <table:table-cell office:value-type="float" office:value="386" calcext:value-type="float">
            <text:p>386</text:p>
          </table:table-cell>
          <table:table-cell table:formula="of:=([.E172]-[.A172])/[.A172]" office:value-type="percentage" office:value="0.0157894736842105" calcext:value-type="percentage">
            <text:p>1.58%</text:p>
          </table:table-cell>
          <table:table-cell table:formula="of:=([.E172]-[.B172])/[.B172]" office:value-type="percentage" office:value="0.0179324894514768" calcext:value-type="percentage">
            <text:p>1.79%</text:p>
          </table:table-cell>
          <table:table-cell table:formula="of:=([.E172]-[.C172])/[.C172]" office:value-type="percentage" office:value="0.0165920463523835" calcext:value-type="percentage">
            <text:p>1.66%</text:p>
          </table:table-cell>
          <table:table-cell table:formula="of:=([.E172]-[.D172])/[.D172]" office:value-type="percentage" office:value="0.0149881672363923" calcext:value-type="percentage">
            <text:p>1.50%</text:p>
          </table:table-cell>
        </table:table-row>
        <table:table-row table:style-name="ro1">
          <table:table-cell table:number-columns-repeated="3" office:value-type="float" office:value="339" calcext:value-type="float">
            <text:p>339</text:p>
          </table:table-cell>
          <table:table-cell office:value-type="float" office:value="339.3" calcext:value-type="float">
            <text:p>339.3</text:p>
          </table:table-cell>
          <table:table-cell office:value-type="float" office:value="343" calcext:value-type="float">
            <text:p>343</text:p>
          </table:table-cell>
          <table:table-cell table:formula="of:=([.E173]-[.A173])/[.A173]" office:value-type="percentage" office:value="0.0117994100294985" calcext:value-type="percentage">
            <text:p>1.18%</text:p>
          </table:table-cell>
          <table:table-cell table:formula="of:=([.E173]-[.B173])/[.B173]" office:value-type="percentage" office:value="0.0117994100294985" calcext:value-type="percentage">
            <text:p>1.18%</text:p>
          </table:table-cell>
          <table:table-cell table:formula="of:=([.E173]-[.C173])/[.C173]" office:value-type="percentage" office:value="0.0117994100294985" calcext:value-type="percentage">
            <text:p>1.18%</text:p>
          </table:table-cell>
          <table:table-cell table:formula="of:=([.E173]-[.D173])/[.D173]" office:value-type="percentage" office:value="0.0109048040082523" calcext:value-type="percentage">
            <text:p>1.09%</text:p>
          </table:table-cell>
        </table:table-row>
        <table:table-row table:style-name="ro1">
          <table:table-cell office:value-type="float" office:value="380.8" calcext:value-type="float">
            <text:p>380.8</text:p>
          </table:table-cell>
          <table:table-cell office:value-type="float" office:value="382.3" calcext:value-type="float">
            <text:p>382.3</text:p>
          </table:table-cell>
          <table:table-cell office:value-type="float" office:value="380.1" calcext:value-type="float">
            <text:p>380.1</text:p>
          </table:table-cell>
          <table:table-cell office:value-type="float" office:value="381.3" calcext:value-type="float">
            <text:p>381.3</text:p>
          </table:table-cell>
          <table:table-cell office:value-type="float" office:value="387" calcext:value-type="float">
            <text:p>387</text:p>
          </table:table-cell>
          <table:table-cell table:formula="of:=([.E174]-[.A174])/[.A174]" office:value-type="percentage" office:value="0.016281512605042" calcext:value-type="percentage">
            <text:p>1.63%</text:p>
          </table:table-cell>
          <table:table-cell table:formula="of:=([.E174]-[.B174])/[.B174]" office:value-type="percentage" office:value="0.0122940099398378" calcext:value-type="percentage">
            <text:p>1.23%</text:p>
          </table:table-cell>
          <table:table-cell table:formula="of:=([.E174]-[.C174])/[.C174]" office:value-type="percentage" office:value="0.0181531176006314" calcext:value-type="percentage">
            <text:p>1.82%</text:p>
          </table:table-cell>
          <table:table-cell table:formula="of:=([.E174]-[.D174])/[.D174]" office:value-type="percentage" office:value="0.014948859166011" calcext:value-type="percentage">
            <text:p>1.49%</text:p>
          </table:table-cell>
        </table:table-row>
        <table:table-row table:style-name="ro1">
          <table:table-cell table:number-columns-repeated="5" office:value-type="float" office:value="388" calcext:value-type="float">
            <text:p>388</text:p>
          </table:table-cell>
          <table:table-cell table:formula="of:=([.E175]-[.A175])/[.A175]" office:value-type="percentage" office:value="0" calcext:value-type="percentage">
            <text:p>0.00%</text:p>
          </table:table-cell>
          <table:table-cell table:formula="of:=([.E175]-[.B175])/[.B175]" office:value-type="percentage" office:value="0" calcext:value-type="percentage">
            <text:p>0.00%</text:p>
          </table:table-cell>
          <table:table-cell table:formula="of:=([.E175]-[.C175])/[.C175]" office:value-type="percentage" office:value="0" calcext:value-type="percentage">
            <text:p>0.00%</text:p>
          </table:table-cell>
          <table:table-cell table:formula="of:=([.E175]-[.D175])/[.D17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.2" calcext:value-type="float">
            <text:p>387.2</text:p>
          </table:table-cell>
          <table:table-cell office:value-type="float" office:value="387.4" calcext:value-type="float">
            <text:p>387.4</text:p>
          </table:table-cell>
          <table:table-cell office:value-type="float" office:value="387.3" calcext:value-type="float">
            <text:p>387.3</text:p>
          </table:table-cell>
          <table:table-cell office:value-type="float" office:value="387.4" calcext:value-type="float">
            <text:p>387.4</text:p>
          </table:table-cell>
          <table:table-cell office:value-type="float" office:value="388" calcext:value-type="float">
            <text:p>388</text:p>
          </table:table-cell>
          <table:table-cell table:formula="of:=([.E176]-[.A176])/[.A176]" office:value-type="percentage" office:value="0.00206611570247937" calcext:value-type="percentage">
            <text:p>0.21%</text:p>
          </table:table-cell>
          <table:table-cell table:formula="of:=([.E176]-[.B176])/[.B176]" office:value-type="percentage" office:value="0.00154878678368617" calcext:value-type="percentage">
            <text:p>0.15%</text:p>
          </table:table-cell>
          <table:table-cell table:formula="of:=([.E176]-[.C176])/[.C176]" office:value-type="percentage" office:value="0.00180738445649364" calcext:value-type="percentage">
            <text:p>0.18%</text:p>
          </table:table-cell>
          <table:table-cell table:formula="of:=([.E176]-[.D176])/[.D176]" office:value-type="percentage" office:value="0.00154878678368617" calcext:value-type="percentage">
            <text:p>0.15%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354.7" calcext:value-type="float">
            <text:p>354.7</text:p>
          </table:table-cell>
          <table:table-cell office:value-type="float" office:value="354.8" calcext:value-type="float">
            <text:p>354.8</text:p>
          </table:table-cell>
          <table:table-cell office:value-type="float" office:value="355.4" calcext:value-type="float">
            <text:p>355.4</text:p>
          </table:table-cell>
          <table:table-cell office:value-type="float" office:value="358" calcext:value-type="float">
            <text:p>358</text:p>
          </table:table-cell>
          <table:table-cell table:formula="of:=([.E177]-[.A177])/[.A177]" office:value-type="percentage" office:value="0.0090191657271702" calcext:value-type="percentage">
            <text:p>0.90%</text:p>
          </table:table-cell>
          <table:table-cell table:formula="of:=([.E177]-[.B177])/[.B177]" office:value-type="percentage" office:value="0.00930363687623347" calcext:value-type="percentage">
            <text:p>0.93%</text:p>
          </table:table-cell>
          <table:table-cell table:formula="of:=([.E177]-[.C177])/[.C177]" office:value-type="percentage" office:value="0.0090191657271702" calcext:value-type="percentage">
            <text:p>0.90%</text:p>
          </table:table-cell>
          <table:table-cell table:formula="of:=([.E177]-[.D177])/[.D177]" office:value-type="percentage" office:value="0.00731570061902089" calcext:value-type="percentage">
            <text:p>0.73%</text:p>
          </table:table-cell>
        </table:table-row>
        <table:table-row table:style-name="ro1">
          <table:table-cell table:number-columns-repeated="5" office:value-type="float" office:value="390" calcext:value-type="float">
            <text:p>390</text:p>
          </table:table-cell>
          <table:table-cell table:formula="of:=([.E178]-[.A178])/[.A178]" office:value-type="percentage" office:value="0" calcext:value-type="percentage">
            <text:p>0.00%</text:p>
          </table:table-cell>
          <table:table-cell table:formula="of:=([.E178]-[.B178])/[.B178]" office:value-type="percentage" office:value="0" calcext:value-type="percentage">
            <text:p>0.00%</text:p>
          </table:table-cell>
          <table:table-cell table:formula="of:=([.E178]-[.C178])/[.C178]" office:value-type="percentage" office:value="0" calcext:value-type="percentage">
            <text:p>0.00%</text:p>
          </table:table-cell>
          <table:table-cell table:formula="of:=([.E178]-[.D178])/[.D1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3.9" calcext:value-type="float">
            <text:p>383.9</text:p>
          </table:table-cell>
          <table:table-cell office:value-type="float" office:value="383.4" calcext:value-type="float">
            <text:p>383.4</text:p>
          </table:table-cell>
          <table:table-cell office:value-type="float" office:value="384" calcext:value-type="float">
            <text:p>384</text:p>
          </table:table-cell>
          <table:table-cell office:value-type="float" office:value="384.1" calcext:value-type="float">
            <text:p>384.1</text:p>
          </table:table-cell>
          <table:table-cell office:value-type="float" office:value="392" calcext:value-type="float">
            <text:p>392</text:p>
          </table:table-cell>
          <table:table-cell table:formula="of:=([.E179]-[.A179])/[.A179]" office:value-type="percentage" office:value="0.0210992445949467" calcext:value-type="percentage">
            <text:p>2.11%</text:p>
          </table:table-cell>
          <table:table-cell table:formula="of:=([.E179]-[.B179])/[.B179]" office:value-type="percentage" office:value="0.0224308815858112" calcext:value-type="percentage">
            <text:p>2.24%</text:p>
          </table:table-cell>
          <table:table-cell table:formula="of:=([.E179]-[.C179])/[.C179]" office:value-type="percentage" office:value="0.0208333333333333" calcext:value-type="percentage">
            <text:p>2.08%</text:p>
          </table:table-cell>
          <table:table-cell table:formula="of:=([.E179]-[.D179])/[.D179]" office:value-type="percentage" office:value="0.0205675605311116" calcext:value-type="percentage">
            <text:p>2.06%</text:p>
          </table:table-cell>
        </table:table-row>
        <table:table-row table:style-name="ro1">
          <table:table-cell table:number-columns-repeated="5" office:value-type="float" office:value="393" calcext:value-type="float">
            <text:p>393</text:p>
          </table:table-cell>
          <table:table-cell table:formula="of:=([.E180]-[.A180])/[.A180]" office:value-type="percentage" office:value="0" calcext:value-type="percentage">
            <text:p>0.00%</text:p>
          </table:table-cell>
          <table:table-cell table:formula="of:=([.E180]-[.B180])/[.B180]" office:value-type="percentage" office:value="0" calcext:value-type="percentage">
            <text:p>0.00%</text:p>
          </table:table-cell>
          <table:table-cell table:formula="of:=([.E180]-[.C180])/[.C180]" office:value-type="percentage" office:value="0" calcext:value-type="percentage">
            <text:p>0.00%</text:p>
          </table:table-cell>
          <table:table-cell table:formula="of:=([.E180]-[.D180])/[.D1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float" office:value="387.4" calcext:value-type="float">
            <text:p>387.4</text:p>
          </table:table-cell>
          <table:table-cell office:value-type="float" office:value="387.7" calcext:value-type="float">
            <text:p>387.7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table:formula="of:=([.E181]-[.A181])/[.A181]" office:value-type="percentage" office:value="0.015202267456841" calcext:value-type="percentage">
            <text:p>1.52%</text:p>
          </table:table-cell>
          <table:table-cell table:formula="of:=([.E181]-[.B181])/[.B181]" office:value-type="percentage" office:value="0.0170366546205473" calcext:value-type="percentage">
            <text:p>1.70%</text:p>
          </table:table-cell>
          <table:table-cell table:formula="of:=([.E181]-[.C181])/[.C181]" office:value-type="percentage" office:value="0.0162496775857622" calcext:value-type="percentage">
            <text:p>1.62%</text:p>
          </table:table-cell>
          <table:table-cell table:formula="of:=([.E181]-[.D181])/[.D181]" office:value-type="percentage" office:value="0.0154639175257732" calcext:value-type="percentage">
            <text:p>1.55%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390.8" calcext:value-type="float">
            <text:p>390.8</text:p>
          </table:table-cell>
          <table:table-cell office:value-type="float" office:value="391" calcext:value-type="float">
            <text:p>391</text:p>
          </table:table-cell>
          <table:table-cell office:value-type="float" office:value="392.1" calcext:value-type="float">
            <text:p>392.1</text:p>
          </table:table-cell>
          <table:table-cell office:value-type="float" office:value="396" calcext:value-type="float">
            <text:p>396</text:p>
          </table:table-cell>
          <table:table-cell table:formula="of:=([.E182]-[.A182])/[.A182]" office:value-type="percentage" office:value="0.0130468150422103" calcext:value-type="percentage">
            <text:p>1.30%</text:p>
          </table:table-cell>
          <table:table-cell table:formula="of:=([.E182]-[.B182])/[.B182]" office:value-type="percentage" office:value="0.0133060388945752" calcext:value-type="percentage">
            <text:p>1.33%</text:p>
          </table:table-cell>
          <table:table-cell table:formula="of:=([.E182]-[.C182])/[.C182]" office:value-type="percentage" office:value="0.0127877237851662" calcext:value-type="percentage">
            <text:p>1.28%</text:p>
          </table:table-cell>
          <table:table-cell table:formula="of:=([.E182]-[.D182])/[.D182]" office:value-type="percentage" office:value="0.00994644223412389" calcext:value-type="percentage">
            <text:p>0.99%</text:p>
          </table:table-cell>
        </table:table-row>
        <table:table-row table:style-name="ro1">
          <table:table-cell office:value-type="float" office:value="391.4" calcext:value-type="float">
            <text:p>391.4</text:p>
          </table:table-cell>
          <table:table-cell office:value-type="float" office:value="391.3" calcext:value-type="float">
            <text:p>391.3</text:p>
          </table:table-cell>
          <table:table-cell office:value-type="float" office:value="391.5" calcext:value-type="float">
            <text:p>391.5</text:p>
          </table:table-cell>
          <table:table-cell office:value-type="float" office:value="391.6" calcext:value-type="float">
            <text:p>391.6</text:p>
          </table:table-cell>
          <table:table-cell office:value-type="float" office:value="397" calcext:value-type="float">
            <text:p>397</text:p>
          </table:table-cell>
          <table:table-cell table:formula="of:=([.E183]-[.A183])/[.A183]" office:value-type="percentage" office:value="0.0143076136944303" calcext:value-type="percentage">
            <text:p>1.43%</text:p>
          </table:table-cell>
          <table:table-cell table:formula="of:=([.E183]-[.B183])/[.B183]" office:value-type="percentage" office:value="0.0145668285203169" calcext:value-type="percentage">
            <text:p>1.46%</text:p>
          </table:table-cell>
          <table:table-cell table:formula="of:=([.E183]-[.C183])/[.C183]" office:value-type="percentage" office:value="0.0140485312899106" calcext:value-type="percentage">
            <text:p>1.40%</text:p>
          </table:table-cell>
          <table:table-cell table:formula="of:=([.E183]-[.D183])/[.D183]" office:value-type="percentage" office:value="0.0137895812053115" calcext:value-type="percentage">
            <text:p>1.38%</text:p>
          </table:table-cell>
        </table:table-row>
        <table:table-row table:style-name="ro1">
          <table:table-cell table:number-columns-repeated="2" office:value-type="float" office:value="393.4" calcext:value-type="float">
            <text:p>393.4</text:p>
          </table:table-cell>
          <table:table-cell office:value-type="float" office:value="393.5" calcext:value-type="float">
            <text:p>393.5</text:p>
          </table:table-cell>
          <table:table-cell office:value-type="float" office:value="394.2" calcext:value-type="float">
            <text:p>394.2</text:p>
          </table:table-cell>
          <table:table-cell office:value-type="float" office:value="400" calcext:value-type="float">
            <text:p>400</text:p>
          </table:table-cell>
          <table:table-cell table:formula="of:=([.E184]-[.A184])/[.A184]" office:value-type="percentage" office:value="0.0167768174885613" calcext:value-type="percentage">
            <text:p>1.68%</text:p>
          </table:table-cell>
          <table:table-cell table:formula="of:=([.E184]-[.B184])/[.B184]" office:value-type="percentage" office:value="0.0167768174885613" calcext:value-type="percentage">
            <text:p>1.68%</text:p>
          </table:table-cell>
          <table:table-cell table:formula="of:=([.E184]-[.C184])/[.C184]" office:value-type="percentage" office:value="0.0165184243964422" calcext:value-type="percentage">
            <text:p>1.65%</text:p>
          </table:table-cell>
          <table:table-cell table:formula="of:=([.E184]-[.D184])/[.D184]" office:value-type="percentage" office:value="0.0147133434804668" calcext:value-type="percentage">
            <text:p>1.47%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368.2" calcext:value-type="float">
            <text:p>368.2</text:p>
          </table:table-cell>
          <table:table-cell table:number-columns-repeated="2" office:value-type="float" office:value="368.7" calcext:value-type="float">
            <text:p>368.7</text:p>
          </table:table-cell>
          <table:table-cell office:value-type="float" office:value="375" calcext:value-type="float">
            <text:p>375</text:p>
          </table:table-cell>
          <table:table-cell table:formula="of:=([.E185]-[.A185])/[.A185]" office:value-type="percentage" office:value="0.0165356465166712" calcext:value-type="percentage">
            <text:p>1.65%</text:p>
          </table:table-cell>
          <table:table-cell table:formula="of:=([.E185]-[.B185])/[.B185]" office:value-type="percentage" office:value="0.0184682237914177" calcext:value-type="percentage">
            <text:p>1.85%</text:p>
          </table:table-cell>
          <table:table-cell table:formula="of:=([.E185]-[.C185])/[.C185]" office:value-type="percentage" office:value="0.0170870626525631" calcext:value-type="percentage">
            <text:p>1.71%</text:p>
          </table:table-cell>
          <table:table-cell table:formula="of:=([.E185]-[.D185])/[.D185]" office:value-type="percentage" office:value="0.0170870626525631" calcext:value-type="percentage">
            <text:p>1.71%</text:p>
          </table:table-cell>
        </table:table-row>
        <table:table-row table:style-name="ro1">
          <table:table-cell table:number-columns-repeated="5" office:value-type="float" office:value="403" calcext:value-type="float">
            <text:p>403</text:p>
          </table:table-cell>
          <table:table-cell table:formula="of:=([.E186]-[.A186])/[.A186]" office:value-type="percentage" office:value="0" calcext:value-type="percentage">
            <text:p>0.00%</text:p>
          </table:table-cell>
          <table:table-cell table:formula="of:=([.E186]-[.B186])/[.B186]" office:value-type="percentage" office:value="0" calcext:value-type="percentage">
            <text:p>0.00%</text:p>
          </table:table-cell>
          <table:table-cell table:formula="of:=([.E186]-[.C186])/[.C186]" office:value-type="percentage" office:value="0" calcext:value-type="percentage">
            <text:p>0.00%</text:p>
          </table:table-cell>
          <table:table-cell table:formula="of:=([.E186]-[.D186])/[.D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5.9" calcext:value-type="float">
            <text:p>355.9</text:p>
          </table:table-cell>
          <table:table-cell office:value-type="float" office:value="356" calcext:value-type="float">
            <text:p>356</text:p>
          </table:table-cell>
          <table:table-cell office:value-type="float" office:value="356.4" calcext:value-type="float">
            <text:p>356.4</text:p>
          </table:table-cell>
          <table:table-cell office:value-type="float" office:value="356.3" calcext:value-type="float">
            <text:p>356.3</text:p>
          </table:table-cell>
          <table:table-cell office:value-type="float" office:value="362" calcext:value-type="float">
            <text:p>362</text:p>
          </table:table-cell>
          <table:table-cell table:formula="of:=([.E187]-[.A187])/[.A187]" office:value-type="percentage" office:value="0.0171396459679686" calcext:value-type="percentage">
            <text:p>1.71%</text:p>
          </table:table-cell>
          <table:table-cell table:formula="of:=([.E187]-[.B187])/[.B187]" office:value-type="percentage" office:value="0.0168539325842697" calcext:value-type="percentage">
            <text:p>1.69%</text:p>
          </table:table-cell>
          <table:table-cell table:formula="of:=([.E187]-[.C187])/[.C187]" office:value-type="percentage" office:value="0.0157126823793491" calcext:value-type="percentage">
            <text:p>1.57%</text:p>
          </table:table-cell>
          <table:table-cell table:formula="of:=([.E187]-[.D187])/[.D187]" office:value-type="percentage" office:value="0.0159977547010945" calcext:value-type="percentage">
            <text:p>1.60%</text:p>
          </table:table-cell>
        </table:table-row>
        <table:table-row table:style-name="ro1">
          <table:table-cell office:value-type="float" office:value="397.6" calcext:value-type="float">
            <text:p>397.6</text:p>
          </table:table-cell>
          <table:table-cell office:value-type="float" office:value="397.7" calcext:value-type="float">
            <text:p>397.7</text:p>
          </table:table-cell>
          <table:table-cell office:value-type="float" office:value="397.8" calcext:value-type="float">
            <text:p>397.8</text:p>
          </table:table-cell>
          <table:table-cell office:value-type="float" office:value="397.7" calcext:value-type="float">
            <text:p>397.7</text:p>
          </table:table-cell>
          <table:table-cell office:value-type="float" office:value="406" calcext:value-type="float">
            <text:p>406</text:p>
          </table:table-cell>
          <table:table-cell table:formula="of:=([.E188]-[.A188])/[.A188]" office:value-type="percentage" office:value="0.0211267605633802" calcext:value-type="percentage">
            <text:p>2.11%</text:p>
          </table:table-cell>
          <table:table-cell table:formula="of:=([.E188]-[.B188])/[.B188]" office:value-type="percentage" office:value="0.0208700025144582" calcext:value-type="percentage">
            <text:p>2.09%</text:p>
          </table:table-cell>
          <table:table-cell table:formula="of:=([.E188]-[.C188])/[.C188]" office:value-type="percentage" office:value="0.02061337355455" calcext:value-type="percentage">
            <text:p>2.06%</text:p>
          </table:table-cell>
          <table:table-cell table:formula="of:=([.E188]-[.D188])/[.D188]" office:value-type="percentage" office:value="0.0208700025144582" calcext:value-type="percentage">
            <text:p>2.09%</text:p>
          </table:table-cell>
        </table:table-row>
        <table:table-row table:style-name="ro1">
          <table:table-cell table:number-columns-repeated="5" office:value-type="float" office:value="406" calcext:value-type="float">
            <text:p>406</text:p>
          </table:table-cell>
          <table:table-cell table:formula="of:=([.E189]-[.A189])/[.A189]" office:value-type="percentage" office:value="0" calcext:value-type="percentage">
            <text:p>0.00%</text:p>
          </table:table-cell>
          <table:table-cell table:formula="of:=([.E189]-[.B189])/[.B189]" office:value-type="percentage" office:value="0" calcext:value-type="percentage">
            <text:p>0.00%</text:p>
          </table:table-cell>
          <table:table-cell table:formula="of:=([.E189]-[.C189])/[.C189]" office:value-type="percentage" office:value="0" calcext:value-type="percentage">
            <text:p>0.00%</text:p>
          </table:table-cell>
          <table:table-cell table:formula="of:=([.E189]-[.D189])/[.D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.7" calcext:value-type="float">
            <text:p>384.7</text:p>
          </table:table-cell>
          <table:table-cell office:value-type="float" office:value="385.2" calcext:value-type="float">
            <text:p>385.2</text:p>
          </table:table-cell>
          <table:table-cell office:value-type="float" office:value="385.6" calcext:value-type="float">
            <text:p>385.6</text:p>
          </table:table-cell>
          <table:table-cell office:value-type="float" office:value="385.3" calcext:value-type="float">
            <text:p>385.3</text:p>
          </table:table-cell>
          <table:table-cell office:value-type="float" office:value="391" calcext:value-type="float">
            <text:p>391</text:p>
          </table:table-cell>
          <table:table-cell table:formula="of:=([.E190]-[.A190])/[.A190]" office:value-type="percentage" office:value="0.0163763971926177" calcext:value-type="percentage">
            <text:p>1.64%</text:p>
          </table:table-cell>
          <table:table-cell table:formula="of:=([.E190]-[.B190])/[.B190]" office:value-type="percentage" office:value="0.0150571131879543" calcext:value-type="percentage">
            <text:p>1.51%</text:p>
          </table:table-cell>
          <table:table-cell table:formula="of:=([.E190]-[.C190])/[.C190]" office:value-type="percentage" office:value="0.0140041493775933" calcext:value-type="percentage">
            <text:p>1.40%</text:p>
          </table:table-cell>
          <table:table-cell table:formula="of:=([.E190]-[.D190])/[.D190]" office:value-type="percentage" office:value="0.0147936672722554" calcext:value-type="percentage">
            <text:p>1.48%</text:p>
          </table:table-cell>
        </table:table-row>
        <table:table-row table:style-name="ro1">
          <table:table-cell office:value-type="float" office:value="390.4" calcext:value-type="float">
            <text:p>390.4</text:p>
          </table:table-cell>
          <table:table-cell office:value-type="float" office:value="390.7" calcext:value-type="float">
            <text:p>390.7</text:p>
          </table:table-cell>
          <table:table-cell table:number-columns-repeated="2" office:value-type="float" office:value="391.1" calcext:value-type="float">
            <text:p>391.1</text:p>
          </table:table-cell>
          <table:table-cell office:value-type="float" office:value="403" calcext:value-type="float">
            <text:p>403</text:p>
          </table:table-cell>
          <table:table-cell table:formula="of:=([.E191]-[.A191])/[.A191]" office:value-type="percentage" office:value="0.0322745901639345" calcext:value-type="percentage">
            <text:p>3.23%</text:p>
          </table:table-cell>
          <table:table-cell table:formula="of:=([.E191]-[.B191])/[.B191]" office:value-type="percentage" office:value="0.0314819554645508" calcext:value-type="percentage">
            <text:p>3.15%</text:p>
          </table:table-cell>
          <table:table-cell table:formula="of:=([.E191]-[.C191])/[.C191]" office:value-type="percentage" office:value="0.0304270007670672" calcext:value-type="percentage">
            <text:p>3.04%</text:p>
          </table:table-cell>
          <table:table-cell table:formula="of:=([.E191]-[.D191])/[.D191]" office:value-type="percentage" office:value="0.0304270007670672" calcext:value-type="percentage">
            <text:p>3.04%</text:p>
          </table:table-cell>
        </table:table-row>
        <table:table-row table:style-name="ro1">
          <table:table-cell table:number-columns-repeated="5" office:value-type="float" office:value="411" calcext:value-type="float">
            <text:p>411</text:p>
          </table:table-cell>
          <table:table-cell table:formula="of:=([.E192]-[.A192])/[.A192]" office:value-type="percentage" office:value="0" calcext:value-type="percentage">
            <text:p>0.00%</text:p>
          </table:table-cell>
          <table:table-cell table:formula="of:=([.E192]-[.B192])/[.B192]" office:value-type="percentage" office:value="0" calcext:value-type="percentage">
            <text:p>0.00%</text:p>
          </table:table-cell>
          <table:table-cell table:formula="of:=([.E192]-[.C192])/[.C192]" office:value-type="percentage" office:value="0" calcext:value-type="percentage">
            <text:p>0.00%</text:p>
          </table:table-cell>
          <table:table-cell table:formula="of:=([.E192]-[.D192])/[.D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4.5" calcext:value-type="float">
            <text:p>564.5</text:p>
          </table:table-cell>
          <table:table-cell office:value-type="float" office:value="564.4" calcext:value-type="float">
            <text:p>564.4</text:p>
          </table:table-cell>
          <table:table-cell office:value-type="float" office:value="563.9" calcext:value-type="float">
            <text:p>563.9</text:p>
          </table:table-cell>
          <table:table-cell office:value-type="float" office:value="564.3" calcext:value-type="float">
            <text:p>564.3</text:p>
          </table:table-cell>
          <table:table-cell office:value-type="float" office:value="571" calcext:value-type="float">
            <text:p>571</text:p>
          </table:table-cell>
          <table:table-cell table:formula="of:=([.E193]-[.A193])/[.A193]" office:value-type="percentage" office:value="0.0115146147032772" calcext:value-type="percentage">
            <text:p>1.15%</text:p>
          </table:table-cell>
          <table:table-cell table:formula="of:=([.E193]-[.B193])/[.B193]" office:value-type="percentage" office:value="0.0116938341601701" calcext:value-type="percentage">
            <text:p>1.17%</text:p>
          </table:table-cell>
          <table:table-cell table:formula="of:=([.E193]-[.C193])/[.C193]" office:value-type="percentage" office:value="0.0125908849086718" calcext:value-type="percentage">
            <text:p>1.26%</text:p>
          </table:table-cell>
          <table:table-cell table:formula="of:=([.E193]-[.D193])/[.D193]" office:value-type="percentage" office:value="0.0118731171362751" calcext:value-type="percentage">
            <text:p>1.19%</text:p>
          </table:table-cell>
        </table:table-row>
        <table:table-row table:style-name="ro1">
          <table:table-cell office:value-type="float" office:value="748.9" calcext:value-type="float">
            <text:p>748.9</text:p>
          </table:table-cell>
          <table:table-cell table:number-columns-repeated="4" office:value-type="float" office:value="749" calcext:value-type="float">
            <text:p>749</text:p>
          </table:table-cell>
          <table:table-cell table:formula="of:=([.E194]-[.A194])/[.A194]" office:value-type="percentage" office:value="0.000133529176125014" calcext:value-type="percentage">
            <text:p>0.01%</text:p>
          </table:table-cell>
          <table:table-cell table:formula="of:=([.E194]-[.B194])/[.B194]" office:value-type="percentage" office:value="0" calcext:value-type="percentage">
            <text:p>0.00%</text:p>
          </table:table-cell>
          <table:table-cell table:formula="of:=([.E194]-[.C194])/[.C194]" office:value-type="percentage" office:value="0" calcext:value-type="percentage">
            <text:p>0.00%</text:p>
          </table:table-cell>
          <table:table-cell table:formula="of:=([.E194]-[.D194])/[.D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table:style-name="ce3" table:formula="of:=SUM([.F2:.F194])/193" office:value-type="percentage" office:value="0.00986176864811496" calcext:value-type="percentage">
            <text:p>0.99%</text:p>
          </table:table-cell>
          <table:table-cell table:style-name="ce3" table:formula="of:=SUM([.G2:.G194])/193" office:value-type="percentage" office:value="0.00967175188644119" calcext:value-type="percentage">
            <text:p>0.97%</text:p>
          </table:table-cell>
          <table:table-cell table:style-name="ce3" table:formula="of:=SUM([.H2:.H194])/193" office:value-type="percentage" office:value="0.00977075825563954" calcext:value-type="percentage">
            <text:p>0.98%</text:p>
          </table:table-cell>
          <table:table-cell table:style-name="ce3" table:formula="of:=SUM([.I2:.I194])/193" office:value-type="percentage" office:value="0.0096505562469269" calcext:value-type="percentage">
            <text:p>0.97%</text:p>
          </table:table-cell>
        </table:table-row>
      </table:table>
      <table:table table:name="D-objval" table:style-name="ta1"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swap</text:p>
          </table:table-cell>
          <table:table-cell table:style-name="ce1" office:value-type="string" calcext:value-type="string">
            <text:p>gap smart update</text:p>
          </table:table-cell>
          <table:table-cell table:style-name="ce1" office:value-type="string" calcext:value-type="string">
            <text:p>gap storage</text:p>
          </table:table-cell>
          <table:table-cell table:style-name="ce1" office:value-type="string" calcext:value-type="string">
            <text:p>gap update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formula="of:=([.E2]-[.A2])/[.A2]" office:value-type="percentage" office:value="0.0256410256410257" calcext:value-type="percentage">
            <text:p>2.56%</text:p>
          </table:table-cell>
          <table:table-cell table:formula="of:=([.E2]-[.B2])/[.B2]" office:value-type="percentage" office:value="0.0126582278481012" calcext:value-type="percentage">
            <text:p>1.27%</text:p>
          </table:table-cell>
          <table:table-cell table:formula="of:=([.E2]-[.C2])/[.C2]" office:value-type="percentage" office:value="0.0256410256410257" calcext:value-type="percentage">
            <text:p>2.56%</text:p>
          </table:table-cell>
          <table:table-cell table:formula="of:=([.E2]-[.D2])/[.D2]" office:value-type="percentage" office:value="0.0126582278481012" calcext:value-type="percentage">
            <text:p>1.27%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formula="of:=([.E3]-[.A3])/[.A3]" office:value-type="percentage" office:value="0" calcext:value-type="percentage">
            <text:p>0.00%</text:p>
          </table:table-cell>
          <table:table-cell table:formula="of:=([.E3]-[.B3])/[.B3]" office:value-type="percentage" office:value="0" calcext:value-type="percentage">
            <text:p>0.00%</text:p>
          </table:table-cell>
          <table:table-cell table:formula="of:=([.E3]-[.C3])/[.C3]" office:value-type="percentage" office:value="0" calcext:value-type="percentage">
            <text:p>0.00%</text:p>
          </table:table-cell>
          <table:table-cell table:formula="of:=([.E3]-[.D3])/[.D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table:number-columns-repeated="2" office:value-type="float" office:value="39.4" calcext:value-type="float">
            <text:p>39.4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table:formula="of:=([.E4]-[.A4])/[.A4]" office:value-type="percentage" office:value="0.0485933503836317" calcext:value-type="percentage">
            <text:p>4.86%</text:p>
          </table:table-cell>
          <table:table-cell table:formula="of:=([.E4]-[.B4])/[.B4]" office:value-type="percentage" office:value="0.0406091370558376" calcext:value-type="percentage">
            <text:p>4.06%</text:p>
          </table:table-cell>
          <table:table-cell table:formula="of:=([.E4]-[.C4])/[.C4]" office:value-type="percentage" office:value="0.0406091370558376" calcext:value-type="percentage">
            <text:p>4.06%</text:p>
          </table:table-cell>
          <table:table-cell table:formula="of:=([.E4]-[.D4])/[.D4]" office:value-type="percentage" office:value="0.0353535353535353" calcext:value-type="percentage">
            <text:p>3.54%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.8" calcext:value-type="float">
            <text:p>39.8</text:p>
          </table:table-cell>
          <table:table-cell office:value-type="float" office:value="39.3" calcext:value-type="float">
            <text:p>39.3</text:p>
          </table:table-cell>
          <table:table-cell office:value-type="float" office:value="39.9" calcext:value-type="float">
            <text:p>39.9</text:p>
          </table:table-cell>
          <table:table-cell office:value-type="float" office:value="42" calcext:value-type="float">
            <text:p>42</text:p>
          </table:table-cell>
          <table:table-cell table:formula="of:=([.E5]-[.A5])/[.A5]" office:value-type="percentage" office:value="0.0632911392405063" calcext:value-type="percentage">
            <text:p>6.33%</text:p>
          </table:table-cell>
          <table:table-cell table:formula="of:=([.E5]-[.B5])/[.B5]" office:value-type="percentage" office:value="0.0552763819095478" calcext:value-type="percentage">
            <text:p>5.53%</text:p>
          </table:table-cell>
          <table:table-cell table:formula="of:=([.E5]-[.C5])/[.C5]" office:value-type="percentage" office:value="0.068702290076336" calcext:value-type="percentage">
            <text:p>6.87%</text:p>
          </table:table-cell>
          <table:table-cell table:formula="of:=([.E5]-[.D5])/[.D5]" office:value-type="percentage" office:value="0.0526315789473685" calcext:value-type="percentage">
            <text:p>5.26%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3.9" calcext:value-type="float">
            <text:p>43.9</text:p>
          </table:table-cell>
          <table:table-cell office:value-type="float" office:value="43.6" calcext:value-type="float">
            <text:p>43.6</text:p>
          </table:table-cell>
          <table:table-cell office:value-type="float" office:value="43.8" calcext:value-type="float">
            <text:p>43.8</text:p>
          </table:table-cell>
          <table:table-cell office:value-type="float" office:value="46" calcext:value-type="float">
            <text:p>46</text:p>
          </table:table-cell>
          <table:table-cell table:formula="of:=([.E6]-[.A6])/[.A6]" office:value-type="percentage" office:value="0.0599078341013825" calcext:value-type="percentage">
            <text:p>5.99%</text:p>
          </table:table-cell>
          <table:table-cell table:formula="of:=([.E6]-[.B6])/[.B6]" office:value-type="percentage" office:value="0.0478359908883827" calcext:value-type="percentage">
            <text:p>4.78%</text:p>
          </table:table-cell>
          <table:table-cell table:formula="of:=([.E6]-[.C6])/[.C6]" office:value-type="percentage" office:value="0.055045871559633" calcext:value-type="percentage">
            <text:p>5.50%</text:p>
          </table:table-cell>
          <table:table-cell table:formula="of:=([.E6]-[.D6])/[.D6]" office:value-type="percentage" office:value="0.0502283105022832" calcext:value-type="percentage">
            <text:p>5.02%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68.5" calcext:value-type="float">
            <text:p>68.5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71" calcext:value-type="float">
            <text:p>71</text:p>
          </table:table-cell>
          <table:table-cell table:formula="of:=([.E7]-[.A7])/[.A7]" office:value-type="percentage" office:value="0.0349854227405249" calcext:value-type="percentage">
            <text:p>3.50%</text:p>
          </table:table-cell>
          <table:table-cell table:formula="of:=([.E7]-[.B7])/[.B7]" office:value-type="percentage" office:value="0.0364963503649635" calcext:value-type="percentage">
            <text:p>3.65%</text:p>
          </table:table-cell>
          <table:table-cell table:formula="of:=([.E7]-[.C7])/[.C7]" office:value-type="percentage" office:value="0.0334788937409024" calcext:value-type="percentage">
            <text:p>3.35%</text:p>
          </table:table-cell>
          <table:table-cell table:formula="of:=([.E7]-[.D7])/[.D7]" office:value-type="percentage" office:value="0.0334788937409024" calcext:value-type="percentage">
            <text:p>3.35%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84.3" calcext:value-type="float">
            <text:p>84.3</text:p>
          </table:table-cell>
          <table:table-cell office:value-type="float" office:value="83.8" calcext:value-type="float">
            <text:p>83.8</text:p>
          </table:table-cell>
          <table:table-cell office:value-type="float" office:value="84.7" calcext:value-type="float">
            <text:p>84.7</text:p>
          </table:table-cell>
          <table:table-cell office:value-type="float" office:value="88" calcext:value-type="float">
            <text:p>88</text:p>
          </table:table-cell>
          <table:table-cell table:formula="of:=([.E8]-[.A8])/[.A8]" office:value-type="percentage" office:value="0.0340775558166863" calcext:value-type="percentage">
            <text:p>3.41%</text:p>
          </table:table-cell>
          <table:table-cell table:formula="of:=([.E8]-[.B8])/[.B8]" office:value-type="percentage" office:value="0.0438908659549229" calcext:value-type="percentage">
            <text:p>4.39%</text:p>
          </table:table-cell>
          <table:table-cell table:formula="of:=([.E8]-[.C8])/[.C8]" office:value-type="percentage" office:value="0.0501193317422435" calcext:value-type="percentage">
            <text:p>5.01%</text:p>
          </table:table-cell>
          <table:table-cell table:formula="of:=([.E8]-[.D8])/[.D8]" office:value-type="percentage" office:value="0.0389610389610389" calcext:value-type="percentage">
            <text:p>3.90%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90.7" calcext:value-type="float">
            <text:p>90.7</text:p>
          </table:table-cell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.1</text:p>
          </table:table-cell>
          <table:table-cell office:value-type="float" office:value="93" calcext:value-type="float">
            <text:p>93</text:p>
          </table:table-cell>
          <table:table-cell table:formula="of:=([.E9]-[.A9])/[.A9]" office:value-type="percentage" office:value="0.0310421286031042" calcext:value-type="percentage">
            <text:p>3.10%</text:p>
          </table:table-cell>
          <table:table-cell table:formula="of:=([.E9]-[.B9])/[.B9]" office:value-type="percentage" office:value="0.0253583241455347" calcext:value-type="percentage">
            <text:p>2.54%</text:p>
          </table:table-cell>
          <table:table-cell table:formula="of:=([.E9]-[.C9])/[.C9]" office:value-type="percentage" office:value="0.0333333333333333" calcext:value-type="percentage">
            <text:p>3.33%</text:p>
          </table:table-cell>
          <table:table-cell table:formula="of:=([.E9]-[.D9])/[.D9]" office:value-type="percentage" office:value="0.0321864594894562" calcext:value-type="percentage">
            <text:p>3.22%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84.3" calcext:value-type="float">
            <text:p>84.3</text:p>
          </table:table-cell>
          <table:table-cell office:value-type="float" office:value="84.9" calcext:value-type="float">
            <text:p>84.9</text:p>
          </table:table-cell>
          <table:table-cell office:value-type="float" office:value="84.6" calcext:value-type="float">
            <text:p>84.6</text:p>
          </table:table-cell>
          <table:table-cell office:value-type="float" office:value="87" calcext:value-type="float">
            <text:p>87</text:p>
          </table:table-cell>
          <table:table-cell table:formula="of:=([.E10]-[.A10])/[.A10]" office:value-type="percentage" office:value="0.0211267605633802" calcext:value-type="percentage">
            <text:p>2.11%</text:p>
          </table:table-cell>
          <table:table-cell table:formula="of:=([.E10]-[.B10])/[.B10]" office:value-type="percentage" office:value="0.0320284697508897" calcext:value-type="percentage">
            <text:p>3.20%</text:p>
          </table:table-cell>
          <table:table-cell table:formula="of:=([.E10]-[.C10])/[.C10]" office:value-type="percentage" office:value="0.0247349823321554" calcext:value-type="percentage">
            <text:p>2.47%</text:p>
          </table:table-cell>
          <table:table-cell table:formula="of:=([.E10]-[.D10])/[.D10]" office:value-type="percentage" office:value="0.0283687943262412" calcext:value-type="percentage">
            <text:p>2.84%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90.5" calcext:value-type="float">
            <text:p>90.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formula="of:=([.E11]-[.A11])/[.A11]" office:value-type="percentage" office:value="0.0428100987925357" calcext:value-type="percentage">
            <text:p>4.28%</text:p>
          </table:table-cell>
          <table:table-cell table:formula="of:=([.E11]-[.B11])/[.B11]" office:value-type="percentage" office:value="0.0497237569060773" calcext:value-type="percentage">
            <text:p>4.97%</text:p>
          </table:table-cell>
          <table:table-cell table:formula="of:=([.E11]-[.C11])/[.C11]" office:value-type="percentage" office:value="0.043956043956044" calcext:value-type="percentage">
            <text:p>4.40%</text:p>
          </table:table-cell>
          <table:table-cell table:formula="of:=([.E11]-[.D11])/[.D11]" office:value-type="percentage" office:value="0.043956043956044" calcext:value-type="percentage">
            <text:p>4.4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97.8" calcext:value-type="float">
            <text:p>97.8</text:p>
          </table:table-cell>
          <table:table-cell office:value-type="float" office:value="97.6" calcext:value-type="float">
            <text:p>97.6</text:p>
          </table:table-cell>
          <table:table-cell office:value-type="float" office:value="104" calcext:value-type="float">
            <text:p>104</text:p>
          </table:table-cell>
          <table:table-cell table:formula="of:=([.E12]-[.A12])/[.A12]" office:value-type="percentage" office:value="0.0612244897959184" calcext:value-type="percentage">
            <text:p>6.12%</text:p>
          </table:table-cell>
          <table:table-cell table:formula="of:=([.E12]-[.B12])/[.B12]" office:value-type="percentage" office:value="0.0558375634517767" calcext:value-type="percentage">
            <text:p>5.58%</text:p>
          </table:table-cell>
          <table:table-cell table:formula="of:=([.E12]-[.C12])/[.C12]" office:value-type="percentage" office:value="0.0633946830265849" calcext:value-type="percentage">
            <text:p>6.34%</text:p>
          </table:table-cell>
          <table:table-cell table:formula="of:=([.E12]-[.D12])/[.D12]" office:value-type="percentage" office:value="0.0655737704918033" calcext:value-type="percentage">
            <text:p>6.56%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99.7" calcext:value-type="float">
            <text:p>99.7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104" calcext:value-type="float">
            <text:p>104</text:p>
          </table:table-cell>
          <table:table-cell table:formula="of:=([.E13]-[.A13])/[.A13]" office:value-type="percentage" office:value="0.0483870967741935" calcext:value-type="percentage">
            <text:p>4.84%</text:p>
          </table:table-cell>
          <table:table-cell table:formula="of:=([.E13]-[.B13])/[.B13]" office:value-type="percentage" office:value="0.0431293881644935" calcext:value-type="percentage">
            <text:p>4.31%</text:p>
          </table:table-cell>
          <table:table-cell table:formula="of:=([.E13]-[.C13])/[.C13]" office:value-type="percentage" office:value="0.0515672396359959" calcext:value-type="percentage">
            <text:p>5.16%</text:p>
          </table:table-cell>
          <table:table-cell table:formula="of:=([.E13]-[.D13])/[.D13]" office:value-type="percentage" office:value="0.0547667342799189" calcext:value-type="percentage">
            <text:p>5.48%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98.8" calcext:value-type="float">
            <text:p>98.8</text:p>
          </table:table-cell>
          <table:table-cell office:value-type="float" office:value="99.3" calcext:value-type="float">
            <text:p>99.3</text:p>
          </table:table-cell>
          <table:table-cell office:value-type="float" office:value="98.7" calcext:value-type="float">
            <text:p>98.7</text:p>
          </table:table-cell>
          <table:table-cell office:value-type="float" office:value="105" calcext:value-type="float">
            <text:p>105</text:p>
          </table:table-cell>
          <table:table-cell table:formula="of:=([.E14]-[.A14])/[.A14]" office:value-type="percentage" office:value="0.0616784630940343" calcext:value-type="percentage">
            <text:p>6.17%</text:p>
          </table:table-cell>
          <table:table-cell table:formula="of:=([.E14]-[.B14])/[.B14]" office:value-type="percentage" office:value="0.062753036437247" calcext:value-type="percentage">
            <text:p>6.28%</text:p>
          </table:table-cell>
          <table:table-cell table:formula="of:=([.E14]-[.C14])/[.C14]" office:value-type="percentage" office:value="0.0574018126888218" calcext:value-type="percentage">
            <text:p>5.74%</text:p>
          </table:table-cell>
          <table:table-cell table:formula="of:=([.E14]-[.D14])/[.D14]" office:value-type="percentage" office:value="0.0638297872340425" calcext:value-type="percentage">
            <text:p>6.38%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101.2" calcext:value-type="float">
            <text:p>101.2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float" office:value="106" calcext:value-type="float">
            <text:p>106</text:p>
          </table:table-cell>
          <table:table-cell table:formula="of:=([.E15]-[.A15])/[.A15]" office:value-type="percentage" office:value="0.0402355250245338" calcext:value-type="percentage">
            <text:p>4.02%</text:p>
          </table:table-cell>
          <table:table-cell table:formula="of:=([.E15]-[.B15])/[.B15]" office:value-type="percentage" office:value="0.0474308300395257" calcext:value-type="percentage">
            <text:p>4.74%</text:p>
          </table:table-cell>
          <table:table-cell table:formula="of:=([.E15]-[.C15])/[.C15]" office:value-type="percentage" office:value="0.0433070866141733" calcext:value-type="percentage">
            <text:p>4.33%</text:p>
          </table:table-cell>
          <table:table-cell table:formula="of:=([.E15]-[.D15])/[.D15]" office:value-type="percentage" office:value="0.0433070866141733" calcext:value-type="percentage">
            <text:p>4.33%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3" calcext:value-type="float">
            <text:p>104.3</text:p>
          </table:table-cell>
          <table:table-cell office:value-type="float" office:value="106" calcext:value-type="float">
            <text:p>106</text:p>
          </table:table-cell>
          <table:table-cell table:formula="of:=([.E16]-[.A16])/[.A16]" office:value-type="percentage" office:value="0.0114503816793893" calcext:value-type="percentage">
            <text:p>1.15%</text:p>
          </table:table-cell>
          <table:table-cell table:formula="of:=([.E16]-[.B16])/[.B16]" office:value-type="percentage" office:value="0.0133843212237094" calcext:value-type="percentage">
            <text:p>1.34%</text:p>
          </table:table-cell>
          <table:table-cell table:formula="of:=([.E16]-[.C16])/[.C16]" office:value-type="percentage" office:value="0.0104861773117254" calcext:value-type="percentage">
            <text:p>1.05%</text:p>
          </table:table-cell>
          <table:table-cell table:formula="of:=([.E16]-[.D16])/[.D16]" office:value-type="percentage" office:value="0.0162991371045063" calcext:value-type="percentage">
            <text:p>1.63%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11" calcext:value-type="float">
            <text:p>111</text:p>
          </table:table-cell>
          <table:table-cell office:value-type="float" office:value="111.3" calcext:value-type="float">
            <text:p>111.3</text:p>
          </table:table-cell>
          <table:table-cell office:value-type="float" office:value="110.9" calcext:value-type="float">
            <text:p>110.9</text:p>
          </table:table-cell>
          <table:table-cell office:value-type="float" office:value="116" calcext:value-type="float">
            <text:p>116</text:p>
          </table:table-cell>
          <table:table-cell table:formula="of:=([.E17]-[.A17])/[.A17]" office:value-type="percentage" office:value="0.0469314079422383" calcext:value-type="percentage">
            <text:p>4.69%</text:p>
          </table:table-cell>
          <table:table-cell table:formula="of:=([.E17]-[.B17])/[.B17]" office:value-type="percentage" office:value="0.045045045045045" calcext:value-type="percentage">
            <text:p>4.50%</text:p>
          </table:table-cell>
          <table:table-cell table:formula="of:=([.E17]-[.C17])/[.C17]" office:value-type="percentage" office:value="0.0422282120395328" calcext:value-type="percentage">
            <text:p>4.22%</text:p>
          </table:table-cell>
          <table:table-cell table:formula="of:=([.E17]-[.D17])/[.D17]" office:value-type="percentage" office:value="0.0459873760144274" calcext:value-type="percentage">
            <text:p>4.60%</text:p>
          </table:table-cell>
        </table:table-row>
        <table:table-row table:style-name="ro1">
          <table:table-cell table:number-columns-repeated="2" office:value-type="float" office:value="110.6" calcext:value-type="float">
            <text:p>110.6</text:p>
          </table:table-cell>
          <table:table-cell office:value-type="float" office:value="109.7" calcext:value-type="float">
            <text:p>109.7</text:p>
          </table:table-cell>
          <table:table-cell office:value-type="float" office:value="110.8" calcext:value-type="float">
            <text:p>110.8</text:p>
          </table:table-cell>
          <table:table-cell office:value-type="float" office:value="120" calcext:value-type="float">
            <text:p>120</text:p>
          </table:table-cell>
          <table:table-cell table:formula="of:=([.E18]-[.A18])/[.A18]" office:value-type="percentage" office:value="0.08499095840868" calcext:value-type="percentage">
            <text:p>8.50%</text:p>
          </table:table-cell>
          <table:table-cell table:formula="of:=([.E18]-[.B18])/[.B18]" office:value-type="percentage" office:value="0.08499095840868" calcext:value-type="percentage">
            <text:p>8.50%</text:p>
          </table:table-cell>
          <table:table-cell table:formula="of:=([.E18]-[.C18])/[.C18]" office:value-type="percentage" office:value="0.0938924339106654" calcext:value-type="percentage">
            <text:p>9.39%</text:p>
          </table:table-cell>
          <table:table-cell table:formula="of:=([.E18]-[.D18])/[.D18]" office:value-type="percentage" office:value="0.0830324909747293" calcext:value-type="percentage">
            <text:p>8.3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9.7" calcext:value-type="float">
            <text:p>119.7</text:p>
          </table:table-cell>
          <table:table-cell office:value-type="float" office:value="119.1" calcext:value-type="float">
            <text:p>119.1</text:p>
          </table:table-cell>
          <table:table-cell office:value-type="float" office:value="128" calcext:value-type="float">
            <text:p>128</text:p>
          </table:table-cell>
          <table:table-cell table:formula="of:=([.E19]-[.A19])/[.A19]" office:value-type="percentage" office:value="0.0666666666666667" calcext:value-type="percentage">
            <text:p>6.67%</text:p>
          </table:table-cell>
          <table:table-cell table:formula="of:=([.E19]-[.B19])/[.B19]" office:value-type="percentage" office:value="0.0693400167084377" calcext:value-type="percentage">
            <text:p>6.93%</text:p>
          </table:table-cell>
          <table:table-cell table:formula="of:=([.E19]-[.C19])/[.C19]" office:value-type="percentage" office:value="0.0693400167084377" calcext:value-type="percentage">
            <text:p>6.93%</text:p>
          </table:table-cell>
          <table:table-cell table:formula="of:=([.E19]-[.D19])/[.D19]" office:value-type="percentage" office:value="0.0747271200671705" calcext:value-type="percentage">
            <text:p>7.47%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124.3" calcext:value-type="float">
            <text:p>124.3</text:p>
          </table:table-cell>
          <table:table-cell office:value-type="float" office:value="123.7" calcext:value-type="float">
            <text:p>123.7</text:p>
          </table:table-cell>
          <table:table-cell office:value-type="float" office:value="124.9" calcext:value-type="float">
            <text:p>124.9</text:p>
          </table:table-cell>
          <table:table-cell office:value-type="float" office:value="130" calcext:value-type="float">
            <text:p>130</text:p>
          </table:table-cell>
          <table:table-cell table:formula="of:=([.E20]-[.A20])/[.A20]" office:value-type="percentage" office:value="0.0475423045930702" calcext:value-type="percentage">
            <text:p>4.75%</text:p>
          </table:table-cell>
          <table:table-cell table:formula="of:=([.E20]-[.B20])/[.B20]" office:value-type="percentage" office:value="0.0458567980691875" calcext:value-type="percentage">
            <text:p>4.59%</text:p>
          </table:table-cell>
          <table:table-cell table:formula="of:=([.E20]-[.C20])/[.C20]" office:value-type="percentage" office:value="0.0509296685529507" calcext:value-type="percentage">
            <text:p>5.09%</text:p>
          </table:table-cell>
          <table:table-cell table:formula="of:=([.E20]-[.D20])/[.D20]" office:value-type="percentage" office:value="0.0408326661329063" calcext:value-type="percentage">
            <text:p>4.08%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10" calcext:value-type="float">
            <text:p>110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2" calcext:value-type="float">
            <text:p>110.2</text:p>
          </table:table-cell>
          <table:table-cell office:value-type="float" office:value="121" calcext:value-type="float">
            <text:p>121</text:p>
          </table:table-cell>
          <table:table-cell table:formula="of:=([.E21]-[.A21])/[.A21]" office:value-type="percentage" office:value="0.108058608058608" calcext:value-type="percentage">
            <text:p>10.81%</text:p>
          </table:table-cell>
          <table:table-cell table:formula="of:=([.E21]-[.B21])/[.B21]" office:value-type="percentage" office:value="0.1" calcext:value-type="percentage">
            <text:p>10.00%</text:p>
          </table:table-cell>
          <table:table-cell table:formula="of:=([.E21]-[.C21])/[.C21]" office:value-type="percentage" office:value="0.0950226244343891" calcext:value-type="percentage">
            <text:p>9.50%</text:p>
          </table:table-cell>
          <table:table-cell table:formula="of:=([.E21]-[.D21])/[.D21]" office:value-type="percentage" office:value="0.0980036297640653" calcext:value-type="percentage">
            <text:p>9.80%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12.9" calcext:value-type="float">
            <text:p>112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3.5" calcext:value-type="float">
            <text:p>113.5</text:p>
          </table:table-cell>
          <table:table-cell office:value-type="float" office:value="123" calcext:value-type="float">
            <text:p>123</text:p>
          </table:table-cell>
          <table:table-cell table:formula="of:=([.E22]-[.A22])/[.A22]" office:value-type="percentage" office:value="0.0923623445825933" calcext:value-type="percentage">
            <text:p>9.24%</text:p>
          </table:table-cell>
          <table:table-cell table:formula="of:=([.E22]-[.B22])/[.B22]" office:value-type="percentage" office:value="0.0894596988485385" calcext:value-type="percentage">
            <text:p>8.95%</text:p>
          </table:table-cell>
          <table:table-cell table:formula="of:=([.E22]-[.C22])/[.C22]" office:value-type="percentage" office:value="0.0913930789707187" calcext:value-type="percentage">
            <text:p>9.14%</text:p>
          </table:table-cell>
          <table:table-cell table:formula="of:=([.E22]-[.D22])/[.D22]" office:value-type="percentage" office:value="0.0837004405286344" calcext:value-type="percentage">
            <text:p>8.37%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127.5" calcext:value-type="float">
            <text:p>127.5</text:p>
          </table:table-cell>
          <table:table-cell office:value-type="float" office:value="128.2" calcext:value-type="float">
            <text:p>128.2</text:p>
          </table:table-cell>
          <table:table-cell office:value-type="float" office:value="128.5" calcext:value-type="float">
            <text:p>128.5</text:p>
          </table:table-cell>
          <table:table-cell office:value-type="float" office:value="133" calcext:value-type="float">
            <text:p>133</text:p>
          </table:table-cell>
          <table:table-cell table:formula="of:=([.E23]-[.A23])/[.A23]" office:value-type="percentage" office:value="0.0382513661202186" calcext:value-type="percentage">
            <text:p>3.83%</text:p>
          </table:table-cell>
          <table:table-cell table:formula="of:=([.E23]-[.B23])/[.B23]" office:value-type="percentage" office:value="0.0431372549019608" calcext:value-type="percentage">
            <text:p>4.31%</text:p>
          </table:table-cell>
          <table:table-cell table:formula="of:=([.E23]-[.C23])/[.C23]" office:value-type="percentage" office:value="0.0374414976599065" calcext:value-type="percentage">
            <text:p>3.74%</text:p>
          </table:table-cell>
          <table:table-cell table:formula="of:=([.E23]-[.D23])/[.D23]" office:value-type="percentage" office:value="0.0350194552529183" calcext:value-type="percentage">
            <text:p>3.50%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32.1" calcext:value-type="float">
            <text:p>132.1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39" calcext:value-type="float">
            <text:p>139</text:p>
          </table:table-cell>
          <table:table-cell table:formula="of:=([.E24]-[.A24])/[.A24]" office:value-type="percentage" office:value="0.054628224582701" calcext:value-type="percentage">
            <text:p>5.46%</text:p>
          </table:table-cell>
          <table:table-cell table:formula="of:=([.E24]-[.B24])/[.B24]" office:value-type="percentage" office:value="0.0522331566994702" calcext:value-type="percentage">
            <text:p>5.22%</text:p>
          </table:table-cell>
          <table:table-cell table:formula="of:=([.E24]-[.C24])/[.C24]" office:value-type="percentage" office:value="0.0602593440122045" calcext:value-type="percentage">
            <text:p>6.03%</text:p>
          </table:table-cell>
          <table:table-cell table:formula="of:=([.E24]-[.D24])/[.D24]" office:value-type="percentage" office:value="0.0522331566994702" calcext:value-type="percentage">
            <text:p>5.22%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126.2" calcext:value-type="float">
            <text:p>126.2</text:p>
          </table:table-cell>
          <table:table-cell office:value-type="float" office:value="125.5" calcext:value-type="float">
            <text:p>125.5</text:p>
          </table:table-cell>
          <table:table-cell office:value-type="float" office:value="126.4" calcext:value-type="float">
            <text:p>126.4</text:p>
          </table:table-cell>
          <table:table-cell office:value-type="float" office:value="135" calcext:value-type="float">
            <text:p>135</text:p>
          </table:table-cell>
          <table:table-cell table:formula="of:=([.E25]-[.A25])/[.A25]" office:value-type="percentage" office:value="0.0791366906474821" calcext:value-type="percentage">
            <text:p>7.91%</text:p>
          </table:table-cell>
          <table:table-cell table:formula="of:=([.E25]-[.B25])/[.B25]" office:value-type="percentage" office:value="0.0697305863708399" calcext:value-type="percentage">
            <text:p>6.97%</text:p>
          </table:table-cell>
          <table:table-cell table:formula="of:=([.E25]-[.C25])/[.C25]" office:value-type="percentage" office:value="0.0756972111553785" calcext:value-type="percentage">
            <text:p>7.57%</text:p>
          </table:table-cell>
          <table:table-cell table:formula="of:=([.E25]-[.D25])/[.D25]" office:value-type="percentage" office:value="0.0680379746835443" calcext:value-type="percentage">
            <text:p>6.80%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39.4" calcext:value-type="float">
            <text:p>139.4</text:p>
          </table:table-cell>
          <table:table-cell office:value-type="float" office:value="139.9" calcext:value-type="float">
            <text:p>139.9</text:p>
          </table:table-cell>
          <table:table-cell office:value-type="float" office:value="139.7" calcext:value-type="float">
            <text:p>139.7</text:p>
          </table:table-cell>
          <table:table-cell office:value-type="float" office:value="145" calcext:value-type="float">
            <text:p>145</text:p>
          </table:table-cell>
          <table:table-cell table:formula="of:=([.E26]-[.A26])/[.A26]" office:value-type="percentage" office:value="0.0386819484240688" calcext:value-type="percentage">
            <text:p>3.87%</text:p>
          </table:table-cell>
          <table:table-cell table:formula="of:=([.E26]-[.B26])/[.B26]" office:value-type="percentage" office:value="0.0401721664275466" calcext:value-type="percentage">
            <text:p>4.02%</text:p>
          </table:table-cell>
          <table:table-cell table:formula="of:=([.E26]-[.C26])/[.C26]" office:value-type="percentage" office:value="0.0364546104360257" calcext:value-type="percentage">
            <text:p>3.65%</text:p>
          </table:table-cell>
          <table:table-cell table:formula="of:=([.E26]-[.D26])/[.D26]" office:value-type="percentage" office:value="0.0379384395132427" calcext:value-type="percentage">
            <text:p>3.79%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133.6" calcext:value-type="float">
            <text:p>133.6</text:p>
          </table:table-cell>
          <table:table-cell office:value-type="float" office:value="132.9" calcext:value-type="float">
            <text:p>132.9</text:p>
          </table:table-cell>
          <table:table-cell office:value-type="float" office:value="133.7" calcext:value-type="float">
            <text:p>133.7</text:p>
          </table:table-cell>
          <table:table-cell office:value-type="float" office:value="143" calcext:value-type="float">
            <text:p>143</text:p>
          </table:table-cell>
          <table:table-cell table:formula="of:=([.E27]-[.A27])/[.A27]" office:value-type="percentage" office:value="0.0759969902182091" calcext:value-type="percentage">
            <text:p>7.60%</text:p>
          </table:table-cell>
          <table:table-cell table:formula="of:=([.E27]-[.B27])/[.B27]" office:value-type="percentage" office:value="0.0703592814371258" calcext:value-type="percentage">
            <text:p>7.04%</text:p>
          </table:table-cell>
          <table:table-cell table:formula="of:=([.E27]-[.C27])/[.C27]" office:value-type="percentage" office:value="0.0759969902182091" calcext:value-type="percentage">
            <text:p>7.60%</text:p>
          </table:table-cell>
          <table:table-cell table:formula="of:=([.E27]-[.D27])/[.D27]" office:value-type="percentage" office:value="0.0695587135377712" calcext:value-type="percentage">
            <text:p>6.96%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43.2" calcext:value-type="float">
            <text:p>143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1" calcext:value-type="float">
            <text:p>143.1</text:p>
          </table:table-cell>
          <table:table-cell office:value-type="float" office:value="149" calcext:value-type="float">
            <text:p>149</text:p>
          </table:table-cell>
          <table:table-cell table:formula="of:=([.E28]-[.A28])/[.A28]" office:value-type="percentage" office:value="0.0390516039051603" calcext:value-type="percentage">
            <text:p>3.91%</text:p>
          </table:table-cell>
          <table:table-cell table:formula="of:=([.E28]-[.B28])/[.B28]" office:value-type="percentage" office:value="0.0405027932960895" calcext:value-type="percentage">
            <text:p>4.05%</text:p>
          </table:table-cell>
          <table:table-cell table:formula="of:=([.E28]-[.C28])/[.C28]" office:value-type="percentage" office:value="0.0434173669467786" calcext:value-type="percentage">
            <text:p>4.34%</text:p>
          </table:table-cell>
          <table:table-cell table:formula="of:=([.E28]-[.D28])/[.D28]" office:value-type="percentage" office:value="0.0412299091544375" calcext:value-type="percentage">
            <text:p>4.12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.1" calcext:value-type="float">
            <text:p>136.1</text:p>
          </table:table-cell>
          <table:table-cell office:value-type="float" office:value="136.2" calcext:value-type="float">
            <text:p>136.2</text:p>
          </table:table-cell>
          <table:table-cell office:value-type="float" office:value="136.3" calcext:value-type="float">
            <text:p>136.3</text:p>
          </table:table-cell>
          <table:table-cell office:value-type="float" office:value="142" calcext:value-type="float">
            <text:p>142</text:p>
          </table:table-cell>
          <table:table-cell table:formula="of:=([.E29]-[.A29])/[.A29]" office:value-type="percentage" office:value="0.0518518518518519" calcext:value-type="percentage">
            <text:p>5.19%</text:p>
          </table:table-cell>
          <table:table-cell table:formula="of:=([.E29]-[.B29])/[.B29]" office:value-type="percentage" office:value="0.0433504775900074" calcext:value-type="percentage">
            <text:p>4.34%</text:p>
          </table:table-cell>
          <table:table-cell table:formula="of:=([.E29]-[.C29])/[.C29]" office:value-type="percentage" office:value="0.0425844346549193" calcext:value-type="percentage">
            <text:p>4.26%</text:p>
          </table:table-cell>
          <table:table-cell table:formula="of:=([.E29]-[.D29])/[.D29]" office:value-type="percentage" office:value="0.0418195157740278" calcext:value-type="percentage">
            <text:p>4.18%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142" calcext:value-type="float">
            <text:p>142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3" calcext:value-type="float">
            <text:p>142.3</text:p>
          </table:table-cell>
          <table:table-cell office:value-type="float" office:value="150" calcext:value-type="float">
            <text:p>150</text:p>
          </table:table-cell>
          <table:table-cell table:formula="of:=([.E30]-[.A30])/[.A30]" office:value-type="percentage" office:value="0.055594651653765" calcext:value-type="percentage">
            <text:p>5.56%</text:p>
          </table:table-cell>
          <table:table-cell table:formula="of:=([.E30]-[.B30])/[.B30]" office:value-type="percentage" office:value="0.0563380281690141" calcext:value-type="percentage">
            <text:p>5.63%</text:p>
          </table:table-cell>
          <table:table-cell table:formula="of:=([.E30]-[.C30])/[.C30]" office:value-type="percentage" office:value="0.0578279266572637" calcext:value-type="percentage">
            <text:p>5.78%</text:p>
          </table:table-cell>
          <table:table-cell table:formula="of:=([.E30]-[.D30])/[.D30]" office:value-type="percentage" office:value="0.0541110330288123" calcext:value-type="percentage">
            <text:p>5.41%</text:p>
          </table:table-cell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9" calcext:value-type="float">
            <text:p>150.9</text:p>
          </table:table-cell>
          <table:table-cell office:value-type="float" office:value="157" calcext:value-type="float">
            <text:p>157</text:p>
          </table:table-cell>
          <table:table-cell table:formula="of:=([.E31]-[.A31])/[.A31]" office:value-type="percentage" office:value="0.0404241219350563" calcext:value-type="percentage">
            <text:p>4.04%</text:p>
          </table:table-cell>
          <table:table-cell table:formula="of:=([.E31]-[.B31])/[.B31]" office:value-type="percentage" office:value="0.0411140583554376" calcext:value-type="percentage">
            <text:p>4.11%</text:p>
          </table:table-cell>
          <table:table-cell table:formula="of:=([.E31]-[.C31])/[.C31]" office:value-type="percentage" office:value="0.0424966799468792" calcext:value-type="percentage">
            <text:p>4.25%</text:p>
          </table:table-cell>
          <table:table-cell table:formula="of:=([.E31]-[.D31])/[.D31]" office:value-type="percentage" office:value="0.0404241219350563" calcext:value-type="percentage">
            <text:p>4.04%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142.8" calcext:value-type="float">
            <text:p>142.8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9" calcext:value-type="float">
            <text:p>142.9</text:p>
          </table:table-cell>
          <table:table-cell office:value-type="float" office:value="148" calcext:value-type="float">
            <text:p>148</text:p>
          </table:table-cell>
          <table:table-cell table:formula="of:=([.E32]-[.A32])/[.A32]" office:value-type="percentage" office:value="0.0400562192550948" calcext:value-type="percentage">
            <text:p>4.01%</text:p>
          </table:table-cell>
          <table:table-cell table:formula="of:=([.E32]-[.B32])/[.B32]" office:value-type="percentage" office:value="0.0364145658263305" calcext:value-type="percentage">
            <text:p>3.64%</text:p>
          </table:table-cell>
          <table:table-cell table:formula="of:=([.E32]-[.C32])/[.C32]" office:value-type="percentage" office:value="0.0429880197322057" calcext:value-type="percentage">
            <text:p>4.30%</text:p>
          </table:table-cell>
          <table:table-cell table:formula="of:=([.E32]-[.D32])/[.D32]" office:value-type="percentage" office:value="0.0356892932120363" calcext:value-type="percentage">
            <text:p>3.57%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47.9" calcext:value-type="float">
            <text:p>147.9</text:p>
          </table:table-cell>
          <table:table-cell office:value-type="float" office:value="147.6" calcext:value-type="float">
            <text:p>147.6</text:p>
          </table:table-cell>
          <table:table-cell office:value-type="float" office:value="148.5" calcext:value-type="float">
            <text:p>148.5</text:p>
          </table:table-cell>
          <table:table-cell office:value-type="float" office:value="154" calcext:value-type="float">
            <text:p>154</text:p>
          </table:table-cell>
          <table:table-cell table:formula="of:=([.E33]-[.A33])/[.A33]" office:value-type="percentage" office:value="0.044776119402985" calcext:value-type="percentage">
            <text:p>4.48%</text:p>
          </table:table-cell>
          <table:table-cell table:formula="of:=([.E33]-[.B33])/[.B33]" office:value-type="percentage" office:value="0.0412440838404327" calcext:value-type="percentage">
            <text:p>4.12%</text:p>
          </table:table-cell>
          <table:table-cell table:formula="of:=([.E33]-[.C33])/[.C33]" office:value-type="percentage" office:value="0.0433604336043361" calcext:value-type="percentage">
            <text:p>4.34%</text:p>
          </table:table-cell>
          <table:table-cell table:formula="of:=([.E33]-[.D33])/[.D33]" office:value-type="percentage" office:value="0.037037037037037" calcext:value-type="percentage">
            <text:p>3.70%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28.9" calcext:value-type="float">
            <text:p>128.9</text:p>
          </table:table-cell>
          <table:table-cell office:value-type="float" office:value="128.8" calcext:value-type="float">
            <text:p>128.8</text:p>
          </table:table-cell>
          <table:table-cell office:value-type="float" office:value="128.6" calcext:value-type="float">
            <text:p>128.6</text:p>
          </table:table-cell>
          <table:table-cell office:value-type="float" office:value="141" calcext:value-type="float">
            <text:p>141</text:p>
          </table:table-cell>
          <table:table-cell table:formula="of:=([.E34]-[.A34])/[.A34]" office:value-type="percentage" office:value="0.0896445131375579" calcext:value-type="percentage">
            <text:p>8.96%</text:p>
          </table:table-cell>
          <table:table-cell table:formula="of:=([.E34]-[.B34])/[.B34]" office:value-type="percentage" office:value="0.0938712179984484" calcext:value-type="percentage">
            <text:p>9.39%</text:p>
          </table:table-cell>
          <table:table-cell table:formula="of:=([.E34]-[.C34])/[.C34]" office:value-type="percentage" office:value="0.0947204968944098" calcext:value-type="percentage">
            <text:p>9.47%</text:p>
          </table:table-cell>
          <table:table-cell table:formula="of:=([.E34]-[.D34])/[.D34]" office:value-type="percentage" office:value="0.0964230171073095" calcext:value-type="percentage">
            <text:p>9.64%</text:p>
          </table:table-cell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153.3" calcext:value-type="float">
            <text:p>153.3</text:p>
          </table:table-cell>
          <table:table-cell office:value-type="float" office:value="152.9" calcext:value-type="float">
            <text:p>152.9</text:p>
          </table:table-cell>
          <table:table-cell office:value-type="float" office:value="152.3" calcext:value-type="float">
            <text:p>152.3</text:p>
          </table:table-cell>
          <table:table-cell office:value-type="float" office:value="159" calcext:value-type="float">
            <text:p>159</text:p>
          </table:table-cell>
          <table:table-cell table:formula="of:=([.E35]-[.A35])/[.A35]" office:value-type="percentage" office:value="0.038536903984324" calcext:value-type="percentage">
            <text:p>3.85%</text:p>
          </table:table-cell>
          <table:table-cell table:formula="of:=([.E35]-[.B35])/[.B35]" office:value-type="percentage" office:value="0.0371819960861056" calcext:value-type="percentage">
            <text:p>3.72%</text:p>
          </table:table-cell>
          <table:table-cell table:formula="of:=([.E35]-[.C35])/[.C35]" office:value-type="percentage" office:value="0.039895356442119" calcext:value-type="percentage">
            <text:p>3.99%</text:p>
          </table:table-cell>
          <table:table-cell table:formula="of:=([.E35]-[.D35])/[.D35]" office:value-type="percentage" office:value="0.0439921208141825" calcext:value-type="percentage">
            <text:p>4.40%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50.5" calcext:value-type="float">
            <text:p>150.5</text:p>
          </table:table-cell>
          <table:table-cell office:value-type="float" office:value="151.6" calcext:value-type="float">
            <text:p>151.6</text:p>
          </table:table-cell>
          <table:table-cell office:value-type="float" office:value="151.2" calcext:value-type="float">
            <text:p>151.2</text:p>
          </table:table-cell>
          <table:table-cell office:value-type="float" office:value="161" calcext:value-type="float">
            <text:p>161</text:p>
          </table:table-cell>
          <table:table-cell table:formula="of:=([.E36]-[.A36])/[.A36]" office:value-type="percentage" office:value="0.0620052770448549" calcext:value-type="percentage">
            <text:p>6.20%</text:p>
          </table:table-cell>
          <table:table-cell table:formula="of:=([.E36]-[.B36])/[.B36]" office:value-type="percentage" office:value="0.0697674418604651" calcext:value-type="percentage">
            <text:p>6.98%</text:p>
          </table:table-cell>
          <table:table-cell table:formula="of:=([.E36]-[.C36])/[.C36]" office:value-type="percentage" office:value="0.0620052770448549" calcext:value-type="percentage">
            <text:p>6.20%</text:p>
          </table:table-cell>
          <table:table-cell table:formula="of:=([.E36]-[.D36])/[.D36]" office:value-type="percentage" office:value="0.0648148148148149" calcext:value-type="percentage">
            <text:p>6.48%</text:p>
          </table:table-cell>
        </table:table-row>
        <table:table-row table:style-name="ro1">
          <table:table-cell table:number-columns-repeated="2" office:value-type="float" office:value="153.6" calcext:value-type="float">
            <text:p>153.6</text:p>
          </table:table-cell>
          <table:table-cell office:value-type="float" office:value="153.1" calcext:value-type="float">
            <text:p>153.1</text:p>
          </table:table-cell>
          <table:table-cell office:value-type="float" office:value="154.1" calcext:value-type="float">
            <text:p>154.1</text:p>
          </table:table-cell>
          <table:table-cell office:value-type="float" office:value="165" calcext:value-type="float">
            <text:p>165</text:p>
          </table:table-cell>
          <table:table-cell table:formula="of:=([.E37]-[.A37])/[.A37]" office:value-type="percentage" office:value="0.07421875" calcext:value-type="percentage">
            <text:p>7.42%</text:p>
          </table:table-cell>
          <table:table-cell table:formula="of:=([.E37]-[.B37])/[.B37]" office:value-type="percentage" office:value="0.07421875" calcext:value-type="percentage">
            <text:p>7.42%</text:p>
          </table:table-cell>
          <table:table-cell table:formula="of:=([.E37]-[.C37])/[.C37]" office:value-type="percentage" office:value="0.0777269758327891" calcext:value-type="percentage">
            <text:p>7.77%</text:p>
          </table:table-cell>
          <table:table-cell table:formula="of:=([.E37]-[.D37])/[.D37]" office:value-type="percentage" office:value="0.0707332900713823" calcext:value-type="percentage">
            <text:p>7.07%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3" calcext:value-type="float">
            <text:p>146.3</text:p>
          </table:table-cell>
          <table:table-cell office:value-type="float" office:value="145.1" calcext:value-type="float">
            <text:p>145.1</text:p>
          </table:table-cell>
          <table:table-cell office:value-type="float" office:value="158" calcext:value-type="float">
            <text:p>158</text:p>
          </table:table-cell>
          <table:table-cell table:formula="of:=([.E38]-[.A38])/[.A38]" office:value-type="percentage" office:value="0.0889042039972433" calcext:value-type="percentage">
            <text:p>8.89%</text:p>
          </table:table-cell>
          <table:table-cell table:formula="of:=([.E38]-[.B38])/[.B38]" office:value-type="percentage" office:value="0.0807113543091656" calcext:value-type="percentage">
            <text:p>8.07%</text:p>
          </table:table-cell>
          <table:table-cell table:formula="of:=([.E38]-[.C38])/[.C38]" office:value-type="percentage" office:value="0.0799726589200272" calcext:value-type="percentage">
            <text:p>8.00%</text:p>
          </table:table-cell>
          <table:table-cell table:formula="of:=([.E38]-[.D38])/[.D38]" office:value-type="percentage" office:value="0.0889042039972433" calcext:value-type="percentage">
            <text:p>8.89%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145.1" calcext:value-type="float">
            <text:p>145.1</text:p>
          </table:table-cell>
          <table:table-cell office:value-type="float" office:value="145.4" calcext:value-type="float">
            <text:p>145.4</text:p>
          </table:table-cell>
          <table:table-cell office:value-type="float" office:value="146.6" calcext:value-type="float">
            <text:p>146.6</text:p>
          </table:table-cell>
          <table:table-cell office:value-type="float" office:value="160" calcext:value-type="float">
            <text:p>160</text:p>
          </table:table-cell>
          <table:table-cell table:formula="of:=([.E39]-[.A39])/[.A39]" office:value-type="percentage" office:value="0.111883252258513" calcext:value-type="percentage">
            <text:p>11.19%</text:p>
          </table:table-cell>
          <table:table-cell table:formula="of:=([.E39]-[.B39])/[.B39]" office:value-type="percentage" office:value="0.102687801516196" calcext:value-type="percentage">
            <text:p>10.27%</text:p>
          </table:table-cell>
          <table:table-cell table:formula="of:=([.E39]-[.C39])/[.C39]" office:value-type="percentage" office:value="0.10041265474553" calcext:value-type="percentage">
            <text:p>10.04%</text:p>
          </table:table-cell>
          <table:table-cell table:formula="of:=([.E39]-[.D39])/[.D39]" office:value-type="percentage" office:value="0.0914051841746249" calcext:value-type="percentage">
            <text:p>9.14%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160.2" calcext:value-type="float">
            <text:p>160.2</text:p>
          </table:table-cell>
          <table:table-cell office:value-type="float" office:value="159.8" calcext:value-type="float">
            <text:p>159.8</text:p>
          </table:table-cell>
          <table:table-cell office:value-type="float" office:value="160.5" calcext:value-type="float">
            <text:p>160.5</text:p>
          </table:table-cell>
          <table:table-cell office:value-type="float" office:value="164" calcext:value-type="float">
            <text:p>164</text:p>
          </table:table-cell>
          <table:table-cell table:formula="of:=([.E40]-[.A40])/[.A40]" office:value-type="percentage" office:value="0.0218068535825545" calcext:value-type="percentage">
            <text:p>2.18%</text:p>
          </table:table-cell>
          <table:table-cell table:formula="of:=([.E40]-[.B40])/[.B40]" office:value-type="percentage" office:value="0.0237203495630463" calcext:value-type="percentage">
            <text:p>2.37%</text:p>
          </table:table-cell>
          <table:table-cell table:formula="of:=([.E40]-[.C40])/[.C40]" office:value-type="percentage" office:value="0.0262828535669586" calcext:value-type="percentage">
            <text:p>2.63%</text:p>
          </table:table-cell>
          <table:table-cell table:formula="of:=([.E40]-[.D40])/[.D40]" office:value-type="percentage" office:value="0.0218068535825545" calcext:value-type="percentage">
            <text:p>2.18%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146.6" calcext:value-type="float">
            <text:p>146.6</text:p>
          </table:table-cell>
          <table:table-cell office:value-type="float" office:value="146.1" calcext:value-type="float">
            <text:p>146.1</text:p>
          </table:table-cell>
          <table:table-cell office:value-type="float" office:value="147.9" calcext:value-type="float">
            <text:p>147.9</text:p>
          </table:table-cell>
          <table:table-cell office:value-type="float" office:value="162" calcext:value-type="float">
            <text:p>162</text:p>
          </table:table-cell>
          <table:table-cell table:formula="of:=([.E41]-[.A41])/[.A41]" office:value-type="percentage" office:value="0.0983050847457627" calcext:value-type="percentage">
            <text:p>9.83%</text:p>
          </table:table-cell>
          <table:table-cell table:formula="of:=([.E41]-[.B41])/[.B41]" office:value-type="percentage" office:value="0.105047748976808" calcext:value-type="percentage">
            <text:p>10.50%</text:p>
          </table:table-cell>
          <table:table-cell table:formula="of:=([.E41]-[.C41])/[.C41]" office:value-type="percentage" office:value="0.108829568788501" calcext:value-type="percentage">
            <text:p>10.88%</text:p>
          </table:table-cell>
          <table:table-cell table:formula="of:=([.E41]-[.D41])/[.D41]" office:value-type="percentage" office:value="0.0953346855983772" calcext:value-type="percentage">
            <text:p>9.53%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58.1" calcext:value-type="float">
            <text:p>158.1</text:p>
          </table:table-cell>
          <table:table-cell office:value-type="float" office:value="159.2" calcext:value-type="float">
            <text:p>159.2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formula="of:=([.E42]-[.A42])/[.A42]" office:value-type="percentage" office:value="0.0642317380352644" calcext:value-type="percentage">
            <text:p>6.42%</text:p>
          </table:table-cell>
          <table:table-cell table:formula="of:=([.E42]-[.B42])/[.B42]" office:value-type="percentage" office:value="0.0689437065148641" calcext:value-type="percentage">
            <text:p>6.89%</text:p>
          </table:table-cell>
          <table:table-cell table:formula="of:=([.E42]-[.C42])/[.C42]" office:value-type="percentage" office:value="0.0615577889447237" calcext:value-type="percentage">
            <text:p>6.16%</text:p>
          </table:table-cell>
          <table:table-cell table:formula="of:=([.E42]-[.D42])/[.D42]" office:value-type="percentage" office:value="0.0628930817610063" calcext:value-type="percentage">
            <text:p>6.29%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67.1" calcext:value-type="float">
            <text:p>167.1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2" calcext:value-type="float">
            <text:p>167.2</text:p>
          </table:table-cell>
          <table:table-cell office:value-type="float" office:value="177" calcext:value-type="float">
            <text:p>177</text:p>
          </table:table-cell>
          <table:table-cell table:formula="of:=([.E43]-[.A43])/[.A43]" office:value-type="percentage" office:value="0.057347670250896" calcext:value-type="percentage">
            <text:p>5.73%</text:p>
          </table:table-cell>
          <table:table-cell table:formula="of:=([.E43]-[.B43])/[.B43]" office:value-type="percentage" office:value="0.059245960502693" calcext:value-type="percentage">
            <text:p>5.92%</text:p>
          </table:table-cell>
          <table:table-cell table:formula="of:=([.E43]-[.C43])/[.C43]" office:value-type="percentage" office:value="0.0548271752085816" calcext:value-type="percentage">
            <text:p>5.48%</text:p>
          </table:table-cell>
          <table:table-cell table:formula="of:=([.E43]-[.D43])/[.D43]" office:value-type="percentage" office:value="0.0586124401913876" calcext:value-type="percentage">
            <text:p>5.86%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171.4" calcext:value-type="float">
            <text:p>171.4</text:p>
          </table:table-cell>
          <table:table-cell office:value-type="float" office:value="172.3" calcext:value-type="float">
            <text:p>172.3</text:p>
          </table:table-cell>
          <table:table-cell office:value-type="float" office:value="171.4" calcext:value-type="float">
            <text:p>171.4</text:p>
          </table:table-cell>
          <table:table-cell office:value-type="float" office:value="178" calcext:value-type="float">
            <text:p>178</text:p>
          </table:table-cell>
          <table:table-cell table:formula="of:=([.E44]-[.A44])/[.A44]" office:value-type="percentage" office:value="0.0366919044845662" calcext:value-type="percentage">
            <text:p>3.67%</text:p>
          </table:table-cell>
          <table:table-cell table:formula="of:=([.E44]-[.B44])/[.B44]" office:value-type="percentage" office:value="0.0385064177362894" calcext:value-type="percentage">
            <text:p>3.85%</text:p>
          </table:table-cell>
          <table:table-cell table:formula="of:=([.E44]-[.C44])/[.C44]" office:value-type="percentage" office:value="0.0330818340104468" calcext:value-type="percentage">
            <text:p>3.31%</text:p>
          </table:table-cell>
          <table:table-cell table:formula="of:=([.E44]-[.D44])/[.D44]" office:value-type="percentage" office:value="0.0385064177362894" calcext:value-type="percentage">
            <text:p>3.85%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164.3" calcext:value-type="float">
            <text:p>164.3</text:p>
          </table:table-cell>
          <table:table-cell office:value-type="float" office:value="164.1" calcext:value-type="float">
            <text:p>164.1</text:p>
          </table:table-cell>
          <table:table-cell office:value-type="float" office:value="163.8" calcext:value-type="float">
            <text:p>163.8</text:p>
          </table:table-cell>
          <table:table-cell office:value-type="float" office:value="175" calcext:value-type="float">
            <text:p>175</text:p>
          </table:table-cell>
          <table:table-cell table:formula="of:=([.E45]-[.A45])/[.A45]" office:value-type="percentage" office:value="0.0664229128580134" calcext:value-type="percentage">
            <text:p>6.64%</text:p>
          </table:table-cell>
          <table:table-cell table:formula="of:=([.E45]-[.B45])/[.B45]" office:value-type="percentage" office:value="0.0651247717589774" calcext:value-type="percentage">
            <text:p>6.51%</text:p>
          </table:table-cell>
          <table:table-cell table:formula="of:=([.E45]-[.C45])/[.C45]" office:value-type="percentage" office:value="0.0664229128580134" calcext:value-type="percentage">
            <text:p>6.64%</text:p>
          </table:table-cell>
          <table:table-cell table:formula="of:=([.E45]-[.D45])/[.D45]" office:value-type="percentage" office:value="0.0683760683760683" calcext:value-type="percentage">
            <text:p>6.84%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170.9" calcext:value-type="float">
            <text:p>170.9</text:p>
          </table:table-cell>
          <table:table-cell office:value-type="float" office:value="169.5" calcext:value-type="float">
            <text:p>169.5</text:p>
          </table:table-cell>
          <table:table-cell office:value-type="float" office:value="169.7" calcext:value-type="float">
            <text:p>169.7</text:p>
          </table:table-cell>
          <table:table-cell office:value-type="float" office:value="176" calcext:value-type="float">
            <text:p>176</text:p>
          </table:table-cell>
          <table:table-cell table:formula="of:=([.E46]-[.A46])/[.A46]" office:value-type="percentage" office:value="0.0359034726309594" calcext:value-type="percentage">
            <text:p>3.59%</text:p>
          </table:table-cell>
          <table:table-cell table:formula="of:=([.E46]-[.B46])/[.B46]" office:value-type="percentage" office:value="0.0298420128730251" calcext:value-type="percentage">
            <text:p>2.98%</text:p>
          </table:table-cell>
          <table:table-cell table:formula="of:=([.E46]-[.C46])/[.C46]" office:value-type="percentage" office:value="0.0383480825958702" calcext:value-type="percentage">
            <text:p>3.83%</text:p>
          </table:table-cell>
          <table:table-cell table:formula="of:=([.E46]-[.D46])/[.D46]" office:value-type="percentage" office:value="0.0371243370654096" calcext:value-type="percentage">
            <text:p>3.71%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168.2" calcext:value-type="float">
            <text:p>168.2</text:p>
          </table:table-cell>
          <table:table-cell office:value-type="float" office:value="167.6" calcext:value-type="float">
            <text:p>167.6</text:p>
          </table:table-cell>
          <table:table-cell office:value-type="float" office:value="168.9" calcext:value-type="float">
            <text:p>168.9</text:p>
          </table:table-cell>
          <table:table-cell office:value-type="float" office:value="176" calcext:value-type="float">
            <text:p>176</text:p>
          </table:table-cell>
          <table:table-cell table:formula="of:=([.E47]-[.A47])/[.A47]" office:value-type="percentage" office:value="0.045751633986928" calcext:value-type="percentage">
            <text:p>4.58%</text:p>
          </table:table-cell>
          <table:table-cell table:formula="of:=([.E47]-[.B47])/[.B47]" office:value-type="percentage" office:value="0.0463733650416172" calcext:value-type="percentage">
            <text:p>4.64%</text:p>
          </table:table-cell>
          <table:table-cell table:formula="of:=([.E47]-[.C47])/[.C47]" office:value-type="percentage" office:value="0.0501193317422435" calcext:value-type="percentage">
            <text:p>5.01%</text:p>
          </table:table-cell>
          <table:table-cell table:formula="of:=([.E47]-[.D47])/[.D47]" office:value-type="percentage" office:value="0.0420367081113084" calcext:value-type="percentage">
            <text:p>4.20%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68.9" calcext:value-type="float">
            <text:p>168.9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1" calcext:value-type="float">
            <text:p>168.1</text:p>
          </table:table-cell>
          <table:table-cell office:value-type="float" office:value="181" calcext:value-type="float">
            <text:p>181</text:p>
          </table:table-cell>
          <table:table-cell table:formula="of:=([.E48]-[.A48])/[.A48]" office:value-type="percentage" office:value="0.073546856465006" calcext:value-type="percentage">
            <text:p>7.35%</text:p>
          </table:table-cell>
          <table:table-cell table:formula="of:=([.E48]-[.B48])/[.B48]" office:value-type="percentage" office:value="0.0716400236826524" calcext:value-type="percentage">
            <text:p>7.16%</text:p>
          </table:table-cell>
          <table:table-cell table:formula="of:=([.E48]-[.C48])/[.C48]" office:value-type="percentage" office:value="0.0722748815165876" calcext:value-type="percentage">
            <text:p>7.23%</text:p>
          </table:table-cell>
          <table:table-cell table:formula="of:=([.E48]-[.D48])/[.D48]" office:value-type="percentage" office:value="0.0767400356930399" calcext:value-type="percentage">
            <text:p>7.67%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74.1" calcext:value-type="float">
            <text:p>174.1</text:p>
          </table:table-cell>
          <table:table-cell office:value-type="float" office:value="173.6" calcext:value-type="float">
            <text:p>173.6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formula="of:=([.E49]-[.A49])/[.A49]" office:value-type="percentage" office:value="0.0623556581986144" calcext:value-type="percentage">
            <text:p>6.24%</text:p>
          </table:table-cell>
          <table:table-cell table:formula="of:=([.E49]-[.B49])/[.B49]" office:value-type="percentage" office:value="0.0568638713383113" calcext:value-type="percentage">
            <text:p>5.69%</text:p>
          </table:table-cell>
          <table:table-cell table:formula="of:=([.E49]-[.C49])/[.C49]" office:value-type="percentage" office:value="0.0599078341013825" calcext:value-type="percentage">
            <text:p>5.99%</text:p>
          </table:table-cell>
          <table:table-cell table:formula="of:=([.E49]-[.D49])/[.D49]" office:value-type="percentage" office:value="0.0574712643678161" calcext:value-type="percentage">
            <text:p>5.75%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table:number-columns-repeated="2" office:value-type="float" office:value="176.9" calcext:value-type="float">
            <text:p>176.9</text:p>
          </table:table-cell>
          <table:table-cell office:value-type="float" office:value="176.3" calcext:value-type="float">
            <text:p>176.3</text:p>
          </table:table-cell>
          <table:table-cell office:value-type="float" office:value="184" calcext:value-type="float">
            <text:p>184</text:p>
          </table:table-cell>
          <table:table-cell table:formula="of:=([.E50]-[.A50])/[.A50]" office:value-type="percentage" office:value="0.0419026047565119" calcext:value-type="percentage">
            <text:p>4.19%</text:p>
          </table:table-cell>
          <table:table-cell table:formula="of:=([.E50]-[.B50])/[.B50]" office:value-type="percentage" office:value="0.040135669869983" calcext:value-type="percentage">
            <text:p>4.01%</text:p>
          </table:table-cell>
          <table:table-cell table:formula="of:=([.E50]-[.C50])/[.C50]" office:value-type="percentage" office:value="0.040135669869983" calcext:value-type="percentage">
            <text:p>4.01%</text:p>
          </table:table-cell>
          <table:table-cell table:formula="of:=([.E50]-[.D50])/[.D50]" office:value-type="percentage" office:value="0.0436755530346" calcext:value-type="percentage">
            <text:p>4.37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.9" calcext:value-type="float">
            <text:p>165.9</text:p>
          </table:table-cell>
          <table:table-cell office:value-type="float" office:value="166.4" calcext:value-type="float">
            <text:p>166.4</text:p>
          </table:table-cell>
          <table:table-cell office:value-type="float" office:value="166.5" calcext:value-type="float">
            <text:p>166.5</text:p>
          </table:table-cell>
          <table:table-cell office:value-type="float" office:value="176" calcext:value-type="float">
            <text:p>176</text:p>
          </table:table-cell>
          <table:table-cell table:formula="of:=([.E51]-[.A51])/[.A51]" office:value-type="percentage" office:value="0.0602409638554217" calcext:value-type="percentage">
            <text:p>6.02%</text:p>
          </table:table-cell>
          <table:table-cell table:formula="of:=([.E51]-[.B51])/[.B51]" office:value-type="percentage" office:value="0.0608800482218203" calcext:value-type="percentage">
            <text:p>6.09%</text:p>
          </table:table-cell>
          <table:table-cell table:formula="of:=([.E51]-[.C51])/[.C51]" office:value-type="percentage" office:value="0.0576923076923077" calcext:value-type="percentage">
            <text:p>5.77%</text:p>
          </table:table-cell>
          <table:table-cell table:formula="of:=([.E51]-[.D51])/[.D51]" office:value-type="percentage" office:value="0.0570570570570571" calcext:value-type="percentage">
            <text:p>5.71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.1" calcext:value-type="float">
            <text:p>161.1</text:p>
          </table:table-cell>
          <table:table-cell office:value-type="float" office:value="160.5" calcext:value-type="float">
            <text:p>160.5</text:p>
          </table:table-cell>
          <table:table-cell office:value-type="float" office:value="160.9" calcext:value-type="float">
            <text:p>160.9</text:p>
          </table:table-cell>
          <table:table-cell office:value-type="float" office:value="169" calcext:value-type="float">
            <text:p>169</text:p>
          </table:table-cell>
          <table:table-cell table:formula="of:=([.E52]-[.A52])/[.A52]" office:value-type="percentage" office:value="0.05625" calcext:value-type="percentage">
            <text:p>5.63%</text:p>
          </table:table-cell>
          <table:table-cell table:formula="of:=([.E52]-[.B52])/[.B52]" office:value-type="percentage" office:value="0.0490378646803228" calcext:value-type="percentage">
            <text:p>4.90%</text:p>
          </table:table-cell>
          <table:table-cell table:formula="of:=([.E52]-[.C52])/[.C52]" office:value-type="percentage" office:value="0.0529595015576324" calcext:value-type="percentage">
            <text:p>5.30%</text:p>
          </table:table-cell>
          <table:table-cell table:formula="of:=([.E52]-[.D52])/[.D52]" office:value-type="percentage" office:value="0.0503418272218769" calcext:value-type="percentage">
            <text:p>5.03%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7" calcext:value-type="float">
            <text:p>168.7</text:p>
          </table:table-cell>
          <table:table-cell office:value-type="float" office:value="179" calcext:value-type="float">
            <text:p>179</text:p>
          </table:table-cell>
          <table:table-cell table:formula="of:=([.E53]-[.A53])/[.A53]" office:value-type="percentage" office:value="0.0579196217494091" calcext:value-type="percentage">
            <text:p>5.79%</text:p>
          </table:table-cell>
          <table:table-cell table:formula="of:=([.E53]-[.B53])/[.B53]" office:value-type="percentage" office:value="0.0661107802263252" calcext:value-type="percentage">
            <text:p>6.61%</text:p>
          </table:table-cell>
          <table:table-cell table:formula="of:=([.E53]-[.C53])/[.C53]" office:value-type="percentage" office:value="0.0604265402843601" calcext:value-type="percentage">
            <text:p>6.04%</text:p>
          </table:table-cell>
          <table:table-cell table:formula="of:=([.E53]-[.D53])/[.D53]" office:value-type="percentage" office:value="0.061055127445169" calcext:value-type="percentage">
            <text:p>6.11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77.6" calcext:value-type="float">
            <text:p>177.6</text:p>
          </table:table-cell>
          <table:table-cell office:value-type="float" office:value="177.8" calcext:value-type="float">
            <text:p>177.8</text:p>
          </table:table-cell>
          <table:table-cell office:value-type="float" office:value="187" calcext:value-type="float">
            <text:p>187</text:p>
          </table:table-cell>
          <table:table-cell table:formula="of:=([.E54]-[.A54])/[.A54]" office:value-type="percentage" office:value="0.050561797752809" calcext:value-type="percentage">
            <text:p>5.06%</text:p>
          </table:table-cell>
          <table:table-cell table:formula="of:=([.E54]-[.B54])/[.B54]" office:value-type="percentage" office:value="0.052927927927928" calcext:value-type="percentage">
            <text:p>5.29%</text:p>
          </table:table-cell>
          <table:table-cell table:formula="of:=([.E54]-[.C54])/[.C54]" office:value-type="percentage" office:value="0.052927927927928" calcext:value-type="percentage">
            <text:p>5.29%</text:p>
          </table:table-cell>
          <table:table-cell table:formula="of:=([.E54]-[.D54])/[.D54]" office:value-type="percentage" office:value="0.0517435320584926" calcext:value-type="percentage">
            <text:p>5.17%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156.3" calcext:value-type="float">
            <text:p>156.3</text:p>
          </table:table-cell>
          <table:table-cell office:value-type="float" office:value="156.7" calcext:value-type="float">
            <text:p>156.7</text:p>
          </table:table-cell>
          <table:table-cell office:value-type="float" office:value="155.4" calcext:value-type="float">
            <text:p>155.4</text:p>
          </table:table-cell>
          <table:table-cell office:value-type="float" office:value="169" calcext:value-type="float">
            <text:p>169</text:p>
          </table:table-cell>
          <table:table-cell table:formula="of:=([.E55]-[.A55])/[.A55]" office:value-type="percentage" office:value="0.08263933376041" calcext:value-type="percentage">
            <text:p>8.26%</text:p>
          </table:table-cell>
          <table:table-cell table:formula="of:=([.E55]-[.B55])/[.B55]" office:value-type="percentage" office:value="0.0812539987204094" calcext:value-type="percentage">
            <text:p>8.13%</text:p>
          </table:table-cell>
          <table:table-cell table:formula="of:=([.E55]-[.C55])/[.C55]" office:value-type="percentage" office:value="0.0784939374601149" calcext:value-type="percentage">
            <text:p>7.85%</text:p>
          </table:table-cell>
          <table:table-cell table:formula="of:=([.E55]-[.D55])/[.D55]" office:value-type="percentage" office:value="0.0875160875160875" calcext:value-type="percentage">
            <text:p>8.75%</text:p>
          </table:table-cell>
        </table:table-row>
        <table:table-row table:style-name="ro1">
          <table:table-cell table:number-columns-repeated="2" office:value-type="float" office:value="177.8" calcext:value-type="float">
            <text:p>177.8</text:p>
          </table:table-cell>
          <table:table-cell office:value-type="float" office:value="178.2" calcext:value-type="float">
            <text:p>178.2</text:p>
          </table:table-cell>
          <table:table-cell office:value-type="float" office:value="176.9" calcext:value-type="float">
            <text:p>176.9</text:p>
          </table:table-cell>
          <table:table-cell office:value-type="float" office:value="187" calcext:value-type="float">
            <text:p>187</text:p>
          </table:table-cell>
          <table:table-cell table:formula="of:=([.E56]-[.A56])/[.A56]" office:value-type="percentage" office:value="0.0517435320584926" calcext:value-type="percentage">
            <text:p>5.17%</text:p>
          </table:table-cell>
          <table:table-cell table:formula="of:=([.E56]-[.B56])/[.B56]" office:value-type="percentage" office:value="0.0517435320584926" calcext:value-type="percentage">
            <text:p>5.17%</text:p>
          </table:table-cell>
          <table:table-cell table:formula="of:=([.E56]-[.C56])/[.C56]" office:value-type="percentage" office:value="0.0493827160493828" calcext:value-type="percentage">
            <text:p>4.94%</text:p>
          </table:table-cell>
          <table:table-cell table:formula="of:=([.E56]-[.D56])/[.D56]" office:value-type="percentage" office:value="0.0570944036178632" calcext:value-type="percentage">
            <text:p>5.71%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8.8" calcext:value-type="float">
            <text:p>168.8</text:p>
          </table:table-cell>
          <table:table-cell office:value-type="float" office:value="181" calcext:value-type="float">
            <text:p>181</text:p>
          </table:table-cell>
          <table:table-cell table:formula="of:=([.E57]-[.A57])/[.A57]" office:value-type="percentage" office:value="0.0760998810939359" calcext:value-type="percentage">
            <text:p>7.61%</text:p>
          </table:table-cell>
          <table:table-cell table:formula="of:=([.E57]-[.B57])/[.B57]" office:value-type="percentage" office:value="0.072910491997629" calcext:value-type="percentage">
            <text:p>7.29%</text:p>
          </table:table-cell>
          <table:table-cell table:formula="of:=([.E57]-[.C57])/[.C57]" office:value-type="percentage" office:value="0.0741839762611276" calcext:value-type="percentage">
            <text:p>7.42%</text:p>
          </table:table-cell>
          <table:table-cell table:formula="of:=([.E57]-[.D57])/[.D57]" office:value-type="percentage" office:value="0.0722748815165876" calcext:value-type="percentage">
            <text:p>7.23%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180.8" calcext:value-type="float">
            <text:p>180.8</text:p>
          </table:table-cell>
          <table:table-cell office:value-type="float" office:value="180.6" calcext:value-type="float">
            <text:p>180.6</text:p>
          </table:table-cell>
          <table:table-cell office:value-type="float" office:value="180.4" calcext:value-type="float">
            <text:p>180.4</text:p>
          </table:table-cell>
          <table:table-cell office:value-type="float" office:value="190" calcext:value-type="float">
            <text:p>190</text:p>
          </table:table-cell>
          <table:table-cell table:formula="of:=([.E58]-[.A58])/[.A58]" office:value-type="percentage" office:value="0.0479867622724765" calcext:value-type="percentage">
            <text:p>4.80%</text:p>
          </table:table-cell>
          <table:table-cell table:formula="of:=([.E58]-[.B58])/[.B58]" office:value-type="percentage" office:value="0.0508849557522123" calcext:value-type="percentage">
            <text:p>5.09%</text:p>
          </table:table-cell>
          <table:table-cell table:formula="of:=([.E58]-[.C58])/[.C58]" office:value-type="percentage" office:value="0.0520487264673312" calcext:value-type="percentage">
            <text:p>5.20%</text:p>
          </table:table-cell>
          <table:table-cell table:formula="of:=([.E58]-[.D58])/[.D58]" office:value-type="percentage" office:value="0.0532150776053215" calcext:value-type="percentage">
            <text:p>5.32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4.9" calcext:value-type="float">
            <text:p>174.9</text:p>
          </table:table-cell>
          <table:table-cell office:value-type="float" office:value="188" calcext:value-type="float">
            <text:p>188</text:p>
          </table:table-cell>
          <table:table-cell table:formula="of:=([.E59]-[.A59])/[.A59]" office:value-type="percentage" office:value="0.0742857142857143" calcext:value-type="percentage">
            <text:p>7.43%</text:p>
          </table:table-cell>
          <table:table-cell table:formula="of:=([.E59]-[.B59])/[.B59]" office:value-type="percentage" office:value="0.0804597701149425" calcext:value-type="percentage">
            <text:p>8.05%</text:p>
          </table:table-cell>
          <table:table-cell table:formula="of:=([.E59]-[.C59])/[.C59]" office:value-type="percentage" office:value="0.0804597701149425" calcext:value-type="percentage">
            <text:p>8.05%</text:p>
          </table:table-cell>
          <table:table-cell table:formula="of:=([.E59]-[.D59])/[.D59]" office:value-type="percentage" office:value="0.0748999428244711" calcext:value-type="percentage">
            <text:p>7.49%</text:p>
          </table:table-cell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174.6" calcext:value-type="float">
            <text:p>174.6</text:p>
          </table:table-cell>
          <table:table-cell office:value-type="float" office:value="175" calcext:value-type="float">
            <text:p>175</text:p>
          </table:table-cell>
          <table:table-cell office:value-type="float" office:value="174.7" calcext:value-type="float">
            <text:p>174.7</text:p>
          </table:table-cell>
          <table:table-cell office:value-type="float" office:value="185" calcext:value-type="float">
            <text:p>185</text:p>
          </table:table-cell>
          <table:table-cell table:formula="of:=([.E60]-[.A60])/[.A60]" office:value-type="percentage" office:value="0.0589582140812823" calcext:value-type="percentage">
            <text:p>5.90%</text:p>
          </table:table-cell>
          <table:table-cell table:formula="of:=([.E60]-[.B60])/[.B60]" office:value-type="percentage" office:value="0.0595647193585338" calcext:value-type="percentage">
            <text:p>5.96%</text:p>
          </table:table-cell>
          <table:table-cell table:formula="of:=([.E60]-[.C60])/[.C60]" office:value-type="percentage" office:value="0.0571428571428571" calcext:value-type="percentage">
            <text:p>5.71%</text:p>
          </table:table-cell>
          <table:table-cell table:formula="of:=([.E60]-[.D60])/[.D60]" office:value-type="percentage" office:value="0.0589582140812823" calcext:value-type="percentage">
            <text:p>5.90%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174.8" calcext:value-type="float">
            <text:p>174.8</text:p>
          </table:table-cell>
          <table:table-cell office:value-type="float" office:value="175.7" calcext:value-type="float">
            <text:p>175.7</text:p>
          </table:table-cell>
          <table:table-cell office:value-type="float" office:value="175.6" calcext:value-type="float">
            <text:p>175.6</text:p>
          </table:table-cell>
          <table:table-cell office:value-type="float" office:value="185" calcext:value-type="float">
            <text:p>185</text:p>
          </table:table-cell>
          <table:table-cell table:formula="of:=([.E61]-[.A61])/[.A61]" office:value-type="percentage" office:value="0.0577472841623785" calcext:value-type="percentage">
            <text:p>5.77%</text:p>
          </table:table-cell>
          <table:table-cell table:formula="of:=([.E61]-[.B61])/[.B61]" office:value-type="percentage" office:value="0.0583524027459954" calcext:value-type="percentage">
            <text:p>5.84%</text:p>
          </table:table-cell>
          <table:table-cell table:formula="of:=([.E61]-[.C61])/[.C61]" office:value-type="percentage" office:value="0.0529311326124076" calcext:value-type="percentage">
            <text:p>5.29%</text:p>
          </table:table-cell>
          <table:table-cell table:formula="of:=([.E61]-[.D61])/[.D61]" office:value-type="percentage" office:value="0.0535307517084283" calcext:value-type="percentage">
            <text:p>5.35%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173.3" calcext:value-type="float">
            <text:p>173.3</text:p>
          </table:table-cell>
          <table:table-cell office:value-type="float" office:value="173.9" calcext:value-type="float">
            <text:p>173.9</text:p>
          </table:table-cell>
          <table:table-cell office:value-type="float" office:value="173.4" calcext:value-type="float">
            <text:p>173.4</text:p>
          </table:table-cell>
          <table:table-cell office:value-type="float" office:value="181" calcext:value-type="float">
            <text:p>181</text:p>
          </table:table-cell>
          <table:table-cell table:formula="of:=([.E62]-[.A62])/[.A62]" office:value-type="percentage" office:value="0.0408280621046578" calcext:value-type="percentage">
            <text:p>4.08%</text:p>
          </table:table-cell>
          <table:table-cell table:formula="of:=([.E62]-[.B62])/[.B62]" office:value-type="percentage" office:value="0.0444316214656664" calcext:value-type="percentage">
            <text:p>4.44%</text:p>
          </table:table-cell>
          <table:table-cell table:formula="of:=([.E62]-[.C62])/[.C62]" office:value-type="percentage" office:value="0.0408280621046578" calcext:value-type="percentage">
            <text:p>4.08%</text:p>
          </table:table-cell>
          <table:table-cell table:formula="of:=([.E62]-[.D62])/[.D62]" office:value-type="percentage" office:value="0.0438292964244521" calcext:value-type="percentage">
            <text:p>4.38%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167.7" calcext:value-type="float">
            <text:p>167.7</text:p>
          </table:table-cell>
          <table:table-cell office:value-type="float" office:value="167.2" calcext:value-type="float">
            <text:p>167.2</text:p>
          </table:table-cell>
          <table:table-cell office:value-type="float" office:value="167.5" calcext:value-type="float">
            <text:p>167.5</text:p>
          </table:table-cell>
          <table:table-cell office:value-type="float" office:value="176" calcext:value-type="float">
            <text:p>176</text:p>
          </table:table-cell>
          <table:table-cell table:formula="of:=([.E63]-[.A63])/[.A63]" office:value-type="percentage" office:value="0.0507462686567164" calcext:value-type="percentage">
            <text:p>5.07%</text:p>
          </table:table-cell>
          <table:table-cell table:formula="of:=([.E63]-[.B63])/[.B63]" office:value-type="percentage" office:value="0.0494931425163984" calcext:value-type="percentage">
            <text:p>4.95%</text:p>
          </table:table-cell>
          <table:table-cell table:formula="of:=([.E63]-[.C63])/[.C63]" office:value-type="percentage" office:value="0.0526315789473685" calcext:value-type="percentage">
            <text:p>5.26%</text:p>
          </table:table-cell>
          <table:table-cell table:formula="of:=([.E63]-[.D63])/[.D63]" office:value-type="percentage" office:value="0.0507462686567164" calcext:value-type="percentage">
            <text:p>5.07%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75.8" calcext:value-type="float">
            <text:p>17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75.3" calcext:value-type="float">
            <text:p>175.3</text:p>
          </table:table-cell>
          <table:table-cell office:value-type="float" office:value="182" calcext:value-type="float">
            <text:p>182</text:p>
          </table:table-cell>
          <table:table-cell table:formula="of:=([.E64]-[.A64])/[.A64]" office:value-type="percentage" office:value="0.0388127853881279" calcext:value-type="percentage">
            <text:p>3.88%</text:p>
          </table:table-cell>
          <table:table-cell table:formula="of:=([.E64]-[.B64])/[.B64]" office:value-type="percentage" office:value="0.0352673492605233" calcext:value-type="percentage">
            <text:p>3.53%</text:p>
          </table:table-cell>
          <table:table-cell table:formula="of:=([.E64]-[.C64])/[.C64]" office:value-type="percentage" office:value="0.0346787947697555" calcext:value-type="percentage">
            <text:p>3.47%</text:p>
          </table:table-cell>
          <table:table-cell table:formula="of:=([.E64]-[.D64])/[.D64]" office:value-type="percentage" office:value="0.038220193953223" calcext:value-type="percentage">
            <text:p>3.82%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187.8" calcext:value-type="float">
            <text:p>187.8</text:p>
          </table:table-cell>
          <table:table-cell office:value-type="float" office:value="187.9" calcext:value-type="float">
            <text:p>187.9</text:p>
          </table:table-cell>
          <table:table-cell office:value-type="float" office:value="188.4" calcext:value-type="float">
            <text:p>188.4</text:p>
          </table:table-cell>
          <table:table-cell office:value-type="float" office:value="195" calcext:value-type="float">
            <text:p>195</text:p>
          </table:table-cell>
          <table:table-cell table:formula="of:=([.E65]-[.A65])/[.A65]" office:value-type="percentage" office:value="0.0377860564129856" calcext:value-type="percentage">
            <text:p>3.78%</text:p>
          </table:table-cell>
          <table:table-cell table:formula="of:=([.E65]-[.B65])/[.B65]" office:value-type="percentage" office:value="0.0383386581469648" calcext:value-type="percentage">
            <text:p>3.83%</text:p>
          </table:table-cell>
          <table:table-cell table:formula="of:=([.E65]-[.C65])/[.C65]" office:value-type="percentage" office:value="0.0377860564129856" calcext:value-type="percentage">
            <text:p>3.78%</text:p>
          </table:table-cell>
          <table:table-cell table:formula="of:=([.E65]-[.D65])/[.D65]" office:value-type="percentage" office:value="0.0350318471337579" calcext:value-type="percentage">
            <text:p>3.50%</text:p>
          </table:table-cell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166.7" calcext:value-type="float">
            <text:p>166.7</text:p>
          </table:table-cell>
          <table:table-cell office:value-type="float" office:value="168" calcext:value-type="float">
            <text:p>168</text:p>
          </table:table-cell>
          <table:table-cell office:value-type="float" office:value="167.6" calcext:value-type="float">
            <text:p>167.6</text:p>
          </table:table-cell>
          <table:table-cell office:value-type="float" office:value="184" calcext:value-type="float">
            <text:p>184</text:p>
          </table:table-cell>
          <table:table-cell table:formula="of:=([.E66]-[.A66])/[.A66]" office:value-type="percentage" office:value="0.101137043686415" calcext:value-type="percentage">
            <text:p>10.11%</text:p>
          </table:table-cell>
          <table:table-cell table:formula="of:=([.E66]-[.B66])/[.B66]" office:value-type="percentage" office:value="0.10377924415117" calcext:value-type="percentage">
            <text:p>10.38%</text:p>
          </table:table-cell>
          <table:table-cell table:formula="of:=([.E66]-[.C66])/[.C66]" office:value-type="percentage" office:value="0.0952380952380952" calcext:value-type="percentage">
            <text:p>9.52%</text:p>
          </table:table-cell>
          <table:table-cell table:formula="of:=([.E66]-[.D66])/[.D66]" office:value-type="percentage" office:value="0.0978520286396182" calcext:value-type="percentage">
            <text:p>9.79%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72" calcext:value-type="float">
            <text:p>172</text:p>
          </table:table-cell>
          <table:table-cell office:value-type="float" office:value="171.7" calcext:value-type="float">
            <text:p>171.7</text:p>
          </table:table-cell>
          <table:table-cell office:value-type="float" office:value="170.4" calcext:value-type="float">
            <text:p>170.4</text:p>
          </table:table-cell>
          <table:table-cell office:value-type="float" office:value="187" calcext:value-type="float">
            <text:p>187</text:p>
          </table:table-cell>
          <table:table-cell table:formula="of:=([.E67]-[.A67])/[.A67]" office:value-type="percentage" office:value="0.0922897196261683" calcext:value-type="percentage">
            <text:p>9.23%</text:p>
          </table:table-cell>
          <table:table-cell table:formula="of:=([.E67]-[.B67])/[.B67]" office:value-type="percentage" office:value="0.0872093023255814" calcext:value-type="percentage">
            <text:p>8.72%</text:p>
          </table:table-cell>
          <table:table-cell table:formula="of:=([.E67]-[.C67])/[.C67]" office:value-type="percentage" office:value="0.0891089108910892" calcext:value-type="percentage">
            <text:p>8.91%</text:p>
          </table:table-cell>
          <table:table-cell table:formula="of:=([.E67]-[.D67])/[.D67]" office:value-type="percentage" office:value="0.0974178403755868" calcext:value-type="percentage">
            <text:p>9.74%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79.8" calcext:value-type="float">
            <text:p>179.8</text:p>
          </table:table-cell>
          <table:table-cell office:value-type="float" office:value="180.6" calcext:value-type="float">
            <text:p>180.6</text:p>
          </table:table-cell>
          <table:table-cell office:value-type="float" office:value="180.7" calcext:value-type="float">
            <text:p>180.7</text:p>
          </table:table-cell>
          <table:table-cell office:value-type="float" office:value="189" calcext:value-type="float">
            <text:p>189</text:p>
          </table:table-cell>
          <table:table-cell table:formula="of:=([.E68]-[.A68])/[.A68]" office:value-type="percentage" office:value="0.0465116279069768" calcext:value-type="percentage">
            <text:p>4.65%</text:p>
          </table:table-cell>
          <table:table-cell table:formula="of:=([.E68]-[.B68])/[.B68]" office:value-type="percentage" office:value="0.0511679644048943" calcext:value-type="percentage">
            <text:p>5.12%</text:p>
          </table:table-cell>
          <table:table-cell table:formula="of:=([.E68]-[.C68])/[.C68]" office:value-type="percentage" office:value="0.0465116279069768" calcext:value-type="percentage">
            <text:p>4.65%</text:p>
          </table:table-cell>
          <table:table-cell table:formula="of:=([.E68]-[.D68])/[.D68]" office:value-type="percentage" office:value="0.0459324847814057" calcext:value-type="percentage">
            <text:p>4.59%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169.9" calcext:value-type="float">
            <text:p>169.9</text:p>
          </table:table-cell>
          <table:table-cell office:value-type="float" office:value="167.7" calcext:value-type="float">
            <text:p>167.7</text:p>
          </table:table-cell>
          <table:table-cell office:value-type="float" office:value="169.1" calcext:value-type="float">
            <text:p>169.1</text:p>
          </table:table-cell>
          <table:table-cell office:value-type="float" office:value="187" calcext:value-type="float">
            <text:p>187</text:p>
          </table:table-cell>
          <table:table-cell table:formula="of:=([.E69]-[.A69])/[.A69]" office:value-type="percentage" office:value="0.101944608131998" calcext:value-type="percentage">
            <text:p>10.19%</text:p>
          </table:table-cell>
          <table:table-cell table:formula="of:=([.E69]-[.B69])/[.B69]" office:value-type="percentage" office:value="0.100647439670394" calcext:value-type="percentage">
            <text:p>10.06%</text:p>
          </table:table-cell>
          <table:table-cell table:formula="of:=([.E69]-[.C69])/[.C69]" office:value-type="percentage" office:value="0.115086463923673" calcext:value-type="percentage">
            <text:p>11.51%</text:p>
          </table:table-cell>
          <table:table-cell table:formula="of:=([.E69]-[.D69])/[.D69]" office:value-type="percentage" office:value="0.105854523950325" calcext:value-type="percentage">
            <text:p>10.59%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76.8" calcext:value-type="float">
            <text:p>176.8</text:p>
          </table:table-cell>
          <table:table-cell office:value-type="float" office:value="177.1" calcext:value-type="float">
            <text:p>177.1</text:p>
          </table:table-cell>
          <table:table-cell office:value-type="float" office:value="176.7" calcext:value-type="float">
            <text:p>176.7</text:p>
          </table:table-cell>
          <table:table-cell office:value-type="float" office:value="185" calcext:value-type="float">
            <text:p>185</text:p>
          </table:table-cell>
          <table:table-cell table:formula="of:=([.E70]-[.A70])/[.A70]" office:value-type="percentage" office:value="0.044018058690745" calcext:value-type="percentage">
            <text:p>4.40%</text:p>
          </table:table-cell>
          <table:table-cell table:formula="of:=([.E70]-[.B70])/[.B70]" office:value-type="percentage" office:value="0.0463800904977375" calcext:value-type="percentage">
            <text:p>4.64%</text:p>
          </table:table-cell>
          <table:table-cell table:formula="of:=([.E70]-[.C70])/[.C70]" office:value-type="percentage" office:value="0.0446075663466968" calcext:value-type="percentage">
            <text:p>4.46%</text:p>
          </table:table-cell>
          <table:table-cell table:formula="of:=([.E70]-[.D70])/[.D70]" office:value-type="percentage" office:value="0.0469722693831353" calcext:value-type="percentage">
            <text:p>4.7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.7" calcext:value-type="float">
            <text:p>183.7</text:p>
          </table:table-cell>
          <table:table-cell office:value-type="float" office:value="183.6" calcext:value-type="float">
            <text:p>183.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([.E71]-[.A71])/[.A71]" office:value-type="percentage" office:value="0.0380434782608696" calcext:value-type="percentage">
            <text:p>3.80%</text:p>
          </table:table-cell>
          <table:table-cell table:formula="of:=([.E71]-[.B71])/[.B71]" office:value-type="percentage" office:value="0.0397387044093632" calcext:value-type="percentage">
            <text:p>3.97%</text:p>
          </table:table-cell>
          <table:table-cell table:formula="of:=([.E71]-[.C71])/[.C71]" office:value-type="percentage" office:value="0.0403050108932462" calcext:value-type="percentage">
            <text:p>4.03%</text:p>
          </table:table-cell>
          <table:table-cell table:formula="of:=([.E71]-[.D71])/[.D71]" office:value-type="percentage" office:value="0.0380434782608696" calcext:value-type="percentage">
            <text:p>3.8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.1" calcext:value-type="float">
            <text:p>189.1</text:p>
          </table:table-cell>
          <table:table-cell office:value-type="float" office:value="188.4" calcext:value-type="float">
            <text:p>188.4</text:p>
          </table:table-cell>
          <table:table-cell office:value-type="float" office:value="189.1" calcext:value-type="float">
            <text:p>189.1</text:p>
          </table:table-cell>
          <table:table-cell office:value-type="float" office:value="200" calcext:value-type="float">
            <text:p>200</text:p>
          </table:table-cell>
          <table:table-cell table:formula="of:=([.E72]-[.A72])/[.A72]" office:value-type="percentage" office:value="0.0582010582010582" calcext:value-type="percentage">
            <text:p>5.82%</text:p>
          </table:table-cell>
          <table:table-cell table:formula="of:=([.E72]-[.B72])/[.B72]" office:value-type="percentage" office:value="0.0576414595452142" calcext:value-type="percentage">
            <text:p>5.76%</text:p>
          </table:table-cell>
          <table:table-cell table:formula="of:=([.E72]-[.C72])/[.C72]" office:value-type="percentage" office:value="0.0615711252653928" calcext:value-type="percentage">
            <text:p>6.16%</text:p>
          </table:table-cell>
          <table:table-cell table:formula="of:=([.E72]-[.D72])/[.D72]" office:value-type="percentage" office:value="0.0576414595452142" calcext:value-type="percentage">
            <text:p>5.76%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184.6" calcext:value-type="float">
            <text:p>184.6</text:p>
          </table:table-cell>
          <table:table-cell office:value-type="float" office:value="185.1" calcext:value-type="float">
            <text:p>185.1</text:p>
          </table:table-cell>
          <table:table-cell office:value-type="float" office:value="184.7" calcext:value-type="float">
            <text:p>184.7</text:p>
          </table:table-cell>
          <table:table-cell office:value-type="float" office:value="194" calcext:value-type="float">
            <text:p>194</text:p>
          </table:table-cell>
          <table:table-cell table:formula="of:=([.E73]-[.A73])/[.A73]" office:value-type="percentage" office:value="0.0514905149051491" calcext:value-type="percentage">
            <text:p>5.15%</text:p>
          </table:table-cell>
          <table:table-cell table:formula="of:=([.E73]-[.B73])/[.B73]" office:value-type="percentage" office:value="0.0509209100758397" calcext:value-type="percentage">
            <text:p>5.09%</text:p>
          </table:table-cell>
          <table:table-cell table:formula="of:=([.E73]-[.C73])/[.C73]" office:value-type="percentage" office:value="0.0480821177741762" calcext:value-type="percentage">
            <text:p>4.81%</text:p>
          </table:table-cell>
          <table:table-cell table:formula="of:=([.E73]-[.D73])/[.D73]" office:value-type="percentage" office:value="0.0503519220357337" calcext:value-type="percentage">
            <text:p>5.04%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94.9" calcext:value-type="float">
            <text:p>194.9</text:p>
          </table:table-cell>
          <table:table-cell office:value-type="float" office:value="195.5" calcext:value-type="float">
            <text:p>195.5</text:p>
          </table:table-cell>
          <table:table-cell office:value-type="float" office:value="195.4" calcext:value-type="float">
            <text:p>195.4</text:p>
          </table:table-cell>
          <table:table-cell office:value-type="float" office:value="203" calcext:value-type="float">
            <text:p>203</text:p>
          </table:table-cell>
          <table:table-cell table:formula="of:=([.E74]-[.A74])/[.A74]" office:value-type="percentage" office:value="0.0388945752302968" calcext:value-type="percentage">
            <text:p>3.89%</text:p>
          </table:table-cell>
          <table:table-cell table:formula="of:=([.E74]-[.B74])/[.B74]" office:value-type="percentage" office:value="0.0415597742432016" calcext:value-type="percentage">
            <text:p>4.16%</text:p>
          </table:table-cell>
          <table:table-cell table:formula="of:=([.E74]-[.C74])/[.C74]" office:value-type="percentage" office:value="0.0383631713554987" calcext:value-type="percentage">
            <text:p>3.84%</text:p>
          </table:table-cell>
          <table:table-cell table:formula="of:=([.E74]-[.D74])/[.D74]" office:value-type="percentage" office:value="0.0388945752302968" calcext:value-type="percentage">
            <text:p>3.89%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190.2" calcext:value-type="float">
            <text:p>190.2</text:p>
          </table:table-cell>
          <table:table-cell office:value-type="float" office:value="190.6" calcext:value-type="float">
            <text:p>190.6</text:p>
          </table:table-cell>
          <table:table-cell office:value-type="float" office:value="191.5" calcext:value-type="float">
            <text:p>191.5</text:p>
          </table:table-cell>
          <table:table-cell office:value-type="float" office:value="204" calcext:value-type="float">
            <text:p>204</text:p>
          </table:table-cell>
          <table:table-cell table:formula="of:=([.E75]-[.A75])/[.A75]" office:value-type="percentage" office:value="0.071991592222806" calcext:value-type="percentage">
            <text:p>7.20%</text:p>
          </table:table-cell>
          <table:table-cell table:formula="of:=([.E75]-[.B75])/[.B75]" office:value-type="percentage" office:value="0.0725552050473187" calcext:value-type="percentage">
            <text:p>7.26%</text:p>
          </table:table-cell>
          <table:table-cell table:formula="of:=([.E75]-[.C75])/[.C75]" office:value-type="percentage" office:value="0.0703043022035677" calcext:value-type="percentage">
            <text:p>7.03%</text:p>
          </table:table-cell>
          <table:table-cell table:formula="of:=([.E75]-[.D75])/[.D75]" office:value-type="percentage" office:value="0.0652741514360313" calcext:value-type="percentage">
            <text:p>6.53%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table:number-columns-repeated="3" office:value-type="float" office:value="186.5" calcext:value-type="float">
            <text:p>186.5</text:p>
          </table:table-cell>
          <table:table-cell office:value-type="float" office:value="199" calcext:value-type="float">
            <text:p>199</text:p>
          </table:table-cell>
          <table:table-cell table:formula="of:=([.E76]-[.A76])/[.A76]" office:value-type="percentage" office:value="0.0675965665236051" calcext:value-type="percentage">
            <text:p>6.76%</text:p>
          </table:table-cell>
          <table:table-cell table:formula="of:=([.E76]-[.B76])/[.B76]" office:value-type="percentage" office:value="0.0670241286863271" calcext:value-type="percentage">
            <text:p>6.70%</text:p>
          </table:table-cell>
          <table:table-cell table:formula="of:=([.E76]-[.C76])/[.C76]" office:value-type="percentage" office:value="0.0670241286863271" calcext:value-type="percentage">
            <text:p>6.70%</text:p>
          </table:table-cell>
          <table:table-cell table:formula="of:=([.E76]-[.D76])/[.D76]" office:value-type="percentage" office:value="0.0670241286863271" calcext:value-type="percentage">
            <text:p>6.70%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178.5" calcext:value-type="float">
            <text:p>178.5</text:p>
          </table:table-cell>
          <table:table-cell office:value-type="float" office:value="179.6" calcext:value-type="float">
            <text:p>179.6</text:p>
          </table:table-cell>
          <table:table-cell office:value-type="float" office:value="177.1" calcext:value-type="float">
            <text:p>177.1</text:p>
          </table:table-cell>
          <table:table-cell office:value-type="float" office:value="196" calcext:value-type="float">
            <text:p>196</text:p>
          </table:table-cell>
          <table:table-cell table:formula="of:=([.E77]-[.A77])/[.A77]" office:value-type="percentage" office:value="0.0943606923506421" calcext:value-type="percentage">
            <text:p>9.44%</text:p>
          </table:table-cell>
          <table:table-cell table:formula="of:=([.E77]-[.B77])/[.B77]" office:value-type="percentage" office:value="0.0980392156862745" calcext:value-type="percentage">
            <text:p>9.80%</text:p>
          </table:table-cell>
          <table:table-cell table:formula="of:=([.E77]-[.C77])/[.C77]" office:value-type="percentage" office:value="0.0913140311804009" calcext:value-type="percentage">
            <text:p>9.13%</text:p>
          </table:table-cell>
          <table:table-cell table:formula="of:=([.E77]-[.D77])/[.D77]" office:value-type="percentage" office:value="0.106719367588933" calcext:value-type="percentage">
            <text:p>10.67%</text:p>
          </table:table-cell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201" calcext:value-type="float">
            <text:p>2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2.6" calcext:value-type="float">
            <text:p>202.6</text:p>
          </table:table-cell>
          <table:table-cell office:value-type="float" office:value="215" calcext:value-type="float">
            <text:p>215</text:p>
          </table:table-cell>
          <table:table-cell table:formula="of:=([.E78]-[.A78])/[.A78]" office:value-type="percentage" office:value="0.0659395141298959" calcext:value-type="percentage">
            <text:p>6.59%</text:p>
          </table:table-cell>
          <table:table-cell table:formula="of:=([.E78]-[.B78])/[.B78]" office:value-type="percentage" office:value="0.0696517412935323" calcext:value-type="percentage">
            <text:p>6.97%</text:p>
          </table:table-cell>
          <table:table-cell table:formula="of:=([.E78]-[.C78])/[.C78]" office:value-type="percentage" office:value="0.0648836057454185" calcext:value-type="percentage">
            <text:p>6.49%</text:p>
          </table:table-cell>
          <table:table-cell table:formula="of:=([.E78]-[.D78])/[.D78]" office:value-type="percentage" office:value="0.0612043435340573" calcext:value-type="percentage">
            <text:p>6.12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.5" calcext:value-type="float">
            <text:p>196.5</text:p>
          </table:table-cell>
          <table:table-cell office:value-type="float" office:value="196.7" calcext:value-type="float">
            <text:p>196.7</text:p>
          </table:table-cell>
          <table:table-cell office:value-type="float" office:value="194.6" calcext:value-type="float">
            <text:p>194.6</text:p>
          </table:table-cell>
          <table:table-cell office:value-type="float" office:value="211" calcext:value-type="float">
            <text:p>211</text:p>
          </table:table-cell>
          <table:table-cell table:formula="of:=([.E79]-[.A79])/[.A79]" office:value-type="percentage" office:value="0.0710659898477157" calcext:value-type="percentage">
            <text:p>7.11%</text:p>
          </table:table-cell>
          <table:table-cell table:formula="of:=([.E79]-[.B79])/[.B79]" office:value-type="percentage" office:value="0.0737913486005089" calcext:value-type="percentage">
            <text:p>7.38%</text:p>
          </table:table-cell>
          <table:table-cell table:formula="of:=([.E79]-[.C79])/[.C79]" office:value-type="percentage" office:value="0.0726995424504322" calcext:value-type="percentage">
            <text:p>7.27%</text:p>
          </table:table-cell>
          <table:table-cell table:formula="of:=([.E79]-[.D79])/[.D79]" office:value-type="percentage" office:value="0.0842754367934224" calcext:value-type="percentage">
            <text:p>8.43%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08.4" calcext:value-type="float">
            <text:p>208.4</text:p>
          </table:table-cell>
          <table:table-cell table:number-columns-repeated="2" office:value-type="float" office:value="209.4" calcext:value-type="float">
            <text:p>209.4</text:p>
          </table:table-cell>
          <table:table-cell office:value-type="float" office:value="220" calcext:value-type="float">
            <text:p>220</text:p>
          </table:table-cell>
          <table:table-cell table:formula="of:=([.E80]-[.A80])/[.A80]" office:value-type="percentage" office:value="0.0486177311725452" calcext:value-type="percentage">
            <text:p>4.86%</text:p>
          </table:table-cell>
          <table:table-cell table:formula="of:=([.E80]-[.B80])/[.B80]" office:value-type="percentage" office:value="0.055662188099808" calcext:value-type="percentage">
            <text:p>5.57%</text:p>
          </table:table-cell>
          <table:table-cell table:formula="of:=([.E80]-[.C80])/[.C80]" office:value-type="percentage" office:value="0.0506208213944603" calcext:value-type="percentage">
            <text:p>5.06%</text:p>
          </table:table-cell>
          <table:table-cell table:formula="of:=([.E80]-[.D80])/[.D80]" office:value-type="percentage" office:value="0.0506208213944603" calcext:value-type="percentage">
            <text:p>5.06%</text:p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205.2" calcext:value-type="float">
            <text:p>205.2</text:p>
          </table:table-cell>
          <table:table-cell table:number-columns-repeated="2" office:value-type="float" office:value="205.4" calcext:value-type="float">
            <text:p>205.4</text:p>
          </table:table-cell>
          <table:table-cell office:value-type="float" office:value="214" calcext:value-type="float">
            <text:p>214</text:p>
          </table:table-cell>
          <table:table-cell table:formula="of:=([.E81]-[.A81])/[.A81]" office:value-type="percentage" office:value="0.0418695228821811" calcext:value-type="percentage">
            <text:p>4.19%</text:p>
          </table:table-cell>
          <table:table-cell table:formula="of:=([.E81]-[.B81])/[.B81]" office:value-type="percentage" office:value="0.0428849902534114" calcext:value-type="percentage">
            <text:p>4.29%</text:p>
          </table:table-cell>
          <table:table-cell table:formula="of:=([.E81]-[.C81])/[.C81]" office:value-type="percentage" office:value="0.0418695228821811" calcext:value-type="percentage">
            <text:p>4.19%</text:p>
          </table:table-cell>
          <table:table-cell table:formula="of:=([.E81]-[.D81])/[.D81]" office:value-type="percentage" office:value="0.0418695228821811" calcext:value-type="percentage">
            <text:p>4.19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.5" calcext:value-type="float">
            <text:p>222.5</text:p>
          </table:table-cell>
          <table:table-cell office:value-type="float" office:value="221.9" calcext:value-type="float">
            <text:p>221.9</text:p>
          </table:table-cell>
          <table:table-cell office:value-type="float" office:value="223.4" calcext:value-type="float">
            <text:p>223.4</text:p>
          </table:table-cell>
          <table:table-cell office:value-type="float" office:value="227" calcext:value-type="float">
            <text:p>227</text:p>
          </table:table-cell>
          <table:table-cell table:formula="of:=([.E82]-[.A82])/[.A82]" office:value-type="percentage" office:value="0.0179372197309417" calcext:value-type="percentage">
            <text:p>1.79%</text:p>
          </table:table-cell>
          <table:table-cell table:formula="of:=([.E82]-[.B82])/[.B82]" office:value-type="percentage" office:value="0.0202247191011236" calcext:value-type="percentage">
            <text:p>2.02%</text:p>
          </table:table-cell>
          <table:table-cell table:formula="of:=([.E82]-[.C82])/[.C82]" office:value-type="percentage" office:value="0.0229833258224425" calcext:value-type="percentage">
            <text:p>2.30%</text:p>
          </table:table-cell>
          <table:table-cell table:formula="of:=([.E82]-[.D82])/[.D82]" office:value-type="percentage" office:value="0.0161145926589078" calcext:value-type="percentage">
            <text:p>1.61%</text:p>
          </table:table-cell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248.3" calcext:value-type="float">
            <text:p>248.3</text:p>
          </table:table-cell>
          <table:table-cell office:value-type="float" office:value="248.5" calcext:value-type="float">
            <text:p>248.5</text:p>
          </table:table-cell>
          <table:table-cell office:value-type="float" office:value="248.3" calcext:value-type="float">
            <text:p>248.3</text:p>
          </table:table-cell>
          <table:table-cell office:value-type="float" office:value="253" calcext:value-type="float">
            <text:p>253</text:p>
          </table:table-cell>
          <table:table-cell table:formula="of:=([.E83]-[.A83])/[.A83]" office:value-type="percentage" office:value="0.0193392425463336" calcext:value-type="percentage">
            <text:p>1.93%</text:p>
          </table:table-cell>
          <table:table-cell table:formula="of:=([.E83]-[.B83])/[.B83]" office:value-type="percentage" office:value="0.0189287152637938" calcext:value-type="percentage">
            <text:p>1.89%</text:p>
          </table:table-cell>
          <table:table-cell table:formula="of:=([.E83]-[.C83])/[.C83]" office:value-type="percentage" office:value="0.0181086519114688" calcext:value-type="percentage">
            <text:p>1.81%</text:p>
          </table:table-cell>
          <table:table-cell table:formula="of:=([.E83]-[.D83])/[.D83]" office:value-type="percentage" office:value="0.0189287152637938" calcext:value-type="percentage">
            <text:p>1.89%</text:p>
          </table:table-cell>
        </table:table-row>
        <table:table-row table:style-name="ro1">
          <table:table-cell office:value-type="float" office:value="256.3" calcext:value-type="float">
            <text:p>256.3</text:p>
          </table:table-cell>
          <table:table-cell office:value-type="float" office:value="257.4" calcext:value-type="float">
            <text:p>257.4</text:p>
          </table:table-cell>
          <table:table-cell office:value-type="float" office:value="256.7" calcext:value-type="float">
            <text:p>256.7</text:p>
          </table:table-cell>
          <table:table-cell office:value-type="float" office:value="257.5" calcext:value-type="float">
            <text:p>257.5</text:p>
          </table:table-cell>
          <table:table-cell office:value-type="float" office:value="266" calcext:value-type="float">
            <text:p>266</text:p>
          </table:table-cell>
          <table:table-cell table:formula="of:=([.E84]-[.A84])/[.A84]" office:value-type="percentage" office:value="0.037846273897776" calcext:value-type="percentage">
            <text:p>3.78%</text:p>
          </table:table-cell>
          <table:table-cell table:formula="of:=([.E84]-[.B84])/[.B84]" office:value-type="percentage" office:value="0.0334110334110335" calcext:value-type="percentage">
            <text:p>3.34%</text:p>
          </table:table-cell>
          <table:table-cell table:formula="of:=([.E84]-[.C84])/[.C84]" office:value-type="percentage" office:value="0.0362290611608882" calcext:value-type="percentage">
            <text:p>3.62%</text:p>
          </table:table-cell>
          <table:table-cell table:formula="of:=([.E84]-[.D84])/[.D84]" office:value-type="percentage" office:value="0.0330097087378641" calcext:value-type="percentage">
            <text:p>3.30%</text:p>
          </table:table-cell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254.7" calcext:value-type="float">
            <text:p>254.7</text:p>
          </table:table-cell>
          <table:table-cell office:value-type="float" office:value="255.2" calcext:value-type="float">
            <text:p>255.2</text:p>
          </table:table-cell>
          <table:table-cell office:value-type="float" office:value="255.4" calcext:value-type="float">
            <text:p>255.4</text:p>
          </table:table-cell>
          <table:table-cell office:value-type="float" office:value="259" calcext:value-type="float">
            <text:p>259</text:p>
          </table:table-cell>
          <table:table-cell table:formula="of:=([.E85]-[.A85])/[.A85]" office:value-type="percentage" office:value="0.0148902821316615" calcext:value-type="percentage">
            <text:p>1.49%</text:p>
          </table:table-cell>
          <table:table-cell table:formula="of:=([.E85]-[.B85])/[.B85]" office:value-type="percentage" office:value="0.0168826069886141" calcext:value-type="percentage">
            <text:p>1.69%</text:p>
          </table:table-cell>
          <table:table-cell table:formula="of:=([.E85]-[.C85])/[.C85]" office:value-type="percentage" office:value="0.0148902821316615" calcext:value-type="percentage">
            <text:p>1.49%</text:p>
          </table:table-cell>
          <table:table-cell table:formula="of:=([.E85]-[.D85])/[.D85]" office:value-type="percentage" office:value="0.014095536413469" calcext:value-type="percentage">
            <text:p>1.41%</text:p>
          </table:table-cell>
        </table:table-row>
        <table:table-row table:style-name="ro1">
          <table:table-cell office:value-type="float" office:value="274.5" calcext:value-type="float">
            <text:p>274.5</text:p>
          </table:table-cell>
          <table:table-cell office:value-type="float" office:value="275.3" calcext:value-type="float">
            <text:p>275.3</text:p>
          </table:table-cell>
          <table:table-cell office:value-type="float" office:value="274.9" calcext:value-type="float">
            <text:p>274.9</text:p>
          </table:table-cell>
          <table:table-cell office:value-type="float" office:value="275.7" calcext:value-type="float">
            <text:p>275.7</text:p>
          </table:table-cell>
          <table:table-cell office:value-type="float" office:value="280" calcext:value-type="float">
            <text:p>280</text:p>
          </table:table-cell>
          <table:table-cell table:formula="of:=([.E86]-[.A86])/[.A86]" office:value-type="percentage" office:value="0.0200364298724954" calcext:value-type="percentage">
            <text:p>2.00%</text:p>
          </table:table-cell>
          <table:table-cell table:formula="of:=([.E86]-[.B86])/[.B86]" office:value-type="percentage" office:value="0.0170722847802397" calcext:value-type="percentage">
            <text:p>1.71%</text:p>
          </table:table-cell>
          <table:table-cell table:formula="of:=([.E86]-[.C86])/[.C86]" office:value-type="percentage" office:value="0.0185522008002911" calcext:value-type="percentage">
            <text:p>1.86%</text:p>
          </table:table-cell>
          <table:table-cell table:formula="of:=([.E86]-[.D86])/[.D86]" office:value-type="percentage" office:value="0.0155966630395358" calcext:value-type="percentage">
            <text:p>1.56%</text:p>
          </table:table-cell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276" calcext:value-type="float">
            <text:p>276</text:p>
          </table:table-cell>
          <table:table-cell office:value-type="float" office:value="275.1" calcext:value-type="float">
            <text:p>275.1</text:p>
          </table:table-cell>
          <table:table-cell office:value-type="float" office:value="276.3" calcext:value-type="float">
            <text:p>276.3</text:p>
          </table:table-cell>
          <table:table-cell office:value-type="float" office:value="284" calcext:value-type="float">
            <text:p>284</text:p>
          </table:table-cell>
          <table:table-cell table:formula="of:=([.E87]-[.A87])/[.A87]" office:value-type="percentage" office:value="0.0319767441860466" calcext:value-type="percentage">
            <text:p>3.20%</text:p>
          </table:table-cell>
          <table:table-cell table:formula="of:=([.E87]-[.B87])/[.B87]" office:value-type="percentage" office:value="0.0289855072463768" calcext:value-type="percentage">
            <text:p>2.90%</text:p>
          </table:table-cell>
          <table:table-cell table:formula="of:=([.E87]-[.C87])/[.C87]" office:value-type="percentage" office:value="0.0323518720465285" calcext:value-type="percentage">
            <text:p>3.24%</text:p>
          </table:table-cell>
          <table:table-cell table:formula="of:=([.E87]-[.D87])/[.D87]" office:value-type="percentage" office:value="0.0278682591386174" calcext:value-type="percentage">
            <text:p>2.79%</text:p>
          </table:table-cell>
        </table:table-row>
        <table:table-row table:style-name="ro1">
          <table:table-cell office:value-type="float" office:value="263.1" calcext:value-type="float">
            <text:p>263.1</text:p>
          </table:table-cell>
          <table:table-cell table:number-columns-repeated="2" office:value-type="float" office:value="263.3" calcext:value-type="float">
            <text:p>263.3</text:p>
          </table:table-cell>
          <table:table-cell office:value-type="float" office:value="262.9" calcext:value-type="float">
            <text:p>262.9</text:p>
          </table:table-cell>
          <table:table-cell office:value-type="float" office:value="266" calcext:value-type="float">
            <text:p>266</text:p>
          </table:table-cell>
          <table:table-cell table:formula="of:=([.E88]-[.A88])/[.A88]" office:value-type="percentage" office:value="0.0110224249334853" calcext:value-type="percentage">
            <text:p>1.10%</text:p>
          </table:table-cell>
          <table:table-cell table:formula="of:=([.E88]-[.B88])/[.B88]" office:value-type="percentage" office:value="0.0102544625902012" calcext:value-type="percentage">
            <text:p>1.03%</text:p>
          </table:table-cell>
          <table:table-cell table:formula="of:=([.E88]-[.C88])/[.C88]" office:value-type="percentage" office:value="0.0102544625902012" calcext:value-type="percentage">
            <text:p>1.03%</text:p>
          </table:table-cell>
          <table:table-cell table:formula="of:=([.E88]-[.D88])/[.D88]" office:value-type="percentage" office:value="0.0117915557246102" calcext:value-type="percentage">
            <text:p>1.18%</text:p>
          </table:table-cell>
        </table:table-row>
        <table:table-row table:style-name="ro1">
          <table:table-cell office:value-type="float" office:value="273.1" calcext:value-type="float">
            <text:p>273.1</text:p>
          </table:table-cell>
          <table:table-cell office:value-type="float" office:value="271.6" calcext:value-type="float">
            <text:p>271.6</text:p>
          </table:table-cell>
          <table:table-cell office:value-type="float" office:value="272.7" calcext:value-type="float">
            <text:p>272.7</text:p>
          </table:table-cell>
          <table:table-cell office:value-type="float" office:value="271.8" calcext:value-type="float">
            <text:p>271.8</text:p>
          </table:table-cell>
          <table:table-cell office:value-type="float" office:value="287" calcext:value-type="float">
            <text:p>287</text:p>
          </table:table-cell>
          <table:table-cell table:formula="of:=([.E89]-[.A89])/[.A89]" office:value-type="percentage" office:value="0.0508971072867081" calcext:value-type="percentage">
            <text:p>5.09%</text:p>
          </table:table-cell>
          <table:table-cell table:formula="of:=([.E89]-[.B89])/[.B89]" office:value-type="percentage" office:value="0.056701030927835" calcext:value-type="percentage">
            <text:p>5.67%</text:p>
          </table:table-cell>
          <table:table-cell table:formula="of:=([.E89]-[.C89])/[.C89]" office:value-type="percentage" office:value="0.0524385771910525" calcext:value-type="percentage">
            <text:p>5.24%</text:p>
          </table:table-cell>
          <table:table-cell table:formula="of:=([.E89]-[.D89])/[.D89]" office:value-type="percentage" office:value="0.0559234731420161" calcext:value-type="percentage">
            <text:p>5.59%</text:p>
          </table:table-cell>
        </table:table-row>
        <table:table-row table:style-name="ro1">
          <table:table-cell table:number-columns-repeated="2" office:value-type="float" office:value="273.2" calcext:value-type="float">
            <text:p>273.2</text:p>
          </table:table-cell>
          <table:table-cell office:value-type="float" office:value="272.7" calcext:value-type="float">
            <text:p>272.7</text:p>
          </table:table-cell>
          <table:table-cell office:value-type="float" office:value="272.8" calcext:value-type="float">
            <text:p>272.8</text:p>
          </table:table-cell>
          <table:table-cell office:value-type="float" office:value="277" calcext:value-type="float">
            <text:p>277</text:p>
          </table:table-cell>
          <table:table-cell table:formula="of:=([.E90]-[.A90])/[.A90]" office:value-type="percentage" office:value="0.0139092240117131" calcext:value-type="percentage">
            <text:p>1.39%</text:p>
          </table:table-cell>
          <table:table-cell table:formula="of:=([.E90]-[.B90])/[.B90]" office:value-type="percentage" office:value="0.0139092240117131" calcext:value-type="percentage">
            <text:p>1.39%</text:p>
          </table:table-cell>
          <table:table-cell table:formula="of:=([.E90]-[.C90])/[.C90]" office:value-type="percentage" office:value="0.0157682434910158" calcext:value-type="percentage">
            <text:p>1.58%</text:p>
          </table:table-cell>
          <table:table-cell table:formula="of:=([.E90]-[.D90])/[.D90]" office:value-type="percentage" office:value="0.0153958944281525" calcext:value-type="percentage">
            <text:p>1.54%</text:p>
          </table:table-cell>
        </table:table-row>
        <table:table-row table:style-name="ro1">
          <table:table-cell office:value-type="float" office:value="273.4" calcext:value-type="float">
            <text:p>273.4</text:p>
          </table:table-cell>
          <table:table-cell table:number-columns-repeated="2" office:value-type="float" office:value="273.5" calcext:value-type="float">
            <text:p>273.5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formula="of:=([.E91]-[.A91])/[.A91]" office:value-type="percentage" office:value="0.0131675201170447" calcext:value-type="percentage">
            <text:p>1.32%</text:p>
          </table:table-cell>
          <table:table-cell table:formula="of:=([.E91]-[.B91])/[.B91]" office:value-type="percentage" office:value="0.0127970749542962" calcext:value-type="percentage">
            <text:p>1.28%</text:p>
          </table:table-cell>
          <table:table-cell table:formula="of:=([.E91]-[.C91])/[.C91]" office:value-type="percentage" office:value="0.0127970749542962" calcext:value-type="percentage">
            <text:p>1.28%</text:p>
          </table:table-cell>
          <table:table-cell table:formula="of:=([.E91]-[.D91])/[.D91]" office:value-type="percentage" office:value="0.0109489051094891" calcext:value-type="percentage">
            <text:p>1.09%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278.8" calcext:value-type="float">
            <text:p>278.8</text:p>
          </table:table-cell>
          <table:table-cell office:value-type="float" office:value="278.5" calcext:value-type="float">
            <text:p>278.5</text:p>
          </table:table-cell>
          <table:table-cell office:value-type="float" office:value="278.9" calcext:value-type="float">
            <text:p>278.9</text:p>
          </table:table-cell>
          <table:table-cell office:value-type="float" office:value="289" calcext:value-type="float">
            <text:p>289</text:p>
          </table:table-cell>
          <table:table-cell table:formula="of:=([.E92]-[.A92])/[.A92]" office:value-type="percentage" office:value="0.0399424253328536" calcext:value-type="percentage">
            <text:p>3.99%</text:p>
          </table:table-cell>
          <table:table-cell table:formula="of:=([.E92]-[.B92])/[.B92]" office:value-type="percentage" office:value="0.0365853658536585" calcext:value-type="percentage">
            <text:p>3.66%</text:p>
          </table:table-cell>
          <table:table-cell table:formula="of:=([.E92]-[.C92])/[.C92]" office:value-type="percentage" office:value="0.0377019748653501" calcext:value-type="percentage">
            <text:p>3.77%</text:p>
          </table:table-cell>
          <table:table-cell table:formula="of:=([.E92]-[.D92])/[.D92]" office:value-type="percentage" office:value="0.0362136966654716" calcext:value-type="percentage">
            <text:p>3.62%</text:p>
          </table:table-cell>
        </table:table-row>
        <table:table-row table:style-name="ro1">
          <table:table-cell office:value-type="float" office:value="275.7" calcext:value-type="float">
            <text:p>275.7</text:p>
          </table:table-cell>
          <table:table-cell office:value-type="float" office:value="276.3" calcext:value-type="float">
            <text:p>276.3</text:p>
          </table:table-cell>
          <table:table-cell office:value-type="float" office:value="276.4" calcext:value-type="float">
            <text:p>276.4</text:p>
          </table:table-cell>
          <table:table-cell office:value-type="float" office:value="276.5" calcext:value-type="float">
            <text:p>276.5</text:p>
          </table:table-cell>
          <table:table-cell office:value-type="float" office:value="290" calcext:value-type="float">
            <text:p>290</text:p>
          </table:table-cell>
          <table:table-cell table:formula="of:=([.E93]-[.A93])/[.A93]" office:value-type="percentage" office:value="0.0518679724338049" calcext:value-type="percentage">
            <text:p>5.19%</text:p>
          </table:table-cell>
          <table:table-cell table:formula="of:=([.E93]-[.B93])/[.B93]" office:value-type="percentage" office:value="0.0495837857401375" calcext:value-type="percentage">
            <text:p>4.96%</text:p>
          </table:table-cell>
          <table:table-cell table:formula="of:=([.E93]-[.C93])/[.C93]" office:value-type="percentage" office:value="0.0492040520984082" calcext:value-type="percentage">
            <text:p>4.92%</text:p>
          </table:table-cell>
          <table:table-cell table:formula="of:=([.E93]-[.D93])/[.D93]" office:value-type="percentage" office:value="0.0488245931283906" calcext:value-type="percentage">
            <text:p>4.88%</text:p>
          </table:table-cell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282.3" calcext:value-type="float">
            <text:p>282.3</text:p>
          </table:table-cell>
          <table:table-cell office:value-type="float" office:value="282.9" calcext:value-type="float">
            <text:p>282.9</text:p>
          </table:table-cell>
          <table:table-cell office:value-type="float" office:value="282.1" calcext:value-type="float">
            <text:p>282.1</text:p>
          </table:table-cell>
          <table:table-cell office:value-type="float" office:value="293" calcext:value-type="float">
            <text:p>293</text:p>
          </table:table-cell>
          <table:table-cell table:formula="of:=([.E94]-[.A94])/[.A94]" office:value-type="percentage" office:value="0.0375354107648726" calcext:value-type="percentage">
            <text:p>3.75%</text:p>
          </table:table-cell>
          <table:table-cell table:formula="of:=([.E94]-[.B94])/[.B94]" office:value-type="percentage" office:value="0.0379029401346085" calcext:value-type="percentage">
            <text:p>3.79%</text:p>
          </table:table-cell>
          <table:table-cell table:formula="of:=([.E94]-[.C94])/[.C94]" office:value-type="percentage" office:value="0.0357016613644398" calcext:value-type="percentage">
            <text:p>3.57%</text:p>
          </table:table-cell>
          <table:table-cell table:formula="of:=([.E94]-[.D94])/[.D94]" office:value-type="percentage" office:value="0.0386387805742644" calcext:value-type="percentage">
            <text:p>3.86%</text:p>
          </table:table-cell>
        </table:table-row>
        <table:table-row table:style-name="ro1">
          <table:table-cell office:value-type="float" office:value="276.1" calcext:value-type="float">
            <text:p>276.1</text:p>
          </table:table-cell>
          <table:table-cell office:value-type="float" office:value="275.7" calcext:value-type="float">
            <text:p>275.7</text:p>
          </table:table-cell>
          <table:table-cell office:value-type="float" office:value="276.2" calcext:value-type="float">
            <text:p>276.2</text:p>
          </table:table-cell>
          <table:table-cell office:value-type="float" office:value="275.3" calcext:value-type="float">
            <text:p>275.3</text:p>
          </table:table-cell>
          <table:table-cell office:value-type="float" office:value="292" calcext:value-type="float">
            <text:p>292</text:p>
          </table:table-cell>
          <table:table-cell table:formula="of:=([.E95]-[.A95])/[.A95]" office:value-type="percentage" office:value="0.0575878304961969" calcext:value-type="percentage">
            <text:p>5.76%</text:p>
          </table:table-cell>
          <table:table-cell table:formula="of:=([.E95]-[.B95])/[.B95]" office:value-type="percentage" office:value="0.0591222343126587" calcext:value-type="percentage">
            <text:p>5.91%</text:p>
          </table:table-cell>
          <table:table-cell table:formula="of:=([.E95]-[.C95])/[.C95]" office:value-type="percentage" office:value="0.0572049239681391" calcext:value-type="percentage">
            <text:p>5.72%</text:p>
          </table:table-cell>
          <table:table-cell table:formula="of:=([.E95]-[.D95])/[.D95]" office:value-type="percentage" office:value="0.0606610969851071" calcext:value-type="percentage">
            <text:p>6.07%</text:p>
          </table:table-cell>
        </table:table-row>
        <table:table-row table:style-name="ro1">
          <table:table-cell office:value-type="float" office:value="287.9" calcext:value-type="float">
            <text:p>287.9</text:p>
          </table:table-cell>
          <table:table-cell office:value-type="float" office:value="287.6" calcext:value-type="float">
            <text:p>287.6</text:p>
          </table:table-cell>
          <table:table-cell office:value-type="float" office:value="288.2" calcext:value-type="float">
            <text:p>288.2</text:p>
          </table:table-cell>
          <table:table-cell office:value-type="float" office:value="288.1" calcext:value-type="float">
            <text:p>288.1</text:p>
          </table:table-cell>
          <table:table-cell office:value-type="float" office:value="296" calcext:value-type="float">
            <text:p>296</text:p>
          </table:table-cell>
          <table:table-cell table:formula="of:=([.E96]-[.A96])/[.A96]" office:value-type="percentage" office:value="0.0281347690170199" calcext:value-type="percentage">
            <text:p>2.81%</text:p>
          </table:table-cell>
          <table:table-cell table:formula="of:=([.E96]-[.B96])/[.B96]" office:value-type="percentage" office:value="0.0292072322670375" calcext:value-type="percentage">
            <text:p>2.92%</text:p>
          </table:table-cell>
          <table:table-cell table:formula="of:=([.E96]-[.C96])/[.C96]" office:value-type="percentage" office:value="0.0270645385149202" calcext:value-type="percentage">
            <text:p>2.71%</text:p>
          </table:table-cell>
          <table:table-cell table:formula="of:=([.E96]-[.D96])/[.D96]" office:value-type="percentage" office:value="0.0274210343630683" calcext:value-type="percentage">
            <text:p>2.74%</text:p>
          </table:table-cell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294.3" calcext:value-type="float">
            <text:p>294.3</text:p>
          </table:table-cell>
          <table:table-cell office:value-type="float" office:value="294.6" calcext:value-type="float">
            <text:p>294.6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table:formula="of:=([.E97]-[.A97])/[.A97]" office:value-type="percentage" office:value="0.0217243720298709" calcext:value-type="percentage">
            <text:p>2.17%</text:p>
          </table:table-cell>
          <table:table-cell table:formula="of:=([.E97]-[.B97])/[.B97]" office:value-type="percentage" office:value="0.0227658851512062" calcext:value-type="percentage">
            <text:p>2.28%</text:p>
          </table:table-cell>
          <table:table-cell table:formula="of:=([.E97]-[.C97])/[.C97]" office:value-type="percentage" office:value="0.0217243720298709" calcext:value-type="percentage">
            <text:p>2.17%</text:p>
          </table:table-cell>
          <table:table-cell table:formula="of:=([.E97]-[.D97])/[.D97]" office:value-type="percentage" office:value="0.0238095238095238" calcext:value-type="percentage">
            <text:p>2.38%</text:p>
          </table:table-cell>
        </table:table-row>
        <table:table-row table:style-name="ro1">
          <table:table-cell office:value-type="float" office:value="274.3" calcext:value-type="float">
            <text:p>274.3</text:p>
          </table:table-cell>
          <table:table-cell office:value-type="float" office:value="275.2" calcext:value-type="float">
            <text:p>275.2</text:p>
          </table:table-cell>
          <table:table-cell office:value-type="float" office:value="274.5" calcext:value-type="float">
            <text:p>274.5</text:p>
          </table:table-cell>
          <table:table-cell office:value-type="float" office:value="275.4" calcext:value-type="float">
            <text:p>275.4</text:p>
          </table:table-cell>
          <table:table-cell office:value-type="float" office:value="283" calcext:value-type="float">
            <text:p>283</text:p>
          </table:table-cell>
          <table:table-cell table:formula="of:=([.E98]-[.A98])/[.A98]" office:value-type="percentage" office:value="0.0317170980678089" calcext:value-type="percentage">
            <text:p>3.17%</text:p>
          </table:table-cell>
          <table:table-cell table:formula="of:=([.E98]-[.B98])/[.B98]" office:value-type="percentage" office:value="0.028343023255814" calcext:value-type="percentage">
            <text:p>2.83%</text:p>
          </table:table-cell>
          <table:table-cell table:formula="of:=([.E98]-[.C98])/[.C98]" office:value-type="percentage" office:value="0.0309653916211293" calcext:value-type="percentage">
            <text:p>3.10%</text:p>
          </table:table-cell>
          <table:table-cell table:formula="of:=([.E98]-[.D98])/[.D98]" office:value-type="percentage" office:value="0.0275962236746551" calcext:value-type="percentage">
            <text:p>2.76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.3" calcext:value-type="float">
            <text:p>293.3</text:p>
          </table:table-cell>
          <table:table-cell office:value-type="float" office:value="292.5" calcext:value-type="float">
            <text:p>292.5</text:p>
          </table:table-cell>
          <table:table-cell office:value-type="float" office:value="292.6" calcext:value-type="float">
            <text:p>292.6</text:p>
          </table:table-cell>
          <table:table-cell office:value-type="float" office:value="297" calcext:value-type="float">
            <text:p>297</text:p>
          </table:table-cell>
          <table:table-cell table:formula="of:=([.E99]-[.A99])/[.A99]" office:value-type="percentage" office:value="0.0136518771331058" calcext:value-type="percentage">
            <text:p>1.37%</text:p>
          </table:table-cell>
          <table:table-cell table:formula="of:=([.E99]-[.B99])/[.B99]" office:value-type="percentage" office:value="0.0126150698943061" calcext:value-type="percentage">
            <text:p>1.26%</text:p>
          </table:table-cell>
          <table:table-cell table:formula="of:=([.E99]-[.C99])/[.C99]" office:value-type="percentage" office:value="0.0153846153846154" calcext:value-type="percentage">
            <text:p>1.54%</text:p>
          </table:table-cell>
          <table:table-cell table:formula="of:=([.E99]-[.D99])/[.D99]" office:value-type="percentage" office:value="0.0150375939849623" calcext:value-type="percentage">
            <text:p>1.50%</text:p>
          </table:table-cell>
        </table:table-row>
        <table:table-row table:style-name="ro1">
          <table:table-cell table:number-columns-repeated="2" office:value-type="float" office:value="295.9" calcext:value-type="float">
            <text:p>295.9</text:p>
          </table:table-cell>
          <table:table-cell office:value-type="float" office:value="295.3" calcext:value-type="float">
            <text:p>295.3</text:p>
          </table:table-cell>
          <table:table-cell office:value-type="float" office:value="295.2" calcext:value-type="float">
            <text:p>295.2</text:p>
          </table:table-cell>
          <table:table-cell office:value-type="float" office:value="300" calcext:value-type="float">
            <text:p>300</text:p>
          </table:table-cell>
          <table:table-cell table:formula="of:=([.E100]-[.A100])/[.A100]" office:value-type="percentage" office:value="0.0138560324433931" calcext:value-type="percentage">
            <text:p>1.39%</text:p>
          </table:table-cell>
          <table:table-cell table:formula="of:=([.E100]-[.B100])/[.B100]" office:value-type="percentage" office:value="0.0138560324433931" calcext:value-type="percentage">
            <text:p>1.39%</text:p>
          </table:table-cell>
          <table:table-cell table:formula="of:=([.E100]-[.C100])/[.C100]" office:value-type="percentage" office:value="0.0159160176092109" calcext:value-type="percentage">
            <text:p>1.59%</text:p>
          </table:table-cell>
          <table:table-cell table:formula="of:=([.E100]-[.D100])/[.D100]" office:value-type="percentage" office:value="0.0162601626016261" calcext:value-type="percentage">
            <text:p>1.63%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295.4" calcext:value-type="float">
            <text:p>295.4</text:p>
          </table:table-cell>
          <table:table-cell table:number-columns-repeated="2" office:value-type="float" office:value="295.7" calcext:value-type="float">
            <text:p>295.7</text:p>
          </table:table-cell>
          <table:table-cell office:value-type="float" office:value="302" calcext:value-type="float">
            <text:p>302</text:p>
          </table:table-cell>
          <table:table-cell table:formula="of:=([.E101]-[.A101])/[.A101]" office:value-type="percentage" office:value="0.0230352303523036" calcext:value-type="percentage">
            <text:p>2.30%</text:p>
          </table:table-cell>
          <table:table-cell table:formula="of:=([.E101]-[.B101])/[.B101]" office:value-type="percentage" office:value="0.0223425863236291" calcext:value-type="percentage">
            <text:p>2.23%</text:p>
          </table:table-cell>
          <table:table-cell table:formula="of:=([.E101]-[.C101])/[.C101]" office:value-type="percentage" office:value="0.0213053770713561" calcext:value-type="percentage">
            <text:p>2.13%</text:p>
          </table:table-cell>
          <table:table-cell table:formula="of:=([.E101]-[.D101])/[.D101]" office:value-type="percentage" office:value="0.0213053770713561" calcext:value-type="percentage">
            <text:p>2.13%</text:p>
          </table:table-cell>
        </table:table-row>
        <table:table-row table:style-name="ro1">
          <table:table-cell office:value-type="float" office:value="295.1" calcext:value-type="float">
            <text:p>295.1</text:p>
          </table:table-cell>
          <table:table-cell office:value-type="float" office:value="295.8" calcext:value-type="float">
            <text:p>295.8</text:p>
          </table:table-cell>
          <table:table-cell office:value-type="float" office:value="295.9" calcext:value-type="float">
            <text:p>295.9</text:p>
          </table:table-cell>
          <table:table-cell office:value-type="float" office:value="295.7" calcext:value-type="float">
            <text:p>295.7</text:p>
          </table:table-cell>
          <table:table-cell office:value-type="float" office:value="303" calcext:value-type="float">
            <text:p>303</text:p>
          </table:table-cell>
          <table:table-cell table:formula="of:=([.E102]-[.A102])/[.A102]" office:value-type="percentage" office:value="0.0267705862419518" calcext:value-type="percentage">
            <text:p>2.68%</text:p>
          </table:table-cell>
          <table:table-cell table:formula="of:=([.E102]-[.B102])/[.B102]" office:value-type="percentage" office:value="0.024340770791075" calcext:value-type="percentage">
            <text:p>2.43%</text:p>
          </table:table-cell>
          <table:table-cell table:formula="of:=([.E102]-[.C102])/[.C102]" office:value-type="percentage" office:value="0.023994592767827" calcext:value-type="percentage">
            <text:p>2.40%</text:p>
          </table:table-cell>
          <table:table-cell table:formula="of:=([.E102]-[.D102])/[.D102]" office:value-type="percentage" office:value="0.0246871829556984" calcext:value-type="percentage">
            <text:p>2.47%</text:p>
          </table:table-cell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299.9" calcext:value-type="float">
            <text:p>299.9</text:p>
          </table:table-cell>
          <table:table-cell office:value-type="float" office:value="299.5" calcext:value-type="float">
            <text:p>299.5</text:p>
          </table:table-cell>
          <table:table-cell office:value-type="float" office:value="299.8" calcext:value-type="float">
            <text:p>299.8</text:p>
          </table:table-cell>
          <table:table-cell office:value-type="float" office:value="303" calcext:value-type="float">
            <text:p>303</text:p>
          </table:table-cell>
          <table:table-cell table:formula="of:=([.E103]-[.A103])/[.A103]" office:value-type="percentage" office:value="0.0106737825216811" calcext:value-type="percentage">
            <text:p>1.07%</text:p>
          </table:table-cell>
          <table:table-cell table:formula="of:=([.E103]-[.B103])/[.B103]" office:value-type="percentage" office:value="0.0103367789263088" calcext:value-type="percentage">
            <text:p>1.03%</text:p>
          </table:table-cell>
          <table:table-cell table:formula="of:=([.E103]-[.C103])/[.C103]" office:value-type="percentage" office:value="0.011686143572621" calcext:value-type="percentage">
            <text:p>1.17%</text:p>
          </table:table-cell>
          <table:table-cell table:formula="of:=([.E103]-[.D103])/[.D103]" office:value-type="percentage" office:value="0.0106737825216811" calcext:value-type="percentage">
            <text:p>1.07%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300.8" calcext:value-type="float">
            <text:p>300.8</text:p>
          </table:table-cell>
          <table:table-cell office:value-type="float" office:value="301.3" calcext:value-type="float">
            <text:p>301.3</text:p>
          </table:table-cell>
          <table:table-cell office:value-type="float" office:value="301.2" calcext:value-type="float">
            <text:p>301.2</text:p>
          </table:table-cell>
          <table:table-cell office:value-type="float" office:value="308" calcext:value-type="float">
            <text:p>308</text:p>
          </table:table-cell>
          <table:table-cell table:formula="of:=([.E104]-[.A104])/[.A104]" office:value-type="percentage" office:value="0.0249584026622296" calcext:value-type="percentage">
            <text:p>2.50%</text:p>
          </table:table-cell>
          <table:table-cell table:formula="of:=([.E104]-[.B104])/[.B104]" office:value-type="percentage" office:value="0.0239361702127659" calcext:value-type="percentage">
            <text:p>2.39%</text:p>
          </table:table-cell>
          <table:table-cell table:formula="of:=([.E104]-[.C104])/[.C104]" office:value-type="percentage" office:value="0.0222369731164952" calcext:value-type="percentage">
            <text:p>2.22%</text:p>
          </table:table-cell>
          <table:table-cell table:formula="of:=([.E104]-[.D104])/[.D104]" office:value-type="percentage" office:value="0.0225763612217796" calcext:value-type="percentage">
            <text:p>2.26%</text:p>
          </table:table-cell>
        </table:table-row>
        <table:table-row table:style-name="ro1">
          <table:table-cell table:number-columns-repeated="2" office:value-type="float" office:value="306.5" calcext:value-type="float">
            <text:p>306.5</text:p>
          </table:table-cell>
          <table:table-cell office:value-type="float" office:value="306.4" calcext:value-type="float">
            <text:p>306.4</text:p>
          </table:table-cell>
          <table:table-cell office:value-type="float" office:value="307.3" calcext:value-type="float">
            <text:p>307.3</text:p>
          </table:table-cell>
          <table:table-cell office:value-type="float" office:value="313" calcext:value-type="float">
            <text:p>313</text:p>
          </table:table-cell>
          <table:table-cell table:formula="of:=([.E105]-[.A105])/[.A105]" office:value-type="percentage" office:value="0.0212071778140294" calcext:value-type="percentage">
            <text:p>2.12%</text:p>
          </table:table-cell>
          <table:table-cell table:formula="of:=([.E105]-[.B105])/[.B105]" office:value-type="percentage" office:value="0.0212071778140294" calcext:value-type="percentage">
            <text:p>2.12%</text:p>
          </table:table-cell>
          <table:table-cell table:formula="of:=([.E105]-[.C105])/[.C105]" office:value-type="percentage" office:value="0.0215404699738904" calcext:value-type="percentage">
            <text:p>2.15%</text:p>
          </table:table-cell>
          <table:table-cell table:formula="of:=([.E105]-[.D105])/[.D105]" office:value-type="percentage" office:value="0.0185486495281484" calcext:value-type="percentage">
            <text:p>1.85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9.8" calcext:value-type="float">
            <text:p>299.8</text:p>
          </table:table-cell>
          <table:table-cell office:value-type="float" office:value="301.3" calcext:value-type="float">
            <text:p>301.3</text:p>
          </table:table-cell>
          <table:table-cell office:value-type="float" office:value="301.1" calcext:value-type="float">
            <text:p>301.1</text:p>
          </table:table-cell>
          <table:table-cell office:value-type="float" office:value="305" calcext:value-type="float">
            <text:p>305</text:p>
          </table:table-cell>
          <table:table-cell table:formula="of:=([.E106]-[.A106])/[.A106]" office:value-type="percentage" office:value="0.0132890365448505" calcext:value-type="percentage">
            <text:p>1.33%</text:p>
          </table:table-cell>
          <table:table-cell table:formula="of:=([.E106]-[.B106])/[.B106]" office:value-type="percentage" office:value="0.0173448965977318" calcext:value-type="percentage">
            <text:p>1.73%</text:p>
          </table:table-cell>
          <table:table-cell table:formula="of:=([.E106]-[.C106])/[.C106]" office:value-type="percentage" office:value="0.0122801194822436" calcext:value-type="percentage">
            <text:p>1.23%</text:p>
          </table:table-cell>
          <table:table-cell table:formula="of:=([.E106]-[.D106])/[.D106]" office:value-type="percentage" office:value="0.0129525074726004" calcext:value-type="percentage">
            <text:p>1.30%</text:p>
          </table:table-cell>
        </table:table-row>
        <table:table-row table:style-name="ro1">
          <table:table-cell office:value-type="float" office:value="311.7" calcext:value-type="float">
            <text:p>311.7</text:p>
          </table:table-cell>
          <table:table-cell office:value-type="float" office:value="311.5" calcext:value-type="float">
            <text:p>311.5</text:p>
          </table:table-cell>
          <table:table-cell office:value-type="float" office:value="312.4" calcext:value-type="float">
            <text:p>312.4</text:p>
          </table:table-cell>
          <table:table-cell office:value-type="float" office:value="312.3" calcext:value-type="float">
            <text:p>312.3</text:p>
          </table:table-cell>
          <table:table-cell office:value-type="float" office:value="319" calcext:value-type="float">
            <text:p>319</text:p>
          </table:table-cell>
          <table:table-cell table:formula="of:=([.E107]-[.A107])/[.A107]" office:value-type="percentage" office:value="0.0234199550850177" calcext:value-type="percentage">
            <text:p>2.34%</text:p>
          </table:table-cell>
          <table:table-cell table:formula="of:=([.E107]-[.B107])/[.B107]" office:value-type="percentage" office:value="0.0240770465489567" calcext:value-type="percentage">
            <text:p>2.41%</text:p>
          </table:table-cell>
          <table:table-cell table:formula="of:=([.E107]-[.C107])/[.C107]" office:value-type="percentage" office:value="0.0211267605633804" calcext:value-type="percentage">
            <text:p>2.11%</text:p>
          </table:table-cell>
          <table:table-cell table:formula="of:=([.E107]-[.D107])/[.D107]" office:value-type="percentage" office:value="0.0214537303874479" calcext:value-type="percentage">
            <text:p>2.15%</text:p>
          </table:table-cell>
        </table:table-row>
        <table:table-row table:style-name="ro1">
          <table:table-cell office:value-type="float" office:value="306.1" calcext:value-type="float">
            <text:p>306.1</text:p>
          </table:table-cell>
          <table:table-cell office:value-type="float" office:value="306.5" calcext:value-type="float">
            <text:p>306.5</text:p>
          </table:table-cell>
          <table:table-cell office:value-type="float" office:value="305.6" calcext:value-type="float">
            <text:p>305.6</text:p>
          </table:table-cell>
          <table:table-cell office:value-type="float" office:value="305.9" calcext:value-type="float">
            <text:p>305.9</text:p>
          </table:table-cell>
          <table:table-cell office:value-type="float" office:value="310" calcext:value-type="float">
            <text:p>310</text:p>
          </table:table-cell>
          <table:table-cell table:formula="of:=([.E108]-[.A108])/[.A108]" office:value-type="percentage" office:value="0.0127409343351845" calcext:value-type="percentage">
            <text:p>1.27%</text:p>
          </table:table-cell>
          <table:table-cell table:formula="of:=([.E108]-[.B108])/[.B108]" office:value-type="percentage" office:value="0.0114192495921697" calcext:value-type="percentage">
            <text:p>1.14%</text:p>
          </table:table-cell>
          <table:table-cell table:formula="of:=([.E108]-[.C108])/[.C108]" office:value-type="percentage" office:value="0.0143979057591622" calcext:value-type="percentage">
            <text:p>1.44%</text:p>
          </table:table-cell>
          <table:table-cell table:formula="of:=([.E108]-[.D108])/[.D108]" office:value-type="percentage" office:value="0.0134030728996405" calcext:value-type="percentage">
            <text:p>1.34%</text:p>
          </table:table-cell>
        </table:table-row>
        <table:table-row table:style-name="ro1">
          <table:table-cell office:value-type="float" office:value="314.1" calcext:value-type="float">
            <text:p>314.1</text:p>
          </table:table-cell>
          <table:table-cell office:value-type="float" office:value="314.4" calcext:value-type="float">
            <text:p>314.4</text:p>
          </table:table-cell>
          <table:table-cell office:value-type="float" office:value="314.3" calcext:value-type="float">
            <text:p>314.3</text:p>
          </table:table-cell>
          <table:table-cell office:value-type="float" office:value="315.1" calcext:value-type="float">
            <text:p>315.1</text:p>
          </table:table-cell>
          <table:table-cell office:value-type="float" office:value="322" calcext:value-type="float">
            <text:p>322</text:p>
          </table:table-cell>
          <table:table-cell table:formula="of:=([.E109]-[.A109])/[.A109]" office:value-type="percentage" office:value="0.0251512257242915" calcext:value-type="percentage">
            <text:p>2.52%</text:p>
          </table:table-cell>
          <table:table-cell table:formula="of:=([.E109]-[.B109])/[.B109]" office:value-type="percentage" office:value="0.024173027989822" calcext:value-type="percentage">
            <text:p>2.42%</text:p>
          </table:table-cell>
          <table:table-cell table:formula="of:=([.E109]-[.C109])/[.C109]" office:value-type="percentage" office:value="0.0244988864142539" calcext:value-type="percentage">
            <text:p>2.45%</text:p>
          </table:table-cell>
          <table:table-cell table:formula="of:=([.E109]-[.D109])/[.D109]" office:value-type="percentage" office:value="0.021897810218978" calcext:value-type="percentage">
            <text:p>2.19%</text:p>
          </table:table-cell>
        </table:table-row>
        <table:table-row table:style-name="ro1">
          <table:table-cell office:value-type="float" office:value="312.3" calcext:value-type="float">
            <text:p>312.3</text:p>
          </table:table-cell>
          <table:table-cell table:number-columns-repeated="2" office:value-type="float" office:value="311.7" calcext:value-type="float">
            <text:p>311.7</text:p>
          </table:table-cell>
          <table:table-cell office:value-type="float" office:value="311.6" calcext:value-type="float">
            <text:p>311.6</text:p>
          </table:table-cell>
          <table:table-cell office:value-type="float" office:value="317" calcext:value-type="float">
            <text:p>317</text:p>
          </table:table-cell>
          <table:table-cell table:formula="of:=([.E110]-[.A110])/[.A110]" office:value-type="percentage" office:value="0.0150496317643291" calcext:value-type="percentage">
            <text:p>1.50%</text:p>
          </table:table-cell>
          <table:table-cell table:formula="of:=([.E110]-[.B110])/[.B110]" office:value-type="percentage" office:value="0.0170035290343279" calcext:value-type="percentage">
            <text:p>1.70%</text:p>
          </table:table-cell>
          <table:table-cell table:formula="of:=([.E110]-[.C110])/[.C110]" office:value-type="percentage" office:value="0.0170035290343279" calcext:value-type="percentage">
            <text:p>1.70%</text:p>
          </table:table-cell>
          <table:table-cell table:formula="of:=([.E110]-[.D110])/[.D110]" office:value-type="percentage" office:value="0.0173299101412066" calcext:value-type="percentage">
            <text:p>1.73%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299" calcext:value-type="float">
            <text:p>299</text:p>
          </table:table-cell>
          <table:table-cell office:value-type="float" office:value="299.1" calcext:value-type="float">
            <text:p>299.1</text:p>
          </table:table-cell>
          <table:table-cell office:value-type="float" office:value="298.9" calcext:value-type="float">
            <text:p>298.9</text:p>
          </table:table-cell>
          <table:table-cell office:value-type="float" office:value="303" calcext:value-type="float">
            <text:p>303</text:p>
          </table:table-cell>
          <table:table-cell table:formula="of:=([.E111]-[.A111])/[.A111]" office:value-type="percentage" office:value="0.0120240480961925" calcext:value-type="percentage">
            <text:p>1.20%</text:p>
          </table:table-cell>
          <table:table-cell table:formula="of:=([.E111]-[.B111])/[.B111]" office:value-type="percentage" office:value="0.0133779264214047" calcext:value-type="percentage">
            <text:p>1.34%</text:p>
          </table:table-cell>
          <table:table-cell table:formula="of:=([.E111]-[.C111])/[.C111]" office:value-type="percentage" office:value="0.0130391173520561" calcext:value-type="percentage">
            <text:p>1.30%</text:p>
          </table:table-cell>
          <table:table-cell table:formula="of:=([.E111]-[.D111])/[.D111]" office:value-type="percentage" office:value="0.013716962194714" calcext:value-type="percentage">
            <text:p>1.37%</text:p>
          </table:table-cell>
        </table:table-row>
        <table:table-row table:style-name="ro1">
          <table:table-cell office:value-type="float" office:value="319.1" calcext:value-type="float">
            <text:p>319.1</text:p>
          </table:table-cell>
          <table:table-cell office:value-type="float" office:value="318.4" calcext:value-type="float">
            <text:p>318.4</text:p>
          </table:table-cell>
          <table:table-cell office:value-type="float" office:value="318.5" calcext:value-type="float">
            <text:p>318.5</text:p>
          </table:table-cell>
          <table:table-cell office:value-type="float" office:value="318.6" calcext:value-type="float">
            <text:p>318.6</text:p>
          </table:table-cell>
          <table:table-cell office:value-type="float" office:value="326" calcext:value-type="float">
            <text:p>326</text:p>
          </table:table-cell>
          <table:table-cell table:formula="of:=([.E112]-[.A112])/[.A112]" office:value-type="percentage" office:value="0.0216233155750548" calcext:value-type="percentage">
            <text:p>2.16%</text:p>
          </table:table-cell>
          <table:table-cell table:formula="of:=([.E112]-[.B112])/[.B112]" office:value-type="percentage" office:value="0.0238693467336684" calcext:value-type="percentage">
            <text:p>2.39%</text:p>
          </table:table-cell>
          <table:table-cell table:formula="of:=([.E112]-[.C112])/[.C112]" office:value-type="percentage" office:value="0.0235478806907378" calcext:value-type="percentage">
            <text:p>2.35%</text:p>
          </table:table-cell>
          <table:table-cell table:formula="of:=([.E112]-[.D112])/[.D112]" office:value-type="percentage" office:value="0.0232266164469554" calcext:value-type="percentage">
            <text:p>2.32%</text:p>
          </table:table-cell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293.7" calcext:value-type="float">
            <text:p>293.7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table:formula="of:=([.E113]-[.A113])/[.A113]" office:value-type="percentage" office:value="0.0251188051595383" calcext:value-type="percentage">
            <text:p>2.51%</text:p>
          </table:table-cell>
          <table:table-cell table:formula="of:=([.E113]-[.B113])/[.B113]" office:value-type="percentage" office:value="0.0282601293837249" calcext:value-type="percentage">
            <text:p>2.83%</text:p>
          </table:table-cell>
          <table:table-cell table:formula="of:=([.E113]-[.C113])/[.C113]" office:value-type="percentage" office:value="0.023728813559322" calcext:value-type="percentage">
            <text:p>2.37%</text:p>
          </table:table-cell>
          <table:table-cell table:formula="of:=([.E113]-[.D113])/[.D113]" office:value-type="percentage" office:value="0.0272108843537415" calcext:value-type="percentage">
            <text:p>2.72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319.1" calcext:value-type="float">
            <text:p>319.1</text:p>
          </table:table-cell>
          <table:table-cell office:value-type="float" office:value="319.5" calcext:value-type="float">
            <text:p>319.5</text:p>
          </table:table-cell>
          <table:table-cell office:value-type="float" office:value="328" calcext:value-type="float">
            <text:p>328</text:p>
          </table:table-cell>
          <table:table-cell table:formula="of:=([.E114]-[.A114])/[.A114]" office:value-type="percentage" office:value="0.025" calcext:value-type="percentage">
            <text:p>2.50%</text:p>
          </table:table-cell>
          <table:table-cell table:formula="of:=([.E114]-[.B114])/[.B114]" office:value-type="percentage" office:value="0.0278909432779692" calcext:value-type="percentage">
            <text:p>2.79%</text:p>
          </table:table-cell>
          <table:table-cell table:formula="of:=([.E114]-[.C114])/[.C114]" office:value-type="percentage" office:value="0.0278909432779692" calcext:value-type="percentage">
            <text:p>2.79%</text:p>
          </table:table-cell>
          <table:table-cell table:formula="of:=([.E114]-[.D114])/[.D114]" office:value-type="percentage" office:value="0.02660406885759" calcext:value-type="percentage">
            <text:p>2.66%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 office:value-type="float" office:value="323.9" calcext:value-type="float">
            <text:p>323.9</text:p>
          </table:table-cell>
          <table:table-cell office:value-type="float" office:value="324.1" calcext:value-type="float">
            <text:p>324.1</text:p>
          </table:table-cell>
          <table:table-cell office:value-type="float" office:value="323.8" calcext:value-type="float">
            <text:p>323.8</text:p>
          </table:table-cell>
          <table:table-cell office:value-type="float" office:value="332" calcext:value-type="float">
            <text:p>332</text:p>
          </table:table-cell>
          <table:table-cell table:formula="of:=([.E115]-[.A115])/[.A115]" office:value-type="percentage" office:value="0.0237434474252235" calcext:value-type="percentage">
            <text:p>2.37%</text:p>
          </table:table-cell>
          <table:table-cell table:formula="of:=([.E115]-[.B115])/[.B115]" office:value-type="percentage" office:value="0.0250077184316148" calcext:value-type="percentage">
            <text:p>2.50%</text:p>
          </table:table-cell>
          <table:table-cell table:formula="of:=([.E115]-[.C115])/[.C115]" office:value-type="percentage" office:value="0.0243751928417154" calcext:value-type="percentage">
            <text:p>2.44%</text:p>
          </table:table-cell>
          <table:table-cell table:formula="of:=([.E115]-[.D115])/[.D115]" office:value-type="percentage" office:value="0.0253242742433601" calcext:value-type="percentage">
            <text:p>2.53%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float" office:value="307.4" calcext:value-type="float">
            <text:p>307.4</text:p>
          </table:table-cell>
          <table:table-cell office:value-type="float" office:value="308.4" calcext:value-type="float">
            <text:p>308.4</text:p>
          </table:table-cell>
          <table:table-cell office:value-type="float" office:value="307.3" calcext:value-type="float">
            <text:p>307.3</text:p>
          </table:table-cell>
          <table:table-cell office:value-type="float" office:value="316" calcext:value-type="float">
            <text:p>316</text:p>
          </table:table-cell>
          <table:table-cell table:formula="of:=([.E116]-[.A116])/[.A116]" office:value-type="percentage" office:value="0.0283110966482264" calcext:value-type="percentage">
            <text:p>2.83%</text:p>
          </table:table-cell>
          <table:table-cell table:formula="of:=([.E116]-[.B116])/[.B116]" office:value-type="percentage" office:value="0.0279765777488615" calcext:value-type="percentage">
            <text:p>2.80%</text:p>
          </table:table-cell>
          <table:table-cell table:formula="of:=([.E116]-[.C116])/[.C116]" office:value-type="percentage" office:value="0.0246433203631648" calcext:value-type="percentage">
            <text:p>2.46%</text:p>
          </table:table-cell>
          <table:table-cell table:formula="of:=([.E116]-[.D116])/[.D116]" office:value-type="percentage" office:value="0.0283110966482264" calcext:value-type="percentage">
            <text:p>2.83%</text:p>
          </table:table-cell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322.3" calcext:value-type="float">
            <text:p>322.3</text:p>
          </table:table-cell>
          <table:table-cell office:value-type="float" office:value="321.3" calcext:value-type="float">
            <text:p>321.3</text:p>
          </table:table-cell>
          <table:table-cell office:value-type="float" office:value="322.1" calcext:value-type="float">
            <text:p>322.1</text:p>
          </table:table-cell>
          <table:table-cell office:value-type="float" office:value="335" calcext:value-type="float">
            <text:p>335</text:p>
          </table:table-cell>
          <table:table-cell table:formula="of:=([.E117]-[.A117])/[.A117]" office:value-type="percentage" office:value="0.0397268777157046" calcext:value-type="percentage">
            <text:p>3.97%</text:p>
          </table:table-cell>
          <table:table-cell table:formula="of:=([.E117]-[.B117])/[.B117]" office:value-type="percentage" office:value="0.0394042817251008" calcext:value-type="percentage">
            <text:p>3.94%</text:p>
          </table:table-cell>
          <table:table-cell table:formula="of:=([.E117]-[.C117])/[.C117]" office:value-type="percentage" office:value="0.0426392779333956" calcext:value-type="percentage">
            <text:p>4.26%</text:p>
          </table:table-cell>
          <table:table-cell table:formula="of:=([.E117]-[.D117])/[.D117]" office:value-type="percentage" office:value="0.0400496740142812" calcext:value-type="percentage">
            <text:p>4.00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.8" calcext:value-type="float">
            <text:p>308.8</text:p>
          </table:table-cell>
          <table:table-cell office:value-type="float" office:value="309.3" calcext:value-type="float">
            <text:p>309.3</text:p>
          </table:table-cell>
          <table:table-cell office:value-type="float" office:value="308.7" calcext:value-type="float">
            <text:p>308.7</text:p>
          </table:table-cell>
          <table:table-cell office:value-type="float" office:value="314" calcext:value-type="float">
            <text:p>314</text:p>
          </table:table-cell>
          <table:table-cell table:formula="of:=([.E118]-[.A118])/[.A118]" office:value-type="percentage" office:value="0.0194805194805195" calcext:value-type="percentage">
            <text:p>1.95%</text:p>
          </table:table-cell>
          <table:table-cell table:formula="of:=([.E118]-[.B118])/[.B118]" office:value-type="percentage" office:value="0.0168393782383419" calcext:value-type="percentage">
            <text:p>1.68%</text:p>
          </table:table-cell>
          <table:table-cell table:formula="of:=([.E118]-[.C118])/[.C118]" office:value-type="percentage" office:value="0.0151956029744584" calcext:value-type="percentage">
            <text:p>1.52%</text:p>
          </table:table-cell>
          <table:table-cell table:formula="of:=([.E118]-[.D118])/[.D118]" office:value-type="percentage" office:value="0.0171687722708131" calcext:value-type="percentage">
            <text:p>1.72%</text:p>
          </table:table-cell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331.4" calcext:value-type="float">
            <text:p>331.4</text:p>
          </table:table-cell>
          <table:table-cell office:value-type="float" office:value="330.7" calcext:value-type="float">
            <text:p>330.7</text:p>
          </table:table-cell>
          <table:table-cell office:value-type="float" office:value="331.3" calcext:value-type="float">
            <text:p>331.3</text:p>
          </table:table-cell>
          <table:table-cell office:value-type="float" office:value="339" calcext:value-type="float">
            <text:p>339</text:p>
          </table:table-cell>
          <table:table-cell table:formula="of:=([.E119]-[.A119])/[.A119]" office:value-type="percentage" office:value="0.0235507246376812" calcext:value-type="percentage">
            <text:p>2.36%</text:p>
          </table:table-cell>
          <table:table-cell table:formula="of:=([.E119]-[.B119])/[.B119]" office:value-type="percentage" office:value="0.0229330114665058" calcext:value-type="percentage">
            <text:p>2.29%</text:p>
          </table:table-cell>
          <table:table-cell table:formula="of:=([.E119]-[.C119])/[.C119]" office:value-type="percentage" office:value="0.0250982763834291" calcext:value-type="percentage">
            <text:p>2.51%</text:p>
          </table:table-cell>
          <table:table-cell table:formula="of:=([.E119]-[.D119])/[.D119]" office:value-type="percentage" office:value="0.0232417748264413" calcext:value-type="percentage">
            <text:p>2.32%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328.7" calcext:value-type="float">
            <text:p>328.7</text:p>
          </table:table-cell>
          <table:table-cell office:value-type="float" office:value="328.5" calcext:value-type="float">
            <text:p>328.5</text:p>
          </table:table-cell>
          <table:table-cell office:value-type="float" office:value="329.6" calcext:value-type="float">
            <text:p>329.6</text:p>
          </table:table-cell>
          <table:table-cell office:value-type="float" office:value="336" calcext:value-type="float">
            <text:p>336</text:p>
          </table:table-cell>
          <table:table-cell table:formula="of:=([.E120]-[.A120])/[.A120]" office:value-type="percentage" office:value="0.0206561360874848" calcext:value-type="percentage">
            <text:p>2.07%</text:p>
          </table:table-cell>
          <table:table-cell table:formula="of:=([.E120]-[.B120])/[.B120]" office:value-type="percentage" office:value="0.0222087009431092" calcext:value-type="percentage">
            <text:p>2.22%</text:p>
          </table:table-cell>
          <table:table-cell table:formula="of:=([.E120]-[.C120])/[.C120]" office:value-type="percentage" office:value="0.0228310502283105" calcext:value-type="percentage">
            <text:p>2.28%</text:p>
          </table:table-cell>
          <table:table-cell table:formula="of:=([.E120]-[.D120])/[.D120]" office:value-type="percentage" office:value="0.0194174757281553" calcext:value-type="percentage">
            <text:p>1.94%</text:p>
          </table:table-cell>
        </table:table-row>
        <table:table-row table:style-name="ro1">
          <table:table-cell office:value-type="float" office:value="329.3" calcext:value-type="float">
            <text:p>329.3</text:p>
          </table:table-cell>
          <table:table-cell office:value-type="float" office:value="329" calcext:value-type="float">
            <text:p>329</text:p>
          </table:table-cell>
          <table:table-cell office:value-type="float" office:value="329.5" calcext:value-type="float">
            <text:p>329.5</text:p>
          </table:table-cell>
          <table:table-cell office:value-type="float" office:value="329.2" calcext:value-type="float">
            <text:p>329.2</text:p>
          </table:table-cell>
          <table:table-cell office:value-type="float" office:value="335" calcext:value-type="float">
            <text:p>335</text:p>
          </table:table-cell>
          <table:table-cell table:formula="of:=([.E121]-[.A121])/[.A121]" office:value-type="percentage" office:value="0.0173094442757364" calcext:value-type="percentage">
            <text:p>1.73%</text:p>
          </table:table-cell>
          <table:table-cell table:formula="of:=([.E121]-[.B121])/[.B121]" office:value-type="percentage" office:value="0.0182370820668693" calcext:value-type="percentage">
            <text:p>1.82%</text:p>
          </table:table-cell>
          <table:table-cell table:formula="of:=([.E121]-[.C121])/[.C121]" office:value-type="percentage" office:value="0.0166919575113809" calcext:value-type="percentage">
            <text:p>1.67%</text:p>
          </table:table-cell>
          <table:table-cell table:formula="of:=([.E121]-[.D121])/[.D121]" office:value-type="percentage" office:value="0.0176184690157959" calcext:value-type="percentage">
            <text:p>1.76%</text:p>
          </table:table-cell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316.1" calcext:value-type="float">
            <text:p>316.1</text:p>
          </table:table-cell>
          <table:table-cell office:value-type="float" office:value="315.6" calcext:value-type="float">
            <text:p>315.6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formula="of:=([.E122]-[.A122])/[.A122]" office:value-type="percentage" office:value="0.0165184243964422" calcext:value-type="percentage">
            <text:p>1.65%</text:p>
          </table:table-cell>
          <table:table-cell table:formula="of:=([.E122]-[.B122])/[.B122]" office:value-type="percentage" office:value="0.012337867763366" calcext:value-type="percentage">
            <text:p>1.23%</text:p>
          </table:table-cell>
          <table:table-cell table:formula="of:=([.E122]-[.C122])/[.C122]" office:value-type="percentage" office:value="0.0139416983523447" calcext:value-type="percentage">
            <text:p>1.39%</text:p>
          </table:table-cell>
          <table:table-cell table:formula="of:=([.E122]-[.D122])/[.D122]" office:value-type="percentage" office:value="0.0126582278481013" calcext:value-type="percentage">
            <text:p>1.27%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332.5" calcext:value-type="float">
            <text:p>332.5</text:p>
          </table:table-cell>
          <table:table-cell office:value-type="float" office:value="332.6" calcext:value-type="float">
            <text:p>332.6</text:p>
          </table:table-cell>
          <table:table-cell office:value-type="float" office:value="332.1" calcext:value-type="float">
            <text:p>332.1</text:p>
          </table:table-cell>
          <table:table-cell office:value-type="float" office:value="340" calcext:value-type="float">
            <text:p>340</text:p>
          </table:table-cell>
          <table:table-cell table:formula="of:=([.E123]-[.A123])/[.A123]" office:value-type="percentage" office:value="0.0234798314268513" calcext:value-type="percentage">
            <text:p>2.35%</text:p>
          </table:table-cell>
          <table:table-cell table:formula="of:=([.E123]-[.B123])/[.B123]" office:value-type="percentage" office:value="0.0225563909774436" calcext:value-type="percentage">
            <text:p>2.26%</text:p>
          </table:table-cell>
          <table:table-cell table:formula="of:=([.E123]-[.C123])/[.C123]" office:value-type="percentage" office:value="0.0222489476849067" calcext:value-type="percentage">
            <text:p>2.22%</text:p>
          </table:table-cell>
          <table:table-cell table:formula="of:=([.E123]-[.D123])/[.D123]" office:value-type="percentage" office:value="0.0237880156579343" calcext:value-type="percentage">
            <text:p>2.38%</text:p>
          </table:table-cell>
        </table:table-row>
        <table:table-row table:style-name="ro1">
          <table:table-cell office:value-type="float" office:value="334.1" calcext:value-type="float">
            <text:p>334.1</text:p>
          </table:table-cell>
          <table:table-cell office:value-type="float" office:value="334" calcext:value-type="float">
            <text:p>334</text:p>
          </table:table-cell>
          <table:table-cell office:value-type="float" office:value="334.1" calcext:value-type="float">
            <text:p>334.1</text:p>
          </table:table-cell>
          <table:table-cell office:value-type="float" office:value="333.8" calcext:value-type="float">
            <text:p>333.8</text:p>
          </table:table-cell>
          <table:table-cell office:value-type="float" office:value="339" calcext:value-type="float">
            <text:p>339</text:p>
          </table:table-cell>
          <table:table-cell table:formula="of:=([.E124]-[.A124])/[.A124]" office:value-type="percentage" office:value="0.0146662675845555" calcext:value-type="percentage">
            <text:p>1.47%</text:p>
          </table:table-cell>
          <table:table-cell table:formula="of:=([.E124]-[.B124])/[.B124]" office:value-type="percentage" office:value="0.0149700598802395" calcext:value-type="percentage">
            <text:p>1.50%</text:p>
          </table:table-cell>
          <table:table-cell table:formula="of:=([.E124]-[.C124])/[.C124]" office:value-type="percentage" office:value="0.0146662675845555" calcext:value-type="percentage">
            <text:p>1.47%</text:p>
          </table:table-cell>
          <table:table-cell table:formula="of:=([.E124]-[.D124])/[.D124]" office:value-type="percentage" office:value="0.0155781905332534" calcext:value-type="percentage">
            <text:p>1.56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.4" calcext:value-type="float">
            <text:p>335.4</text:p>
          </table:table-cell>
          <table:table-cell office:value-type="float" office:value="335.9" calcext:value-type="float">
            <text:p>335.9</text:p>
          </table:table-cell>
          <table:table-cell office:value-type="float" office:value="335.6" calcext:value-type="float">
            <text:p>335.6</text:p>
          </table:table-cell>
          <table:table-cell office:value-type="float" office:value="341" calcext:value-type="float">
            <text:p>341</text:p>
          </table:table-cell>
          <table:table-cell table:formula="of:=([.E125]-[.A125])/[.A125]" office:value-type="percentage" office:value="0.0148809523809524" calcext:value-type="percentage">
            <text:p>1.49%</text:p>
          </table:table-cell>
          <table:table-cell table:formula="of:=([.E125]-[.B125])/[.B125]" office:value-type="percentage" office:value="0.016696481812761" calcext:value-type="percentage">
            <text:p>1.67%</text:p>
          </table:table-cell>
          <table:table-cell table:formula="of:=([.E125]-[.C125])/[.C125]" office:value-type="percentage" office:value="0.0151830902054183" calcext:value-type="percentage">
            <text:p>1.52%</text:p>
          </table:table-cell>
          <table:table-cell table:formula="of:=([.E125]-[.D125])/[.D125]" office:value-type="percentage" office:value="0.0160905840286054" calcext:value-type="percentage">
            <text:p>1.61%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38.7" calcext:value-type="float">
            <text:p>338.7</text:p>
          </table:table-cell>
          <table:table-cell office:value-type="float" office:value="339.2" calcext:value-type="float">
            <text:p>339.2</text:p>
          </table:table-cell>
          <table:table-cell office:value-type="float" office:value="338.5" calcext:value-type="float">
            <text:p>338.5</text:p>
          </table:table-cell>
          <table:table-cell office:value-type="float" office:value="346" calcext:value-type="float">
            <text:p>346</text:p>
          </table:table-cell>
          <table:table-cell table:formula="of:=([.E126]-[.A126])/[.A126]" office:value-type="percentage" office:value="0.0221565731166913" calcext:value-type="percentage">
            <text:p>2.22%</text:p>
          </table:table-cell>
          <table:table-cell table:formula="of:=([.E126]-[.B126])/[.B126]" office:value-type="percentage" office:value="0.0215529967522882" calcext:value-type="percentage">
            <text:p>2.16%</text:p>
          </table:table-cell>
          <table:table-cell table:formula="of:=([.E126]-[.C126])/[.C126]" office:value-type="percentage" office:value="0.0200471698113208" calcext:value-type="percentage">
            <text:p>2.00%</text:p>
          </table:table-cell>
          <table:table-cell table:formula="of:=([.E126]-[.D126])/[.D126]" office:value-type="percentage" office:value="0.0221565731166913" calcext:value-type="percentage">
            <text:p>2.22%</text:p>
          </table:table-cell>
        </table:table-row>
        <table:table-row table:style-name="ro1">
          <table:table-cell office:value-type="float" office:value="338.1" calcext:value-type="float">
            <text:p>338.1</text:p>
          </table:table-cell>
          <table:table-cell office:value-type="float" office:value="337.6" calcext:value-type="float">
            <text:p>337.6</text:p>
          </table:table-cell>
          <table:table-cell office:value-type="float" office:value="338.8" calcext:value-type="float">
            <text:p>338.8</text:p>
          </table:table-cell>
          <table:table-cell office:value-type="float" office:value="337.9" calcext:value-type="float">
            <text:p>337.9</text:p>
          </table:table-cell>
          <table:table-cell office:value-type="float" office:value="345" calcext:value-type="float">
            <text:p>345</text:p>
          </table:table-cell>
          <table:table-cell table:formula="of:=([.E127]-[.A127])/[.A127]" office:value-type="percentage" office:value="0.0204081632653061" calcext:value-type="percentage">
            <text:p>2.04%</text:p>
          </table:table-cell>
          <table:table-cell table:formula="of:=([.E127]-[.B127])/[.B127]" office:value-type="percentage" office:value="0.0219194312796208" calcext:value-type="percentage">
            <text:p>2.19%</text:p>
          </table:table-cell>
          <table:table-cell table:formula="of:=([.E127]-[.C127])/[.C127]" office:value-type="percentage" office:value="0.0182998819362455" calcext:value-type="percentage">
            <text:p>1.83%</text:p>
          </table:table-cell>
          <table:table-cell table:formula="of:=([.E127]-[.D127])/[.D127]" office:value-type="percentage" office:value="0.0210121337673869" calcext:value-type="percentage">
            <text:p>2.10%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table:number-columns-repeated="2" office:value-type="float" office:value="338.1" calcext:value-type="float">
            <text:p>338.1</text:p>
          </table:table-cell>
          <table:table-cell office:value-type="float" office:value="338.5" calcext:value-type="float">
            <text:p>338.5</text:p>
          </table:table-cell>
          <table:table-cell office:value-type="float" office:value="346" calcext:value-type="float">
            <text:p>346</text:p>
          </table:table-cell>
          <table:table-cell table:formula="of:=([.E128]-[.A128])/[.A128]" office:value-type="percentage" office:value="0.0221565731166913" calcext:value-type="percentage">
            <text:p>2.22%</text:p>
          </table:table-cell>
          <table:table-cell table:formula="of:=([.E128]-[.B128])/[.B128]" office:value-type="percentage" office:value="0.0233658680863649" calcext:value-type="percentage">
            <text:p>2.34%</text:p>
          </table:table-cell>
          <table:table-cell table:formula="of:=([.E128]-[.C128])/[.C128]" office:value-type="percentage" office:value="0.0233658680863649" calcext:value-type="percentage">
            <text:p>2.34%</text:p>
          </table:table-cell>
          <table:table-cell table:formula="of:=([.E128]-[.D128])/[.D128]" office:value-type="percentage" office:value="0.0221565731166913" calcext:value-type="percentage">
            <text:p>2.22%</text:p>
          </table:table-cell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310.2" calcext:value-type="float">
            <text:p>310.2</text:p>
          </table:table-cell>
          <table:table-cell office:value-type="float" office:value="312.2" calcext:value-type="float">
            <text:p>312.2</text:p>
          </table:table-cell>
          <table:table-cell office:value-type="float" office:value="311.2" calcext:value-type="float">
            <text:p>311.2</text:p>
          </table:table-cell>
          <table:table-cell office:value-type="float" office:value="326" calcext:value-type="float">
            <text:p>326</text:p>
          </table:table-cell>
          <table:table-cell table:formula="of:=([.E129]-[.A129])/[.A129]" office:value-type="percentage" office:value="0.0442024343369635" calcext:value-type="percentage">
            <text:p>4.42%</text:p>
          </table:table-cell>
          <table:table-cell table:formula="of:=([.E129]-[.B129])/[.B129]" office:value-type="percentage" office:value="0.0509348807221148" calcext:value-type="percentage">
            <text:p>5.09%</text:p>
          </table:table-cell>
          <table:table-cell table:formula="of:=([.E129]-[.C129])/[.C129]" office:value-type="percentage" office:value="0.0442024343369635" calcext:value-type="percentage">
            <text:p>4.42%</text:p>
          </table:table-cell>
          <table:table-cell table:formula="of:=([.E129]-[.D129])/[.D129]" office:value-type="percentage" office:value="0.0475578406169666" calcext:value-type="percentage">
            <text:p>4.76%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329.5" calcext:value-type="float">
            <text:p>329.5</text:p>
          </table:table-cell>
          <table:table-cell office:value-type="float" office:value="328.3" calcext:value-type="float">
            <text:p>328.3</text:p>
          </table:table-cell>
          <table:table-cell office:value-type="float" office:value="328.9" calcext:value-type="float">
            <text:p>328.9</text:p>
          </table:table-cell>
          <table:table-cell office:value-type="float" office:value="332" calcext:value-type="float">
            <text:p>332</text:p>
          </table:table-cell>
          <table:table-cell table:formula="of:=([.E130]-[.A130])/[.A130]" office:value-type="percentage" office:value="0.00850546780072907" calcext:value-type="percentage">
            <text:p>0.85%</text:p>
          </table:table-cell>
          <table:table-cell table:formula="of:=([.E130]-[.B130])/[.B130]" office:value-type="percentage" office:value="0.00758725341426404" calcext:value-type="percentage">
            <text:p>0.76%</text:p>
          </table:table-cell>
          <table:table-cell table:formula="of:=([.E130]-[.C130])/[.C130]" office:value-type="percentage" office:value="0.0112701797136765" calcext:value-type="percentage">
            <text:p>1.13%</text:p>
          </table:table-cell>
          <table:table-cell table:formula="of:=([.E130]-[.D130])/[.D130]" office:value-type="percentage" office:value="0.00942535725144428" calcext:value-type="percentage">
            <text:p>0.94%</text:p>
          </table:table-cell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322.1" calcext:value-type="float">
            <text:p>322.1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4" calcext:value-type="float">
            <text:p>323.4</text:p>
          </table:table-cell>
          <table:table-cell office:value-type="float" office:value="332" calcext:value-type="float">
            <text:p>332</text:p>
          </table:table-cell>
          <table:table-cell table:formula="of:=([.E131]-[.A131])/[.A131]" office:value-type="percentage" office:value="0.0240592227020358" calcext:value-type="percentage">
            <text:p>2.41%</text:p>
          </table:table-cell>
          <table:table-cell table:formula="of:=([.E131]-[.B131])/[.B131]" office:value-type="percentage" office:value="0.0307357963365414" calcext:value-type="percentage">
            <text:p>3.07%</text:p>
          </table:table-cell>
          <table:table-cell table:formula="of:=([.E131]-[.C131])/[.C131]" office:value-type="percentage" office:value="0.0262751159196291" calcext:value-type="percentage">
            <text:p>2.63%</text:p>
          </table:table-cell>
          <table:table-cell table:formula="of:=([.E131]-[.D131])/[.D131]" office:value-type="percentage" office:value="0.0265924551638838" calcext:value-type="percentage">
            <text:p>2.66%</text:p>
          </table:table-cell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336.2" calcext:value-type="float">
            <text:p>336.2</text:p>
          </table:table-cell>
          <table:table-cell office:value-type="float" office:value="336.5" calcext:value-type="float">
            <text:p>336.5</text:p>
          </table:table-cell>
          <table:table-cell office:value-type="float" office:value="336.6" calcext:value-type="float">
            <text:p>336.6</text:p>
          </table:table-cell>
          <table:table-cell office:value-type="float" office:value="345" calcext:value-type="float">
            <text:p>345</text:p>
          </table:table-cell>
          <table:table-cell table:formula="of:=([.E132]-[.A132])/[.A132]" office:value-type="percentage" office:value="0.0280095351609058" calcext:value-type="percentage">
            <text:p>2.80%</text:p>
          </table:table-cell>
          <table:table-cell table:formula="of:=([.E132]-[.B132])/[.B132]" office:value-type="percentage" office:value="0.0261748958953005" calcext:value-type="percentage">
            <text:p>2.62%</text:p>
          </table:table-cell>
          <table:table-cell table:formula="of:=([.E132]-[.C132])/[.C132]" office:value-type="percentage" office:value="0.025260029717682" calcext:value-type="percentage">
            <text:p>2.53%</text:p>
          </table:table-cell>
          <table:table-cell table:formula="of:=([.E132]-[.D132])/[.D132]" office:value-type="percentage" office:value="0.0249554367201425" calcext:value-type="percentage">
            <text:p>2.50%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24.8" calcext:value-type="float">
            <text:p>324.8</text:p>
          </table:table-cell>
          <table:table-cell office:value-type="float" office:value="325.2" calcext:value-type="float">
            <text:p>325.2</text:p>
          </table:table-cell>
          <table:table-cell office:value-type="float" office:value="325.1" calcext:value-type="float">
            <text:p>325.1</text:p>
          </table:table-cell>
          <table:table-cell office:value-type="float" office:value="328" calcext:value-type="float">
            <text:p>328</text:p>
          </table:table-cell>
          <table:table-cell table:formula="of:=([.E133]-[.A133])/[.A133]" office:value-type="percentage" office:value="0.00768049155145929" calcext:value-type="percentage">
            <text:p>0.77%</text:p>
          </table:table-cell>
          <table:table-cell table:formula="of:=([.E133]-[.B133])/[.B133]" office:value-type="percentage" office:value="0.00985221674876844" calcext:value-type="percentage">
            <text:p>0.99%</text:p>
          </table:table-cell>
          <table:table-cell table:formula="of:=([.E133]-[.C133])/[.C133]" office:value-type="percentage" office:value="0.00861008610086105" calcext:value-type="percentage">
            <text:p>0.86%</text:p>
          </table:table-cell>
          <table:table-cell table:formula="of:=([.E133]-[.D133])/[.D133]" office:value-type="percentage" office:value="0.00892033220547517" calcext:value-type="percentage">
            <text:p>0.89%</text:p>
          </table:table-cell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343.2" calcext:value-type="float">
            <text:p>343.2</text:p>
          </table:table-cell>
          <table:table-cell table:number-columns-repeated="2" office:value-type="float" office:value="343.8" calcext:value-type="float">
            <text:p>343.8</text:p>
          </table:table-cell>
          <table:table-cell office:value-type="float" office:value="352" calcext:value-type="float">
            <text:p>352</text:p>
          </table:table-cell>
          <table:table-cell table:formula="of:=([.E134]-[.A134])/[.A134]" office:value-type="percentage" office:value="0.0244470314318975" calcext:value-type="percentage">
            <text:p>2.44%</text:p>
          </table:table-cell>
          <table:table-cell table:formula="of:=([.E134]-[.B134])/[.B134]" office:value-type="percentage" office:value="0.0256410256410257" calcext:value-type="percentage">
            <text:p>2.56%</text:p>
          </table:table-cell>
          <table:table-cell table:formula="of:=([.E134]-[.C134])/[.C134]" office:value-type="percentage" office:value="0.0238510762070971" calcext:value-type="percentage">
            <text:p>2.39%</text:p>
          </table:table-cell>
          <table:table-cell table:formula="of:=([.E134]-[.D134])/[.D134]" office:value-type="percentage" office:value="0.0238510762070971" calcext:value-type="percentage">
            <text:p>2.39%</text:p>
          </table:table-cell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2" calcext:value-type="float">
            <text:p>344.2</text:p>
          </table:table-cell>
          <table:table-cell office:value-type="float" office:value="344.7" calcext:value-type="float">
            <text:p>344.7</text:p>
          </table:table-cell>
          <table:table-cell office:value-type="float" office:value="353" calcext:value-type="float">
            <text:p>353</text:p>
          </table:table-cell>
          <table:table-cell table:formula="of:=([.E135]-[.A135])/[.A135]" office:value-type="percentage" office:value="0.0249709639953543" calcext:value-type="percentage">
            <text:p>2.50%</text:p>
          </table:table-cell>
          <table:table-cell table:formula="of:=([.E135]-[.B135])/[.B135]" office:value-type="percentage" office:value="0.025864574251671" calcext:value-type="percentage">
            <text:p>2.59%</text:p>
          </table:table-cell>
          <table:table-cell table:formula="of:=([.E135]-[.C135])/[.C135]" office:value-type="percentage" office:value="0.0255665310865776" calcext:value-type="percentage">
            <text:p>2.56%</text:p>
          </table:table-cell>
          <table:table-cell table:formula="of:=([.E135]-[.D135])/[.D135]" office:value-type="percentage" office:value="0.0240789091964027" calcext:value-type="percentage">
            <text:p>2.41%</text:p>
          </table:table-cell>
        </table:table-row>
        <table:table-row table:style-name="ro1">
          <table:table-cell office:value-type="float" office:value="342.1" calcext:value-type="float">
            <text:p>342.1</text:p>
          </table:table-cell>
          <table:table-cell office:value-type="float" office:value="341.5" calcext:value-type="float">
            <text:p>341.5</text:p>
          </table:table-cell>
          <table:table-cell office:value-type="float" office:value="342" calcext:value-type="float">
            <text:p>342</text:p>
          </table:table-cell>
          <table:table-cell office:value-type="float" office:value="341.3" calcext:value-type="float">
            <text:p>341.3</text:p>
          </table:table-cell>
          <table:table-cell office:value-type="float" office:value="348" calcext:value-type="float">
            <text:p>348</text:p>
          </table:table-cell>
          <table:table-cell table:formula="of:=([.E136]-[.A136])/[.A136]" office:value-type="percentage" office:value="0.0172464191756796" calcext:value-type="percentage">
            <text:p>1.72%</text:p>
          </table:table-cell>
          <table:table-cell table:formula="of:=([.E136]-[.B136])/[.B136]" office:value-type="percentage" office:value="0.0190336749633968" calcext:value-type="percentage">
            <text:p>1.90%</text:p>
          </table:table-cell>
          <table:table-cell table:formula="of:=([.E136]-[.C136])/[.C136]" office:value-type="percentage" office:value="0.0175438596491228" calcext:value-type="percentage">
            <text:p>1.75%</text:p>
          </table:table-cell>
          <table:table-cell table:formula="of:=([.E136]-[.D136])/[.D136]" office:value-type="percentage" office:value="0.0196308233225901" calcext:value-type="percentage">
            <text:p>1.96%</text:p>
          </table:table-cell>
        </table:table-row>
        <table:table-row table:style-name="ro1">
          <table:table-cell office:value-type="float" office:value="344.1" calcext:value-type="float">
            <text:p>344.1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1" calcext:value-type="float">
            <text:p>344.1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formula="of:=([.E137]-[.A137])/[.A137]" office:value-type="percentage" office:value="0.017146178436501" calcext:value-type="percentage">
            <text:p>1.71%</text:p>
          </table:table-cell>
          <table:table-cell table:formula="of:=([.E137]-[.B137])/[.B137]" office:value-type="percentage" office:value="0.0162601626016261" calcext:value-type="percentage">
            <text:p>1.63%</text:p>
          </table:table-cell>
          <table:table-cell table:formula="of:=([.E137]-[.C137])/[.C137]" office:value-type="percentage" office:value="0.017146178436501" calcext:value-type="percentage">
            <text:p>1.71%</text:p>
          </table:table-cell>
          <table:table-cell table:formula="of:=([.E137]-[.D137])/[.D137]" office:value-type="percentage" office:value="0.0174418604651163" calcext:value-type="percentage">
            <text:p>1.74%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table:number-columns-repeated="3" office:value-type="float" office:value="317.5" calcext:value-type="float">
            <text:p>317.5</text:p>
          </table:table-cell>
          <table:table-cell office:value-type="float" office:value="321" calcext:value-type="float">
            <text:p>321</text:p>
          </table:table-cell>
          <table:table-cell table:formula="of:=([.E138]-[.A138])/[.A138]" office:value-type="percentage" office:value="0.0103871576959396" calcext:value-type="percentage">
            <text:p>1.04%</text:p>
          </table:table-cell>
          <table:table-cell table:formula="of:=([.E138]-[.B138])/[.B138]" office:value-type="percentage" office:value="0.0110236220472441" calcext:value-type="percentage">
            <text:p>1.10%</text:p>
          </table:table-cell>
          <table:table-cell table:formula="of:=([.E138]-[.C138])/[.C138]" office:value-type="percentage" office:value="0.0110236220472441" calcext:value-type="percentage">
            <text:p>1.10%</text:p>
          </table:table-cell>
          <table:table-cell table:formula="of:=([.E138]-[.D138])/[.D138]" office:value-type="percentage" office:value="0.0110236220472441" calcext:value-type="percentage">
            <text:p>1.10%</text:p>
          </table:table-cell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330.4" calcext:value-type="float">
            <text:p>330.4</text:p>
          </table:table-cell>
          <table:table-cell office:value-type="float" office:value="329.9" calcext:value-type="float">
            <text:p>329.9</text:p>
          </table:table-cell>
          <table:table-cell office:value-type="float" office:value="331.3" calcext:value-type="float">
            <text:p>331.3</text:p>
          </table:table-cell>
          <table:table-cell office:value-type="float" office:value="350" calcext:value-type="float">
            <text:p>350</text:p>
          </table:table-cell>
          <table:table-cell table:formula="of:=([.E139]-[.A139])/[.A139]" office:value-type="percentage" office:value="0.0554885404101326" calcext:value-type="percentage">
            <text:p>5.55%</text:p>
          </table:table-cell>
          <table:table-cell table:formula="of:=([.E139]-[.B139])/[.B139]" office:value-type="percentage" office:value="0.0593220338983052" calcext:value-type="percentage">
            <text:p>5.93%</text:p>
          </table:table-cell>
          <table:table-cell table:formula="of:=([.E139]-[.C139])/[.C139]" office:value-type="percentage" office:value="0.0609275538041832" calcext:value-type="percentage">
            <text:p>6.09%</text:p>
          </table:table-cell>
          <table:table-cell table:formula="of:=([.E139]-[.D139])/[.D139]" office:value-type="percentage" office:value="0.056444310292786" calcext:value-type="percentage">
            <text:p>5.64%</text:p>
          </table:table-cell>
        </table:table-row>
        <table:table-row table:style-name="ro1">
          <table:table-cell office:value-type="float" office:value="328.1" calcext:value-type="float">
            <text:p>328.1</text:p>
          </table:table-cell>
          <table:table-cell office:value-type="float" office:value="328" calcext:value-type="float">
            <text:p>328</text:p>
          </table:table-cell>
          <table:table-cell office:value-type="float" office:value="327.4" calcext:value-type="float">
            <text:p>327.4</text:p>
          </table:table-cell>
          <table:table-cell office:value-type="float" office:value="327.7" calcext:value-type="float">
            <text:p>327.7</text:p>
          </table:table-cell>
          <table:table-cell office:value-type="float" office:value="332" calcext:value-type="float">
            <text:p>332</text:p>
          </table:table-cell>
          <table:table-cell table:formula="of:=([.E140]-[.A140])/[.A140]" office:value-type="percentage" office:value="0.0118866199329472" calcext:value-type="percentage">
            <text:p>1.19%</text:p>
          </table:table-cell>
          <table:table-cell table:formula="of:=([.E140]-[.B140])/[.B140]" office:value-type="percentage" office:value="0.0121951219512195" calcext:value-type="percentage">
            <text:p>1.22%</text:p>
          </table:table-cell>
          <table:table-cell table:formula="of:=([.E140]-[.C140])/[.C140]" office:value-type="percentage" office:value="0.0140500916310324" calcext:value-type="percentage">
            <text:p>1.41%</text:p>
          </table:table-cell>
          <table:table-cell table:formula="of:=([.E140]-[.D140])/[.D140]" office:value-type="percentage" office:value="0.0131217577052182" calcext:value-type="percentage">
            <text:p>1.31%</text:p>
          </table:table-cell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337.4" calcext:value-type="float">
            <text:p>337.4</text:p>
          </table:table-cell>
          <table:table-cell office:value-type="float" office:value="339" calcext:value-type="float">
            <text:p>339</text:p>
          </table:table-cell>
          <table:table-cell office:value-type="float" office:value="338.2" calcext:value-type="float">
            <text:p>338.2</text:p>
          </table:table-cell>
          <table:table-cell office:value-type="float" office:value="351" calcext:value-type="float">
            <text:p>351</text:p>
          </table:table-cell>
          <table:table-cell table:formula="of:=([.E141]-[.A141])/[.A141]" office:value-type="percentage" office:value="0.0378474275576582" calcext:value-type="percentage">
            <text:p>3.78%</text:p>
          </table:table-cell>
          <table:table-cell table:formula="of:=([.E141]-[.B141])/[.B141]" office:value-type="percentage" office:value="0.040308239478364" calcext:value-type="percentage">
            <text:p>4.03%</text:p>
          </table:table-cell>
          <table:table-cell table:formula="of:=([.E141]-[.C141])/[.C141]" office:value-type="percentage" office:value="0.0353982300884956" calcext:value-type="percentage">
            <text:p>3.54%</text:p>
          </table:table-cell>
          <table:table-cell table:formula="of:=([.E141]-[.D141])/[.D141]" office:value-type="percentage" office:value="0.0378474275576582" calcext:value-type="percentage">
            <text:p>3.78%</text:p>
          </table:table-cell>
        </table:table-row>
        <table:table-row table:style-name="ro1">
          <table:table-cell office:value-type="float" office:value="356.1" calcext:value-type="float">
            <text:p>356.1</text:p>
          </table:table-cell>
          <table:table-cell office:value-type="float" office:value="356.4" calcext:value-type="float">
            <text:p>356.4</text:p>
          </table:table-cell>
          <table:table-cell office:value-type="float" office:value="356.2" calcext:value-type="float">
            <text:p>356.2</text:p>
          </table:table-cell>
          <table:table-cell office:value-type="float" office:value="355.6" calcext:value-type="float">
            <text:p>355.6</text:p>
          </table:table-cell>
          <table:table-cell office:value-type="float" office:value="363" calcext:value-type="float">
            <text:p>363</text:p>
          </table:table-cell>
          <table:table-cell table:formula="of:=([.E142]-[.A142])/[.A142]" office:value-type="percentage" office:value="0.0193765796124683" calcext:value-type="percentage">
            <text:p>1.94%</text:p>
          </table:table-cell>
          <table:table-cell table:formula="of:=([.E142]-[.B142])/[.B142]" office:value-type="percentage" office:value="0.0185185185185186" calcext:value-type="percentage">
            <text:p>1.85%</text:p>
          </table:table-cell>
          <table:table-cell table:formula="of:=([.E142]-[.C142])/[.C142]" office:value-type="percentage" office:value="0.0190903986524425" calcext:value-type="percentage">
            <text:p>1.91%</text:p>
          </table:table-cell>
          <table:table-cell table:formula="of:=([.E142]-[.D142])/[.D142]" office:value-type="percentage" office:value="0.0208098987626546" calcext:value-type="percentage">
            <text:p>2.08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.3" calcext:value-type="float">
            <text:p>320.3</text:p>
          </table:table-cell>
          <table:table-cell office:value-type="float" office:value="320.9" calcext:value-type="float">
            <text:p>320.9</text:p>
          </table:table-cell>
          <table:table-cell office:value-type="float" office:value="320.7" calcext:value-type="float">
            <text:p>320.7</text:p>
          </table:table-cell>
          <table:table-cell office:value-type="float" office:value="325" calcext:value-type="float">
            <text:p>325</text:p>
          </table:table-cell>
          <table:table-cell table:formula="of:=([.E143]-[.A143])/[.A143]" office:value-type="percentage" office:value="0.0124610591900312" calcext:value-type="percentage">
            <text:p>1.25%</text:p>
          </table:table-cell>
          <table:table-cell table:formula="of:=([.E143]-[.B143])/[.B143]" office:value-type="percentage" office:value="0.0146737433655947" calcext:value-type="percentage">
            <text:p>1.47%</text:p>
          </table:table-cell>
          <table:table-cell table:formula="of:=([.E143]-[.C143])/[.C143]" office:value-type="percentage" office:value="0.0127765659083827" calcext:value-type="percentage">
            <text:p>1.28%</text:p>
          </table:table-cell>
          <table:table-cell table:formula="of:=([.E143]-[.D143])/[.D143]" office:value-type="percentage" office:value="0.0134081696289367" calcext:value-type="percentage">
            <text:p>1.34%</text:p>
          </table:table-cell>
        </table:table-row>
        <table:table-row table:style-name="ro1">
          <table:table-cell office:value-type="float" office:value="354.6" calcext:value-type="float">
            <text:p>354.6</text:p>
          </table:table-cell>
          <table:table-cell office:value-type="float" office:value="353.8" calcext:value-type="float">
            <text:p>353.8</text:p>
          </table:table-cell>
          <table:table-cell office:value-type="float" office:value="354.9" calcext:value-type="float">
            <text:p>354.9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table:formula="of:=([.E144]-[.A144])/[.A144]" office:value-type="percentage" office:value="0.0124083474337281" calcext:value-type="percentage">
            <text:p>1.24%</text:p>
          </table:table-cell>
          <table:table-cell table:formula="of:=([.E144]-[.B144])/[.B144]" office:value-type="percentage" office:value="0.0146975692481628" calcext:value-type="percentage">
            <text:p>1.47%</text:p>
          </table:table-cell>
          <table:table-cell table:formula="of:=([.E144]-[.C144])/[.C144]" office:value-type="percentage" office:value="0.0115525500140885" calcext:value-type="percentage">
            <text:p>1.16%</text:p>
          </table:table-cell>
          <table:table-cell table:formula="of:=([.E144]-[.D144])/[.D144]" office:value-type="percentage" office:value="0.0141242937853107" calcext:value-type="percentage">
            <text:p>1.41%</text:p>
          </table:table-cell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355.3" calcext:value-type="float">
            <text:p>355.3</text:p>
          </table:table-cell>
          <table:table-cell table:number-columns-repeated="2" office:value-type="float" office:value="355.2" calcext:value-type="float">
            <text:p>355.2</text:p>
          </table:table-cell>
          <table:table-cell office:value-type="float" office:value="359" calcext:value-type="float">
            <text:p>359</text:p>
          </table:table-cell>
          <table:table-cell table:formula="of:=([.E145]-[.A145])/[.A145]" office:value-type="percentage" office:value="0.0106981981981982" calcext:value-type="percentage">
            <text:p>1.07%</text:p>
          </table:table-cell>
          <table:table-cell table:formula="of:=([.E145]-[.B145])/[.B145]" office:value-type="percentage" office:value="0.0104137348719392" calcext:value-type="percentage">
            <text:p>1.04%</text:p>
          </table:table-cell>
          <table:table-cell table:formula="of:=([.E145]-[.C145])/[.C145]" office:value-type="percentage" office:value="0.0106981981981982" calcext:value-type="percentage">
            <text:p>1.07%</text:p>
          </table:table-cell>
          <table:table-cell table:formula="of:=([.E145]-[.D145])/[.D145]" office:value-type="percentage" office:value="0.0106981981981982" calcext:value-type="percentage">
            <text:p>1.07%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324.1" calcext:value-type="float">
            <text:p>324.1</text:p>
          </table:table-cell>
          <table:table-cell office:value-type="float" office:value="324.4" calcext:value-type="float">
            <text:p>324.4</text:p>
          </table:table-cell>
          <table:table-cell office:value-type="float" office:value="323.9" calcext:value-type="float">
            <text:p>323.9</text:p>
          </table:table-cell>
          <table:table-cell office:value-type="float" office:value="327" calcext:value-type="float">
            <text:p>327</text:p>
          </table:table-cell>
          <table:table-cell table:formula="of:=([.E146]-[.A146])/[.A146]" office:value-type="percentage" office:value="0.00988264360716488" calcext:value-type="percentage">
            <text:p>0.99%</text:p>
          </table:table-cell>
          <table:table-cell table:formula="of:=([.E146]-[.B146])/[.B146]" office:value-type="percentage" office:value="0.00894785560012335" calcext:value-type="percentage">
            <text:p>0.89%</text:p>
          </table:table-cell>
          <table:table-cell table:formula="of:=([.E146]-[.C146])/[.C146]" office:value-type="percentage" office:value="0.00801479654747233" calcext:value-type="percentage">
            <text:p>0.80%</text:p>
          </table:table-cell>
          <table:table-cell table:formula="of:=([.E146]-[.D146])/[.D146]" office:value-type="percentage" office:value="0.00957085520222298" calcext:value-type="percentage">
            <text:p>0.96%</text:p>
          </table:table-cell>
        </table:table-row>
        <table:table-row table:style-name="ro1">
          <table:table-cell office:value-type="float" office:value="334.7" calcext:value-type="float">
            <text:p>334.7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.2" calcext:value-type="float">
            <text:p>334.2</text:p>
          </table:table-cell>
          <table:table-cell office:value-type="float" office:value="344" calcext:value-type="float">
            <text:p>344</text:p>
          </table:table-cell>
          <table:table-cell table:formula="of:=([.E147]-[.A147])/[.A147]" office:value-type="percentage" office:value="0.0277860770839558" calcext:value-type="percentage">
            <text:p>2.78%</text:p>
          </table:table-cell>
          <table:table-cell table:formula="of:=([.E147]-[.B147])/[.B147]" office:value-type="percentage" office:value="0.029940119760479" calcext:value-type="percentage">
            <text:p>2.99%</text:p>
          </table:table-cell>
          <table:table-cell table:formula="of:=([.E147]-[.C147])/[.C147]" office:value-type="percentage" office:value="0.026865671641791" calcext:value-type="percentage">
            <text:p>2.69%</text:p>
          </table:table-cell>
          <table:table-cell table:formula="of:=([.E147]-[.D147])/[.D147]" office:value-type="percentage" office:value="0.0293237582286057" calcext:value-type="percentage">
            <text:p>2.93%</text:p>
          </table:table-cell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358.7" calcext:value-type="float">
            <text:p>358.7</text:p>
          </table:table-cell>
          <table:table-cell office:value-type="float" office:value="358" calcext:value-type="float">
            <text:p>358</text:p>
          </table:table-cell>
          <table:table-cell office:value-type="float" office:value="359.2" calcext:value-type="float">
            <text:p>359.2</text:p>
          </table:table-cell>
          <table:table-cell office:value-type="float" office:value="367" calcext:value-type="float">
            <text:p>367</text:p>
          </table:table-cell>
          <table:table-cell table:formula="of:=([.E148]-[.A148])/[.A148]" office:value-type="percentage" office:value="0.0217149220489978" calcext:value-type="percentage">
            <text:p>2.17%</text:p>
          </table:table-cell>
          <table:table-cell table:formula="of:=([.E148]-[.B148])/[.B148]" office:value-type="percentage" office:value="0.0231391134652914" calcext:value-type="percentage">
            <text:p>2.31%</text:p>
          </table:table-cell>
          <table:table-cell table:formula="of:=([.E148]-[.C148])/[.C148]" office:value-type="percentage" office:value="0.0251396648044693" calcext:value-type="percentage">
            <text:p>2.51%</text:p>
          </table:table-cell>
          <table:table-cell table:formula="of:=([.E148]-[.D148])/[.D148]" office:value-type="percentage" office:value="0.0217149220489978" calcext:value-type="percentage">
            <text:p>2.17%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317.8" calcext:value-type="float">
            <text:p>317.8</text:p>
          </table:table-cell>
          <table:table-cell office:value-type="float" office:value="318.3" calcext:value-type="float">
            <text:p>318.3</text:p>
          </table:table-cell>
          <table:table-cell office:value-type="float" office:value="317.8" calcext:value-type="float">
            <text:p>317.8</text:p>
          </table:table-cell>
          <table:table-cell office:value-type="float" office:value="321" calcext:value-type="float">
            <text:p>321</text:p>
          </table:table-cell>
          <table:table-cell table:formula="of:=([.E149]-[.A149])/[.A149]" office:value-type="percentage" office:value="0.0103871576959396" calcext:value-type="percentage">
            <text:p>1.04%</text:p>
          </table:table-cell>
          <table:table-cell table:formula="of:=([.E149]-[.B149])/[.B149]" office:value-type="percentage" office:value="0.0100692259282567" calcext:value-type="percentage">
            <text:p>1.01%</text:p>
          </table:table-cell>
          <table:table-cell table:formula="of:=([.E149]-[.C149])/[.C149]" office:value-type="percentage" office:value="0.00848256361922711" calcext:value-type="percentage">
            <text:p>0.85%</text:p>
          </table:table-cell>
          <table:table-cell table:formula="of:=([.E149]-[.D149])/[.D149]" office:value-type="percentage" office:value="0.0100692259282567" calcext:value-type="percentage">
            <text:p>1.01%</text:p>
          </table:table-cell>
        </table:table-row>
        <table:table-row table:style-name="ro1">
          <table:table-cell office:value-type="float" office:value="362.6" calcext:value-type="float">
            <text:p>362.6</text:p>
          </table:table-cell>
          <table:table-cell office:value-type="float" office:value="362.7" calcext:value-type="float">
            <text:p>362.7</text:p>
          </table:table-cell>
          <table:table-cell office:value-type="float" office:value="362.3" calcext:value-type="float">
            <text:p>362.3</text:p>
          </table:table-cell>
          <table:table-cell office:value-type="float" office:value="361.9" calcext:value-type="float">
            <text:p>361.9</text:p>
          </table:table-cell>
          <table:table-cell office:value-type="float" office:value="370" calcext:value-type="float">
            <text:p>370</text:p>
          </table:table-cell>
          <table:table-cell table:formula="of:=([.E150]-[.A150])/[.A150]" office:value-type="percentage" office:value="0.0204081632653061" calcext:value-type="percentage">
            <text:p>2.04%</text:p>
          </table:table-cell>
          <table:table-cell table:formula="of:=([.E150]-[.B150])/[.B150]" office:value-type="percentage" office:value="0.0201268265784395" calcext:value-type="percentage">
            <text:p>2.01%</text:p>
          </table:table-cell>
          <table:table-cell table:formula="of:=([.E150]-[.C150])/[.C150]" office:value-type="percentage" office:value="0.0212531051614684" calcext:value-type="percentage">
            <text:p>2.13%</text:p>
          </table:table-cell>
          <table:table-cell table:formula="of:=([.E150]-[.D150])/[.D150]" office:value-type="percentage" office:value="0.0223818734457033" calcext:value-type="percentage">
            <text:p>2.24%</text:p>
          </table:table-cell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355.6" calcext:value-type="float">
            <text:p>355.6</text:p>
          </table:table-cell>
          <table:table-cell office:value-type="float" office:value="355" calcext:value-type="float">
            <text:p>355</text:p>
          </table:table-cell>
          <table:table-cell office:value-type="float" office:value="356.4" calcext:value-type="float">
            <text:p>356.4</text:p>
          </table:table-cell>
          <table:table-cell office:value-type="float" office:value="361" calcext:value-type="float">
            <text:p>361</text:p>
          </table:table-cell>
          <table:table-cell table:formula="of:=([.E151]-[.A151])/[.A151]" office:value-type="percentage" office:value="0.0146149522203485" calcext:value-type="percentage">
            <text:p>1.46%</text:p>
          </table:table-cell>
          <table:table-cell table:formula="of:=([.E151]-[.B151])/[.B151]" office:value-type="percentage" office:value="0.015185601799775" calcext:value-type="percentage">
            <text:p>1.52%</text:p>
          </table:table-cell>
          <table:table-cell table:formula="of:=([.E151]-[.C151])/[.C151]" office:value-type="percentage" office:value="0.0169014084507042" calcext:value-type="percentage">
            <text:p>1.69%</text:p>
          </table:table-cell>
          <table:table-cell table:formula="of:=([.E151]-[.D151])/[.D151]" office:value-type="percentage" office:value="0.0129068462401796" calcext:value-type="percentage">
            <text:p>1.29%</text:p>
          </table:table-cell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356.2" calcext:value-type="float">
            <text:p>356.2</text:p>
          </table:table-cell>
          <table:table-cell office:value-type="float" office:value="357.4" calcext:value-type="float">
            <text:p>357.4</text:p>
          </table:table-cell>
          <table:table-cell office:value-type="float" office:value="356.2" calcext:value-type="float">
            <text:p>356.2</text:p>
          </table:table-cell>
          <table:table-cell office:value-type="float" office:value="362" calcext:value-type="float">
            <text:p>362</text:p>
          </table:table-cell>
          <table:table-cell table:formula="of:=([.E152]-[.A152])/[.A152]" office:value-type="percentage" office:value="0.0151430173864273" calcext:value-type="percentage">
            <text:p>1.51%</text:p>
          </table:table-cell>
          <table:table-cell table:formula="of:=([.E152]-[.B152])/[.B152]" office:value-type="percentage" office:value="0.0162829870859068" calcext:value-type="percentage">
            <text:p>1.63%</text:p>
          </table:table-cell>
          <table:table-cell table:formula="of:=([.E152]-[.C152])/[.C152]" office:value-type="percentage" office:value="0.0128707330721881" calcext:value-type="percentage">
            <text:p>1.29%</text:p>
          </table:table-cell>
          <table:table-cell table:formula="of:=([.E152]-[.D152])/[.D152]" office:value-type="percentage" office:value="0.0162829870859068" calcext:value-type="percentage">
            <text:p>1.63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40" calcext:value-type="float">
            <text:p>340</text:p>
          </table:table-cell>
          <table:table-cell office:value-type="float" office:value="339.7" calcext:value-type="float">
            <text:p>339.7</text:p>
          </table:table-cell>
          <table:table-cell office:value-type="float" office:value="339.6" calcext:value-type="float">
            <text:p>339.6</text:p>
          </table:table-cell>
          <table:table-cell office:value-type="float" office:value="355" calcext:value-type="float">
            <text:p>355</text:p>
          </table:table-cell>
          <table:table-cell table:formula="of:=([.E153]-[.A153])/[.A153]" office:value-type="percentage" office:value="0.0481251845290818" calcext:value-type="percentage">
            <text:p>4.81%</text:p>
          </table:table-cell>
          <table:table-cell table:formula="of:=([.E153]-[.B153])/[.B153]" office:value-type="percentage" office:value="0.0441176470588235" calcext:value-type="percentage">
            <text:p>4.41%</text:p>
          </table:table-cell>
          <table:table-cell table:formula="of:=([.E153]-[.C153])/[.C153]" office:value-type="percentage" office:value="0.0450397409478952" calcext:value-type="percentage">
            <text:p>4.50%</text:p>
          </table:table-cell>
          <table:table-cell table:formula="of:=([.E153]-[.D153])/[.D153]" office:value-type="percentage" office:value="0.0453474676089516" calcext:value-type="percentage">
            <text:p>4.53%</text:p>
          </table:table-cell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341" calcext:value-type="float">
            <text:p>341</text:p>
          </table:table-cell>
          <table:table-cell office:value-type="float" office:value="341.3" calcext:value-type="float">
            <text:p>341.3</text:p>
          </table:table-cell>
          <table:table-cell office:value-type="float" office:value="340.9" calcext:value-type="float">
            <text:p>340.9</text:p>
          </table:table-cell>
          <table:table-cell office:value-type="float" office:value="345" calcext:value-type="float">
            <text:p>345</text:p>
          </table:table-cell>
          <table:table-cell table:formula="of:=([.E154]-[.A154])/[.A154]" office:value-type="percentage" office:value="0.0111371629542791" calcext:value-type="percentage">
            <text:p>1.11%</text:p>
          </table:table-cell>
          <table:table-cell table:formula="of:=([.E154]-[.B154])/[.B154]" office:value-type="percentage" office:value="0.0117302052785924" calcext:value-type="percentage">
            <text:p>1.17%</text:p>
          </table:table-cell>
          <table:table-cell table:formula="of:=([.E154]-[.C154])/[.C154]" office:value-type="percentage" office:value="0.0108409024318781" calcext:value-type="percentage">
            <text:p>1.08%</text:p>
          </table:table-cell>
          <table:table-cell table:formula="of:=([.E154]-[.D154])/[.D154]" office:value-type="percentage" office:value="0.0120269873863304" calcext:value-type="percentage">
            <text:p>1.20%</text:p>
          </table:table-cell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335.7" calcext:value-type="float">
            <text:p>335.7</text:p>
          </table:table-cell>
          <table:table-cell office:value-type="float" office:value="336" calcext:value-type="float">
            <text:p>336</text:p>
          </table:table-cell>
          <table:table-cell office:value-type="float" office:value="335.3" calcext:value-type="float">
            <text:p>335.3</text:p>
          </table:table-cell>
          <table:table-cell office:value-type="float" office:value="341" calcext:value-type="float">
            <text:p>341</text:p>
          </table:table-cell>
          <table:table-cell table:formula="of:=([.E155]-[.A155])/[.A155]" office:value-type="percentage" office:value="0.0160905840286054" calcext:value-type="percentage">
            <text:p>1.61%</text:p>
          </table:table-cell>
          <table:table-cell table:formula="of:=([.E155]-[.B155])/[.B155]" office:value-type="percentage" office:value="0.0157879058683349" calcext:value-type="percentage">
            <text:p>1.58%</text:p>
          </table:table-cell>
          <table:table-cell table:formula="of:=([.E155]-[.C155])/[.C155]" office:value-type="percentage" office:value="0.0148809523809524" calcext:value-type="percentage">
            <text:p>1.49%</text:p>
          </table:table-cell>
          <table:table-cell table:formula="of:=([.E155]-[.D155])/[.D155]" office:value-type="percentage" office:value="0.0169997017596182" calcext:value-type="percentage">
            <text:p>1.70%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61.4" calcext:value-type="float">
            <text:p>361.4</text:p>
          </table:table-cell>
          <table:table-cell office:value-type="float" office:value="361.6" calcext:value-type="float">
            <text:p>361.6</text:p>
          </table:table-cell>
          <table:table-cell office:value-type="float" office:value="361.1" calcext:value-type="float">
            <text:p>361.1</text:p>
          </table:table-cell>
          <table:table-cell office:value-type="float" office:value="369" calcext:value-type="float">
            <text:p>369</text:p>
          </table:table-cell>
          <table:table-cell table:formula="of:=([.E156]-[.A156])/[.A156]" office:value-type="percentage" office:value="0.020746887966805" calcext:value-type="percentage">
            <text:p>2.07%</text:p>
          </table:table-cell>
          <table:table-cell table:formula="of:=([.E156]-[.B156])/[.B156]" office:value-type="percentage" office:value="0.0210293303818484" calcext:value-type="percentage">
            <text:p>2.10%</text:p>
          </table:table-cell>
          <table:table-cell table:formula="of:=([.E156]-[.C156])/[.C156]" office:value-type="percentage" office:value="0.0204646017699114" calcext:value-type="percentage">
            <text:p>2.05%</text:p>
          </table:table-cell>
          <table:table-cell table:formula="of:=([.E156]-[.D156])/[.D156]" office:value-type="percentage" office:value="0.0218775962337302" calcext:value-type="percentage">
            <text:p>2.19%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62.6" calcext:value-type="float">
            <text:p>362.6</text:p>
          </table:table-cell>
          <table:table-cell office:value-type="float" office:value="362.4" calcext:value-type="float">
            <text:p>362.4</text:p>
          </table:table-cell>
          <table:table-cell office:value-type="float" office:value="362.8" calcext:value-type="float">
            <text:p>362.8</text:p>
          </table:table-cell>
          <table:table-cell office:value-type="float" office:value="371" calcext:value-type="float">
            <text:p>371</text:p>
          </table:table-cell>
          <table:table-cell table:formula="of:=([.E157]-[.A157])/[.A157]" office:value-type="percentage" office:value="0.023448275862069" calcext:value-type="percentage">
            <text:p>2.34%</text:p>
          </table:table-cell>
          <table:table-cell table:formula="of:=([.E157]-[.B157])/[.B157]" office:value-type="percentage" office:value="0.0231660231660231" calcext:value-type="percentage">
            <text:p>2.32%</text:p>
          </table:table-cell>
          <table:table-cell table:formula="of:=([.E157]-[.C157])/[.C157]" office:value-type="percentage" office:value="0.0237306843267109" calcext:value-type="percentage">
            <text:p>2.37%</text:p>
          </table:table-cell>
          <table:table-cell table:formula="of:=([.E157]-[.D157])/[.D157]" office:value-type="percentage" office:value="0.0226019845644983" calcext:value-type="percentage">
            <text:p>2.26%</text:p>
          </table:table-cell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float" office:value="365.2" calcext:value-type="float">
            <text:p>365.2</text:p>
          </table:table-cell>
          <table:table-cell office:value-type="float" office:value="365.1" calcext:value-type="float">
            <text:p>365.1</text:p>
          </table:table-cell>
          <table:table-cell office:value-type="float" office:value="365.5" calcext:value-type="float">
            <text:p>365.5</text:p>
          </table:table-cell>
          <table:table-cell office:value-type="float" office:value="375" calcext:value-type="float">
            <text:p>375</text:p>
          </table:table-cell>
          <table:table-cell table:formula="of:=([.E158]-[.A158])/[.A158]" office:value-type="percentage" office:value="0.0257111597374179" calcext:value-type="percentage">
            <text:p>2.57%</text:p>
          </table:table-cell>
          <table:table-cell table:formula="of:=([.E158]-[.B158])/[.B158]" office:value-type="percentage" office:value="0.0268346111719606" calcext:value-type="percentage">
            <text:p>2.68%</text:p>
          </table:table-cell>
          <table:table-cell table:formula="of:=([.E158]-[.C158])/[.C158]" office:value-type="percentage" office:value="0.0271158586688578" calcext:value-type="percentage">
            <text:p>2.71%</text:p>
          </table:table-cell>
          <table:table-cell table:formula="of:=([.E158]-[.D158])/[.D158]" office:value-type="percentage" office:value="0.0259917920656635" calcext:value-type="percentage">
            <text:p>2.60%</text:p>
          </table:table-cell>
        </table:table-row>
        <table:table-row table:style-name="ro1">
          <table:table-cell table:number-columns-repeated="2" office:value-type="float" office:value="352.8" calcext:value-type="float">
            <text:p>352.8</text:p>
          </table:table-cell>
          <table:table-cell office:value-type="float" office:value="353" calcext:value-type="float">
            <text:p>353</text:p>
          </table:table-cell>
          <table:table-cell office:value-type="float" office:value="352.2" calcext:value-type="float">
            <text:p>352.2</text:p>
          </table:table-cell>
          <table:table-cell office:value-type="float" office:value="356" calcext:value-type="float">
            <text:p>356</text:p>
          </table:table-cell>
          <table:table-cell table:formula="of:=([.E159]-[.A159])/[.A159]" office:value-type="percentage" office:value="0.00907029478458047" calcext:value-type="percentage">
            <text:p>0.91%</text:p>
          </table:table-cell>
          <table:table-cell table:formula="of:=([.E159]-[.B159])/[.B159]" office:value-type="percentage" office:value="0.00907029478458047" calcext:value-type="percentage">
            <text:p>0.91%</text:p>
          </table:table-cell>
          <table:table-cell table:formula="of:=([.E159]-[.C159])/[.C159]" office:value-type="percentage" office:value="0.0084985835694051" calcext:value-type="percentage">
            <text:p>0.85%</text:p>
          </table:table-cell>
          <table:table-cell table:formula="of:=([.E159]-[.D159])/[.D159]" office:value-type="percentage" office:value="0.0107893242475866" calcext:value-type="percentage">
            <text:p>1.08%</text:p>
          </table:table-cell>
        </table:table-row>
        <table:table-row table:style-name="ro1">
          <table:table-cell office:value-type="float" office:value="358.3" calcext:value-type="float">
            <text:p>358.3</text:p>
          </table:table-cell>
          <table:table-cell office:value-type="float" office:value="357.9" calcext:value-type="float">
            <text:p>357.9</text:p>
          </table:table-cell>
          <table:table-cell office:value-type="float" office:value="358" calcext:value-type="float">
            <text:p>358</text:p>
          </table:table-cell>
          <table:table-cell office:value-type="float" office:value="359.3" calcext:value-type="float">
            <text:p>359.3</text:p>
          </table:table-cell>
          <table:table-cell office:value-type="float" office:value="367" calcext:value-type="float">
            <text:p>367</text:p>
          </table:table-cell>
          <table:table-cell table:formula="of:=([.E160]-[.A160])/[.A160]" office:value-type="percentage" office:value="0.024281328495674" calcext:value-type="percentage">
            <text:p>2.43%</text:p>
          </table:table-cell>
          <table:table-cell table:formula="of:=([.E160]-[.B160])/[.B160]" office:value-type="percentage" office:value="0.025426096675049" calcext:value-type="percentage">
            <text:p>2.54%</text:p>
          </table:table-cell>
          <table:table-cell table:formula="of:=([.E160]-[.C160])/[.C160]" office:value-type="percentage" office:value="0.0251396648044693" calcext:value-type="percentage">
            <text:p>2.51%</text:p>
          </table:table-cell>
          <table:table-cell table:formula="of:=([.E160]-[.D160])/[.D160]" office:value-type="percentage" office:value="0.0214305594210965" calcext:value-type="percentage">
            <text:p>2.14%</text:p>
          </table:table-cell>
        </table:table-row>
        <table:table-row table:style-name="ro1">
          <table:table-cell office:value-type="float" office:value="357.7" calcext:value-type="float">
            <text:p>357.7</text:p>
          </table:table-cell>
          <table:table-cell office:value-type="float" office:value="357.9" calcext:value-type="float">
            <text:p>357.9</text:p>
          </table:table-cell>
          <table:table-cell office:value-type="float" office:value="358.3" calcext:value-type="float">
            <text:p>358.3</text:p>
          </table:table-cell>
          <table:table-cell office:value-type="float" office:value="358.1" calcext:value-type="float">
            <text:p>358.1</text:p>
          </table:table-cell>
          <table:table-cell office:value-type="float" office:value="363" calcext:value-type="float">
            <text:p>363</text:p>
          </table:table-cell>
          <table:table-cell table:formula="of:=([.E161]-[.A161])/[.A161]" office:value-type="percentage" office:value="0.014816885658373" calcext:value-type="percentage">
            <text:p>1.48%</text:p>
          </table:table-cell>
          <table:table-cell table:formula="of:=([.E161]-[.B161])/[.B161]" office:value-type="percentage" office:value="0.0142497904442582" calcext:value-type="percentage">
            <text:p>1.42%</text:p>
          </table:table-cell>
          <table:table-cell table:formula="of:=([.E161]-[.C161])/[.C161]" office:value-type="percentage" office:value="0.0131174993022606" calcext:value-type="percentage">
            <text:p>1.31%</text:p>
          </table:table-cell>
          <table:table-cell table:formula="of:=([.E161]-[.D161])/[.D161]" office:value-type="percentage" office:value="0.0136833286791398" calcext:value-type="percentage">
            <text:p>1.37%</text:p>
          </table:table-cell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356.1" calcext:value-type="float">
            <text:p>356.1</text:p>
          </table:table-cell>
          <table:table-cell office:value-type="float" office:value="355.3" calcext:value-type="float">
            <text:p>355.3</text:p>
          </table:table-cell>
          <table:table-cell office:value-type="float" office:value="355.8" calcext:value-type="float">
            <text:p>355.8</text:p>
          </table:table-cell>
          <table:table-cell office:value-type="float" office:value="370" calcext:value-type="float">
            <text:p>370</text:p>
          </table:table-cell>
          <table:table-cell table:formula="of:=([.E162]-[.A162])/[.A162]" office:value-type="percentage" office:value="0.0410804727068093" calcext:value-type="percentage">
            <text:p>4.11%</text:p>
          </table:table-cell>
          <table:table-cell table:formula="of:=([.E162]-[.B162])/[.B162]" office:value-type="percentage" office:value="0.0390339792193203" calcext:value-type="percentage">
            <text:p>3.90%</text:p>
          </table:table-cell>
          <table:table-cell table:formula="of:=([.E162]-[.C162])/[.C162]" office:value-type="percentage" office:value="0.0413734871939206" calcext:value-type="percentage">
            <text:p>4.14%</text:p>
          </table:table-cell>
          <table:table-cell table:formula="of:=([.E162]-[.D162])/[.D162]" office:value-type="percentage" office:value="0.0399100618324901" calcext:value-type="percentage">
            <text:p>3.99%</text:p>
          </table:table-cell>
        </table:table-row>
        <table:table-row table:style-name="ro1">
          <table:table-cell office:value-type="float" office:value="368.7" calcext:value-type="float">
            <text:p>368.7</text:p>
          </table:table-cell>
          <table:table-cell office:value-type="float" office:value="368.6" calcext:value-type="float">
            <text:p>368.6</text:p>
          </table:table-cell>
          <table:table-cell office:value-type="float" office:value="369.2" calcext:value-type="float">
            <text:p>369.2</text:p>
          </table:table-cell>
          <table:table-cell office:value-type="float" office:value="368.7" calcext:value-type="float">
            <text:p>368.7</text:p>
          </table:table-cell>
          <table:table-cell office:value-type="float" office:value="374" calcext:value-type="float">
            <text:p>374</text:p>
          </table:table-cell>
          <table:table-cell table:formula="of:=([.E163]-[.A163])/[.A163]" office:value-type="percentage" office:value="0.0143748304854896" calcext:value-type="percentage">
            <text:p>1.44%</text:p>
          </table:table-cell>
          <table:table-cell table:formula="of:=([.E163]-[.B163])/[.B163]" office:value-type="percentage" office:value="0.0146500271296798" calcext:value-type="percentage">
            <text:p>1.47%</text:p>
          </table:table-cell>
          <table:table-cell table:formula="of:=([.E163]-[.C163])/[.C163]" office:value-type="percentage" office:value="0.0130010834236187" calcext:value-type="percentage">
            <text:p>1.30%</text:p>
          </table:table-cell>
          <table:table-cell table:formula="of:=([.E163]-[.D163])/[.D163]" office:value-type="percentage" office:value="0.0143748304854896" calcext:value-type="percentage">
            <text:p>1.44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.2" calcext:value-type="float">
            <text:p>332.2</text:p>
          </table:table-cell>
          <table:table-cell office:value-type="float" office:value="331.5" calcext:value-type="float">
            <text:p>331.5</text:p>
          </table:table-cell>
          <table:table-cell office:value-type="float" office:value="331.2" calcext:value-type="float">
            <text:p>331.2</text:p>
          </table:table-cell>
          <table:table-cell office:value-type="float" office:value="335" calcext:value-type="float">
            <text:p>335</text:p>
          </table:table-cell>
          <table:table-cell table:formula="of:=([.E164]-[.A164])/[.A164]" office:value-type="percentage" office:value="0.00903614457831325" calcext:value-type="percentage">
            <text:p>0.90%</text:p>
          </table:table-cell>
          <table:table-cell table:formula="of:=([.E164]-[.B164])/[.B164]" office:value-type="percentage" office:value="0.00842865743527999" calcext:value-type="percentage">
            <text:p>0.84%</text:p>
          </table:table-cell>
          <table:table-cell table:formula="of:=([.E164]-[.C164])/[.C164]" office:value-type="percentage" office:value="0.0105580693815988" calcext:value-type="percentage">
            <text:p>1.06%</text:p>
          </table:table-cell>
          <table:table-cell table:formula="of:=([.E164]-[.D164])/[.D164]" office:value-type="percentage" office:value="0.0114734299516909" calcext:value-type="percentage">
            <text:p>1.15%</text:p>
          </table:table-cell>
        </table:table-row>
        <table:table-row table:style-name="ro1">
          <table:table-cell office:value-type="float" office:value="365.1" calcext:value-type="float">
            <text:p>365.1</text:p>
          </table:table-cell>
          <table:table-cell office:value-type="float" office:value="364.5" calcext:value-type="float">
            <text:p>364.5</text:p>
          </table:table-cell>
          <table:table-cell office:value-type="float" office:value="364.3" calcext:value-type="float">
            <text:p>364.3</text:p>
          </table:table-cell>
          <table:table-cell office:value-type="float" office:value="363.9" calcext:value-type="float">
            <text:p>363.9</text:p>
          </table:table-cell>
          <table:table-cell office:value-type="float" office:value="369" calcext:value-type="float">
            <text:p>369</text:p>
          </table:table-cell>
          <table:table-cell table:formula="of:=([.E165]-[.A165])/[.A165]" office:value-type="percentage" office:value="0.0106820049301561" calcext:value-type="percentage">
            <text:p>1.07%</text:p>
          </table:table-cell>
          <table:table-cell table:formula="of:=([.E165]-[.B165])/[.B165]" office:value-type="percentage" office:value="0.0123456790123457" calcext:value-type="percentage">
            <text:p>1.23%</text:p>
          </table:table-cell>
          <table:table-cell table:formula="of:=([.E165]-[.C165])/[.C165]" office:value-type="percentage" office:value="0.012901454844908" calcext:value-type="percentage">
            <text:p>1.29%</text:p>
          </table:table-cell>
          <table:table-cell table:formula="of:=([.E165]-[.D165])/[.D165]" office:value-type="percentage" office:value="0.0140148392415499" calcext:value-type="percentage">
            <text:p>1.40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.8" calcext:value-type="float">
            <text:p>344.8</text:p>
          </table:table-cell>
          <table:table-cell office:value-type="float" office:value="344.9" calcext:value-type="float">
            <text:p>344.9</text:p>
          </table:table-cell>
          <table:table-cell office:value-type="float" office:value="345.2" calcext:value-type="float">
            <text:p>345.2</text:p>
          </table:table-cell>
          <table:table-cell office:value-type="float" office:value="350" calcext:value-type="float">
            <text:p>350</text:p>
          </table:table-cell>
          <table:table-cell table:formula="of:=([.E166]-[.A166])/[.A166]" office:value-type="percentage" office:value="0.0144927536231884" calcext:value-type="percentage">
            <text:p>1.45%</text:p>
          </table:table-cell>
          <table:table-cell table:formula="of:=([.E166]-[.B166])/[.B166]" office:value-type="percentage" office:value="0.0150812064965197" calcext:value-type="percentage">
            <text:p>1.51%</text:p>
          </table:table-cell>
          <table:table-cell table:formula="of:=([.E166]-[.C166])/[.C166]" office:value-type="percentage" office:value="0.0147868947521021" calcext:value-type="percentage">
            <text:p>1.48%</text:p>
          </table:table-cell>
          <table:table-cell table:formula="of:=([.E166]-[.D166])/[.D166]" office:value-type="percentage" office:value="0.0139049826187718" calcext:value-type="percentage">
            <text:p>1.39%</text:p>
          </table:table-cell>
        </table:table-row>
        <table:table-row table:style-name="ro1">
          <table:table-cell office:value-type="float" office:value="370.3" calcext:value-type="float">
            <text:p>370.3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6" calcext:value-type="float">
            <text:p>370.6</text:p>
          </table:table-cell>
          <table:table-cell office:value-type="float" office:value="370.9" calcext:value-type="float">
            <text:p>370.9</text:p>
          </table:table-cell>
          <table:table-cell office:value-type="float" office:value="377" calcext:value-type="float">
            <text:p>377</text:p>
          </table:table-cell>
          <table:table-cell table:formula="of:=([.E167]-[.A167])/[.A167]" office:value-type="percentage" office:value="0.0180934377531731" calcext:value-type="percentage">
            <text:p>1.81%</text:p>
          </table:table-cell>
          <table:table-cell table:formula="of:=([.E167]-[.B167])/[.B167]" office:value-type="percentage" office:value="0.0175438596491228" calcext:value-type="percentage">
            <text:p>1.75%</text:p>
          </table:table-cell>
          <table:table-cell table:formula="of:=([.E167]-[.C167])/[.C167]" office:value-type="percentage" office:value="0.0172692930383162" calcext:value-type="percentage">
            <text:p>1.73%</text:p>
          </table:table-cell>
          <table:table-cell table:formula="of:=([.E167]-[.D167])/[.D167]" office:value-type="percentage" office:value="0.0164464815314101" calcext:value-type="percentage">
            <text:p>1.64%</text:p>
          </table:table-cell>
        </table:table-row>
        <table:table-row table:style-name="ro1">
          <table:table-cell office:value-type="float" office:value="369.3" calcext:value-type="float">
            <text:p>369.3</text:p>
          </table:table-cell>
          <table:table-cell office:value-type="float" office:value="369.4" calcext:value-type="float">
            <text:p>369.4</text:p>
          </table:table-cell>
          <table:table-cell office:value-type="float" office:value="369.5" calcext:value-type="float">
            <text:p>369.5</text:p>
          </table:table-cell>
          <table:table-cell office:value-type="float" office:value="369.6" calcext:value-type="float">
            <text:p>369.6</text:p>
          </table:table-cell>
          <table:table-cell office:value-type="float" office:value="379" calcext:value-type="float">
            <text:p>379</text:p>
          </table:table-cell>
          <table:table-cell table:formula="of:=([.E168]-[.A168])/[.A168]" office:value-type="percentage" office:value="0.0262659084754941" calcext:value-type="percentage">
            <text:p>2.63%</text:p>
          </table:table-cell>
          <table:table-cell table:formula="of:=([.E168]-[.B168])/[.B168]" office:value-type="percentage" office:value="0.0259880887926368" calcext:value-type="percentage">
            <text:p>2.60%</text:p>
          </table:table-cell>
          <table:table-cell table:formula="of:=([.E168]-[.C168])/[.C168]" office:value-type="percentage" office:value="0.0257104194857916" calcext:value-type="percentage">
            <text:p>2.57%</text:p>
          </table:table-cell>
          <table:table-cell table:formula="of:=([.E168]-[.D168])/[.D168]" office:value-type="percentage" office:value="0.0254329004329004" calcext:value-type="percentage">
            <text:p>2.54%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371.4" calcext:value-type="float">
            <text:p>371.4</text:p>
          </table:table-cell>
          <table:table-cell office:value-type="float" office:value="371.6" calcext:value-type="float">
            <text:p>371.6</text:p>
          </table:table-cell>
          <table:table-cell office:value-type="float" office:value="371.7" calcext:value-type="float">
            <text:p>371.7</text:p>
          </table:table-cell>
          <table:table-cell office:value-type="float" office:value="379" calcext:value-type="float">
            <text:p>379</text:p>
          </table:table-cell>
          <table:table-cell table:formula="of:=([.E169]-[.A169])/[.A169]" office:value-type="percentage" office:value="0.0207379477511446" calcext:value-type="percentage">
            <text:p>2.07%</text:p>
          </table:table-cell>
          <table:table-cell table:formula="of:=([.E169]-[.B169])/[.B169]" office:value-type="percentage" office:value="0.0204631125471191" calcext:value-type="percentage">
            <text:p>2.05%</text:p>
          </table:table-cell>
          <table:table-cell table:formula="of:=([.E169]-[.C169])/[.C169]" office:value-type="percentage" office:value="0.0199138858988159" calcext:value-type="percentage">
            <text:p>1.99%</text:p>
          </table:table-cell>
          <table:table-cell table:formula="of:=([.E169]-[.D169])/[.D169]" office:value-type="percentage" office:value="0.0196394942157654" calcext:value-type="percentage">
            <text:p>1.96%</text:p>
          </table:table-cell>
        </table:table-row>
        <table:table-row table:style-name="ro1">
          <table:table-cell office:value-type="float" office:value="373.2" calcext:value-type="float">
            <text:p>373.2</text:p>
          </table:table-cell>
          <table:table-cell office:value-type="float" office:value="373.3" calcext:value-type="float">
            <text:p>373.3</text:p>
          </table:table-cell>
          <table:table-cell office:value-type="float" office:value="373.8" calcext:value-type="float">
            <text:p>373.8</text:p>
          </table:table-cell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table:formula="of:=([.E170]-[.A170])/[.A170]" office:value-type="percentage" office:value="0.0182207931404073" calcext:value-type="percentage">
            <text:p>1.82%</text:p>
          </table:table-cell>
          <table:table-cell table:formula="of:=([.E170]-[.B170])/[.B170]" office:value-type="percentage" office:value="0.017948031074203" calcext:value-type="percentage">
            <text:p>1.79%</text:p>
          </table:table-cell>
          <table:table-cell table:formula="of:=([.E170]-[.C170])/[.C170]" office:value-type="percentage" office:value="0.0165864098448368" calcext:value-type="percentage">
            <text:p>1.66%</text:p>
          </table:table-cell>
          <table:table-cell table:formula="of:=([.E170]-[.D170])/[.D170]" office:value-type="percentage" office:value="0.0187667560321716" calcext:value-type="percentage">
            <text:p>1.88%</text:p>
          </table:table-cell>
        </table:table-row>
        <table:table-row table:style-name="ro1">
          <table:table-cell office:value-type="float" office:value="376.6" calcext:value-type="float">
            <text:p>376.6</text:p>
          </table:table-cell>
          <table:table-cell office:value-type="float" office:value="376.4" calcext:value-type="float">
            <text:p>376.4</text:p>
          </table:table-cell>
          <table:table-cell office:value-type="float" office:value="375.5" calcext:value-type="float">
            <text:p>375.5</text:p>
          </table:table-cell>
          <table:table-cell office:value-type="float" office:value="376.5" calcext:value-type="float">
            <text:p>376.5</text:p>
          </table:table-cell>
          <table:table-cell office:value-type="float" office:value="385" calcext:value-type="float">
            <text:p>385</text:p>
          </table:table-cell>
          <table:table-cell table:formula="of:=([.E171]-[.A171])/[.A171]" office:value-type="percentage" office:value="0.0223048327137546" calcext:value-type="percentage">
            <text:p>2.23%</text:p>
          </table:table-cell>
          <table:table-cell table:formula="of:=([.E171]-[.B171])/[.B171]" office:value-type="percentage" office:value="0.0228480340063763" calcext:value-type="percentage">
            <text:p>2.28%</text:p>
          </table:table-cell>
          <table:table-cell table:formula="of:=([.E171]-[.C171])/[.C171]" office:value-type="percentage" office:value="0.0252996005326232" calcext:value-type="percentage">
            <text:p>2.53%</text:p>
          </table:table-cell>
          <table:table-cell table:formula="of:=([.E171]-[.D171])/[.D171]" office:value-type="percentage" office:value="0.0225763612217795" calcext:value-type="percentage">
            <text:p>2.26%</text:p>
          </table:table-cell>
        </table:table-row>
        <table:table-row table:style-name="ro1">
          <table:table-cell office:value-type="float" office:value="362.1" calcext:value-type="float">
            <text:p>362.1</text:p>
          </table:table-cell>
          <table:table-cell office:value-type="float" office:value="362.2" calcext:value-type="float">
            <text:p>362.2</text:p>
          </table:table-cell>
          <table:table-cell table:number-columns-repeated="2" office:value-type="float" office:value="362.8" calcext:value-type="float">
            <text:p>362.8</text:p>
          </table:table-cell>
          <table:table-cell office:value-type="float" office:value="367" calcext:value-type="float">
            <text:p>367</text:p>
          </table:table-cell>
          <table:table-cell table:formula="of:=([.E172]-[.A172])/[.A172]" office:value-type="percentage" office:value="0.0135321734327533" calcext:value-type="percentage">
            <text:p>1.35%</text:p>
          </table:table-cell>
          <table:table-cell table:formula="of:=([.E172]-[.B172])/[.B172]" office:value-type="percentage" office:value="0.0132523467697405" calcext:value-type="percentage">
            <text:p>1.33%</text:p>
          </table:table-cell>
          <table:table-cell table:formula="of:=([.E172]-[.C172])/[.C172]" office:value-type="percentage" office:value="0.0115766262403528" calcext:value-type="percentage">
            <text:p>1.16%</text:p>
          </table:table-cell>
          <table:table-cell table:formula="of:=([.E172]-[.D172])/[.D172]" office:value-type="percentage" office:value="0.0115766262403528" calcext:value-type="percentage">
            <text:p>1.16%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24.6" calcext:value-type="float">
            <text:p>324.6</text:p>
          </table:table-cell>
          <table:table-cell office:value-type="float" office:value="325.2" calcext:value-type="float">
            <text:p>325.2</text:p>
          </table:table-cell>
          <table:table-cell office:value-type="float" office:value="324.9" calcext:value-type="float">
            <text:p>324.9</text:p>
          </table:table-cell>
          <table:table-cell office:value-type="float" office:value="328" calcext:value-type="float">
            <text:p>328</text:p>
          </table:table-cell>
          <table:table-cell table:formula="of:=([.E173]-[.A173])/[.A173]" office:value-type="percentage" office:value="0.0107858243451464" calcext:value-type="percentage">
            <text:p>1.08%</text:p>
          </table:table-cell>
          <table:table-cell table:formula="of:=([.E173]-[.B173])/[.B173]" office:value-type="percentage" office:value="0.0104744300677757" calcext:value-type="percentage">
            <text:p>1.05%</text:p>
          </table:table-cell>
          <table:table-cell table:formula="of:=([.E173]-[.C173])/[.C173]" office:value-type="percentage" office:value="0.00861008610086105" calcext:value-type="percentage">
            <text:p>0.86%</text:p>
          </table:table-cell>
          <table:table-cell table:formula="of:=([.E173]-[.D173])/[.D173]" office:value-type="percentage" office:value="0.00954139735303177" calcext:value-type="percentage">
            <text:p>0.95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.8" calcext:value-type="float">
            <text:p>372.8</text:p>
          </table:table-cell>
          <table:table-cell office:value-type="float" office:value="373.2" calcext:value-type="float">
            <text:p>373.2</text:p>
          </table:table-cell>
          <table:table-cell office:value-type="float" office:value="372.2" calcext:value-type="float">
            <text:p>372.2</text:p>
          </table:table-cell>
          <table:table-cell office:value-type="float" office:value="384" calcext:value-type="float">
            <text:p>384</text:p>
          </table:table-cell>
          <table:table-cell table:formula="of:=([.E174]-[.A174])/[.A174]" office:value-type="percentage" office:value="0.0294906166219839" calcext:value-type="percentage">
            <text:p>2.95%</text:p>
          </table:table-cell>
          <table:table-cell table:formula="of:=([.E174]-[.B174])/[.B174]" office:value-type="percentage" office:value="0.0300429184549356" calcext:value-type="percentage">
            <text:p>3.00%</text:p>
          </table:table-cell>
          <table:table-cell table:formula="of:=([.E174]-[.C174])/[.C174]" office:value-type="percentage" office:value="0.0289389067524116" calcext:value-type="percentage">
            <text:p>2.89%</text:p>
          </table:table-cell>
          <table:table-cell table:formula="of:=([.E174]-[.D174])/[.D174]" office:value-type="percentage" office:value="0.031703385276733" calcext:value-type="percentage">
            <text:p>3.17%</text:p>
          </table:table-cell>
        </table:table-row>
        <table:table-row table:style-name="ro1">
          <table:table-cell office:value-type="float" office:value="379.9" calcext:value-type="float">
            <text:p>379.9</text:p>
          </table:table-cell>
          <table:table-cell office:value-type="float" office:value="380.4" calcext:value-type="float">
            <text:p>380.4</text:p>
          </table:table-cell>
          <table:table-cell office:value-type="float" office:value="380.2" calcext:value-type="float">
            <text:p>380.2</text:p>
          </table:table-cell>
          <table:table-cell office:value-type="float" office:value="380.9" calcext:value-type="float">
            <text:p>380.9</text:p>
          </table:table-cell>
          <table:table-cell office:value-type="float" office:value="388" calcext:value-type="float">
            <text:p>388</text:p>
          </table:table-cell>
          <table:table-cell table:formula="of:=([.E175]-[.A175])/[.A175]" office:value-type="percentage" office:value="0.0213214003685181" calcext:value-type="percentage">
            <text:p>2.13%</text:p>
          </table:table-cell>
          <table:table-cell table:formula="of:=([.E175]-[.B175])/[.B175]" office:value-type="percentage" office:value="0.0199789695057834" calcext:value-type="percentage">
            <text:p>2.00%</text:p>
          </table:table-cell>
          <table:table-cell table:formula="of:=([.E175]-[.C175])/[.C175]" office:value-type="percentage" office:value="0.020515518148343" calcext:value-type="percentage">
            <text:p>2.05%</text:p>
          </table:table-cell>
          <table:table-cell table:formula="of:=([.E175]-[.D175])/[.D175]" office:value-type="percentage" office:value="0.0186400630086638" calcext:value-type="percentage">
            <text:p>1.86%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76.2" calcext:value-type="float">
            <text:p>376.2</text:p>
          </table:table-cell>
          <table:table-cell office:value-type="float" office:value="376.4" calcext:value-type="float">
            <text:p>376.4</text:p>
          </table:table-cell>
          <table:table-cell office:value-type="float" office:value="376.2" calcext:value-type="float">
            <text:p>376.2</text:p>
          </table:table-cell>
          <table:table-cell office:value-type="float" office:value="382" calcext:value-type="float">
            <text:p>382</text:p>
          </table:table-cell>
          <table:table-cell table:formula="of:=([.E176]-[.A176])/[.A176]" office:value-type="percentage" office:value="0.0146082337317397" calcext:value-type="percentage">
            <text:p>1.46%</text:p>
          </table:table-cell>
          <table:table-cell table:formula="of:=([.E176]-[.B176])/[.B176]" office:value-type="percentage" office:value="0.0154173312068049" calcext:value-type="percentage">
            <text:p>1.54%</text:p>
          </table:table-cell>
          <table:table-cell table:formula="of:=([.E176]-[.C176])/[.C176]" office:value-type="percentage" office:value="0.0148777895855474" calcext:value-type="percentage">
            <text:p>1.49%</text:p>
          </table:table-cell>
          <table:table-cell table:formula="of:=([.E176]-[.D176])/[.D176]" office:value-type="percentage" office:value="0.0154173312068049" calcext:value-type="percentage">
            <text:p>1.54%</text:p>
          </table:table-cell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344.8" calcext:value-type="float">
            <text:p>344.8</text:p>
          </table:table-cell>
          <table:table-cell office:value-type="float" office:value="345.8" calcext:value-type="float">
            <text:p>345.8</text:p>
          </table:table-cell>
          <table:table-cell office:value-type="float" office:value="345.2" calcext:value-type="float">
            <text:p>345.2</text:p>
          </table:table-cell>
          <table:table-cell office:value-type="float" office:value="349" calcext:value-type="float">
            <text:p>349</text:p>
          </table:table-cell>
          <table:table-cell table:formula="of:=([.E177]-[.A177])/[.A177]" office:value-type="percentage" office:value="0.011008111239861" calcext:value-type="percentage">
            <text:p>1.10%</text:p>
          </table:table-cell>
          <table:table-cell table:formula="of:=([.E177]-[.B177])/[.B177]" office:value-type="percentage" office:value="0.0121809744779582" calcext:value-type="percentage">
            <text:p>1.22%</text:p>
          </table:table-cell>
          <table:table-cell table:formula="of:=([.E177]-[.C177])/[.C177]" office:value-type="percentage" office:value="0.00925390399074606" calcext:value-type="percentage">
            <text:p>0.93%</text:p>
          </table:table-cell>
          <table:table-cell table:formula="of:=([.E177]-[.D177])/[.D177]" office:value-type="percentage" office:value="0.011008111239861" calcext:value-type="percentage">
            <text:p>1.10%</text:p>
          </table:table-cell>
        </table:table-row>
        <table:table-row table:style-name="ro1">
          <table:table-cell table:number-columns-repeated="2" office:value-type="float" office:value="383.6" calcext:value-type="float">
            <text:p>383.6</text:p>
          </table:table-cell>
          <table:table-cell table:number-columns-repeated="2" office:value-type="float" office:value="383.9" calcext:value-type="float">
            <text:p>383.9</text:p>
          </table:table-cell>
          <table:table-cell office:value-type="float" office:value="389" calcext:value-type="float">
            <text:p>389</text:p>
          </table:table-cell>
          <table:table-cell table:formula="of:=([.E178]-[.A178])/[.A178]" office:value-type="percentage" office:value="0.0140771637122001" calcext:value-type="percentage">
            <text:p>1.41%</text:p>
          </table:table-cell>
          <table:table-cell table:formula="of:=([.E178]-[.B178])/[.B178]" office:value-type="percentage" office:value="0.0140771637122001" calcext:value-type="percentage">
            <text:p>1.41%</text:p>
          </table:table-cell>
          <table:table-cell table:formula="of:=([.E178]-[.C178])/[.C178]" office:value-type="percentage" office:value="0.0132847095597813" calcext:value-type="percentage">
            <text:p>1.33%</text:p>
          </table:table-cell>
          <table:table-cell table:formula="of:=([.E178]-[.D178])/[.D178]" office:value-type="percentage" office:value="0.0132847095597813" calcext:value-type="percentage">
            <text:p>1.33%</text:p>
          </table:table-cell>
        </table:table-row>
        <table:table-row table:style-name="ro1">
          <table:table-cell table:number-columns-repeated="2" office:value-type="float" office:value="370.6" calcext:value-type="float">
            <text:p>370.6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8" calcext:value-type="float">
            <text:p>370.8</text:p>
          </table:table-cell>
          <table:table-cell office:value-type="float" office:value="375" calcext:value-type="float">
            <text:p>375</text:p>
          </table:table-cell>
          <table:table-cell table:formula="of:=([.E179]-[.A179])/[.A179]" office:value-type="percentage" office:value="0.0118726389638424" calcext:value-type="percentage">
            <text:p>1.19%</text:p>
          </table:table-cell>
          <table:table-cell table:formula="of:=([.E179]-[.B179])/[.B179]" office:value-type="percentage" office:value="0.0118726389638424" calcext:value-type="percentage">
            <text:p>1.19%</text:p>
          </table:table-cell>
          <table:table-cell table:formula="of:=([.E179]-[.C179])/[.C179]" office:value-type="percentage" office:value="0.0110541925047183" calcext:value-type="percentage">
            <text:p>1.11%</text:p>
          </table:table-cell>
          <table:table-cell table:formula="of:=([.E179]-[.D179])/[.D179]" office:value-type="percentage" office:value="0.0113268608414239" calcext:value-type="percentage">
            <text:p>1.13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.4" calcext:value-type="float">
            <text:p>387.4</text:p>
          </table:table-cell>
          <table:table-cell office:value-type="float" office:value="387.8" calcext:value-type="float">
            <text:p>387.8</text:p>
          </table:table-cell>
          <table:table-cell office:value-type="float" office:value="387.3" calcext:value-type="float">
            <text:p>387.3</text:p>
          </table:table-cell>
          <table:table-cell office:value-type="float" office:value="393" calcext:value-type="float">
            <text:p>393</text:p>
          </table:table-cell>
          <table:table-cell table:formula="of:=([.E180]-[.A180])/[.A180]" office:value-type="percentage" office:value="0.0128865979381443" calcext:value-type="percentage">
            <text:p>1.29%</text:p>
          </table:table-cell>
          <table:table-cell table:formula="of:=([.E180]-[.B180])/[.B180]" office:value-type="percentage" office:value="0.0144553433144038" calcext:value-type="percentage">
            <text:p>1.45%</text:p>
          </table:table-cell>
          <table:table-cell table:formula="of:=([.E180]-[.C180])/[.C180]" office:value-type="percentage" office:value="0.0134089736977823" calcext:value-type="percentage">
            <text:p>1.34%</text:p>
          </table:table-cell>
          <table:table-cell table:formula="of:=([.E180]-[.D180])/[.D180]" office:value-type="percentage" office:value="0.0147172734314485" calcext:value-type="percentage">
            <text:p>1.47%</text:p>
          </table:table-cell>
        </table:table-row>
        <table:table-row table:style-name="ro1">
          <table:table-cell office:value-type="float" office:value="383.4" calcext:value-type="float">
            <text:p>383.4</text:p>
          </table:table-cell>
          <table:table-cell office:value-type="float" office:value="383.7" calcext:value-type="float">
            <text:p>383.7</text:p>
          </table:table-cell>
          <table:table-cell office:value-type="float" office:value="384" calcext:value-type="float">
            <text:p>384</text:p>
          </table:table-cell>
          <table:table-cell office:value-type="float" office:value="383.6" calcext:value-type="float">
            <text:p>383.6</text:p>
          </table:table-cell>
          <table:table-cell office:value-type="float" office:value="394" calcext:value-type="float">
            <text:p>394</text:p>
          </table:table-cell>
          <table:table-cell table:formula="of:=([.E181]-[.A181])/[.A181]" office:value-type="percentage" office:value="0.0276473656755347" calcext:value-type="percentage">
            <text:p>2.76%</text:p>
          </table:table-cell>
          <table:table-cell table:formula="of:=([.E181]-[.B181])/[.B181]" office:value-type="percentage" office:value="0.0268438884545218" calcext:value-type="percentage">
            <text:p>2.68%</text:p>
          </table:table-cell>
          <table:table-cell table:formula="of:=([.E181]-[.C181])/[.C181]" office:value-type="percentage" office:value="0.0260416666666667" calcext:value-type="percentage">
            <text:p>2.60%</text:p>
          </table:table-cell>
          <table:table-cell table:formula="of:=([.E181]-[.D181])/[.D181]" office:value-type="percentage" office:value="0.02711157455683" calcext:value-type="percentage">
            <text:p>2.71%</text:p>
          </table:table-cell>
        </table:table-row>
        <table:table-row table:style-name="ro1">
          <table:table-cell office:value-type="float" office:value="385.1" calcext:value-type="float">
            <text:p>385.1</text:p>
          </table:table-cell>
          <table:table-cell table:number-columns-repeated="2" office:value-type="float" office:value="384.7" calcext:value-type="float">
            <text:p>384.7</text:p>
          </table:table-cell>
          <table:table-cell office:value-type="float" office:value="384.3" calcext:value-type="float">
            <text:p>384.3</text:p>
          </table:table-cell>
          <table:table-cell office:value-type="float" office:value="396" calcext:value-type="float">
            <text:p>396</text:p>
          </table:table-cell>
          <table:table-cell table:formula="of:=([.E182]-[.A182])/[.A182]" office:value-type="percentage" office:value="0.0283043365359646" calcext:value-type="percentage">
            <text:p>2.83%</text:p>
          </table:table-cell>
          <table:table-cell table:formula="of:=([.E182]-[.B182])/[.B182]" office:value-type="percentage" office:value="0.0293735378216793" calcext:value-type="percentage">
            <text:p>2.94%</text:p>
          </table:table-cell>
          <table:table-cell table:formula="of:=([.E182]-[.C182])/[.C182]" office:value-type="percentage" office:value="0.0293735378216793" calcext:value-type="percentage">
            <text:p>2.94%</text:p>
          </table:table-cell>
          <table:table-cell table:formula="of:=([.E182]-[.D182])/[.D182]" office:value-type="percentage" office:value="0.0304449648711943" calcext:value-type="percentage">
            <text:p>3.04%</text:p>
          </table:table-cell>
        </table:table-row>
        <table:table-row table:style-name="ro1">
          <table:table-cell office:value-type="float" office:value="383.8" calcext:value-type="float">
            <text:p>383.8</text:p>
          </table:table-cell>
          <table:table-cell office:value-type="float" office:value="383.7" calcext:value-type="float">
            <text:p>383.7</text:p>
          </table:table-cell>
          <table:table-cell table:number-columns-repeated="2" office:value-type="float" office:value="384.2" calcext:value-type="float">
            <text:p>384.2</text:p>
          </table:table-cell>
          <table:table-cell office:value-type="float" office:value="391" calcext:value-type="float">
            <text:p>391</text:p>
          </table:table-cell>
          <table:table-cell table:formula="of:=([.E183]-[.A183])/[.A183]" office:value-type="percentage" office:value="0.0187597707139135" calcext:value-type="percentage">
            <text:p>1.88%</text:p>
          </table:table-cell>
          <table:table-cell table:formula="of:=([.E183]-[.B183])/[.B183]" office:value-type="percentage" office:value="0.019025280166797" calcext:value-type="percentage">
            <text:p>1.90%</text:p>
          </table:table-cell>
          <table:table-cell table:formula="of:=([.E183]-[.C183])/[.C183]" office:value-type="percentage" office:value="0.0176991150442478" calcext:value-type="percentage">
            <text:p>1.77%</text:p>
          </table:table-cell>
          <table:table-cell table:formula="of:=([.E183]-[.D183])/[.D183]" office:value-type="percentage" office:value="0.0176991150442478" calcext:value-type="percentage">
            <text:p>1.77%</text:p>
          </table:table-cell>
        </table:table-row>
        <table:table-row table:style-name="ro1">
          <table:table-cell office:value-type="float" office:value="384.2" calcext:value-type="float">
            <text:p>384.2</text:p>
          </table:table-cell>
          <table:table-cell office:value-type="float" office:value="384.7" calcext:value-type="float">
            <text:p>384.7</text:p>
          </table:table-cell>
          <table:table-cell office:value-type="float" office:value="383.7" calcext:value-type="float">
            <text:p>383.7</text:p>
          </table:table-cell>
          <table:table-cell office:value-type="float" office:value="384.3" calcext:value-type="float">
            <text:p>384.3</text:p>
          </table:table-cell>
          <table:table-cell office:value-type="float" office:value="391" calcext:value-type="float">
            <text:p>391</text:p>
          </table:table-cell>
          <table:table-cell table:formula="of:=([.E184]-[.A184])/[.A184]" office:value-type="percentage" office:value="0.0176991150442478" calcext:value-type="percentage">
            <text:p>1.77%</text:p>
          </table:table-cell>
          <table:table-cell table:formula="of:=([.E184]-[.B184])/[.B184]" office:value-type="percentage" office:value="0.0163763971926177" calcext:value-type="percentage">
            <text:p>1.64%</text:p>
          </table:table-cell>
          <table:table-cell table:formula="of:=([.E184]-[.C184])/[.C184]" office:value-type="percentage" office:value="0.019025280166797" calcext:value-type="percentage">
            <text:p>1.90%</text:p>
          </table:table-cell>
          <table:table-cell table:formula="of:=([.E184]-[.D184])/[.D184]" office:value-type="percentage" office:value="0.0174342961228207" calcext:value-type="percentage">
            <text:p>1.74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8" calcext:value-type="float">
            <text:p>349.8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table:formula="of:=([.E185]-[.A185])/[.A185]" office:value-type="percentage" office:value="0.0142857142857143" calcext:value-type="percentage">
            <text:p>1.43%</text:p>
          </table:table-cell>
          <table:table-cell table:formula="of:=([.E185]-[.B185])/[.B185]" office:value-type="percentage" office:value="0.0125499144324015" calcext:value-type="percentage">
            <text:p>1.25%</text:p>
          </table:table-cell>
          <table:table-cell table:formula="of:=([.E185]-[.C185])/[.C185]" office:value-type="percentage" office:value="0.0148656375071469" calcext:value-type="percentage">
            <text:p>1.49%</text:p>
          </table:table-cell>
          <table:table-cell table:formula="of:=([.E185]-[.D185])/[.D185]" office:value-type="percentage" office:value="0.0142857142857143" calcext:value-type="percentage">
            <text:p>1.43%</text:p>
          </table:table-cell>
        </table:table-row>
        <table:table-row table:style-name="ro1">
          <table:table-cell office:value-type="float" office:value="396.1" calcext:value-type="float">
            <text:p>396.1</text:p>
          </table:table-cell>
          <table:table-cell office:value-type="float" office:value="396.7" calcext:value-type="float">
            <text:p>396.7</text:p>
          </table:table-cell>
          <table:table-cell office:value-type="float" office:value="395.9" calcext:value-type="float">
            <text:p>395.9</text:p>
          </table:table-cell>
          <table:table-cell office:value-type="float" office:value="395.7" calcext:value-type="float">
            <text:p>395.7</text:p>
          </table:table-cell>
          <table:table-cell office:value-type="float" office:value="403" calcext:value-type="float">
            <text:p>403</text:p>
          </table:table-cell>
          <table:table-cell table:formula="of:=([.E186]-[.A186])/[.A186]" office:value-type="percentage" office:value="0.0174198434738702" calcext:value-type="percentage">
            <text:p>1.74%</text:p>
          </table:table-cell>
          <table:table-cell table:formula="of:=([.E186]-[.B186])/[.B186]" office:value-type="percentage" office:value="0.015881018401815" calcext:value-type="percentage">
            <text:p>1.59%</text:p>
          </table:table-cell>
          <table:table-cell table:formula="of:=([.E186]-[.C186])/[.C186]" office:value-type="percentage" office:value="0.0179338216721395" calcext:value-type="percentage">
            <text:p>1.79%</text:p>
          </table:table-cell>
          <table:table-cell table:formula="of:=([.E186]-[.D186])/[.D186]" office:value-type="percentage" office:value="0.0184483194339146" calcext:value-type="percentage">
            <text:p>1.84%</text:p>
          </table:table-cell>
        </table:table-row>
        <table:table-row table:style-name="ro1">
          <table:table-cell office:value-type="float" office:value="349.1" calcext:value-type="float">
            <text:p>349.1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" calcext:value-type="float">
            <text:p>349.1</text:p>
          </table:table-cell>
          <table:table-cell office:value-type="float" office:value="349.5" calcext:value-type="float">
            <text:p>349.5</text:p>
          </table:table-cell>
          <table:table-cell office:value-type="float" office:value="353" calcext:value-type="float">
            <text:p>353</text:p>
          </table:table-cell>
          <table:table-cell table:formula="of:=([.E187]-[.A187])/[.A187]" office:value-type="percentage" office:value="0.0111715840733314" calcext:value-type="percentage">
            <text:p>1.12%</text:p>
          </table:table-cell>
          <table:table-cell table:formula="of:=([.E187]-[.B187])/[.B187]" office:value-type="percentage" office:value="0.00684540787221899" calcext:value-type="percentage">
            <text:p>0.68%</text:p>
          </table:table-cell>
          <table:table-cell table:formula="of:=([.E187]-[.C187])/[.C187]" office:value-type="percentage" office:value="0.0111715840733314" calcext:value-type="percentage">
            <text:p>1.12%</text:p>
          </table:table-cell>
          <table:table-cell table:formula="of:=([.E187]-[.D187])/[.D187]" office:value-type="percentage" office:value="0.0100143061516452" calcext:value-type="percentage">
            <text:p>1.00%</text:p>
          </table:table-cell>
        </table:table-row>
        <table:table-row table:style-name="ro1">
          <table:table-cell office:value-type="float" office:value="398.2" calcext:value-type="float">
            <text:p>398.2</text:p>
          </table:table-cell>
          <table:table-cell office:value-type="float" office:value="397.8" calcext:value-type="float">
            <text:p>397.8</text:p>
          </table:table-cell>
          <table:table-cell office:value-type="float" office:value="398.1" calcext:value-type="float">
            <text:p>398.1</text:p>
          </table:table-cell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table:formula="of:=([.E188]-[.A188])/[.A188]" office:value-type="percentage" office:value="0.0195881466599699" calcext:value-type="percentage">
            <text:p>1.96%</text:p>
          </table:table-cell>
          <table:table-cell table:formula="of:=([.E188]-[.B188])/[.B188]" office:value-type="percentage" office:value="0.02061337355455" calcext:value-type="percentage">
            <text:p>2.06%</text:p>
          </table:table-cell>
          <table:table-cell table:formula="of:=([.E188]-[.C188])/[.C188]" office:value-type="percentage" office:value="0.0198442602361215" calcext:value-type="percentage">
            <text:p>1.98%</text:p>
          </table:table-cell>
          <table:table-cell table:formula="of:=([.E188]-[.D188])/[.D188]" office:value-type="percentage" office:value="0.0201005025125628" calcext:value-type="percentage">
            <text:p>2.01%</text:p>
          </table:table-cell>
        </table:table-row>
        <table:table-row table:style-name="ro1">
          <table:table-cell table:number-columns-repeated="2" office:value-type="float" office:value="401.2" calcext:value-type="float">
            <text:p>401.2</text:p>
          </table:table-cell>
          <table:table-cell office:value-type="float" office:value="401.3" calcext:value-type="float">
            <text:p>401.3</text:p>
          </table:table-cell>
          <table:table-cell office:value-type="float" office:value="401.9" calcext:value-type="float">
            <text:p>401.9</text:p>
          </table:table-cell>
          <table:table-cell office:value-type="float" office:value="406" calcext:value-type="float">
            <text:p>406</text:p>
          </table:table-cell>
          <table:table-cell table:formula="of:=([.E189]-[.A189])/[.A189]" office:value-type="percentage" office:value="0.0119641076769691" calcext:value-type="percentage">
            <text:p>1.20%</text:p>
          </table:table-cell>
          <table:table-cell table:formula="of:=([.E189]-[.B189])/[.B189]" office:value-type="percentage" office:value="0.0119641076769691" calcext:value-type="percentage">
            <text:p>1.20%</text:p>
          </table:table-cell>
          <table:table-cell table:formula="of:=([.E189]-[.C189])/[.C189]" office:value-type="percentage" office:value="0.0117119362073262" calcext:value-type="percentage">
            <text:p>1.17%</text:p>
          </table:table-cell>
          <table:table-cell table:formula="of:=([.E189]-[.D189])/[.D189]" office:value-type="percentage" office:value="0.0102015426723066" calcext:value-type="percentage">
            <text:p>1.02%</text:p>
          </table:table-cell>
        </table:table-row>
        <table:table-row table:style-name="ro1">
          <table:table-cell table:number-columns-repeated="2" office:value-type="float" office:value="385.2" calcext:value-type="float">
            <text:p>385.2</text:p>
          </table:table-cell>
          <table:table-cell office:value-type="float" office:value="385.1" calcext:value-type="float">
            <text:p>385.1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table:formula="of:=([.E190]-[.A190])/[.A190]" office:value-type="percentage" office:value="0.00986500519210803" calcext:value-type="percentage">
            <text:p>0.99%</text:p>
          </table:table-cell>
          <table:table-cell table:formula="of:=([.E190]-[.B190])/[.B190]" office:value-type="percentage" office:value="0.00986500519210803" calcext:value-type="percentage">
            <text:p>0.99%</text:p>
          </table:table-cell>
          <table:table-cell table:formula="of:=([.E190]-[.C190])/[.C190]" office:value-type="percentage" office:value="0.0101272396780057" calcext:value-type="percentage">
            <text:p>1.01%</text:p>
          </table:table-cell>
          <table:table-cell table:formula="of:=([.E190]-[.D190])/[.D190]" office:value-type="percentage" office:value="0.0077720207253886" calcext:value-type="percentage">
            <text:p>0.78%</text:p>
          </table:table-cell>
        </table:table-row>
        <table:table-row table:style-name="ro1">
          <table:table-cell office:value-type="float" office:value="392.2" calcext:value-type="float">
            <text:p>392.2</text:p>
          </table:table-cell>
          <table:table-cell office:value-type="float" office:value="391.5" calcext:value-type="float">
            <text:p>391.5</text:p>
          </table:table-cell>
          <table:table-cell office:value-type="float" office:value="391.9" calcext:value-type="float">
            <text:p>391.9</text:p>
          </table:table-cell>
          <table:table-cell office:value-type="float" office:value="390.9" calcext:value-type="float">
            <text:p>390.9</text:p>
          </table:table-cell>
          <table:table-cell office:value-type="float" office:value="404" calcext:value-type="float">
            <text:p>404</text:p>
          </table:table-cell>
          <table:table-cell table:formula="of:=([.E191]-[.A191])/[.A191]" office:value-type="percentage" office:value="0.030086690464049" calcext:value-type="percentage">
            <text:p>3.01%</text:p>
          </table:table-cell>
          <table:table-cell table:formula="of:=([.E191]-[.B191])/[.B191]" office:value-type="percentage" office:value="0.0319284802043423" calcext:value-type="percentage">
            <text:p>3.19%</text:p>
          </table:table-cell>
          <table:table-cell table:formula="of:=([.E191]-[.C191])/[.C191]" office:value-type="percentage" office:value="0.0308752232712427" calcext:value-type="percentage">
            <text:p>3.09%</text:p>
          </table:table-cell>
          <table:table-cell table:formula="of:=([.E191]-[.D191])/[.D191]" office:value-type="percentage" office:value="0.0335124072652853" calcext:value-type="percentage">
            <text:p>3.35%</text:p>
          </table:table-cell>
        </table:table-row>
        <table:table-row table:style-name="ro1">
          <table:table-cell office:value-type="float" office:value="407.3" calcext:value-type="float">
            <text:p>407.3</text:p>
          </table:table-cell>
          <table:table-cell office:value-type="float" office:value="407.5" calcext:value-type="float">
            <text:p>407.5</text:p>
          </table:table-cell>
          <table:table-cell office:value-type="float" office:value="407.4" calcext:value-type="float">
            <text:p>407.4</text:p>
          </table:table-cell>
          <table:table-cell office:value-type="float" office:value="407.6" calcext:value-type="float">
            <text:p>407.6</text:p>
          </table:table-cell>
          <table:table-cell office:value-type="float" office:value="411" calcext:value-type="float">
            <text:p>411</text:p>
          </table:table-cell>
          <table:table-cell table:formula="of:=([.E192]-[.A192])/[.A192]" office:value-type="percentage" office:value="0.00908421311072916" calcext:value-type="percentage">
            <text:p>0.91%</text:p>
          </table:table-cell>
          <table:table-cell table:formula="of:=([.E192]-[.B192])/[.B192]" office:value-type="percentage" office:value="0.00858895705521472" calcext:value-type="percentage">
            <text:p>0.86%</text:p>
          </table:table-cell>
          <table:table-cell table:formula="of:=([.E192]-[.C192])/[.C192]" office:value-type="percentage" office:value="0.00883652430044188" calcext:value-type="percentage">
            <text:p>0.88%</text:p>
          </table:table-cell>
          <table:table-cell table:formula="of:=([.E192]-[.D192])/[.D192]" office:value-type="percentage" office:value="0.00834151128557404" calcext:value-type="percentage">
            <text:p>0.83%</text:p>
          </table:table-cell>
        </table:table-row>
        <table:table-row table:style-name="ro1">
          <table:table-cell office:value-type="float" office:value="540.3" calcext:value-type="float">
            <text:p>540.3</text:p>
          </table:table-cell>
          <table:table-cell office:value-type="float" office:value="540.1" calcext:value-type="float">
            <text:p>540.1</text:p>
          </table:table-cell>
          <table:table-cell office:value-type="float" office:value="540.6" calcext:value-type="float">
            <text:p>540.6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table:formula="of:=([.E193]-[.A193])/[.A193]" office:value-type="percentage" office:value="0.0124005182306127" calcext:value-type="percentage">
            <text:p>1.24%</text:p>
          </table:table-cell>
          <table:table-cell table:formula="of:=([.E193]-[.B193])/[.B193]" office:value-type="percentage" office:value="0.012775411960748" calcext:value-type="percentage">
            <text:p>1.28%</text:p>
          </table:table-cell>
          <table:table-cell table:formula="of:=([.E193]-[.C193])/[.C193]" office:value-type="percentage" office:value="0.0118386977432482" calcext:value-type="percentage">
            <text:p>1.18%</text:p>
          </table:table-cell>
          <table:table-cell table:formula="of:=([.E193]-[.D193])/[.D193]" office:value-type="percentage" office:value="0.012962962962963" calcext:value-type="percentage">
            <text:p>1.30%</text:p>
          </table:table-cell>
        </table:table-row>
        <table:table-row table:style-name="ro1">
          <table:table-cell table:number-columns-repeated="5" office:value-type="float" office:value="749" calcext:value-type="float">
            <text:p>749</text:p>
          </table:table-cell>
          <table:table-cell table:formula="of:=([.E194]-[.A194])/[.A194]" office:value-type="percentage" office:value="0" calcext:value-type="percentage">
            <text:p>0.00%</text:p>
          </table:table-cell>
          <table:table-cell table:formula="of:=([.E194]-[.B194])/[.B194]" office:value-type="percentage" office:value="0" calcext:value-type="percentage">
            <text:p>0.00%</text:p>
          </table:table-cell>
          <table:table-cell table:formula="of:=([.E194]-[.C194])/[.C194]" office:value-type="percentage" office:value="0" calcext:value-type="percentage">
            <text:p>0.00%</text:p>
          </table:table-cell>
          <table:table-cell table:formula="of:=([.E194]-[.D194])/[.D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table:style-name="ce3" table:formula="of:=SUM([.F2:.F194])/193" office:value-type="percentage" office:value="0.0357148875740176" calcext:value-type="percentage">
            <text:p>3.57%</text:p>
          </table:table-cell>
          <table:table-cell table:style-name="ce3" table:formula="of:=SUM([.G2:.G194])/193" office:value-type="percentage" office:value="0.0357082019166865" calcext:value-type="percentage">
            <text:p>3.57%</text:p>
          </table:table-cell>
          <table:table-cell table:style-name="ce3" table:formula="of:=SUM([.H2:.H194])/193" office:value-type="percentage" office:value="0.0356808555328877" calcext:value-type="percentage">
            <text:p>3.57%</text:p>
          </table:table-cell>
          <table:table-cell table:style-name="ce3" table:formula="of:=SUM([.I2:.I194])/193" office:value-type="percentage" office:value="0.035339925313018" calcext:value-type="percentage">
            <text:p>3.53%</text:p>
          </table:table-cell>
        </table:table-row>
      </table:table>
      <table:table table:name="A-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</table:table-row>
        <table:table-row table:style-name="ro1">
          <table:table-cell office:value-type="float" office:value="0.0364291" calcext:value-type="float">
            <text:p>0.0364291</text:p>
          </table:table-cell>
          <table:table-cell office:value-type="float" office:value="0.0519983" calcext:value-type="float">
            <text:p>0.0519983</text:p>
          </table:table-cell>
          <table:table-cell office:value-type="float" office:value="0.0381933" calcext:value-type="float">
            <text:p>0.0381933</text:p>
          </table:table-cell>
          <table:table-cell office:value-type="float" office:value="0.121649" calcext:value-type="float">
            <text:p>0.121649</text:p>
          </table:table-cell>
        </table:table-row>
        <table:table-row table:style-name="ro1">
          <table:table-cell office:value-type="float" office:value="0.00188042" calcext:value-type="float">
            <text:p>0.00188042</text:p>
          </table:table-cell>
          <table:table-cell office:value-type="float" office:value="0.00279823" calcext:value-type="float">
            <text:p>0.00279823</text:p>
          </table:table-cell>
          <table:table-cell office:value-type="float" office:value="0.00179937" calcext:value-type="float">
            <text:p>0.00179937</text:p>
          </table:table-cell>
          <table:table-cell office:value-type="float" office:value="0.0091039" calcext:value-type="float">
            <text:p>0.0091039</text:p>
          </table:table-cell>
        </table:table-row>
        <table:table-row table:style-name="ro1">
          <table:table-cell office:value-type="float" office:value="0.000281918" calcext:value-type="float">
            <text:p>0.000281918</text:p>
          </table:table-cell>
          <table:table-cell office:value-type="float" office:value="0.000541066" calcext:value-type="float">
            <text:p>0.000541066</text:p>
          </table:table-cell>
          <table:table-cell office:value-type="float" office:value="0.000288505" calcext:value-type="float">
            <text:p>0.000288505</text:p>
          </table:table-cell>
          <table:table-cell office:value-type="float" office:value="0.00139454" calcext:value-type="float">
            <text:p>0.00139454</text:p>
          </table:table-cell>
        </table:table-row>
        <table:table-row table:style-name="ro1">
          <table:table-cell office:value-type="float" office:value="0.000684917" calcext:value-type="float">
            <text:p>0.000684917</text:p>
          </table:table-cell>
          <table:table-cell office:value-type="float" office:value="0.000958233" calcext:value-type="float">
            <text:p>0.000958233</text:p>
          </table:table-cell>
          <table:table-cell office:value-type="float" office:value="0.000707699" calcext:value-type="float">
            <text:p>0.000707699</text:p>
          </table:table-cell>
          <table:table-cell office:value-type="float" office:value="0.00254421" calcext:value-type="float">
            <text:p>0.00254421</text:p>
          </table:table-cell>
        </table:table-row>
        <table:table-row table:style-name="ro1">
          <table:table-cell office:value-type="float" office:value="0.000644983" calcext:value-type="float">
            <text:p>0.000644983</text:p>
          </table:table-cell>
          <table:table-cell office:value-type="float" office:value="0.0010668" calcext:value-type="float">
            <text:p>0.0010668</text:p>
          </table:table-cell>
          <table:table-cell office:value-type="float" office:value="0.000671547" calcext:value-type="float">
            <text:p>0.000671547</text:p>
          </table:table-cell>
          <table:table-cell office:value-type="float" office:value="0.00251451" calcext:value-type="float">
            <text:p>0.00251451</text:p>
          </table:table-cell>
        </table:table-row>
        <table:table-row table:style-name="ro1">
          <table:table-cell office:value-type="float" office:value="0.000518614" calcext:value-type="float">
            <text:p>0.000518614</text:p>
          </table:table-cell>
          <table:table-cell office:value-type="float" office:value="0.000750575" calcext:value-type="float">
            <text:p>0.000750575</text:p>
          </table:table-cell>
          <table:table-cell office:value-type="float" office:value="0.000547283" calcext:value-type="float">
            <text:p>0.000547283</text:p>
          </table:table-cell>
          <table:table-cell office:value-type="float" office:value="0.00165056" calcext:value-type="float">
            <text:p>0.00165056</text:p>
          </table:table-cell>
        </table:table-row>
        <table:table-row table:style-name="ro1">
          <table:table-cell office:value-type="float" office:value="0.00118446" calcext:value-type="float">
            <text:p>0.00118446</text:p>
          </table:table-cell>
          <table:table-cell office:value-type="float" office:value="0.00154637" calcext:value-type="float">
            <text:p>0.00154637</text:p>
          </table:table-cell>
          <table:table-cell office:value-type="float" office:value="0.00120889" calcext:value-type="float">
            <text:p>0.00120889</text:p>
          </table:table-cell>
          <table:table-cell office:value-type="float" office:value="0.00575475" calcext:value-type="float">
            <text:p>0.00575475</text:p>
          </table:table-cell>
        </table:table-row>
        <table:table-row table:style-name="ro1">
          <table:table-cell office:value-type="float" office:value="0.000432292" calcext:value-type="float">
            <text:p>0.000432292</text:p>
          </table:table-cell>
          <table:table-cell office:value-type="float" office:value="0.000556532" calcext:value-type="float">
            <text:p>0.000556532</text:p>
          </table:table-cell>
          <table:table-cell office:value-type="float" office:value="0.000442598" calcext:value-type="float">
            <text:p>0.000442598</text:p>
          </table:table-cell>
          <table:table-cell office:value-type="float" office:value="0.000185168" calcext:value-type="float">
            <text:p>0.000185168</text:p>
          </table:table-cell>
        </table:table-row>
        <table:table-row table:style-name="ro1">
          <table:table-cell office:value-type="float" office:value="0.00171435" calcext:value-type="float">
            <text:p>0.00171435</text:p>
          </table:table-cell>
          <table:table-cell office:value-type="float" office:value="0.00286781" calcext:value-type="float">
            <text:p>0.00286781</text:p>
          </table:table-cell>
          <table:table-cell office:value-type="float" office:value="0.00178124" calcext:value-type="float">
            <text:p>0.00178124</text:p>
          </table:table-cell>
          <table:table-cell office:value-type="float" office:value="0.00857851" calcext:value-type="float">
            <text:p>0.00857851</text:p>
          </table:table-cell>
        </table:table-row>
        <table:table-row table:style-name="ro1">
          <table:table-cell office:value-type="float" office:value="0.00113901" calcext:value-type="float">
            <text:p>0.00113901</text:p>
          </table:table-cell>
          <table:table-cell office:value-type="float" office:value="0.00146974" calcext:value-type="float">
            <text:p>0.00146974</text:p>
          </table:table-cell>
          <table:table-cell office:value-type="float" office:value="0.00122562" calcext:value-type="float">
            <text:p>0.00122562</text:p>
          </table:table-cell>
          <table:table-cell office:value-type="float" office:value="0.0050121" calcext:value-type="float">
            <text:p>0.0050121</text:p>
          </table:table-cell>
        </table:table-row>
        <table:table-row table:style-name="ro1">
          <table:table-cell office:value-type="float" office:value="0.00404198" calcext:value-type="float">
            <text:p>0.00404198</text:p>
          </table:table-cell>
          <table:table-cell office:value-type="float" office:value="0.00549469" calcext:value-type="float">
            <text:p>0.00549469</text:p>
          </table:table-cell>
          <table:table-cell office:value-type="float" office:value="0.00443352" calcext:value-type="float">
            <text:p>0.00443352</text:p>
          </table:table-cell>
          <table:table-cell office:value-type="float" office:value="0.0262885" calcext:value-type="float">
            <text:p>0.0262885</text:p>
          </table:table-cell>
        </table:table-row>
        <table:table-row table:style-name="ro1">
          <table:table-cell office:value-type="float" office:value="0.00144513" calcext:value-type="float">
            <text:p>0.00144513</text:p>
          </table:table-cell>
          <table:table-cell office:value-type="float" office:value="0.0025685" calcext:value-type="float">
            <text:p>0.0025685</text:p>
          </table:table-cell>
          <table:table-cell office:value-type="float" office:value="0.00178328" calcext:value-type="float">
            <text:p>0.00178328</text:p>
          </table:table-cell>
          <table:table-cell office:value-type="float" office:value="0.00947737" calcext:value-type="float">
            <text:p>0.00947737</text:p>
          </table:table-cell>
        </table:table-row>
        <table:table-row table:style-name="ro1">
          <table:table-cell office:value-type="float" office:value="0.139314" calcext:value-type="float">
            <text:p>0.139314</text:p>
          </table:table-cell>
          <table:table-cell office:value-type="float" office:value="0.206973" calcext:value-type="float">
            <text:p>0.206973</text:p>
          </table:table-cell>
          <table:table-cell office:value-type="float" office:value="0.147879" calcext:value-type="float">
            <text:p>0.147879</text:p>
          </table:table-cell>
          <table:table-cell office:value-type="float" office:value="0.773304" calcext:value-type="float">
            <text:p>0.773304</text:p>
          </table:table-cell>
        </table:table-row>
        <table:table-row table:style-name="ro1">
          <table:table-cell office:value-type="float" office:value="0.00329121" calcext:value-type="float">
            <text:p>0.00329121</text:p>
          </table:table-cell>
          <table:table-cell office:value-type="float" office:value="0.00589159" calcext:value-type="float">
            <text:p>0.00589159</text:p>
          </table:table-cell>
          <table:table-cell office:value-type="float" office:value="0.00316778" calcext:value-type="float">
            <text:p>0.00316778</text:p>
          </table:table-cell>
          <table:table-cell office:value-type="float" office:value="0.0193707" calcext:value-type="float">
            <text:p>0.0193707</text:p>
          </table:table-cell>
        </table:table-row>
        <table:table-row table:style-name="ro1">
          <table:table-cell office:value-type="float" office:value="0.00249841" calcext:value-type="float">
            <text:p>0.00249841</text:p>
          </table:table-cell>
          <table:table-cell office:value-type="float" office:value="0.00324889" calcext:value-type="float">
            <text:p>0.00324889</text:p>
          </table:table-cell>
          <table:table-cell office:value-type="float" office:value="0.00258305" calcext:value-type="float">
            <text:p>0.00258305</text:p>
          </table:table-cell>
          <table:table-cell office:value-type="float" office:value="0.0154319" calcext:value-type="float">
            <text:p>0.0154319</text:p>
          </table:table-cell>
        </table:table-row>
        <table:table-row table:style-name="ro1">
          <table:table-cell office:value-type="float" office:value="0.0121551" calcext:value-type="float">
            <text:p>0.0121551</text:p>
          </table:table-cell>
          <table:table-cell office:value-type="float" office:value="0.0191132" calcext:value-type="float">
            <text:p>0.0191132</text:p>
          </table:table-cell>
          <table:table-cell office:value-type="float" office:value="0.0125671" calcext:value-type="float">
            <text:p>0.0125671</text:p>
          </table:table-cell>
          <table:table-cell office:value-type="float" office:value="0.0345895" calcext:value-type="float">
            <text:p>0.0345895</text:p>
          </table:table-cell>
        </table:table-row>
        <table:table-row table:style-name="ro1">
          <table:table-cell office:value-type="float" office:value="0.00544385" calcext:value-type="float">
            <text:p>0.00544385</text:p>
          </table:table-cell>
          <table:table-cell office:value-type="float" office:value="0.00762046" calcext:value-type="float">
            <text:p>0.00762046</text:p>
          </table:table-cell>
          <table:table-cell office:value-type="float" office:value="0.00528866" calcext:value-type="float">
            <text:p>0.00528866</text:p>
          </table:table-cell>
          <table:table-cell office:value-type="float" office:value="0.0340018" calcext:value-type="float">
            <text:p>0.0340018</text:p>
          </table:table-cell>
        </table:table-row>
        <table:table-row table:style-name="ro1">
          <table:table-cell office:value-type="float" office:value="0.165434" calcext:value-type="float">
            <text:p>0.165434</text:p>
          </table:table-cell>
          <table:table-cell office:value-type="float" office:value="0.243778" calcext:value-type="float">
            <text:p>0.243778</text:p>
          </table:table-cell>
          <table:table-cell office:value-type="float" office:value="0.151577" calcext:value-type="float">
            <text:p>0.151577</text:p>
          </table:table-cell>
          <table:table-cell office:value-type="float" office:value="0.867183" calcext:value-type="float">
            <text:p>0.867183</text:p>
          </table:table-cell>
        </table:table-row>
        <table:table-row table:style-name="ro1">
          <table:table-cell office:value-type="float" office:value="0.00247526" calcext:value-type="float">
            <text:p>0.00247526</text:p>
          </table:table-cell>
          <table:table-cell office:value-type="float" office:value="0.00356466" calcext:value-type="float">
            <text:p>0.00356466</text:p>
          </table:table-cell>
          <table:table-cell office:value-type="float" office:value="0.00242746" calcext:value-type="float">
            <text:p>0.00242746</text:p>
          </table:table-cell>
          <table:table-cell office:value-type="float" office:value="0.0176568" calcext:value-type="float">
            <text:p>0.0176568</text:p>
          </table:table-cell>
        </table:table-row>
        <table:table-row table:style-name="ro1">
          <table:table-cell office:value-type="float" office:value="0.00262205" calcext:value-type="float">
            <text:p>0.00262205</text:p>
          </table:table-cell>
          <table:table-cell office:value-type="float" office:value="0.00472107" calcext:value-type="float">
            <text:p>0.00472107</text:p>
          </table:table-cell>
          <table:table-cell office:value-type="float" office:value="0.00267969" calcext:value-type="float">
            <text:p>0.00267969</text:p>
          </table:table-cell>
          <table:table-cell office:value-type="float" office:value="0.0169945" calcext:value-type="float">
            <text:p>0.0169945</text:p>
          </table:table-cell>
        </table:table-row>
        <table:table-row table:style-name="ro1">
          <table:table-cell office:value-type="float" office:value="0.00350724" calcext:value-type="float">
            <text:p>0.00350724</text:p>
          </table:table-cell>
          <table:table-cell office:value-type="float" office:value="0.0051493" calcext:value-type="float">
            <text:p>0.0051493</text:p>
          </table:table-cell>
          <table:table-cell office:value-type="float" office:value="0.00343309" calcext:value-type="float">
            <text:p>0.00343309</text:p>
          </table:table-cell>
          <table:table-cell office:value-type="float" office:value="0.023702" calcext:value-type="float">
            <text:p>0.023702</text:p>
          </table:table-cell>
        </table:table-row>
        <table:table-row table:style-name="ro1">
          <table:table-cell office:value-type="float" office:value="0.0017539" calcext:value-type="float">
            <text:p>0.0017539</text:p>
          </table:table-cell>
          <table:table-cell office:value-type="float" office:value="0.00314033" calcext:value-type="float">
            <text:p>0.00314033</text:p>
          </table:table-cell>
          <table:table-cell office:value-type="float" office:value="0.0020549" calcext:value-type="float">
            <text:p>0.0020549</text:p>
          </table:table-cell>
          <table:table-cell office:value-type="float" office:value="0.0189082" calcext:value-type="float">
            <text:p>0.0189082</text:p>
          </table:table-cell>
        </table:table-row>
        <table:table-row table:style-name="ro1">
          <table:table-cell office:value-type="float" office:value="0.000114455" calcext:value-type="float">
            <text:p>0.000114455</text:p>
          </table:table-cell>
          <table:table-cell office:value-type="float" office:value="0.000109188" calcext:value-type="float">
            <text:p>0.000109188</text:p>
          </table:table-cell>
          <table:table-cell table:style-name="ce4" office:value-type="float" office:value="0.0000954046" calcext:value-type="float">
            <text:p>9.54E-05</text:p>
          </table:table-cell>
          <table:table-cell office:value-type="float" office:value="0.000114984" calcext:value-type="float">
            <text:p>0.000114984</text:p>
          </table:table-cell>
        </table:table-row>
        <table:table-row table:style-name="ro1">
          <table:table-cell office:value-type="float" office:value="0.0034552" calcext:value-type="float">
            <text:p>0.0034552</text:p>
          </table:table-cell>
          <table:table-cell office:value-type="float" office:value="0.0052389" calcext:value-type="float">
            <text:p>0.0052389</text:p>
          </table:table-cell>
          <table:table-cell office:value-type="float" office:value="0.00263296" calcext:value-type="float">
            <text:p>0.00263296</text:p>
          </table:table-cell>
          <table:table-cell office:value-type="float" office:value="0.00675383" calcext:value-type="float">
            <text:p>0.00675383</text:p>
          </table:table-cell>
        </table:table-row>
        <table:table-row table:style-name="ro1">
          <table:table-cell office:value-type="float" office:value="0.0777288" calcext:value-type="float">
            <text:p>0.0777288</text:p>
          </table:table-cell>
          <table:table-cell office:value-type="float" office:value="0.115452" calcext:value-type="float">
            <text:p>0.115452</text:p>
          </table:table-cell>
          <table:table-cell office:value-type="float" office:value="0.0749535" calcext:value-type="float">
            <text:p>0.0749535</text:p>
          </table:table-cell>
          <table:table-cell office:value-type="float" office:value="0.398921" calcext:value-type="float">
            <text:p>0.398921</text:p>
          </table:table-cell>
        </table:table-row>
        <table:table-row table:style-name="ro1">
          <table:table-cell office:value-type="float" office:value="0.00258719" calcext:value-type="float">
            <text:p>0.00258719</text:p>
          </table:table-cell>
          <table:table-cell office:value-type="float" office:value="0.00424733" calcext:value-type="float">
            <text:p>0.00424733</text:p>
          </table:table-cell>
          <table:table-cell office:value-type="float" office:value="0.00272295" calcext:value-type="float">
            <text:p>0.00272295</text:p>
          </table:table-cell>
          <table:table-cell office:value-type="float" office:value="0.0185995" calcext:value-type="float">
            <text:p>0.0185995</text:p>
          </table:table-cell>
        </table:table-row>
        <table:table-row table:style-name="ro1">
          <table:table-cell office:value-type="float" office:value="0.00115087" calcext:value-type="float">
            <text:p>0.00115087</text:p>
          </table:table-cell>
          <table:table-cell office:value-type="float" office:value="0.00199349" calcext:value-type="float">
            <text:p>0.00199349</text:p>
          </table:table-cell>
          <table:table-cell office:value-type="float" office:value="0.00110244" calcext:value-type="float">
            <text:p>0.00110244</text:p>
          </table:table-cell>
          <table:table-cell office:value-type="float" office:value="0.0147768" calcext:value-type="float">
            <text:p>0.0147768</text:p>
          </table:table-cell>
        </table:table-row>
        <table:table-row table:style-name="ro1">
          <table:table-cell office:value-type="float" office:value="0.149571" calcext:value-type="float">
            <text:p>0.149571</text:p>
          </table:table-cell>
          <table:table-cell office:value-type="float" office:value="0.211363" calcext:value-type="float">
            <text:p>0.211363</text:p>
          </table:table-cell>
          <table:table-cell office:value-type="float" office:value="0.146542" calcext:value-type="float">
            <text:p>0.146542</text:p>
          </table:table-cell>
          <table:table-cell office:value-type="float" office:value="0.826197" calcext:value-type="float">
            <text:p>0.826197</text:p>
          </table:table-cell>
        </table:table-row>
        <table:table-row table:style-name="ro1">
          <table:table-cell office:value-type="float" office:value="0.12027" calcext:value-type="float">
            <text:p>0.12027</text:p>
          </table:table-cell>
          <table:table-cell office:value-type="float" office:value="0.214895" calcext:value-type="float">
            <text:p>0.214895</text:p>
          </table:table-cell>
          <table:table-cell office:value-type="float" office:value="0.128631" calcext:value-type="float">
            <text:p>0.128631</text:p>
          </table:table-cell>
          <table:table-cell office:value-type="float" office:value="0.710671" calcext:value-type="float">
            <text:p>0.710671</text:p>
          </table:table-cell>
        </table:table-row>
        <table:table-row table:style-name="ro1">
          <table:table-cell office:value-type="float" office:value="0.0102889" calcext:value-type="float">
            <text:p>0.0102889</text:p>
          </table:table-cell>
          <table:table-cell office:value-type="float" office:value="0.0150823" calcext:value-type="float">
            <text:p>0.0150823</text:p>
          </table:table-cell>
          <table:table-cell office:value-type="float" office:value="0.0105797" calcext:value-type="float">
            <text:p>0.0105797</text:p>
          </table:table-cell>
          <table:table-cell office:value-type="float" office:value="0.0760744" calcext:value-type="float">
            <text:p>0.0760744</text:p>
          </table:table-cell>
        </table:table-row>
        <table:table-row table:style-name="ro1">
          <table:table-cell office:value-type="float" office:value="0.0978093" calcext:value-type="float">
            <text:p>0.0978093</text:p>
          </table:table-cell>
          <table:table-cell office:value-type="float" office:value="0.153715" calcext:value-type="float">
            <text:p>0.153715</text:p>
          </table:table-cell>
          <table:table-cell office:value-type="float" office:value="0.0859247" calcext:value-type="float">
            <text:p>0.0859247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00273724" calcext:value-type="float">
            <text:p>0.00273724</text:p>
          </table:table-cell>
          <table:table-cell office:value-type="float" office:value="0.00315573" calcext:value-type="float">
            <text:p>0.00315573</text:p>
          </table:table-cell>
          <table:table-cell office:value-type="float" office:value="0.00270554" calcext:value-type="float">
            <text:p>0.00270554</text:p>
          </table:table-cell>
          <table:table-cell office:value-type="float" office:value="0.00442632" calcext:value-type="float">
            <text:p>0.00442632</text:p>
          </table:table-cell>
        </table:table-row>
        <table:table-row table:style-name="ro1">
          <table:table-cell office:value-type="float" office:value="0.0548996" calcext:value-type="float">
            <text:p>0.0548996</text:p>
          </table:table-cell>
          <table:table-cell office:value-type="float" office:value="0.0891756" calcext:value-type="float">
            <text:p>0.0891756</text:p>
          </table:table-cell>
          <table:table-cell office:value-type="float" office:value="0.059042" calcext:value-type="float">
            <text:p>0.059042</text:p>
          </table:table-cell>
          <table:table-cell office:value-type="float" office:value="0.337118" calcext:value-type="float">
            <text:p>0.337118</text:p>
          </table:table-cell>
        </table:table-row>
        <table:table-row table:style-name="ro1">
          <table:table-cell office:value-type="float" office:value="0.00310764" calcext:value-type="float">
            <text:p>0.00310764</text:p>
          </table:table-cell>
          <table:table-cell office:value-type="float" office:value="0.00209282" calcext:value-type="float">
            <text:p>0.00209282</text:p>
          </table:table-cell>
          <table:table-cell office:value-type="float" office:value="0.00312328" calcext:value-type="float">
            <text:p>0.00312328</text:p>
          </table:table-cell>
          <table:table-cell office:value-type="float" office:value="0.010014" calcext:value-type="float">
            <text:p>0.010014</text:p>
          </table:table-cell>
        </table:table-row>
        <table:table-row table:style-name="ro1">
          <table:table-cell office:value-type="float" office:value="0.00173782" calcext:value-type="float">
            <text:p>0.00173782</text:p>
          </table:table-cell>
          <table:table-cell office:value-type="float" office:value="0.00238472" calcext:value-type="float">
            <text:p>0.00238472</text:p>
          </table:table-cell>
          <table:table-cell office:value-type="float" office:value="0.00176344" calcext:value-type="float">
            <text:p>0.00176344</text:p>
          </table:table-cell>
          <table:table-cell office:value-type="float" office:value="0.000451233" calcext:value-type="float">
            <text:p>0.000451233</text:p>
          </table:table-cell>
        </table:table-row>
        <table:table-row table:style-name="ro1">
          <table:table-cell office:value-type="float" office:value="0.00012093" calcext:value-type="float">
            <text:p>0.00012093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0130064" calcext:value-type="float">
            <text:p>0.000130064</text:p>
          </table:table-cell>
          <table:table-cell office:value-type="float" office:value="0.000119376" calcext:value-type="float">
            <text:p>0.000119376</text:p>
          </table:table-cell>
        </table:table-row>
        <table:table-row table:style-name="ro1">
          <table:table-cell office:value-type="float" office:value="0.00295725" calcext:value-type="float">
            <text:p>0.00295725</text:p>
          </table:table-cell>
          <table:table-cell office:value-type="float" office:value="0.00286378" calcext:value-type="float">
            <text:p>0.00286378</text:p>
          </table:table-cell>
          <table:table-cell office:value-type="float" office:value="0.00296732" calcext:value-type="float">
            <text:p>0.00296732</text:p>
          </table:table-cell>
          <table:table-cell office:value-type="float" office:value="0.0109739" calcext:value-type="float">
            <text:p>0.0109739</text:p>
          </table:table-cell>
        </table:table-row>
        <table:table-row table:style-name="ro1">
          <table:table-cell office:value-type="float" office:value="0.00087398" calcext:value-type="float">
            <text:p>0.00087398</text:p>
          </table:table-cell>
          <table:table-cell office:value-type="float" office:value="0.00222667" calcext:value-type="float">
            <text:p>0.00222667</text:p>
          </table:table-cell>
          <table:table-cell office:value-type="float" office:value="0.000879916" calcext:value-type="float">
            <text:p>0.000879916</text:p>
          </table:table-cell>
          <table:table-cell office:value-type="float" office:value="0.00441045" calcext:value-type="float">
            <text:p>0.00441045</text:p>
          </table:table-cell>
        </table:table-row>
        <table:table-row table:style-name="ro1">
          <table:table-cell office:value-type="float" office:value="0.00014807" calcext:value-type="float">
            <text:p>0.00014807</text:p>
          </table:table-cell>
          <table:table-cell office:value-type="float" office:value="0.000142216" calcext:value-type="float">
            <text:p>0.000142216</text:p>
          </table:table-cell>
          <table:table-cell office:value-type="float" office:value="0.000144561" calcext:value-type="float">
            <text:p>0.000144561</text:p>
          </table:table-cell>
          <table:table-cell office:value-type="float" office:value="0.000227921" calcext:value-type="float">
            <text:p>0.000227921</text:p>
          </table:table-cell>
        </table:table-row>
        <table:table-row table:style-name="ro1">
          <table:table-cell office:value-type="float" office:value="0.00517844" calcext:value-type="float">
            <text:p>0.00517844</text:p>
          </table:table-cell>
          <table:table-cell office:value-type="float" office:value="0.0045474" calcext:value-type="float">
            <text:p>0.0045474</text:p>
          </table:table-cell>
          <table:table-cell office:value-type="float" office:value="0.00494006" calcext:value-type="float">
            <text:p>0.00494006</text:p>
          </table:table-cell>
          <table:table-cell office:value-type="float" office:value="0.0450296" calcext:value-type="float">
            <text:p>0.0450296</text:p>
          </table:table-cell>
        </table:table-row>
        <table:table-row table:style-name="ro1">
          <table:table-cell office:value-type="float" office:value="0.00183892" calcext:value-type="float">
            <text:p>0.00183892</text:p>
          </table:table-cell>
          <table:table-cell office:value-type="float" office:value="0.00339275" calcext:value-type="float">
            <text:p>0.00339275</text:p>
          </table:table-cell>
          <table:table-cell office:value-type="float" office:value="0.00214193" calcext:value-type="float">
            <text:p>0.00214193</text:p>
          </table:table-cell>
          <table:table-cell office:value-type="float" office:value="0.0239568" calcext:value-type="float">
            <text:p>0.0239568</text:p>
          </table:table-cell>
        </table:table-row>
        <table:table-row table:style-name="ro1">
          <table:table-cell office:value-type="float" office:value="0.000112019" calcext:value-type="float">
            <text:p>0.000112019</text:p>
          </table:table-cell>
          <table:table-cell office:value-type="float" office:value="0.000106932" calcext:value-type="float">
            <text:p>0.000106932</text:p>
          </table:table-cell>
          <table:table-cell office:value-type="float" office:value="0.000118598" calcext:value-type="float">
            <text:p>0.000118598</text:p>
          </table:table-cell>
          <table:table-cell office:value-type="float" office:value="0.000124226" calcext:value-type="float">
            <text:p>0.000124226</text:p>
          </table:table-cell>
        </table:table-row>
        <table:table-row table:style-name="ro1">
          <table:table-cell office:value-type="float" office:value="0.00560695" calcext:value-type="float">
            <text:p>0.00560695</text:p>
          </table:table-cell>
          <table:table-cell office:value-type="float" office:value="0.00703459" calcext:value-type="float">
            <text:p>0.00703459</text:p>
          </table:table-cell>
          <table:table-cell office:value-type="float" office:value="0.0056613" calcext:value-type="float">
            <text:p>0.0056613</text:p>
          </table:table-cell>
          <table:table-cell office:value-type="float" office:value="0.0436749" calcext:value-type="float">
            <text:p>0.0436749</text:p>
          </table:table-cell>
        </table:table-row>
        <table:table-row table:style-name="ro1">
          <table:table-cell office:value-type="float" office:value="0.0778168" calcext:value-type="float">
            <text:p>0.0778168</text:p>
          </table:table-cell>
          <table:table-cell office:value-type="float" office:value="0.0846701" calcext:value-type="float">
            <text:p>0.0846701</text:p>
          </table:table-cell>
          <table:table-cell office:value-type="float" office:value="0.0744832" calcext:value-type="float">
            <text:p>0.0744832</text:p>
          </table:table-cell>
          <table:table-cell office:value-type="float" office:value="0.323807" calcext:value-type="float">
            <text:p>0.323807</text:p>
          </table:table-cell>
        </table:table-row>
        <table:table-row table:style-name="ro1">
          <table:table-cell office:value-type="float" office:value="0.0539602" calcext:value-type="float">
            <text:p>0.0539602</text:p>
          </table:table-cell>
          <table:table-cell office:value-type="float" office:value="0.0894676" calcext:value-type="float">
            <text:p>0.0894676</text:p>
          </table:table-cell>
          <table:table-cell office:value-type="float" office:value="0.0545025" calcext:value-type="float">
            <text:p>0.0545025</text:p>
          </table:table-cell>
          <table:table-cell office:value-type="float" office:value="0.381598" calcext:value-type="float">
            <text:p>0.381598</text:p>
          </table:table-cell>
        </table:table-row>
        <table:table-row table:style-name="ro1">
          <table:table-cell office:value-type="float" office:value="0.00126024" calcext:value-type="float">
            <text:p>0.00126024</text:p>
          </table:table-cell>
          <table:table-cell office:value-type="float" office:value="0.0013447" calcext:value-type="float">
            <text:p>0.0013447</text:p>
          </table:table-cell>
          <table:table-cell office:value-type="float" office:value="0.000842553" calcext:value-type="float">
            <text:p>0.000842553</text:p>
          </table:table-cell>
          <table:table-cell office:value-type="float" office:value="0.000298782" calcext:value-type="float">
            <text:p>0.000298782</text:p>
          </table:table-cell>
        </table:table-row>
        <table:table-row table:style-name="ro1">
          <table:table-cell office:value-type="float" office:value="0.242234" calcext:value-type="float">
            <text:p>0.242234</text:p>
          </table:table-cell>
          <table:table-cell office:value-type="float" office:value="0.416715" calcext:value-type="float">
            <text:p>0.416715</text:p>
          </table:table-cell>
          <table:table-cell office:value-type="float" office:value="0.236891" calcext:value-type="float">
            <text:p>0.236891</text:p>
          </table:table-cell>
          <table:table-cell office:value-type="float" office:value="1.69371" calcext:value-type="float">
            <text:p>1.69371</text:p>
          </table:table-cell>
        </table:table-row>
        <table:table-row table:style-name="ro1">
          <table:table-cell office:value-type="float" office:value="0.00445976" calcext:value-type="float">
            <text:p>0.00445976</text:p>
          </table:table-cell>
          <table:table-cell office:value-type="float" office:value="0.00484534" calcext:value-type="float">
            <text:p>0.00484534</text:p>
          </table:table-cell>
          <table:table-cell office:value-type="float" office:value="0.0045668" calcext:value-type="float">
            <text:p>0.0045668</text:p>
          </table:table-cell>
          <table:table-cell office:value-type="float" office:value="0.0242314" calcext:value-type="float">
            <text:p>0.0242314</text:p>
          </table:table-cell>
        </table:table-row>
        <table:table-row table:style-name="ro1">
          <table:table-cell office:value-type="float" office:value="0.00609423" calcext:value-type="float">
            <text:p>0.00609423</text:p>
          </table:table-cell>
          <table:table-cell office:value-type="float" office:value="0.00887311" calcext:value-type="float">
            <text:p>0.00887311</text:p>
          </table:table-cell>
          <table:table-cell office:value-type="float" office:value="0.00508484" calcext:value-type="float">
            <text:p>0.00508484</text:p>
          </table:table-cell>
          <table:table-cell office:value-type="float" office:value="0.0288202" calcext:value-type="float">
            <text:p>0.0288202</text:p>
          </table:table-cell>
        </table:table-row>
        <table:table-row table:style-name="ro1">
          <table:table-cell office:value-type="float" office:value="0.00314254" calcext:value-type="float">
            <text:p>0.00314254</text:p>
          </table:table-cell>
          <table:table-cell office:value-type="float" office:value="0.00472926" calcext:value-type="float">
            <text:p>0.00472926</text:p>
          </table:table-cell>
          <table:table-cell office:value-type="float" office:value="0.00316137" calcext:value-type="float">
            <text:p>0.00316137</text:p>
          </table:table-cell>
          <table:table-cell office:value-type="float" office:value="0.00918132" calcext:value-type="float">
            <text:p>0.00918132</text:p>
          </table:table-cell>
        </table:table-row>
        <table:table-row table:style-name="ro1">
          <table:table-cell office:value-type="float" office:value="0.00871895" calcext:value-type="float">
            <text:p>0.00871895</text:p>
          </table:table-cell>
          <table:table-cell office:value-type="float" office:value="0.0121802" calcext:value-type="float">
            <text:p>0.0121802</text:p>
          </table:table-cell>
          <table:table-cell office:value-type="float" office:value="0.00775658" calcext:value-type="float">
            <text:p>0.00775658</text:p>
          </table:table-cell>
          <table:table-cell office:value-type="float" office:value="0.0523513" calcext:value-type="float">
            <text:p>0.0523513</text:p>
          </table:table-cell>
        </table:table-row>
        <table:table-row table:style-name="ro1">
          <table:table-cell office:value-type="float" office:value="0.00101418" calcext:value-type="float">
            <text:p>0.00101418</text:p>
          </table:table-cell>
          <table:table-cell office:value-type="float" office:value="0.000266224" calcext:value-type="float">
            <text:p>0.000266224</text:p>
          </table:table-cell>
          <table:table-cell office:value-type="float" office:value="0.00185728" calcext:value-type="float">
            <text:p>0.00185728</text:p>
          </table:table-cell>
          <table:table-cell office:value-type="float" office:value="0.00670504" calcext:value-type="float">
            <text:p>0.00670504</text:p>
          </table:table-cell>
        </table:table-row>
        <table:table-row table:style-name="ro1">
          <table:table-cell office:value-type="float" office:value="0.00438501" calcext:value-type="float">
            <text:p>0.00438501</text:p>
          </table:table-cell>
          <table:table-cell office:value-type="float" office:value="0.00714722" calcext:value-type="float">
            <text:p>0.00714722</text:p>
          </table:table-cell>
          <table:table-cell office:value-type="float" office:value="0.00370741" calcext:value-type="float">
            <text:p>0.00370741</text:p>
          </table:table-cell>
          <table:table-cell office:value-type="float" office:value="0.0335413" calcext:value-type="float">
            <text:p>0.0335413</text:p>
          </table:table-cell>
        </table:table-row>
        <table:table-row table:style-name="ro1">
          <table:table-cell office:value-type="float" office:value="0.00361061" calcext:value-type="float">
            <text:p>0.00361061</text:p>
          </table:table-cell>
          <table:table-cell office:value-type="float" office:value="0.00362179" calcext:value-type="float">
            <text:p>0.00362179</text:p>
          </table:table-cell>
          <table:table-cell office:value-type="float" office:value="0.00397678" calcext:value-type="float">
            <text:p>0.00397678</text:p>
          </table:table-cell>
          <table:table-cell office:value-type="float" office:value="0.0266633" calcext:value-type="float">
            <text:p>0.0266633</text:p>
          </table:table-cell>
        </table:table-row>
        <table:table-row table:style-name="ro1">
          <table:table-cell office:value-type="float" office:value="0.0160286" calcext:value-type="float">
            <text:p>0.0160286</text:p>
          </table:table-cell>
          <table:table-cell office:value-type="float" office:value="0.0186619" calcext:value-type="float">
            <text:p>0.0186619</text:p>
          </table:table-cell>
          <table:table-cell office:value-type="float" office:value="0.0144717" calcext:value-type="float">
            <text:p>0.0144717</text:p>
          </table:table-cell>
          <table:table-cell office:value-type="float" office:value="0.0966247" calcext:value-type="float">
            <text:p>0.0966247</text:p>
          </table:table-cell>
        </table:table-row>
        <table:table-row table:style-name="ro1">
          <table:table-cell office:value-type="float" office:value="0.0114552" calcext:value-type="float">
            <text:p>0.0114552</text:p>
          </table:table-cell>
          <table:table-cell office:value-type="float" office:value="0.0107848" calcext:value-type="float">
            <text:p>0.0107848</text:p>
          </table:table-cell>
          <table:table-cell office:value-type="float" office:value="0.0121959" calcext:value-type="float">
            <text:p>0.0121959</text:p>
          </table:table-cell>
          <table:table-cell office:value-type="float" office:value="0.0499869" calcext:value-type="float">
            <text:p>0.0499869</text:p>
          </table:table-cell>
        </table:table-row>
        <table:table-row table:style-name="ro1">
          <table:table-cell office:value-type="float" office:value="0.000133367" calcext:value-type="float">
            <text:p>0.000133367</text:p>
          </table:table-cell>
          <table:table-cell office:value-type="float" office:value="0.000150968" calcext:value-type="float">
            <text:p>0.000150968</text:p>
          </table:table-cell>
          <table:table-cell office:value-type="float" office:value="0.000131389" calcext:value-type="float">
            <text:p>0.000131389</text:p>
          </table:table-cell>
          <table:table-cell office:value-type="float" office:value="0.00013416" calcext:value-type="float">
            <text:p>0.00013416</text:p>
          </table:table-cell>
        </table:table-row>
        <table:table-row table:style-name="ro1">
          <table:table-cell office:value-type="float" office:value="0.14906" calcext:value-type="float">
            <text:p>0.14906</text:p>
          </table:table-cell>
          <table:table-cell office:value-type="float" office:value="0.207956" calcext:value-type="float">
            <text:p>0.207956</text:p>
          </table:table-cell>
          <table:table-cell office:value-type="float" office:value="0.152782" calcext:value-type="float">
            <text:p>0.152782</text:p>
          </table:table-cell>
          <table:table-cell office:value-type="float" office:value="0.861726" calcext:value-type="float">
            <text:p>0.861726</text:p>
          </table:table-cell>
        </table:table-row>
        <table:table-row table:style-name="ro1">
          <table:table-cell office:value-type="float" office:value="0.00571853" calcext:value-type="float">
            <text:p>0.00571853</text:p>
          </table:table-cell>
          <table:table-cell office:value-type="float" office:value="0.00610205" calcext:value-type="float">
            <text:p>0.00610205</text:p>
          </table:table-cell>
          <table:table-cell office:value-type="float" office:value="0.00621428" calcext:value-type="float">
            <text:p>0.00621428</text:p>
          </table:table-cell>
          <table:table-cell office:value-type="float" office:value="0.0251079" calcext:value-type="float">
            <text:p>0.0251079</text:p>
          </table:table-cell>
        </table:table-row>
        <table:table-row table:style-name="ro1">
          <table:table-cell office:value-type="float" office:value="0.000342773" calcext:value-type="float">
            <text:p>0.000342773</text:p>
          </table:table-cell>
          <table:table-cell office:value-type="float" office:value="0.00197793" calcext:value-type="float">
            <text:p>0.00197793</text:p>
          </table:table-cell>
          <table:table-cell office:value-type="float" office:value="0.000355072" calcext:value-type="float">
            <text:p>0.000355072</text:p>
          </table:table-cell>
          <table:table-cell office:value-type="float" office:value="0.000289859" calcext:value-type="float">
            <text:p>0.000289859</text:p>
          </table:table-cell>
        </table:table-row>
        <table:table-row table:style-name="ro1">
          <table:table-cell office:value-type="float" office:value="0.00191223" calcext:value-type="float">
            <text:p>0.00191223</text:p>
          </table:table-cell>
          <table:table-cell office:value-type="float" office:value="0.00501875" calcext:value-type="float">
            <text:p>0.00501875</text:p>
          </table:table-cell>
          <table:table-cell office:value-type="float" office:value="0.00179484" calcext:value-type="float">
            <text:p>0.00179484</text:p>
          </table:table-cell>
          <table:table-cell office:value-type="float" office:value="0.0227166" calcext:value-type="float">
            <text:p>0.0227166</text:p>
          </table:table-cell>
        </table:table-row>
        <table:table-row table:style-name="ro1">
          <table:table-cell office:value-type="float" office:value="0.204847" calcext:value-type="float">
            <text:p>0.204847</text:p>
          </table:table-cell>
          <table:table-cell office:value-type="float" office:value="0.266197" calcext:value-type="float">
            <text:p>0.266197</text:p>
          </table:table-cell>
          <table:table-cell office:value-type="float" office:value="0.156626" calcext:value-type="float">
            <text:p>0.156626</text:p>
          </table:table-cell>
          <table:table-cell office:value-type="float" office:value="1.60509" calcext:value-type="float">
            <text:p>1.60509</text:p>
          </table:table-cell>
        </table:table-row>
        <table:table-row table:style-name="ro1">
          <table:table-cell office:value-type="float" office:value="0.000177452" calcext:value-type="float">
            <text:p>0.000177452</text:p>
          </table:table-cell>
          <table:table-cell office:value-type="float" office:value="0.000167581" calcext:value-type="float">
            <text:p>0.000167581</text:p>
          </table:table-cell>
          <table:table-cell office:value-type="float" office:value="0.000169703" calcext:value-type="float">
            <text:p>0.000169703</text:p>
          </table:table-cell>
          <table:table-cell office:value-type="float" office:value="0.000173618" calcext:value-type="float">
            <text:p>0.000173618</text:p>
          </table:table-cell>
        </table:table-row>
        <table:table-row table:style-name="ro1">
          <table:table-cell office:value-type="float" office:value="0.00345732" calcext:value-type="float">
            <text:p>0.00345732</text:p>
          </table:table-cell>
          <table:table-cell office:value-type="float" office:value="0.00314507" calcext:value-type="float">
            <text:p>0.00314507</text:p>
          </table:table-cell>
          <table:table-cell office:value-type="float" office:value="0.00325251" calcext:value-type="float">
            <text:p>0.00325251</text:p>
          </table:table-cell>
          <table:table-cell office:value-type="float" office:value="0.00855253" calcext:value-type="float">
            <text:p>0.00855253</text:p>
          </table:table-cell>
        </table:table-row>
        <table:table-row table:style-name="ro1">
          <table:table-cell office:value-type="float" office:value="0.00650544" calcext:value-type="float">
            <text:p>0.00650544</text:p>
          </table:table-cell>
          <table:table-cell office:value-type="float" office:value="0.00733206" calcext:value-type="float">
            <text:p>0.00733206</text:p>
          </table:table-cell>
          <table:table-cell office:value-type="float" office:value="0.00669397" calcext:value-type="float">
            <text:p>0.00669397</text:p>
          </table:table-cell>
          <table:table-cell office:value-type="float" office:value="0.0244133" calcext:value-type="float">
            <text:p>0.0244133</text:p>
          </table:table-cell>
        </table:table-row>
        <table:table-row table:style-name="ro1">
          <table:table-cell office:value-type="float" office:value="0.00286732" calcext:value-type="float">
            <text:p>0.00286732</text:p>
          </table:table-cell>
          <table:table-cell office:value-type="float" office:value="0.00176696" calcext:value-type="float">
            <text:p>0.00176696</text:p>
          </table:table-cell>
          <table:table-cell office:value-type="float" office:value="0.00264024" calcext:value-type="float">
            <text:p>0.00264024</text:p>
          </table:table-cell>
          <table:table-cell office:value-type="float" office:value="0.0130375" calcext:value-type="float">
            <text:p>0.0130375</text:p>
          </table:table-cell>
        </table:table-row>
        <table:table-row table:style-name="ro1">
          <table:table-cell office:value-type="float" office:value="0.00618821" calcext:value-type="float">
            <text:p>0.00618821</text:p>
          </table:table-cell>
          <table:table-cell office:value-type="float" office:value="0.00986529" calcext:value-type="float">
            <text:p>0.00986529</text:p>
          </table:table-cell>
          <table:table-cell office:value-type="float" office:value="0.00535627" calcext:value-type="float">
            <text:p>0.00535627</text:p>
          </table:table-cell>
          <table:table-cell office:value-type="float" office:value="0.0258628" calcext:value-type="float">
            <text:p>0.0258628</text:p>
          </table:table-cell>
        </table:table-row>
        <table:table-row table:style-name="ro1">
          <table:table-cell office:value-type="float" office:value="0.00619356" calcext:value-type="float">
            <text:p>0.00619356</text:p>
          </table:table-cell>
          <table:table-cell office:value-type="float" office:value="0.00907743" calcext:value-type="float">
            <text:p>0.00907743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0.0491859" calcext:value-type="float">
            <text:p>0.0491859</text:p>
          </table:table-cell>
        </table:table-row>
        <table:table-row table:style-name="ro1">
          <table:table-cell office:value-type="float" office:value="0.0126598" calcext:value-type="float">
            <text:p>0.0126598</text:p>
          </table:table-cell>
          <table:table-cell office:value-type="float" office:value="0.0258345" calcext:value-type="float">
            <text:p>0.0258345</text:p>
          </table:table-cell>
          <table:table-cell office:value-type="float" office:value="0.0144214" calcext:value-type="float">
            <text:p>0.0144214</text:p>
          </table:table-cell>
          <table:table-cell office:value-type="float" office:value="0.103971" calcext:value-type="float">
            <text:p>0.103971</text:p>
          </table:table-cell>
        </table:table-row>
        <table:table-row table:style-name="ro1">
          <table:table-cell office:value-type="float" office:value="0.00366201" calcext:value-type="float">
            <text:p>0.00366201</text:p>
          </table:table-cell>
          <table:table-cell office:value-type="float" office:value="0.00396341" calcext:value-type="float">
            <text:p>0.00396341</text:p>
          </table:table-cell>
          <table:table-cell office:value-type="float" office:value="0.00379389" calcext:value-type="float">
            <text:p>0.00379389</text:p>
          </table:table-cell>
          <table:table-cell office:value-type="float" office:value="0.000645011" calcext:value-type="float">
            <text:p>0.000645011</text:p>
          </table:table-cell>
        </table:table-row>
        <table:table-row table:style-name="ro1">
          <table:table-cell office:value-type="float" office:value="0.00504743" calcext:value-type="float">
            <text:p>0.00504743</text:p>
          </table:table-cell>
          <table:table-cell office:value-type="float" office:value="0.00570113" calcext:value-type="float">
            <text:p>0.00570113</text:p>
          </table:table-cell>
          <table:table-cell office:value-type="float" office:value="0.00517139" calcext:value-type="float">
            <text:p>0.00517139</text:p>
          </table:table-cell>
          <table:table-cell office:value-type="float" office:value="0.024614" calcext:value-type="float">
            <text:p>0.024614</text:p>
          </table:table-cell>
        </table:table-row>
        <table:table-row table:style-name="ro1">
          <table:table-cell office:value-type="float" office:value="0.00333267" calcext:value-type="float">
            <text:p>0.00333267</text:p>
          </table:table-cell>
          <table:table-cell office:value-type="float" office:value="0.00618294" calcext:value-type="float">
            <text:p>0.00618294</text:p>
          </table:table-cell>
          <table:table-cell office:value-type="float" office:value="0.00343372" calcext:value-type="float">
            <text:p>0.00343372</text:p>
          </table:table-cell>
          <table:table-cell office:value-type="float" office:value="0.0350233" calcext:value-type="float">
            <text:p>0.0350233</text:p>
          </table:table-cell>
        </table:table-row>
        <table:table-row table:style-name="ro1">
          <table:table-cell office:value-type="float" office:value="0.00944872" calcext:value-type="float">
            <text:p>0.00944872</text:p>
          </table:table-cell>
          <table:table-cell office:value-type="float" office:value="0.0152863" calcext:value-type="float">
            <text:p>0.0152863</text:p>
          </table:table-cell>
          <table:table-cell office:value-type="float" office:value="0.00967112" calcext:value-type="float">
            <text:p>0.00967112</text:p>
          </table:table-cell>
          <table:table-cell office:value-type="float" office:value="0.0452171" calcext:value-type="float">
            <text:p>0.0452171</text:p>
          </table:table-cell>
        </table:table-row>
        <table:table-row table:style-name="ro1">
          <table:table-cell office:value-type="float" office:value="0.00322654" calcext:value-type="float">
            <text:p>0.00322654</text:p>
          </table:table-cell>
          <table:table-cell office:value-type="float" office:value="0.00270084" calcext:value-type="float">
            <text:p>0.00270084</text:p>
          </table:table-cell>
          <table:table-cell office:value-type="float" office:value="0.00297289" calcext:value-type="float">
            <text:p>0.00297289</text:p>
          </table:table-cell>
          <table:table-cell office:value-type="float" office:value="0.0191205" calcext:value-type="float">
            <text:p>0.0191205</text:p>
          </table:table-cell>
        </table:table-row>
        <table:table-row table:style-name="ro1">
          <table:table-cell office:value-type="float" office:value="0.000167812" calcext:value-type="float">
            <text:p>0.000167812</text:p>
          </table:table-cell>
          <table:table-cell office:value-type="float" office:value="0.000161181" calcext:value-type="float">
            <text:p>0.000161181</text:p>
          </table:table-cell>
          <table:table-cell office:value-type="float" office:value="0.000169619" calcext:value-type="float">
            <text:p>0.000169619</text:p>
          </table:table-cell>
          <table:table-cell office:value-type="float" office:value="0.000181734" calcext:value-type="float">
            <text:p>0.000181734</text:p>
          </table:table-cell>
        </table:table-row>
        <table:table-row table:style-name="ro1">
          <table:table-cell office:value-type="float" office:value="0.00845074" calcext:value-type="float">
            <text:p>0.00845074</text:p>
          </table:table-cell>
          <table:table-cell office:value-type="float" office:value="0.0129837" calcext:value-type="float">
            <text:p>0.0129837</text:p>
          </table:table-cell>
          <table:table-cell office:value-type="float" office:value="0.00887655" calcext:value-type="float">
            <text:p>0.00887655</text:p>
          </table:table-cell>
          <table:table-cell office:value-type="float" office:value="0.061241" calcext:value-type="float">
            <text:p>0.061241</text:p>
          </table:table-cell>
        </table:table-row>
        <table:table-row table:style-name="ro1">
          <table:table-cell office:value-type="float" office:value="0.00789995" calcext:value-type="float">
            <text:p>0.00789995</text:p>
          </table:table-cell>
          <table:table-cell office:value-type="float" office:value="0.0117782" calcext:value-type="float">
            <text:p>0.0117782</text:p>
          </table:table-cell>
          <table:table-cell office:value-type="float" office:value="0.00831858" calcext:value-type="float">
            <text:p>0.00831858</text:p>
          </table:table-cell>
          <table:table-cell office:value-type="float" office:value="0.0862447" calcext:value-type="float">
            <text:p>0.0862447</text:p>
          </table:table-cell>
        </table:table-row>
        <table:table-row table:style-name="ro1">
          <table:table-cell office:value-type="float" office:value="0.000170604" calcext:value-type="float">
            <text:p>0.000170604</text:p>
          </table:table-cell>
          <table:table-cell office:value-type="float" office:value="0.000189789" calcext:value-type="float">
            <text:p>0.000189789</text:p>
          </table:table-cell>
          <table:table-cell office:value-type="float" office:value="0.000183159" calcext:value-type="float">
            <text:p>0.000183159</text:p>
          </table:table-cell>
          <table:table-cell office:value-type="float" office:value="0.000182639" calcext:value-type="float">
            <text:p>0.000182639</text:p>
          </table:table-cell>
        </table:table-row>
        <table:table-row table:style-name="ro1">
          <table:table-cell office:value-type="float" office:value="0.00941498" calcext:value-type="float">
            <text:p>0.00941498</text:p>
          </table:table-cell>
          <table:table-cell office:value-type="float" office:value="0.0140629" calcext:value-type="float">
            <text:p>0.0140629</text:p>
          </table:table-cell>
          <table:table-cell office:value-type="float" office:value="0.0102074" calcext:value-type="float">
            <text:p>0.0102074</text:p>
          </table:table-cell>
          <table:table-cell office:value-type="float" office:value="0.0302352" calcext:value-type="float">
            <text:p>0.0302352</text:p>
          </table:table-cell>
        </table:table-row>
        <table:table-row table:style-name="ro1">
          <table:table-cell office:value-type="float" office:value="0.00530505" calcext:value-type="float">
            <text:p>0.00530505</text:p>
          </table:table-cell>
          <table:table-cell office:value-type="float" office:value="0.00689911" calcext:value-type="float">
            <text:p>0.00689911</text:p>
          </table:table-cell>
          <table:table-cell office:value-type="float" office:value="0.00542367" calcext:value-type="float">
            <text:p>0.00542367</text:p>
          </table:table-cell>
          <table:table-cell office:value-type="float" office:value="0.0590407" calcext:value-type="float">
            <text:p>0.0590407</text:p>
          </table:table-cell>
        </table:table-row>
        <table:table-row table:style-name="ro1">
          <table:table-cell office:value-type="float" office:value="0.0511631" calcext:value-type="float">
            <text:p>0.0511631</text:p>
          </table:table-cell>
          <table:table-cell office:value-type="float" office:value="0.0511347" calcext:value-type="float">
            <text:p>0.0511347</text:p>
          </table:table-cell>
          <table:table-cell office:value-type="float" office:value="0.0454869" calcext:value-type="float">
            <text:p>0.0454869</text:p>
          </table:table-cell>
          <table:table-cell office:value-type="float" office:value="0.367997" calcext:value-type="float">
            <text:p>0.367997</text:p>
          </table:table-cell>
        </table:table-row>
        <table:table-row table:style-name="ro1">
          <table:table-cell office:value-type="float" office:value="0.00250895" calcext:value-type="float">
            <text:p>0.00250895</text:p>
          </table:table-cell>
          <table:table-cell office:value-type="float" office:value="0.00241852" calcext:value-type="float">
            <text:p>0.00241852</text:p>
          </table:table-cell>
          <table:table-cell office:value-type="float" office:value="0.00443138" calcext:value-type="float">
            <text:p>0.00443138</text:p>
          </table:table-cell>
          <table:table-cell office:value-type="float" office:value="0.000497736" calcext:value-type="float">
            <text:p>0.000497736</text:p>
          </table:table-cell>
        </table:table-row>
        <table:table-row table:style-name="ro1">
          <table:table-cell office:value-type="float" office:value="0.000211365" calcext:value-type="float">
            <text:p>0.000211365</text:p>
          </table:table-cell>
          <table:table-cell office:value-type="float" office:value="0.000218682" calcext:value-type="float">
            <text:p>0.000218682</text:p>
          </table:table-cell>
          <table:table-cell office:value-type="float" office:value="0.00020238" calcext:value-type="float">
            <text:p>0.00020238</text:p>
          </table:table-cell>
          <table:table-cell office:value-type="float" office:value="0.000227219" calcext:value-type="float">
            <text:p>0.000227219</text:p>
          </table:table-cell>
        </table:table-row>
        <table:table-row table:style-name="ro1">
          <table:table-cell office:value-type="float" office:value="0.0130136" calcext:value-type="float">
            <text:p>0.0130136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0.0123112" calcext:value-type="float">
            <text:p>0.0123112</text:p>
          </table:table-cell>
          <table:table-cell office:value-type="float" office:value="0.134122" calcext:value-type="float">
            <text:p>0.134122</text:p>
          </table:table-cell>
        </table:table-row>
        <table:table-row table:style-name="ro1">
          <table:table-cell office:value-type="float" office:value="0.0147278" calcext:value-type="float">
            <text:p>0.0147278</text:p>
          </table:table-cell>
          <table:table-cell office:value-type="float" office:value="0.0162759" calcext:value-type="float">
            <text:p>0.0162759</text:p>
          </table:table-cell>
          <table:table-cell office:value-type="float" office:value="0.0137447" calcext:value-type="float">
            <text:p>0.0137447</text:p>
          </table:table-cell>
          <table:table-cell office:value-type="float" office:value="0.148473" calcext:value-type="float">
            <text:p>0.148473</text:p>
          </table:table-cell>
        </table:table-row>
        <table:table-row table:style-name="ro1">
          <table:table-cell office:value-type="float" office:value="0.00614094" calcext:value-type="float">
            <text:p>0.00614094</text:p>
          </table:table-cell>
          <table:table-cell office:value-type="float" office:value="0.0106911" calcext:value-type="float">
            <text:p>0.0106911</text:p>
          </table:table-cell>
          <table:table-cell office:value-type="float" office:value="0.00704045" calcext:value-type="float">
            <text:p>0.00704045</text:p>
          </table:table-cell>
          <table:table-cell office:value-type="float" office:value="0.0606177" calcext:value-type="float">
            <text:p>0.0606177</text:p>
          </table:table-cell>
        </table:table-row>
        <table:table-row table:style-name="ro1">
          <table:table-cell office:value-type="float" office:value="0.72254" calcext:value-type="float">
            <text:p>0.72254</text:p>
          </table:table-cell>
          <table:table-cell office:value-type="float" office:value="1.15466" calcext:value-type="float">
            <text:p>1.15466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9.25468" calcext:value-type="float">
            <text:p>9.25468</text:p>
          </table:table-cell>
        </table:table-row>
        <table:table-row table:style-name="ro1">
          <table:table-cell office:value-type="float" office:value="0.000839261" calcext:value-type="float">
            <text:p>0.000839261</text:p>
          </table:table-cell>
          <table:table-cell office:value-type="float" office:value="0.00019487" calcext:value-type="float">
            <text:p>0.00019487</text:p>
          </table:table-cell>
          <table:table-cell office:value-type="float" office:value="0.000831228" calcext:value-type="float">
            <text:p>0.000831228</text:p>
          </table:table-cell>
          <table:table-cell office:value-type="float" office:value="0.000231457" calcext:value-type="float">
            <text:p>0.000231457</text:p>
          </table:table-cell>
        </table:table-row>
        <table:table-row table:style-name="ro1">
          <table:table-cell office:value-type="float" office:value="0.00527498" calcext:value-type="float">
            <text:p>0.00527498</text:p>
          </table:table-cell>
          <table:table-cell office:value-type="float" office:value="0.00543086" calcext:value-type="float">
            <text:p>0.00543086</text:p>
          </table:table-cell>
          <table:table-cell office:value-type="float" office:value="0.00355041" calcext:value-type="float">
            <text:p>0.00355041</text:p>
          </table:table-cell>
          <table:table-cell office:value-type="float" office:value="0.0314061" calcext:value-type="float">
            <text:p>0.0314061</text:p>
          </table:table-cell>
        </table:table-row>
        <table:table-row table:style-name="ro1">
          <table:table-cell office:value-type="float" office:value="0.514849" calcext:value-type="float">
            <text:p>0.514849</text:p>
          </table:table-cell>
          <table:table-cell office:value-type="float" office:value="0.712461" calcext:value-type="float">
            <text:p>0.712461</text:p>
          </table:table-cell>
          <table:table-cell office:value-type="float" office:value="0.520635" calcext:value-type="float">
            <text:p>0.520635</text:p>
          </table:table-cell>
          <table:table-cell office:value-type="float" office:value="5.56127" calcext:value-type="float">
            <text:p>5.56127</text:p>
          </table:table-cell>
        </table:table-row>
        <table:table-row table:style-name="ro1">
          <table:table-cell office:value-type="float" office:value="0.00664738" calcext:value-type="float">
            <text:p>0.00664738</text:p>
          </table:table-cell>
          <table:table-cell office:value-type="float" office:value="0.00632913" calcext:value-type="float">
            <text:p>0.00632913</text:p>
          </table:table-cell>
          <table:table-cell office:value-type="float" office:value="0.00668879" calcext:value-type="float">
            <text:p>0.00668879</text:p>
          </table:table-cell>
          <table:table-cell office:value-type="float" office:value="0.0712607" calcext:value-type="float">
            <text:p>0.0712607</text:p>
          </table:table-cell>
        </table:table-row>
        <table:table-row table:style-name="ro1">
          <table:table-cell office:value-type="float" office:value="0.00497129" calcext:value-type="float">
            <text:p>0.00497129</text:p>
          </table:table-cell>
          <table:table-cell office:value-type="float" office:value="0.0115721" calcext:value-type="float">
            <text:p>0.0115721</text:p>
          </table:table-cell>
          <table:table-cell office:value-type="float" office:value="0.00573705" calcext:value-type="float">
            <text:p>0.00573705</text:p>
          </table:table-cell>
          <table:table-cell office:value-type="float" office:value="0.0582759" calcext:value-type="float">
            <text:p>0.0582759</text:p>
          </table:table-cell>
        </table:table-row>
        <table:table-row table:style-name="ro1">
          <table:table-cell office:value-type="float" office:value="0.000831123" calcext:value-type="float">
            <text:p>0.000831123</text:p>
          </table:table-cell>
          <table:table-cell office:value-type="float" office:value="0.00320756" calcext:value-type="float">
            <text:p>0.00320756</text:p>
          </table:table-cell>
          <table:table-cell office:value-type="float" office:value="0.000770194" calcext:value-type="float">
            <text:p>0.000770194</text:p>
          </table:table-cell>
          <table:table-cell office:value-type="float" office:value="0.0172395" calcext:value-type="float">
            <text:p>0.0172395</text:p>
          </table:table-cell>
        </table:table-row>
        <table:table-row table:style-name="ro1">
          <table:table-cell office:value-type="float" office:value="0.00650047" calcext:value-type="float">
            <text:p>0.00650047</text:p>
          </table:table-cell>
          <table:table-cell office:value-type="float" office:value="0.00945601" calcext:value-type="float">
            <text:p>0.00945601</text:p>
          </table:table-cell>
          <table:table-cell office:value-type="float" office:value="0.00750627" calcext:value-type="float">
            <text:p>0.00750627</text:p>
          </table:table-cell>
          <table:table-cell office:value-type="float" office:value="0.0528121" calcext:value-type="float">
            <text:p>0.0528121</text:p>
          </table:table-cell>
        </table:table-row>
        <table:table-row table:style-name="ro1">
          <table:table-cell office:value-type="float" office:value="0.000205726" calcext:value-type="float">
            <text:p>0.000205726</text:p>
          </table:table-cell>
          <table:table-cell office:value-type="float" office:value="0.0002037" calcext:value-type="float">
            <text:p>0.0002037</text:p>
          </table:table-cell>
          <table:table-cell office:value-type="float" office:value="0.000201281" calcext:value-type="float">
            <text:p>0.000201281</text:p>
          </table:table-cell>
          <table:table-cell office:value-type="float" office:value="0.000208785" calcext:value-type="float">
            <text:p>0.000208785</text:p>
          </table:table-cell>
        </table:table-row>
        <table:table-row table:style-name="ro1">
          <table:table-cell office:value-type="float" office:value="0.00514019" calcext:value-type="float">
            <text:p>0.00514019</text:p>
          </table:table-cell>
          <table:table-cell office:value-type="float" office:value="0.00492387" calcext:value-type="float">
            <text:p>0.00492387</text:p>
          </table:table-cell>
          <table:table-cell office:value-type="float" office:value="0.00434384" calcext:value-type="float">
            <text:p>0.00434384</text:p>
          </table:table-cell>
          <table:table-cell office:value-type="float" office:value="0.0992391" calcext:value-type="float">
            <text:p>0.0992391</text:p>
          </table:table-cell>
        </table:table-row>
        <table:table-row table:style-name="ro1">
          <table:table-cell office:value-type="float" office:value="0.000219" calcext:value-type="float">
            <text:p>0.000219</text:p>
          </table:table-cell>
          <table:table-cell office:value-type="float" office:value="0.00260803" calcext:value-type="float">
            <text:p>0.00260803</text:p>
          </table:table-cell>
          <table:table-cell office:value-type="float" office:value="0.000211281" calcext:value-type="float">
            <text:p>0.000211281</text:p>
          </table:table-cell>
          <table:table-cell office:value-type="float" office:value="0.0148949" calcext:value-type="float">
            <text:p>0.0148949</text:p>
          </table:table-cell>
        </table:table-row>
        <table:table-row table:style-name="ro1">
          <table:table-cell office:value-type="float" office:value="0.0107346" calcext:value-type="float">
            <text:p>0.0107346</text:p>
          </table:table-cell>
          <table:table-cell office:value-type="float" office:value="0.00599412" calcext:value-type="float">
            <text:p>0.00599412</text:p>
          </table:table-cell>
          <table:table-cell office:value-type="float" office:value="0.0118079" calcext:value-type="float">
            <text:p>0.0118079</text:p>
          </table:table-cell>
          <table:table-cell office:value-type="float" office:value="0.0958023" calcext:value-type="float">
            <text:p>0.0958023</text:p>
          </table:table-cell>
        </table:table-row>
        <table:table-row table:style-name="ro1">
          <table:table-cell office:value-type="float" office:value="0.000210666" calcext:value-type="float">
            <text:p>0.000210666</text:p>
          </table:table-cell>
          <table:table-cell office:value-type="float" office:value="0.000200447" calcext:value-type="float">
            <text:p>0.000200447</text:p>
          </table:table-cell>
          <table:table-cell office:value-type="float" office:value="0.000163727" calcext:value-type="float">
            <text:p>0.000163727</text:p>
          </table:table-cell>
          <table:table-cell office:value-type="float" office:value="0.000182827" calcext:value-type="float">
            <text:p>0.000182827</text:p>
          </table:table-cell>
        </table:table-row>
        <table:table-row table:style-name="ro1">
          <table:table-cell office:value-type="float" office:value="0.000619559" calcext:value-type="float">
            <text:p>0.000619559</text:p>
          </table:table-cell>
          <table:table-cell office:value-type="float" office:value="0.000263991" calcext:value-type="float">
            <text:p>0.000263991</text:p>
          </table:table-cell>
          <table:table-cell office:value-type="float" office:value="0.000261237" calcext:value-type="float">
            <text:p>0.000261237</text:p>
          </table:table-cell>
          <table:table-cell office:value-type="float" office:value="0.000250468" calcext:value-type="float">
            <text:p>0.000250468</text:p>
          </table:table-cell>
        </table:table-row>
        <table:table-row table:style-name="ro1">
          <table:table-cell office:value-type="float" office:value="0.0061615" calcext:value-type="float">
            <text:p>0.0061615</text:p>
          </table:table-cell>
          <table:table-cell office:value-type="float" office:value="0.0127543" calcext:value-type="float">
            <text:p>0.0127543</text:p>
          </table:table-cell>
          <table:table-cell office:value-type="float" office:value="0.00729214" calcext:value-type="float">
            <text:p>0.00729214</text:p>
          </table:table-cell>
          <table:table-cell office:value-type="float" office:value="0.0674814" calcext:value-type="float">
            <text:p>0.0674814</text:p>
          </table:table-cell>
        </table:table-row>
        <table:table-row table:style-name="ro1">
          <table:table-cell office:value-type="float" office:value="0.00973556" calcext:value-type="float">
            <text:p>0.00973556</text:p>
          </table:table-cell>
          <table:table-cell office:value-type="float" office:value="0.0103217" calcext:value-type="float">
            <text:p>0.0103217</text:p>
          </table:table-cell>
          <table:table-cell office:value-type="float" office:value="0.00847524" calcext:value-type="float">
            <text:p>0.00847524</text:p>
          </table:table-cell>
          <table:table-cell office:value-type="float" office:value="0.0732173" calcext:value-type="float">
            <text:p>0.0732173</text:p>
          </table:table-cell>
        </table:table-row>
        <table:table-row table:style-name="ro1">
          <table:table-cell office:value-type="float" office:value="0.011359" calcext:value-type="float">
            <text:p>0.011359</text:p>
          </table:table-cell>
          <table:table-cell office:value-type="float" office:value="0.0128741" calcext:value-type="float">
            <text:p>0.0128741</text:p>
          </table:table-cell>
          <table:table-cell office:value-type="float" office:value="0.0088509" calcext:value-type="float">
            <text:p>0.0088509</text:p>
          </table:table-cell>
          <table:table-cell office:value-type="float" office:value="0.110771" calcext:value-type="float">
            <text:p>0.110771</text:p>
          </table:table-cell>
        </table:table-row>
        <table:table-row table:style-name="ro1">
          <table:table-cell office:value-type="float" office:value="0.00856739" calcext:value-type="float">
            <text:p>0.00856739</text:p>
          </table:table-cell>
          <table:table-cell office:value-type="float" office:value="0.0108325" calcext:value-type="float">
            <text:p>0.0108325</text:p>
          </table:table-cell>
          <table:table-cell office:value-type="float" office:value="0.00887579" calcext:value-type="float">
            <text:p>0.00887579</text:p>
          </table:table-cell>
          <table:table-cell office:value-type="float" office:value="0.0862659" calcext:value-type="float">
            <text:p>0.0862659</text:p>
          </table:table-cell>
        </table:table-row>
        <table:table-row table:style-name="ro1">
          <table:table-cell office:value-type="float" office:value="0.0113847" calcext:value-type="float">
            <text:p>0.0113847</text:p>
          </table:table-cell>
          <table:table-cell office:value-type="float" office:value="0.0149062" calcext:value-type="float">
            <text:p>0.0149062</text:p>
          </table:table-cell>
          <table:table-cell office:value-type="float" office:value="0.0127853" calcext:value-type="float">
            <text:p>0.0127853</text:p>
          </table:table-cell>
          <table:table-cell office:value-type="float" office:value="0.0635075" calcext:value-type="float">
            <text:p>0.0635075</text:p>
          </table:table-cell>
        </table:table-row>
        <table:table-row table:style-name="ro1">
          <table:table-cell office:value-type="float" office:value="0.0105782" calcext:value-type="float">
            <text:p>0.0105782</text:p>
          </table:table-cell>
          <table:table-cell office:value-type="float" office:value="0.0162465" calcext:value-type="float">
            <text:p>0.0162465</text:p>
          </table:table-cell>
          <table:table-cell office:value-type="float" office:value="0.00915301" calcext:value-type="float">
            <text:p>0.00915301</text:p>
          </table:table-cell>
          <table:table-cell office:value-type="float" office:value="0.0527894" calcext:value-type="float">
            <text:p>0.0527894</text:p>
          </table:table-cell>
        </table:table-row>
        <table:table-row table:style-name="ro1">
          <table:table-cell office:value-type="float" office:value="0.00576506" calcext:value-type="float">
            <text:p>0.00576506</text:p>
          </table:table-cell>
          <table:table-cell office:value-type="float" office:value="0.0116824" calcext:value-type="float">
            <text:p>0.0116824</text:p>
          </table:table-cell>
          <table:table-cell office:value-type="float" office:value="0.00693406" calcext:value-type="float">
            <text:p>0.00693406</text:p>
          </table:table-cell>
          <table:table-cell office:value-type="float" office:value="0.0603534" calcext:value-type="float">
            <text:p>0.0603534</text:p>
          </table:table-cell>
        </table:table-row>
        <table:table-row table:style-name="ro1">
          <table:table-cell office:value-type="float" office:value="0.70746" calcext:value-type="float">
            <text:p>0.70746</text:p>
          </table:table-cell>
          <table:table-cell office:value-type="float" office:value="0.961223" calcext:value-type="float">
            <text:p>0.961223</text:p>
          </table:table-cell>
          <table:table-cell office:value-type="float" office:value="0.640626" calcext:value-type="float">
            <text:p>0.640626</text:p>
          </table:table-cell>
          <table:table-cell office:value-type="float" office:value="7.88186" calcext:value-type="float">
            <text:p>7.88186</text:p>
          </table:table-cell>
        </table:table-row>
        <table:table-row table:style-name="ro1">
          <table:table-cell office:value-type="float" office:value="1.2416" calcext:value-type="float">
            <text:p>1.2416</text:p>
          </table:table-cell>
          <table:table-cell office:value-type="float" office:value="2.00751" calcext:value-type="float">
            <text:p>2.00751</text:p>
          </table:table-cell>
          <table:table-cell office:value-type="float" office:value="1.16217" calcext:value-type="float">
            <text:p>1.16217</text:p>
          </table:table-cell>
          <table:table-cell office:value-type="float" office:value="16.9357" calcext:value-type="float">
            <text:p>16.9357</text:p>
          </table:table-cell>
        </table:table-row>
        <table:table-row table:style-name="ro1">
          <table:table-cell office:value-type="float" office:value="1.1053" calcext:value-type="float">
            <text:p>1.1053</text:p>
          </table:table-cell>
          <table:table-cell office:value-type="float" office:value="1.69408" calcext:value-type="float">
            <text:p>1.69408</text:p>
          </table:table-cell>
          <table:table-cell office:value-type="float" office:value="1.08425" calcext:value-type="float">
            <text:p>1.08425</text:p>
          </table:table-cell>
          <table:table-cell office:value-type="float" office:value="15.4472" calcext:value-type="float">
            <text:p>15.4472</text:p>
          </table:table-cell>
        </table:table-row>
        <table:table-row table:style-name="ro1">
          <table:table-cell office:value-type="float" office:value="0.00783513" calcext:value-type="float">
            <text:p>0.00783513</text:p>
          </table:table-cell>
          <table:table-cell office:value-type="float" office:value="0.0149925" calcext:value-type="float">
            <text:p>0.0149925</text:p>
          </table:table-cell>
          <table:table-cell office:value-type="float" office:value="0.00741798" calcext:value-type="float">
            <text:p>0.00741798</text:p>
          </table:table-cell>
          <table:table-cell office:value-type="float" office:value="0.142156" calcext:value-type="float">
            <text:p>0.142156</text:p>
          </table:table-cell>
        </table:table-row>
        <table:table-row table:style-name="ro1">
          <table:table-cell office:value-type="float" office:value="0.00252612" calcext:value-type="float">
            <text:p>0.00252612</text:p>
          </table:table-cell>
          <table:table-cell office:value-type="float" office:value="0.00325172" calcext:value-type="float">
            <text:p>0.00325172</text:p>
          </table:table-cell>
          <table:table-cell office:value-type="float" office:value="0.00252778" calcext:value-type="float">
            <text:p>0.00252778</text:p>
          </table:table-cell>
          <table:table-cell office:value-type="float" office:value="0.00104089" calcext:value-type="float">
            <text:p>0.00104089</text:p>
          </table:table-cell>
        </table:table-row>
        <table:table-row table:style-name="ro1">
          <table:table-cell office:value-type="float" office:value="0.0139754" calcext:value-type="float">
            <text:p>0.0139754</text:p>
          </table:table-cell>
          <table:table-cell office:value-type="float" office:value="0.0233722" calcext:value-type="float">
            <text:p>0.0233722</text:p>
          </table:table-cell>
          <table:table-cell office:value-type="float" office:value="0.0145532" calcext:value-type="float">
            <text:p>0.0145532</text:p>
          </table:table-cell>
          <table:table-cell office:value-type="float" office:value="0.0973207" calcext:value-type="float">
            <text:p>0.0973207</text:p>
          </table:table-cell>
        </table:table-row>
        <table:table-row table:style-name="ro1">
          <table:table-cell office:value-type="float" office:value="0.0069506" calcext:value-type="float">
            <text:p>0.0069506</text:p>
          </table:table-cell>
          <table:table-cell office:value-type="float" office:value="0.0240392" calcext:value-type="float">
            <text:p>0.0240392</text:p>
          </table:table-cell>
          <table:table-cell office:value-type="float" office:value="0.00405756" calcext:value-type="float">
            <text:p>0.00405756</text:p>
          </table:table-cell>
          <table:table-cell office:value-type="float" office:value="0.07242" calcext:value-type="float">
            <text:p>0.07242</text:p>
          </table:table-cell>
        </table:table-row>
        <table:table-row table:style-name="ro1">
          <table:table-cell office:value-type="float" office:value="0.000304781" calcext:value-type="float">
            <text:p>0.000304781</text:p>
          </table:table-cell>
          <table:table-cell office:value-type="float" office:value="0.000336839" calcext:value-type="float">
            <text:p>0.000336839</text:p>
          </table:table-cell>
          <table:table-cell office:value-type="float" office:value="0.000299178" calcext:value-type="float">
            <text:p>0.000299178</text:p>
          </table:table-cell>
          <table:table-cell office:value-type="float" office:value="0.000316558" calcext:value-type="float">
            <text:p>0.000316558</text:p>
          </table:table-cell>
        </table:table-row>
        <table:table-row table:style-name="ro1">
          <table:table-cell office:value-type="float" office:value="0.0122422" calcext:value-type="float">
            <text:p>0.0122422</text:p>
          </table:table-cell>
          <table:table-cell office:value-type="float" office:value="0.0136833" calcext:value-type="float">
            <text:p>0.0136833</text:p>
          </table:table-cell>
          <table:table-cell office:value-type="float" office:value="0.00980128" calcext:value-type="float">
            <text:p>0.00980128</text:p>
          </table:table-cell>
          <table:table-cell office:value-type="float" office:value="0.0462021" calcext:value-type="float">
            <text:p>0.0462021</text:p>
          </table:table-cell>
        </table:table-row>
        <table:table-row table:style-name="ro1">
          <table:table-cell office:value-type="float" office:value="0.00873908" calcext:value-type="float">
            <text:p>0.00873908</text:p>
          </table:table-cell>
          <table:table-cell office:value-type="float" office:value="0.00663667" calcext:value-type="float">
            <text:p>0.00663667</text:p>
          </table:table-cell>
          <table:table-cell office:value-type="float" office:value="0.0112667" calcext:value-type="float">
            <text:p>0.0112667</text:p>
          </table:table-cell>
          <table:table-cell office:value-type="float" office:value="0.146886" calcext:value-type="float">
            <text:p>0.146886</text:p>
          </table:table-cell>
        </table:table-row>
        <table:table-row table:style-name="ro1">
          <table:table-cell office:value-type="float" office:value="0.000257954" calcext:value-type="float">
            <text:p>0.000257954</text:p>
          </table:table-cell>
          <table:table-cell office:value-type="float" office:value="0.000272108" calcext:value-type="float">
            <text:p>0.000272108</text:p>
          </table:table-cell>
          <table:table-cell office:value-type="float" office:value="0.000260699" calcext:value-type="float">
            <text:p>0.000260699</text:p>
          </table:table-cell>
          <table:table-cell office:value-type="float" office:value="0.000238092" calcext:value-type="float">
            <text:p>0.000238092</text:p>
          </table:table-cell>
        </table:table-row>
        <table:table-row table:style-name="ro1">
          <table:table-cell office:value-type="float" office:value="0.000211169" calcext:value-type="float">
            <text:p>0.000211169</text:p>
          </table:table-cell>
          <table:table-cell office:value-type="float" office:value="0.000223783" calcext:value-type="float">
            <text:p>0.000223783</text:p>
          </table:table-cell>
          <table:table-cell office:value-type="float" office:value="0.000210259" calcext:value-type="float">
            <text:p>0.000210259</text:p>
          </table:table-cell>
          <table:table-cell office:value-type="float" office:value="0.000228079" calcext:value-type="float">
            <text:p>0.000228079</text:p>
          </table:table-cell>
        </table:table-row>
        <table:table-row table:style-name="ro1">
          <table:table-cell office:value-type="float" office:value="0.010291" calcext:value-type="float">
            <text:p>0.010291</text:p>
          </table:table-cell>
          <table:table-cell office:value-type="float" office:value="0.0174199" calcext:value-type="float">
            <text:p>0.0174199</text:p>
          </table:table-cell>
          <table:table-cell office:value-type="float" office:value="0.00964796" calcext:value-type="float">
            <text:p>0.00964796</text:p>
          </table:table-cell>
          <table:table-cell office:value-type="float" office:value="0.161068" calcext:value-type="float">
            <text:p>0.161068</text:p>
          </table:table-cell>
        </table:table-row>
        <table:table-row table:style-name="ro1">
          <table:table-cell office:value-type="float" office:value="0.00971688" calcext:value-type="float">
            <text:p>0.00971688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0.0127203" calcext:value-type="float">
            <text:p>0.0127203</text:p>
          </table:table-cell>
          <table:table-cell office:value-type="float" office:value="0.113166" calcext:value-type="float">
            <text:p>0.113166</text:p>
          </table:table-cell>
        </table:table-row>
        <table:table-row table:style-name="ro1">
          <table:table-cell office:value-type="float" office:value="0.0851131" calcext:value-type="float">
            <text:p>0.0851131</text:p>
          </table:table-cell>
          <table:table-cell office:value-type="float" office:value="0.108904" calcext:value-type="float">
            <text:p>0.108904</text:p>
          </table:table-cell>
          <table:table-cell office:value-type="float" office:value="0.0779039" calcext:value-type="float">
            <text:p>0.0779039</text:p>
          </table:table-cell>
          <table:table-cell office:value-type="float" office:value="0.416905" calcext:value-type="float">
            <text:p>0.416905</text:p>
          </table:table-cell>
        </table:table-row>
        <table:table-row table:style-name="ro1">
          <table:table-cell office:value-type="float" office:value="0.591147" calcext:value-type="float">
            <text:p>0.591147</text:p>
          </table:table-cell>
          <table:table-cell office:value-type="float" office:value="0.811993" calcext:value-type="float">
            <text:p>0.811993</text:p>
          </table:table-cell>
          <table:table-cell office:value-type="float" office:value="0.561584" calcext:value-type="float">
            <text:p>0.561584</text:p>
          </table:table-cell>
          <table:table-cell office:value-type="float" office:value="7.31002" calcext:value-type="float">
            <text:p>7.31002</text:p>
          </table:table-cell>
        </table:table-row>
        <table:table-row table:style-name="ro1">
          <table:table-cell office:value-type="float" office:value="0.0065582" calcext:value-type="float">
            <text:p>0.0065582</text:p>
          </table:table-cell>
          <table:table-cell office:value-type="float" office:value="0.00944647" calcext:value-type="float">
            <text:p>0.00944647</text:p>
          </table:table-cell>
          <table:table-cell office:value-type="float" office:value="0.00574029" calcext:value-type="float">
            <text:p>0.00574029</text:p>
          </table:table-cell>
          <table:table-cell office:value-type="float" office:value="0.0657591" calcext:value-type="float">
            <text:p>0.0657591</text:p>
          </table:table-cell>
        </table:table-row>
        <table:table-row table:style-name="ro1">
          <table:table-cell office:value-type="float" office:value="0.011179" calcext:value-type="float">
            <text:p>0.011179</text:p>
          </table:table-cell>
          <table:table-cell office:value-type="float" office:value="0.0161102" calcext:value-type="float">
            <text:p>0.0161102</text:p>
          </table:table-cell>
          <table:table-cell office:value-type="float" office:value="0.0161227" calcext:value-type="float">
            <text:p>0.0161227</text:p>
          </table:table-cell>
          <table:table-cell office:value-type="float" office:value="0.113024" calcext:value-type="float">
            <text:p>0.113024</text:p>
          </table:table-cell>
        </table:table-row>
        <table:table-row table:style-name="ro1">
          <table:table-cell office:value-type="float" office:value="0.0158811" calcext:value-type="float">
            <text:p>0.0158811</text:p>
          </table:table-cell>
          <table:table-cell office:value-type="float" office:value="0.0186215" calcext:value-type="float">
            <text:p>0.0186215</text:p>
          </table:table-cell>
          <table:table-cell office:value-type="float" office:value="0.00798312" calcext:value-type="float">
            <text:p>0.00798312</text:p>
          </table:table-cell>
          <table:table-cell office:value-type="float" office:value="0.0739145" calcext:value-type="float">
            <text:p>0.0739145</text:p>
          </table:table-cell>
        </table:table-row>
        <table:table-row table:style-name="ro1">
          <table:table-cell office:value-type="float" office:value="0.00886907" calcext:value-type="float">
            <text:p>0.00886907</text:p>
          </table:table-cell>
          <table:table-cell office:value-type="float" office:value="0.0234952" calcext:value-type="float">
            <text:p>0.0234952</text:p>
          </table:table-cell>
          <table:table-cell office:value-type="float" office:value="0.014579" calcext:value-type="float">
            <text:p>0.014579</text:p>
          </table:table-cell>
          <table:table-cell office:value-type="float" office:value="0.0899049" calcext:value-type="float">
            <text:p>0.0899049</text:p>
          </table:table-cell>
        </table:table-row>
        <table:table-row table:style-name="ro1">
          <table:table-cell office:value-type="float" office:value="0.0150128" calcext:value-type="float">
            <text:p>0.0150128</text:p>
          </table:table-cell>
          <table:table-cell office:value-type="float" office:value="0.016419" calcext:value-type="float">
            <text:p>0.016419</text:p>
          </table:table-cell>
          <table:table-cell office:value-type="float" office:value="0.0130077" calcext:value-type="float">
            <text:p>0.0130077</text:p>
          </table:table-cell>
          <table:table-cell office:value-type="float" office:value="0.0745715" calcext:value-type="float">
            <text:p>0.0745715</text:p>
          </table:table-cell>
        </table:table-row>
        <table:table-row table:style-name="ro1">
          <table:table-cell office:value-type="float" office:value="0.0110986" calcext:value-type="float">
            <text:p>0.0110986</text:p>
          </table:table-cell>
          <table:table-cell office:value-type="float" office:value="0.016275" calcext:value-type="float">
            <text:p>0.016275</text:p>
          </table:table-cell>
          <table:table-cell office:value-type="float" office:value="0.00942517" calcext:value-type="float">
            <text:p>0.00942517</text:p>
          </table:table-cell>
          <table:table-cell office:value-type="float" office:value="0.0949246" calcext:value-type="float">
            <text:p>0.0949246</text:p>
          </table:table-cell>
        </table:table-row>
        <table:table-row table:style-name="ro1">
          <table:table-cell office:value-type="float" office:value="0.407627" calcext:value-type="float">
            <text:p>0.407627</text:p>
          </table:table-cell>
          <table:table-cell office:value-type="float" office:value="1.03056" calcext:value-type="float">
            <text:p>1.03056</text:p>
          </table:table-cell>
          <table:table-cell office:value-type="float" office:value="0.453408" calcext:value-type="float">
            <text:p>0.453408</text:p>
          </table:table-cell>
          <table:table-cell office:value-type="float" office:value="10.1967" calcext:value-type="float">
            <text:p>10.1967</text:p>
          </table:table-cell>
        </table:table-row>
        <table:table-row table:style-name="ro1">
          <table:table-cell office:value-type="float" office:value="1.11318" calcext:value-type="float">
            <text:p>1.11318</text:p>
          </table:table-cell>
          <table:table-cell office:value-type="float" office:value="1.78211" calcext:value-type="float">
            <text:p>1.78211</text:p>
          </table:table-cell>
          <table:table-cell office:value-type="float" office:value="1.12089" calcext:value-type="float">
            <text:p>1.12089</text:p>
          </table:table-cell>
          <table:table-cell office:value-type="float" office:value="15.9417" calcext:value-type="float">
            <text:p>15.9417</text:p>
          </table:table-cell>
        </table:table-row>
        <table:table-row table:style-name="ro1">
          <table:table-cell office:value-type="float" office:value="0.984242" calcext:value-type="float">
            <text:p>0.984242</text:p>
          </table:table-cell>
          <table:table-cell office:value-type="float" office:value="1.3734" calcext:value-type="float">
            <text:p>1.3734</text:p>
          </table:table-cell>
          <table:table-cell office:value-type="float" office:value="0.870946" calcext:value-type="float">
            <text:p>0.870946</text:p>
          </table:table-cell>
          <table:table-cell office:value-type="float" office:value="11.2052" calcext:value-type="float">
            <text:p>11.2052</text:p>
          </table:table-cell>
        </table:table-row>
        <table:table-row table:style-name="ro1">
          <table:table-cell office:value-type="float" office:value="2.25289" calcext:value-type="float">
            <text:p>2.25289</text:p>
          </table:table-cell>
          <table:table-cell office:value-type="float" office:value="3.37261" calcext:value-type="float">
            <text:p>3.37261</text:p>
          </table:table-cell>
          <table:table-cell office:value-type="float" office:value="2.59818" calcext:value-type="float">
            <text:p>2.59818</text:p>
          </table:table-cell>
          <table:table-cell office:value-type="float" office:value="32.2465" calcext:value-type="float">
            <text:p>32.2465</text:p>
          </table:table-cell>
        </table:table-row>
        <table:table-row table:style-name="ro1">
          <table:table-cell office:value-type="float" office:value="0.000264609" calcext:value-type="float">
            <text:p>0.000264609</text:p>
          </table:table-cell>
          <table:table-cell office:value-type="float" office:value="0.000259899" calcext:value-type="float">
            <text:p>0.000259899</text:p>
          </table:table-cell>
          <table:table-cell office:value-type="float" office:value="0.000243972" calcext:value-type="float">
            <text:p>0.000243972</text:p>
          </table:table-cell>
          <table:table-cell office:value-type="float" office:value="0.000246429" calcext:value-type="float">
            <text:p>0.000246429</text:p>
          </table:table-cell>
        </table:table-row>
        <table:table-row table:style-name="ro1">
          <table:table-cell office:value-type="float" office:value="0.762482" calcext:value-type="float">
            <text:p>0.762482</text:p>
          </table:table-cell>
          <table:table-cell office:value-type="float" office:value="0.820705" calcext:value-type="float">
            <text:p>0.820705</text:p>
          </table:table-cell>
          <table:table-cell office:value-type="float" office:value="0.591819" calcext:value-type="float">
            <text:p>0.591819</text:p>
          </table:table-cell>
          <table:table-cell office:value-type="float" office:value="7.27133" calcext:value-type="float">
            <text:p>7.27133</text:p>
          </table:table-cell>
        </table:table-row>
        <table:table-row table:style-name="ro1">
          <table:table-cell office:value-type="float" office:value="0.000289907" calcext:value-type="float">
            <text:p>0.000289907</text:p>
          </table:table-cell>
          <table:table-cell office:value-type="float" office:value="0.000208684" calcext:value-type="float">
            <text:p>0.000208684</text:p>
          </table:table-cell>
          <table:table-cell office:value-type="float" office:value="0.000294605" calcext:value-type="float">
            <text:p>0.000294605</text:p>
          </table:table-cell>
          <table:table-cell office:value-type="float" office:value="0.000244131" calcext:value-type="float">
            <text:p>0.000244131</text:p>
          </table:table-cell>
        </table:table-row>
        <table:table-row table:style-name="ro1">
          <table:table-cell office:value-type="float" office:value="1.53509" calcext:value-type="float">
            <text:p>1.53509</text:p>
          </table:table-cell>
          <table:table-cell office:value-type="float" office:value="2.07023" calcext:value-type="float">
            <text:p>2.07023</text:p>
          </table:table-cell>
          <table:table-cell office:value-type="float" office:value="1.4328" calcext:value-type="float">
            <text:p>1.4328</text:p>
          </table:table-cell>
          <table:table-cell office:value-type="float" office:value="18.9077" calcext:value-type="float">
            <text:p>18.9077</text:p>
          </table:table-cell>
        </table:table-row>
        <table:table-row table:style-name="ro1">
          <table:table-cell office:value-type="float" office:value="0.682059" calcext:value-type="float">
            <text:p>0.682059</text:p>
          </table:table-cell>
          <table:table-cell office:value-type="float" office:value="0.975642" calcext:value-type="float">
            <text:p>0.975642</text:p>
          </table:table-cell>
          <table:table-cell office:value-type="float" office:value="0.654615" calcext:value-type="float">
            <text:p>0.654615</text:p>
          </table:table-cell>
          <table:table-cell office:value-type="float" office:value="9.59739" calcext:value-type="float">
            <text:p>9.59739</text:p>
          </table:table-cell>
        </table:table-row>
        <table:table-row table:style-name="ro1">
          <table:table-cell office:value-type="float" office:value="0.0168947" calcext:value-type="float">
            <text:p>0.0168947</text:p>
          </table:table-cell>
          <table:table-cell office:value-type="float" office:value="0.030364" calcext:value-type="float">
            <text:p>0.030364</text:p>
          </table:table-cell>
          <table:table-cell office:value-type="float" office:value="0.018307" calcext:value-type="float">
            <text:p>0.018307</text:p>
          </table:table-cell>
          <table:table-cell office:value-type="float" office:value="0.242742" calcext:value-type="float">
            <text:p>0.242742</text:p>
          </table:table-cell>
        </table:table-row>
        <table:table-row table:style-name="ro1">
          <table:table-cell office:value-type="float" office:value="0.000237746" calcext:value-type="float">
            <text:p>0.000237746</text:p>
          </table:table-cell>
          <table:table-cell office:value-type="float" office:value="0.000222772" calcext:value-type="float">
            <text:p>0.000222772</text:p>
          </table:table-cell>
          <table:table-cell office:value-type="float" office:value="0.000221024" calcext:value-type="float">
            <text:p>0.000221024</text:p>
          </table:table-cell>
          <table:table-cell office:value-type="float" office:value="0.000220572" calcext:value-type="float">
            <text:p>0.000220572</text:p>
          </table:table-cell>
        </table:table-row>
        <table:table-row table:style-name="ro1">
          <table:table-cell office:value-type="float" office:value="1.63417" calcext:value-type="float">
            <text:p>1.63417</text:p>
          </table:table-cell>
          <table:table-cell office:value-type="float" office:value="2.435" calcext:value-type="float">
            <text:p>2.435</text:p>
          </table:table-cell>
          <table:table-cell office:value-type="float" office:value="1.70833" calcext:value-type="float">
            <text:p>1.70833</text:p>
          </table:table-cell>
          <table:table-cell office:value-type="float" office:value="24.9417" calcext:value-type="float">
            <text:p>24.9417</text:p>
          </table:table-cell>
        </table:table-row>
        <table:table-row table:style-name="ro1">
          <table:table-cell office:value-type="float" office:value="0.00856031" calcext:value-type="float">
            <text:p>0.00856031</text:p>
          </table:table-cell>
          <table:table-cell office:value-type="float" office:value="0.0211135" calcext:value-type="float">
            <text:p>0.0211135</text:p>
          </table:table-cell>
          <table:table-cell office:value-type="float" office:value="0.0129748" calcext:value-type="float">
            <text:p>0.0129748</text:p>
          </table:table-cell>
          <table:table-cell office:value-type="float" office:value="0.13802" calcext:value-type="float">
            <text:p>0.13802</text:p>
          </table:table-cell>
        </table:table-row>
        <table:table-row table:style-name="ro1">
          <table:table-cell office:value-type="float" office:value="0.018865" calcext:value-type="float">
            <text:p>0.018865</text:p>
          </table:table-cell>
          <table:table-cell office:value-type="float" office:value="0.0254781" calcext:value-type="float">
            <text:p>0.0254781</text:p>
          </table:table-cell>
          <table:table-cell office:value-type="float" office:value="0.0169795" calcext:value-type="float">
            <text:p>0.0169795</text:p>
          </table:table-cell>
          <table:table-cell office:value-type="float" office:value="0.130434" calcext:value-type="float">
            <text:p>0.130434</text:p>
          </table:table-cell>
        </table:table-row>
        <table:table-row table:style-name="ro1">
          <table:table-cell office:value-type="float" office:value="0.0207985" calcext:value-type="float">
            <text:p>0.0207985</text:p>
          </table:table-cell>
          <table:table-cell office:value-type="float" office:value="0.0357906" calcext:value-type="float">
            <text:p>0.0357906</text:p>
          </table:table-cell>
          <table:table-cell office:value-type="float" office:value="0.0223508" calcext:value-type="float">
            <text:p>0.0223508</text:p>
          </table:table-cell>
          <table:table-cell office:value-type="float" office:value="0.237964" calcext:value-type="float">
            <text:p>0.237964</text:p>
          </table:table-cell>
        </table:table-row>
        <table:table-row table:style-name="ro1">
          <table:table-cell office:value-type="float" office:value="1.2889" calcext:value-type="float">
            <text:p>1.2889</text:p>
          </table:table-cell>
          <table:table-cell office:value-type="float" office:value="1.84739" calcext:value-type="float">
            <text:p>1.84739</text:p>
          </table:table-cell>
          <table:table-cell office:value-type="float" office:value="1.37244" calcext:value-type="float">
            <text:p>1.37244</text:p>
          </table:table-cell>
          <table:table-cell office:value-type="float" office:value="16.6645" calcext:value-type="float">
            <text:p>16.6645</text:p>
          </table:table-cell>
        </table:table-row>
        <table:table-row table:style-name="ro1">
          <table:table-cell office:value-type="float" office:value="0.0173947" calcext:value-type="float">
            <text:p>0.0173947</text:p>
          </table:table-cell>
          <table:table-cell office:value-type="float" office:value="0.0215618" calcext:value-type="float">
            <text:p>0.0215618</text:p>
          </table:table-cell>
          <table:table-cell office:value-type="float" office:value="0.019016" calcext:value-type="float">
            <text:p>0.019016</text:p>
          </table:table-cell>
          <table:table-cell office:value-type="float" office:value="0.155931" calcext:value-type="float">
            <text:p>0.155931</text:p>
          </table:table-cell>
        </table:table-row>
        <table:table-row table:style-name="ro1">
          <table:table-cell office:value-type="float" office:value="0.0169127" calcext:value-type="float">
            <text:p>0.0169127</text:p>
          </table:table-cell>
          <table:table-cell office:value-type="float" office:value="0.0340374" calcext:value-type="float">
            <text:p>0.0340374</text:p>
          </table:table-cell>
          <table:table-cell office:value-type="float" office:value="0.0190143" calcext:value-type="float">
            <text:p>0.0190143</text:p>
          </table:table-cell>
          <table:table-cell office:value-type="float" office:value="0.235055" calcext:value-type="float">
            <text:p>0.235055</text:p>
          </table:table-cell>
        </table:table-row>
        <table:table-row table:style-name="ro1">
          <table:table-cell office:value-type="float" office:value="0.0111599" calcext:value-type="float">
            <text:p>0.0111599</text:p>
          </table:table-cell>
          <table:table-cell office:value-type="float" office:value="0.0118481" calcext:value-type="float">
            <text:p>0.0118481</text:p>
          </table:table-cell>
          <table:table-cell office:value-type="float" office:value="0.00864692" calcext:value-type="float">
            <text:p>0.00864692</text:p>
          </table:table-cell>
          <table:table-cell office:value-type="float" office:value="0.108448" calcext:value-type="float">
            <text:p>0.108448</text:p>
          </table:table-cell>
        </table:table-row>
        <table:table-row table:style-name="ro1">
          <table:table-cell office:value-type="float" office:value="0.0179627" calcext:value-type="float">
            <text:p>0.0179627</text:p>
          </table:table-cell>
          <table:table-cell office:value-type="float" office:value="0.0191963" calcext:value-type="float">
            <text:p>0.0191963</text:p>
          </table:table-cell>
          <table:table-cell office:value-type="float" office:value="0.0168676" calcext:value-type="float">
            <text:p>0.0168676</text:p>
          </table:table-cell>
          <table:table-cell office:value-type="float" office:value="0.179126" calcext:value-type="float">
            <text:p>0.179126</text:p>
          </table:table-cell>
        </table:table-row>
        <table:table-row table:style-name="ro1">
          <table:table-cell office:value-type="float" office:value="0.0131375" calcext:value-type="float">
            <text:p>0.0131375</text:p>
          </table:table-cell>
          <table:table-cell office:value-type="float" office:value="0.0192202" calcext:value-type="float">
            <text:p>0.0192202</text:p>
          </table:table-cell>
          <table:table-cell office:value-type="float" office:value="0.0139317" calcext:value-type="float">
            <text:p>0.0139317</text:p>
          </table:table-cell>
          <table:table-cell office:value-type="float" office:value="0.0587705" calcext:value-type="float">
            <text:p>0.0587705</text:p>
          </table:table-cell>
        </table:table-row>
        <table:table-row table:style-name="ro1">
          <table:table-cell office:value-type="float" office:value="0.00985238" calcext:value-type="float">
            <text:p>0.00985238</text:p>
          </table:table-cell>
          <table:table-cell office:value-type="float" office:value="0.0199061" calcext:value-type="float">
            <text:p>0.0199061</text:p>
          </table:table-cell>
          <table:table-cell office:value-type="float" office:value="0.00965068" calcext:value-type="float">
            <text:p>0.00965068</text:p>
          </table:table-cell>
          <table:table-cell office:value-type="float" office:value="0.0776372" calcext:value-type="float">
            <text:p>0.0776372</text:p>
          </table:table-cell>
        </table:table-row>
        <table:table-row table:style-name="ro1">
          <table:table-cell office:value-type="float" office:value="0.0130046" calcext:value-type="float">
            <text:p>0.0130046</text:p>
          </table:table-cell>
          <table:table-cell office:value-type="float" office:value="0.0299623" calcext:value-type="float">
            <text:p>0.0299623</text:p>
          </table:table-cell>
          <table:table-cell office:value-type="float" office:value="0.0146775" calcext:value-type="float">
            <text:p>0.0146775</text:p>
          </table:table-cell>
          <table:table-cell office:value-type="float" office:value="0.106727" calcext:value-type="float">
            <text:p>0.106727</text:p>
          </table:table-cell>
        </table:table-row>
        <table:table-row table:style-name="ro1">
          <table:table-cell office:value-type="float" office:value="0.0149189" calcext:value-type="float">
            <text:p>0.0149189</text:p>
          </table:table-cell>
          <table:table-cell office:value-type="float" office:value="0.0243115" calcext:value-type="float">
            <text:p>0.0243115</text:p>
          </table:table-cell>
          <table:table-cell office:value-type="float" office:value="0.0148139" calcext:value-type="float">
            <text:p>0.0148139</text:p>
          </table:table-cell>
          <table:table-cell office:value-type="float" office:value="0.206618" calcext:value-type="float">
            <text:p>0.206618</text:p>
          </table:table-cell>
        </table:table-row>
        <table:table-row table:style-name="ro1">
          <table:table-cell office:value-type="float" office:value="0.0190462" calcext:value-type="float">
            <text:p>0.0190462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189894" calcext:value-type="float">
            <text:p>0.0189894</text:p>
          </table:table-cell>
          <table:table-cell office:value-type="float" office:value="0.188444" calcext:value-type="float">
            <text:p>0.188444</text:p>
          </table:table-cell>
        </table:table-row>
        <table:table-row table:style-name="ro1">
          <table:table-cell office:value-type="float" office:value="0.131043" calcext:value-type="float">
            <text:p>0.131043</text:p>
          </table:table-cell>
          <table:table-cell office:value-type="float" office:value="0.224499" calcext:value-type="float">
            <text:p>0.224499</text:p>
          </table:table-cell>
          <table:table-cell office:value-type="float" office:value="0.170729" calcext:value-type="float">
            <text:p>0.170729</text:p>
          </table:table-cell>
          <table:table-cell office:value-type="float" office:value="2.04012" calcext:value-type="float">
            <text:p>2.04012</text:p>
          </table:table-cell>
        </table:table-row>
        <table:table-row table:style-name="ro1">
          <table:table-cell office:value-type="float" office:value="0.0120795" calcext:value-type="float">
            <text:p>0.0120795</text:p>
          </table:table-cell>
          <table:table-cell office:value-type="float" office:value="0.0121594" calcext:value-type="float">
            <text:p>0.0121594</text:p>
          </table:table-cell>
          <table:table-cell office:value-type="float" office:value="0.0121513" calcext:value-type="float">
            <text:p>0.0121513</text:p>
          </table:table-cell>
          <table:table-cell office:value-type="float" office:value="0.107215" calcext:value-type="float">
            <text:p>0.107215</text:p>
          </table:table-cell>
        </table:table-row>
        <table:table-row table:style-name="ro1">
          <table:table-cell office:value-type="float" office:value="0.00658276" calcext:value-type="float">
            <text:p>0.00658276</text:p>
          </table:table-cell>
          <table:table-cell office:value-type="float" office:value="0.0048815" calcext:value-type="float">
            <text:p>0.0048815</text:p>
          </table:table-cell>
          <table:table-cell office:value-type="float" office:value="0.00652498" calcext:value-type="float">
            <text:p>0.00652498</text:p>
          </table:table-cell>
          <table:table-cell office:value-type="float" office:value="0.0299353" calcext:value-type="float">
            <text:p>0.0299353</text:p>
          </table:table-cell>
        </table:table-row>
        <table:table-row table:style-name="ro1">
          <table:table-cell office:value-type="float" office:value="0.941606" calcext:value-type="float">
            <text:p>0.941606</text:p>
          </table:table-cell>
          <table:table-cell office:value-type="float" office:value="1.31984" calcext:value-type="float">
            <text:p>1.31984</text:p>
          </table:table-cell>
          <table:table-cell office:value-type="float" office:value="0.892077" calcext:value-type="float">
            <text:p>0.892077</text:p>
          </table:table-cell>
          <table:table-cell office:value-type="float" office:value="15.2227" calcext:value-type="float">
            <text:p>15.2227</text:p>
          </table:table-cell>
        </table:table-row>
        <table:table-row table:style-name="ro1">
          <table:table-cell office:value-type="float" office:value="0.00952741" calcext:value-type="float">
            <text:p>0.00952741</text:p>
          </table:table-cell>
          <table:table-cell office:value-type="float" office:value="0.0136972" calcext:value-type="float">
            <text:p>0.0136972</text:p>
          </table:table-cell>
          <table:table-cell office:value-type="float" office:value="0.00942297" calcext:value-type="float">
            <text:p>0.00942297</text:p>
          </table:table-cell>
          <table:table-cell office:value-type="float" office:value="0.168739" calcext:value-type="float">
            <text:p>0.168739</text:p>
          </table:table-cell>
        </table:table-row>
        <table:table-row table:style-name="ro1">
          <table:table-cell office:value-type="float" office:value="0.0140941" calcext:value-type="float">
            <text:p>0.0140941</text:p>
          </table:table-cell>
          <table:table-cell office:value-type="float" office:value="0.0139403" calcext:value-type="float">
            <text:p>0.0139403</text:p>
          </table:table-cell>
          <table:table-cell office:value-type="float" office:value="0.0154437" calcext:value-type="float">
            <text:p>0.0154437</text:p>
          </table:table-cell>
          <table:table-cell office:value-type="float" office:value="0.102676" calcext:value-type="float">
            <text:p>0.102676</text:p>
          </table:table-cell>
        </table:table-row>
        <table:table-row table:style-name="ro1">
          <table:table-cell office:value-type="float" office:value="0.00859476" calcext:value-type="float">
            <text:p>0.00859476</text:p>
          </table:table-cell>
          <table:table-cell office:value-type="float" office:value="0.0226078" calcext:value-type="float">
            <text:p>0.0226078</text:p>
          </table:table-cell>
          <table:table-cell office:value-type="float" office:value="0.00725911" calcext:value-type="float">
            <text:p>0.00725911</text:p>
          </table:table-cell>
          <table:table-cell office:value-type="float" office:value="0.170496" calcext:value-type="float">
            <text:p>0.170496</text:p>
          </table:table-cell>
        </table:table-row>
        <table:table-row table:style-name="ro1">
          <table:table-cell office:value-type="float" office:value="0.000283558" calcext:value-type="float">
            <text:p>0.000283558</text:p>
          </table:table-cell>
          <table:table-cell office:value-type="float" office:value="0.000291916" calcext:value-type="float">
            <text:p>0.000291916</text:p>
          </table:table-cell>
          <table:table-cell office:value-type="float" office:value="0.000271065" calcext:value-type="float">
            <text:p>0.000271065</text:p>
          </table:table-cell>
          <table:table-cell office:value-type="float" office:value="0.00024359" calcext:value-type="float">
            <text:p>0.00024359</text:p>
          </table:table-cell>
        </table:table-row>
        <table:table-row table:style-name="ro1">
          <table:table-cell office:value-type="float" office:value="0.00881785" calcext:value-type="float">
            <text:p>0.00881785</text:p>
          </table:table-cell>
          <table:table-cell office:value-type="float" office:value="0.0118467" calcext:value-type="float">
            <text:p>0.0118467</text:p>
          </table:table-cell>
          <table:table-cell office:value-type="float" office:value="0.0100531" calcext:value-type="float">
            <text:p>0.0100531</text:p>
          </table:table-cell>
          <table:table-cell office:value-type="float" office:value="0.150637" calcext:value-type="float">
            <text:p>0.150637</text:p>
          </table:table-cell>
        </table:table-row>
        <table:table-row table:style-name="ro1">
          <table:table-cell office:value-type="float" office:value="0.0125062" calcext:value-type="float">
            <text:p>0.0125062</text:p>
          </table:table-cell>
          <table:table-cell office:value-type="float" office:value="0.020857" calcext:value-type="float">
            <text:p>0.020857</text:p>
          </table:table-cell>
          <table:table-cell office:value-type="float" office:value="0.010402" calcext:value-type="float">
            <text:p>0.010402</text:p>
          </table:table-cell>
          <table:table-cell office:value-type="float" office:value="0.155884" calcext:value-type="float">
            <text:p>0.155884</text:p>
          </table:table-cell>
        </table:table-row>
        <table:table-row table:style-name="ro1">
          <table:table-cell office:value-type="float" office:value="1.80792" calcext:value-type="float">
            <text:p>1.80792</text:p>
          </table:table-cell>
          <table:table-cell office:value-type="float" office:value="3.41442" calcext:value-type="float">
            <text:p>3.41442</text:p>
          </table:table-cell>
          <table:table-cell office:value-type="float" office:value="2.15901" calcext:value-type="float">
            <text:p>2.15901</text:p>
          </table:table-cell>
          <table:table-cell office:value-type="float" office:value="32.3891" calcext:value-type="float">
            <text:p>32.3891</text:p>
          </table:table-cell>
        </table:table-row>
        <table:table-row table:style-name="ro1">
          <table:table-cell office:value-type="float" office:value="0.0130043" calcext:value-type="float">
            <text:p>0.0130043</text:p>
          </table:table-cell>
          <table:table-cell office:value-type="float" office:value="0.0208721" calcext:value-type="float">
            <text:p>0.0208721</text:p>
          </table:table-cell>
          <table:table-cell office:value-type="float" office:value="0.0139333" calcext:value-type="float">
            <text:p>0.0139333</text:p>
          </table:table-cell>
          <table:table-cell office:value-type="float" office:value="0.192959" calcext:value-type="float">
            <text:p>0.192959</text:p>
          </table:table-cell>
        </table:table-row>
        <table:table-row table:style-name="ro1">
          <table:table-cell office:value-type="float" office:value="0.00577308" calcext:value-type="float">
            <text:p>0.00577308</text:p>
          </table:table-cell>
          <table:table-cell office:value-type="float" office:value="0.00811096" calcext:value-type="float">
            <text:p>0.00811096</text:p>
          </table:table-cell>
          <table:table-cell office:value-type="float" office:value="0.00563006" calcext:value-type="float">
            <text:p>0.00563006</text:p>
          </table:table-cell>
          <table:table-cell office:value-type="float" office:value="0.0589564" calcext:value-type="float">
            <text:p>0.0589564</text:p>
          </table:table-cell>
        </table:table-row>
        <table:table-row table:style-name="ro1">
          <table:table-cell office:value-type="float" office:value="0.0033306" calcext:value-type="float">
            <text:p>0.0033306</text:p>
          </table:table-cell>
          <table:table-cell office:value-type="float" office:value="0.00499359" calcext:value-type="float">
            <text:p>0.00499359</text:p>
          </table:table-cell>
          <table:table-cell office:value-type="float" office:value="0.00325529" calcext:value-type="float">
            <text:p>0.00325529</text:p>
          </table:table-cell>
          <table:table-cell office:value-type="float" office:value="0.0864511" calcext:value-type="float">
            <text:p>0.0864511</text:p>
          </table:table-cell>
        </table:table-row>
        <table:table-row table:style-name="ro1">
          <table:table-cell office:value-type="float" office:value="0.0414587" calcext:value-type="float">
            <text:p>0.0414587</text:p>
          </table:table-cell>
          <table:table-cell office:value-type="float" office:value="0.0570587" calcext:value-type="float">
            <text:p>0.0570587</text:p>
          </table:table-cell>
          <table:table-cell office:value-type="float" office:value="0.0458297" calcext:value-type="float">
            <text:p>0.0458297</text:p>
          </table:table-cell>
          <table:table-cell office:value-type="float" office:value="0.475832" calcext:value-type="float">
            <text:p>0.475832</text:p>
          </table:table-cell>
        </table:table-row>
        <table:table-row table:style-name="ro1">
          <table:table-cell office:value-type="float" office:value="0.000235776" calcext:value-type="float">
            <text:p>0.000235776</text:p>
          </table:table-cell>
          <table:table-cell office:value-type="float" office:value="0.00024214" calcext:value-type="float">
            <text:p>0.00024214</text:p>
          </table:table-cell>
          <table:table-cell office:value-type="float" office:value="0.000218462" calcext:value-type="float">
            <text:p>0.000218462</text:p>
          </table:table-cell>
          <table:table-cell office:value-type="float" office:value="0.000231216" calcext:value-type="float">
            <text:p>0.000231216</text:p>
          </table:table-cell>
        </table:table-row>
        <table:table-row table:style-name="ro1">
          <table:table-cell office:value-type="float" office:value="0.0203452" calcext:value-type="float">
            <text:p>0.0203452</text:p>
          </table:table-cell>
          <table:table-cell office:value-type="float" office:value="0.0248065" calcext:value-type="float">
            <text:p>0.0248065</text:p>
          </table:table-cell>
          <table:table-cell office:value-type="float" office:value="0.0203475" calcext:value-type="float">
            <text:p>0.0203475</text:p>
          </table:table-cell>
          <table:table-cell office:value-type="float" office:value="0.168416" calcext:value-type="float">
            <text:p>0.168416</text:p>
          </table:table-cell>
        </table:table-row>
        <table:table-row table:style-name="ro1">
          <table:table-cell office:value-type="float" office:value="0.000956749" calcext:value-type="float">
            <text:p>0.000956749</text:p>
          </table:table-cell>
          <table:table-cell office:value-type="float" office:value="0.00105627" calcext:value-type="float">
            <text:p>0.00105627</text:p>
          </table:table-cell>
          <table:table-cell office:value-type="float" office:value="0.000586111" calcext:value-type="float">
            <text:p>0.000586111</text:p>
          </table:table-cell>
          <table:table-cell office:value-type="float" office:value="0.0255139" calcext:value-type="float">
            <text:p>0.0255139</text:p>
          </table:table-cell>
        </table:table-row>
        <table:table-row table:style-name="ro1">
          <table:table-cell office:value-type="float" office:value="0.0147139" calcext:value-type="float">
            <text:p>0.0147139</text:p>
          </table:table-cell>
          <table:table-cell office:value-type="float" office:value="0.0202794" calcext:value-type="float">
            <text:p>0.0202794</text:p>
          </table:table-cell>
          <table:table-cell office:value-type="float" office:value="0.0148247" calcext:value-type="float">
            <text:p>0.0148247</text:p>
          </table:table-cell>
          <table:table-cell office:value-type="float" office:value="0.00411721" calcext:value-type="float">
            <text:p>0.00411721</text:p>
          </table:table-cell>
        </table:table-row>
        <table:table-row table:style-name="ro1">
          <table:table-cell office:value-type="float" office:value="0.0165236" calcext:value-type="float">
            <text:p>0.0165236</text:p>
          </table:table-cell>
          <table:table-cell office:value-type="float" office:value="0.0149349" calcext:value-type="float">
            <text:p>0.0149349</text:p>
          </table:table-cell>
          <table:table-cell office:value-type="float" office:value="0.0167525" calcext:value-type="float">
            <text:p>0.0167525</text:p>
          </table:table-cell>
          <table:table-cell office:value-type="float" office:value="0.1357" calcext:value-type="float">
            <text:p>0.1357</text:p>
          </table:table-cell>
        </table:table-row>
        <table:table-row table:style-name="ro1">
          <table:table-cell office:value-type="float" office:value="0.00431294" calcext:value-type="float">
            <text:p>0.00431294</text:p>
          </table:table-cell>
          <table:table-cell office:value-type="float" office:value="0.0133452" calcext:value-type="float">
            <text:p>0.0133452</text:p>
          </table:table-cell>
          <table:table-cell office:value-type="float" office:value="0.00524558" calcext:value-type="float">
            <text:p>0.00524558</text:p>
          </table:table-cell>
          <table:table-cell office:value-type="float" office:value="0.135155" calcext:value-type="float">
            <text:p>0.135155</text:p>
          </table:table-cell>
        </table:table-row>
        <table:table-row table:style-name="ro1">
          <table:table-cell office:value-type="float" office:value="0.0201611" calcext:value-type="float">
            <text:p>0.0201611</text:p>
          </table:table-cell>
          <table:table-cell office:value-type="float" office:value="0.0256924" calcext:value-type="float">
            <text:p>0.0256924</text:p>
          </table:table-cell>
          <table:table-cell office:value-type="float" office:value="0.0152434" calcext:value-type="float">
            <text:p>0.0152434</text:p>
          </table:table-cell>
          <table:table-cell office:value-type="float" office:value="0.141044" calcext:value-type="float">
            <text:p>0.141044</text:p>
          </table:table-cell>
        </table:table-row>
        <table:table-row table:style-name="ro1">
          <table:table-cell office:value-type="float" office:value="0.308968" calcext:value-type="float">
            <text:p>0.308968</text:p>
          </table:table-cell>
          <table:table-cell office:value-type="float" office:value="0.561146" calcext:value-type="float">
            <text:p>0.561146</text:p>
          </table:table-cell>
          <table:table-cell office:value-type="float" office:value="0.30471" calcext:value-type="float">
            <text:p>0.30471</text:p>
          </table:table-cell>
          <table:table-cell office:value-type="float" office:value="3.63934" calcext:value-type="float">
            <text:p>3.63934</text:p>
          </table:table-cell>
        </table:table-row>
        <table:table-row table:style-name="ro1">
          <table:table-cell office:value-type="float" office:value="0.000268386" calcext:value-type="float">
            <text:p>0.000268386</text:p>
          </table:table-cell>
          <table:table-cell office:value-type="float" office:value="0.000297114" calcext:value-type="float">
            <text:p>0.000297114</text:p>
          </table:table-cell>
          <table:table-cell office:value-type="float" office:value="0.000295953" calcext:value-type="float">
            <text:p>0.000295953</text:p>
          </table:table-cell>
          <table:table-cell office:value-type="float" office:value="0.000294098" calcext:value-type="float">
            <text:p>0.000294098</text:p>
          </table:table-cell>
        </table:table-row>
        <table:table-row table:style-name="ro1">
          <table:table-cell office:value-type="float" office:value="3.02914" calcext:value-type="float">
            <text:p>3.02914</text:p>
          </table:table-cell>
          <table:table-cell office:value-type="float" office:value="3.8654" calcext:value-type="float">
            <text:p>3.8654</text:p>
          </table:table-cell>
          <table:table-cell office:value-type="float" office:value="2.39426" calcext:value-type="float">
            <text:p>2.39426</text:p>
          </table:table-cell>
          <table:table-cell office:value-type="float" office:value="35.7969" calcext:value-type="float">
            <text:p>35.7969</text:p>
          </table:table-cell>
        </table:table-row>
        <table:table-row table:style-name="ro1">
          <table:table-cell office:value-type="float" office:value="0.0173856" calcext:value-type="float">
            <text:p>0.0173856</text:p>
          </table:table-cell>
          <table:table-cell office:value-type="float" office:value="0.0203416" calcext:value-type="float">
            <text:p>0.0203416</text:p>
          </table:table-cell>
          <table:table-cell office:value-type="float" office:value="0.0110042" calcext:value-type="float">
            <text:p>0.0110042</text:p>
          </table:table-cell>
          <table:table-cell office:value-type="float" office:value="0.188303" calcext:value-type="float">
            <text:p>0.188303</text:p>
          </table:table-cell>
        </table:table-row>
        <table:table-row table:style-name="ro1">
          <table:table-cell office:value-type="float" office:value="0.00890814" calcext:value-type="float">
            <text:p>0.00890814</text:p>
          </table:table-cell>
          <table:table-cell office:value-type="float" office:value="0.00854577" calcext:value-type="float">
            <text:p>0.00854577</text:p>
          </table:table-cell>
          <table:table-cell office:value-type="float" office:value="0.00640361" calcext:value-type="float">
            <text:p>0.00640361</text:p>
          </table:table-cell>
          <table:table-cell office:value-type="float" office:value="0.0636346" calcext:value-type="float">
            <text:p>0.0636346</text:p>
          </table:table-cell>
        </table:table-row>
        <table:table-row table:style-name="ro1">
          <table:table-cell office:value-type="float" office:value="0.0163673" calcext:value-type="float">
            <text:p>0.0163673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0164153" calcext:value-type="float">
            <text:p>0.0164153</text:p>
          </table:table-cell>
          <table:table-cell office:value-type="float" office:value="0.148299" calcext:value-type="float">
            <text:p>0.148299</text:p>
          </table:table-cell>
        </table:table-row>
        <table:table-row table:style-name="ro1">
          <table:table-cell office:value-type="float" office:value="0.0910782" calcext:value-type="float">
            <text:p>0.0910782</text:p>
          </table:table-cell>
          <table:table-cell office:value-type="float" office:value="0.142541" calcext:value-type="float">
            <text:p>0.142541</text:p>
          </table:table-cell>
          <table:table-cell office:value-type="float" office:value="0.105795" calcext:value-type="float">
            <text:p>0.105795</text:p>
          </table:table-cell>
          <table:table-cell office:value-type="float" office:value="1.13554" calcext:value-type="float">
            <text:p>1.13554</text:p>
          </table:table-cell>
        </table:table-row>
        <table:table-row table:style-name="ro1">
          <table:table-cell office:value-type="float" office:value="0.000743999" calcext:value-type="float">
            <text:p>0.000743999</text:p>
          </table:table-cell>
          <table:table-cell office:value-type="float" office:value="0.000765615" calcext:value-type="float">
            <text:p>0.000765615</text:p>
          </table:table-cell>
          <table:table-cell office:value-type="float" office:value="0.000729007" calcext:value-type="float">
            <text:p>0.000729007</text:p>
          </table:table-cell>
          <table:table-cell office:value-type="float" office:value="0.000246311" calcext:value-type="float">
            <text:p>0.000246311</text:p>
          </table:table-cell>
        </table:table-row>
        <table:table-row table:style-name="ro1">
          <table:table-cell office:value-type="float" office:value="0.000174547" calcext:value-type="float">
            <text:p>0.000174547</text:p>
          </table:table-cell>
          <table:table-cell office:value-type="float" office:value="0.000319704" calcext:value-type="float">
            <text:p>0.000319704</text:p>
          </table:table-cell>
          <table:table-cell office:value-type="float" office:value="0.000178694" calcext:value-type="float">
            <text:p>0.000178694</text:p>
          </table:table-cell>
          <table:table-cell office:value-type="float" office:value="0.000387057" calcext:value-type="float">
            <text:p>0.000387057</text:p>
          </table:table-cell>
        </table:table-row>
        <table:table-row table:style-name="ro1">
          <table:table-cell office:value-type="float" office:value="0.00139236" calcext:value-type="float">
            <text:p>0.00139236</text:p>
          </table:table-cell>
          <table:table-cell office:value-type="float" office:value="0.00156724" calcext:value-type="float">
            <text:p>0.00156724</text:p>
          </table:table-cell>
          <table:table-cell office:value-type="float" office:value="0.00133989" calcext:value-type="float">
            <text:p>0.00133989</text:p>
          </table:table-cell>
          <table:table-cell office:value-type="float" office:value="0.0011697" calcext:value-type="float">
            <text:p>0.0011697</text:p>
          </table:table-cell>
        </table:table-row>
        <table:table-row table:style-name="ro1">
          <table:table-cell table:style-name="ce4" office:value-type="float" office:value="0.0000412734" calcext:value-type="float">
            <text:p>4.13E-05</text:p>
          </table:table-cell>
          <table:table-cell table:style-name="ce4" office:value-type="float" office:value="0.000089816" calcext:value-type="float">
            <text:p>8.98E-05</text:p>
          </table:table-cell>
          <table:table-cell table:style-name="ce4" office:value-type="float" office:value="0.0000717436" calcext:value-type="float">
            <text:p>7.17E-05</text:p>
          </table:table-cell>
          <table:table-cell table:style-name="ce4" office:value-type="float" office:value="0.0000948158" calcext:value-type="float">
            <text:p>9.48E-05</text:p>
          </table:table-cell>
        </table:table-row>
        <table:table-row table:style-name="ro1">
          <table:table-cell office:value-type="float" office:value="0.53282" calcext:value-type="float">
            <text:p>0.53282</text:p>
          </table:table-cell>
          <table:table-cell office:value-type="float" office:value="0.561202" calcext:value-type="float">
            <text:p>0.561202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7.43453" calcext:value-type="float">
            <text:p>7.43453</text:p>
          </table:table-cell>
        </table:table-row>
        <table:table-row table:style-name="ro1">
          <table:table-cell office:value-type="float" office:value="0.0962345" calcext:value-type="float">
            <text:p>0.0962345</text:p>
          </table:table-cell>
          <table:table-cell office:value-type="float" office:value="0.143728" calcext:value-type="float">
            <text:p>0.143728</text:p>
          </table:table-cell>
          <table:table-cell office:value-type="float" office:value="0.111636" calcext:value-type="float">
            <text:p>0.111636</text:p>
          </table:table-cell>
          <table:table-cell office:value-type="float" office:value="2.4396" calcext:value-type="float">
            <text:p>2.4396</text:p>
          </table:table-cell>
        </table:table-row>
        <table:table-row table:style-name="ro1">
          <table:table-cell office:value-type="float" office:value="0.000482408" calcext:value-type="float">
            <text:p>0.000482408</text:p>
          </table:table-cell>
          <table:table-cell office:value-type="float" office:value="0.000486798" calcext:value-type="float">
            <text:p>0.000486798</text:p>
          </table:table-cell>
          <table:table-cell office:value-type="float" office:value="0.000371046" calcext:value-type="float">
            <text:p>0.000371046</text:p>
          </table:table-cell>
          <table:table-cell office:value-type="float" office:value="0.00233898" calcext:value-type="float">
            <text:p>0.00233898</text:p>
          </table:table-cell>
        </table:table-row>
        <table:table-row table:style-name="ro1">
          <table:table-cell table:style-name="ce4" office:value-type="float" office:value="0.000040693" calcext:value-type="float">
            <text:p>4.07E-05</text:p>
          </table:table-cell>
          <table:table-cell table:style-name="ce4" office:value-type="float" office:value="0.0000384688" calcext:value-type="float">
            <text:p>3.85E-05</text:p>
          </table:table-cell>
          <table:table-cell table:style-name="ce4" office:value-type="float" office:value="0.0000404047" calcext:value-type="float">
            <text:p>4.04E-05</text:p>
          </table:table-cell>
          <table:table-cell table:style-name="ce4" office:value-type="float" office:value="0.000037366" calcext:value-type="float">
            <text:p>3.74E-05</text:p>
          </table:table-cell>
        </table:table-row>
        <table:table-row table:style-name="ro1">
          <table:table-cell table:style-name="ce4" office:value-type="float" office:value="0.0000370553" calcext:value-type="float">
            <text:p>3.71E-05</text:p>
          </table:table-cell>
          <table:table-cell table:style-name="ce4" office:value-type="float" office:value="0.0000458721" calcext:value-type="float">
            <text:p>4.59E-05</text:p>
          </table:table-cell>
          <table:table-cell table:style-name="ce4" office:value-type="float" office:value="0.0000387349" calcext:value-type="float">
            <text:p>3.87E-05</text:p>
          </table:table-cell>
          <table:table-cell table:style-name="ce4" office:value-type="float" office:value="0.000034592" calcext:value-type="float">
            <text:p>3.46E-05</text:p>
          </table:table-cell>
        </table:table-row>
        <table:table-row table:style-name="ro1">
          <table:table-cell office:value-type="float" office:value="0.00149361" calcext:value-type="float">
            <text:p>0.00149361</text:p>
          </table:table-cell>
          <table:table-cell office:value-type="float" office:value="0.00137935" calcext:value-type="float">
            <text:p>0.00137935</text:p>
          </table:table-cell>
          <table:table-cell office:value-type="float" office:value="0.00115687" calcext:value-type="float">
            <text:p>0.00115687</text:p>
          </table:table-cell>
          <table:table-cell office:value-type="float" office:value="0.00318738" calcext:value-type="float">
            <text:p>0.00318738</text:p>
          </table:table-cell>
        </table:table-row>
        <table:table-row table:style-name="ro1">
          <table:table-cell table:style-name="ce1" table:formula="of:=SUM([.A2:.A194])/193" office:value-type="float" office:value="0.130487635734197" calcext:value-type="float">
            <text:p>0.130487635734197</text:p>
          </table:table-cell>
          <table:table-cell table:style-name="ce1" table:formula="of:=SUM([.B2:.B194])/193" office:value-type="float" office:value="0.192863162657513" calcext:value-type="float">
            <text:p>0.192863162657513</text:p>
          </table:table-cell>
          <table:table-cell table:style-name="ce1" table:formula="of:=SUM([.C2:.C194])/193" office:value-type="float" office:value="0.127943778429016" calcext:value-type="float">
            <text:p>0.127943778429016</text:p>
          </table:table-cell>
          <table:table-cell table:style-name="ce1" table:formula="of:=SUM([.D2:.D194])/193" office:value-type="float" office:value="1.70205577310777" calcext:value-type="float">
            <text:p>1.70205577310777</text:p>
          </table:table-cell>
        </table:table-row>
      </table:table>
      <table:table table:name="B-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</table:table-row>
        <table:table-row table:style-name="ro1">
          <table:table-cell office:value-type="float" office:value="0.00123218" calcext:value-type="float">
            <text:p>0.00123218</text:p>
          </table:table-cell>
          <table:table-cell office:value-type="float" office:value="0.00151222" calcext:value-type="float">
            <text:p>0.00151222</text:p>
          </table:table-cell>
          <table:table-cell office:value-type="float" office:value="0.00164113" calcext:value-type="float">
            <text:p>0.00164113</text:p>
          </table:table-cell>
          <table:table-cell office:value-type="float" office:value="0.00378717" calcext:value-type="float">
            <text:p>0.00378717</text:p>
          </table:table-cell>
        </table:table-row>
        <table:table-row table:style-name="ro1">
          <table:table-cell office:value-type="float" office:value="0.0618831" calcext:value-type="float">
            <text:p>0.0618831</text:p>
          </table:table-cell>
          <table:table-cell office:value-type="float" office:value="0.0694142" calcext:value-type="float">
            <text:p>0.0694142</text:p>
          </table:table-cell>
          <table:table-cell office:value-type="float" office:value="0.0556017" calcext:value-type="float">
            <text:p>0.0556017</text:p>
          </table:table-cell>
          <table:table-cell office:value-type="float" office:value="0.160244" calcext:value-type="float">
            <text:p>0.160244</text:p>
          </table:table-cell>
        </table:table-row>
        <table:table-row table:style-name="ro1">
          <table:table-cell office:value-type="float" office:value="0.000240265" calcext:value-type="float">
            <text:p>0.000240265</text:p>
          </table:table-cell>
          <table:table-cell office:value-type="float" office:value="0.000353052" calcext:value-type="float">
            <text:p>0.000353052</text:p>
          </table:table-cell>
          <table:table-cell office:value-type="float" office:value="0.000298191" calcext:value-type="float">
            <text:p>0.000298191</text:p>
          </table:table-cell>
          <table:table-cell office:value-type="float" office:value="0.000132589" calcext:value-type="float">
            <text:p>0.000132589</text:p>
          </table:table-cell>
        </table:table-row>
        <table:table-row table:style-name="ro1">
          <table:table-cell office:value-type="float" office:value="0.00046388" calcext:value-type="float">
            <text:p>0.00046388</text:p>
          </table:table-cell>
          <table:table-cell office:value-type="float" office:value="0.000884209" calcext:value-type="float">
            <text:p>0.000884209</text:p>
          </table:table-cell>
          <table:table-cell office:value-type="float" office:value="0.000682055" calcext:value-type="float">
            <text:p>0.000682055</text:p>
          </table:table-cell>
          <table:table-cell office:value-type="float" office:value="0.000267531" calcext:value-type="float">
            <text:p>0.000267531</text:p>
          </table:table-cell>
        </table:table-row>
        <table:table-row table:style-name="ro1">
          <table:table-cell office:value-type="float" office:value="0.00101482" calcext:value-type="float">
            <text:p>0.00101482</text:p>
          </table:table-cell>
          <table:table-cell office:value-type="float" office:value="0.00180271" calcext:value-type="float">
            <text:p>0.00180271</text:p>
          </table:table-cell>
          <table:table-cell office:value-type="float" office:value="0.0012635" calcext:value-type="float">
            <text:p>0.0012635</text:p>
          </table:table-cell>
          <table:table-cell office:value-type="float" office:value="0.00553235" calcext:value-type="float">
            <text:p>0.00553235</text:p>
          </table:table-cell>
        </table:table-row>
        <table:table-row table:style-name="ro1">
          <table:table-cell office:value-type="float" office:value="0.00154683" calcext:value-type="float">
            <text:p>0.00154683</text:p>
          </table:table-cell>
          <table:table-cell office:value-type="float" office:value="0.00113101" calcext:value-type="float">
            <text:p>0.00113101</text:p>
          </table:table-cell>
          <table:table-cell office:value-type="float" office:value="0.00171163" calcext:value-type="float">
            <text:p>0.00171163</text:p>
          </table:table-cell>
          <table:table-cell office:value-type="float" office:value="0.00349144" calcext:value-type="float">
            <text:p>0.00349144</text:p>
          </table:table-cell>
        </table:table-row>
        <table:table-row table:style-name="ro1">
          <table:table-cell office:value-type="float" office:value="0.000763788" calcext:value-type="float">
            <text:p>0.000763788</text:p>
          </table:table-cell>
          <table:table-cell office:value-type="float" office:value="0.00242319" calcext:value-type="float">
            <text:p>0.00242319</text:p>
          </table:table-cell>
          <table:table-cell office:value-type="float" office:value="0.00102065" calcext:value-type="float">
            <text:p>0.00102065</text:p>
          </table:table-cell>
          <table:table-cell office:value-type="float" office:value="0.00364416" calcext:value-type="float">
            <text:p>0.00364416</text:p>
          </table:table-cell>
        </table:table-row>
        <table:table-row table:style-name="ro1">
          <table:table-cell office:value-type="float" office:value="0.0626964" calcext:value-type="float">
            <text:p>0.0626964</text:p>
          </table:table-cell>
          <table:table-cell office:value-type="float" office:value="0.0808332" calcext:value-type="float">
            <text:p>0.0808332</text:p>
          </table:table-cell>
          <table:table-cell office:value-type="float" office:value="0.0622286" calcext:value-type="float">
            <text:p>0.0622286</text:p>
          </table:table-cell>
          <table:table-cell office:value-type="float" office:value="0.231624" calcext:value-type="float">
            <text:p>0.231624</text:p>
          </table:table-cell>
        </table:table-row>
        <table:table-row table:style-name="ro1">
          <table:table-cell office:value-type="float" office:value="0.00155625" calcext:value-type="float">
            <text:p>0.00155625</text:p>
          </table:table-cell>
          <table:table-cell office:value-type="float" office:value="0.00243626" calcext:value-type="float">
            <text:p>0.00243626</text:p>
          </table:table-cell>
          <table:table-cell office:value-type="float" office:value="0.0014908" calcext:value-type="float">
            <text:p>0.0014908</text:p>
          </table:table-cell>
          <table:table-cell office:value-type="float" office:value="0.0109982" calcext:value-type="float">
            <text:p>0.0109982</text:p>
          </table:table-cell>
        </table:table-row>
        <table:table-row table:style-name="ro1">
          <table:table-cell office:value-type="float" office:value="0.00206805" calcext:value-type="float">
            <text:p>0.00206805</text:p>
          </table:table-cell>
          <table:table-cell office:value-type="float" office:value="0.00335584" calcext:value-type="float">
            <text:p>0.00335584</text:p>
          </table:table-cell>
          <table:table-cell office:value-type="float" office:value="0.00264418" calcext:value-type="float">
            <text:p>0.00264418</text:p>
          </table:table-cell>
          <table:table-cell office:value-type="float" office:value="0.00840857" calcext:value-type="float">
            <text:p>0.00840857</text:p>
          </table:table-cell>
        </table:table-row>
        <table:table-row table:style-name="ro1">
          <table:table-cell office:value-type="float" office:value="0.0522743" calcext:value-type="float">
            <text:p>0.0522743</text:p>
          </table:table-cell>
          <table:table-cell office:value-type="float" office:value="0.064144" calcext:value-type="float">
            <text:p>0.064144</text:p>
          </table:table-cell>
          <table:table-cell office:value-type="float" office:value="0.0470525" calcext:value-type="float">
            <text:p>0.0470525</text:p>
          </table:table-cell>
          <table:table-cell office:value-type="float" office:value="0.204424" calcext:value-type="float">
            <text:p>0.204424</text:p>
          </table:table-cell>
        </table:table-row>
        <table:table-row table:style-name="ro1">
          <table:table-cell office:value-type="float" office:value="0.00240587" calcext:value-type="float">
            <text:p>0.00240587</text:p>
          </table:table-cell>
          <table:table-cell office:value-type="float" office:value="0.00201513" calcext:value-type="float">
            <text:p>0.00201513</text:p>
          </table:table-cell>
          <table:table-cell office:value-type="float" office:value="0.00174464" calcext:value-type="float">
            <text:p>0.00174464</text:p>
          </table:table-cell>
          <table:table-cell office:value-type="float" office:value="0.00957471" calcext:value-type="float">
            <text:p>0.00957471</text:p>
          </table:table-cell>
        </table:table-row>
        <table:table-row table:style-name="ro1">
          <table:table-cell office:value-type="float" office:value="0.141813" calcext:value-type="float">
            <text:p>0.141813</text:p>
          </table:table-cell>
          <table:table-cell office:value-type="float" office:value="0.200036" calcext:value-type="float">
            <text:p>0.200036</text:p>
          </table:table-cell>
          <table:table-cell office:value-type="float" office:value="0.126435" calcext:value-type="float">
            <text:p>0.126435</text:p>
          </table:table-cell>
          <table:table-cell office:value-type="float" office:value="0.642131" calcext:value-type="float">
            <text:p>0.642131</text:p>
          </table:table-cell>
        </table:table-row>
        <table:table-row table:style-name="ro1">
          <table:table-cell office:value-type="float" office:value="0.0759934" calcext:value-type="float">
            <text:p>0.0759934</text:p>
          </table:table-cell>
          <table:table-cell office:value-type="float" office:value="0.130123" calcext:value-type="float">
            <text:p>0.130123</text:p>
          </table:table-cell>
          <table:table-cell office:value-type="float" office:value="0.0701231" calcext:value-type="float">
            <text:p>0.0701231</text:p>
          </table:table-cell>
          <table:table-cell office:value-type="float" office:value="0.270037" calcext:value-type="float">
            <text:p>0.270037</text:p>
          </table:table-cell>
        </table:table-row>
        <table:table-row table:style-name="ro1">
          <table:table-cell office:value-type="float" office:value="0.00313889" calcext:value-type="float">
            <text:p>0.00313889</text:p>
          </table:table-cell>
          <table:table-cell office:value-type="float" office:value="0.00308179" calcext:value-type="float">
            <text:p>0.00308179</text:p>
          </table:table-cell>
          <table:table-cell office:value-type="float" office:value="0.0032358" calcext:value-type="float">
            <text:p>0.0032358</text:p>
          </table:table-cell>
          <table:table-cell office:value-type="float" office:value="0.0061053" calcext:value-type="float">
            <text:p>0.0061053</text:p>
          </table:table-cell>
        </table:table-row>
        <table:table-row table:style-name="ro1">
          <table:table-cell office:value-type="float" office:value="0.00249636" calcext:value-type="float">
            <text:p>0.00249636</text:p>
          </table:table-cell>
          <table:table-cell office:value-type="float" office:value="0.00365796" calcext:value-type="float">
            <text:p>0.00365796</text:p>
          </table:table-cell>
          <table:table-cell office:value-type="float" office:value="0.00283269" calcext:value-type="float">
            <text:p>0.00283269</text:p>
          </table:table-cell>
          <table:table-cell office:value-type="float" office:value="0.0164984" calcext:value-type="float">
            <text:p>0.0164984</text:p>
          </table:table-cell>
        </table:table-row>
        <table:table-row table:style-name="ro1">
          <table:table-cell office:value-type="float" office:value="0.082614" calcext:value-type="float">
            <text:p>0.082614</text:p>
          </table:table-cell>
          <table:table-cell office:value-type="float" office:value="0.132261" calcext:value-type="float">
            <text:p>0.132261</text:p>
          </table:table-cell>
          <table:table-cell office:value-type="float" office:value="0.0951149" calcext:value-type="float">
            <text:p>0.0951149</text:p>
          </table:table-cell>
          <table:table-cell office:value-type="float" office:value="0.3902" calcext:value-type="float">
            <text:p>0.3902</text:p>
          </table:table-cell>
        </table:table-row>
        <table:table-row table:style-name="ro1">
          <table:table-cell office:value-type="float" office:value="0.232525" calcext:value-type="float">
            <text:p>0.232525</text:p>
          </table:table-cell>
          <table:table-cell office:value-type="float" office:value="0.306322" calcext:value-type="float">
            <text:p>0.306322</text:p>
          </table:table-cell>
          <table:table-cell office:value-type="float" office:value="0.220159" calcext:value-type="float">
            <text:p>0.220159</text:p>
          </table:table-cell>
          <table:table-cell office:value-type="float" office:value="1.3435" calcext:value-type="float">
            <text:p>1.3435</text:p>
          </table:table-cell>
        </table:table-row>
        <table:table-row table:style-name="ro1">
          <table:table-cell office:value-type="float" office:value="0.00326228" calcext:value-type="float">
            <text:p>0.00326228</text:p>
          </table:table-cell>
          <table:table-cell office:value-type="float" office:value="0.0071041" calcext:value-type="float">
            <text:p>0.0071041</text:p>
          </table:table-cell>
          <table:table-cell office:value-type="float" office:value="0.00378942" calcext:value-type="float">
            <text:p>0.00378942</text:p>
          </table:table-cell>
          <table:table-cell office:value-type="float" office:value="0.0167778" calcext:value-type="float">
            <text:p>0.0167778</text:p>
          </table:table-cell>
        </table:table-row>
        <table:table-row table:style-name="ro1">
          <table:table-cell office:value-type="float" office:value="0.00229455" calcext:value-type="float">
            <text:p>0.00229455</text:p>
          </table:table-cell>
          <table:table-cell office:value-type="float" office:value="0.00415893" calcext:value-type="float">
            <text:p>0.00415893</text:p>
          </table:table-cell>
          <table:table-cell office:value-type="float" office:value="0.00266648" calcext:value-type="float">
            <text:p>0.00266648</text:p>
          </table:table-cell>
          <table:table-cell office:value-type="float" office:value="0.0178644" calcext:value-type="float">
            <text:p>0.0178644</text:p>
          </table:table-cell>
        </table:table-row>
        <table:table-row table:style-name="ro1">
          <table:table-cell office:value-type="float" office:value="0.0124127" calcext:value-type="float">
            <text:p>0.0124127</text:p>
          </table:table-cell>
          <table:table-cell office:value-type="float" office:value="0.0115134" calcext:value-type="float">
            <text:p>0.0115134</text:p>
          </table:table-cell>
          <table:table-cell office:value-type="float" office:value="0.0137195" calcext:value-type="float">
            <text:p>0.0137195</text:p>
          </table:table-cell>
          <table:table-cell office:value-type="float" office:value="0.0444752" calcext:value-type="float">
            <text:p>0.0444752</text:p>
          </table:table-cell>
        </table:table-row>
        <table:table-row table:style-name="ro1">
          <table:table-cell office:value-type="float" office:value="0.00235266" calcext:value-type="float">
            <text:p>0.00235266</text:p>
          </table:table-cell>
          <table:table-cell office:value-type="float" office:value="0.00203477" calcext:value-type="float">
            <text:p>0.00203477</text:p>
          </table:table-cell>
          <table:table-cell office:value-type="float" office:value="0.00187085" calcext:value-type="float">
            <text:p>0.00187085</text:p>
          </table:table-cell>
          <table:table-cell office:value-type="float" office:value="0.0126458" calcext:value-type="float">
            <text:p>0.0126458</text:p>
          </table:table-cell>
        </table:table-row>
        <table:table-row table:style-name="ro1">
          <table:table-cell office:value-type="float" office:value="0.000383969" calcext:value-type="float">
            <text:p>0.000383969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000309211" calcext:value-type="float">
            <text:p>0.000309211</text:p>
          </table:table-cell>
          <table:table-cell office:value-type="float" office:value="0.000352839" calcext:value-type="float">
            <text:p>0.000352839</text:p>
          </table:table-cell>
        </table:table-row>
        <table:table-row table:style-name="ro1">
          <table:table-cell office:value-type="float" office:value="0.00516336" calcext:value-type="float">
            <text:p>0.00516336</text:p>
          </table:table-cell>
          <table:table-cell office:value-type="float" office:value="0.00673784" calcext:value-type="float">
            <text:p>0.00673784</text:p>
          </table:table-cell>
          <table:table-cell office:value-type="float" office:value="0.00454996" calcext:value-type="float">
            <text:p>0.00454996</text:p>
          </table:table-cell>
          <table:table-cell office:value-type="float" office:value="0.021877" calcext:value-type="float">
            <text:p>0.021877</text:p>
          </table:table-cell>
        </table:table-row>
        <table:table-row table:style-name="ro1">
          <table:table-cell office:value-type="float" office:value="0.120685" calcext:value-type="float">
            <text:p>0.120685</text:p>
          </table:table-cell>
          <table:table-cell office:value-type="float" office:value="0.179796" calcext:value-type="float">
            <text:p>0.179796</text:p>
          </table:table-cell>
          <table:table-cell office:value-type="float" office:value="0.120248" calcext:value-type="float">
            <text:p>0.120248</text:p>
          </table:table-cell>
          <table:table-cell office:value-type="float" office:value="0.603293" calcext:value-type="float">
            <text:p>0.603293</text:p>
          </table:table-cell>
        </table:table-row>
        <table:table-row table:style-name="ro1">
          <table:table-cell office:value-type="float" office:value="0.00372791" calcext:value-type="float">
            <text:p>0.00372791</text:p>
          </table:table-cell>
          <table:table-cell office:value-type="float" office:value="0.00561656" calcext:value-type="float">
            <text:p>0.00561656</text:p>
          </table:table-cell>
          <table:table-cell office:value-type="float" office:value="0.00468704" calcext:value-type="float">
            <text:p>0.00468704</text:p>
          </table:table-cell>
          <table:table-cell office:value-type="float" office:value="0.0226228" calcext:value-type="float">
            <text:p>0.0226228</text:p>
          </table:table-cell>
        </table:table-row>
        <table:table-row table:style-name="ro1">
          <table:table-cell office:value-type="float" office:value="0.00319047" calcext:value-type="float">
            <text:p>0.00319047</text:p>
          </table:table-cell>
          <table:table-cell office:value-type="float" office:value="0.00611264" calcext:value-type="float">
            <text:p>0.00611264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.015715" calcext:value-type="float">
            <text:p>0.015715</text:p>
          </table:table-cell>
        </table:table-row>
        <table:table-row table:style-name="ro1">
          <table:table-cell office:value-type="float" office:value="0.00504061" calcext:value-type="float">
            <text:p>0.00504061</text:p>
          </table:table-cell>
          <table:table-cell office:value-type="float" office:value="0.00835532" calcext:value-type="float">
            <text:p>0.00835532</text:p>
          </table:table-cell>
          <table:table-cell office:value-type="float" office:value="0.00512597" calcext:value-type="float">
            <text:p>0.00512597</text:p>
          </table:table-cell>
          <table:table-cell office:value-type="float" office:value="0.0586507" calcext:value-type="float">
            <text:p>0.0586507</text:p>
          </table:table-cell>
        </table:table-row>
        <table:table-row table:style-name="ro1">
          <table:table-cell office:value-type="float" office:value="0.176135" calcext:value-type="float">
            <text:p>0.176135</text:p>
          </table:table-cell>
          <table:table-cell office:value-type="float" office:value="0.281739" calcext:value-type="float">
            <text:p>0.281739</text:p>
          </table:table-cell>
          <table:table-cell office:value-type="float" office:value="0.178353" calcext:value-type="float">
            <text:p>0.178353</text:p>
          </table:table-cell>
          <table:table-cell office:value-type="float" office:value="0.945318" calcext:value-type="float">
            <text:p>0.945318</text:p>
          </table:table-cell>
        </table:table-row>
        <table:table-row table:style-name="ro1">
          <table:table-cell office:value-type="float" office:value="0.232863" calcext:value-type="float">
            <text:p>0.232863</text:p>
          </table:table-cell>
          <table:table-cell office:value-type="float" office:value="0.343407" calcext:value-type="float">
            <text:p>0.343407</text:p>
          </table:table-cell>
          <table:table-cell office:value-type="float" office:value="0.261223" calcext:value-type="float">
            <text:p>0.261223</text:p>
          </table:table-cell>
          <table:table-cell office:value-type="float" office:value="1.28515" calcext:value-type="float">
            <text:p>1.28515</text:p>
          </table:table-cell>
        </table:table-row>
        <table:table-row table:style-name="ro1">
          <table:table-cell office:value-type="float" office:value="0.313709" calcext:value-type="float">
            <text:p>0.313709</text:p>
          </table:table-cell>
          <table:table-cell office:value-type="float" office:value="0.417742" calcext:value-type="float">
            <text:p>0.417742</text:p>
          </table:table-cell>
          <table:table-cell office:value-type="float" office:value="0.29805" calcext:value-type="float">
            <text:p>0.29805</text:p>
          </table:table-cell>
          <table:table-cell office:value-type="float" office:value="2.0068" calcext:value-type="float">
            <text:p>2.0068</text:p>
          </table:table-cell>
        </table:table-row>
        <table:table-row table:style-name="ro1">
          <table:table-cell office:value-type="float" office:value="0.0035861" calcext:value-type="float">
            <text:p>0.0035861</text:p>
          </table:table-cell>
          <table:table-cell office:value-type="float" office:value="0.00366955" calcext:value-type="float">
            <text:p>0.00366955</text:p>
          </table:table-cell>
          <table:table-cell office:value-type="float" office:value="0.00306352" calcext:value-type="float">
            <text:p>0.00306352</text:p>
          </table:table-cell>
          <table:table-cell office:value-type="float" office:value="0.00995784" calcext:value-type="float">
            <text:p>0.00995784</text:p>
          </table:table-cell>
        </table:table-row>
        <table:table-row table:style-name="ro1">
          <table:table-cell office:value-type="float" office:value="0.351512" calcext:value-type="float">
            <text:p>0.351512</text:p>
          </table:table-cell>
          <table:table-cell office:value-type="float" office:value="0.431156" calcext:value-type="float">
            <text:p>0.431156</text:p>
          </table:table-cell>
          <table:table-cell office:value-type="float" office:value="0.364149" calcext:value-type="float">
            <text:p>0.364149</text:p>
          </table:table-cell>
          <table:table-cell office:value-type="float" office:value="2.12905" calcext:value-type="float">
            <text:p>2.12905</text:p>
          </table:table-cell>
        </table:table-row>
        <table:table-row table:style-name="ro1">
          <table:table-cell office:value-type="float" office:value="0.0125415" calcext:value-type="float">
            <text:p>0.0125415</text:p>
          </table:table-cell>
          <table:table-cell office:value-type="float" office:value="0.0114503" calcext:value-type="float">
            <text:p>0.0114503</text:p>
          </table:table-cell>
          <table:table-cell office:value-type="float" office:value="0.0124795" calcext:value-type="float">
            <text:p>0.0124795</text:p>
          </table:table-cell>
          <table:table-cell office:value-type="float" office:value="0.0323058" calcext:value-type="float">
            <text:p>0.0323058</text:p>
          </table:table-cell>
        </table:table-row>
        <table:table-row table:style-name="ro1">
          <table:table-cell office:value-type="float" office:value="0.000765868" calcext:value-type="float">
            <text:p>0.000765868</text:p>
          </table:table-cell>
          <table:table-cell office:value-type="float" office:value="0.00161446" calcext:value-type="float">
            <text:p>0.00161446</text:p>
          </table:table-cell>
          <table:table-cell office:value-type="float" office:value="0.000533907" calcext:value-type="float">
            <text:p>0.000533907</text:p>
          </table:table-cell>
          <table:table-cell office:value-type="float" office:value="0.000553821" calcext:value-type="float">
            <text:p>0.000553821</text:p>
          </table:table-cell>
        </table:table-row>
        <table:table-row table:style-name="ro1">
          <table:table-cell office:value-type="float" office:value="0.00030346" calcext:value-type="float">
            <text:p>0.00030346</text:p>
          </table:table-cell>
          <table:table-cell office:value-type="float" office:value="0.000345802" calcext:value-type="float">
            <text:p>0.000345802</text:p>
          </table:table-cell>
          <table:table-cell office:value-type="float" office:value="0.000374711" calcext:value-type="float">
            <text:p>0.000374711</text:p>
          </table:table-cell>
          <table:table-cell office:value-type="float" office:value="0.000335663" calcext:value-type="float">
            <text:p>0.000335663</text:p>
          </table:table-cell>
        </table:table-row>
        <table:table-row table:style-name="ro1">
          <table:table-cell office:value-type="float" office:value="0.00353054" calcext:value-type="float">
            <text:p>0.00353054</text:p>
          </table:table-cell>
          <table:table-cell office:value-type="float" office:value="0.00102973" calcext:value-type="float">
            <text:p>0.00102973</text:p>
          </table:table-cell>
          <table:table-cell office:value-type="float" office:value="0.00210629" calcext:value-type="float">
            <text:p>0.00210629</text:p>
          </table:table-cell>
          <table:table-cell office:value-type="float" office:value="0.0212965" calcext:value-type="float">
            <text:p>0.0212965</text:p>
          </table:table-cell>
        </table:table-row>
        <table:table-row table:style-name="ro1">
          <table:table-cell office:value-type="float" office:value="0.00141393" calcext:value-type="float">
            <text:p>0.00141393</text:p>
          </table:table-cell>
          <table:table-cell office:value-type="float" office:value="0.00162971" calcext:value-type="float">
            <text:p>0.00162971</text:p>
          </table:table-cell>
          <table:table-cell office:value-type="float" office:value="0.00213035" calcext:value-type="float">
            <text:p>0.00213035</text:p>
          </table:table-cell>
          <table:table-cell office:value-type="float" office:value="0.0163918" calcext:value-type="float">
            <text:p>0.0163918</text:p>
          </table:table-cell>
        </table:table-row>
        <table:table-row table:style-name="ro1">
          <table:table-cell office:value-type="float" office:value="0.000708235" calcext:value-type="float">
            <text:p>0.000708235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551482" calcext:value-type="float">
            <text:p>0.000551482</text:p>
          </table:table-cell>
          <table:table-cell office:value-type="float" office:value="0.000500511" calcext:value-type="float">
            <text:p>0.000500511</text:p>
          </table:table-cell>
        </table:table-row>
        <table:table-row table:style-name="ro1">
          <table:table-cell office:value-type="float" office:value="0.0139891" calcext:value-type="float">
            <text:p>0.0139891</text:p>
          </table:table-cell>
          <table:table-cell office:value-type="float" office:value="0.0157272" calcext:value-type="float">
            <text:p>0.0157272</text:p>
          </table:table-cell>
          <table:table-cell office:value-type="float" office:value="0.017444" calcext:value-type="float">
            <text:p>0.017444</text:p>
          </table:table-cell>
          <table:table-cell office:value-type="float" office:value="0.0476671" calcext:value-type="float">
            <text:p>0.0476671</text:p>
          </table:table-cell>
        </table:table-row>
        <table:table-row table:style-name="ro1">
          <table:table-cell office:value-type="float" office:value="0.00580741" calcext:value-type="float">
            <text:p>0.00580741</text:p>
          </table:table-cell>
          <table:table-cell office:value-type="float" office:value="0.00390589" calcext:value-type="float">
            <text:p>0.00390589</text:p>
          </table:table-cell>
          <table:table-cell office:value-type="float" office:value="0.00526905" calcext:value-type="float">
            <text:p>0.00526905</text:p>
          </table:table-cell>
          <table:table-cell office:value-type="float" office:value="0.0348675" calcext:value-type="float">
            <text:p>0.0348675</text:p>
          </table:table-cell>
        </table:table-row>
        <table:table-row table:style-name="ro1">
          <table:table-cell office:value-type="float" office:value="0.000368714" calcext:value-type="float">
            <text:p>0.000368714</text:p>
          </table:table-cell>
          <table:table-cell office:value-type="float" office:value="0.000386524" calcext:value-type="float">
            <text:p>0.000386524</text:p>
          </table:table-cell>
          <table:table-cell office:value-type="float" office:value="0.000335548" calcext:value-type="float">
            <text:p>0.000335548</text:p>
          </table:table-cell>
          <table:table-cell office:value-type="float" office:value="0.000395767" calcext:value-type="float">
            <text:p>0.000395767</text:p>
          </table:table-cell>
        </table:table-row>
        <table:table-row table:style-name="ro1">
          <table:table-cell office:value-type="float" office:value="0.00525535" calcext:value-type="float">
            <text:p>0.00525535</text:p>
          </table:table-cell>
          <table:table-cell office:value-type="float" office:value="0.0073862" calcext:value-type="float">
            <text:p>0.0073862</text:p>
          </table:table-cell>
          <table:table-cell office:value-type="float" office:value="0.00331231" calcext:value-type="float">
            <text:p>0.00331231</text:p>
          </table:table-cell>
          <table:table-cell office:value-type="float" office:value="0.0352985" calcext:value-type="float">
            <text:p>0.0352985</text:p>
          </table:table-cell>
        </table:table-row>
        <table:table-row table:style-name="ro1">
          <table:table-cell office:value-type="float" office:value="0.352636" calcext:value-type="float">
            <text:p>0.352636</text:p>
          </table:table-cell>
          <table:table-cell office:value-type="float" office:value="0.51724" calcext:value-type="float">
            <text:p>0.51724</text:p>
          </table:table-cell>
          <table:table-cell office:value-type="float" office:value="0.318218" calcext:value-type="float">
            <text:p>0.318218</text:p>
          </table:table-cell>
          <table:table-cell office:value-type="float" office:value="2.20088" calcext:value-type="float">
            <text:p>2.20088</text:p>
          </table:table-cell>
        </table:table-row>
        <table:table-row table:style-name="ro1">
          <table:table-cell office:value-type="float" office:value="0.183757" calcext:value-type="float">
            <text:p>0.183757</text:p>
          </table:table-cell>
          <table:table-cell office:value-type="float" office:value="0.282985" calcext:value-type="float">
            <text:p>0.282985</text:p>
          </table:table-cell>
          <table:table-cell office:value-type="float" office:value="0.19095" calcext:value-type="float">
            <text:p>0.19095</text:p>
          </table:table-cell>
          <table:table-cell office:value-type="float" office:value="1.5642" calcext:value-type="float">
            <text:p>1.5642</text:p>
          </table:table-cell>
        </table:table-row>
        <table:table-row table:style-name="ro1">
          <table:table-cell office:value-type="float" office:value="0.00264222" calcext:value-type="float">
            <text:p>0.00264222</text:p>
          </table:table-cell>
          <table:table-cell office:value-type="float" office:value="0.00463898" calcext:value-type="float">
            <text:p>0.00463898</text:p>
          </table:table-cell>
          <table:table-cell office:value-type="float" office:value="0.00267638" calcext:value-type="float">
            <text:p>0.00267638</text:p>
          </table:table-cell>
          <table:table-cell office:value-type="float" office:value="0.0131212" calcext:value-type="float">
            <text:p>0.0131212</text:p>
          </table:table-cell>
        </table:table-row>
        <table:table-row table:style-name="ro1">
          <table:table-cell office:value-type="float" office:value="0.327962" calcext:value-type="float">
            <text:p>0.327962</text:p>
          </table:table-cell>
          <table:table-cell office:value-type="float" office:value="0.478792" calcext:value-type="float">
            <text:p>0.478792</text:p>
          </table:table-cell>
          <table:table-cell office:value-type="float" office:value="0.386941" calcext:value-type="float">
            <text:p>0.386941</text:p>
          </table:table-cell>
          <table:table-cell office:value-type="float" office:value="2.5466" calcext:value-type="float">
            <text:p>2.5466</text:p>
          </table:table-cell>
        </table:table-row>
        <table:table-row table:style-name="ro1">
          <table:table-cell office:value-type="float" office:value="0.00382957" calcext:value-type="float">
            <text:p>0.00382957</text:p>
          </table:table-cell>
          <table:table-cell office:value-type="float" office:value="0.00682063" calcext:value-type="float">
            <text:p>0.00682063</text:p>
          </table:table-cell>
          <table:table-cell office:value-type="float" office:value="0.00412628" calcext:value-type="float">
            <text:p>0.00412628</text:p>
          </table:table-cell>
          <table:table-cell office:value-type="float" office:value="0.0249426" calcext:value-type="float">
            <text:p>0.0249426</text:p>
          </table:table-cell>
        </table:table-row>
        <table:table-row table:style-name="ro1">
          <table:table-cell office:value-type="float" office:value="0.0517229" calcext:value-type="float">
            <text:p>0.0517229</text:p>
          </table:table-cell>
          <table:table-cell office:value-type="float" office:value="0.0611169" calcext:value-type="float">
            <text:p>0.0611169</text:p>
          </table:table-cell>
          <table:table-cell office:value-type="float" office:value="0.0580129" calcext:value-type="float">
            <text:p>0.0580129</text:p>
          </table:table-cell>
          <table:table-cell office:value-type="float" office:value="0.29489" calcext:value-type="float">
            <text:p>0.29489</text:p>
          </table:table-cell>
        </table:table-row>
        <table:table-row table:style-name="ro1">
          <table:table-cell office:value-type="float" office:value="0.00169334" calcext:value-type="float">
            <text:p>0.00169334</text:p>
          </table:table-cell>
          <table:table-cell office:value-type="float" office:value="0.00325625" calcext:value-type="float">
            <text:p>0.00325625</text:p>
          </table:table-cell>
          <table:table-cell office:value-type="float" office:value="0.00177554" calcext:value-type="float">
            <text:p>0.00177554</text:p>
          </table:table-cell>
          <table:table-cell office:value-type="float" office:value="0.000778127" calcext:value-type="float">
            <text:p>0.000778127</text:p>
          </table:table-cell>
        </table:table-row>
        <table:table-row table:style-name="ro1">
          <table:table-cell office:value-type="float" office:value="0.0690059" calcext:value-type="float">
            <text:p>0.0690059</text:p>
          </table:table-cell>
          <table:table-cell office:value-type="float" office:value="0.0829822" calcext:value-type="float">
            <text:p>0.0829822</text:p>
          </table:table-cell>
          <table:table-cell office:value-type="float" office:value="0.0610877" calcext:value-type="float">
            <text:p>0.0610877</text:p>
          </table:table-cell>
          <table:table-cell office:value-type="float" office:value="0.345071" calcext:value-type="float">
            <text:p>0.345071</text:p>
          </table:table-cell>
        </table:table-row>
        <table:table-row table:style-name="ro1">
          <table:table-cell office:value-type="float" office:value="0.00441937" calcext:value-type="float">
            <text:p>0.00441937</text:p>
          </table:table-cell>
          <table:table-cell office:value-type="float" office:value="0.00869561" calcext:value-type="float">
            <text:p>0.00869561</text:p>
          </table:table-cell>
          <table:table-cell office:value-type="float" office:value="0.00647457" calcext:value-type="float">
            <text:p>0.00647457</text:p>
          </table:table-cell>
          <table:table-cell office:value-type="float" office:value="0.0354816" calcext:value-type="float">
            <text:p>0.0354816</text:p>
          </table:table-cell>
        </table:table-row>
        <table:table-row table:style-name="ro1">
          <table:table-cell office:value-type="float" office:value="0.00388398" calcext:value-type="float">
            <text:p>0.00388398</text:p>
          </table:table-cell>
          <table:table-cell office:value-type="float" office:value="0.00452327" calcext:value-type="float">
            <text:p>0.00452327</text:p>
          </table:table-cell>
          <table:table-cell office:value-type="float" office:value="0.00461879" calcext:value-type="float">
            <text:p>0.00461879</text:p>
          </table:table-cell>
          <table:table-cell office:value-type="float" office:value="0.0381041" calcext:value-type="float">
            <text:p>0.0381041</text:p>
          </table:table-cell>
        </table:table-row>
        <table:table-row table:style-name="ro1">
          <table:table-cell office:value-type="float" office:value="0.243757" calcext:value-type="float">
            <text:p>0.243757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246987" calcext:value-type="float">
            <text:p>0.246987</text:p>
          </table:table-cell>
          <table:table-cell office:value-type="float" office:value="1.48214" calcext:value-type="float">
            <text:p>1.48214</text:p>
          </table:table-cell>
        </table:table-row>
        <table:table-row table:style-name="ro1">
          <table:table-cell office:value-type="float" office:value="0.372655" calcext:value-type="float">
            <text:p>0.372655</text:p>
          </table:table-cell>
          <table:table-cell office:value-type="float" office:value="0.468413" calcext:value-type="float">
            <text:p>0.468413</text:p>
          </table:table-cell>
          <table:table-cell office:value-type="float" office:value="0.372732" calcext:value-type="float">
            <text:p>0.372732</text:p>
          </table:table-cell>
          <table:table-cell office:value-type="float" office:value="2.42296" calcext:value-type="float">
            <text:p>2.42296</text:p>
          </table:table-cell>
        </table:table-row>
        <table:table-row table:style-name="ro1">
          <table:table-cell office:value-type="float" office:value="0.356539" calcext:value-type="float">
            <text:p>0.356539</text:p>
          </table:table-cell>
          <table:table-cell office:value-type="float" office:value="0.464355" calcext:value-type="float">
            <text:p>0.464355</text:p>
          </table:table-cell>
          <table:table-cell office:value-type="float" office:value="0.409908" calcext:value-type="float">
            <text:p>0.409908</text:p>
          </table:table-cell>
          <table:table-cell office:value-type="float" office:value="2.47618" calcext:value-type="float">
            <text:p>2.47618</text:p>
          </table:table-cell>
        </table:table-row>
        <table:table-row table:style-name="ro1">
          <table:table-cell office:value-type="float" office:value="0.000610225" calcext:value-type="float">
            <text:p>0.000610225</text:p>
          </table:table-cell>
          <table:table-cell office:value-type="float" office:value="0.000465689" calcext:value-type="float">
            <text:p>0.000465689</text:p>
          </table:table-cell>
          <table:table-cell office:value-type="float" office:value="0.000614901" calcext:value-type="float">
            <text:p>0.000614901</text:p>
          </table:table-cell>
          <table:table-cell office:value-type="float" office:value="0.000603994" calcext:value-type="float">
            <text:p>0.000603994</text:p>
          </table:table-cell>
        </table:table-row>
        <table:table-row table:style-name="ro1">
          <table:table-cell office:value-type="float" office:value="0.204112" calcext:value-type="float">
            <text:p>0.204112</text:p>
          </table:table-cell>
          <table:table-cell office:value-type="float" office:value="0.318906" calcext:value-type="float">
            <text:p>0.318906</text:p>
          </table:table-cell>
          <table:table-cell office:value-type="float" office:value="0.204546" calcext:value-type="float">
            <text:p>0.204546</text:p>
          </table:table-cell>
          <table:table-cell office:value-type="float" office:value="1.37006" calcext:value-type="float">
            <text:p>1.37006</text:p>
          </table:table-cell>
        </table:table-row>
        <table:table-row table:style-name="ro1">
          <table:table-cell office:value-type="float" office:value="0.0210213" calcext:value-type="float">
            <text:p>0.0210213</text:p>
          </table:table-cell>
          <table:table-cell office:value-type="float" office:value="0.0155562" calcext:value-type="float">
            <text:p>0.0155562</text:p>
          </table:table-cell>
          <table:table-cell office:value-type="float" office:value="0.0361817" calcext:value-type="float">
            <text:p>0.0361817</text:p>
          </table:table-cell>
          <table:table-cell office:value-type="float" office:value="0.194067" calcext:value-type="float">
            <text:p>0.194067</text:p>
          </table:table-cell>
        </table:table-row>
        <table:table-row table:style-name="ro1">
          <table:table-cell office:value-type="float" office:value="0.0022408" calcext:value-type="float">
            <text:p>0.0022408</text:p>
          </table:table-cell>
          <table:table-cell office:value-type="float" office:value="0.00730138" calcext:value-type="float">
            <text:p>0.00730138</text:p>
          </table:table-cell>
          <table:table-cell office:value-type="float" office:value="0.00329294" calcext:value-type="float">
            <text:p>0.00329294</text:p>
          </table:table-cell>
          <table:table-cell office:value-type="float" office:value="0.0514834" calcext:value-type="float">
            <text:p>0.0514834</text:p>
          </table:table-cell>
        </table:table-row>
        <table:table-row table:style-name="ro1">
          <table:table-cell office:value-type="float" office:value="0.395005" calcext:value-type="float">
            <text:p>0.395005</text:p>
          </table:table-cell>
          <table:table-cell office:value-type="float" office:value="0.440631" calcext:value-type="float">
            <text:p>0.440631</text:p>
          </table:table-cell>
          <table:table-cell office:value-type="float" office:value="0.400775" calcext:value-type="float">
            <text:p>0.400775</text:p>
          </table:table-cell>
          <table:table-cell office:value-type="float" office:value="2.68728" calcext:value-type="float">
            <text:p>2.68728</text:p>
          </table:table-cell>
        </table:table-row>
        <table:table-row table:style-name="ro1">
          <table:table-cell office:value-type="float" office:value="0.541728" calcext:value-type="float">
            <text:p>0.541728</text:p>
          </table:table-cell>
          <table:table-cell office:value-type="float" office:value="0.790593" calcext:value-type="float">
            <text:p>0.790593</text:p>
          </table:table-cell>
          <table:table-cell office:value-type="float" office:value="0.541666" calcext:value-type="float">
            <text:p>0.541666</text:p>
          </table:table-cell>
          <table:table-cell office:value-type="float" office:value="4.12845" calcext:value-type="float">
            <text:p>4.12845</text:p>
          </table:table-cell>
        </table:table-row>
        <table:table-row table:style-name="ro1">
          <table:table-cell office:value-type="float" office:value="0.0012716" calcext:value-type="float">
            <text:p>0.0012716</text:p>
          </table:table-cell>
          <table:table-cell office:value-type="float" office:value="0.00370834" calcext:value-type="float">
            <text:p>0.00370834</text:p>
          </table:table-cell>
          <table:table-cell office:value-type="float" office:value="0.000760867" calcext:value-type="float">
            <text:p>0.000760867</text:p>
          </table:table-cell>
          <table:table-cell office:value-type="float" office:value="0.0326266" calcext:value-type="float">
            <text:p>0.0326266</text:p>
          </table:table-cell>
        </table:table-row>
        <table:table-row table:style-name="ro1">
          <table:table-cell office:value-type="float" office:value="0.00470635" calcext:value-type="float">
            <text:p>0.00470635</text:p>
          </table:table-cell>
          <table:table-cell office:value-type="float" office:value="0.00101867" calcext:value-type="float">
            <text:p>0.00101867</text:p>
          </table:table-cell>
          <table:table-cell office:value-type="float" office:value="0.0070258" calcext:value-type="float">
            <text:p>0.0070258</text:p>
          </table:table-cell>
          <table:table-cell office:value-type="float" office:value="0.0198133" calcext:value-type="float">
            <text:p>0.0198133</text:p>
          </table:table-cell>
        </table:table-row>
        <table:table-row table:style-name="ro1">
          <table:table-cell office:value-type="float" office:value="0.00524623" calcext:value-type="float">
            <text:p>0.00524623</text:p>
          </table:table-cell>
          <table:table-cell office:value-type="float" office:value="0.00883666" calcext:value-type="float">
            <text:p>0.00883666</text:p>
          </table:table-cell>
          <table:table-cell office:value-type="float" office:value="0.00409564" calcext:value-type="float">
            <text:p>0.00409564</text:p>
          </table:table-cell>
          <table:table-cell office:value-type="float" office:value="0.0341915" calcext:value-type="float">
            <text:p>0.0341915</text:p>
          </table:table-cell>
        </table:table-row>
        <table:table-row table:style-name="ro1">
          <table:table-cell office:value-type="float" office:value="0.00440264" calcext:value-type="float">
            <text:p>0.00440264</text:p>
          </table:table-cell>
          <table:table-cell office:value-type="float" office:value="0.00195631" calcext:value-type="float">
            <text:p>0.00195631</text:p>
          </table:table-cell>
          <table:table-cell office:value-type="float" office:value="0.00214025" calcext:value-type="float">
            <text:p>0.00214025</text:p>
          </table:table-cell>
          <table:table-cell office:value-type="float" office:value="0.00122561" calcext:value-type="float">
            <text:p>0.00122561</text:p>
          </table:table-cell>
        </table:table-row>
        <table:table-row table:style-name="ro1">
          <table:table-cell office:value-type="float" office:value="0.00760842" calcext:value-type="float">
            <text:p>0.00760842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733417" calcext:value-type="float">
            <text:p>0.00733417</text:p>
          </table:table-cell>
          <table:table-cell office:value-type="float" office:value="0.0481962" calcext:value-type="float">
            <text:p>0.0481962</text:p>
          </table:table-cell>
        </table:table-row>
        <table:table-row table:style-name="ro1">
          <table:table-cell office:value-type="float" office:value="0.00658747" calcext:value-type="float">
            <text:p>0.00658747</text:p>
          </table:table-cell>
          <table:table-cell office:value-type="float" office:value="0.00942828" calcext:value-type="float">
            <text:p>0.00942828</text:p>
          </table:table-cell>
          <table:table-cell office:value-type="float" office:value="0.00634113" calcext:value-type="float">
            <text:p>0.00634113</text:p>
          </table:table-cell>
          <table:table-cell office:value-type="float" office:value="0.032851" calcext:value-type="float">
            <text:p>0.032851</text:p>
          </table:table-cell>
        </table:table-row>
        <table:table-row table:style-name="ro1">
          <table:table-cell office:value-type="float" office:value="0.386481" calcext:value-type="float">
            <text:p>0.386481</text:p>
          </table:table-cell>
          <table:table-cell office:value-type="float" office:value="0.529417" calcext:value-type="float">
            <text:p>0.529417</text:p>
          </table:table-cell>
          <table:table-cell office:value-type="float" office:value="0.393282" calcext:value-type="float">
            <text:p>0.393282</text:p>
          </table:table-cell>
          <table:table-cell office:value-type="float" office:value="3.19149" calcext:value-type="float">
            <text:p>3.19149</text:p>
          </table:table-cell>
        </table:table-row>
        <table:table-row table:style-name="ro1">
          <table:table-cell office:value-type="float" office:value="0.00566212" calcext:value-type="float">
            <text:p>0.00566212</text:p>
          </table:table-cell>
          <table:table-cell office:value-type="float" office:value="0.000799262" calcext:value-type="float">
            <text:p>0.000799262</text:p>
          </table:table-cell>
          <table:table-cell office:value-type="float" office:value="0.00225318" calcext:value-type="float">
            <text:p>0.00225318</text:p>
          </table:table-cell>
          <table:table-cell office:value-type="float" office:value="0.038286" calcext:value-type="float">
            <text:p>0.038286</text:p>
          </table:table-cell>
        </table:table-row>
        <table:table-row table:style-name="ro1">
          <table:table-cell office:value-type="float" office:value="0.00998572" calcext:value-type="float">
            <text:p>0.00998572</text:p>
          </table:table-cell>
          <table:table-cell office:value-type="float" office:value="0.0135916" calcext:value-type="float">
            <text:p>0.0135916</text:p>
          </table:table-cell>
          <table:table-cell office:value-type="float" office:value="0.00851883" calcext:value-type="float">
            <text:p>0.00851883</text:p>
          </table:table-cell>
          <table:table-cell office:value-type="float" office:value="0.0633051" calcext:value-type="float">
            <text:p>0.0633051</text:p>
          </table:table-cell>
        </table:table-row>
        <table:table-row table:style-name="ro1">
          <table:table-cell office:value-type="float" office:value="0.00701023" calcext:value-type="float">
            <text:p>0.00701023</text:p>
          </table:table-cell>
          <table:table-cell office:value-type="float" office:value="0.00879631" calcext:value-type="float">
            <text:p>0.00879631</text:p>
          </table:table-cell>
          <table:table-cell office:value-type="float" office:value="0.00508731" calcext:value-type="float">
            <text:p>0.00508731</text:p>
          </table:table-cell>
          <table:table-cell office:value-type="float" office:value="0.0312336" calcext:value-type="float">
            <text:p>0.0312336</text:p>
          </table:table-cell>
        </table:table-row>
        <table:table-row table:style-name="ro1">
          <table:table-cell office:value-type="float" office:value="0.00827377" calcext:value-type="float">
            <text:p>0.00827377</text:p>
          </table:table-cell>
          <table:table-cell office:value-type="float" office:value="0.00814716" calcext:value-type="float">
            <text:p>0.00814716</text:p>
          </table:table-cell>
          <table:table-cell office:value-type="float" office:value="0.00737209" calcext:value-type="float">
            <text:p>0.00737209</text:p>
          </table:table-cell>
          <table:table-cell office:value-type="float" office:value="0.0281383" calcext:value-type="float">
            <text:p>0.0281383</text:p>
          </table:table-cell>
        </table:table-row>
        <table:table-row table:style-name="ro1">
          <table:table-cell office:value-type="float" office:value="0.0153238" calcext:value-type="float">
            <text:p>0.0153238</text:p>
          </table:table-cell>
          <table:table-cell office:value-type="float" office:value="0.017633" calcext:value-type="float">
            <text:p>0.017633</text:p>
          </table:table-cell>
          <table:table-cell office:value-type="float" office:value="0.0110176" calcext:value-type="float">
            <text:p>0.0110176</text:p>
          </table:table-cell>
          <table:table-cell office:value-type="float" office:value="0.17993" calcext:value-type="float">
            <text:p>0.17993</text:p>
          </table:table-cell>
        </table:table-row>
        <table:table-row table:style-name="ro1">
          <table:table-cell office:value-type="float" office:value="0.000698532" calcext:value-type="float">
            <text:p>0.000698532</text:p>
          </table:table-cell>
          <table:table-cell office:value-type="float" office:value="0.000774405" calcext:value-type="float">
            <text:p>0.000774405</text:p>
          </table:table-cell>
          <table:table-cell office:value-type="float" office:value="0.000709869" calcext:value-type="float">
            <text:p>0.000709869</text:p>
          </table:table-cell>
          <table:table-cell office:value-type="float" office:value="0.000705792" calcext:value-type="float">
            <text:p>0.000705792</text:p>
          </table:table-cell>
        </table:table-row>
        <table:table-row table:style-name="ro1">
          <table:table-cell office:value-type="float" office:value="0.00805161" calcext:value-type="float">
            <text:p>0.00805161</text:p>
          </table:table-cell>
          <table:table-cell office:value-type="float" office:value="0.00266175" calcext:value-type="float">
            <text:p>0.00266175</text:p>
          </table:table-cell>
          <table:table-cell office:value-type="float" office:value="0.00484036" calcext:value-type="float">
            <text:p>0.00484036</text:p>
          </table:table-cell>
          <table:table-cell office:value-type="float" office:value="0.0614293" calcext:value-type="float">
            <text:p>0.0614293</text:p>
          </table:table-cell>
        </table:table-row>
        <table:table-row table:style-name="ro1">
          <table:table-cell office:value-type="float" office:value="0.0154239" calcext:value-type="float">
            <text:p>0.0154239</text:p>
          </table:table-cell>
          <table:table-cell office:value-type="float" office:value="0.0223209" calcext:value-type="float">
            <text:p>0.0223209</text:p>
          </table:table-cell>
          <table:table-cell office:value-type="float" office:value="0.0109001" calcext:value-type="float">
            <text:p>0.0109001</text:p>
          </table:table-cell>
          <table:table-cell office:value-type="float" office:value="0.0806655" calcext:value-type="float">
            <text:p>0.0806655</text:p>
          </table:table-cell>
        </table:table-row>
        <table:table-row table:style-name="ro1">
          <table:table-cell office:value-type="float" office:value="0.000775645" calcext:value-type="float">
            <text:p>0.000775645</text:p>
          </table:table-cell>
          <table:table-cell office:value-type="float" office:value="0.000750266" calcext:value-type="float">
            <text:p>0.000750266</text:p>
          </table:table-cell>
          <table:table-cell office:value-type="float" office:value="0.000714953" calcext:value-type="float">
            <text:p>0.000714953</text:p>
          </table:table-cell>
          <table:table-cell office:value-type="float" office:value="0.000712057" calcext:value-type="float">
            <text:p>0.000712057</text:p>
          </table:table-cell>
        </table:table-row>
        <table:table-row table:style-name="ro1">
          <table:table-cell office:value-type="float" office:value="0.0109248" calcext:value-type="float">
            <text:p>0.0109248</text:p>
          </table:table-cell>
          <table:table-cell office:value-type="float" office:value="0.0107844" calcext:value-type="float">
            <text:p>0.0107844</text:p>
          </table:table-cell>
          <table:table-cell office:value-type="float" office:value="0.0102873" calcext:value-type="float">
            <text:p>0.0102873</text:p>
          </table:table-cell>
          <table:table-cell office:value-type="float" office:value="0.0880391" calcext:value-type="float">
            <text:p>0.0880391</text:p>
          </table:table-cell>
        </table:table-row>
        <table:table-row table:style-name="ro1">
          <table:table-cell office:value-type="float" office:value="0.220314" calcext:value-type="float">
            <text:p>0.220314</text:p>
          </table:table-cell>
          <table:table-cell office:value-type="float" office:value="0.44242" calcext:value-type="float">
            <text:p>0.44242</text:p>
          </table:table-cell>
          <table:table-cell office:value-type="float" office:value="0.247657" calcext:value-type="float">
            <text:p>0.247657</text:p>
          </table:table-cell>
          <table:table-cell office:value-type="float" office:value="2.34205" calcext:value-type="float">
            <text:p>2.34205</text:p>
          </table:table-cell>
        </table:table-row>
        <table:table-row table:style-name="ro1">
          <table:table-cell office:value-type="float" office:value="0.26526" calcext:value-type="float">
            <text:p>0.26526</text:p>
          </table:table-cell>
          <table:table-cell office:value-type="float" office:value="0.444797" calcext:value-type="float">
            <text:p>0.444797</text:p>
          </table:table-cell>
          <table:table-cell office:value-type="float" office:value="0.319952" calcext:value-type="float">
            <text:p>0.319952</text:p>
          </table:table-cell>
          <table:table-cell office:value-type="float" office:value="2.70812" calcext:value-type="float">
            <text:p>2.70812</text:p>
          </table:table-cell>
        </table:table-row>
        <table:table-row table:style-name="ro1">
          <table:table-cell office:value-type="float" office:value="0.00756725" calcext:value-type="float">
            <text:p>0.00756725</text:p>
          </table:table-cell>
          <table:table-cell office:value-type="float" office:value="0.0108934" calcext:value-type="float">
            <text:p>0.0108934</text:p>
          </table:table-cell>
          <table:table-cell office:value-type="float" office:value="0.00592241" calcext:value-type="float">
            <text:p>0.00592241</text:p>
          </table:table-cell>
          <table:table-cell office:value-type="float" office:value="0.0759515" calcext:value-type="float">
            <text:p>0.0759515</text:p>
          </table:table-cell>
        </table:table-row>
        <table:table-row table:style-name="ro1">
          <table:table-cell office:value-type="float" office:value="0.000891857" calcext:value-type="float">
            <text:p>0.000891857</text:p>
          </table:table-cell>
          <table:table-cell office:value-type="float" office:value="0.000933656" calcext:value-type="float">
            <text:p>0.000933656</text:p>
          </table:table-cell>
          <table:table-cell office:value-type="float" office:value="0.000844421" calcext:value-type="float">
            <text:p>0.000844421</text:p>
          </table:table-cell>
          <table:table-cell office:value-type="float" office:value="0.00082516" calcext:value-type="float">
            <text:p>0.00082516</text:p>
          </table:table-cell>
        </table:table-row>
        <table:table-row table:style-name="ro1">
          <table:table-cell office:value-type="float" office:value="0.0235343" calcext:value-type="float">
            <text:p>0.0235343</text:p>
          </table:table-cell>
          <table:table-cell office:value-type="float" office:value="0.0471786" calcext:value-type="float">
            <text:p>0.0471786</text:p>
          </table:table-cell>
          <table:table-cell office:value-type="float" office:value="0.0235815" calcext:value-type="float">
            <text:p>0.0235815</text:p>
          </table:table-cell>
          <table:table-cell office:value-type="float" office:value="0.27403" calcext:value-type="float">
            <text:p>0.27403</text:p>
          </table:table-cell>
        </table:table-row>
        <table:table-row table:style-name="ro1">
          <table:table-cell office:value-type="float" office:value="0.233478" calcext:value-type="float">
            <text:p>0.233478</text:p>
          </table:table-cell>
          <table:table-cell office:value-type="float" office:value="0.178746" calcext:value-type="float">
            <text:p>0.178746</text:p>
          </table:table-cell>
          <table:table-cell office:value-type="float" office:value="0.176433" calcext:value-type="float">
            <text:p>0.176433</text:p>
          </table:table-cell>
          <table:table-cell office:value-type="float" office:value="1.6427" calcext:value-type="float">
            <text:p>1.6427</text:p>
          </table:table-cell>
        </table:table-row>
        <table:table-row table:style-name="ro1">
          <table:table-cell office:value-type="float" office:value="0.011254" calcext:value-type="float">
            <text:p>0.011254</text:p>
          </table:table-cell>
          <table:table-cell office:value-type="float" office:value="0.0196586" calcext:value-type="float">
            <text:p>0.0196586</text:p>
          </table:table-cell>
          <table:table-cell office:value-type="float" office:value="0.0111281" calcext:value-type="float">
            <text:p>0.0111281</text:p>
          </table:table-cell>
          <table:table-cell office:value-type="float" office:value="0.0970543" calcext:value-type="float">
            <text:p>0.0970543</text:p>
          </table:table-cell>
        </table:table-row>
        <table:table-row table:style-name="ro1">
          <table:table-cell office:value-type="float" office:value="0.0158587" calcext:value-type="float">
            <text:p>0.0158587</text:p>
          </table:table-cell>
          <table:table-cell office:value-type="float" office:value="0.0207294" calcext:value-type="float">
            <text:p>0.0207294</text:p>
          </table:table-cell>
          <table:table-cell office:value-type="float" office:value="0.0166122" calcext:value-type="float">
            <text:p>0.0166122</text:p>
          </table:table-cell>
          <table:table-cell office:value-type="float" office:value="0.0972835" calcext:value-type="float">
            <text:p>0.0972835</text:p>
          </table:table-cell>
        </table:table-row>
        <table:table-row table:style-name="ro1">
          <table:table-cell office:value-type="float" office:value="0.00468504" calcext:value-type="float">
            <text:p>0.00468504</text:p>
          </table:table-cell>
          <table:table-cell office:value-type="float" office:value="0.00159905" calcext:value-type="float">
            <text:p>0.00159905</text:p>
          </table:table-cell>
          <table:table-cell office:value-type="float" office:value="0.00534688" calcext:value-type="float">
            <text:p>0.00534688</text:p>
          </table:table-cell>
          <table:table-cell office:value-type="float" office:value="0.0379605" calcext:value-type="float">
            <text:p>0.0379605</text:p>
          </table:table-cell>
        </table:table-row>
        <table:table-row table:style-name="ro1">
          <table:table-cell office:value-type="float" office:value="0.00370255" calcext:value-type="float">
            <text:p>0.00370255</text:p>
          </table:table-cell>
          <table:table-cell office:value-type="float" office:value="0.0070604" calcext:value-type="float">
            <text:p>0.0070604</text:p>
          </table:table-cell>
          <table:table-cell office:value-type="float" office:value="0.0037154" calcext:value-type="float">
            <text:p>0.0037154</text:p>
          </table:table-cell>
          <table:table-cell office:value-type="float" office:value="0.0355465" calcext:value-type="float">
            <text:p>0.0355465</text:p>
          </table:table-cell>
        </table:table-row>
        <table:table-row table:style-name="ro1">
          <table:table-cell office:value-type="float" office:value="0.824677" calcext:value-type="float">
            <text:p>0.824677</text:p>
          </table:table-cell>
          <table:table-cell office:value-type="float" office:value="1.60739" calcext:value-type="float">
            <text:p>1.60739</text:p>
          </table:table-cell>
          <table:table-cell office:value-type="float" office:value="0.860694" calcext:value-type="float">
            <text:p>0.860694</text:p>
          </table:table-cell>
          <table:table-cell office:value-type="float" office:value="9.66132" calcext:value-type="float">
            <text:p>9.66132</text:p>
          </table:table-cell>
        </table:table-row>
        <table:table-row table:style-name="ro1">
          <table:table-cell office:value-type="float" office:value="0.0136436" calcext:value-type="float">
            <text:p>0.0136436</text:p>
          </table:table-cell>
          <table:table-cell office:value-type="float" office:value="0.0155534" calcext:value-type="float">
            <text:p>0.0155534</text:p>
          </table:table-cell>
          <table:table-cell office:value-type="float" office:value="0.0128201" calcext:value-type="float">
            <text:p>0.0128201</text:p>
          </table:table-cell>
          <table:table-cell office:value-type="float" office:value="0.10908" calcext:value-type="float">
            <text:p>0.10908</text:p>
          </table:table-cell>
        </table:table-row>
        <table:table-row table:style-name="ro1">
          <table:table-cell office:value-type="float" office:value="0.00749598" calcext:value-type="float">
            <text:p>0.00749598</text:p>
          </table:table-cell>
          <table:table-cell office:value-type="float" office:value="0.0185552" calcext:value-type="float">
            <text:p>0.0185552</text:p>
          </table:table-cell>
          <table:table-cell office:value-type="float" office:value="0.00983463" calcext:value-type="float">
            <text:p>0.00983463</text:p>
          </table:table-cell>
          <table:table-cell office:value-type="float" office:value="0.0682796" calcext:value-type="float">
            <text:p>0.0682796</text:p>
          </table:table-cell>
        </table:table-row>
        <table:table-row table:style-name="ro1">
          <table:table-cell office:value-type="float" office:value="0.00344145" calcext:value-type="float">
            <text:p>0.00344145</text:p>
          </table:table-cell>
          <table:table-cell office:value-type="float" office:value="0.0038219" calcext:value-type="float">
            <text:p>0.0038219</text:p>
          </table:table-cell>
          <table:table-cell office:value-type="float" office:value="0.000910395" calcext:value-type="float">
            <text:p>0.000910395</text:p>
          </table:table-cell>
          <table:table-cell office:value-type="float" office:value="0.0209111" calcext:value-type="float">
            <text:p>0.0209111</text:p>
          </table:table-cell>
        </table:table-row>
        <table:table-row table:style-name="ro1">
          <table:table-cell office:value-type="float" office:value="0.0112671" calcext:value-type="float">
            <text:p>0.0112671</text:p>
          </table:table-cell>
          <table:table-cell office:value-type="float" office:value="0.0230498" calcext:value-type="float">
            <text:p>0.0230498</text:p>
          </table:table-cell>
          <table:table-cell office:value-type="float" office:value="0.00614068" calcext:value-type="float">
            <text:p>0.00614068</text:p>
          </table:table-cell>
          <table:table-cell office:value-type="float" office:value="0.0645591" calcext:value-type="float">
            <text:p>0.0645591</text:p>
          </table:table-cell>
        </table:table-row>
        <table:table-row table:style-name="ro1">
          <table:table-cell office:value-type="float" office:value="0.000760747" calcext:value-type="float">
            <text:p>0.000760747</text:p>
          </table:table-cell>
          <table:table-cell office:value-type="float" office:value="0.000787797" calcext:value-type="float">
            <text:p>0.000787797</text:p>
          </table:table-cell>
          <table:table-cell office:value-type="float" office:value="0.000743393" calcext:value-type="float">
            <text:p>0.000743393</text:p>
          </table:table-cell>
          <table:table-cell office:value-type="float" office:value="0.000701735" calcext:value-type="float">
            <text:p>0.000701735</text:p>
          </table:table-cell>
        </table:table-row>
        <table:table-row table:style-name="ro1">
          <table:table-cell office:value-type="float" office:value="0.0202734" calcext:value-type="float">
            <text:p>0.0202734</text:p>
          </table:table-cell>
          <table:table-cell office:value-type="float" office:value="0.0126124" calcext:value-type="float">
            <text:p>0.0126124</text:p>
          </table:table-cell>
          <table:table-cell office:value-type="float" office:value="0.0135392" calcext:value-type="float">
            <text:p>0.0135392</text:p>
          </table:table-cell>
          <table:table-cell office:value-type="float" office:value="0.0640122" calcext:value-type="float">
            <text:p>0.0640122</text:p>
          </table:table-cell>
        </table:table-row>
        <table:table-row table:style-name="ro1">
          <table:table-cell office:value-type="float" office:value="0.00136577" calcext:value-type="float">
            <text:p>0.00136577</text:p>
          </table:table-cell>
          <table:table-cell office:value-type="float" office:value="0.00386693" calcext:value-type="float">
            <text:p>0.00386693</text:p>
          </table:table-cell>
          <table:table-cell office:value-type="float" office:value="0.000909241" calcext:value-type="float">
            <text:p>0.000909241</text:p>
          </table:table-cell>
          <table:table-cell office:value-type="float" office:value="0.000930134" calcext:value-type="float">
            <text:p>0.000930134</text:p>
          </table:table-cell>
        </table:table-row>
        <table:table-row table:style-name="ro1">
          <table:table-cell office:value-type="float" office:value="0.0115237" calcext:value-type="float">
            <text:p>0.0115237</text:p>
          </table:table-cell>
          <table:table-cell office:value-type="float" office:value="0.0108553" calcext:value-type="float">
            <text:p>0.0108553</text:p>
          </table:table-cell>
          <table:table-cell office:value-type="float" office:value="0.00870278" calcext:value-type="float">
            <text:p>0.00870278</text:p>
          </table:table-cell>
          <table:table-cell office:value-type="float" office:value="0.0740422" calcext:value-type="float">
            <text:p>0.0740422</text:p>
          </table:table-cell>
        </table:table-row>
        <table:table-row table:style-name="ro1">
          <table:table-cell office:value-type="float" office:value="0.000921642" calcext:value-type="float">
            <text:p>0.000921642</text:p>
          </table:table-cell>
          <table:table-cell office:value-type="float" office:value="0.000908973" calcext:value-type="float">
            <text:p>0.000908973</text:p>
          </table:table-cell>
          <table:table-cell office:value-type="float" office:value="0.000790851" calcext:value-type="float">
            <text:p>0.000790851</text:p>
          </table:table-cell>
          <table:table-cell office:value-type="float" office:value="0.00094923" calcext:value-type="float">
            <text:p>0.00094923</text:p>
          </table:table-cell>
        </table:table-row>
        <table:table-row table:style-name="ro1">
          <table:table-cell office:value-type="float" office:value="0.00323055" calcext:value-type="float">
            <text:p>0.00323055</text:p>
          </table:table-cell>
          <table:table-cell office:value-type="float" office:value="0.0119547" calcext:value-type="float">
            <text:p>0.0119547</text:p>
          </table:table-cell>
          <table:table-cell office:value-type="float" office:value="0.00562515" calcext:value-type="float">
            <text:p>0.00562515</text:p>
          </table:table-cell>
          <table:table-cell office:value-type="float" office:value="0.00195464" calcext:value-type="float">
            <text:p>0.00195464</text:p>
          </table:table-cell>
        </table:table-row>
        <table:table-row table:style-name="ro1">
          <table:table-cell office:value-type="float" office:value="0.0137588" calcext:value-type="float">
            <text:p>0.0137588</text:p>
          </table:table-cell>
          <table:table-cell office:value-type="float" office:value="0.0109971" calcext:value-type="float">
            <text:p>0.0109971</text:p>
          </table:table-cell>
          <table:table-cell office:value-type="float" office:value="0.0102463" calcext:value-type="float">
            <text:p>0.0102463</text:p>
          </table:table-cell>
          <table:table-cell office:value-type="float" office:value="0.0858911" calcext:value-type="float">
            <text:p>0.0858911</text:p>
          </table:table-cell>
        </table:table-row>
        <table:table-row table:style-name="ro1">
          <table:table-cell office:value-type="float" office:value="0.012762" calcext:value-type="float">
            <text:p>0.012762</text:p>
          </table:table-cell>
          <table:table-cell office:value-type="float" office:value="0.0134654" calcext:value-type="float">
            <text:p>0.0134654</text:p>
          </table:table-cell>
          <table:table-cell office:value-type="float" office:value="0.0127066" calcext:value-type="float">
            <text:p>0.0127066</text:p>
          </table:table-cell>
          <table:table-cell office:value-type="float" office:value="0.045673" calcext:value-type="float">
            <text:p>0.045673</text:p>
          </table:table-cell>
        </table:table-row>
        <table:table-row table:style-name="ro1">
          <table:table-cell office:value-type="float" office:value="0.355626" calcext:value-type="float">
            <text:p>0.355626</text:p>
          </table:table-cell>
          <table:table-cell office:value-type="float" office:value="0.753187" calcext:value-type="float">
            <text:p>0.753187</text:p>
          </table:table-cell>
          <table:table-cell office:value-type="float" office:value="0.468994" calcext:value-type="float">
            <text:p>0.468994</text:p>
          </table:table-cell>
          <table:table-cell office:value-type="float" office:value="4.49118" calcext:value-type="float">
            <text:p>4.49118</text:p>
          </table:table-cell>
        </table:table-row>
        <table:table-row table:style-name="ro1">
          <table:table-cell office:value-type="float" office:value="0.0104031" calcext:value-type="float">
            <text:p>0.0104031</text:p>
          </table:table-cell>
          <table:table-cell office:value-type="float" office:value="0.0159504" calcext:value-type="float">
            <text:p>0.0159504</text:p>
          </table:table-cell>
          <table:table-cell office:value-type="float" office:value="0.00804419" calcext:value-type="float">
            <text:p>0.00804419</text:p>
          </table:table-cell>
          <table:table-cell office:value-type="float" office:value="0.119772" calcext:value-type="float">
            <text:p>0.119772</text:p>
          </table:table-cell>
        </table:table-row>
        <table:table-row table:style-name="ro1">
          <table:table-cell office:value-type="float" office:value="0.0206302" calcext:value-type="float">
            <text:p>0.0206302</text:p>
          </table:table-cell>
          <table:table-cell office:value-type="float" office:value="0.0247635" calcext:value-type="float">
            <text:p>0.0247635</text:p>
          </table:table-cell>
          <table:table-cell office:value-type="float" office:value="0.0122841" calcext:value-type="float">
            <text:p>0.0122841</text:p>
          </table:table-cell>
          <table:table-cell office:value-type="float" office:value="0.151939" calcext:value-type="float">
            <text:p>0.151939</text:p>
          </table:table-cell>
        </table:table-row>
        <table:table-row table:style-name="ro1">
          <table:table-cell office:value-type="float" office:value="0.013097" calcext:value-type="float">
            <text:p>0.013097</text:p>
          </table:table-cell>
          <table:table-cell office:value-type="float" office:value="0.0209209" calcext:value-type="float">
            <text:p>0.0209209</text:p>
          </table:table-cell>
          <table:table-cell office:value-type="float" office:value="0.00917083" calcext:value-type="float">
            <text:p>0.00917083</text:p>
          </table:table-cell>
          <table:table-cell office:value-type="float" office:value="0.0956755" calcext:value-type="float">
            <text:p>0.0956755</text:p>
          </table:table-cell>
        </table:table-row>
        <table:table-row table:style-name="ro1">
          <table:table-cell office:value-type="float" office:value="0.0160387" calcext:value-type="float">
            <text:p>0.0160387</text:p>
          </table:table-cell>
          <table:table-cell office:value-type="float" office:value="0.00937076" calcext:value-type="float">
            <text:p>0.00937076</text:p>
          </table:table-cell>
          <table:table-cell office:value-type="float" office:value="0.0138088" calcext:value-type="float">
            <text:p>0.0138088</text:p>
          </table:table-cell>
          <table:table-cell office:value-type="float" office:value="0.0635738" calcext:value-type="float">
            <text:p>0.0635738</text:p>
          </table:table-cell>
        </table:table-row>
        <table:table-row table:style-name="ro1">
          <table:table-cell office:value-type="float" office:value="0.98456" calcext:value-type="float">
            <text:p>0.98456</text:p>
          </table:table-cell>
          <table:table-cell office:value-type="float" office:value="1.48856" calcext:value-type="float">
            <text:p>1.48856</text:p>
          </table:table-cell>
          <table:table-cell office:value-type="float" office:value="0.986095" calcext:value-type="float">
            <text:p>0.986095</text:p>
          </table:table-cell>
          <table:table-cell office:value-type="float" office:value="11.9574" calcext:value-type="float">
            <text:p>11.9574</text:p>
          </table:table-cell>
        </table:table-row>
        <table:table-row table:style-name="ro1">
          <table:table-cell office:value-type="float" office:value="1.8962" calcext:value-type="float">
            <text:p>1.8962</text:p>
          </table:table-cell>
          <table:table-cell office:value-type="float" office:value="2.85636" calcext:value-type="float">
            <text:p>2.85636</text:p>
          </table:table-cell>
          <table:table-cell office:value-type="float" office:value="2.10997" calcext:value-type="float">
            <text:p>2.10997</text:p>
          </table:table-cell>
          <table:table-cell office:value-type="float" office:value="24.2608" calcext:value-type="float">
            <text:p>24.2608</text:p>
          </table:table-cell>
        </table:table-row>
        <table:table-row table:style-name="ro1">
          <table:table-cell office:value-type="float" office:value="1.4021" calcext:value-type="float">
            <text:p>1.4021</text:p>
          </table:table-cell>
          <table:table-cell office:value-type="float" office:value="1.61217" calcext:value-type="float">
            <text:p>1.61217</text:p>
          </table:table-cell>
          <table:table-cell office:value-type="float" office:value="1.29878" calcext:value-type="float">
            <text:p>1.29878</text:p>
          </table:table-cell>
          <table:table-cell office:value-type="float" office:value="19.492" calcext:value-type="float">
            <text:p>19.492</text:p>
          </table:table-cell>
        </table:table-row>
        <table:table-row table:style-name="ro1">
          <table:table-cell office:value-type="float" office:value="0.0155745" calcext:value-type="float">
            <text:p>0.0155745</text:p>
          </table:table-cell>
          <table:table-cell office:value-type="float" office:value="0.00825158" calcext:value-type="float">
            <text:p>0.00825158</text:p>
          </table:table-cell>
          <table:table-cell office:value-type="float" office:value="0.0147555" calcext:value-type="float">
            <text:p>0.0147555</text:p>
          </table:table-cell>
          <table:table-cell office:value-type="float" office:value="0.152959" calcext:value-type="float">
            <text:p>0.152959</text:p>
          </table:table-cell>
        </table:table-row>
        <table:table-row table:style-name="ro1">
          <table:table-cell office:value-type="float" office:value="0.00490088" calcext:value-type="float">
            <text:p>0.00490088</text:p>
          </table:table-cell>
          <table:table-cell office:value-type="float" office:value="0.00428118" calcext:value-type="float">
            <text:p>0.00428118</text:p>
          </table:table-cell>
          <table:table-cell office:value-type="float" office:value="0.00470854" calcext:value-type="float">
            <text:p>0.00470854</text:p>
          </table:table-cell>
          <table:table-cell office:value-type="float" office:value="0.00182561" calcext:value-type="float">
            <text:p>0.00182561</text:p>
          </table:table-cell>
        </table:table-row>
        <table:table-row table:style-name="ro1">
          <table:table-cell office:value-type="float" office:value="0.0136743" calcext:value-type="float">
            <text:p>0.0136743</text:p>
          </table:table-cell>
          <table:table-cell office:value-type="float" office:value="0.0211277" calcext:value-type="float">
            <text:p>0.0211277</text:p>
          </table:table-cell>
          <table:table-cell office:value-type="float" office:value="0.0202948" calcext:value-type="float">
            <text:p>0.0202948</text:p>
          </table:table-cell>
          <table:table-cell office:value-type="float" office:value="0.102512" calcext:value-type="float">
            <text:p>0.102512</text:p>
          </table:table-cell>
        </table:table-row>
        <table:table-row table:style-name="ro1">
          <table:table-cell office:value-type="float" office:value="0.0119154" calcext:value-type="float">
            <text:p>0.0119154</text:p>
          </table:table-cell>
          <table:table-cell office:value-type="float" office:value="0.0143019" calcext:value-type="float">
            <text:p>0.0143019</text:p>
          </table:table-cell>
          <table:table-cell office:value-type="float" office:value="0.0118998" calcext:value-type="float">
            <text:p>0.0118998</text:p>
          </table:table-cell>
          <table:table-cell office:value-type="float" office:value="0.141597" calcext:value-type="float">
            <text:p>0.141597</text:p>
          </table:table-cell>
        </table:table-row>
        <table:table-row table:style-name="ro1">
          <table:table-cell office:value-type="float" office:value="0.00125918" calcext:value-type="float">
            <text:p>0.00125918</text:p>
          </table:table-cell>
          <table:table-cell office:value-type="float" office:value="0.00128123" calcext:value-type="float">
            <text:p>0.00128123</text:p>
          </table:table-cell>
          <table:table-cell office:value-type="float" office:value="0.00123432" calcext:value-type="float">
            <text:p>0.00123432</text:p>
          </table:table-cell>
          <table:table-cell office:value-type="float" office:value="0.00121521" calcext:value-type="float">
            <text:p>0.00121521</text:p>
          </table:table-cell>
        </table:table-row>
        <table:table-row table:style-name="ro1">
          <table:table-cell office:value-type="float" office:value="0.027271" calcext:value-type="float">
            <text:p>0.027271</text:p>
          </table:table-cell>
          <table:table-cell office:value-type="float" office:value="0.0266019" calcext:value-type="float">
            <text:p>0.0266019</text:p>
          </table:table-cell>
          <table:table-cell office:value-type="float" office:value="0.0198004" calcext:value-type="float">
            <text:p>0.0198004</text:p>
          </table:table-cell>
          <table:table-cell office:value-type="float" office:value="0.151723" calcext:value-type="float">
            <text:p>0.151723</text:p>
          </table:table-cell>
        </table:table-row>
        <table:table-row table:style-name="ro1">
          <table:table-cell office:value-type="float" office:value="0.0126746" calcext:value-type="float">
            <text:p>0.0126746</text:p>
          </table:table-cell>
          <table:table-cell office:value-type="float" office:value="0.0177298" calcext:value-type="float">
            <text:p>0.0177298</text:p>
          </table:table-cell>
          <table:table-cell office:value-type="float" office:value="0.0131568" calcext:value-type="float">
            <text:p>0.0131568</text:p>
          </table:table-cell>
          <table:table-cell office:value-type="float" office:value="0.114018" calcext:value-type="float">
            <text:p>0.114018</text:p>
          </table:table-cell>
        </table:table-row>
        <table:table-row table:style-name="ro1">
          <table:table-cell office:value-type="float" office:value="0.00119041" calcext:value-type="float">
            <text:p>0.00119041</text:p>
          </table:table-cell>
          <table:table-cell office:value-type="float" office:value="0.00132066" calcext:value-type="float">
            <text:p>0.00132066</text:p>
          </table:table-cell>
          <table:table-cell office:value-type="float" office:value="0.00109051" calcext:value-type="float">
            <text:p>0.00109051</text:p>
          </table:table-cell>
          <table:table-cell office:value-type="float" office:value="0.00126685" calcext:value-type="float">
            <text:p>0.00126685</text:p>
          </table:table-cell>
        </table:table-row>
        <table:table-row table:style-name="ro1">
          <table:table-cell office:value-type="float" office:value="0.000858168" calcext:value-type="float">
            <text:p>0.000858168</text:p>
          </table:table-cell>
          <table:table-cell office:value-type="float" office:value="0.000880806" calcext:value-type="float">
            <text:p>0.000880806</text:p>
          </table:table-cell>
          <table:table-cell office:value-type="float" office:value="0.000784871" calcext:value-type="float">
            <text:p>0.000784871</text:p>
          </table:table-cell>
          <table:table-cell office:value-type="float" office:value="0.000908704" calcext:value-type="float">
            <text:p>0.000908704</text:p>
          </table:table-cell>
        </table:table-row>
        <table:table-row table:style-name="ro1">
          <table:table-cell office:value-type="float" office:value="0.0069298" calcext:value-type="float">
            <text:p>0.0069298</text:p>
          </table:table-cell>
          <table:table-cell office:value-type="float" office:value="0.0208105" calcext:value-type="float">
            <text:p>0.0208105</text:p>
          </table:table-cell>
          <table:table-cell office:value-type="float" office:value="0.00514927" calcext:value-type="float">
            <text:p>0.00514927</text:p>
          </table:table-cell>
          <table:table-cell office:value-type="float" office:value="0.13107" calcext:value-type="float">
            <text:p>0.13107</text:p>
          </table:table-cell>
        </table:table-row>
        <table:table-row table:style-name="ro1">
          <table:table-cell office:value-type="float" office:value="0.135283" calcext:value-type="float">
            <text:p>0.135283</text:p>
          </table:table-cell>
          <table:table-cell office:value-type="float" office:value="0.274015" calcext:value-type="float">
            <text:p>0.274015</text:p>
          </table:table-cell>
          <table:table-cell office:value-type="float" office:value="0.135062" calcext:value-type="float">
            <text:p>0.135062</text:p>
          </table:table-cell>
          <table:table-cell office:value-type="float" office:value="1.47928" calcext:value-type="float">
            <text:p>1.47928</text:p>
          </table:table-cell>
        </table:table-row>
        <table:table-row table:style-name="ro1">
          <table:table-cell office:value-type="float" office:value="0.57299" calcext:value-type="float">
            <text:p>0.57299</text:p>
          </table:table-cell>
          <table:table-cell office:value-type="float" office:value="0.745402" calcext:value-type="float">
            <text:p>0.745402</text:p>
          </table:table-cell>
          <table:table-cell office:value-type="float" office:value="0.450092" calcext:value-type="float">
            <text:p>0.450092</text:p>
          </table:table-cell>
          <table:table-cell office:value-type="float" office:value="5.64002" calcext:value-type="float">
            <text:p>5.64002</text:p>
          </table:table-cell>
        </table:table-row>
        <table:table-row table:style-name="ro1">
          <table:table-cell office:value-type="float" office:value="1.25361" calcext:value-type="float">
            <text:p>1.25361</text:p>
          </table:table-cell>
          <table:table-cell office:value-type="float" office:value="1.62422" calcext:value-type="float">
            <text:p>1.62422</text:p>
          </table:table-cell>
          <table:table-cell office:value-type="float" office:value="1.33584" calcext:value-type="float">
            <text:p>1.33584</text:p>
          </table:table-cell>
          <table:table-cell office:value-type="float" office:value="13.8716" calcext:value-type="float">
            <text:p>13.8716</text:p>
          </table:table-cell>
        </table:table-row>
        <table:table-row table:style-name="ro1">
          <table:table-cell office:value-type="float" office:value="0.0207798" calcext:value-type="float">
            <text:p>0.0207798</text:p>
          </table:table-cell>
          <table:table-cell office:value-type="float" office:value="0.0311086" calcext:value-type="float">
            <text:p>0.0311086</text:p>
          </table:table-cell>
          <table:table-cell office:value-type="float" office:value="0.0210569" calcext:value-type="float">
            <text:p>0.0210569</text:p>
          </table:table-cell>
          <table:table-cell office:value-type="float" office:value="0.230084" calcext:value-type="float">
            <text:p>0.230084</text:p>
          </table:table-cell>
        </table:table-row>
        <table:table-row table:style-name="ro1">
          <table:table-cell office:value-type="float" office:value="0.0127803" calcext:value-type="float">
            <text:p>0.0127803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17609" calcext:value-type="float">
            <text:p>0.017609</text:p>
          </table:table-cell>
          <table:table-cell office:value-type="float" office:value="0.105575" calcext:value-type="float">
            <text:p>0.105575</text:p>
          </table:table-cell>
        </table:table-row>
        <table:table-row table:style-name="ro1">
          <table:table-cell office:value-type="float" office:value="0.0154619" calcext:value-type="float">
            <text:p>0.0154619</text:p>
          </table:table-cell>
          <table:table-cell office:value-type="float" office:value="0.0178683" calcext:value-type="float">
            <text:p>0.0178683</text:p>
          </table:table-cell>
          <table:table-cell office:value-type="float" office:value="0.0161785" calcext:value-type="float">
            <text:p>0.0161785</text:p>
          </table:table-cell>
          <table:table-cell office:value-type="float" office:value="0.160242" calcext:value-type="float">
            <text:p>0.160242</text:p>
          </table:table-cell>
        </table:table-row>
        <table:table-row table:style-name="ro1">
          <table:table-cell office:value-type="float" office:value="0.0173541" calcext:value-type="float">
            <text:p>0.0173541</text:p>
          </table:table-cell>
          <table:table-cell office:value-type="float" office:value="0.024924" calcext:value-type="float">
            <text:p>0.024924</text:p>
          </table:table-cell>
          <table:table-cell office:value-type="float" office:value="0.0206016" calcext:value-type="float">
            <text:p>0.0206016</text:p>
          </table:table-cell>
          <table:table-cell office:value-type="float" office:value="0.127282" calcext:value-type="float">
            <text:p>0.127282</text:p>
          </table:table-cell>
        </table:table-row>
        <table:table-row table:style-name="ro1">
          <table:table-cell office:value-type="float" office:value="0.0183938" calcext:value-type="float">
            <text:p>0.0183938</text:p>
          </table:table-cell>
          <table:table-cell office:value-type="float" office:value="0.0124005" calcext:value-type="float">
            <text:p>0.0124005</text:p>
          </table:table-cell>
          <table:table-cell office:value-type="float" office:value="0.0185418" calcext:value-type="float">
            <text:p>0.0185418</text:p>
          </table:table-cell>
          <table:table-cell office:value-type="float" office:value="0.132413" calcext:value-type="float">
            <text:p>0.132413</text:p>
          </table:table-cell>
        </table:table-row>
        <table:table-row table:style-name="ro1">
          <table:table-cell office:value-type="float" office:value="0.0172928" calcext:value-type="float">
            <text:p>0.0172928</text:p>
          </table:table-cell>
          <table:table-cell office:value-type="float" office:value="0.0191328" calcext:value-type="float">
            <text:p>0.0191328</text:p>
          </table:table-cell>
          <table:table-cell office:value-type="float" office:value="0.0165068" calcext:value-type="float">
            <text:p>0.0165068</text:p>
          </table:table-cell>
          <table:table-cell office:value-type="float" office:value="0.116469" calcext:value-type="float">
            <text:p>0.116469</text:p>
          </table:table-cell>
        </table:table-row>
        <table:table-row table:style-name="ro1">
          <table:table-cell office:value-type="float" office:value="1.34251" calcext:value-type="float">
            <text:p>1.34251</text:p>
          </table:table-cell>
          <table:table-cell office:value-type="float" office:value="2.17943" calcext:value-type="float">
            <text:p>2.17943</text:p>
          </table:table-cell>
          <table:table-cell office:value-type="float" office:value="1.41612" calcext:value-type="float">
            <text:p>1.41612</text:p>
          </table:table-cell>
          <table:table-cell office:value-type="float" office:value="20.7921" calcext:value-type="float">
            <text:p>20.7921</text:p>
          </table:table-cell>
        </table:table-row>
        <table:table-row table:style-name="ro1">
          <table:table-cell office:value-type="float" office:value="1.90213" calcext:value-type="float">
            <text:p>1.90213</text:p>
          </table:table-cell>
          <table:table-cell office:value-type="float" office:value="3.34719" calcext:value-type="float">
            <text:p>3.34719</text:p>
          </table:table-cell>
          <table:table-cell office:value-type="float" office:value="2.33942" calcext:value-type="float">
            <text:p>2.33942</text:p>
          </table:table-cell>
          <table:table-cell office:value-type="float" office:value="31.7196" calcext:value-type="float">
            <text:p>31.7196</text:p>
          </table:table-cell>
        </table:table-row>
        <table:table-row table:style-name="ro1">
          <table:table-cell office:value-type="float" office:value="1.94771" calcext:value-type="float">
            <text:p>1.94771</text:p>
          </table:table-cell>
          <table:table-cell office:value-type="float" office:value="2.75871" calcext:value-type="float">
            <text:p>2.75871</text:p>
          </table:table-cell>
          <table:table-cell office:value-type="float" office:value="1.72537" calcext:value-type="float">
            <text:p>1.72537</text:p>
          </table:table-cell>
          <table:table-cell office:value-type="float" office:value="24.911" calcext:value-type="float">
            <text:p>24.911</text:p>
          </table:table-cell>
        </table:table-row>
        <table:table-row table:style-name="ro1">
          <table:table-cell office:value-type="float" office:value="2.89927" calcext:value-type="float">
            <text:p>2.89927</text:p>
          </table:table-cell>
          <table:table-cell office:value-type="float" office:value="3.55769" calcext:value-type="float">
            <text:p>3.55769</text:p>
          </table:table-cell>
          <table:table-cell office:value-type="float" office:value="2.45487" calcext:value-type="float">
            <text:p>2.45487</text:p>
          </table:table-cell>
          <table:table-cell office:value-type="float" office:value="31.8692" calcext:value-type="float">
            <text:p>31.8692</text:p>
          </table:table-cell>
        </table:table-row>
        <table:table-row table:style-name="ro1">
          <table:table-cell office:value-type="float" office:value="0.00120325" calcext:value-type="float">
            <text:p>0.00120325</text:p>
          </table:table-cell>
          <table:table-cell office:value-type="float" office:value="0.00109323" calcext:value-type="float">
            <text:p>0.00109323</text:p>
          </table:table-cell>
          <table:table-cell office:value-type="float" office:value="0.00106842" calcext:value-type="float">
            <text:p>0.00106842</text:p>
          </table:table-cell>
          <table:table-cell office:value-type="float" office:value="0.00111307" calcext:value-type="float">
            <text:p>0.00111307</text:p>
          </table:table-cell>
        </table:table-row>
        <table:table-row table:style-name="ro1">
          <table:table-cell office:value-type="float" office:value="1.93455" calcext:value-type="float">
            <text:p>1.93455</text:p>
          </table:table-cell>
          <table:table-cell office:value-type="float" office:value="2.99578" calcext:value-type="float">
            <text:p>2.99578</text:p>
          </table:table-cell>
          <table:table-cell office:value-type="float" office:value="1.72039" calcext:value-type="float">
            <text:p>1.72039</text:p>
          </table:table-cell>
          <table:table-cell office:value-type="float" office:value="25.2684" calcext:value-type="float">
            <text:p>25.2684</text:p>
          </table:table-cell>
        </table:table-row>
        <table:table-row table:style-name="ro1">
          <table:table-cell office:value-type="float" office:value="0.00104036" calcext:value-type="float">
            <text:p>0.00104036</text:p>
          </table:table-cell>
          <table:table-cell office:value-type="float" office:value="0.00108822" calcext:value-type="float">
            <text:p>0.00108822</text:p>
          </table:table-cell>
          <table:table-cell office:value-type="float" office:value="0.000921172" calcext:value-type="float">
            <text:p>0.000921172</text:p>
          </table:table-cell>
          <table:table-cell office:value-type="float" office:value="0.00100263" calcext:value-type="float">
            <text:p>0.00100263</text:p>
          </table:table-cell>
        </table:table-row>
        <table:table-row table:style-name="ro1">
          <table:table-cell office:value-type="float" office:value="1.47429" calcext:value-type="float">
            <text:p>1.47429</text:p>
          </table:table-cell>
          <table:table-cell office:value-type="float" office:value="1.86894" calcext:value-type="float">
            <text:p>1.86894</text:p>
          </table:table-cell>
          <table:table-cell office:value-type="float" office:value="1.3938" calcext:value-type="float">
            <text:p>1.3938</text:p>
          </table:table-cell>
          <table:table-cell office:value-type="float" office:value="17.8833" calcext:value-type="float">
            <text:p>17.8833</text:p>
          </table:table-cell>
        </table:table-row>
        <table:table-row table:style-name="ro1">
          <table:table-cell office:value-type="float" office:value="1.15074" calcext:value-type="float">
            <text:p>1.15074</text:p>
          </table:table-cell>
          <table:table-cell office:value-type="float" office:value="1.68889" calcext:value-type="float">
            <text:p>1.68889</text:p>
          </table:table-cell>
          <table:table-cell office:value-type="float" office:value="1.10716" calcext:value-type="float">
            <text:p>1.10716</text:p>
          </table:table-cell>
          <table:table-cell office:value-type="float" office:value="13.4039" calcext:value-type="float">
            <text:p>13.4039</text:p>
          </table:table-cell>
        </table:table-row>
        <table:table-row table:style-name="ro1">
          <table:table-cell office:value-type="float" office:value="0.0236766" calcext:value-type="float">
            <text:p>0.0236766</text:p>
          </table:table-cell>
          <table:table-cell office:value-type="float" office:value="0.0315753" calcext:value-type="float">
            <text:p>0.0315753</text:p>
          </table:table-cell>
          <table:table-cell office:value-type="float" office:value="0.0289221" calcext:value-type="float">
            <text:p>0.0289221</text:p>
          </table:table-cell>
          <table:table-cell office:value-type="float" office:value="0.230867" calcext:value-type="float">
            <text:p>0.230867</text:p>
          </table:table-cell>
        </table:table-row>
        <table:table-row table:style-name="ro1">
          <table:table-cell office:value-type="float" office:value="0.00106286" calcext:value-type="float">
            <text:p>0.00106286</text:p>
          </table:table-cell>
          <table:table-cell office:value-type="float" office:value="0.000985527" calcext:value-type="float">
            <text:p>0.000985527</text:p>
          </table:table-cell>
          <table:table-cell office:value-type="float" office:value="0.0010452" calcext:value-type="float">
            <text:p>0.0010452</text:p>
          </table:table-cell>
          <table:table-cell office:value-type="float" office:value="0.00106068" calcext:value-type="float">
            <text:p>0.00106068</text:p>
          </table:table-cell>
        </table:table-row>
        <table:table-row table:style-name="ro1">
          <table:table-cell office:value-type="float" office:value="1.44724" calcext:value-type="float">
            <text:p>1.44724</text:p>
          </table:table-cell>
          <table:table-cell office:value-type="float" office:value="2.15846" calcext:value-type="float">
            <text:p>2.15846</text:p>
          </table:table-cell>
          <table:table-cell office:value-type="float" office:value="1.50941" calcext:value-type="float">
            <text:p>1.50941</text:p>
          </table:table-cell>
          <table:table-cell office:value-type="float" office:value="20.5597" calcext:value-type="float">
            <text:p>20.5597</text:p>
          </table:table-cell>
        </table:table-row>
        <table:table-row table:style-name="ro1">
          <table:table-cell office:value-type="float" office:value="0.0158764" calcext:value-type="float">
            <text:p>0.0158764</text:p>
          </table:table-cell>
          <table:table-cell office:value-type="float" office:value="0.0209903" calcext:value-type="float">
            <text:p>0.0209903</text:p>
          </table:table-cell>
          <table:table-cell office:value-type="float" office:value="0.0157473" calcext:value-type="float">
            <text:p>0.0157473</text:p>
          </table:table-cell>
          <table:table-cell office:value-type="float" office:value="0.108899" calcext:value-type="float">
            <text:p>0.108899</text:p>
          </table:table-cell>
        </table:table-row>
        <table:table-row table:style-name="ro1">
          <table:table-cell office:value-type="float" office:value="0.00688417" calcext:value-type="float">
            <text:p>0.00688417</text:p>
          </table:table-cell>
          <table:table-cell office:value-type="float" office:value="0.00575916" calcext:value-type="float">
            <text:p>0.00575916</text:p>
          </table:table-cell>
          <table:table-cell office:value-type="float" office:value="0.00736115" calcext:value-type="float">
            <text:p>0.00736115</text:p>
          </table:table-cell>
          <table:table-cell office:value-type="float" office:value="0.0646345" calcext:value-type="float">
            <text:p>0.0646345</text:p>
          </table:table-cell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41443" calcext:value-type="float">
            <text:p>0.0141443</text:p>
          </table:table-cell>
          <table:table-cell office:value-type="float" office:value="0.0119088" calcext:value-type="float">
            <text:p>0.0119088</text:p>
          </table:table-cell>
          <table:table-cell office:value-type="float" office:value="0.0327822" calcext:value-type="float">
            <text:p>0.0327822</text:p>
          </table:table-cell>
        </table:table-row>
        <table:table-row table:style-name="ro1">
          <table:table-cell office:value-type="float" office:value="2.46113" calcext:value-type="float">
            <text:p>2.46113</text:p>
          </table:table-cell>
          <table:table-cell office:value-type="float" office:value="3.89873" calcext:value-type="float">
            <text:p>3.89873</text:p>
          </table:table-cell>
          <table:table-cell office:value-type="float" office:value="2.79692" calcext:value-type="float">
            <text:p>2.79692</text:p>
          </table:table-cell>
          <table:table-cell office:value-type="float" office:value="32.9343" calcext:value-type="float">
            <text:p>32.9343</text:p>
          </table:table-cell>
        </table:table-row>
        <table:table-row table:style-name="ro1">
          <table:table-cell office:value-type="float" office:value="0.943903" calcext:value-type="float">
            <text:p>0.943903</text:p>
          </table:table-cell>
          <table:table-cell office:value-type="float" office:value="1.92215" calcext:value-type="float">
            <text:p>1.92215</text:p>
          </table:table-cell>
          <table:table-cell office:value-type="float" office:value="0.830372" calcext:value-type="float">
            <text:p>0.830372</text:p>
          </table:table-cell>
          <table:table-cell office:value-type="float" office:value="9.78679" calcext:value-type="float">
            <text:p>9.78679</text:p>
          </table:table-cell>
        </table:table-row>
        <table:table-row table:style-name="ro1">
          <table:table-cell office:value-type="float" office:value="0.313138" calcext:value-type="float">
            <text:p>0.313138</text:p>
          </table:table-cell>
          <table:table-cell office:value-type="float" office:value="0.474922" calcext:value-type="float">
            <text:p>0.474922</text:p>
          </table:table-cell>
          <table:table-cell office:value-type="float" office:value="0.252501" calcext:value-type="float">
            <text:p>0.252501</text:p>
          </table:table-cell>
          <table:table-cell office:value-type="float" office:value="3.25102" calcext:value-type="float">
            <text:p>3.25102</text:p>
          </table:table-cell>
        </table:table-row>
        <table:table-row table:style-name="ro1">
          <table:table-cell office:value-type="float" office:value="0.017153" calcext:value-type="float">
            <text:p>0.017153</text:p>
          </table:table-cell>
          <table:table-cell office:value-type="float" office:value="0.031728" calcext:value-type="float">
            <text:p>0.031728</text:p>
          </table:table-cell>
          <table:table-cell office:value-type="float" office:value="0.0173833" calcext:value-type="float">
            <text:p>0.0173833</text:p>
          </table:table-cell>
          <table:table-cell office:value-type="float" office:value="0.242849" calcext:value-type="float">
            <text:p>0.242849</text:p>
          </table:table-cell>
        </table:table-row>
        <table:table-row table:style-name="ro1">
          <table:table-cell office:value-type="float" office:value="0.0187545" calcext:value-type="float">
            <text:p>0.0187545</text:p>
          </table:table-cell>
          <table:table-cell office:value-type="float" office:value="0.0353527" calcext:value-type="float">
            <text:p>0.0353527</text:p>
          </table:table-cell>
          <table:table-cell office:value-type="float" office:value="0.0211594" calcext:value-type="float">
            <text:p>0.0211594</text:p>
          </table:table-cell>
          <table:table-cell office:value-type="float" office:value="0.197707" calcext:value-type="float">
            <text:p>0.197707</text:p>
          </table:table-cell>
        </table:table-row>
        <table:table-row table:style-name="ro1">
          <table:table-cell office:value-type="float" office:value="0.00956682" calcext:value-type="float">
            <text:p>0.00956682</text:p>
          </table:table-cell>
          <table:table-cell office:value-type="float" office:value="0.0158494" calcext:value-type="float">
            <text:p>0.0158494</text:p>
          </table:table-cell>
          <table:table-cell office:value-type="float" office:value="0.0123678" calcext:value-type="float">
            <text:p>0.0123678</text:p>
          </table:table-cell>
          <table:table-cell office:value-type="float" office:value="0.101537" calcext:value-type="float">
            <text:p>0.101537</text:p>
          </table:table-cell>
        </table:table-row>
        <table:table-row table:style-name="ro1">
          <table:table-cell office:value-type="float" office:value="0.0116214" calcext:value-type="float">
            <text:p>0.0116214</text:p>
          </table:table-cell>
          <table:table-cell office:value-type="float" office:value="0.0142878" calcext:value-type="float">
            <text:p>0.0142878</text:p>
          </table:table-cell>
          <table:table-cell office:value-type="float" office:value="0.0161842" calcext:value-type="float">
            <text:p>0.0161842</text:p>
          </table:table-cell>
          <table:table-cell office:value-type="float" office:value="0.12445" calcext:value-type="float">
            <text:p>0.12445</text:p>
          </table:table-cell>
        </table:table-row>
        <table:table-row table:style-name="ro1">
          <table:table-cell office:value-type="float" office:value="0.0134767" calcext:value-type="float">
            <text:p>0.0134767</text:p>
          </table:table-cell>
          <table:table-cell office:value-type="float" office:value="0.0223092" calcext:value-type="float">
            <text:p>0.0223092</text:p>
          </table:table-cell>
          <table:table-cell office:value-type="float" office:value="0.0153148" calcext:value-type="float">
            <text:p>0.0153148</text:p>
          </table:table-cell>
          <table:table-cell office:value-type="float" office:value="0.165255" calcext:value-type="float">
            <text:p>0.165255</text:p>
          </table:table-cell>
        </table:table-row>
        <table:table-row table:style-name="ro1">
          <table:table-cell office:value-type="float" office:value="0.0140054" calcext:value-type="float">
            <text:p>0.0140054</text:p>
          </table:table-cell>
          <table:table-cell office:value-type="float" office:value="0.0429206" calcext:value-type="float">
            <text:p>0.0429206</text:p>
          </table:table-cell>
          <table:table-cell office:value-type="float" office:value="0.023454" calcext:value-type="float">
            <text:p>0.023454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0.146957" calcext:value-type="float">
            <text:p>0.146957</text:p>
          </table:table-cell>
          <table:table-cell office:value-type="float" office:value="0.210735" calcext:value-type="float">
            <text:p>0.210735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1.41985" calcext:value-type="float">
            <text:p>1.41985</text:p>
          </table:table-cell>
        </table:table-row>
        <table:table-row table:style-name="ro1">
          <table:table-cell office:value-type="float" office:value="2.04298" calcext:value-type="float">
            <text:p>2.04298</text:p>
          </table:table-cell>
          <table:table-cell office:value-type="float" office:value="2.58792" calcext:value-type="float">
            <text:p>2.58792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30.1584" calcext:value-type="float">
            <text:p>30.1584</text:p>
          </table:table-cell>
        </table:table-row>
        <table:table-row table:style-name="ro1">
          <table:table-cell office:value-type="float" office:value="0.0149786" calcext:value-type="float">
            <text:p>0.0149786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72664" calcext:value-type="float">
            <text:p>0.0172664</text:p>
          </table:table-cell>
          <table:table-cell office:value-type="float" office:value="0.163757" calcext:value-type="float">
            <text:p>0.163757</text:p>
          </table:table-cell>
        </table:table-row>
        <table:table-row table:style-name="ro1">
          <table:table-cell office:value-type="float" office:value="0.0131661" calcext:value-type="float">
            <text:p>0.0131661</text:p>
          </table:table-cell>
          <table:table-cell office:value-type="float" office:value="0.0123802" calcext:value-type="float">
            <text:p>0.0123802</text:p>
          </table:table-cell>
          <table:table-cell office:value-type="float" office:value="0.010885" calcext:value-type="float">
            <text:p>0.010885</text:p>
          </table:table-cell>
          <table:table-cell office:value-type="float" office:value="0.141527" calcext:value-type="float">
            <text:p>0.141527</text:p>
          </table:table-cell>
        </table:table-row>
        <table:table-row table:style-name="ro1">
          <table:table-cell office:value-type="float" office:value="2.27941" calcext:value-type="float">
            <text:p>2.27941</text:p>
          </table:table-cell>
          <table:table-cell office:value-type="float" office:value="2.7662" calcext:value-type="float">
            <text:p>2.7662</text:p>
          </table:table-cell>
          <table:table-cell office:value-type="float" office:value="1.95476" calcext:value-type="float">
            <text:p>1.95476</text:p>
          </table:table-cell>
          <table:table-cell office:value-type="float" office:value="30.7227" calcext:value-type="float">
            <text:p>30.7227</text:p>
          </table:table-cell>
        </table:table-row>
        <table:table-row table:style-name="ro1">
          <table:table-cell office:value-type="float" office:value="0.0120311" calcext:value-type="float">
            <text:p>0.0120311</text:p>
          </table:table-cell>
          <table:table-cell office:value-type="float" office:value="0.0233053" calcext:value-type="float">
            <text:p>0.0233053</text:p>
          </table:table-cell>
          <table:table-cell office:value-type="float" office:value="0.0210873" calcext:value-type="float">
            <text:p>0.0210873</text:p>
          </table:table-cell>
          <table:table-cell office:value-type="float" office:value="0.165946" calcext:value-type="float">
            <text:p>0.165946</text:p>
          </table:table-cell>
        </table:table-row>
        <table:table-row table:style-name="ro1">
          <table:table-cell office:value-type="float" office:value="0.0210936" calcext:value-type="float">
            <text:p>0.0210936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0160206" calcext:value-type="float">
            <text:p>0.0160206</text:p>
          </table:table-cell>
          <table:table-cell office:value-type="float" office:value="0.129925" calcext:value-type="float">
            <text:p>0.129925</text:p>
          </table:table-cell>
        </table:table-row>
        <table:table-row table:style-name="ro1">
          <table:table-cell office:value-type="float" office:value="0.00779054" calcext:value-type="float">
            <text:p>0.00779054</text:p>
          </table:table-cell>
          <table:table-cell office:value-type="float" office:value="0.00923255" calcext:value-type="float">
            <text:p>0.00923255</text:p>
          </table:table-cell>
          <table:table-cell office:value-type="float" office:value="0.00244696" calcext:value-type="float">
            <text:p>0.00244696</text:p>
          </table:table-cell>
          <table:table-cell office:value-type="float" office:value="0.0631098" calcext:value-type="float">
            <text:p>0.0631098</text:p>
          </table:table-cell>
        </table:table-row>
        <table:table-row table:style-name="ro1">
          <table:table-cell office:value-type="float" office:value="0.00449969" calcext:value-type="float">
            <text:p>0.00449969</text:p>
          </table:table-cell>
          <table:table-cell office:value-type="float" office:value="0.00249352" calcext:value-type="float">
            <text:p>0.00249352</text:p>
          </table:table-cell>
          <table:table-cell office:value-type="float" office:value="0.0069719" calcext:value-type="float">
            <text:p>0.0069719</text:p>
          </table:table-cell>
          <table:table-cell office:value-type="float" office:value="0.0363163" calcext:value-type="float">
            <text:p>0.0363163</text:p>
          </table:table-cell>
        </table:table-row>
        <table:table-row table:style-name="ro1">
          <table:table-cell office:value-type="float" office:value="0.0142663" calcext:value-type="float">
            <text:p>0.0142663</text:p>
          </table:table-cell>
          <table:table-cell office:value-type="float" office:value="0.0286805" calcext:value-type="float">
            <text:p>0.0286805</text:p>
          </table:table-cell>
          <table:table-cell office:value-type="float" office:value="0.0227173" calcext:value-type="float">
            <text:p>0.0227173</text:p>
          </table:table-cell>
          <table:table-cell office:value-type="float" office:value="0.0405232" calcext:value-type="float">
            <text:p>0.0405232</text:p>
          </table:table-cell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432078" calcext:value-type="float">
            <text:p>0.0432078</text:p>
          </table:table-cell>
          <table:table-cell office:value-type="float" office:value="0.0176425" calcext:value-type="float">
            <text:p>0.0176425</text:p>
          </table:table-cell>
          <table:table-cell office:value-type="float" office:value="0.18245" calcext:value-type="float">
            <text:p>0.18245</text:p>
          </table:table-cell>
        </table:table-row>
        <table:table-row table:style-name="ro1">
          <table:table-cell office:value-type="float" office:value="1.65812" calcext:value-type="float">
            <text:p>1.65812</text:p>
          </table:table-cell>
          <table:table-cell office:value-type="float" office:value="2.57775" calcext:value-type="float">
            <text:p>2.57775</text:p>
          </table:table-cell>
          <table:table-cell office:value-type="float" office:value="1.69234" calcext:value-type="float">
            <text:p>1.69234</text:p>
          </table:table-cell>
          <table:table-cell office:value-type="float" office:value="27.4896" calcext:value-type="float">
            <text:p>27.4896</text:p>
          </table:table-cell>
        </table:table-row>
        <table:table-row table:style-name="ro1">
          <table:table-cell office:value-type="float" office:value="0.0157252" calcext:value-type="float">
            <text:p>0.0157252</text:p>
          </table:table-cell>
          <table:table-cell office:value-type="float" office:value="0.0177077" calcext:value-type="float">
            <text:p>0.0177077</text:p>
          </table:table-cell>
          <table:table-cell office:value-type="float" office:value="0.0195234" calcext:value-type="float">
            <text:p>0.0195234</text:p>
          </table:table-cell>
          <table:table-cell office:value-type="float" office:value="0.129946" calcext:value-type="float">
            <text:p>0.129946</text:p>
          </table:table-cell>
        </table:table-row>
        <table:table-row table:style-name="ro1">
          <table:table-cell office:value-type="float" office:value="0.0103205" calcext:value-type="float">
            <text:p>0.0103205</text:p>
          </table:table-cell>
          <table:table-cell office:value-type="float" office:value="0.00784666" calcext:value-type="float">
            <text:p>0.00784666</text:p>
          </table:table-cell>
          <table:table-cell office:value-type="float" office:value="0.00590141" calcext:value-type="float">
            <text:p>0.00590141</text:p>
          </table:table-cell>
          <table:table-cell office:value-type="float" office:value="0.0366457" calcext:value-type="float">
            <text:p>0.0366457</text:p>
          </table:table-cell>
        </table:table-row>
        <table:table-row table:style-name="ro1">
          <table:table-cell office:value-type="float" office:value="0.00728616" calcext:value-type="float">
            <text:p>0.00728616</text:p>
          </table:table-cell>
          <table:table-cell office:value-type="float" office:value="0.0101296" calcext:value-type="float">
            <text:p>0.0101296</text:p>
          </table:table-cell>
          <table:table-cell office:value-type="float" office:value="0.00313847" calcext:value-type="float">
            <text:p>0.00313847</text:p>
          </table:table-cell>
          <table:table-cell office:value-type="float" office:value="0.00237521" calcext:value-type="float">
            <text:p>0.00237521</text:p>
          </table:table-cell>
        </table:table-row>
        <table:table-row table:style-name="ro1">
          <table:table-cell office:value-type="float" office:value="1.87305" calcext:value-type="float">
            <text:p>1.87305</text:p>
          </table:table-cell>
          <table:table-cell office:value-type="float" office:value="2.66124" calcext:value-type="float">
            <text:p>2.66124</text:p>
          </table:table-cell>
          <table:table-cell office:value-type="float" office:value="1.83779" calcext:value-type="float">
            <text:p>1.83779</text:p>
          </table:table-cell>
          <table:table-cell office:value-type="float" office:value="26.6215" calcext:value-type="float">
            <text:p>26.6215</text:p>
          </table:table-cell>
        </table:table-row>
        <table:table-row table:style-name="ro1">
          <table:table-cell office:value-type="float" office:value="0.00100523" calcext:value-type="float">
            <text:p>0.00100523</text:p>
          </table:table-cell>
          <table:table-cell office:value-type="float" office:value="0.00114442" calcext:value-type="float">
            <text:p>0.00114442</text:p>
          </table:table-cell>
          <table:table-cell office:value-type="float" office:value="0.00105202" calcext:value-type="float">
            <text:p>0.00105202</text:p>
          </table:table-cell>
          <table:table-cell office:value-type="float" office:value="0.00111438" calcext:value-type="float">
            <text:p>0.00111438</text:p>
          </table:table-cell>
        </table:table-row>
        <table:table-row table:style-name="ro1">
          <table:table-cell office:value-type="float" office:value="0.0180485" calcext:value-type="float">
            <text:p>0.0180485</text:p>
          </table:table-cell>
          <table:table-cell office:value-type="float" office:value="0.015672" calcext:value-type="float">
            <text:p>0.015672</text:p>
          </table:table-cell>
          <table:table-cell office:value-type="float" office:value="0.0198377" calcext:value-type="float">
            <text:p>0.0198377</text:p>
          </table:table-cell>
          <table:table-cell office:value-type="float" office:value="0.214834" calcext:value-type="float">
            <text:p>0.214834</text:p>
          </table:table-cell>
        </table:table-row>
        <table:table-row table:style-name="ro1">
          <table:table-cell office:value-type="float" office:value="0.00691295" calcext:value-type="float">
            <text:p>0.00691295</text:p>
          </table:table-cell>
          <table:table-cell office:value-type="float" office:value="0.00542518" calcext:value-type="float">
            <text:p>0.00542518</text:p>
          </table:table-cell>
          <table:table-cell office:value-type="float" office:value="0.00818288" calcext:value-type="float">
            <text:p>0.00818288</text:p>
          </table:table-cell>
          <table:table-cell office:value-type="float" office:value="0.0944408" calcext:value-type="float">
            <text:p>0.0944408</text:p>
          </table:table-cell>
        </table:table-row>
        <table:table-row table:style-name="ro1">
          <table:table-cell office:value-type="float" office:value="0.0177117" calcext:value-type="float">
            <text:p>0.0177117</text:p>
          </table:table-cell>
          <table:table-cell office:value-type="float" office:value="0.0408723" calcext:value-type="float">
            <text:p>0.0408723</text:p>
          </table:table-cell>
          <table:table-cell office:value-type="float" office:value="0.0273628" calcext:value-type="float">
            <text:p>0.0273628</text:p>
          </table:table-cell>
          <table:table-cell office:value-type="float" office:value="0.19055" calcext:value-type="float">
            <text:p>0.19055</text:p>
          </table:table-cell>
        </table:table-row>
        <table:table-row table:style-name="ro1">
          <table:table-cell office:value-type="float" office:value="0.0199447" calcext:value-type="float">
            <text:p>0.0199447</text:p>
          </table:table-cell>
          <table:table-cell office:value-type="float" office:value="0.0331156" calcext:value-type="float">
            <text:p>0.0331156</text:p>
          </table:table-cell>
          <table:table-cell office:value-type="float" office:value="0.0296879" calcext:value-type="float">
            <text:p>0.0296879</text:p>
          </table:table-cell>
          <table:table-cell office:value-type="float" office:value="0.24757" calcext:value-type="float">
            <text:p>0.24757</text:p>
          </table:table-cell>
        </table:table-row>
        <table:table-row table:style-name="ro1">
          <table:table-cell office:value-type="float" office:value="0.0186595" calcext:value-type="float">
            <text:p>0.0186595</text:p>
          </table:table-cell>
          <table:table-cell office:value-type="float" office:value="0.0118595" calcext:value-type="float">
            <text:p>0.0118595</text:p>
          </table:table-cell>
          <table:table-cell office:value-type="float" office:value="0.0159416" calcext:value-type="float">
            <text:p>0.0159416</text:p>
          </table:table-cell>
          <table:table-cell office:value-type="float" office:value="0.0425809" calcext:value-type="float">
            <text:p>0.0425809</text:p>
          </table:table-cell>
        </table:table-row>
        <table:table-row table:style-name="ro1">
          <table:table-cell office:value-type="float" office:value="0.0156039" calcext:value-type="float">
            <text:p>0.0156039</text:p>
          </table:table-cell>
          <table:table-cell office:value-type="float" office:value="0.0090699" calcext:value-type="float">
            <text:p>0.0090699</text:p>
          </table:table-cell>
          <table:table-cell office:value-type="float" office:value="0.0131126" calcext:value-type="float">
            <text:p>0.0131126</text:p>
          </table:table-cell>
          <table:table-cell office:value-type="float" office:value="0.290463" calcext:value-type="float">
            <text:p>0.290463</text:p>
          </table:table-cell>
        </table:table-row>
        <table:table-row table:style-name="ro1">
          <table:table-cell office:value-type="float" office:value="3.0736" calcext:value-type="float">
            <text:p>3.0736</text:p>
          </table:table-cell>
          <table:table-cell office:value-type="float" office:value="4.76362" calcext:value-type="float">
            <text:p>4.76362</text:p>
          </table:table-cell>
          <table:table-cell office:value-type="float" office:value="3.00053" calcext:value-type="float">
            <text:p>3.00053</text:p>
          </table:table-cell>
          <table:table-cell office:value-type="float" office:value="46.6756" calcext:value-type="float">
            <text:p>46.6756</text:p>
          </table:table-cell>
        </table:table-row>
        <table:table-row table:style-name="ro1">
          <table:table-cell office:value-type="float" office:value="0.00129307" calcext:value-type="float">
            <text:p>0.00129307</text:p>
          </table:table-cell>
          <table:table-cell office:value-type="float" office:value="0.00603453" calcext:value-type="float">
            <text:p>0.00603453</text:p>
          </table:table-cell>
          <table:table-cell office:value-type="float" office:value="0.0013236" calcext:value-type="float">
            <text:p>0.0013236</text:p>
          </table:table-cell>
          <table:table-cell office:value-type="float" office:value="0.00129049" calcext:value-type="float">
            <text:p>0.00129049</text:p>
          </table:table-cell>
        </table:table-row>
        <table:table-row table:style-name="ro1">
          <table:table-cell office:value-type="float" office:value="2.63479" calcext:value-type="float">
            <text:p>2.63479</text:p>
          </table:table-cell>
          <table:table-cell office:value-type="float" office:value="3.74424" calcext:value-type="float">
            <text:p>3.74424</text:p>
          </table:table-cell>
          <table:table-cell office:value-type="float" office:value="2.83439" calcext:value-type="float">
            <text:p>2.83439</text:p>
          </table:table-cell>
          <table:table-cell office:value-type="float" office:value="41.7699" calcext:value-type="float">
            <text:p>41.7699</text:p>
          </table:table-cell>
        </table:table-row>
        <table:table-row table:style-name="ro1">
          <table:table-cell office:value-type="float" office:value="0.0194408" calcext:value-type="float">
            <text:p>0.0194408</text:p>
          </table:table-cell>
          <table:table-cell office:value-type="float" office:value="0.0271134" calcext:value-type="float">
            <text:p>0.0271134</text:p>
          </table:table-cell>
          <table:table-cell office:value-type="float" office:value="0.0152647" calcext:value-type="float">
            <text:p>0.0152647</text:p>
          </table:table-cell>
          <table:table-cell office:value-type="float" office:value="0.292702" calcext:value-type="float">
            <text:p>0.292702</text:p>
          </table:table-cell>
        </table:table-row>
        <table:table-row table:style-name="ro1">
          <table:table-cell office:value-type="float" office:value="0.00103943" calcext:value-type="float">
            <text:p>0.00103943</text:p>
          </table:table-cell>
          <table:table-cell office:value-type="float" office:value="0.00589842" calcext:value-type="float">
            <text:p>0.00589842</text:p>
          </table:table-cell>
          <table:table-cell office:value-type="float" office:value="0.00167617" calcext:value-type="float">
            <text:p>0.00167617</text:p>
          </table:table-cell>
          <table:table-cell office:value-type="float" office:value="0.151902" calcext:value-type="float">
            <text:p>0.151902</text:p>
          </table:table-cell>
        </table:table-row>
        <table:table-row table:style-name="ro1">
          <table:table-cell office:value-type="float" office:value="0.750751" calcext:value-type="float">
            <text:p>0.750751</text:p>
          </table:table-cell>
          <table:table-cell office:value-type="float" office:value="1.22795" calcext:value-type="float">
            <text:p>1.22795</text:p>
          </table:table-cell>
          <table:table-cell office:value-type="float" office:value="0.552332" calcext:value-type="float">
            <text:p>0.552332</text:p>
          </table:table-cell>
          <table:table-cell office:value-type="float" office:value="6.87694" calcext:value-type="float">
            <text:p>6.87694</text:p>
          </table:table-cell>
        </table:table-row>
        <table:table-row table:style-name="ro1">
          <table:table-cell office:value-type="float" office:value="1.87761" calcext:value-type="float">
            <text:p>1.87761</text:p>
          </table:table-cell>
          <table:table-cell office:value-type="float" office:value="2.94073" calcext:value-type="float">
            <text:p>2.94073</text:p>
          </table:table-cell>
          <table:table-cell office:value-type="float" office:value="2.10599" calcext:value-type="float">
            <text:p>2.10599</text:p>
          </table:table-cell>
          <table:table-cell office:value-type="float" office:value="27.7814" calcext:value-type="float">
            <text:p>27.7814</text:p>
          </table:table-cell>
        </table:table-row>
        <table:table-row table:style-name="ro1">
          <table:table-cell office:value-type="float" office:value="0.00144965" calcext:value-type="float">
            <text:p>0.00144965</text:p>
          </table:table-cell>
          <table:table-cell office:value-type="float" office:value="0.00564361" calcext:value-type="float">
            <text:p>0.00564361</text:p>
          </table:table-cell>
          <table:table-cell office:value-type="float" office:value="0.00145243" calcext:value-type="float">
            <text:p>0.00145243</text:p>
          </table:table-cell>
          <table:table-cell office:value-type="float" office:value="0.00127977" calcext:value-type="float">
            <text:p>0.00127977</text:p>
          </table:table-cell>
        </table:table-row>
        <table:table-row table:style-name="ro1">
          <table:table-cell office:value-type="float" office:value="0.000347319" calcext:value-type="float">
            <text:p>0.000347319</text:p>
          </table:table-cell>
          <table:table-cell office:value-type="float" office:value="0.000383106" calcext:value-type="float">
            <text:p>0.000383106</text:p>
          </table:table-cell>
          <table:table-cell office:value-type="float" office:value="0.000388772" calcext:value-type="float">
            <text:p>0.000388772</text:p>
          </table:table-cell>
          <table:table-cell office:value-type="float" office:value="0.00041367" calcext:value-type="float">
            <text:p>0.00041367</text:p>
          </table:table-cell>
        </table:table-row>
        <table:table-row table:style-name="ro1">
          <table:table-cell office:value-type="float" office:value="0.000316833" calcext:value-type="float">
            <text:p>0.000316833</text:p>
          </table:table-cell>
          <table:table-cell office:value-type="float" office:value="0.000530511" calcext:value-type="float">
            <text:p>0.000530511</text:p>
          </table:table-cell>
          <table:table-cell office:value-type="float" office:value="0.000390166" calcext:value-type="float">
            <text:p>0.000390166</text:p>
          </table:table-cell>
          <table:table-cell office:value-type="float" office:value="0.000405248" calcext:value-type="float">
            <text:p>0.000405248</text:p>
          </table:table-cell>
        </table:table-row>
        <table:table-row table:style-name="ro1">
          <table:table-cell table:style-name="ce4" office:value-type="float" office:value="0.0000589258" calcext:value-type="float">
            <text:p>5.89E-05</text:p>
          </table:table-cell>
          <table:table-cell office:value-type="float" office:value="0.000116632" calcext:value-type="float">
            <text:p>0.000116632</text:p>
          </table:table-cell>
          <table:table-cell table:style-name="ce4" office:value-type="float" office:value="0.0000595724" calcext:value-type="float">
            <text:p>5.96E-05</text:p>
          </table:table-cell>
          <table:table-cell table:style-name="ce4" office:value-type="float" office:value="0.0000547863" calcext:value-type="float">
            <text:p>5.48E-05</text:p>
          </table:table-cell>
        </table:table-row>
        <table:table-row table:style-name="ro1">
          <table:table-cell office:value-type="float" office:value="8.78756" calcext:value-type="float">
            <text:p>8.78756</text:p>
          </table:table-cell>
          <table:table-cell office:value-type="float" office:value="13.0834" calcext:value-type="float">
            <text:p>13.0834</text:p>
          </table:table-cell>
          <table:table-cell office:value-type="float" office:value="9.03256" calcext:value-type="float">
            <text:p>9.03256</text:p>
          </table:table-cell>
          <table:table-cell office:value-type="float" office:value="157.776" calcext:value-type="float">
            <text:p>157.776</text:p>
          </table:table-cell>
        </table:table-row>
        <table:table-row table:style-name="ro1">
          <table:table-cell office:value-type="float" office:value="6.44604" calcext:value-type="float">
            <text:p>6.44604</text:p>
          </table:table-cell>
          <table:table-cell office:value-type="float" office:value="9.53363" calcext:value-type="float">
            <text:p>9.53363</text:p>
          </table:table-cell>
          <table:table-cell office:value-type="float" office:value="6.95306" calcext:value-type="float">
            <text:p>6.95306</text:p>
          </table:table-cell>
          <table:table-cell office:value-type="float" office:value="125.653" calcext:value-type="float">
            <text:p>125.653</text:p>
          </table:table-cell>
        </table:table-row>
        <table:table-row table:style-name="ro1">
          <table:table-cell office:value-type="float" office:value="0.0118695" calcext:value-type="float">
            <text:p>0.0118695</text:p>
          </table:table-cell>
          <table:table-cell office:value-type="float" office:value="0.0209453" calcext:value-type="float">
            <text:p>0.0209453</text:p>
          </table:table-cell>
          <table:table-cell office:value-type="float" office:value="0.0125556" calcext:value-type="float">
            <text:p>0.0125556</text:p>
          </table:table-cell>
          <table:table-cell office:value-type="float" office:value="0.0409003" calcext:value-type="float">
            <text:p>0.0409003</text:p>
          </table:table-cell>
        </table:table-row>
        <table:table-row table:style-name="ro1">
          <table:table-cell table:style-name="ce4" office:value-type="float" office:value="0.0000382493" calcext:value-type="float">
            <text:p>3.82E-05</text:p>
          </table:table-cell>
          <table:table-cell table:style-name="ce4" office:value-type="float" office:value="0.0000449258" calcext:value-type="float">
            <text:p>4.49E-05</text:p>
          </table:table-cell>
          <table:table-cell table:style-name="ce4" office:value-type="float" office:value="0.0000409292" calcext:value-type="float">
            <text:p>4.09E-05</text:p>
          </table:table-cell>
          <table:table-cell table:style-name="ce4" office:value-type="float" office:value="0.0000411725" calcext:value-type="float">
            <text:p>4.12E-05</text:p>
          </table:table-cell>
        </table:table-row>
        <table:table-row table:style-name="ro1">
          <table:table-cell table:style-name="ce4" office:value-type="float" office:value="0.0000413059" calcext:value-type="float">
            <text:p>4.13E-05</text:p>
          </table:table-cell>
          <table:table-cell table:style-name="ce4" office:value-type="float" office:value="0.000038567" calcext:value-type="float">
            <text:p>3.86E-05</text:p>
          </table:table-cell>
          <table:table-cell table:style-name="ce4" office:value-type="float" office:value="0.0000412432" calcext:value-type="float">
            <text:p>4.12E-05</text:p>
          </table:table-cell>
          <table:table-cell table:style-name="ce4" office:value-type="float" office:value="0.0000354932" calcext:value-type="float">
            <text:p>3.55E-05</text:p>
          </table:table-cell>
        </table:table-row>
        <table:table-row table:style-name="ro1">
          <table:table-cell office:value-type="float" office:value="0.00103107" calcext:value-type="float">
            <text:p>0.00103107</text:p>
          </table:table-cell>
          <table:table-cell office:value-type="float" office:value="0.000916261" calcext:value-type="float">
            <text:p>0.000916261</text:p>
          </table:table-cell>
          <table:table-cell office:value-type="float" office:value="0.000853659" calcext:value-type="float">
            <text:p>0.000853659</text:p>
          </table:table-cell>
          <table:table-cell office:value-type="float" office:value="0.00352009" calcext:value-type="float">
            <text:p>0.00352009</text:p>
          </table:table-cell>
        </table:table-row>
        <table:table-row table:style-name="ro1">
          <table:table-cell table:style-name="ce1" table:formula="of:=SUM([.A2:.A194])/193" office:value-type="float" office:value="0.331754615533679" calcext:value-type="float">
            <text:p>0.331754615533679</text:p>
          </table:table-cell>
          <table:table-cell table:style-name="ce1" table:formula="of:=SUM([.B2:.B194])/193" office:value-type="float" office:value="0.48620410848601" calcext:value-type="float">
            <text:p>0.48620410848601</text:p>
          </table:table-cell>
          <table:table-cell table:style-name="ce1" table:formula="of:=SUM([.C2:.C194])/193" office:value-type="float" office:value="0.334927389123316" calcext:value-type="float">
            <text:p>0.334927389123316</text:p>
          </table:table-cell>
          <table:table-cell table:style-name="ce1" table:formula="of:=SUM([.D2:.D194])/193" office:value-type="float" office:value="4.64701685131606" calcext:value-type="float">
            <text:p>4.64701685131606</text:p>
          </table:table-cell>
        </table:table-row>
      </table:table>
      <table:table table:name="C-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</table:table-row>
        <table:table-row table:style-name="ro1">
          <table:table-cell office:value-type="float" office:value="0.00183112" calcext:value-type="float">
            <text:p>0.00183112</text:p>
          </table:table-cell>
          <table:table-cell office:value-type="float" office:value="0.00129242" calcext:value-type="float">
            <text:p>0.00129242</text:p>
          </table:table-cell>
          <table:table-cell office:value-type="float" office:value="0.00185607" calcext:value-type="float">
            <text:p>0.00185607</text:p>
          </table:table-cell>
          <table:table-cell office:value-type="float" office:value="0.00463144" calcext:value-type="float">
            <text:p>0.00463144</text:p>
          </table:table-cell>
        </table:table-row>
        <table:table-row table:style-name="ro1">
          <table:table-cell office:value-type="float" office:value="0.054446" calcext:value-type="float">
            <text:p>0.054446</text:p>
          </table:table-cell>
          <table:table-cell office:value-type="float" office:value="0.0653282" calcext:value-type="float">
            <text:p>0.0653282</text:p>
          </table:table-cell>
          <table:table-cell office:value-type="float" office:value="0.0534334" calcext:value-type="float">
            <text:p>0.0534334</text:p>
          </table:table-cell>
          <table:table-cell office:value-type="float" office:value="0.156934" calcext:value-type="float">
            <text:p>0.156934</text:p>
          </table:table-cell>
        </table:table-row>
        <table:table-row table:style-name="ro1">
          <table:table-cell office:value-type="float" office:value="0.000297339" calcext:value-type="float">
            <text:p>0.000297339</text:p>
          </table:table-cell>
          <table:table-cell office:value-type="float" office:value="0.000711214" calcext:value-type="float">
            <text:p>0.000711214</text:p>
          </table:table-cell>
          <table:table-cell office:value-type="float" office:value="0.000295874" calcext:value-type="float">
            <text:p>0.000295874</text:p>
          </table:table-cell>
          <table:table-cell office:value-type="float" office:value="0.00134713" calcext:value-type="float">
            <text:p>0.00134713</text:p>
          </table:table-cell>
        </table:table-row>
        <table:table-row table:style-name="ro1">
          <table:table-cell office:value-type="float" office:value="0.000321896" calcext:value-type="float">
            <text:p>0.000321896</text:p>
          </table:table-cell>
          <table:table-cell office:value-type="float" office:value="0.000304533" calcext:value-type="float">
            <text:p>0.000304533</text:p>
          </table:table-cell>
          <table:table-cell office:value-type="float" office:value="0.000344143" calcext:value-type="float">
            <text:p>0.000344143</text:p>
          </table:table-cell>
          <table:table-cell office:value-type="float" office:value="0.00033224" calcext:value-type="float">
            <text:p>0.00033224</text:p>
          </table:table-cell>
        </table:table-row>
        <table:table-row table:style-name="ro1">
          <table:table-cell office:value-type="float" office:value="0.00110698" calcext:value-type="float">
            <text:p>0.00110698</text:p>
          </table:table-cell>
          <table:table-cell office:value-type="float" office:value="0.00235158" calcext:value-type="float">
            <text:p>0.00235158</text:p>
          </table:table-cell>
          <table:table-cell office:value-type="float" office:value="0.00121619" calcext:value-type="float">
            <text:p>0.00121619</text:p>
          </table:table-cell>
          <table:table-cell office:value-type="float" office:value="0.0073849" calcext:value-type="float">
            <text:p>0.0073849</text:p>
          </table:table-cell>
        </table:table-row>
        <table:table-row table:style-name="ro1">
          <table:table-cell office:value-type="float" office:value="0.00299792" calcext:value-type="float">
            <text:p>0.00299792</text:p>
          </table:table-cell>
          <table:table-cell office:value-type="float" office:value="0.00165226" calcext:value-type="float">
            <text:p>0.00165226</text:p>
          </table:table-cell>
          <table:table-cell office:value-type="float" office:value="0.00172849" calcext:value-type="float">
            <text:p>0.00172849</text:p>
          </table:table-cell>
          <table:table-cell office:value-type="float" office:value="0.00602984" calcext:value-type="float">
            <text:p>0.00602984</text:p>
          </table:table-cell>
        </table:table-row>
        <table:table-row table:style-name="ro1">
          <table:table-cell office:value-type="float" office:value="0.000378613" calcext:value-type="float">
            <text:p>0.000378613</text:p>
          </table:table-cell>
          <table:table-cell office:value-type="float" office:value="0.00137967" calcext:value-type="float">
            <text:p>0.00137967</text:p>
          </table:table-cell>
          <table:table-cell office:value-type="float" office:value="0.000695894" calcext:value-type="float">
            <text:p>0.000695894</text:p>
          </table:table-cell>
          <table:table-cell office:value-type="float" office:value="0.00391704" calcext:value-type="float">
            <text:p>0.00391704</text:p>
          </table:table-cell>
        </table:table-row>
        <table:table-row table:style-name="ro1">
          <table:table-cell office:value-type="float" office:value="0.0641322" calcext:value-type="float">
            <text:p>0.0641322</text:p>
          </table:table-cell>
          <table:table-cell office:value-type="float" office:value="0.0941845" calcext:value-type="float">
            <text:p>0.0941845</text:p>
          </table:table-cell>
          <table:table-cell office:value-type="float" office:value="0.0662045" calcext:value-type="float">
            <text:p>0.0662045</text:p>
          </table:table-cell>
          <table:table-cell office:value-type="float" office:value="0.21839" calcext:value-type="float">
            <text:p>0.21839</text:p>
          </table:table-cell>
        </table:table-row>
        <table:table-row table:style-name="ro1">
          <table:table-cell office:value-type="float" office:value="0.00461636" calcext:value-type="float">
            <text:p>0.00461636</text:p>
          </table:table-cell>
          <table:table-cell office:value-type="float" office:value="0.00523968" calcext:value-type="float">
            <text:p>0.00523968</text:p>
          </table:table-cell>
          <table:table-cell office:value-type="float" office:value="0.00447173" calcext:value-type="float">
            <text:p>0.00447173</text:p>
          </table:table-cell>
          <table:table-cell office:value-type="float" office:value="0.0108065" calcext:value-type="float">
            <text:p>0.0108065</text:p>
          </table:table-cell>
        </table:table-row>
        <table:table-row table:style-name="ro1">
          <table:table-cell office:value-type="float" office:value="0.0346123" calcext:value-type="float">
            <text:p>0.0346123</text:p>
          </table:table-cell>
          <table:table-cell office:value-type="float" office:value="0.0248197" calcext:value-type="float">
            <text:p>0.0248197</text:p>
          </table:table-cell>
          <table:table-cell office:value-type="float" office:value="0.0335965" calcext:value-type="float">
            <text:p>0.0335965</text:p>
          </table:table-cell>
          <table:table-cell office:value-type="float" office:value="0.138732" calcext:value-type="float">
            <text:p>0.138732</text:p>
          </table:table-cell>
        </table:table-row>
        <table:table-row table:style-name="ro1">
          <table:table-cell office:value-type="float" office:value="0.138451" calcext:value-type="float">
            <text:p>0.138451</text:p>
          </table:table-cell>
          <table:table-cell office:value-type="float" office:value="0.17632" calcext:value-type="float">
            <text:p>0.17632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538082" calcext:value-type="float">
            <text:p>0.538082</text:p>
          </table:table-cell>
        </table:table-row>
        <table:table-row table:style-name="ro1">
          <table:table-cell office:value-type="float" office:value="0.00197473" calcext:value-type="float">
            <text:p>0.00197473</text:p>
          </table:table-cell>
          <table:table-cell office:value-type="float" office:value="0.00280212" calcext:value-type="float">
            <text:p>0.00280212</text:p>
          </table:table-cell>
          <table:table-cell office:value-type="float" office:value="0.00189771" calcext:value-type="float">
            <text:p>0.00189771</text:p>
          </table:table-cell>
          <table:table-cell office:value-type="float" office:value="0.00579251" calcext:value-type="float">
            <text:p>0.00579251</text:p>
          </table:table-cell>
        </table:table-row>
        <table:table-row table:style-name="ro1">
          <table:table-cell office:value-type="float" office:value="0.139987" calcext:value-type="float">
            <text:p>0.139987</text:p>
          </table:table-cell>
          <table:table-cell office:value-type="float" office:value="0.212284" calcext:value-type="float">
            <text:p>0.212284</text:p>
          </table:table-cell>
          <table:table-cell office:value-type="float" office:value="0.135718" calcext:value-type="float">
            <text:p>0.135718</text:p>
          </table:table-cell>
          <table:table-cell office:value-type="float" office:value="0.607738" calcext:value-type="float">
            <text:p>0.607738</text:p>
          </table:table-cell>
        </table:table-row>
        <table:table-row table:style-name="ro1">
          <table:table-cell office:value-type="float" office:value="0.148386" calcext:value-type="float">
            <text:p>0.148386</text:p>
          </table:table-cell>
          <table:table-cell office:value-type="float" office:value="0.212389" calcext:value-type="float">
            <text:p>0.212389</text:p>
          </table:table-cell>
          <table:table-cell office:value-type="float" office:value="0.154804" calcext:value-type="float">
            <text:p>0.154804</text:p>
          </table:table-cell>
          <table:table-cell office:value-type="float" office:value="0.593494" calcext:value-type="float">
            <text:p>0.593494</text:p>
          </table:table-cell>
        </table:table-row>
        <table:table-row table:style-name="ro1">
          <table:table-cell office:value-type="float" office:value="0.00148167" calcext:value-type="float">
            <text:p>0.00148167</text:p>
          </table:table-cell>
          <table:table-cell office:value-type="float" office:value="0.00413031" calcext:value-type="float">
            <text:p>0.00413031</text:p>
          </table:table-cell>
          <table:table-cell office:value-type="float" office:value="0.00204016" calcext:value-type="float">
            <text:p>0.00204016</text:p>
          </table:table-cell>
          <table:table-cell office:value-type="float" office:value="0.0113833" calcext:value-type="float">
            <text:p>0.0113833</text:p>
          </table:table-cell>
        </table:table-row>
        <table:table-row table:style-name="ro1">
          <table:table-cell office:value-type="float" office:value="0.0107916" calcext:value-type="float">
            <text:p>0.0107916</text:p>
          </table:table-cell>
          <table:table-cell office:value-type="float" office:value="0.00873474" calcext:value-type="float">
            <text:p>0.00873474</text:p>
          </table:table-cell>
          <table:table-cell office:value-type="float" office:value="0.0111193" calcext:value-type="float">
            <text:p>0.0111193</text:p>
          </table:table-cell>
          <table:table-cell office:value-type="float" office:value="0.0232295" calcext:value-type="float">
            <text:p>0.0232295</text:p>
          </table:table-cell>
        </table:table-row>
        <table:table-row table:style-name="ro1">
          <table:table-cell office:value-type="float" office:value="0.197492" calcext:value-type="float">
            <text:p>0.197492</text:p>
          </table:table-cell>
          <table:table-cell office:value-type="float" office:value="0.26964" calcext:value-type="float">
            <text:p>0.26964</text:p>
          </table:table-cell>
          <table:table-cell office:value-type="float" office:value="0.212768" calcext:value-type="float">
            <text:p>0.212768</text:p>
          </table:table-cell>
          <table:table-cell office:value-type="float" office:value="0.739332" calcext:value-type="float">
            <text:p>0.739332</text:p>
          </table:table-cell>
        </table:table-row>
        <table:table-row table:style-name="ro1">
          <table:table-cell office:value-type="float" office:value="0.270222" calcext:value-type="float">
            <text:p>0.270222</text:p>
          </table:table-cell>
          <table:table-cell office:value-type="float" office:value="0.398635" calcext:value-type="float">
            <text:p>0.398635</text:p>
          </table:table-cell>
          <table:table-cell office:value-type="float" office:value="0.284928" calcext:value-type="float">
            <text:p>0.284928</text:p>
          </table:table-cell>
          <table:table-cell office:value-type="float" office:value="1.06587" calcext:value-type="float">
            <text:p>1.06587</text:p>
          </table:table-cell>
        </table:table-row>
        <table:table-row table:style-name="ro1">
          <table:table-cell office:value-type="float" office:value="0.00320367" calcext:value-type="float">
            <text:p>0.00320367</text:p>
          </table:table-cell>
          <table:table-cell office:value-type="float" office:value="0.00287351" calcext:value-type="float">
            <text:p>0.00287351</text:p>
          </table:table-cell>
          <table:table-cell office:value-type="float" office:value="0.00312036" calcext:value-type="float">
            <text:p>0.00312036</text:p>
          </table:table-cell>
          <table:table-cell office:value-type="float" office:value="0.00899043" calcext:value-type="float">
            <text:p>0.00899043</text:p>
          </table:table-cell>
        </table:table-row>
        <table:table-row table:style-name="ro1">
          <table:table-cell office:value-type="float" office:value="0.00150277" calcext:value-type="float">
            <text:p>0.00150277</text:p>
          </table:table-cell>
          <table:table-cell office:value-type="float" office:value="0.00289188" calcext:value-type="float">
            <text:p>0.00289188</text:p>
          </table:table-cell>
          <table:table-cell office:value-type="float" office:value="0.00161636" calcext:value-type="float">
            <text:p>0.00161636</text:p>
          </table:table-cell>
          <table:table-cell office:value-type="float" office:value="0.0127846" calcext:value-type="float">
            <text:p>0.0127846</text:p>
          </table:table-cell>
        </table:table-row>
        <table:table-row table:style-name="ro1">
          <table:table-cell office:value-type="float" office:value="0.181143" calcext:value-type="float">
            <text:p>0.181143</text:p>
          </table:table-cell>
          <table:table-cell office:value-type="float" office:value="0.336688" calcext:value-type="float">
            <text:p>0.336688</text:p>
          </table:table-cell>
          <table:table-cell office:value-type="float" office:value="0.193648" calcext:value-type="float">
            <text:p>0.193648</text:p>
          </table:table-cell>
          <table:table-cell office:value-type="float" office:value="0.940304" calcext:value-type="float">
            <text:p>0.940304</text:p>
          </table:table-cell>
        </table:table-row>
        <table:table-row table:style-name="ro1">
          <table:table-cell office:value-type="float" office:value="0.0129756" calcext:value-type="float">
            <text:p>0.0129756</text:p>
          </table:table-cell>
          <table:table-cell office:value-type="float" office:value="0.0118323" calcext:value-type="float">
            <text:p>0.0118323</text:p>
          </table:table-cell>
          <table:table-cell office:value-type="float" office:value="0.0119765" calcext:value-type="float">
            <text:p>0.0119765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0.000744606" calcext:value-type="float">
            <text:p>0.000744606</text:p>
          </table:table-cell>
          <table:table-cell office:value-type="float" office:value="0.000731856" calcext:value-type="float">
            <text:p>0.000731856</text:p>
          </table:table-cell>
          <table:table-cell office:value-type="float" office:value="0.000747417" calcext:value-type="float">
            <text:p>0.000747417</text:p>
          </table:table-cell>
          <table:table-cell office:value-type="float" office:value="0.000620967" calcext:value-type="float">
            <text:p>0.000620967</text:p>
          </table:table-cell>
        </table:table-row>
        <table:table-row table:style-name="ro1">
          <table:table-cell office:value-type="float" office:value="0.208596" calcext:value-type="float">
            <text:p>0.208596</text:p>
          </table:table-cell>
          <table:table-cell office:value-type="float" office:value="0.283274" calcext:value-type="float">
            <text:p>0.283274</text:p>
          </table:table-cell>
          <table:table-cell office:value-type="float" office:value="0.200919" calcext:value-type="float">
            <text:p>0.200919</text:p>
          </table:table-cell>
          <table:table-cell office:value-type="float" office:value="1.14145" calcext:value-type="float">
            <text:p>1.14145</text:p>
          </table:table-cell>
        </table:table-row>
        <table:table-row table:style-name="ro1">
          <table:table-cell office:value-type="float" office:value="0.168368" calcext:value-type="float">
            <text:p>0.168368</text:p>
          </table:table-cell>
          <table:table-cell office:value-type="float" office:value="0.282504" calcext:value-type="float">
            <text:p>0.282504</text:p>
          </table:table-cell>
          <table:table-cell office:value-type="float" office:value="0.176224" calcext:value-type="float">
            <text:p>0.176224</text:p>
          </table:table-cell>
          <table:table-cell office:value-type="float" office:value="0.808116" calcext:value-type="float">
            <text:p>0.808116</text:p>
          </table:table-cell>
        </table:table-row>
        <table:table-row table:style-name="ro1">
          <table:table-cell office:value-type="float" office:value="0.135658" calcext:value-type="float">
            <text:p>0.135658</text:p>
          </table:table-cell>
          <table:table-cell office:value-type="float" office:value="0.179355" calcext:value-type="float">
            <text:p>0.179355</text:p>
          </table:table-cell>
          <table:table-cell office:value-type="float" office:value="0.140857" calcext:value-type="float">
            <text:p>0.140857</text:p>
          </table:table-cell>
          <table:table-cell office:value-type="float" office:value="0.555576" calcext:value-type="float">
            <text:p>0.555576</text:p>
          </table:table-cell>
        </table:table-row>
        <table:table-row table:style-name="ro1">
          <table:table-cell office:value-type="float" office:value="0.0328307" calcext:value-type="float">
            <text:p>0.0328307</text:p>
          </table:table-cell>
          <table:table-cell office:value-type="float" office:value="0.0637667" calcext:value-type="float">
            <text:p>0.0637667</text:p>
          </table:table-cell>
          <table:table-cell office:value-type="float" office:value="0.0262371" calcext:value-type="float">
            <text:p>0.0262371</text:p>
          </table:table-cell>
          <table:table-cell office:value-type="float" office:value="0.175368" calcext:value-type="float">
            <text:p>0.175368</text:p>
          </table:table-cell>
        </table:table-row>
        <table:table-row table:style-name="ro1">
          <table:table-cell office:value-type="float" office:value="0.00416668" calcext:value-type="float">
            <text:p>0.00416668</text:p>
          </table:table-cell>
          <table:table-cell office:value-type="float" office:value="0.00667892" calcext:value-type="float">
            <text:p>0.00667892</text:p>
          </table:table-cell>
          <table:table-cell office:value-type="float" office:value="0.0046611" calcext:value-type="float">
            <text:p>0.0046611</text:p>
          </table:table-cell>
          <table:table-cell office:value-type="float" office:value="0.0249146" calcext:value-type="float">
            <text:p>0.0249146</text:p>
          </table:table-cell>
        </table:table-row>
        <table:table-row table:style-name="ro1">
          <table:table-cell office:value-type="float" office:value="0.231073" calcext:value-type="float">
            <text:p>0.231073</text:p>
          </table:table-cell>
          <table:table-cell office:value-type="float" office:value="0.287704" calcext:value-type="float">
            <text:p>0.287704</text:p>
          </table:table-cell>
          <table:table-cell office:value-type="float" office:value="0.242423" calcext:value-type="float">
            <text:p>0.242423</text:p>
          </table:table-cell>
          <table:table-cell office:value-type="float" office:value="0.79686" calcext:value-type="float">
            <text:p>0.79686</text:p>
          </table:table-cell>
        </table:table-row>
        <table:table-row table:style-name="ro1">
          <table:table-cell office:value-type="float" office:value="0.270228" calcext:value-type="float">
            <text:p>0.270228</text:p>
          </table:table-cell>
          <table:table-cell office:value-type="float" office:value="0.424916" calcext:value-type="float">
            <text:p>0.424916</text:p>
          </table:table-cell>
          <table:table-cell office:value-type="float" office:value="0.326246" calcext:value-type="float">
            <text:p>0.326246</text:p>
          </table:table-cell>
          <table:table-cell office:value-type="float" office:value="1.46611" calcext:value-type="float">
            <text:p>1.46611</text:p>
          </table:table-cell>
        </table:table-row>
        <table:table-row table:style-name="ro1">
          <table:table-cell office:value-type="float" office:value="0.29976" calcext:value-type="float">
            <text:p>0.29976</text:p>
          </table:table-cell>
          <table:table-cell office:value-type="float" office:value="0.404837" calcext:value-type="float">
            <text:p>0.404837</text:p>
          </table:table-cell>
          <table:table-cell office:value-type="float" office:value="0.340961" calcext:value-type="float">
            <text:p>0.340961</text:p>
          </table:table-cell>
          <table:table-cell office:value-type="float" office:value="1.87033" calcext:value-type="float">
            <text:p>1.87033</text:p>
          </table:table-cell>
        </table:table-row>
        <table:table-row table:style-name="ro1">
          <table:table-cell office:value-type="float" office:value="0.186879" calcext:value-type="float">
            <text:p>0.186879</text:p>
          </table:table-cell>
          <table:table-cell office:value-type="float" office:value="0.32497" calcext:value-type="float">
            <text:p>0.32497</text:p>
          </table:table-cell>
          <table:table-cell office:value-type="float" office:value="0.200778" calcext:value-type="float">
            <text:p>0.200778</text:p>
          </table:table-cell>
          <table:table-cell office:value-type="float" office:value="1.00695" calcext:value-type="float">
            <text:p>1.00695</text:p>
          </table:table-cell>
        </table:table-row>
        <table:table-row table:style-name="ro1">
          <table:table-cell office:value-type="float" office:value="0.336791" calcext:value-type="float">
            <text:p>0.336791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364834" calcext:value-type="float">
            <text:p>0.364834</text:p>
          </table:table-cell>
          <table:table-cell office:value-type="float" office:value="1.91059" calcext:value-type="float">
            <text:p>1.91059</text:p>
          </table:table-cell>
        </table:table-row>
        <table:table-row table:style-name="ro1">
          <table:table-cell office:value-type="float" office:value="0.302673" calcext:value-type="float">
            <text:p>0.302673</text:p>
          </table:table-cell>
          <table:table-cell office:value-type="float" office:value="0.409123" calcext:value-type="float">
            <text:p>0.409123</text:p>
          </table:table-cell>
          <table:table-cell office:value-type="float" office:value="0.351423" calcext:value-type="float">
            <text:p>0.351423</text:p>
          </table:table-cell>
          <table:table-cell office:value-type="float" office:value="1.88996" calcext:value-type="float">
            <text:p>1.88996</text:p>
          </table:table-cell>
        </table:table-row>
        <table:table-row table:style-name="ro1">
          <table:table-cell office:value-type="float" office:value="0.000831494" calcext:value-type="float">
            <text:p>0.000831494</text:p>
          </table:table-cell>
          <table:table-cell office:value-type="float" office:value="0.00671165" calcext:value-type="float">
            <text:p>0.00671165</text:p>
          </table:table-cell>
          <table:table-cell office:value-type="float" office:value="0.00373984" calcext:value-type="float">
            <text:p>0.00373984</text:p>
          </table:table-cell>
          <table:table-cell office:value-type="float" office:value="0.00658069" calcext:value-type="float">
            <text:p>0.00658069</text:p>
          </table:table-cell>
        </table:table-row>
        <table:table-row table:style-name="ro1">
          <table:table-cell office:value-type="float" office:value="0.000782479" calcext:value-type="float">
            <text:p>0.000782479</text:p>
          </table:table-cell>
          <table:table-cell office:value-type="float" office:value="0.000876855" calcext:value-type="float">
            <text:p>0.000876855</text:p>
          </table:table-cell>
          <table:table-cell office:value-type="float" office:value="0.000865616" calcext:value-type="float">
            <text:p>0.000865616</text:p>
          </table:table-cell>
          <table:table-cell office:value-type="float" office:value="0.000752308" calcext:value-type="float">
            <text:p>0.000752308</text:p>
          </table:table-cell>
        </table:table-row>
        <table:table-row table:style-name="ro1">
          <table:table-cell office:value-type="float" office:value="0.26937" calcext:value-type="float">
            <text:p>0.26937</text:p>
          </table:table-cell>
          <table:table-cell office:value-type="float" office:value="0.378694" calcext:value-type="float">
            <text:p>0.378694</text:p>
          </table:table-cell>
          <table:table-cell office:value-type="float" office:value="0.253844" calcext:value-type="float">
            <text:p>0.253844</text:p>
          </table:table-cell>
          <table:table-cell office:value-type="float" office:value="1.87182" calcext:value-type="float">
            <text:p>1.87182</text:p>
          </table:table-cell>
        </table:table-row>
        <table:table-row table:style-name="ro1">
          <table:table-cell office:value-type="float" office:value="0.112907" calcext:value-type="float">
            <text:p>0.112907</text:p>
          </table:table-cell>
          <table:table-cell office:value-type="float" office:value="0.173688" calcext:value-type="float">
            <text:p>0.173688</text:p>
          </table:table-cell>
          <table:table-cell office:value-type="float" office:value="0.119435" calcext:value-type="float">
            <text:p>0.119435</text:p>
          </table:table-cell>
          <table:table-cell office:value-type="float" office:value="0.671401" calcext:value-type="float">
            <text:p>0.671401</text:p>
          </table:table-cell>
        </table:table-row>
        <table:table-row table:style-name="ro1">
          <table:table-cell office:value-type="float" office:value="0.062896" calcext:value-type="float">
            <text:p>0.062896</text:p>
          </table:table-cell>
          <table:table-cell office:value-type="float" office:value="0.0596034" calcext:value-type="float">
            <text:p>0.0596034</text:p>
          </table:table-cell>
          <table:table-cell office:value-type="float" office:value="0.0579995" calcext:value-type="float">
            <text:p>0.0579995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 office:value-type="float" office:value="0.206614" calcext:value-type="float">
            <text:p>0.206614</text:p>
          </table:table-cell>
          <table:table-cell office:value-type="float" office:value="0.278043" calcext:value-type="float">
            <text:p>0.278043</text:p>
          </table:table-cell>
          <table:table-cell office:value-type="float" office:value="0.166684" calcext:value-type="float">
            <text:p>0.166684</text:p>
          </table:table-cell>
          <table:table-cell office:value-type="float" office:value="0.874398" calcext:value-type="float">
            <text:p>0.874398</text:p>
          </table:table-cell>
        </table:table-row>
        <table:table-row table:style-name="ro1">
          <table:table-cell office:value-type="float" office:value="0.0125325" calcext:value-type="float">
            <text:p>0.0125325</text:p>
          </table:table-cell>
          <table:table-cell office:value-type="float" office:value="0.00844606" calcext:value-type="float">
            <text:p>0.00844606</text:p>
          </table:table-cell>
          <table:table-cell office:value-type="float" office:value="0.0101124" calcext:value-type="float">
            <text:p>0.0101124</text:p>
          </table:table-cell>
          <table:table-cell office:value-type="float" office:value="0.044611" calcext:value-type="float">
            <text:p>0.044611</text:p>
          </table:table-cell>
        </table:table-row>
        <table:table-row table:style-name="ro1">
          <table:table-cell office:value-type="float" office:value="0.000775743" calcext:value-type="float">
            <text:p>0.000775743</text:p>
          </table:table-cell>
          <table:table-cell office:value-type="float" office:value="0.000830706" calcext:value-type="float">
            <text:p>0.000830706</text:p>
          </table:table-cell>
          <table:table-cell office:value-type="float" office:value="0.000880302" calcext:value-type="float">
            <text:p>0.000880302</text:p>
          </table:table-cell>
          <table:table-cell office:value-type="float" office:value="0.000767205" calcext:value-type="float">
            <text:p>0.000767205</text:p>
          </table:table-cell>
        </table:table-row>
        <table:table-row table:style-name="ro1">
          <table:table-cell office:value-type="float" office:value="0.289142" calcext:value-type="float">
            <text:p>0.289142</text:p>
          </table:table-cell>
          <table:table-cell office:value-type="float" office:value="0.462098" calcext:value-type="float">
            <text:p>0.462098</text:p>
          </table:table-cell>
          <table:table-cell office:value-type="float" office:value="0.298168" calcext:value-type="float">
            <text:p>0.298168</text:p>
          </table:table-cell>
          <table:table-cell office:value-type="float" office:value="2.11753" calcext:value-type="float">
            <text:p>2.11753</text:p>
          </table:table-cell>
        </table:table-row>
        <table:table-row table:style-name="ro1">
          <table:table-cell office:value-type="float" office:value="0.303403" calcext:value-type="float">
            <text:p>0.303403</text:p>
          </table:table-cell>
          <table:table-cell office:value-type="float" office:value="0.456747" calcext:value-type="float">
            <text:p>0.456747</text:p>
          </table:table-cell>
          <table:table-cell office:value-type="float" office:value="0.324871" calcext:value-type="float">
            <text:p>0.324871</text:p>
          </table:table-cell>
          <table:table-cell office:value-type="float" office:value="2.11139" calcext:value-type="float">
            <text:p>2.11139</text:p>
          </table:table-cell>
        </table:table-row>
        <table:table-row table:style-name="ro1">
          <table:table-cell office:value-type="float" office:value="0.444148" calcext:value-type="float">
            <text:p>0.444148</text:p>
          </table:table-cell>
          <table:table-cell office:value-type="float" office:value="0.554364" calcext:value-type="float">
            <text:p>0.554364</text:p>
          </table:table-cell>
          <table:table-cell office:value-type="float" office:value="0.381178" calcext:value-type="float">
            <text:p>0.381178</text:p>
          </table:table-cell>
          <table:table-cell office:value-type="float" office:value="2.30881" calcext:value-type="float">
            <text:p>2.30881</text:p>
          </table:table-cell>
        </table:table-row>
        <table:table-row table:style-name="ro1">
          <table:table-cell office:value-type="float" office:value="0.0157703" calcext:value-type="float">
            <text:p>0.0157703</text:p>
          </table:table-cell>
          <table:table-cell office:value-type="float" office:value="0.0114261" calcext:value-type="float">
            <text:p>0.0114261</text:p>
          </table:table-cell>
          <table:table-cell office:value-type="float" office:value="0.0159473" calcext:value-type="float">
            <text:p>0.0159473</text:p>
          </table:table-cell>
          <table:table-cell office:value-type="float" office:value="0.113115" calcext:value-type="float">
            <text:p>0.113115</text:p>
          </table:table-cell>
        </table:table-row>
        <table:table-row table:style-name="ro1">
          <table:table-cell office:value-type="float" office:value="0.349062" calcext:value-type="float">
            <text:p>0.349062</text:p>
          </table:table-cell>
          <table:table-cell office:value-type="float" office:value="0.601564" calcext:value-type="float">
            <text:p>0.601564</text:p>
          </table:table-cell>
          <table:table-cell office:value-type="float" office:value="0.368503" calcext:value-type="float">
            <text:p>0.368503</text:p>
          </table:table-cell>
          <table:table-cell office:value-type="float" office:value="2.42331" calcext:value-type="float">
            <text:p>2.42331</text:p>
          </table:table-cell>
        </table:table-row>
        <table:table-row table:style-name="ro1">
          <table:table-cell office:value-type="float" office:value="0.14132" calcext:value-type="float">
            <text:p>0.14132</text:p>
          </table:table-cell>
          <table:table-cell office:value-type="float" office:value="0.164887" calcext:value-type="float">
            <text:p>0.164887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579174" calcext:value-type="float">
            <text:p>0.579174</text:p>
          </table:table-cell>
        </table:table-row>
        <table:table-row table:style-name="ro1">
          <table:table-cell office:value-type="float" office:value="0.464535" calcext:value-type="float">
            <text:p>0.464535</text:p>
          </table:table-cell>
          <table:table-cell office:value-type="float" office:value="0.632988" calcext:value-type="float">
            <text:p>0.632988</text:p>
          </table:table-cell>
          <table:table-cell office:value-type="float" office:value="0.469077" calcext:value-type="float">
            <text:p>0.469077</text:p>
          </table:table-cell>
          <table:table-cell office:value-type="float" office:value="3.32542" calcext:value-type="float">
            <text:p>3.32542</text:p>
          </table:table-cell>
        </table:table-row>
        <table:table-row table:style-name="ro1">
          <table:table-cell office:value-type="float" office:value="0.00200339" calcext:value-type="float">
            <text:p>0.00200339</text:p>
          </table:table-cell>
          <table:table-cell office:value-type="float" office:value="0.00270022" calcext:value-type="float">
            <text:p>0.00270022</text:p>
          </table:table-cell>
          <table:table-cell office:value-type="float" office:value="0.00195504" calcext:value-type="float">
            <text:p>0.00195504</text:p>
          </table:table-cell>
          <table:table-cell office:value-type="float" office:value="0.00116454" calcext:value-type="float">
            <text:p>0.00116454</text:p>
          </table:table-cell>
        </table:table-row>
        <table:table-row table:style-name="ro1">
          <table:table-cell office:value-type="float" office:value="0.489756" calcext:value-type="float">
            <text:p>0.489756</text:p>
          </table:table-cell>
          <table:table-cell office:value-type="float" office:value="0.684083" calcext:value-type="float">
            <text:p>0.684083</text:p>
          </table:table-cell>
          <table:table-cell office:value-type="float" office:value="0.426988" calcext:value-type="float">
            <text:p>0.426988</text:p>
          </table:table-cell>
          <table:table-cell office:value-type="float" office:value="2.75934" calcext:value-type="float">
            <text:p>2.75934</text:p>
          </table:table-cell>
        </table:table-row>
        <table:table-row table:style-name="ro1">
          <table:table-cell office:value-type="float" office:value="0.323755" calcext:value-type="float">
            <text:p>0.323755</text:p>
          </table:table-cell>
          <table:table-cell office:value-type="float" office:value="0.548458" calcext:value-type="float">
            <text:p>0.548458</text:p>
          </table:table-cell>
          <table:table-cell office:value-type="float" office:value="0.310368" calcext:value-type="float">
            <text:p>0.310368</text:p>
          </table:table-cell>
          <table:table-cell office:value-type="float" office:value="2.02706" calcext:value-type="float">
            <text:p>2.02706</text:p>
          </table:table-cell>
        </table:table-row>
        <table:table-row table:style-name="ro1">
          <table:table-cell office:value-type="float" office:value="0.301147" calcext:value-type="float">
            <text:p>0.301147</text:p>
          </table:table-cell>
          <table:table-cell office:value-type="float" office:value="0.464159" calcext:value-type="float">
            <text:p>0.464159</text:p>
          </table:table-cell>
          <table:table-cell office:value-type="float" office:value="0.304976" calcext:value-type="float">
            <text:p>0.304976</text:p>
          </table:table-cell>
          <table:table-cell office:value-type="float" office:value="2.07058" calcext:value-type="float">
            <text:p>2.07058</text:p>
          </table:table-cell>
        </table:table-row>
        <table:table-row table:style-name="ro1">
          <table:table-cell office:value-type="float" office:value="0.435231" calcext:value-type="float">
            <text:p>0.435231</text:p>
          </table:table-cell>
          <table:table-cell office:value-type="float" office:value="0.456947" calcext:value-type="float">
            <text:p>0.456947</text:p>
          </table:table-cell>
          <table:table-cell office:value-type="float" office:value="0.370192" calcext:value-type="float">
            <text:p>0.370192</text:p>
          </table:table-cell>
          <table:table-cell office:value-type="float" office:value="2.02392" calcext:value-type="float">
            <text:p>2.02392</text:p>
          </table:table-cell>
        </table:table-row>
        <table:table-row table:style-name="ro1">
          <table:table-cell office:value-type="float" office:value="0.338953" calcext:value-type="float">
            <text:p>0.338953</text:p>
          </table:table-cell>
          <table:table-cell office:value-type="float" office:value="0.519465" calcext:value-type="float">
            <text:p>0.519465</text:p>
          </table:table-cell>
          <table:table-cell office:value-type="float" office:value="0.38588" calcext:value-type="float">
            <text:p>0.38588</text:p>
          </table:table-cell>
          <table:table-cell office:value-type="float" office:value="2.03813" calcext:value-type="float">
            <text:p>2.03813</text:p>
          </table:table-cell>
        </table:table-row>
        <table:table-row table:style-name="ro1">
          <table:table-cell office:value-type="float" office:value="0.454692" calcext:value-type="float">
            <text:p>0.454692</text:p>
          </table:table-cell>
          <table:table-cell office:value-type="float" office:value="0.528149" calcext:value-type="float">
            <text:p>0.528149</text:p>
          </table:table-cell>
          <table:table-cell office:value-type="float" office:value="0.436565" calcext:value-type="float">
            <text:p>0.436565</text:p>
          </table:table-cell>
          <table:table-cell office:value-type="float" office:value="2.38375" calcext:value-type="float">
            <text:p>2.38375</text:p>
          </table:table-cell>
        </table:table-row>
        <table:table-row table:style-name="ro1">
          <table:table-cell office:value-type="float" office:value="0.00248181" calcext:value-type="float">
            <text:p>0.00248181</text:p>
          </table:table-cell>
          <table:table-cell office:value-type="float" office:value="0.00263783" calcext:value-type="float">
            <text:p>0.00263783</text:p>
          </table:table-cell>
          <table:table-cell office:value-type="float" office:value="0.00236842" calcext:value-type="float">
            <text:p>0.00236842</text:p>
          </table:table-cell>
          <table:table-cell office:value-type="float" office:value="0.00800299" calcext:value-type="float">
            <text:p>0.00800299</text:p>
          </table:table-cell>
        </table:table-row>
        <table:table-row table:style-name="ro1">
          <table:table-cell office:value-type="float" office:value="0.445473" calcext:value-type="float">
            <text:p>0.445473</text:p>
          </table:table-cell>
          <table:table-cell office:value-type="float" office:value="0.649026" calcext:value-type="float">
            <text:p>0.649026</text:p>
          </table:table-cell>
          <table:table-cell office:value-type="float" office:value="0.467148" calcext:value-type="float">
            <text:p>0.467148</text:p>
          </table:table-cell>
          <table:table-cell office:value-type="float" office:value="2.59745" calcext:value-type="float">
            <text:p>2.59745</text:p>
          </table:table-cell>
        </table:table-row>
        <table:table-row table:style-name="ro1">
          <table:table-cell office:value-type="float" office:value="0.47224" calcext:value-type="float">
            <text:p>0.47224</text:p>
          </table:table-cell>
          <table:table-cell office:value-type="float" office:value="0.624761" calcext:value-type="float">
            <text:p>0.624761</text:p>
          </table:table-cell>
          <table:table-cell office:value-type="float" office:value="0.462128" calcext:value-type="float">
            <text:p>0.462128</text:p>
          </table:table-cell>
          <table:table-cell office:value-type="float" office:value="3.0411" calcext:value-type="float">
            <text:p>3.0411</text:p>
          </table:table-cell>
        </table:table-row>
        <table:table-row table:style-name="ro1">
          <table:table-cell office:value-type="float" office:value="0.387515" calcext:value-type="float">
            <text:p>0.387515</text:p>
          </table:table-cell>
          <table:table-cell office:value-type="float" office:value="0.518751" calcext:value-type="float">
            <text:p>0.518751</text:p>
          </table:table-cell>
          <table:table-cell office:value-type="float" office:value="0.355933" calcext:value-type="float">
            <text:p>0.355933</text:p>
          </table:table-cell>
          <table:table-cell office:value-type="float" office:value="2.63233" calcext:value-type="float">
            <text:p>2.63233</text:p>
          </table:table-cell>
        </table:table-row>
        <table:table-row table:style-name="ro1">
          <table:table-cell office:value-type="float" office:value="0.39267" calcext:value-type="float">
            <text:p>0.39267</text:p>
          </table:table-cell>
          <table:table-cell office:value-type="float" office:value="0.447669" calcext:value-type="float">
            <text:p>0.447669</text:p>
          </table:table-cell>
          <table:table-cell office:value-type="float" office:value="0.367905" calcext:value-type="float">
            <text:p>0.367905</text:p>
          </table:table-cell>
          <table:table-cell office:value-type="float" office:value="1.90109" calcext:value-type="float">
            <text:p>1.90109</text:p>
          </table:table-cell>
        </table:table-row>
        <table:table-row table:style-name="ro1">
          <table:table-cell office:value-type="float" office:value="0.532574" calcext:value-type="float">
            <text:p>0.532574</text:p>
          </table:table-cell>
          <table:table-cell office:value-type="float" office:value="0.74123" calcext:value-type="float">
            <text:p>0.74123</text:p>
          </table:table-cell>
          <table:table-cell office:value-type="float" office:value="0.544113" calcext:value-type="float">
            <text:p>0.544113</text:p>
          </table:table-cell>
          <table:table-cell office:value-type="float" office:value="3.67386" calcext:value-type="float">
            <text:p>3.67386</text:p>
          </table:table-cell>
        </table:table-row>
        <table:table-row table:style-name="ro1">
          <table:table-cell office:value-type="float" office:value="0.353333" calcext:value-type="float">
            <text:p>0.353333</text:p>
          </table:table-cell>
          <table:table-cell office:value-type="float" office:value="0.552828" calcext:value-type="float">
            <text:p>0.552828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2.45521" calcext:value-type="float">
            <text:p>2.45521</text:p>
          </table:table-cell>
        </table:table-row>
        <table:table-row table:style-name="ro1">
          <table:table-cell office:value-type="float" office:value="0.0666289" calcext:value-type="float">
            <text:p>0.0666289</text:p>
          </table:table-cell>
          <table:table-cell office:value-type="float" office:value="0.123862" calcext:value-type="float">
            <text:p>0.123862</text:p>
          </table:table-cell>
          <table:table-cell office:value-type="float" office:value="0.0637859" calcext:value-type="float">
            <text:p>0.0637859</text:p>
          </table:table-cell>
          <table:table-cell office:value-type="float" office:value="0.746499" calcext:value-type="float">
            <text:p>0.746499</text:p>
          </table:table-cell>
        </table:table-row>
        <table:table-row table:style-name="ro1">
          <table:table-cell office:value-type="float" office:value="0.37122" calcext:value-type="float">
            <text:p>0.37122</text:p>
          </table:table-cell>
          <table:table-cell office:value-type="float" office:value="0.586714" calcext:value-type="float">
            <text:p>0.586714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2.72705" calcext:value-type="float">
            <text:p>2.72705</text:p>
          </table:table-cell>
        </table:table-row>
        <table:table-row table:style-name="ro1">
          <table:table-cell office:value-type="float" office:value="0.00497416" calcext:value-type="float">
            <text:p>0.00497416</text:p>
          </table:table-cell>
          <table:table-cell office:value-type="float" office:value="0.00456174" calcext:value-type="float">
            <text:p>0.00456174</text:p>
          </table:table-cell>
          <table:table-cell office:value-type="float" office:value="0.00591045" calcext:value-type="float">
            <text:p>0.00591045</text:p>
          </table:table-cell>
          <table:table-cell office:value-type="float" office:value="0.0278153" calcext:value-type="float">
            <text:p>0.0278153</text:p>
          </table:table-cell>
        </table:table-row>
        <table:table-row table:style-name="ro1">
          <table:table-cell office:value-type="float" office:value="0.00630181" calcext:value-type="float">
            <text:p>0.00630181</text:p>
          </table:table-cell>
          <table:table-cell office:value-type="float" office:value="0.0191965" calcext:value-type="float">
            <text:p>0.0191965</text:p>
          </table:table-cell>
          <table:table-cell office:value-type="float" office:value="0.00692107" calcext:value-type="float">
            <text:p>0.00692107</text:p>
          </table:table-cell>
          <table:table-cell office:value-type="float" office:value="0.0497411" calcext:value-type="float">
            <text:p>0.0497411</text:p>
          </table:table-cell>
        </table:table-row>
        <table:table-row table:style-name="ro1">
          <table:table-cell office:value-type="float" office:value="0.071816" calcext:value-type="float">
            <text:p>0.071816</text:p>
          </table:table-cell>
          <table:table-cell office:value-type="float" office:value="0.0726427" calcext:value-type="float">
            <text:p>0.0726427</text:p>
          </table:table-cell>
          <table:table-cell office:value-type="float" office:value="0.0668918" calcext:value-type="float">
            <text:p>0.0668918</text:p>
          </table:table-cell>
          <table:table-cell office:value-type="float" office:value="0.516707" calcext:value-type="float">
            <text:p>0.516707</text:p>
          </table:table-cell>
        </table:table-row>
        <table:table-row table:style-name="ro1">
          <table:table-cell office:value-type="float" office:value="0.563304" calcext:value-type="float">
            <text:p>0.563304</text:p>
          </table:table-cell>
          <table:table-cell office:value-type="float" office:value="0.787667" calcext:value-type="float">
            <text:p>0.787667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3.79847" calcext:value-type="float">
            <text:p>3.79847</text:p>
          </table:table-cell>
        </table:table-row>
        <table:table-row table:style-name="ro1">
          <table:table-cell office:value-type="float" office:value="0.00421587" calcext:value-type="float">
            <text:p>0.00421587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00414722" calcext:value-type="float">
            <text:p>0.00414722</text:p>
          </table:table-cell>
          <table:table-cell office:value-type="float" office:value="0.0360654" calcext:value-type="float">
            <text:p>0.0360654</text:p>
          </table:table-cell>
        </table:table-row>
        <table:table-row table:style-name="ro1">
          <table:table-cell office:value-type="float" office:value="0.553158" calcext:value-type="float">
            <text:p>0.553158</text:p>
          </table:table-cell>
          <table:table-cell office:value-type="float" office:value="0.646742" calcext:value-type="float">
            <text:p>0.646742</text:p>
          </table:table-cell>
          <table:table-cell office:value-type="float" office:value="0.652861" calcext:value-type="float">
            <text:p>0.652861</text:p>
          </table:table-cell>
          <table:table-cell office:value-type="float" office:value="4.33626" calcext:value-type="float">
            <text:p>4.33626</text:p>
          </table:table-cell>
        </table:table-row>
        <table:table-row table:style-name="ro1">
          <table:table-cell office:value-type="float" office:value="0.0222513" calcext:value-type="float">
            <text:p>0.0222513</text:p>
          </table:table-cell>
          <table:table-cell office:value-type="float" office:value="0.0257364" calcext:value-type="float">
            <text:p>0.0257364</text:p>
          </table:table-cell>
          <table:table-cell office:value-type="float" office:value="0.0299053" calcext:value-type="float">
            <text:p>0.0299053</text:p>
          </table:table-cell>
          <table:table-cell office:value-type="float" office:value="0.0539499" calcext:value-type="float">
            <text:p>0.0539499</text:p>
          </table:table-cell>
        </table:table-row>
        <table:table-row table:style-name="ro1">
          <table:table-cell office:value-type="float" office:value="0.483832" calcext:value-type="float">
            <text:p>0.483832</text:p>
          </table:table-cell>
          <table:table-cell office:value-type="float" office:value="0.60299" calcext:value-type="float">
            <text:p>0.60299</text:p>
          </table:table-cell>
          <table:table-cell office:value-type="float" office:value="0.436055" calcext:value-type="float">
            <text:p>0.436055</text:p>
          </table:table-cell>
          <table:table-cell office:value-type="float" office:value="3.90523" calcext:value-type="float">
            <text:p>3.90523</text:p>
          </table:table-cell>
        </table:table-row>
        <table:table-row table:style-name="ro1">
          <table:table-cell office:value-type="float" office:value="0.664197" calcext:value-type="float">
            <text:p>0.664197</text:p>
          </table:table-cell>
          <table:table-cell office:value-type="float" office:value="0.867522" calcext:value-type="float">
            <text:p>0.867522</text:p>
          </table:table-cell>
          <table:table-cell office:value-type="float" office:value="0.694357" calcext:value-type="float">
            <text:p>0.694357</text:p>
          </table:table-cell>
          <table:table-cell office:value-type="float" office:value="6.18982" calcext:value-type="float">
            <text:p>6.18982</text:p>
          </table:table-cell>
        </table:table-row>
        <table:table-row table:style-name="ro1">
          <table:table-cell office:value-type="float" office:value="0.0223664" calcext:value-type="float">
            <text:p>0.0223664</text:p>
          </table:table-cell>
          <table:table-cell office:value-type="float" office:value="0.0166437" calcext:value-type="float">
            <text:p>0.0166437</text:p>
          </table:table-cell>
          <table:table-cell office:value-type="float" office:value="0.0195909" calcext:value-type="float">
            <text:p>0.0195909</text:p>
          </table:table-cell>
          <table:table-cell office:value-type="float" office:value="0.424037" calcext:value-type="float">
            <text:p>0.424037</text:p>
          </table:table-cell>
        </table:table-row>
        <table:table-row table:style-name="ro1">
          <table:table-cell office:value-type="float" office:value="0.00976819" calcext:value-type="float">
            <text:p>0.00976819</text:p>
          </table:table-cell>
          <table:table-cell office:value-type="float" office:value="0.0181233" calcext:value-type="float">
            <text:p>0.0181233</text:p>
          </table:table-cell>
          <table:table-cell office:value-type="float" office:value="0.0113913" calcext:value-type="float">
            <text:p>0.0113913</text:p>
          </table:table-cell>
          <table:table-cell office:value-type="float" office:value="0.0813028" calcext:value-type="float">
            <text:p>0.0813028</text:p>
          </table:table-cell>
        </table:table-row>
        <table:table-row table:style-name="ro1">
          <table:table-cell office:value-type="float" office:value="0.817885" calcext:value-type="float">
            <text:p>0.817885</text:p>
          </table:table-cell>
          <table:table-cell office:value-type="float" office:value="1.33725" calcext:value-type="float">
            <text:p>1.33725</text:p>
          </table:table-cell>
          <table:table-cell office:value-type="float" office:value="0.851161" calcext:value-type="float">
            <text:p>0.851161</text:p>
          </table:table-cell>
          <table:table-cell office:value-type="float" office:value="8.26434" calcext:value-type="float">
            <text:p>8.26434</text:p>
          </table:table-cell>
        </table:table-row>
        <table:table-row table:style-name="ro1">
          <table:table-cell office:value-type="float" office:value="0.00193901" calcext:value-type="float">
            <text:p>0.00193901</text:p>
          </table:table-cell>
          <table:table-cell office:value-type="float" office:value="0.00172048" calcext:value-type="float">
            <text:p>0.00172048</text:p>
          </table:table-cell>
          <table:table-cell office:value-type="float" office:value="0.00190399" calcext:value-type="float">
            <text:p>0.00190399</text:p>
          </table:table-cell>
          <table:table-cell office:value-type="float" office:value="0.0018651" calcext:value-type="float">
            <text:p>0.0018651</text:p>
          </table:table-cell>
        </table:table-row>
        <table:table-row table:style-name="ro1">
          <table:table-cell office:value-type="float" office:value="0.0122734" calcext:value-type="float">
            <text:p>0.0122734</text:p>
          </table:table-cell>
          <table:table-cell office:value-type="float" office:value="0.00799299" calcext:value-type="float">
            <text:p>0.00799299</text:p>
          </table:table-cell>
          <table:table-cell office:value-type="float" office:value="0.0102621" calcext:value-type="float">
            <text:p>0.0102621</text:p>
          </table:table-cell>
          <table:table-cell office:value-type="float" office:value="0.170307" calcext:value-type="float">
            <text:p>0.170307</text:p>
          </table:table-cell>
        </table:table-row>
        <table:table-row table:style-name="ro1">
          <table:table-cell office:value-type="float" office:value="0.85911" calcext:value-type="float">
            <text:p>0.85911</text:p>
          </table:table-cell>
          <table:table-cell office:value-type="float" office:value="0.858706" calcext:value-type="float">
            <text:p>0.858706</text:p>
          </table:table-cell>
          <table:table-cell office:value-type="float" office:value="0.676393" calcext:value-type="float">
            <text:p>0.676393</text:p>
          </table:table-cell>
          <table:table-cell office:value-type="float" office:value="7.98995" calcext:value-type="float">
            <text:p>7.98995</text:p>
          </table:table-cell>
        </table:table-row>
        <table:table-row table:style-name="ro1">
          <table:table-cell office:value-type="float" office:value="1.2301" calcext:value-type="float">
            <text:p>1.2301</text:p>
          </table:table-cell>
          <table:table-cell office:value-type="float" office:value="2.4483" calcext:value-type="float">
            <text:p>2.4483</text:p>
          </table:table-cell>
          <table:table-cell office:value-type="float" office:value="1.40129" calcext:value-type="float">
            <text:p>1.40129</text:p>
          </table:table-cell>
          <table:table-cell office:value-type="float" office:value="16.1419" calcext:value-type="float">
            <text:p>16.1419</text:p>
          </table:table-cell>
        </table:table-row>
        <table:table-row table:style-name="ro1">
          <table:table-cell office:value-type="float" office:value="0.951271" calcext:value-type="float">
            <text:p>0.951271</text:p>
          </table:table-cell>
          <table:table-cell office:value-type="float" office:value="1.26521" calcext:value-type="float">
            <text:p>1.26521</text:p>
          </table:table-cell>
          <table:table-cell office:value-type="float" office:value="0.870944" calcext:value-type="float">
            <text:p>0.870944</text:p>
          </table:table-cell>
          <table:table-cell office:value-type="float" office:value="9.12739" calcext:value-type="float">
            <text:p>9.12739</text:p>
          </table:table-cell>
        </table:table-row>
        <table:table-row table:style-name="ro1">
          <table:table-cell office:value-type="float" office:value="0.783973" calcext:value-type="float">
            <text:p>0.783973</text:p>
          </table:table-cell>
          <table:table-cell office:value-type="float" office:value="1.01608" calcext:value-type="float">
            <text:p>1.01608</text:p>
          </table:table-cell>
          <table:table-cell office:value-type="float" office:value="0.872271" calcext:value-type="float">
            <text:p>0.872271</text:p>
          </table:table-cell>
          <table:table-cell office:value-type="float" office:value="8.65426" calcext:value-type="float">
            <text:p>8.65426</text:p>
          </table:table-cell>
        </table:table-row>
        <table:table-row table:style-name="ro1">
          <table:table-cell office:value-type="float" office:value="1.06632" calcext:value-type="float">
            <text:p>1.06632</text:p>
          </table:table-cell>
          <table:table-cell office:value-type="float" office:value="1.50926" calcext:value-type="float">
            <text:p>1.50926</text:p>
          </table:table-cell>
          <table:table-cell office:value-type="float" office:value="1.30827" calcext:value-type="float">
            <text:p>1.30827</text:p>
          </table:table-cell>
          <table:table-cell office:value-type="float" office:value="11.4739" calcext:value-type="float">
            <text:p>11.4739</text:p>
          </table:table-cell>
        </table:table-row>
        <table:table-row table:style-name="ro1">
          <table:table-cell office:value-type="float" office:value="1.1723" calcext:value-type="float">
            <text:p>1.1723</text:p>
          </table:table-cell>
          <table:table-cell office:value-type="float" office:value="1.69026" calcext:value-type="float">
            <text:p>1.69026</text:p>
          </table:table-cell>
          <table:table-cell office:value-type="float" office:value="1.23158" calcext:value-type="float">
            <text:p>1.23158</text:p>
          </table:table-cell>
          <table:table-cell office:value-type="float" office:value="14.5055" calcext:value-type="float">
            <text:p>14.5055</text:p>
          </table:table-cell>
        </table:table-row>
        <table:table-row table:style-name="ro1">
          <table:table-cell office:value-type="float" office:value="0.0405366" calcext:value-type="float">
            <text:p>0.0405366</text:p>
          </table:table-cell>
          <table:table-cell office:value-type="float" office:value="0.125805" calcext:value-type="float">
            <text:p>0.125805</text:p>
          </table:table-cell>
          <table:table-cell office:value-type="float" office:value="0.112011" calcext:value-type="float">
            <text:p>0.112011</text:p>
          </table:table-cell>
          <table:table-cell office:value-type="float" office:value="0.654077" calcext:value-type="float">
            <text:p>0.654077</text:p>
          </table:table-cell>
        </table:table-row>
        <table:table-row table:style-name="ro1">
          <table:table-cell office:value-type="float" office:value="0.942957" calcext:value-type="float">
            <text:p>0.942957</text:p>
          </table:table-cell>
          <table:table-cell office:value-type="float" office:value="1.29049" calcext:value-type="float">
            <text:p>1.29049</text:p>
          </table:table-cell>
          <table:table-cell office:value-type="float" office:value="0.991504" calcext:value-type="float">
            <text:p>0.991504</text:p>
          </table:table-cell>
          <table:table-cell office:value-type="float" office:value="8.62762" calcext:value-type="float">
            <text:p>8.62762</text:p>
          </table:table-cell>
        </table:table-row>
        <table:table-row table:style-name="ro1">
          <table:table-cell office:value-type="float" office:value="0.00249201" calcext:value-type="float">
            <text:p>0.00249201</text:p>
          </table:table-cell>
          <table:table-cell office:value-type="float" office:value="0.00902558" calcext:value-type="float">
            <text:p>0.00902558</text:p>
          </table:table-cell>
          <table:table-cell office:value-type="float" office:value="0.00409879" calcext:value-type="float">
            <text:p>0.00409879</text:p>
          </table:table-cell>
          <table:table-cell office:value-type="float" office:value="0.0464482" calcext:value-type="float">
            <text:p>0.0464482</text:p>
          </table:table-cell>
        </table:table-row>
        <table:table-row table:style-name="ro1">
          <table:table-cell office:value-type="float" office:value="0.00632512" calcext:value-type="float">
            <text:p>0.00632512</text:p>
          </table:table-cell>
          <table:table-cell office:value-type="float" office:value="0.0105707" calcext:value-type="float">
            <text:p>0.0105707</text:p>
          </table:table-cell>
          <table:table-cell office:value-type="float" office:value="0.00788809" calcext:value-type="float">
            <text:p>0.00788809</text:p>
          </table:table-cell>
          <table:table-cell office:value-type="float" office:value="0.0617122" calcext:value-type="float">
            <text:p>0.0617122</text:p>
          </table:table-cell>
        </table:table-row>
        <table:table-row table:style-name="ro1">
          <table:table-cell office:value-type="float" office:value="1.20205" calcext:value-type="float">
            <text:p>1.20205</text:p>
          </table:table-cell>
          <table:table-cell office:value-type="float" office:value="1.752" calcext:value-type="float">
            <text:p>1.752</text:p>
          </table:table-cell>
          <table:table-cell office:value-type="float" office:value="1.46961" calcext:value-type="float">
            <text:p>1.46961</text:p>
          </table:table-cell>
          <table:table-cell office:value-type="float" office:value="13.925" calcext:value-type="float">
            <text:p>13.925</text:p>
          </table:table-cell>
        </table:table-row>
        <table:table-row table:style-name="ro1">
          <table:table-cell office:value-type="float" office:value="0.0450497" calcext:value-type="float">
            <text:p>0.0450497</text:p>
          </table:table-cell>
          <table:table-cell office:value-type="float" office:value="0.138159" calcext:value-type="float">
            <text:p>0.138159</text:p>
          </table:table-cell>
          <table:table-cell office:value-type="float" office:value="0.100786" calcext:value-type="float">
            <text:p>0.100786</text:p>
          </table:table-cell>
          <table:table-cell office:value-type="float" office:value="0.83034" calcext:value-type="float">
            <text:p>0.83034</text:p>
          </table:table-cell>
        </table:table-row>
        <table:table-row table:style-name="ro1">
          <table:table-cell office:value-type="float" office:value="0.892961" calcext:value-type="float">
            <text:p>0.892961</text:p>
          </table:table-cell>
          <table:table-cell office:value-type="float" office:value="1.66952" calcext:value-type="float">
            <text:p>1.66952</text:p>
          </table:table-cell>
          <table:table-cell office:value-type="float" office:value="1.17417" calcext:value-type="float">
            <text:p>1.17417</text:p>
          </table:table-cell>
          <table:table-cell office:value-type="float" office:value="11.1093" calcext:value-type="float">
            <text:p>11.1093</text:p>
          </table:table-cell>
        </table:table-row>
        <table:table-row table:style-name="ro1">
          <table:table-cell office:value-type="float" office:value="0.0132533" calcext:value-type="float">
            <text:p>0.0132533</text:p>
          </table:table-cell>
          <table:table-cell office:value-type="float" office:value="0.014334" calcext:value-type="float">
            <text:p>0.014334</text:p>
          </table:table-cell>
          <table:table-cell office:value-type="float" office:value="0.0123445" calcext:value-type="float">
            <text:p>0.0123445</text:p>
          </table:table-cell>
          <table:table-cell office:value-type="float" office:value="0.0439306" calcext:value-type="float">
            <text:p>0.0439306</text:p>
          </table:table-cell>
        </table:table-row>
        <table:table-row table:style-name="ro1">
          <table:table-cell office:value-type="float" office:value="0.457802" calcext:value-type="float">
            <text:p>0.457802</text:p>
          </table:table-cell>
          <table:table-cell office:value-type="float" office:value="0.625689" calcext:value-type="float">
            <text:p>0.625689</text:p>
          </table:table-cell>
          <table:table-cell office:value-type="float" office:value="0.472012" calcext:value-type="float">
            <text:p>0.472012</text:p>
          </table:table-cell>
          <table:table-cell office:value-type="float" office:value="1.77091" calcext:value-type="float">
            <text:p>1.77091</text:p>
          </table:table-cell>
        </table:table-row>
        <table:table-row table:style-name="ro1">
          <table:table-cell office:value-type="float" office:value="0.305894" calcext:value-type="float">
            <text:p>0.305894</text:p>
          </table:table-cell>
          <table:table-cell office:value-type="float" office:value="0.25261" calcext:value-type="float">
            <text:p>0.25261</text:p>
          </table:table-cell>
          <table:table-cell office:value-type="float" office:value="0.225297" calcext:value-type="float">
            <text:p>0.225297</text:p>
          </table:table-cell>
          <table:table-cell office:value-type="float" office:value="2.67636" calcext:value-type="float">
            <text:p>2.67636</text:p>
          </table:table-cell>
        </table:table-row>
        <table:table-row table:style-name="ro1">
          <table:table-cell office:value-type="float" office:value="1.20756" calcext:value-type="float">
            <text:p>1.20756</text:p>
          </table:table-cell>
          <table:table-cell office:value-type="float" office:value="1.6985" calcext:value-type="float">
            <text:p>1.6985</text:p>
          </table:table-cell>
          <table:table-cell office:value-type="float" office:value="1.00927" calcext:value-type="float">
            <text:p>1.00927</text:p>
          </table:table-cell>
          <table:table-cell office:value-type="float" office:value="14.2423" calcext:value-type="float">
            <text:p>14.2423</text:p>
          </table:table-cell>
        </table:table-row>
        <table:table-row table:style-name="ro1">
          <table:table-cell office:value-type="float" office:value="0.00239659" calcext:value-type="float">
            <text:p>0.00239659</text:p>
          </table:table-cell>
          <table:table-cell office:value-type="float" office:value="0.00243671" calcext:value-type="float">
            <text:p>0.00243671</text:p>
          </table:table-cell>
          <table:table-cell office:value-type="float" office:value="0.0123015" calcext:value-type="float">
            <text:p>0.0123015</text:p>
          </table:table-cell>
          <table:table-cell office:value-type="float" office:value="0.0259592" calcext:value-type="float">
            <text:p>0.0259592</text:p>
          </table:table-cell>
        </table:table-row>
        <table:table-row table:style-name="ro1">
          <table:table-cell office:value-type="float" office:value="1.26611" calcext:value-type="float">
            <text:p>1.26611</text:p>
          </table:table-cell>
          <table:table-cell office:value-type="float" office:value="1.51608" calcext:value-type="float">
            <text:p>1.51608</text:p>
          </table:table-cell>
          <table:table-cell office:value-type="float" office:value="0.984909" calcext:value-type="float">
            <text:p>0.984909</text:p>
          </table:table-cell>
          <table:table-cell office:value-type="float" office:value="12.5983" calcext:value-type="float">
            <text:p>12.5983</text:p>
          </table:table-cell>
        </table:table-row>
        <table:table-row table:style-name="ro1">
          <table:table-cell office:value-type="float" office:value="0.0019616" calcext:value-type="float">
            <text:p>0.0019616</text:p>
          </table:table-cell>
          <table:table-cell office:value-type="float" office:value="0.00226088" calcext:value-type="float">
            <text:p>0.00226088</text:p>
          </table:table-cell>
          <table:table-cell office:value-type="float" office:value="0.00222508" calcext:value-type="float">
            <text:p>0.00222508</text:p>
          </table:table-cell>
          <table:table-cell office:value-type="float" office:value="0.00220243" calcext:value-type="float">
            <text:p>0.00220243</text:p>
          </table:table-cell>
        </table:table-row>
        <table:table-row table:style-name="ro1">
          <table:table-cell office:value-type="float" office:value="1.23717" calcext:value-type="float">
            <text:p>1.23717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.19006" calcext:value-type="float">
            <text:p>1.19006</text:p>
          </table:table-cell>
          <table:table-cell office:value-type="float" office:value="13.0708" calcext:value-type="float">
            <text:p>13.0708</text:p>
          </table:table-cell>
        </table:table-row>
        <table:table-row table:style-name="ro1">
          <table:table-cell office:value-type="float" office:value="0.0569809" calcext:value-type="float">
            <text:p>0.0569809</text:p>
          </table:table-cell>
          <table:table-cell office:value-type="float" office:value="0.134499" calcext:value-type="float">
            <text:p>0.134499</text:p>
          </table:table-cell>
          <table:table-cell office:value-type="float" office:value="0.049573" calcext:value-type="float">
            <text:p>0.049573</text:p>
          </table:table-cell>
          <table:table-cell office:value-type="float" office:value="1.0015" calcext:value-type="float">
            <text:p>1.0015</text:p>
          </table:table-cell>
        </table:table-row>
        <table:table-row table:style-name="ro1">
          <table:table-cell office:value-type="float" office:value="0.496801" calcext:value-type="float">
            <text:p>0.496801</text:p>
          </table:table-cell>
          <table:table-cell office:value-type="float" office:value="0.831135" calcext:value-type="float">
            <text:p>0.831135</text:p>
          </table:table-cell>
          <table:table-cell office:value-type="float" office:value="0.506969" calcext:value-type="float">
            <text:p>0.506969</text:p>
          </table:table-cell>
          <table:table-cell office:value-type="float" office:value="4.77255" calcext:value-type="float">
            <text:p>4.77255</text:p>
          </table:table-cell>
        </table:table-row>
        <table:table-row table:style-name="ro1">
          <table:table-cell office:value-type="float" office:value="1.43251" calcext:value-type="float">
            <text:p>1.43251</text:p>
          </table:table-cell>
          <table:table-cell office:value-type="float" office:value="1.92542" calcext:value-type="float">
            <text:p>1.92542</text:p>
          </table:table-cell>
          <table:table-cell office:value-type="float" office:value="1.2689" calcext:value-type="float">
            <text:p>1.2689</text:p>
          </table:table-cell>
          <table:table-cell office:value-type="float" office:value="14.238" calcext:value-type="float">
            <text:p>14.238</text:p>
          </table:table-cell>
        </table:table-row>
        <table:table-row table:style-name="ro1">
          <table:table-cell office:value-type="float" office:value="0.0160851" calcext:value-type="float">
            <text:p>0.0160851</text:p>
          </table:table-cell>
          <table:table-cell office:value-type="float" office:value="0.0185973" calcext:value-type="float">
            <text:p>0.0185973</text:p>
          </table:table-cell>
          <table:table-cell office:value-type="float" office:value="0.021464" calcext:value-type="float">
            <text:p>0.021464</text:p>
          </table:table-cell>
          <table:table-cell office:value-type="float" office:value="0.0531037" calcext:value-type="float">
            <text:p>0.0531037</text:p>
          </table:table-cell>
        </table:table-row>
        <table:table-row table:style-name="ro1">
          <table:table-cell office:value-type="float" office:value="1.40179" calcext:value-type="float">
            <text:p>1.40179</text:p>
          </table:table-cell>
          <table:table-cell office:value-type="float" office:value="2.42029" calcext:value-type="float">
            <text:p>2.42029</text:p>
          </table:table-cell>
          <table:table-cell office:value-type="float" office:value="1.67149" calcext:value-type="float">
            <text:p>1.67149</text:p>
          </table:table-cell>
          <table:table-cell office:value-type="float" office:value="18.6622" calcext:value-type="float">
            <text:p>18.6622</text:p>
          </table:table-cell>
        </table:table-row>
        <table:table-row table:style-name="ro1">
          <table:table-cell office:value-type="float" office:value="1.06063" calcext:value-type="float">
            <text:p>1.06063</text:p>
          </table:table-cell>
          <table:table-cell office:value-type="float" office:value="1.16924" calcext:value-type="float">
            <text:p>1.16924</text:p>
          </table:table-cell>
          <table:table-cell office:value-type="float" office:value="1.02608" calcext:value-type="float">
            <text:p>1.02608</text:p>
          </table:table-cell>
          <table:table-cell office:value-type="float" office:value="11.5751" calcext:value-type="float">
            <text:p>11.5751</text:p>
          </table:table-cell>
        </table:table-row>
        <table:table-row table:style-name="ro1">
          <table:table-cell office:value-type="float" office:value="1.21348" calcext:value-type="float">
            <text:p>1.21348</text:p>
          </table:table-cell>
          <table:table-cell office:value-type="float" office:value="1.69772" calcext:value-type="float">
            <text:p>1.69772</text:p>
          </table:table-cell>
          <table:table-cell office:value-type="float" office:value="1.21791" calcext:value-type="float">
            <text:p>1.21791</text:p>
          </table:table-cell>
          <table:table-cell office:value-type="float" office:value="16.2899" calcext:value-type="float">
            <text:p>16.2899</text:p>
          </table:table-cell>
        </table:table-row>
        <table:table-row table:style-name="ro1">
          <table:table-cell office:value-type="float" office:value="1.69412" calcext:value-type="float">
            <text:p>1.69412</text:p>
          </table:table-cell>
          <table:table-cell office:value-type="float" office:value="2.19767" calcext:value-type="float">
            <text:p>2.19767</text:p>
          </table:table-cell>
          <table:table-cell office:value-type="float" office:value="1.69095" calcext:value-type="float">
            <text:p>1.69095</text:p>
          </table:table-cell>
          <table:table-cell office:value-type="float" office:value="16.5603" calcext:value-type="float">
            <text:p>16.5603</text:p>
          </table:table-cell>
        </table:table-row>
        <table:table-row table:style-name="ro1">
          <table:table-cell office:value-type="float" office:value="2.19178" calcext:value-type="float">
            <text:p>2.19178</text:p>
          </table:table-cell>
          <table:table-cell office:value-type="float" office:value="3.17151" calcext:value-type="float">
            <text:p>3.17151</text:p>
          </table:table-cell>
          <table:table-cell office:value-type="float" office:value="1.83565" calcext:value-type="float">
            <text:p>1.83565</text:p>
          </table:table-cell>
          <table:table-cell office:value-type="float" office:value="28.6327" calcext:value-type="float">
            <text:p>28.6327</text:p>
          </table:table-cell>
        </table:table-row>
        <table:table-row table:style-name="ro1">
          <table:table-cell office:value-type="float" office:value="1.81089" calcext:value-type="float">
            <text:p>1.81089</text:p>
          </table:table-cell>
          <table:table-cell office:value-type="float" office:value="2.61773" calcext:value-type="float">
            <text:p>2.61773</text:p>
          </table:table-cell>
          <table:table-cell office:value-type="float" office:value="1.82778" calcext:value-type="float">
            <text:p>1.82778</text:p>
          </table:table-cell>
          <table:table-cell office:value-type="float" office:value="18.9072" calcext:value-type="float">
            <text:p>18.9072</text:p>
          </table:table-cell>
        </table:table-row>
        <table:table-row table:style-name="ro1">
          <table:table-cell office:value-type="float" office:value="0.0351898" calcext:value-type="float">
            <text:p>0.0351898</text:p>
          </table:table-cell>
          <table:table-cell office:value-type="float" office:value="0.0336707" calcext:value-type="float">
            <text:p>0.0336707</text:p>
          </table:table-cell>
          <table:table-cell office:value-type="float" office:value="0.0260221" calcext:value-type="float">
            <text:p>0.0260221</text:p>
          </table:table-cell>
          <table:table-cell office:value-type="float" office:value="0.553154" calcext:value-type="float">
            <text:p>0.553154</text:p>
          </table:table-cell>
        </table:table-row>
        <table:table-row table:style-name="ro1">
          <table:table-cell office:value-type="float" office:value="0.0412345" calcext:value-type="float">
            <text:p>0.0412345</text:p>
          </table:table-cell>
          <table:table-cell office:value-type="float" office:value="0.0477295" calcext:value-type="float">
            <text:p>0.0477295</text:p>
          </table:table-cell>
          <table:table-cell office:value-type="float" office:value="0.043531" calcext:value-type="float">
            <text:p>0.043531</text:p>
          </table:table-cell>
          <table:table-cell office:value-type="float" office:value="1.39431" calcext:value-type="float">
            <text:p>1.39431</text:p>
          </table:table-cell>
        </table:table-row>
        <table:table-row table:style-name="ro1">
          <table:table-cell office:value-type="float" office:value="1.05639" calcext:value-type="float">
            <text:p>1.05639</text:p>
          </table:table-cell>
          <table:table-cell office:value-type="float" office:value="1.34378" calcext:value-type="float">
            <text:p>1.34378</text:p>
          </table:table-cell>
          <table:table-cell office:value-type="float" office:value="1.15072" calcext:value-type="float">
            <text:p>1.15072</text:p>
          </table:table-cell>
          <table:table-cell office:value-type="float" office:value="14.2201" calcext:value-type="float">
            <text:p>14.2201</text:p>
          </table:table-cell>
        </table:table-row>
        <table:table-row table:style-name="ro1">
          <table:table-cell office:value-type="float" office:value="1.65941" calcext:value-type="float">
            <text:p>1.65941</text:p>
          </table:table-cell>
          <table:table-cell office:value-type="float" office:value="2.38254" calcext:value-type="float">
            <text:p>2.38254</text:p>
          </table:table-cell>
          <table:table-cell office:value-type="float" office:value="1.36868" calcext:value-type="float">
            <text:p>1.36868</text:p>
          </table:table-cell>
          <table:table-cell office:value-type="float" office:value="17.4647" calcext:value-type="float">
            <text:p>17.4647</text:p>
          </table:table-cell>
        </table:table-row>
        <table:table-row table:style-name="ro1">
          <table:table-cell office:value-type="float" office:value="1.12742" calcext:value-type="float">
            <text:p>1.12742</text:p>
          </table:table-cell>
          <table:table-cell office:value-type="float" office:value="1.70634" calcext:value-type="float">
            <text:p>1.70634</text:p>
          </table:table-cell>
          <table:table-cell office:value-type="float" office:value="0.925287" calcext:value-type="float">
            <text:p>0.925287</text:p>
          </table:table-cell>
          <table:table-cell office:value-type="float" office:value="13.1177" calcext:value-type="float">
            <text:p>13.1177</text:p>
          </table:table-cell>
        </table:table-row>
        <table:table-row table:style-name="ro1">
          <table:table-cell office:value-type="float" office:value="1.67173" calcext:value-type="float">
            <text:p>1.67173</text:p>
          </table:table-cell>
          <table:table-cell office:value-type="float" office:value="2.14565" calcext:value-type="float">
            <text:p>2.14565</text:p>
          </table:table-cell>
          <table:table-cell office:value-type="float" office:value="1.57378" calcext:value-type="float">
            <text:p>1.57378</text:p>
          </table:table-cell>
          <table:table-cell office:value-type="float" office:value="18.4058" calcext:value-type="float">
            <text:p>18.4058</text:p>
          </table:table-cell>
        </table:table-row>
        <table:table-row table:style-name="ro1">
          <table:table-cell office:value-type="float" office:value="0.107784" calcext:value-type="float">
            <text:p>0.107784</text:p>
          </table:table-cell>
          <table:table-cell office:value-type="float" office:value="0.0685367" calcext:value-type="float">
            <text:p>0.0685367</text:p>
          </table:table-cell>
          <table:table-cell office:value-type="float" office:value="0.0322504" calcext:value-type="float">
            <text:p>0.0322504</text:p>
          </table:table-cell>
          <table:table-cell office:value-type="float" office:value="0.785235" calcext:value-type="float">
            <text:p>0.785235</text:p>
          </table:table-cell>
        </table:table-row>
        <table:table-row table:style-name="ro1">
          <table:table-cell office:value-type="float" office:value="0.00606828" calcext:value-type="float">
            <text:p>0.00606828</text:p>
          </table:table-cell>
          <table:table-cell office:value-type="float" office:value="0.0116582" calcext:value-type="float">
            <text:p>0.0116582</text:p>
          </table:table-cell>
          <table:table-cell office:value-type="float" office:value="0.00591578" calcext:value-type="float">
            <text:p>0.00591578</text:p>
          </table:table-cell>
          <table:table-cell office:value-type="float" office:value="0.030875" calcext:value-type="float">
            <text:p>0.030875</text:p>
          </table:table-cell>
        </table:table-row>
        <table:table-row table:style-name="ro1">
          <table:table-cell office:value-type="float" office:value="0.00227956" calcext:value-type="float">
            <text:p>0.00227956</text:p>
          </table:table-cell>
          <table:table-cell office:value-type="float" office:value="0.00249089" calcext:value-type="float">
            <text:p>0.00249089</text:p>
          </table:table-cell>
          <table:table-cell office:value-type="float" office:value="0.00237895" calcext:value-type="float">
            <text:p>0.00237895</text:p>
          </table:table-cell>
          <table:table-cell office:value-type="float" office:value="0.00232066" calcext:value-type="float">
            <text:p>0.00232066</text:p>
          </table:table-cell>
        </table:table-row>
        <table:table-row table:style-name="ro1">
          <table:table-cell office:value-type="float" office:value="0.514652" calcext:value-type="float">
            <text:p>0.514652</text:p>
          </table:table-cell>
          <table:table-cell office:value-type="float" office:value="0.687057" calcext:value-type="float">
            <text:p>0.687057</text:p>
          </table:table-cell>
          <table:table-cell office:value-type="float" office:value="0.520056" calcext:value-type="float">
            <text:p>0.520056</text:p>
          </table:table-cell>
          <table:table-cell office:value-type="float" office:value="5.36931" calcext:value-type="float">
            <text:p>5.36931</text:p>
          </table:table-cell>
        </table:table-row>
        <table:table-row table:style-name="ro1">
          <table:table-cell office:value-type="float" office:value="1.73611" calcext:value-type="float">
            <text:p>1.73611</text:p>
          </table:table-cell>
          <table:table-cell office:value-type="float" office:value="2.53122" calcext:value-type="float">
            <text:p>2.53122</text:p>
          </table:table-cell>
          <table:table-cell office:value-type="float" office:value="1.62925" calcext:value-type="float">
            <text:p>1.62925</text:p>
          </table:table-cell>
          <table:table-cell office:value-type="float" office:value="21.934" calcext:value-type="float">
            <text:p>21.934</text:p>
          </table:table-cell>
        </table:table-row>
        <table:table-row table:style-name="ro1">
          <table:table-cell office:value-type="float" office:value="2.8763" calcext:value-type="float">
            <text:p>2.8763</text:p>
          </table:table-cell>
          <table:table-cell office:value-type="float" office:value="3.11725" calcext:value-type="float">
            <text:p>3.11725</text:p>
          </table:table-cell>
          <table:table-cell office:value-type="float" office:value="2.15956" calcext:value-type="float">
            <text:p>2.15956</text:p>
          </table:table-cell>
          <table:table-cell office:value-type="float" office:value="25.5613" calcext:value-type="float">
            <text:p>25.5613</text:p>
          </table:table-cell>
        </table:table-row>
        <table:table-row table:style-name="ro1">
          <table:table-cell office:value-type="float" office:value="2.15899" calcext:value-type="float">
            <text:p>2.15899</text:p>
          </table:table-cell>
          <table:table-cell office:value-type="float" office:value="3.73813" calcext:value-type="float">
            <text:p>3.73813</text:p>
          </table:table-cell>
          <table:table-cell office:value-type="float" office:value="1.83218" calcext:value-type="float">
            <text:p>1.83218</text:p>
          </table:table-cell>
          <table:table-cell office:value-type="float" office:value="21.3261" calcext:value-type="float">
            <text:p>21.3261</text:p>
          </table:table-cell>
        </table:table-row>
        <table:table-row table:style-name="ro1">
          <table:table-cell office:value-type="float" office:value="1.65238" calcext:value-type="float">
            <text:p>1.65238</text:p>
          </table:table-cell>
          <table:table-cell office:value-type="float" office:value="2.0815" calcext:value-type="float">
            <text:p>2.0815</text:p>
          </table:table-cell>
          <table:table-cell office:value-type="float" office:value="1.65298" calcext:value-type="float">
            <text:p>1.65298</text:p>
          </table:table-cell>
          <table:table-cell office:value-type="float" office:value="20.981" calcext:value-type="float">
            <text:p>20.981</text:p>
          </table:table-cell>
        </table:table-row>
        <table:table-row table:style-name="ro1">
          <table:table-cell office:value-type="float" office:value="1.37457" calcext:value-type="float">
            <text:p>1.37457</text:p>
          </table:table-cell>
          <table:table-cell office:value-type="float" office:value="1.86664" calcext:value-type="float">
            <text:p>1.86664</text:p>
          </table:table-cell>
          <table:table-cell office:value-type="float" office:value="1.37901" calcext:value-type="float">
            <text:p>1.37901</text:p>
          </table:table-cell>
          <table:table-cell office:value-type="float" office:value="20.2843" calcext:value-type="float">
            <text:p>20.2843</text:p>
          </table:table-cell>
        </table:table-row>
        <table:table-row table:style-name="ro1">
          <table:table-cell office:value-type="float" office:value="0.0703022" calcext:value-type="float">
            <text:p>0.0703022</text:p>
          </table:table-cell>
          <table:table-cell office:value-type="float" office:value="0.0437458" calcext:value-type="float">
            <text:p>0.0437458</text:p>
          </table:table-cell>
          <table:table-cell office:value-type="float" office:value="0.0656742" calcext:value-type="float">
            <text:p>0.0656742</text:p>
          </table:table-cell>
          <table:table-cell office:value-type="float" office:value="0.763982" calcext:value-type="float">
            <text:p>0.763982</text:p>
          </table:table-cell>
        </table:table-row>
        <table:table-row table:style-name="ro1">
          <table:table-cell office:value-type="float" office:value="0.915105" calcext:value-type="float">
            <text:p>0.915105</text:p>
          </table:table-cell>
          <table:table-cell office:value-type="float" office:value="1.29653" calcext:value-type="float">
            <text:p>1.29653</text:p>
          </table:table-cell>
          <table:table-cell office:value-type="float" office:value="1.15863" calcext:value-type="float">
            <text:p>1.15863</text:p>
          </table:table-cell>
          <table:table-cell office:value-type="float" office:value="7.45788" calcext:value-type="float">
            <text:p>7.45788</text:p>
          </table:table-cell>
        </table:table-row>
        <table:table-row table:style-name="ro1">
          <table:table-cell office:value-type="float" office:value="1.03828" calcext:value-type="float">
            <text:p>1.03828</text:p>
          </table:table-cell>
          <table:table-cell office:value-type="float" office:value="1.46165" calcext:value-type="float">
            <text:p>1.46165</text:p>
          </table:table-cell>
          <table:table-cell office:value-type="float" office:value="1.37249" calcext:value-type="float">
            <text:p>1.37249</text:p>
          </table:table-cell>
          <table:table-cell office:value-type="float" office:value="10.3468" calcext:value-type="float">
            <text:p>10.3468</text:p>
          </table:table-cell>
        </table:table-row>
        <table:table-row table:style-name="ro1">
          <table:table-cell office:value-type="float" office:value="0.98225" calcext:value-type="float">
            <text:p>0.98225</text:p>
          </table:table-cell>
          <table:table-cell office:value-type="float" office:value="1.60666" calcext:value-type="float">
            <text:p>1.60666</text:p>
          </table:table-cell>
          <table:table-cell office:value-type="float" office:value="0.984775" calcext:value-type="float">
            <text:p>0.984775</text:p>
          </table:table-cell>
          <table:table-cell office:value-type="float" office:value="17.1184" calcext:value-type="float">
            <text:p>17.1184</text:p>
          </table:table-cell>
        </table:table-row>
        <table:table-row table:style-name="ro1">
          <table:table-cell office:value-type="float" office:value="1.37787" calcext:value-type="float">
            <text:p>1.37787</text:p>
          </table:table-cell>
          <table:table-cell office:value-type="float" office:value="1.90154" calcext:value-type="float">
            <text:p>1.90154</text:p>
          </table:table-cell>
          <table:table-cell office:value-type="float" office:value="1.24773" calcext:value-type="float">
            <text:p>1.24773</text:p>
          </table:table-cell>
          <table:table-cell office:value-type="float" office:value="19.0772" calcext:value-type="float">
            <text:p>19.0772</text:p>
          </table:table-cell>
        </table:table-row>
        <table:table-row table:style-name="ro1">
          <table:table-cell office:value-type="float" office:value="2.56407" calcext:value-type="float">
            <text:p>2.56407</text:p>
          </table:table-cell>
          <table:table-cell office:value-type="float" office:value="3.47457" calcext:value-type="float">
            <text:p>3.47457</text:p>
          </table:table-cell>
          <table:table-cell office:value-type="float" office:value="2.59874" calcext:value-type="float">
            <text:p>2.59874</text:p>
          </table:table-cell>
          <table:table-cell office:value-type="float" office:value="27.0239" calcext:value-type="float">
            <text:p>27.0239</text:p>
          </table:table-cell>
        </table:table-row>
        <table:table-row table:style-name="ro1">
          <table:table-cell office:value-type="float" office:value="1.58767" calcext:value-type="float">
            <text:p>1.58767</text:p>
          </table:table-cell>
          <table:table-cell office:value-type="float" office:value="2.5832" calcext:value-type="float">
            <text:p>2.5832</text:p>
          </table:table-cell>
          <table:table-cell office:value-type="float" office:value="1.40396" calcext:value-type="float">
            <text:p>1.40396</text:p>
          </table:table-cell>
          <table:table-cell office:value-type="float" office:value="21.777" calcext:value-type="float">
            <text:p>21.777</text:p>
          </table:table-cell>
        </table:table-row>
        <table:table-row table:style-name="ro1">
          <table:table-cell office:value-type="float" office:value="2.36675" calcext:value-type="float">
            <text:p>2.36675</text:p>
          </table:table-cell>
          <table:table-cell office:value-type="float" office:value="3.08775" calcext:value-type="float">
            <text:p>3.08775</text:p>
          </table:table-cell>
          <table:table-cell office:value-type="float" office:value="2.97799" calcext:value-type="float">
            <text:p>2.97799</text:p>
          </table:table-cell>
          <table:table-cell office:value-type="float" office:value="30.5281" calcext:value-type="float">
            <text:p>30.5281</text:p>
          </table:table-cell>
        </table:table-row>
        <table:table-row table:style-name="ro1">
          <table:table-cell office:value-type="float" office:value="0.00265831" calcext:value-type="float">
            <text:p>0.00265831</text:p>
          </table:table-cell>
          <table:table-cell office:value-type="float" office:value="0.00282487" calcext:value-type="float">
            <text:p>0.00282487</text:p>
          </table:table-cell>
          <table:table-cell office:value-type="float" office:value="0.00235087" calcext:value-type="float">
            <text:p>0.00235087</text:p>
          </table:table-cell>
          <table:table-cell office:value-type="float" office:value="0.00255556" calcext:value-type="float">
            <text:p>0.00255556</text:p>
          </table:table-cell>
        </table:table-row>
        <table:table-row table:style-name="ro1">
          <table:table-cell office:value-type="float" office:value="1.62329" calcext:value-type="float">
            <text:p>1.62329</text:p>
          </table:table-cell>
          <table:table-cell office:value-type="float" office:value="2.26145" calcext:value-type="float">
            <text:p>2.26145</text:p>
          </table:table-cell>
          <table:table-cell office:value-type="float" office:value="2.01386" calcext:value-type="float">
            <text:p>2.01386</text:p>
          </table:table-cell>
          <table:table-cell office:value-type="float" office:value="24.1115" calcext:value-type="float">
            <text:p>24.1115</text:p>
          </table:table-cell>
        </table:table-row>
        <table:table-row table:style-name="ro1">
          <table:table-cell office:value-type="float" office:value="1.21883" calcext:value-type="float">
            <text:p>1.21883</text:p>
          </table:table-cell>
          <table:table-cell office:value-type="float" office:value="1.69542" calcext:value-type="float">
            <text:p>1.69542</text:p>
          </table:table-cell>
          <table:table-cell office:value-type="float" office:value="1.25873" calcext:value-type="float">
            <text:p>1.25873</text:p>
          </table:table-cell>
          <table:table-cell office:value-type="float" office:value="14.804" calcext:value-type="float">
            <text:p>14.804</text:p>
          </table:table-cell>
        </table:table-row>
        <table:table-row table:style-name="ro1">
          <table:table-cell office:value-type="float" office:value="1.55646" calcext:value-type="float">
            <text:p>1.55646</text:p>
          </table:table-cell>
          <table:table-cell office:value-type="float" office:value="2.0745" calcext:value-type="float">
            <text:p>2.0745</text:p>
          </table:table-cell>
          <table:table-cell office:value-type="float" office:value="1.30343" calcext:value-type="float">
            <text:p>1.30343</text:p>
          </table:table-cell>
          <table:table-cell office:value-type="float" office:value="14.9275" calcext:value-type="float">
            <text:p>14.9275</text:p>
          </table:table-cell>
        </table:table-row>
        <table:table-row table:style-name="ro1">
          <table:table-cell office:value-type="float" office:value="2.13201" calcext:value-type="float">
            <text:p>2.13201</text:p>
          </table:table-cell>
          <table:table-cell office:value-type="float" office:value="2.81696" calcext:value-type="float">
            <text:p>2.81696</text:p>
          </table:table-cell>
          <table:table-cell office:value-type="float" office:value="2.35197" calcext:value-type="float">
            <text:p>2.35197</text:p>
          </table:table-cell>
          <table:table-cell office:value-type="float" office:value="23.6282" calcext:value-type="float">
            <text:p>23.6282</text:p>
          </table:table-cell>
        </table:table-row>
        <table:table-row table:style-name="ro1">
          <table:table-cell office:value-type="float" office:value="2.04458" calcext:value-type="float">
            <text:p>2.04458</text:p>
          </table:table-cell>
          <table:table-cell office:value-type="float" office:value="2.84468" calcext:value-type="float">
            <text:p>2.84468</text:p>
          </table:table-cell>
          <table:table-cell office:value-type="float" office:value="1.95796" calcext:value-type="float">
            <text:p>1.95796</text:p>
          </table:table-cell>
          <table:table-cell office:value-type="float" office:value="22.4052" calcext:value-type="float">
            <text:p>22.4052</text:p>
          </table:table-cell>
        </table:table-row>
        <table:table-row table:style-name="ro1">
          <table:table-cell office:value-type="float" office:value="0.00280956" calcext:value-type="float">
            <text:p>0.00280956</text:p>
          </table:table-cell>
          <table:table-cell office:value-type="float" office:value="0.0028063" calcext:value-type="float">
            <text:p>0.0028063</text:p>
          </table:table-cell>
          <table:table-cell office:value-type="float" office:value="0.00280503" calcext:value-type="float">
            <text:p>0.00280503</text:p>
          </table:table-cell>
          <table:table-cell office:value-type="float" office:value="0.00267542" calcext:value-type="float">
            <text:p>0.00267542</text:p>
          </table:table-cell>
        </table:table-row>
        <table:table-row table:style-name="ro1">
          <table:table-cell office:value-type="float" office:value="1.44715" calcext:value-type="float">
            <text:p>1.44715</text:p>
          </table:table-cell>
          <table:table-cell office:value-type="float" office:value="1.90777" calcext:value-type="float">
            <text:p>1.90777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15.1702" calcext:value-type="float">
            <text:p>15.1702</text:p>
          </table:table-cell>
        </table:table-row>
        <table:table-row table:style-name="ro1">
          <table:table-cell office:value-type="float" office:value="0.114905" calcext:value-type="float">
            <text:p>0.114905</text:p>
          </table:table-cell>
          <table:table-cell office:value-type="float" office:value="0.0774712" calcext:value-type="float">
            <text:p>0.0774712</text:p>
          </table:table-cell>
          <table:table-cell office:value-type="float" office:value="0.10289" calcext:value-type="float">
            <text:p>0.10289</text:p>
          </table:table-cell>
          <table:table-cell office:value-type="float" office:value="0.63772" calcext:value-type="float">
            <text:p>0.63772</text:p>
          </table:table-cell>
        </table:table-row>
        <table:table-row table:style-name="ro1">
          <table:table-cell office:value-type="float" office:value="1.74176" calcext:value-type="float">
            <text:p>1.74176</text:p>
          </table:table-cell>
          <table:table-cell office:value-type="float" office:value="2.17691" calcext:value-type="float">
            <text:p>2.17691</text:p>
          </table:table-cell>
          <table:table-cell office:value-type="float" office:value="1.67812" calcext:value-type="float">
            <text:p>1.67812</text:p>
          </table:table-cell>
          <table:table-cell office:value-type="float" office:value="16.2977" calcext:value-type="float">
            <text:p>16.2977</text:p>
          </table:table-cell>
        </table:table-row>
        <table:table-row table:style-name="ro1">
          <table:table-cell office:value-type="float" office:value="1.79777" calcext:value-type="float">
            <text:p>1.79777</text:p>
          </table:table-cell>
          <table:table-cell office:value-type="float" office:value="2.52537" calcext:value-type="float">
            <text:p>2.52537</text:p>
          </table:table-cell>
          <table:table-cell office:value-type="float" office:value="1.55617" calcext:value-type="float">
            <text:p>1.55617</text:p>
          </table:table-cell>
          <table:table-cell office:value-type="float" office:value="22.4631" calcext:value-type="float">
            <text:p>22.4631</text:p>
          </table:table-cell>
        </table:table-row>
        <table:table-row table:style-name="ro1">
          <table:table-cell office:value-type="float" office:value="2.97572" calcext:value-type="float">
            <text:p>2.97572</text:p>
          </table:table-cell>
          <table:table-cell office:value-type="float" office:value="3.91558" calcext:value-type="float">
            <text:p>3.91558</text:p>
          </table:table-cell>
          <table:table-cell office:value-type="float" office:value="2.63952" calcext:value-type="float">
            <text:p>2.63952</text:p>
          </table:table-cell>
          <table:table-cell office:value-type="float" office:value="33.5483" calcext:value-type="float">
            <text:p>33.5483</text:p>
          </table:table-cell>
        </table:table-row>
        <table:table-row table:style-name="ro1">
          <table:table-cell office:value-type="float" office:value="1.72838" calcext:value-type="float">
            <text:p>1.72838</text:p>
          </table:table-cell>
          <table:table-cell office:value-type="float" office:value="2.49096" calcext:value-type="float">
            <text:p>2.49096</text:p>
          </table:table-cell>
          <table:table-cell office:value-type="float" office:value="1.88666" calcext:value-type="float">
            <text:p>1.88666</text:p>
          </table:table-cell>
          <table:table-cell office:value-type="float" office:value="23.8188" calcext:value-type="float">
            <text:p>23.8188</text:p>
          </table:table-cell>
        </table:table-row>
        <table:table-row table:style-name="ro1">
          <table:table-cell office:value-type="float" office:value="2.15195" calcext:value-type="float">
            <text:p>2.15195</text:p>
          </table:table-cell>
          <table:table-cell office:value-type="float" office:value="3.43509" calcext:value-type="float">
            <text:p>3.43509</text:p>
          </table:table-cell>
          <table:table-cell office:value-type="float" office:value="2.34296" calcext:value-type="float">
            <text:p>2.34296</text:p>
          </table:table-cell>
          <table:table-cell office:value-type="float" office:value="29.6323" calcext:value-type="float">
            <text:p>29.6323</text:p>
          </table:table-cell>
        </table:table-row>
        <table:table-row table:style-name="ro1">
          <table:table-cell office:value-type="float" office:value="1.87641" calcext:value-type="float">
            <text:p>1.87641</text:p>
          </table:table-cell>
          <table:table-cell office:value-type="float" office:value="2.28699" calcext:value-type="float">
            <text:p>2.28699</text:p>
          </table:table-cell>
          <table:table-cell office:value-type="float" office:value="1.83686" calcext:value-type="float">
            <text:p>1.83686</text:p>
          </table:table-cell>
          <table:table-cell office:value-type="float" office:value="22.3823" calcext:value-type="float">
            <text:p>22.3823</text:p>
          </table:table-cell>
        </table:table-row>
        <table:table-row table:style-name="ro1">
          <table:table-cell office:value-type="float" office:value="1.8706" calcext:value-type="float">
            <text:p>1.8706</text:p>
          </table:table-cell>
          <table:table-cell office:value-type="float" office:value="2.62558" calcext:value-type="float">
            <text:p>2.62558</text:p>
          </table:table-cell>
          <table:table-cell office:value-type="float" office:value="2.07495" calcext:value-type="float">
            <text:p>2.07495</text:p>
          </table:table-cell>
          <table:table-cell office:value-type="float" office:value="23.8064" calcext:value-type="float">
            <text:p>23.8064</text:p>
          </table:table-cell>
        </table:table-row>
        <table:table-row table:style-name="ro1">
          <table:table-cell office:value-type="float" office:value="0.0901893" calcext:value-type="float">
            <text:p>0.0901893</text:p>
          </table:table-cell>
          <table:table-cell office:value-type="float" office:value="0.119896" calcext:value-type="float">
            <text:p>0.119896</text:p>
          </table:table-cell>
          <table:table-cell office:value-type="float" office:value="0.0866909" calcext:value-type="float">
            <text:p>0.0866909</text:p>
          </table:table-cell>
          <table:table-cell office:value-type="float" office:value="0.450823" calcext:value-type="float">
            <text:p>0.450823</text:p>
          </table:table-cell>
        </table:table-row>
        <table:table-row table:style-name="ro1">
          <table:table-cell office:value-type="float" office:value="1.53537" calcext:value-type="float">
            <text:p>1.53537</text:p>
          </table:table-cell>
          <table:table-cell office:value-type="float" office:value="1.95997" calcext:value-type="float">
            <text:p>1.95997</text:p>
          </table:table-cell>
          <table:table-cell office:value-type="float" office:value="1.45795" calcext:value-type="float">
            <text:p>1.45795</text:p>
          </table:table-cell>
          <table:table-cell office:value-type="float" office:value="18.314" calcext:value-type="float">
            <text:p>18.314</text:p>
          </table:table-cell>
        </table:table-row>
        <table:table-row table:style-name="ro1">
          <table:table-cell office:value-type="float" office:value="1.98468" calcext:value-type="float">
            <text:p>1.98468</text:p>
          </table:table-cell>
          <table:table-cell office:value-type="float" office:value="3.0012" calcext:value-type="float">
            <text:p>3.0012</text:p>
          </table:table-cell>
          <table:table-cell office:value-type="float" office:value="2.05805" calcext:value-type="float">
            <text:p>2.05805</text:p>
          </table:table-cell>
          <table:table-cell office:value-type="float" office:value="31.7922" calcext:value-type="float">
            <text:p>31.7922</text:p>
          </table:table-cell>
        </table:table-row>
        <table:table-row table:style-name="ro1">
          <table:table-cell office:value-type="float" office:value="1.85298" calcext:value-type="float">
            <text:p>1.85298</text:p>
          </table:table-cell>
          <table:table-cell office:value-type="float" office:value="2.8565" calcext:value-type="float">
            <text:p>2.8565</text:p>
          </table:table-cell>
          <table:table-cell office:value-type="float" office:value="2.16347" calcext:value-type="float">
            <text:p>2.16347</text:p>
          </table:table-cell>
          <table:table-cell office:value-type="float" office:value="29.1347" calcext:value-type="float">
            <text:p>29.1347</text:p>
          </table:table-cell>
        </table:table-row>
        <table:table-row table:style-name="ro1">
          <table:table-cell office:value-type="float" office:value="2.67126" calcext:value-type="float">
            <text:p>2.67126</text:p>
          </table:table-cell>
          <table:table-cell office:value-type="float" office:value="3.71674" calcext:value-type="float">
            <text:p>3.71674</text:p>
          </table:table-cell>
          <table:table-cell office:value-type="float" office:value="2.78578" calcext:value-type="float">
            <text:p>2.78578</text:p>
          </table:table-cell>
          <table:table-cell office:value-type="float" office:value="30.7389" calcext:value-type="float">
            <text:p>30.7389</text:p>
          </table:table-cell>
        </table:table-row>
        <table:table-row table:style-name="ro1">
          <table:table-cell office:value-type="float" office:value="1.78151" calcext:value-type="float">
            <text:p>1.78151</text:p>
          </table:table-cell>
          <table:table-cell office:value-type="float" office:value="2.39272" calcext:value-type="float">
            <text:p>2.39272</text:p>
          </table:table-cell>
          <table:table-cell office:value-type="float" office:value="1.6465" calcext:value-type="float">
            <text:p>1.6465</text:p>
          </table:table-cell>
          <table:table-cell office:value-type="float" office:value="23.4579" calcext:value-type="float">
            <text:p>23.4579</text:p>
          </table:table-cell>
        </table:table-row>
        <table:table-row table:style-name="ro1">
          <table:table-cell office:value-type="float" office:value="0.0811323" calcext:value-type="float">
            <text:p>0.0811323</text:p>
          </table:table-cell>
          <table:table-cell office:value-type="float" office:value="0.181723" calcext:value-type="float">
            <text:p>0.181723</text:p>
          </table:table-cell>
          <table:table-cell office:value-type="float" office:value="0.114971" calcext:value-type="float">
            <text:p>0.114971</text:p>
          </table:table-cell>
          <table:table-cell office:value-type="float" office:value="1.76369" calcext:value-type="float">
            <text:p>1.76369</text:p>
          </table:table-cell>
        </table:table-row>
        <table:table-row table:style-name="ro1">
          <table:table-cell office:value-type="float" office:value="1.93275" calcext:value-type="float">
            <text:p>1.93275</text:p>
          </table:table-cell>
          <table:table-cell office:value-type="float" office:value="2.7788" calcext:value-type="float">
            <text:p>2.7788</text:p>
          </table:table-cell>
          <table:table-cell office:value-type="float" office:value="2.05556" calcext:value-type="float">
            <text:p>2.05556</text:p>
          </table:table-cell>
          <table:table-cell office:value-type="float" office:value="25.3794" calcext:value-type="float">
            <text:p>25.3794</text:p>
          </table:table-cell>
        </table:table-row>
        <table:table-row table:style-name="ro1">
          <table:table-cell office:value-type="float" office:value="2.00136" calcext:value-type="float">
            <text:p>2.00136</text:p>
          </table:table-cell>
          <table:table-cell office:value-type="float" office:value="3.14362" calcext:value-type="float">
            <text:p>3.14362</text:p>
          </table:table-cell>
          <table:table-cell office:value-type="float" office:value="1.83133" calcext:value-type="float">
            <text:p>1.83133</text:p>
          </table:table-cell>
          <table:table-cell office:value-type="float" office:value="28.0076" calcext:value-type="float">
            <text:p>28.0076</text:p>
          </table:table-cell>
        </table:table-row>
        <table:table-row table:style-name="ro1">
          <table:table-cell office:value-type="float" office:value="1.50244" calcext:value-type="float">
            <text:p>1.50244</text:p>
          </table:table-cell>
          <table:table-cell office:value-type="float" office:value="2.31272" calcext:value-type="float">
            <text:p>2.31272</text:p>
          </table:table-cell>
          <table:table-cell office:value-type="float" office:value="1.26115" calcext:value-type="float">
            <text:p>1.26115</text:p>
          </table:table-cell>
          <table:table-cell office:value-type="float" office:value="19.6035" calcext:value-type="float">
            <text:p>19.6035</text:p>
          </table:table-cell>
        </table:table-row>
        <table:table-row table:style-name="ro1">
          <table:table-cell office:value-type="float" office:value="1.62453" calcext:value-type="float">
            <text:p>1.62453</text:p>
          </table:table-cell>
          <table:table-cell office:value-type="float" office:value="2.36626" calcext:value-type="float">
            <text:p>2.36626</text:p>
          </table:table-cell>
          <table:table-cell office:value-type="float" office:value="1.52437" calcext:value-type="float">
            <text:p>1.52437</text:p>
          </table:table-cell>
          <table:table-cell office:value-type="float" office:value="21.9515" calcext:value-type="float">
            <text:p>21.9515</text:p>
          </table:table-cell>
        </table:table-row>
        <table:table-row table:style-name="ro1">
          <table:table-cell office:value-type="float" office:value="0.586061" calcext:value-type="float">
            <text:p>0.586061</text:p>
          </table:table-cell>
          <table:table-cell office:value-type="float" office:value="0.607819" calcext:value-type="float">
            <text:p>0.607819</text:p>
          </table:table-cell>
          <table:table-cell office:value-type="float" office:value="0.601072" calcext:value-type="float">
            <text:p>0.601072</text:p>
          </table:table-cell>
          <table:table-cell office:value-type="float" office:value="4.6923" calcext:value-type="float">
            <text:p>4.6923</text:p>
          </table:table-cell>
        </table:table-row>
        <table:table-row table:style-name="ro1">
          <table:table-cell office:value-type="float" office:value="0.0156417" calcext:value-type="float">
            <text:p>0.0156417</text:p>
          </table:table-cell>
          <table:table-cell office:value-type="float" office:value="0.0134596" calcext:value-type="float">
            <text:p>0.0134596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0.0825158" calcext:value-type="float">
            <text:p>0.0825158</text:p>
          </table:table-cell>
        </table:table-row>
        <table:table-row table:style-name="ro1">
          <table:table-cell office:value-type="float" office:value="0.0595583" calcext:value-type="float">
            <text:p>0.0595583</text:p>
          </table:table-cell>
          <table:table-cell office:value-type="float" office:value="0.0938274" calcext:value-type="float">
            <text:p>0.0938274</text:p>
          </table:table-cell>
          <table:table-cell office:value-type="float" office:value="0.0685163" calcext:value-type="float">
            <text:p>0.0685163</text:p>
          </table:table-cell>
          <table:table-cell office:value-type="float" office:value="0.663324" calcext:value-type="float">
            <text:p>0.663324</text:p>
          </table:table-cell>
        </table:table-row>
        <table:table-row table:style-name="ro1">
          <table:table-cell office:value-type="float" office:value="1.88388" calcext:value-type="float">
            <text:p>1.88388</text:p>
          </table:table-cell>
          <table:table-cell office:value-type="float" office:value="2.76387" calcext:value-type="float">
            <text:p>2.76387</text:p>
          </table:table-cell>
          <table:table-cell office:value-type="float" office:value="2.07611" calcext:value-type="float">
            <text:p>2.07611</text:p>
          </table:table-cell>
          <table:table-cell office:value-type="float" office:value="34.7503" calcext:value-type="float">
            <text:p>34.7503</text:p>
          </table:table-cell>
        </table:table-row>
        <table:table-row table:style-name="ro1">
          <table:table-cell office:value-type="float" office:value="1.60176" calcext:value-type="float">
            <text:p>1.60176</text:p>
          </table:table-cell>
          <table:table-cell office:value-type="float" office:value="2.44818" calcext:value-type="float">
            <text:p>2.44818</text:p>
          </table:table-cell>
          <table:table-cell office:value-type="float" office:value="1.85492" calcext:value-type="float">
            <text:p>1.85492</text:p>
          </table:table-cell>
          <table:table-cell office:value-type="float" office:value="21.3949" calcext:value-type="float">
            <text:p>21.3949</text:p>
          </table:table-cell>
        </table:table-row>
        <table:table-row table:style-name="ro1">
          <table:table-cell office:value-type="float" office:value="1.97469" calcext:value-type="float">
            <text:p>1.97469</text:p>
          </table:table-cell>
          <table:table-cell office:value-type="float" office:value="3.12458" calcext:value-type="float">
            <text:p>3.12458</text:p>
          </table:table-cell>
          <table:table-cell office:value-type="float" office:value="1.71166" calcext:value-type="float">
            <text:p>1.71166</text:p>
          </table:table-cell>
          <table:table-cell office:value-type="float" office:value="24.3907" calcext:value-type="float">
            <text:p>24.3907</text:p>
          </table:table-cell>
        </table:table-row>
        <table:table-row table:style-name="ro1">
          <table:table-cell office:value-type="float" office:value="0.02004" calcext:value-type="float">
            <text:p>0.02004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0220351" calcext:value-type="float">
            <text:p>0.0220351</text:p>
          </table:table-cell>
          <table:table-cell office:value-type="float" office:value="0.22113" calcext:value-type="float">
            <text:p>0.22113</text:p>
          </table:table-cell>
        </table:table-row>
        <table:table-row table:style-name="ro1">
          <table:table-cell office:value-type="float" office:value="1.04054" calcext:value-type="float">
            <text:p>1.04054</text:p>
          </table:table-cell>
          <table:table-cell office:value-type="float" office:value="1.25103" calcext:value-type="float">
            <text:p>1.25103</text:p>
          </table:table-cell>
          <table:table-cell office:value-type="float" office:value="1.10019" calcext:value-type="float">
            <text:p>1.10019</text:p>
          </table:table-cell>
          <table:table-cell office:value-type="float" office:value="11.1902" calcext:value-type="float">
            <text:p>11.1902</text:p>
          </table:table-cell>
        </table:table-row>
        <table:table-row table:style-name="ro1">
          <table:table-cell office:value-type="float" office:value="1.84749" calcext:value-type="float">
            <text:p>1.84749</text:p>
          </table:table-cell>
          <table:table-cell office:value-type="float" office:value="2.30175" calcext:value-type="float">
            <text:p>2.30175</text:p>
          </table:table-cell>
          <table:table-cell office:value-type="float" office:value="1.74413" calcext:value-type="float">
            <text:p>1.74413</text:p>
          </table:table-cell>
          <table:table-cell office:value-type="float" office:value="23.7446" calcext:value-type="float">
            <text:p>23.7446</text:p>
          </table:table-cell>
        </table:table-row>
        <table:table-row table:style-name="ro1">
          <table:table-cell office:value-type="float" office:value="0.00294177" calcext:value-type="float">
            <text:p>0.00294177</text:p>
          </table:table-cell>
          <table:table-cell office:value-type="float" office:value="0.00352482" calcext:value-type="float">
            <text:p>0.00352482</text:p>
          </table:table-cell>
          <table:table-cell office:value-type="float" office:value="0.00292087" calcext:value-type="float">
            <text:p>0.00292087</text:p>
          </table:table-cell>
          <table:table-cell office:value-type="float" office:value="0.00288557" calcext:value-type="float">
            <text:p>0.00288557</text:p>
          </table:table-cell>
        </table:table-row>
        <table:table-row table:style-name="ro1">
          <table:table-cell office:value-type="float" office:value="2.12179" calcext:value-type="float">
            <text:p>2.12179</text:p>
          </table:table-cell>
          <table:table-cell office:value-type="float" office:value="2.46623" calcext:value-type="float">
            <text:p>2.46623</text:p>
          </table:table-cell>
          <table:table-cell office:value-type="float" office:value="2.12572" calcext:value-type="float">
            <text:p>2.12572</text:p>
          </table:table-cell>
          <table:table-cell office:value-type="float" office:value="30.031" calcext:value-type="float">
            <text:p>30.031</text:p>
          </table:table-cell>
        </table:table-row>
        <table:table-row table:style-name="ro1">
          <table:table-cell office:value-type="float" office:value="0.0139302" calcext:value-type="float">
            <text:p>0.0139302</text:p>
          </table:table-cell>
          <table:table-cell office:value-type="float" office:value="0.0151085" calcext:value-type="float">
            <text:p>0.0151085</text:p>
          </table:table-cell>
          <table:table-cell office:value-type="float" office:value="0.0162145" calcext:value-type="float">
            <text:p>0.0162145</text:p>
          </table:table-cell>
          <table:table-cell office:value-type="float" office:value="0.108135" calcext:value-type="float">
            <text:p>0.108135</text:p>
          </table:table-cell>
        </table:table-row>
        <table:table-row table:style-name="ro1">
          <table:table-cell office:value-type="float" office:value="2.35618" calcext:value-type="float">
            <text:p>2.35618</text:p>
          </table:table-cell>
          <table:table-cell office:value-type="float" office:value="3.6519" calcext:value-type="float">
            <text:p>3.6519</text:p>
          </table:table-cell>
          <table:table-cell office:value-type="float" office:value="2.01299" calcext:value-type="float">
            <text:p>2.01299</text:p>
          </table:table-cell>
          <table:table-cell office:value-type="float" office:value="28.9681" calcext:value-type="float">
            <text:p>28.9681</text:p>
          </table:table-cell>
        </table:table-row>
        <table:table-row table:style-name="ro1">
          <table:table-cell office:value-type="float" office:value="2.12209" calcext:value-type="float">
            <text:p>2.12209</text:p>
          </table:table-cell>
          <table:table-cell office:value-type="float" office:value="3.01476" calcext:value-type="float">
            <text:p>3.01476</text:p>
          </table:table-cell>
          <table:table-cell office:value-type="float" office:value="2.1634" calcext:value-type="float">
            <text:p>2.1634</text:p>
          </table:table-cell>
          <table:table-cell office:value-type="float" office:value="29.7638" calcext:value-type="float">
            <text:p>29.7638</text:p>
          </table:table-cell>
        </table:table-row>
        <table:table-row table:style-name="ro1">
          <table:table-cell office:value-type="float" office:value="1.8858" calcext:value-type="float">
            <text:p>1.8858</text:p>
          </table:table-cell>
          <table:table-cell office:value-type="float" office:value="2.94355" calcext:value-type="float">
            <text:p>2.94355</text:p>
          </table:table-cell>
          <table:table-cell office:value-type="float" office:value="1.94391" calcext:value-type="float">
            <text:p>1.94391</text:p>
          </table:table-cell>
          <table:table-cell office:value-type="float" office:value="24.5132" calcext:value-type="float">
            <text:p>24.5132</text:p>
          </table:table-cell>
        </table:table-row>
        <table:table-row table:style-name="ro1">
          <table:table-cell office:value-type="float" office:value="1.97737" calcext:value-type="float">
            <text:p>1.97737</text:p>
          </table:table-cell>
          <table:table-cell office:value-type="float" office:value="2.69171" calcext:value-type="float">
            <text:p>2.69171</text:p>
          </table:table-cell>
          <table:table-cell office:value-type="float" office:value="2.09302" calcext:value-type="float">
            <text:p>2.09302</text:p>
          </table:table-cell>
          <table:table-cell office:value-type="float" office:value="29.4764" calcext:value-type="float">
            <text:p>29.4764</text:p>
          </table:table-cell>
        </table:table-row>
        <table:table-row table:style-name="ro1">
          <table:table-cell office:value-type="float" office:value="2.49797" calcext:value-type="float">
            <text:p>2.49797</text:p>
          </table:table-cell>
          <table:table-cell office:value-type="float" office:value="3.33902" calcext:value-type="float">
            <text:p>3.33902</text:p>
          </table:table-cell>
          <table:table-cell office:value-type="float" office:value="2.24655" calcext:value-type="float">
            <text:p>2.24655</text:p>
          </table:table-cell>
          <table:table-cell office:value-type="float" office:value="35.3047" calcext:value-type="float">
            <text:p>35.3047</text:p>
          </table:table-cell>
        </table:table-row>
        <table:table-row table:style-name="ro1">
          <table:table-cell office:value-type="float" office:value="0.00269816" calcext:value-type="float">
            <text:p>0.00269816</text:p>
          </table:table-cell>
          <table:table-cell office:value-type="float" office:value="0.00819501" calcext:value-type="float">
            <text:p>0.00819501</text:p>
          </table:table-cell>
          <table:table-cell office:value-type="float" office:value="0.00317264" calcext:value-type="float">
            <text:p>0.00317264</text:p>
          </table:table-cell>
          <table:table-cell office:value-type="float" office:value="0.00470683" calcext:value-type="float">
            <text:p>0.00470683</text:p>
          </table:table-cell>
        </table:table-row>
        <table:table-row table:style-name="ro1">
          <table:table-cell office:value-type="float" office:value="2.28047" calcext:value-type="float">
            <text:p>2.28047</text:p>
          </table:table-cell>
          <table:table-cell office:value-type="float" office:value="3.11841" calcext:value-type="float">
            <text:p>3.11841</text:p>
          </table:table-cell>
          <table:table-cell office:value-type="float" office:value="2.27385" calcext:value-type="float">
            <text:p>2.27385</text:p>
          </table:table-cell>
          <table:table-cell office:value-type="float" office:value="30.6396" calcext:value-type="float">
            <text:p>30.6396</text:p>
          </table:table-cell>
        </table:table-row>
        <table:table-row table:style-name="ro1">
          <table:table-cell office:value-type="float" office:value="2.33129" calcext:value-type="float">
            <text:p>2.33129</text:p>
          </table:table-cell>
          <table:table-cell office:value-type="float" office:value="3.42225" calcext:value-type="float">
            <text:p>3.42225</text:p>
          </table:table-cell>
          <table:table-cell office:value-type="float" office:value="2.1702" calcext:value-type="float">
            <text:p>2.1702</text:p>
          </table:table-cell>
          <table:table-cell office:value-type="float" office:value="33.1435" calcext:value-type="float">
            <text:p>33.1435</text:p>
          </table:table-cell>
        </table:table-row>
        <table:table-row table:style-name="ro1">
          <table:table-cell office:value-type="float" office:value="0.0399226" calcext:value-type="float">
            <text:p>0.0399226</text:p>
          </table:table-cell>
          <table:table-cell office:value-type="float" office:value="0.0479882" calcext:value-type="float">
            <text:p>0.0479882</text:p>
          </table:table-cell>
          <table:table-cell office:value-type="float" office:value="0.0739152" calcext:value-type="float">
            <text:p>0.0739152</text:p>
          </table:table-cell>
          <table:table-cell office:value-type="float" office:value="0.442499" calcext:value-type="float">
            <text:p>0.442499</text:p>
          </table:table-cell>
        </table:table-row>
        <table:table-row table:style-name="ro1">
          <table:table-cell office:value-type="float" office:value="2.44245" calcext:value-type="float">
            <text:p>2.44245</text:p>
          </table:table-cell>
          <table:table-cell office:value-type="float" office:value="3.22648" calcext:value-type="float">
            <text:p>3.22648</text:p>
          </table:table-cell>
          <table:table-cell office:value-type="float" office:value="2.23505" calcext:value-type="float">
            <text:p>2.23505</text:p>
          </table:table-cell>
          <table:table-cell office:value-type="float" office:value="31.0109" calcext:value-type="float">
            <text:p>31.0109</text:p>
          </table:table-cell>
        </table:table-row>
        <table:table-row table:style-name="ro1">
          <table:table-cell office:value-type="float" office:value="3.73595" calcext:value-type="float">
            <text:p>3.73595</text:p>
          </table:table-cell>
          <table:table-cell office:value-type="float" office:value="5.03577" calcext:value-type="float">
            <text:p>5.03577</text:p>
          </table:table-cell>
          <table:table-cell office:value-type="float" office:value="4.07249" calcext:value-type="float">
            <text:p>4.07249</text:p>
          </table:table-cell>
          <table:table-cell office:value-type="float" office:value="50.9542" calcext:value-type="float">
            <text:p>50.9542</text:p>
          </table:table-cell>
        </table:table-row>
        <table:table-row table:style-name="ro1">
          <table:table-cell office:value-type="float" office:value="0.00492037" calcext:value-type="float">
            <text:p>0.00492037</text:p>
          </table:table-cell>
          <table:table-cell office:value-type="float" office:value="0.0079867" calcext:value-type="float">
            <text:p>0.0079867</text:p>
          </table:table-cell>
          <table:table-cell office:value-type="float" office:value="0.00411746" calcext:value-type="float">
            <text:p>0.00411746</text:p>
          </table:table-cell>
          <table:table-cell office:value-type="float" office:value="0.087688" calcext:value-type="float">
            <text:p>0.087688</text:p>
          </table:table-cell>
        </table:table-row>
        <table:table-row table:style-name="ro1">
          <table:table-cell office:value-type="float" office:value="0.00030615" calcext:value-type="float">
            <text:p>0.00030615</text:p>
          </table:table-cell>
          <table:table-cell office:value-type="float" office:value="0.000569537" calcext:value-type="float">
            <text:p>0.000569537</text:p>
          </table:table-cell>
          <table:table-cell office:value-type="float" office:value="0.000330135" calcext:value-type="float">
            <text:p>0.000330135</text:p>
          </table:table-cell>
          <table:table-cell office:value-type="float" office:value="0.000597743" calcext:value-type="float">
            <text:p>0.000597743</text:p>
          </table:table-cell>
        </table:table-row>
        <table:table-row table:style-name="ro1">
          <table:table-cell office:value-type="float" office:value="0.00287396" calcext:value-type="float">
            <text:p>0.00287396</text:p>
          </table:table-cell>
          <table:table-cell office:value-type="float" office:value="0.00364042" calcext:value-type="float">
            <text:p>0.00364042</text:p>
          </table:table-cell>
          <table:table-cell office:value-type="float" office:value="0.00332663" calcext:value-type="float">
            <text:p>0.00332663</text:p>
          </table:table-cell>
          <table:table-cell office:value-type="float" office:value="0.00529032" calcext:value-type="float">
            <text:p>0.00529032</text:p>
          </table:table-cell>
        </table:table-row>
        <table:table-row table:style-name="ro1">
          <table:table-cell table:style-name="ce4" office:value-type="float" office:value="0.0000825868" calcext:value-type="float">
            <text:p>8.26E-05</text:p>
          </table:table-cell>
          <table:table-cell table:style-name="ce4" office:value-type="float" office:value="0.0000865173" calcext:value-type="float">
            <text:p>8.65E-05</text:p>
          </table:table-cell>
          <table:table-cell table:style-name="ce4" office:value-type="float" office:value="0.0000963949" calcext:value-type="float">
            <text:p>9.64E-05</text:p>
          </table:table-cell>
          <table:table-cell table:style-name="ce4" office:value-type="float" office:value="0.0000971741" calcext:value-type="float">
            <text:p>9.72E-05</text:p>
          </table:table-cell>
        </table:table-row>
        <table:table-row table:style-name="ro1">
          <table:table-cell office:value-type="float" office:value="7.16876" calcext:value-type="float">
            <text:p>7.16876</text:p>
          </table:table-cell>
          <table:table-cell office:value-type="float" office:value="10.7921" calcext:value-type="float">
            <text:p>10.7921</text:p>
          </table:table-cell>
          <table:table-cell office:value-type="float" office:value="7.30874" calcext:value-type="float">
            <text:p>7.30874</text:p>
          </table:table-cell>
          <table:table-cell office:value-type="float" office:value="162.432" calcext:value-type="float">
            <text:p>162.432</text:p>
          </table:table-cell>
        </table:table-row>
        <table:table-row table:style-name="ro1">
          <table:table-cell office:value-type="float" office:value="1.68963" calcext:value-type="float">
            <text:p>1.68963</text:p>
          </table:table-cell>
          <table:table-cell office:value-type="float" office:value="0.954198" calcext:value-type="float">
            <text:p>0.954198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32.5956" calcext:value-type="float">
            <text:p>32.5956</text:p>
          </table:table-cell>
        </table:table-row>
        <table:table-row table:style-name="ro1">
          <table:table-cell office:value-type="float" office:value="0.0201239" calcext:value-type="float">
            <text:p>0.0201239</text:p>
          </table:table-cell>
          <table:table-cell office:value-type="float" office:value="0.0217168" calcext:value-type="float">
            <text:p>0.0217168</text:p>
          </table:table-cell>
          <table:table-cell office:value-type="float" office:value="0.0220791" calcext:value-type="float">
            <text:p>0.0220791</text:p>
          </table:table-cell>
          <table:table-cell office:value-type="float" office:value="0.0585327" calcext:value-type="float">
            <text:p>0.0585327</text:p>
          </table:table-cell>
        </table:table-row>
        <table:table-row table:style-name="ro1">
          <table:table-cell table:style-name="ce4" office:value-type="float" office:value="0.0000368879" calcext:value-type="float">
            <text:p>3.69E-05</text:p>
          </table:table-cell>
          <table:table-cell table:style-name="ce4" office:value-type="float" office:value="0.0000418234" calcext:value-type="float">
            <text:p>4.18E-05</text:p>
          </table:table-cell>
          <table:table-cell table:style-name="ce4" office:value-type="float" office:value="0.0000391346" calcext:value-type="float">
            <text:p>3.91E-05</text:p>
          </table:table-cell>
          <table:table-cell table:style-name="ce4" office:value-type="float" office:value="0.0000383128" calcext:value-type="float">
            <text:p>3.83E-05</text:p>
          </table:table-cell>
        </table:table-row>
        <table:table-row table:style-name="ro1">
          <table:table-cell table:style-name="ce4" office:value-type="float" office:value="0.0000396368" calcext:value-type="float">
            <text:p>3.96E-05</text:p>
          </table:table-cell>
          <table:table-cell table:style-name="ce4" office:value-type="float" office:value="0.0000408571" calcext:value-type="float">
            <text:p>4.09E-05</text:p>
          </table:table-cell>
          <table:table-cell table:style-name="ce4" office:value-type="float" office:value="0.0000449287" calcext:value-type="float">
            <text:p>4.49E-05</text:p>
          </table:table-cell>
          <table:table-cell table:style-name="ce4" office:value-type="float" office:value="0.000040116" calcext:value-type="float">
            <text:p>4.01E-05</text:p>
          </table:table-cell>
        </table:table-row>
        <table:table-row table:style-name="ro1">
          <table:table-cell office:value-type="float" office:value="0.00395928" calcext:value-type="float">
            <text:p>0.00395928</text:p>
          </table:table-cell>
          <table:table-cell office:value-type="float" office:value="0.00612762" calcext:value-type="float">
            <text:p>0.00612762</text:p>
          </table:table-cell>
          <table:table-cell office:value-type="float" office:value="0.00370098" calcext:value-type="float">
            <text:p>0.00370098</text:p>
          </table:table-cell>
          <table:table-cell office:value-type="float" office:value="0.0230173" calcext:value-type="float">
            <text:p>0.0230173</text:p>
          </table:table-cell>
        </table:table-row>
        <table:table-row table:style-name="ro1">
          <table:table-cell table:style-name="ce1" table:formula="of:=SUM([.A2:.A194])/193" office:value-type="float" office:value="0.776126221458549" calcext:value-type="float">
            <text:p>0.776126221458549</text:p>
          </table:table-cell>
          <table:table-cell table:style-name="ce1" table:formula="of:=SUM([.B2:.B194])/193" office:value-type="float" office:value="1.08192331103005" calcext:value-type="float">
            <text:p>1.08192331103005</text:p>
          </table:table-cell>
          <table:table-cell table:style-name="ce1" table:formula="of:=SUM([.C2:.C194])/193" office:value-type="float" office:value="0.773800216627979" calcext:value-type="float">
            <text:p>0.773800216627979</text:p>
          </table:table-cell>
          <table:table-cell table:style-name="ce1" table:formula="of:=SUM([.D2:.D194])/193" office:value-type="float" office:value="9.57124673142953" calcext:value-type="float">
            <text:p>9.57124673142953</text:p>
          </table:table-cell>
        </table:table-row>
      </table:table>
      <table:table table:name="D-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smart update</text:p>
          </table:table-cell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update</text:p>
          </table:table-cell>
        </table:table-row>
        <table:table-row table:style-name="ro1">
          <table:table-cell office:value-type="float" office:value="0.0573259" calcext:value-type="float">
            <text:p>0.0573259</text:p>
          </table:table-cell>
          <table:table-cell office:value-type="float" office:value="0.0750073" calcext:value-type="float">
            <text:p>0.0750073</text:p>
          </table:table-cell>
          <table:table-cell office:value-type="float" office:value="0.0563697" calcext:value-type="float">
            <text:p>0.0563697</text:p>
          </table:table-cell>
          <table:table-cell office:value-type="float" office:value="0.133579" calcext:value-type="float">
            <text:p>0.133579</text:p>
          </table:table-cell>
        </table:table-row>
        <table:table-row table:style-name="ro1">
          <table:table-cell office:value-type="float" office:value="0.0651954" calcext:value-type="float">
            <text:p>0.0651954</text:p>
          </table:table-cell>
          <table:table-cell office:value-type="float" office:value="0.0686205" calcext:value-type="float">
            <text:p>0.0686205</text:p>
          </table:table-cell>
          <table:table-cell office:value-type="float" office:value="0.0529864" calcext:value-type="float">
            <text:p>0.0529864</text:p>
          </table:table-cell>
          <table:table-cell office:value-type="float" office:value="0.149484" calcext:value-type="float">
            <text:p>0.149484</text:p>
          </table:table-cell>
        </table:table-row>
        <table:table-row table:style-name="ro1">
          <table:table-cell office:value-type="float" office:value="0.051456" calcext:value-type="float">
            <text:p>0.051456</text:p>
          </table:table-cell>
          <table:table-cell office:value-type="float" office:value="0.0683812" calcext:value-type="float">
            <text:p>0.0683812</text:p>
          </table:table-cell>
          <table:table-cell office:value-type="float" office:value="0.05739" calcext:value-type="float">
            <text:p>0.05739</text:p>
          </table:table-cell>
          <table:table-cell office:value-type="float" office:value="0.148445" calcext:value-type="float">
            <text:p>0.148445</text:p>
          </table:table-cell>
        </table:table-row>
        <table:table-row table:style-name="ro1">
          <table:table-cell office:value-type="float" office:value="0.0660232" calcext:value-type="float">
            <text:p>0.0660232</text:p>
          </table:table-cell>
          <table:table-cell office:value-type="float" office:value="0.0811691" calcext:value-type="float">
            <text:p>0.0811691</text:p>
          </table:table-cell>
          <table:table-cell office:value-type="float" office:value="0.0656378" calcext:value-type="float">
            <text:p>0.0656378</text:p>
          </table:table-cell>
          <table:table-cell office:value-type="float" office:value="0.155688" calcext:value-type="float">
            <text:p>0.155688</text:p>
          </table:table-cell>
        </table:table-row>
        <table:table-row table:style-name="ro1">
          <table:table-cell office:value-type="float" office:value="0.0675246" calcext:value-type="float">
            <text:p>0.0675246</text:p>
          </table:table-cell>
          <table:table-cell office:value-type="float" office:value="0.0977916" calcext:value-type="float">
            <text:p>0.0977916</text:p>
          </table:table-cell>
          <table:table-cell office:value-type="float" office:value="0.0606639" calcext:value-type="float">
            <text:p>0.0606639</text:p>
          </table:table-cell>
          <table:table-cell office:value-type="float" office:value="0.155063" calcext:value-type="float">
            <text:p>0.155063</text:p>
          </table:table-cell>
        </table:table-row>
        <table:table-row table:style-name="ro1">
          <table:table-cell office:value-type="float" office:value="0.0740411" calcext:value-type="float">
            <text:p>0.0740411</text:p>
          </table:table-cell>
          <table:table-cell office:value-type="float" office:value="0.103001" calcext:value-type="float">
            <text:p>0.103001</text:p>
          </table:table-cell>
          <table:table-cell office:value-type="float" office:value="0.0789071" calcext:value-type="float">
            <text:p>0.0789071</text:p>
          </table:table-cell>
          <table:table-cell office:value-type="float" office:value="0.165963" calcext:value-type="float">
            <text:p>0.165963</text:p>
          </table:table-cell>
        </table:table-row>
        <table:table-row table:style-name="ro1">
          <table:table-cell office:value-type="float" office:value="0.0824425" calcext:value-type="float">
            <text:p>0.0824425</text:p>
          </table:table-cell>
          <table:table-cell office:value-type="float" office:value="0.0915687" calcext:value-type="float">
            <text:p>0.0915687</text:p>
          </table:table-cell>
          <table:table-cell office:value-type="float" office:value="0.0746403" calcext:value-type="float">
            <text:p>0.0746403</text:p>
          </table:table-cell>
          <table:table-cell office:value-type="float" office:value="0.191434" calcext:value-type="float">
            <text:p>0.191434</text:p>
          </table:table-cell>
        </table:table-row>
        <table:table-row table:style-name="ro1">
          <table:table-cell office:value-type="float" office:value="0.0878994" calcext:value-type="float">
            <text:p>0.0878994</text:p>
          </table:table-cell>
          <table:table-cell office:value-type="float" office:value="0.10642" calcext:value-type="float">
            <text:p>0.10642</text:p>
          </table:table-cell>
          <table:table-cell office:value-type="float" office:value="0.0958413" calcext:value-type="float">
            <text:p>0.0958413</text:p>
          </table:table-cell>
          <table:table-cell office:value-type="float" office:value="0.284987" calcext:value-type="float">
            <text:p>0.284987</text:p>
          </table:table-cell>
        </table:table-row>
        <table:table-row table:style-name="ro1">
          <table:table-cell office:value-type="float" office:value="0.104257" calcext:value-type="float">
            <text:p>0.104257</text:p>
          </table:table-cell>
          <table:table-cell office:value-type="float" office:value="0.141442" calcext:value-type="float">
            <text:p>0.141442</text:p>
          </table:table-cell>
          <table:table-cell office:value-type="float" office:value="0.104747" calcext:value-type="float">
            <text:p>0.104747</text:p>
          </table:table-cell>
          <table:table-cell office:value-type="float" office:value="0.332387" calcext:value-type="float">
            <text:p>0.332387</text:p>
          </table:table-cell>
        </table:table-row>
        <table:table-row table:style-name="ro1">
          <table:table-cell office:value-type="float" office:value="0.159342" calcext:value-type="float">
            <text:p>0.159342</text:p>
          </table:table-cell>
          <table:table-cell office:value-type="float" office:value="0.168156" calcext:value-type="float">
            <text:p>0.168156</text:p>
          </table:table-cell>
          <table:table-cell office:value-type="float" office:value="0.152066" calcext:value-type="float">
            <text:p>0.152066</text:p>
          </table:table-cell>
          <table:table-cell office:value-type="float" office:value="0.380738" calcext:value-type="float">
            <text:p>0.380738</text:p>
          </table:table-cell>
        </table:table-row>
        <table:table-row table:style-name="ro1">
          <table:table-cell office:value-type="float" office:value="0.146033" calcext:value-type="float">
            <text:p>0.146033</text:p>
          </table:table-cell>
          <table:table-cell office:value-type="float" office:value="0.223099" calcext:value-type="float">
            <text:p>0.223099</text:p>
          </table:table-cell>
          <table:table-cell office:value-type="float" office:value="0.146264" calcext:value-type="float">
            <text:p>0.146264</text:p>
          </table:table-cell>
          <table:table-cell office:value-type="float" office:value="0.473222" calcext:value-type="float">
            <text:p>0.473222</text:p>
          </table:table-cell>
        </table:table-row>
        <table:table-row table:style-name="ro1">
          <table:table-cell office:value-type="float" office:value="0.128944" calcext:value-type="float">
            <text:p>0.128944</text:p>
          </table:table-cell>
          <table:table-cell office:value-type="float" office:value="0.152303" calcext:value-type="float">
            <text:p>0.152303</text:p>
          </table:table-cell>
          <table:table-cell office:value-type="float" office:value="0.138309" calcext:value-type="float">
            <text:p>0.138309</text:p>
          </table:table-cell>
          <table:table-cell office:value-type="float" office:value="0.534411" calcext:value-type="float">
            <text:p>0.534411</text:p>
          </table:table-cell>
        </table:table-row>
        <table:table-row table:style-name="ro1">
          <table:table-cell office:value-type="float" office:value="0.127296" calcext:value-type="float">
            <text:p>0.127296</text:p>
          </table:table-cell>
          <table:table-cell office:value-type="float" office:value="0.202493" calcext:value-type="float">
            <text:p>0.202493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509257" calcext:value-type="float">
            <text:p>0.509257</text:p>
          </table:table-cell>
        </table:table-row>
        <table:table-row table:style-name="ro1">
          <table:table-cell office:value-type="float" office:value="0.144129" calcext:value-type="float">
            <text:p>0.144129</text:p>
          </table:table-cell>
          <table:table-cell office:value-type="float" office:value="0.177376" calcext:value-type="float">
            <text:p>0.177376</text:p>
          </table:table-cell>
          <table:table-cell office:value-type="float" office:value="0.146012" calcext:value-type="float">
            <text:p>0.146012</text:p>
          </table:table-cell>
          <table:table-cell office:value-type="float" office:value="0.577592" calcext:value-type="float">
            <text:p>0.577592</text:p>
          </table:table-cell>
        </table:table-row>
        <table:table-row table:style-name="ro1">
          <table:table-cell office:value-type="float" office:value="0.154852" calcext:value-type="float">
            <text:p>0.154852</text:p>
          </table:table-cell>
          <table:table-cell office:value-type="float" office:value="0.222446" calcext:value-type="float">
            <text:p>0.222446</text:p>
          </table:table-cell>
          <table:table-cell office:value-type="float" office:value="0.161589" calcext:value-type="float">
            <text:p>0.161589</text:p>
          </table:table-cell>
          <table:table-cell office:value-type="float" office:value="0.560721" calcext:value-type="float">
            <text:p>0.560721</text:p>
          </table:table-cell>
        </table:table-row>
        <table:table-row table:style-name="ro1">
          <table:table-cell office:value-type="float" office:value="0.225754" calcext:value-type="float">
            <text:p>0.225754</text:p>
          </table:table-cell>
          <table:table-cell office:value-type="float" office:value="0.309109" calcext:value-type="float">
            <text:p>0.309109</text:p>
          </table:table-cell>
          <table:table-cell office:value-type="float" office:value="0.171113" calcext:value-type="float">
            <text:p>0.171113</text:p>
          </table:table-cell>
          <table:table-cell office:value-type="float" office:value="0.681052" calcext:value-type="float">
            <text:p>0.681052</text:p>
          </table:table-cell>
        </table:table-row>
        <table:table-row table:style-name="ro1">
          <table:table-cell office:value-type="float" office:value="0.199229" calcext:value-type="float">
            <text:p>0.199229</text:p>
          </table:table-cell>
          <table:table-cell office:value-type="float" office:value="0.227262" calcext:value-type="float">
            <text:p>0.227262</text:p>
          </table:table-cell>
          <table:table-cell office:value-type="float" office:value="0.220844" calcext:value-type="float">
            <text:p>0.220844</text:p>
          </table:table-cell>
          <table:table-cell office:value-type="float" office:value="0.705395" calcext:value-type="float">
            <text:p>0.705395</text:p>
          </table:table-cell>
        </table:table-row>
        <table:table-row table:style-name="ro1">
          <table:table-cell office:value-type="float" office:value="0.214921" calcext:value-type="float">
            <text:p>0.214921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218158" calcext:value-type="float">
            <text:p>0.218158</text:p>
          </table:table-cell>
          <table:table-cell office:value-type="float" office:value="1.03095" calcext:value-type="float">
            <text:p>1.03095</text:p>
          </table:table-cell>
        </table:table-row>
        <table:table-row table:style-name="ro1">
          <table:table-cell office:value-type="float" office:value="0.192583" calcext:value-type="float">
            <text:p>0.192583</text:p>
          </table:table-cell>
          <table:table-cell office:value-type="float" office:value="0.262108" calcext:value-type="float">
            <text:p>0.262108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0.640652" calcext:value-type="float">
            <text:p>0.640652</text:p>
          </table:table-cell>
        </table:table-row>
        <table:table-row table:style-name="ro1">
          <table:table-cell office:value-type="float" office:value="0.235461" calcext:value-type="float">
            <text:p>0.235461</text:p>
          </table:table-cell>
          <table:table-cell office:value-type="float" office:value="0.270533" calcext:value-type="float">
            <text:p>0.270533</text:p>
          </table:table-cell>
          <table:table-cell office:value-type="float" office:value="0.208401" calcext:value-type="float">
            <text:p>0.208401</text:p>
          </table:table-cell>
          <table:table-cell office:value-type="float" office:value="0.853682" calcext:value-type="float">
            <text:p>0.853682</text:p>
          </table:table-cell>
        </table:table-row>
        <table:table-row table:style-name="ro1">
          <table:table-cell office:value-type="float" office:value="0.20744" calcext:value-type="float">
            <text:p>0.20744</text:p>
          </table:table-cell>
          <table:table-cell office:value-type="float" office:value="0.266007" calcext:value-type="float">
            <text:p>0.266007</text:p>
          </table:table-cell>
          <table:table-cell office:value-type="float" office:value="0.223149" calcext:value-type="float">
            <text:p>0.223149</text:p>
          </table:table-cell>
          <table:table-cell office:value-type="float" office:value="0.905776" calcext:value-type="float">
            <text:p>0.905776</text:p>
          </table:table-cell>
        </table:table-row>
        <table:table-row table:style-name="ro1">
          <table:table-cell office:value-type="float" office:value="0.224457" calcext:value-type="float">
            <text:p>0.224457</text:p>
          </table:table-cell>
          <table:table-cell office:value-type="float" office:value="0.30621" calcext:value-type="float">
            <text:p>0.30621</text:p>
          </table:table-cell>
          <table:table-cell office:value-type="float" office:value="0.218058" calcext:value-type="float">
            <text:p>0.218058</text:p>
          </table:table-cell>
          <table:table-cell office:value-type="float" office:value="1.01097" calcext:value-type="float">
            <text:p>1.01097</text:p>
          </table:table-cell>
        </table:table-row>
        <table:table-row table:style-name="ro1">
          <table:table-cell office:value-type="float" office:value="0.236288" calcext:value-type="float">
            <text:p>0.236288</text:p>
          </table:table-cell>
          <table:table-cell office:value-type="float" office:value="0.264626" calcext:value-type="float">
            <text:p>0.264626</text:p>
          </table:table-cell>
          <table:table-cell office:value-type="float" office:value="0.262466" calcext:value-type="float">
            <text:p>0.262466</text:p>
          </table:table-cell>
          <table:table-cell office:value-type="float" office:value="0.886318" calcext:value-type="float">
            <text:p>0.886318</text:p>
          </table:table-cell>
        </table:table-row>
        <table:table-row table:style-name="ro1">
          <table:table-cell office:value-type="float" office:value="0.276014" calcext:value-type="float">
            <text:p>0.276014</text:p>
          </table:table-cell>
          <table:table-cell office:value-type="float" office:value="0.367135" calcext:value-type="float">
            <text:p>0.367135</text:p>
          </table:table-cell>
          <table:table-cell office:value-type="float" office:value="0.259024" calcext:value-type="float">
            <text:p>0.259024</text:p>
          </table:table-cell>
          <table:table-cell office:value-type="float" office:value="0.910174" calcext:value-type="float">
            <text:p>0.910174</text:p>
          </table:table-cell>
        </table:table-row>
        <table:table-row table:style-name="ro1">
          <table:table-cell office:value-type="float" office:value="0.274987" calcext:value-type="float">
            <text:p>0.274987</text:p>
          </table:table-cell>
          <table:table-cell office:value-type="float" office:value="0.355578" calcext:value-type="float">
            <text:p>0.355578</text:p>
          </table:table-cell>
          <table:table-cell office:value-type="float" office:value="0.286866" calcext:value-type="float">
            <text:p>0.286866</text:p>
          </table:table-cell>
          <table:table-cell office:value-type="float" office:value="1.04165" calcext:value-type="float">
            <text:p>1.04165</text:p>
          </table:table-cell>
        </table:table-row>
        <table:table-row table:style-name="ro1">
          <table:table-cell office:value-type="float" office:value="0.272116" calcext:value-type="float">
            <text:p>0.272116</text:p>
          </table:table-cell>
          <table:table-cell office:value-type="float" office:value="0.337199" calcext:value-type="float">
            <text:p>0.337199</text:p>
          </table:table-cell>
          <table:table-cell office:value-type="float" office:value="0.285206" calcext:value-type="float">
            <text:p>0.285206</text:p>
          </table:table-cell>
          <table:table-cell office:value-type="float" office:value="1.05193" calcext:value-type="float">
            <text:p>1.05193</text:p>
          </table:table-cell>
        </table:table-row>
        <table:table-row table:style-name="ro1">
          <table:table-cell office:value-type="float" office:value="0.239859" calcext:value-type="float">
            <text:p>0.239859</text:p>
          </table:table-cell>
          <table:table-cell office:value-type="float" office:value="0.300847" calcext:value-type="float">
            <text:p>0.300847</text:p>
          </table:table-cell>
          <table:table-cell office:value-type="float" office:value="0.229693" calcext:value-type="float">
            <text:p>0.229693</text:p>
          </table:table-cell>
          <table:table-cell office:value-type="float" office:value="0.999453" calcext:value-type="float">
            <text:p>0.999453</text:p>
          </table:table-cell>
        </table:table-row>
        <table:table-row table:style-name="ro1">
          <table:table-cell office:value-type="float" office:value="0.29879" calcext:value-type="float">
            <text:p>0.29879</text:p>
          </table:table-cell>
          <table:table-cell office:value-type="float" office:value="0.301227" calcext:value-type="float">
            <text:p>0.301227</text:p>
          </table:table-cell>
          <table:table-cell office:value-type="float" office:value="0.305766" calcext:value-type="float">
            <text:p>0.305766</text:p>
          </table:table-cell>
          <table:table-cell office:value-type="float" office:value="1.1886" calcext:value-type="float">
            <text:p>1.1886</text:p>
          </table:table-cell>
        </table:table-row>
        <table:table-row table:style-name="ro1">
          <table:table-cell office:value-type="float" office:value="0.339885" calcext:value-type="float">
            <text:p>0.339885</text:p>
          </table:table-cell>
          <table:table-cell office:value-type="float" office:value="0.379234" calcext:value-type="float">
            <text:p>0.379234</text:p>
          </table:table-cell>
          <table:table-cell office:value-type="float" office:value="0.299733" calcext:value-type="float">
            <text:p>0.299733</text:p>
          </table:table-cell>
          <table:table-cell office:value-type="float" office:value="1.30955" calcext:value-type="float">
            <text:p>1.30955</text:p>
          </table:table-cell>
        </table:table-row>
        <table:table-row table:style-name="ro1">
          <table:table-cell office:value-type="float" office:value="0.304492" calcext:value-type="float">
            <text:p>0.304492</text:p>
          </table:table-cell>
          <table:table-cell office:value-type="float" office:value="0.499608" calcext:value-type="float">
            <text:p>0.499608</text:p>
          </table:table-cell>
          <table:table-cell office:value-type="float" office:value="0.37083" calcext:value-type="float">
            <text:p>0.37083</text:p>
          </table:table-cell>
          <table:table-cell office:value-type="float" office:value="1.42265" calcext:value-type="float">
            <text:p>1.42265</text:p>
          </table:table-cell>
        </table:table-row>
        <table:table-row table:style-name="ro1">
          <table:table-cell office:value-type="float" office:value="0.341493" calcext:value-type="float">
            <text:p>0.341493</text:p>
          </table:table-cell>
          <table:table-cell office:value-type="float" office:value="0.503298" calcext:value-type="float">
            <text:p>0.503298</text:p>
          </table:table-cell>
          <table:table-cell office:value-type="float" office:value="0.440354" calcext:value-type="float">
            <text:p>0.440354</text:p>
          </table:table-cell>
          <table:table-cell office:value-type="float" office:value="1.64735" calcext:value-type="float">
            <text:p>1.64735</text:p>
          </table:table-cell>
        </table:table-row>
        <table:table-row table:style-name="ro1">
          <table:table-cell office:value-type="float" office:value="0.345053" calcext:value-type="float">
            <text:p>0.345053</text:p>
          </table:table-cell>
          <table:table-cell office:value-type="float" office:value="0.414704" calcext:value-type="float">
            <text:p>0.414704</text:p>
          </table:table-cell>
          <table:table-cell office:value-type="float" office:value="0.329979" calcext:value-type="float">
            <text:p>0.329979</text:p>
          </table:table-cell>
          <table:table-cell office:value-type="float" office:value="1.1424" calcext:value-type="float">
            <text:p>1.1424</text:p>
          </table:table-cell>
        </table:table-row>
        <table:table-row table:style-name="ro1">
          <table:table-cell office:value-type="float" office:value="0.412622" calcext:value-type="float">
            <text:p>0.412622</text:p>
          </table:table-cell>
          <table:table-cell office:value-type="float" office:value="0.520401" calcext:value-type="float">
            <text:p>0.520401</text:p>
          </table:table-cell>
          <table:table-cell office:value-type="float" office:value="0.38473" calcext:value-type="float">
            <text:p>0.38473</text:p>
          </table:table-cell>
          <table:table-cell office:value-type="float" office:value="1.66491" calcext:value-type="float">
            <text:p>1.66491</text:p>
          </table:table-cell>
        </table:table-row>
        <table:table-row table:style-name="ro1">
          <table:table-cell office:value-type="float" office:value="0.355416" calcext:value-type="float">
            <text:p>0.355416</text:p>
          </table:table-cell>
          <table:table-cell office:value-type="float" office:value="0.549273" calcext:value-type="float">
            <text:p>0.549273</text:p>
          </table:table-cell>
          <table:table-cell office:value-type="float" office:value="0.403935" calcext:value-type="float">
            <text:p>0.403935</text:p>
          </table:table-cell>
          <table:table-cell office:value-type="float" office:value="1.60103" calcext:value-type="float">
            <text:p>1.60103</text:p>
          </table:table-cell>
        </table:table-row>
        <table:table-row table:style-name="ro1">
          <table:table-cell office:value-type="float" office:value="0.338121" calcext:value-type="float">
            <text:p>0.338121</text:p>
          </table:table-cell>
          <table:table-cell office:value-type="float" office:value="0.402336" calcext:value-type="float">
            <text:p>0.402336</text:p>
          </table:table-cell>
          <table:table-cell office:value-type="float" office:value="0.344907" calcext:value-type="float">
            <text:p>0.344907</text:p>
          </table:table-cell>
          <table:table-cell office:value-type="float" office:value="1.42554" calcext:value-type="float">
            <text:p>1.42554</text:p>
          </table:table-cell>
        </table:table-row>
        <table:table-row table:style-name="ro1">
          <table:table-cell office:value-type="float" office:value="0.296677" calcext:value-type="float">
            <text:p>0.296677</text:p>
          </table:table-cell>
          <table:table-cell office:value-type="float" office:value="0.409014" calcext:value-type="float">
            <text:p>0.409014</text:p>
          </table:table-cell>
          <table:table-cell office:value-type="float" office:value="0.310251" calcext:value-type="float">
            <text:p>0.310251</text:p>
          </table:table-cell>
          <table:table-cell office:value-type="float" office:value="1.24472" calcext:value-type="float">
            <text:p>1.24472</text:p>
          </table:table-cell>
        </table:table-row>
        <table:table-row table:style-name="ro1">
          <table:table-cell office:value-type="float" office:value="0.422799" calcext:value-type="float">
            <text:p>0.422799</text:p>
          </table:table-cell>
          <table:table-cell office:value-type="float" office:value="0.565811" calcext:value-type="float">
            <text:p>0.565811</text:p>
          </table:table-cell>
          <table:table-cell office:value-type="float" office:value="0.393087" calcext:value-type="float">
            <text:p>0.393087</text:p>
          </table:table-cell>
          <table:table-cell office:value-type="float" office:value="1.68224" calcext:value-type="float">
            <text:p>1.68224</text:p>
          </table:table-cell>
        </table:table-row>
        <table:table-row table:style-name="ro1">
          <table:table-cell office:value-type="float" office:value="0.39993" calcext:value-type="float">
            <text:p>0.39993</text:p>
          </table:table-cell>
          <table:table-cell office:value-type="float" office:value="0.494421" calcext:value-type="float">
            <text:p>0.494421</text:p>
          </table:table-cell>
          <table:table-cell office:value-type="float" office:value="0.396359" calcext:value-type="float">
            <text:p>0.396359</text:p>
          </table:table-cell>
          <table:table-cell office:value-type="float" office:value="1.85058" calcext:value-type="float">
            <text:p>1.85058</text:p>
          </table:table-cell>
        </table:table-row>
        <table:table-row table:style-name="ro1">
          <table:table-cell office:value-type="float" office:value="0.30387" calcext:value-type="float">
            <text:p>0.30387</text:p>
          </table:table-cell>
          <table:table-cell office:value-type="float" office:value="0.392529" calcext:value-type="float">
            <text:p>0.392529</text:p>
          </table:table-cell>
          <table:table-cell office:value-type="float" office:value="0.309612" calcext:value-type="float">
            <text:p>0.309612</text:p>
          </table:table-cell>
          <table:table-cell office:value-type="float" office:value="1.37995" calcext:value-type="float">
            <text:p>1.37995</text:p>
          </table:table-cell>
        </table:table-row>
        <table:table-row table:style-name="ro1">
          <table:table-cell office:value-type="float" office:value="0.435709" calcext:value-type="float">
            <text:p>0.435709</text:p>
          </table:table-cell>
          <table:table-cell office:value-type="float" office:value="0.56709" calcext:value-type="float">
            <text:p>0.56709</text:p>
          </table:table-cell>
          <table:table-cell office:value-type="float" office:value="0.469752" calcext:value-type="float">
            <text:p>0.469752</text:p>
          </table:table-cell>
          <table:table-cell office:value-type="float" office:value="1.9617" calcext:value-type="float">
            <text:p>1.9617</text:p>
          </table:table-cell>
        </table:table-row>
        <table:table-row table:style-name="ro1">
          <table:table-cell office:value-type="float" office:value="0.341612" calcext:value-type="float">
            <text:p>0.341612</text:p>
          </table:table-cell>
          <table:table-cell office:value-type="float" office:value="0.56487" calcext:value-type="float">
            <text:p>0.56487</text:p>
          </table:table-cell>
          <table:table-cell office:value-type="float" office:value="0.378402" calcext:value-type="float">
            <text:p>0.378402</text:p>
          </table:table-cell>
          <table:table-cell office:value-type="float" office:value="2.01723" calcext:value-type="float">
            <text:p>2.01723</text:p>
          </table:table-cell>
        </table:table-row>
        <table:table-row table:style-name="ro1">
          <table:table-cell office:value-type="float" office:value="0.321791" calcext:value-type="float">
            <text:p>0.321791</text:p>
          </table:table-cell>
          <table:table-cell office:value-type="float" office:value="0.462408" calcext:value-type="float">
            <text:p>0.462408</text:p>
          </table:table-cell>
          <table:table-cell office:value-type="float" office:value="0.40739" calcext:value-type="float">
            <text:p>0.40739</text:p>
          </table:table-cell>
          <table:table-cell office:value-type="float" office:value="1.53771" calcext:value-type="float">
            <text:p>1.53771</text:p>
          </table:table-cell>
        </table:table-row>
        <table:table-row table:style-name="ro1">
          <table:table-cell office:value-type="float" office:value="0.381925" calcext:value-type="float">
            <text:p>0.381925</text:p>
          </table:table-cell>
          <table:table-cell office:value-type="float" office:value="0.618691" calcext:value-type="float">
            <text:p>0.618691</text:p>
          </table:table-cell>
          <table:table-cell office:value-type="float" office:value="0.504933" calcext:value-type="float">
            <text:p>0.504933</text:p>
          </table:table-cell>
          <table:table-cell office:value-type="float" office:value="2.07654" calcext:value-type="float">
            <text:p>2.07654</text:p>
          </table:table-cell>
        </table:table-row>
        <table:table-row table:style-name="ro1">
          <table:table-cell office:value-type="float" office:value="0.413766" calcext:value-type="float">
            <text:p>0.413766</text:p>
          </table:table-cell>
          <table:table-cell office:value-type="float" office:value="0.575114" calcext:value-type="float">
            <text:p>0.575114</text:p>
          </table:table-cell>
          <table:table-cell office:value-type="float" office:value="0.386198" calcext:value-type="float">
            <text:p>0.386198</text:p>
          </table:table-cell>
          <table:table-cell office:value-type="float" office:value="2.0281" calcext:value-type="float">
            <text:p>2.0281</text:p>
          </table:table-cell>
        </table:table-row>
        <table:table-row table:style-name="ro1">
          <table:table-cell office:value-type="float" office:value="0.491172" calcext:value-type="float">
            <text:p>0.491172</text:p>
          </table:table-cell>
          <table:table-cell office:value-type="float" office:value="0.699694" calcext:value-type="float">
            <text:p>0.699694</text:p>
          </table:table-cell>
          <table:table-cell office:value-type="float" office:value="0.519282" calcext:value-type="float">
            <text:p>0.519282</text:p>
          </table:table-cell>
          <table:table-cell office:value-type="float" office:value="2.26016" calcext:value-type="float">
            <text:p>2.26016</text:p>
          </table:table-cell>
        </table:table-row>
        <table:table-row table:style-name="ro1">
          <table:table-cell office:value-type="float" office:value="0.409745" calcext:value-type="float">
            <text:p>0.409745</text:p>
          </table:table-cell>
          <table:table-cell office:value-type="float" office:value="0.542675" calcext:value-type="float">
            <text:p>0.542675</text:p>
          </table:table-cell>
          <table:table-cell office:value-type="float" office:value="0.417967" calcext:value-type="float">
            <text:p>0.417967</text:p>
          </table:table-cell>
          <table:table-cell office:value-type="float" office:value="2.0508" calcext:value-type="float">
            <text:p>2.0508</text:p>
          </table:table-cell>
        </table:table-row>
        <table:table-row table:style-name="ro1">
          <table:table-cell office:value-type="float" office:value="0.50271" calcext:value-type="float">
            <text:p>0.50271</text:p>
          </table:table-cell>
          <table:table-cell office:value-type="float" office:value="0.627646" calcext:value-type="float">
            <text:p>0.627646</text:p>
          </table:table-cell>
          <table:table-cell office:value-type="float" office:value="0.492098" calcext:value-type="float">
            <text:p>0.492098</text:p>
          </table:table-cell>
          <table:table-cell office:value-type="float" office:value="1.91463" calcext:value-type="float">
            <text:p>1.91463</text:p>
          </table:table-cell>
        </table:table-row>
        <table:table-row table:style-name="ro1">
          <table:table-cell office:value-type="float" office:value="0.520232" calcext:value-type="float">
            <text:p>0.520232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499021" calcext:value-type="float">
            <text:p>0.499021</text:p>
          </table:table-cell>
          <table:table-cell office:value-type="float" office:value="1.9357" calcext:value-type="float">
            <text:p>1.9357</text:p>
          </table:table-cell>
        </table:table-row>
        <table:table-row table:style-name="ro1">
          <table:table-cell office:value-type="float" office:value="0.518555" calcext:value-type="float">
            <text:p>0.518555</text:p>
          </table:table-cell>
          <table:table-cell office:value-type="float" office:value="0.672184" calcext:value-type="float">
            <text:p>0.672184</text:p>
          </table:table-cell>
          <table:table-cell office:value-type="float" office:value="0.622101" calcext:value-type="float">
            <text:p>0.622101</text:p>
          </table:table-cell>
          <table:table-cell office:value-type="float" office:value="2.47374" calcext:value-type="float">
            <text:p>2.47374</text:p>
          </table:table-cell>
        </table:table-row>
        <table:table-row table:style-name="ro1">
          <table:table-cell office:value-type="float" office:value="0.505366" calcext:value-type="float">
            <text:p>0.505366</text:p>
          </table:table-cell>
          <table:table-cell office:value-type="float" office:value="0.576299" calcext:value-type="float">
            <text:p>0.576299</text:p>
          </table:table-cell>
          <table:table-cell office:value-type="float" office:value="0.427534" calcext:value-type="float">
            <text:p>0.427534</text:p>
          </table:table-cell>
          <table:table-cell office:value-type="float" office:value="2.02204" calcext:value-type="float">
            <text:p>2.02204</text:p>
          </table:table-cell>
        </table:table-row>
        <table:table-row table:style-name="ro1">
          <table:table-cell office:value-type="float" office:value="0.559471" calcext:value-type="float">
            <text:p>0.559471</text:p>
          </table:table-cell>
          <table:table-cell office:value-type="float" office:value="0.724723" calcext:value-type="float">
            <text:p>0.724723</text:p>
          </table:table-cell>
          <table:table-cell office:value-type="float" office:value="0.500492" calcext:value-type="float">
            <text:p>0.500492</text:p>
          </table:table-cell>
          <table:table-cell office:value-type="float" office:value="3.02106" calcext:value-type="float">
            <text:p>3.02106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0.589949" calcext:value-type="float">
            <text:p>0.589949</text:p>
          </table:table-cell>
          <table:table-cell office:value-type="float" office:value="0.460214" calcext:value-type="float">
            <text:p>0.460214</text:p>
          </table:table-cell>
          <table:table-cell office:value-type="float" office:value="2.12141" calcext:value-type="float">
            <text:p>2.12141</text:p>
          </table:table-cell>
        </table:table-row>
        <table:table-row table:style-name="ro1">
          <table:table-cell office:value-type="float" office:value="0.467747" calcext:value-type="float">
            <text:p>0.467747</text:p>
          </table:table-cell>
          <table:table-cell office:value-type="float" office:value="0.62405" calcext:value-type="float">
            <text:p>0.62405</text:p>
          </table:table-cell>
          <table:table-cell office:value-type="float" office:value="0.580479" calcext:value-type="float">
            <text:p>0.580479</text:p>
          </table:table-cell>
          <table:table-cell office:value-type="float" office:value="2.21324" calcext:value-type="float">
            <text:p>2.21324</text:p>
          </table:table-cell>
        </table:table-row>
        <table:table-row table:style-name="ro1">
          <table:table-cell office:value-type="float" office:value="0.448394" calcext:value-type="float">
            <text:p>0.448394</text:p>
          </table:table-cell>
          <table:table-cell office:value-type="float" office:value="0.586997" calcext:value-type="float">
            <text:p>0.586997</text:p>
          </table:table-cell>
          <table:table-cell office:value-type="float" office:value="0.488585" calcext:value-type="float">
            <text:p>0.488585</text:p>
          </table:table-cell>
          <table:table-cell office:value-type="float" office:value="2.25004" calcext:value-type="float">
            <text:p>2.25004</text:p>
          </table:table-cell>
        </table:table-row>
        <table:table-row table:style-name="ro1">
          <table:table-cell office:value-type="float" office:value="0.476657" calcext:value-type="float">
            <text:p>0.476657</text:p>
          </table:table-cell>
          <table:table-cell office:value-type="float" office:value="0.610041" calcext:value-type="float">
            <text:p>0.610041</text:p>
          </table:table-cell>
          <table:table-cell office:value-type="float" office:value="0.505648" calcext:value-type="float">
            <text:p>0.505648</text:p>
          </table:table-cell>
          <table:table-cell office:value-type="float" office:value="1.95921" calcext:value-type="float">
            <text:p>1.95921</text:p>
          </table:table-cell>
        </table:table-row>
        <table:table-row table:style-name="ro1">
          <table:table-cell office:value-type="float" office:value="0.50616" calcext:value-type="float">
            <text:p>0.50616</text:p>
          </table:table-cell>
          <table:table-cell office:value-type="float" office:value="0.613667" calcext:value-type="float">
            <text:p>0.613667</text:p>
          </table:table-cell>
          <table:table-cell office:value-type="float" office:value="0.463892" calcext:value-type="float">
            <text:p>0.463892</text:p>
          </table:table-cell>
          <table:table-cell office:value-type="float" office:value="1.97863" calcext:value-type="float">
            <text:p>1.97863</text:p>
          </table:table-cell>
        </table:table-row>
        <table:table-row table:style-name="ro1">
          <table:table-cell office:value-type="float" office:value="0.396227" calcext:value-type="float">
            <text:p>0.396227</text:p>
          </table:table-cell>
          <table:table-cell office:value-type="float" office:value="0.501061" calcext:value-type="float">
            <text:p>0.501061</text:p>
          </table:table-cell>
          <table:table-cell office:value-type="float" office:value="0.419484" calcext:value-type="float">
            <text:p>0.419484</text:p>
          </table:table-cell>
          <table:table-cell office:value-type="float" office:value="2.52335" calcext:value-type="float">
            <text:p>2.52335</text:p>
          </table:table-cell>
        </table:table-row>
        <table:table-row table:style-name="ro1">
          <table:table-cell office:value-type="float" office:value="0.596043" calcext:value-type="float">
            <text:p>0.596043</text:p>
          </table:table-cell>
          <table:table-cell office:value-type="float" office:value="0.799556" calcext:value-type="float">
            <text:p>0.799556</text:p>
          </table:table-cell>
          <table:table-cell office:value-type="float" office:value="0.629857" calcext:value-type="float">
            <text:p>0.629857</text:p>
          </table:table-cell>
          <table:table-cell office:value-type="float" office:value="3.12229" calcext:value-type="float">
            <text:p>3.12229</text:p>
          </table:table-cell>
        </table:table-row>
        <table:table-row table:style-name="ro1">
          <table:table-cell office:value-type="float" office:value="0.733477" calcext:value-type="float">
            <text:p>0.733477</text:p>
          </table:table-cell>
          <table:table-cell office:value-type="float" office:value="0.870887" calcext:value-type="float">
            <text:p>0.870887</text:p>
          </table:table-cell>
          <table:table-cell office:value-type="float" office:value="0.638216" calcext:value-type="float">
            <text:p>0.638216</text:p>
          </table:table-cell>
          <table:table-cell office:value-type="float" office:value="2.59459" calcext:value-type="float">
            <text:p>2.59459</text:p>
          </table:table-cell>
        </table:table-row>
        <table:table-row table:style-name="ro1">
          <table:table-cell office:value-type="float" office:value="0.502174" calcext:value-type="float">
            <text:p>0.502174</text:p>
          </table:table-cell>
          <table:table-cell office:value-type="float" office:value="0.573198" calcext:value-type="float">
            <text:p>0.573198</text:p>
          </table:table-cell>
          <table:table-cell office:value-type="float" office:value="0.4821" calcext:value-type="float">
            <text:p>0.4821</text:p>
          </table:table-cell>
          <table:table-cell office:value-type="float" office:value="2.14221" calcext:value-type="float">
            <text:p>2.14221</text:p>
          </table:table-cell>
        </table:table-row>
        <table:table-row table:style-name="ro1">
          <table:table-cell office:value-type="float" office:value="0.449104" calcext:value-type="float">
            <text:p>0.449104</text:p>
          </table:table-cell>
          <table:table-cell office:value-type="float" office:value="0.512982" calcext:value-type="float">
            <text:p>0.512982</text:p>
          </table:table-cell>
          <table:table-cell office:value-type="float" office:value="0.55302" calcext:value-type="float">
            <text:p>0.55302</text:p>
          </table:table-cell>
          <table:table-cell office:value-type="float" office:value="2.45999" calcext:value-type="float">
            <text:p>2.45999</text:p>
          </table:table-cell>
        </table:table-row>
        <table:table-row table:style-name="ro1">
          <table:table-cell office:value-type="float" office:value="0.608071" calcext:value-type="float">
            <text:p>0.608071</text:p>
          </table:table-cell>
          <table:table-cell office:value-type="float" office:value="0.816714" calcext:value-type="float">
            <text:p>0.816714</text:p>
          </table:table-cell>
          <table:table-cell office:value-type="float" office:value="0.48417" calcext:value-type="float">
            <text:p>0.48417</text:p>
          </table:table-cell>
          <table:table-cell office:value-type="float" office:value="2.40045" calcext:value-type="float">
            <text:p>2.40045</text:p>
          </table:table-cell>
        </table:table-row>
        <table:table-row table:style-name="ro1">
          <table:table-cell office:value-type="float" office:value="0.551519" calcext:value-type="float">
            <text:p>0.551519</text:p>
          </table:table-cell>
          <table:table-cell office:value-type="float" office:value="0.650162" calcext:value-type="float">
            <text:p>0.650162</text:p>
          </table:table-cell>
          <table:table-cell office:value-type="float" office:value="0.50688" calcext:value-type="float">
            <text:p>0.50688</text:p>
          </table:table-cell>
          <table:table-cell office:value-type="float" office:value="2.68872" calcext:value-type="float">
            <text:p>2.68872</text:p>
          </table:table-cell>
        </table:table-row>
        <table:table-row table:style-name="ro1">
          <table:table-cell office:value-type="float" office:value="0.575702" calcext:value-type="float">
            <text:p>0.575702</text:p>
          </table:table-cell>
          <table:table-cell office:value-type="float" office:value="0.648988" calcext:value-type="float">
            <text:p>0.648988</text:p>
          </table:table-cell>
          <table:table-cell office:value-type="float" office:value="0.510826" calcext:value-type="float">
            <text:p>0.510826</text:p>
          </table:table-cell>
          <table:table-cell office:value-type="float" office:value="2.64116" calcext:value-type="float">
            <text:p>2.64116</text:p>
          </table:table-cell>
        </table:table-row>
        <table:table-row table:style-name="ro1">
          <table:table-cell office:value-type="float" office:value="0.578121" calcext:value-type="float">
            <text:p>0.578121</text:p>
          </table:table-cell>
          <table:table-cell office:value-type="float" office:value="0.695466" calcext:value-type="float">
            <text:p>0.695466</text:p>
          </table:table-cell>
          <table:table-cell office:value-type="float" office:value="0.598258" calcext:value-type="float">
            <text:p>0.598258</text:p>
          </table:table-cell>
          <table:table-cell office:value-type="float" office:value="2.50375" calcext:value-type="float">
            <text:p>2.50375</text:p>
          </table:table-cell>
        </table:table-row>
        <table:table-row table:style-name="ro1">
          <table:table-cell office:value-type="float" office:value="0.530515" calcext:value-type="float">
            <text:p>0.530515</text:p>
          </table:table-cell>
          <table:table-cell office:value-type="float" office:value="0.602204" calcext:value-type="float">
            <text:p>0.602204</text:p>
          </table:table-cell>
          <table:table-cell office:value-type="float" office:value="0.472404" calcext:value-type="float">
            <text:p>0.472404</text:p>
          </table:table-cell>
          <table:table-cell office:value-type="float" office:value="2.86905" calcext:value-type="float">
            <text:p>2.86905</text:p>
          </table:table-cell>
        </table:table-row>
        <table:table-row table:style-name="ro1">
          <table:table-cell office:value-type="float" office:value="0.535121" calcext:value-type="float">
            <text:p>0.535121</text:p>
          </table:table-cell>
          <table:table-cell office:value-type="float" office:value="0.747952" calcext:value-type="float">
            <text:p>0.747952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3.36901" calcext:value-type="float">
            <text:p>3.36901</text:p>
          </table:table-cell>
        </table:table-row>
        <table:table-row table:style-name="ro1">
          <table:table-cell office:value-type="float" office:value="0.572063" calcext:value-type="float">
            <text:p>0.572063</text:p>
          </table:table-cell>
          <table:table-cell office:value-type="float" office:value="0.768285" calcext:value-type="float">
            <text:p>0.768285</text:p>
          </table:table-cell>
          <table:table-cell office:value-type="float" office:value="0.55494" calcext:value-type="float">
            <text:p>0.55494</text:p>
          </table:table-cell>
          <table:table-cell office:value-type="float" office:value="2.67756" calcext:value-type="float">
            <text:p>2.67756</text:p>
          </table:table-cell>
        </table:table-row>
        <table:table-row table:style-name="ro1">
          <table:table-cell office:value-type="float" office:value="0.615632" calcext:value-type="float">
            <text:p>0.615632</text:p>
          </table:table-cell>
          <table:table-cell office:value-type="float" office:value="0.746022" calcext:value-type="float">
            <text:p>0.746022</text:p>
          </table:table-cell>
          <table:table-cell office:value-type="float" office:value="0.715783" calcext:value-type="float">
            <text:p>0.715783</text:p>
          </table:table-cell>
          <table:table-cell office:value-type="float" office:value="2.57427" calcext:value-type="float">
            <text:p>2.57427</text:p>
          </table:table-cell>
        </table:table-row>
        <table:table-row table:style-name="ro1">
          <table:table-cell office:value-type="float" office:value="0.679571" calcext:value-type="float">
            <text:p>0.679571</text:p>
          </table:table-cell>
          <table:table-cell office:value-type="float" office:value="0.791674" calcext:value-type="float">
            <text:p>0.791674</text:p>
          </table:table-cell>
          <table:table-cell office:value-type="float" office:value="0.640573" calcext:value-type="float">
            <text:p>0.640573</text:p>
          </table:table-cell>
          <table:table-cell office:value-type="float" office:value="4.31555" calcext:value-type="float">
            <text:p>4.31555</text:p>
          </table:table-cell>
        </table:table-row>
        <table:table-row table:style-name="ro1">
          <table:table-cell office:value-type="float" office:value="0.794721" calcext:value-type="float">
            <text:p>0.794721</text:p>
          </table:table-cell>
          <table:table-cell office:value-type="float" office:value="0.962946" calcext:value-type="float">
            <text:p>0.962946</text:p>
          </table:table-cell>
          <table:table-cell office:value-type="float" office:value="0.791964" calcext:value-type="float">
            <text:p>0.791964</text:p>
          </table:table-cell>
          <table:table-cell office:value-type="float" office:value="3.20434" calcext:value-type="float">
            <text:p>3.20434</text:p>
          </table:table-cell>
        </table:table-row>
        <table:table-row table:style-name="ro1">
          <table:table-cell office:value-type="float" office:value="0.749617" calcext:value-type="float">
            <text:p>0.749617</text:p>
          </table:table-cell>
          <table:table-cell office:value-type="float" office:value="0.733784" calcext:value-type="float">
            <text:p>0.733784</text:p>
          </table:table-cell>
          <table:table-cell office:value-type="float" office:value="0.81838" calcext:value-type="float">
            <text:p>0.81838</text:p>
          </table:table-cell>
          <table:table-cell office:value-type="float" office:value="3.84152" calcext:value-type="float">
            <text:p>3.84152</text:p>
          </table:table-cell>
        </table:table-row>
        <table:table-row table:style-name="ro1">
          <table:table-cell office:value-type="float" office:value="0.796666" calcext:value-type="float">
            <text:p>0.796666</text:p>
          </table:table-cell>
          <table:table-cell office:value-type="float" office:value="0.989663" calcext:value-type="float">
            <text:p>0.989663</text:p>
          </table:table-cell>
          <table:table-cell office:value-type="float" office:value="0.845689" calcext:value-type="float">
            <text:p>0.845689</text:p>
          </table:table-cell>
          <table:table-cell office:value-type="float" office:value="4.45547" calcext:value-type="float">
            <text:p>4.45547</text:p>
          </table:table-cell>
        </table:table-row>
        <table:table-row table:style-name="ro1">
          <table:table-cell office:value-type="float" office:value="0.785616" calcext:value-type="float">
            <text:p>0.785616</text:p>
          </table:table-cell>
          <table:table-cell office:value-type="float" office:value="1.08998" calcext:value-type="float">
            <text:p>1.08998</text:p>
          </table:table-cell>
          <table:table-cell office:value-type="float" office:value="0.732668" calcext:value-type="float">
            <text:p>0.732668</text:p>
          </table:table-cell>
          <table:table-cell office:value-type="float" office:value="5.7772" calcext:value-type="float">
            <text:p>5.7772</text:p>
          </table:table-cell>
        </table:table-row>
        <table:table-row table:style-name="ro1">
          <table:table-cell office:value-type="float" office:value="0.699381" calcext:value-type="float">
            <text:p>0.699381</text:p>
          </table:table-cell>
          <table:table-cell office:value-type="float" office:value="0.888082" calcext:value-type="float">
            <text:p>0.888082</text:p>
          </table:table-cell>
          <table:table-cell office:value-type="float" office:value="0.739617" calcext:value-type="float">
            <text:p>0.739617</text:p>
          </table:table-cell>
          <table:table-cell office:value-type="float" office:value="4.81499" calcext:value-type="float">
            <text:p>4.81499</text:p>
          </table:table-cell>
        </table:table-row>
        <table:table-row table:style-name="ro1">
          <table:table-cell office:value-type="float" office:value="0.817876" calcext:value-type="float">
            <text:p>0.817876</text:p>
          </table:table-cell>
          <table:table-cell office:value-type="float" office:value="1.12557" calcext:value-type="float">
            <text:p>1.12557</text:p>
          </table:table-cell>
          <table:table-cell office:value-type="float" office:value="0.905183" calcext:value-type="float">
            <text:p>0.905183</text:p>
          </table:table-cell>
          <table:table-cell office:value-type="float" office:value="5.89037" calcext:value-type="float">
            <text:p>5.89037</text:p>
          </table:table-cell>
        </table:table-row>
        <table:table-row table:style-name="ro1">
          <table:table-cell office:value-type="float" office:value="1.20076" calcext:value-type="float">
            <text:p>1.20076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0.988118" calcext:value-type="float">
            <text:p>0.988118</text:p>
          </table:table-cell>
          <table:table-cell office:value-type="float" office:value="7.21532" calcext:value-type="float">
            <text:p>7.21532</text:p>
          </table:table-cell>
        </table:table-row>
        <table:table-row table:style-name="ro1">
          <table:table-cell office:value-type="float" office:value="0.838015" calcext:value-type="float">
            <text:p>0.838015</text:p>
          </table:table-cell>
          <table:table-cell office:value-type="float" office:value="1.02183" calcext:value-type="float">
            <text:p>1.02183</text:p>
          </table:table-cell>
          <table:table-cell office:value-type="float" office:value="0.69695" calcext:value-type="float">
            <text:p>0.69695</text:p>
          </table:table-cell>
          <table:table-cell office:value-type="float" office:value="6.5306" calcext:value-type="float">
            <text:p>6.5306</text:p>
          </table:table-cell>
        </table:table-row>
        <table:table-row table:style-name="ro1">
          <table:table-cell office:value-type="float" office:value="1.16355" calcext:value-type="float">
            <text:p>1.16355</text:p>
          </table:table-cell>
          <table:table-cell office:value-type="float" office:value="1.44085" calcext:value-type="float">
            <text:p>1.44085</text:p>
          </table:table-cell>
          <table:table-cell office:value-type="float" office:value="1.15632" calcext:value-type="float">
            <text:p>1.15632</text:p>
          </table:table-cell>
          <table:table-cell office:value-type="float" office:value="9.67407" calcext:value-type="float">
            <text:p>9.67407</text:p>
          </table:table-cell>
        </table:table-row>
        <table:table-row table:style-name="ro1">
          <table:table-cell office:value-type="float" office:value="0.894738" calcext:value-type="float">
            <text:p>0.894738</text:p>
          </table:table-cell>
          <table:table-cell office:value-type="float" office:value="1.11243" calcext:value-type="float">
            <text:p>1.11243</text:p>
          </table:table-cell>
          <table:table-cell office:value-type="float" office:value="0.953491" calcext:value-type="float">
            <text:p>0.953491</text:p>
          </table:table-cell>
          <table:table-cell office:value-type="float" office:value="6.85519" calcext:value-type="float">
            <text:p>6.85519</text:p>
          </table:table-cell>
        </table:table-row>
        <table:table-row table:style-name="ro1">
          <table:table-cell office:value-type="float" office:value="1.33435" calcext:value-type="float">
            <text:p>1.33435</text:p>
          </table:table-cell>
          <table:table-cell office:value-type="float" office:value="1.90163" calcext:value-type="float">
            <text:p>1.90163</text:p>
          </table:table-cell>
          <table:table-cell office:value-type="float" office:value="2.02428" calcext:value-type="float">
            <text:p>2.02428</text:p>
          </table:table-cell>
          <table:table-cell office:value-type="float" office:value="12.9753" calcext:value-type="float">
            <text:p>12.9753</text:p>
          </table:table-cell>
        </table:table-row>
        <table:table-row table:style-name="ro1">
          <table:table-cell office:value-type="float" office:value="0.948968" calcext:value-type="float">
            <text:p>0.948968</text:p>
          </table:table-cell>
          <table:table-cell office:value-type="float" office:value="1.40335" calcext:value-type="float">
            <text:p>1.40335</text:p>
          </table:table-cell>
          <table:table-cell office:value-type="float" office:value="0.991604" calcext:value-type="float">
            <text:p>0.991604</text:p>
          </table:table-cell>
          <table:table-cell office:value-type="float" office:value="8.36831" calcext:value-type="float">
            <text:p>8.36831</text:p>
          </table:table-cell>
        </table:table-row>
        <table:table-row table:style-name="ro1">
          <table:table-cell office:value-type="float" office:value="0.983564" calcext:value-type="float">
            <text:p>0.983564</text:p>
          </table:table-cell>
          <table:table-cell office:value-type="float" office:value="1.2584" calcext:value-type="float">
            <text:p>1.2584</text:p>
          </table:table-cell>
          <table:table-cell office:value-type="float" office:value="0.82765" calcext:value-type="float">
            <text:p>0.82765</text:p>
          </table:table-cell>
          <table:table-cell office:value-type="float" office:value="8.67059" calcext:value-type="float">
            <text:p>8.67059</text:p>
          </table:table-cell>
        </table:table-row>
        <table:table-row table:style-name="ro1">
          <table:table-cell office:value-type="float" office:value="1.04758" calcext:value-type="float">
            <text:p>1.04758</text:p>
          </table:table-cell>
          <table:table-cell office:value-type="float" office:value="1.77871" calcext:value-type="float">
            <text:p>1.77871</text:p>
          </table:table-cell>
          <table:table-cell office:value-type="float" office:value="1.1123" calcext:value-type="float">
            <text:p>1.1123</text:p>
          </table:table-cell>
          <table:table-cell office:value-type="float" office:value="10.3668" calcext:value-type="float">
            <text:p>10.3668</text:p>
          </table:table-cell>
        </table:table-row>
        <table:table-row table:style-name="ro1">
          <table:table-cell office:value-type="float" office:value="1.45245" calcext:value-type="float">
            <text:p>1.45245</text:p>
          </table:table-cell>
          <table:table-cell office:value-type="float" office:value="1.99831" calcext:value-type="float">
            <text:p>1.99831</text:p>
          </table:table-cell>
          <table:table-cell office:value-type="float" office:value="1.7424" calcext:value-type="float">
            <text:p>1.7424</text:p>
          </table:table-cell>
          <table:table-cell office:value-type="float" office:value="12.2883" calcext:value-type="float">
            <text:p>12.2883</text:p>
          </table:table-cell>
        </table:table-row>
        <table:table-row table:style-name="ro1">
          <table:table-cell office:value-type="float" office:value="1.19888" calcext:value-type="float">
            <text:p>1.19888</text:p>
          </table:table-cell>
          <table:table-cell office:value-type="float" office:value="1.6042" calcext:value-type="float">
            <text:p>1.6042</text:p>
          </table:table-cell>
          <table:table-cell office:value-type="float" office:value="1.12534" calcext:value-type="float">
            <text:p>1.12534</text:p>
          </table:table-cell>
          <table:table-cell office:value-type="float" office:value="8.26623" calcext:value-type="float">
            <text:p>8.26623</text:p>
          </table:table-cell>
        </table:table-row>
        <table:table-row table:style-name="ro1">
          <table:table-cell office:value-type="float" office:value="1.38061" calcext:value-type="float">
            <text:p>1.38061</text:p>
          </table:table-cell>
          <table:table-cell office:value-type="float" office:value="1.48199" calcext:value-type="float">
            <text:p>1.48199</text:p>
          </table:table-cell>
          <table:table-cell office:value-type="float" office:value="1.38703" calcext:value-type="float">
            <text:p>1.38703</text:p>
          </table:table-cell>
          <table:table-cell office:value-type="float" office:value="8.72647" calcext:value-type="float">
            <text:p>8.72647</text:p>
          </table:table-cell>
        </table:table-row>
        <table:table-row table:style-name="ro1">
          <table:table-cell office:value-type="float" office:value="0.825224" calcext:value-type="float">
            <text:p>0.825224</text:p>
          </table:table-cell>
          <table:table-cell office:value-type="float" office:value="1.14482" calcext:value-type="float">
            <text:p>1.14482</text:p>
          </table:table-cell>
          <table:table-cell office:value-type="float" office:value="0.96118" calcext:value-type="float">
            <text:p>0.96118</text:p>
          </table:table-cell>
          <table:table-cell office:value-type="float" office:value="10.039" calcext:value-type="float">
            <text:p>10.039</text:p>
          </table:table-cell>
        </table:table-row>
        <table:table-row table:style-name="ro1">
          <table:table-cell office:value-type="float" office:value="1.05951" calcext:value-type="float">
            <text:p>1.05951</text:p>
          </table:table-cell>
          <table:table-cell office:value-type="float" office:value="1.51384" calcext:value-type="float">
            <text:p>1.51384</text:p>
          </table:table-cell>
          <table:table-cell office:value-type="float" office:value="0.929439" calcext:value-type="float">
            <text:p>0.929439</text:p>
          </table:table-cell>
          <table:table-cell office:value-type="float" office:value="7.95374" calcext:value-type="float">
            <text:p>7.95374</text:p>
          </table:table-cell>
        </table:table-row>
        <table:table-row table:style-name="ro1">
          <table:table-cell office:value-type="float" office:value="1.30362" calcext:value-type="float">
            <text:p>1.30362</text:p>
          </table:table-cell>
          <table:table-cell office:value-type="float" office:value="1.99736" calcext:value-type="float">
            <text:p>1.99736</text:p>
          </table:table-cell>
          <table:table-cell office:value-type="float" office:value="1.39439" calcext:value-type="float">
            <text:p>1.39439</text:p>
          </table:table-cell>
          <table:table-cell office:value-type="float" office:value="12.9251" calcext:value-type="float">
            <text:p>12.9251</text:p>
          </table:table-cell>
        </table:table-row>
        <table:table-row table:style-name="ro1">
          <table:table-cell office:value-type="float" office:value="0.957522" calcext:value-type="float">
            <text:p>0.957522</text:p>
          </table:table-cell>
          <table:table-cell office:value-type="float" office:value="1.40597" calcext:value-type="float">
            <text:p>1.40597</text:p>
          </table:table-cell>
          <table:table-cell office:value-type="float" office:value="0.914651" calcext:value-type="float">
            <text:p>0.914651</text:p>
          </table:table-cell>
          <table:table-cell office:value-type="float" office:value="9.32377" calcext:value-type="float">
            <text:p>9.32377</text:p>
          </table:table-cell>
        </table:table-row>
        <table:table-row table:style-name="ro1">
          <table:table-cell office:value-type="float" office:value="1.22369" calcext:value-type="float">
            <text:p>1.22369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.12765" calcext:value-type="float">
            <text:p>1.12765</text:p>
          </table:table-cell>
          <table:table-cell office:value-type="float" office:value="10.0545" calcext:value-type="float">
            <text:p>10.0545</text:p>
          </table:table-cell>
        </table:table-row>
        <table:table-row table:style-name="ro1">
          <table:table-cell office:value-type="float" office:value="0.908945" calcext:value-type="float">
            <text:p>0.908945</text:p>
          </table:table-cell>
          <table:table-cell office:value-type="float" office:value="1.2338" calcext:value-type="float">
            <text:p>1.2338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10.7878" calcext:value-type="float">
            <text:p>10.7878</text:p>
          </table:table-cell>
        </table:table-row>
        <table:table-row table:style-name="ro1">
          <table:table-cell office:value-type="float" office:value="1.1104" calcext:value-type="float">
            <text:p>1.1104</text:p>
          </table:table-cell>
          <table:table-cell office:value-type="float" office:value="1.3879" calcext:value-type="float">
            <text:p>1.3879</text:p>
          </table:table-cell>
          <table:table-cell office:value-type="float" office:value="1.21419" calcext:value-type="float">
            <text:p>1.21419</text:p>
          </table:table-cell>
          <table:table-cell office:value-type="float" office:value="10.6791" calcext:value-type="float">
            <text:p>10.6791</text:p>
          </table:table-cell>
        </table:table-row>
        <table:table-row table:style-name="ro1">
          <table:table-cell office:value-type="float" office:value="0.956734" calcext:value-type="float">
            <text:p>0.956734</text:p>
          </table:table-cell>
          <table:table-cell office:value-type="float" office:value="1.44727" calcext:value-type="float">
            <text:p>1.44727</text:p>
          </table:table-cell>
          <table:table-cell office:value-type="float" office:value="0.873086" calcext:value-type="float">
            <text:p>0.873086</text:p>
          </table:table-cell>
          <table:table-cell office:value-type="float" office:value="8.41886" calcext:value-type="float">
            <text:p>8.41886</text:p>
          </table:table-cell>
        </table:table-row>
        <table:table-row table:style-name="ro1">
          <table:table-cell office:value-type="float" office:value="1.04702" calcext:value-type="float">
            <text:p>1.04702</text:p>
          </table:table-cell>
          <table:table-cell office:value-type="float" office:value="1.73622" calcext:value-type="float">
            <text:p>1.73622</text:p>
          </table:table-cell>
          <table:table-cell office:value-type="float" office:value="1.09616" calcext:value-type="float">
            <text:p>1.09616</text:p>
          </table:table-cell>
          <table:table-cell office:value-type="float" office:value="13.9034" calcext:value-type="float">
            <text:p>13.9034</text:p>
          </table:table-cell>
        </table:table-row>
        <table:table-row table:style-name="ro1">
          <table:table-cell office:value-type="float" office:value="0.934535" calcext:value-type="float">
            <text:p>0.934535</text:p>
          </table:table-cell>
          <table:table-cell office:value-type="float" office:value="1.34466" calcext:value-type="float">
            <text:p>1.34466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9.6395" calcext:value-type="float">
            <text:p>9.6395</text:p>
          </table:table-cell>
        </table:table-row>
        <table:table-row table:style-name="ro1">
          <table:table-cell office:value-type="float" office:value="1.21182" calcext:value-type="float">
            <text:p>1.21182</text:p>
          </table:table-cell>
          <table:table-cell office:value-type="float" office:value="1.51677" calcext:value-type="float">
            <text:p>1.51677</text:p>
          </table:table-cell>
          <table:table-cell office:value-type="float" office:value="1.32624" calcext:value-type="float">
            <text:p>1.32624</text:p>
          </table:table-cell>
          <table:table-cell office:value-type="float" office:value="13.4687" calcext:value-type="float">
            <text:p>13.4687</text:p>
          </table:table-cell>
        </table:table-row>
        <table:table-row table:style-name="ro1">
          <table:table-cell office:value-type="float" office:value="0.913808" calcext:value-type="float">
            <text:p>0.913808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960853" calcext:value-type="float">
            <text:p>0.960853</text:p>
          </table:table-cell>
          <table:table-cell office:value-type="float" office:value="7.92543" calcext:value-type="float">
            <text:p>7.92543</text:p>
          </table:table-cell>
        </table:table-row>
        <table:table-row table:style-name="ro1">
          <table:table-cell office:value-type="float" office:value="1.09882" calcext:value-type="float">
            <text:p>1.09882</text:p>
          </table:table-cell>
          <table:table-cell office:value-type="float" office:value="1.69403" calcext:value-type="float">
            <text:p>1.69403</text:p>
          </table:table-cell>
          <table:table-cell office:value-type="float" office:value="1.23263" calcext:value-type="float">
            <text:p>1.23263</text:p>
          </table:table-cell>
          <table:table-cell office:value-type="float" office:value="11.2464" calcext:value-type="float">
            <text:p>11.2464</text:p>
          </table:table-cell>
        </table:table-row>
        <table:table-row table:style-name="ro1">
          <table:table-cell office:value-type="float" office:value="1.21143" calcext:value-type="float">
            <text:p>1.21143</text:p>
          </table:table-cell>
          <table:table-cell office:value-type="float" office:value="1.50529" calcext:value-type="float">
            <text:p>1.50529</text:p>
          </table:table-cell>
          <table:table-cell office:value-type="float" office:value="1.10589" calcext:value-type="float">
            <text:p>1.10589</text:p>
          </table:table-cell>
          <table:table-cell office:value-type="float" office:value="11.3976" calcext:value-type="float">
            <text:p>11.3976</text:p>
          </table:table-cell>
        </table:table-row>
        <table:table-row table:style-name="ro1">
          <table:table-cell office:value-type="float" office:value="1.64559" calcext:value-type="float">
            <text:p>1.64559</text:p>
          </table:table-cell>
          <table:table-cell office:value-type="float" office:value="1.8234" calcext:value-type="float">
            <text:p>1.8234</text:p>
          </table:table-cell>
          <table:table-cell office:value-type="float" office:value="1.26015" calcext:value-type="float">
            <text:p>1.26015</text:p>
          </table:table-cell>
          <table:table-cell office:value-type="float" office:value="12.8374" calcext:value-type="float">
            <text:p>12.8374</text:p>
          </table:table-cell>
        </table:table-row>
        <table:table-row table:style-name="ro1">
          <table:table-cell office:value-type="float" office:value="1.51656" calcext:value-type="float">
            <text:p>1.51656</text:p>
          </table:table-cell>
          <table:table-cell office:value-type="float" office:value="1.78085" calcext:value-type="float">
            <text:p>1.78085</text:p>
          </table:table-cell>
          <table:table-cell office:value-type="float" office:value="1.52419" calcext:value-type="float">
            <text:p>1.52419</text:p>
          </table:table-cell>
          <table:table-cell office:value-type="float" office:value="11.8772" calcext:value-type="float">
            <text:p>11.8772</text:p>
          </table:table-cell>
        </table:table-row>
        <table:table-row table:style-name="ro1">
          <table:table-cell office:value-type="float" office:value="1.25858" calcext:value-type="float">
            <text:p>1.25858</text:p>
          </table:table-cell>
          <table:table-cell office:value-type="float" office:value="1.938" calcext:value-type="float">
            <text:p>1.938</text:p>
          </table:table-cell>
          <table:table-cell office:value-type="float" office:value="1.23657" calcext:value-type="float">
            <text:p>1.23657</text:p>
          </table:table-cell>
          <table:table-cell office:value-type="float" office:value="11.3723" calcext:value-type="float">
            <text:p>11.3723</text:p>
          </table:table-cell>
        </table:table-row>
        <table:table-row table:style-name="ro1">
          <table:table-cell office:value-type="float" office:value="1.92315" calcext:value-type="float">
            <text:p>1.92315</text:p>
          </table:table-cell>
          <table:table-cell office:value-type="float" office:value="2.12073" calcext:value-type="float">
            <text:p>2.12073</text:p>
          </table:table-cell>
          <table:table-cell office:value-type="float" office:value="1.65273" calcext:value-type="float">
            <text:p>1.65273</text:p>
          </table:table-cell>
          <table:table-cell office:value-type="float" office:value="16.445" calcext:value-type="float">
            <text:p>16.445</text:p>
          </table:table-cell>
        </table:table-row>
        <table:table-row table:style-name="ro1">
          <table:table-cell office:value-type="float" office:value="1.67433" calcext:value-type="float">
            <text:p>1.67433</text:p>
          </table:table-cell>
          <table:table-cell office:value-type="float" office:value="1.70201" calcext:value-type="float">
            <text:p>1.70201</text:p>
          </table:table-cell>
          <table:table-cell office:value-type="float" office:value="1.60593" calcext:value-type="float">
            <text:p>1.60593</text:p>
          </table:table-cell>
          <table:table-cell office:value-type="float" office:value="18.3848" calcext:value-type="float">
            <text:p>18.3848</text:p>
          </table:table-cell>
        </table:table-row>
        <table:table-row table:style-name="ro1">
          <table:table-cell office:value-type="float" office:value="1.85335" calcext:value-type="float">
            <text:p>1.85335</text:p>
          </table:table-cell>
          <table:table-cell office:value-type="float" office:value="2.09387" calcext:value-type="float">
            <text:p>2.09387</text:p>
          </table:table-cell>
          <table:table-cell office:value-type="float" office:value="1.992" calcext:value-type="float">
            <text:p>1.992</text:p>
          </table:table-cell>
          <table:table-cell office:value-type="float" office:value="14.8502" calcext:value-type="float">
            <text:p>14.8502</text:p>
          </table:table-cell>
        </table:table-row>
        <table:table-row table:style-name="ro1">
          <table:table-cell office:value-type="float" office:value="2.02125" calcext:value-type="float">
            <text:p>2.02125</text:p>
          </table:table-cell>
          <table:table-cell office:value-type="float" office:value="2.63373" calcext:value-type="float">
            <text:p>2.63373</text:p>
          </table:table-cell>
          <table:table-cell office:value-type="float" office:value="2.37978" calcext:value-type="float">
            <text:p>2.37978</text:p>
          </table:table-cell>
          <table:table-cell office:value-type="float" office:value="19.5497" calcext:value-type="float">
            <text:p>19.5497</text:p>
          </table:table-cell>
        </table:table-row>
        <table:table-row table:style-name="ro1">
          <table:table-cell office:value-type="float" office:value="2.0821" calcext:value-type="float">
            <text:p>2.0821</text:p>
          </table:table-cell>
          <table:table-cell office:value-type="float" office:value="3.04754" calcext:value-type="float">
            <text:p>3.04754</text:p>
          </table:table-cell>
          <table:table-cell office:value-type="float" office:value="1.74177" calcext:value-type="float">
            <text:p>1.74177</text:p>
          </table:table-cell>
          <table:table-cell office:value-type="float" office:value="20.8637" calcext:value-type="float">
            <text:p>20.8637</text:p>
          </table:table-cell>
        </table:table-row>
        <table:table-row table:style-name="ro1">
          <table:table-cell office:value-type="float" office:value="1.5112" calcext:value-type="float">
            <text:p>1.5112</text:p>
          </table:table-cell>
          <table:table-cell office:value-type="float" office:value="2.24096" calcext:value-type="float">
            <text:p>2.24096</text:p>
          </table:table-cell>
          <table:table-cell office:value-type="float" office:value="1.91447" calcext:value-type="float">
            <text:p>1.91447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float" office:value="1.62771" calcext:value-type="float">
            <text:p>1.62771</text:p>
          </table:table-cell>
          <table:table-cell office:value-type="float" office:value="2.41543" calcext:value-type="float">
            <text:p>2.41543</text:p>
          </table:table-cell>
          <table:table-cell office:value-type="float" office:value="1.55704" calcext:value-type="float">
            <text:p>1.55704</text:p>
          </table:table-cell>
          <table:table-cell office:value-type="float" office:value="19.1558" calcext:value-type="float">
            <text:p>19.1558</text:p>
          </table:table-cell>
        </table:table-row>
        <table:table-row table:style-name="ro1">
          <table:table-cell office:value-type="float" office:value="1.2439" calcext:value-type="float">
            <text:p>1.2439</text:p>
          </table:table-cell>
          <table:table-cell office:value-type="float" office:value="1.63439" calcext:value-type="float">
            <text:p>1.63439</text:p>
          </table:table-cell>
          <table:table-cell office:value-type="float" office:value="1.15365" calcext:value-type="float">
            <text:p>1.15365</text:p>
          </table:table-cell>
          <table:table-cell office:value-type="float" office:value="13.2695" calcext:value-type="float">
            <text:p>13.2695</text:p>
          </table:table-cell>
        </table:table-row>
        <table:table-row table:style-name="ro1">
          <table:table-cell office:value-type="float" office:value="1.38384" calcext:value-type="float">
            <text:p>1.38384</text:p>
          </table:table-cell>
          <table:table-cell office:value-type="float" office:value="1.89654" calcext:value-type="float">
            <text:p>1.89654</text:p>
          </table:table-cell>
          <table:table-cell office:value-type="float" office:value="1.42602" calcext:value-type="float">
            <text:p>1.42602</text:p>
          </table:table-cell>
          <table:table-cell office:value-type="float" office:value="13.6636" calcext:value-type="float">
            <text:p>13.6636</text:p>
          </table:table-cell>
        </table:table-row>
        <table:table-row table:style-name="ro1">
          <table:table-cell office:value-type="float" office:value="1.55778" calcext:value-type="float">
            <text:p>1.55778</text:p>
          </table:table-cell>
          <table:table-cell office:value-type="float" office:value="2.08918" calcext:value-type="float">
            <text:p>2.08918</text:p>
          </table:table-cell>
          <table:table-cell office:value-type="float" office:value="1.7473" calcext:value-type="float">
            <text:p>1.7473</text:p>
          </table:table-cell>
          <table:table-cell office:value-type="float" office:value="17.0987" calcext:value-type="float">
            <text:p>17.0987</text:p>
          </table:table-cell>
        </table:table-row>
        <table:table-row table:style-name="ro1">
          <table:table-cell office:value-type="float" office:value="1.09384" calcext:value-type="float">
            <text:p>1.09384</text:p>
          </table:table-cell>
          <table:table-cell office:value-type="float" office:value="1.53246" calcext:value-type="float">
            <text:p>1.53246</text:p>
          </table:table-cell>
          <table:table-cell office:value-type="float" office:value="1.20929" calcext:value-type="float">
            <text:p>1.20929</text:p>
          </table:table-cell>
          <table:table-cell office:value-type="float" office:value="11.179" calcext:value-type="float">
            <text:p>11.179</text:p>
          </table:table-cell>
        </table:table-row>
        <table:table-row table:style-name="ro1">
          <table:table-cell office:value-type="float" office:value="1.51063" calcext:value-type="float">
            <text:p>1.51063</text:p>
          </table:table-cell>
          <table:table-cell office:value-type="float" office:value="1.95388" calcext:value-type="float">
            <text:p>1.95388</text:p>
          </table:table-cell>
          <table:table-cell office:value-type="float" office:value="1.40063" calcext:value-type="float">
            <text:p>1.40063</text:p>
          </table:table-cell>
          <table:table-cell office:value-type="float" office:value="13.1968" calcext:value-type="float">
            <text:p>13.1968</text:p>
          </table:table-cell>
        </table:table-row>
        <table:table-row table:style-name="ro1">
          <table:table-cell office:value-type="float" office:value="1.27871" calcext:value-type="float">
            <text:p>1.27871</text:p>
          </table:table-cell>
          <table:table-cell office:value-type="float" office:value="1.58506" calcext:value-type="float">
            <text:p>1.58506</text:p>
          </table:table-cell>
          <table:table-cell office:value-type="float" office:value="1.3682" calcext:value-type="float">
            <text:p>1.3682</text:p>
          </table:table-cell>
          <table:table-cell office:value-type="float" office:value="13.9841" calcext:value-type="float">
            <text:p>13.9841</text:p>
          </table:table-cell>
        </table:table-row>
        <table:table-row table:style-name="ro1">
          <table:table-cell office:value-type="float" office:value="1.32709" calcext:value-type="float">
            <text:p>1.32709</text:p>
          </table:table-cell>
          <table:table-cell office:value-type="float" office:value="1.55821" calcext:value-type="float">
            <text:p>1.55821</text:p>
          </table:table-cell>
          <table:table-cell office:value-type="float" office:value="1.5506" calcext:value-type="float">
            <text:p>1.5506</text:p>
          </table:table-cell>
          <table:table-cell office:value-type="float" office:value="10.9892" calcext:value-type="float">
            <text:p>10.9892</text:p>
          </table:table-cell>
        </table:table-row>
        <table:table-row table:style-name="ro1">
          <table:table-cell office:value-type="float" office:value="1.27756" calcext:value-type="float">
            <text:p>1.27756</text:p>
          </table:table-cell>
          <table:table-cell office:value-type="float" office:value="1.62031" calcext:value-type="float">
            <text:p>1.62031</text:p>
          </table:table-cell>
          <table:table-cell office:value-type="float" office:value="1.24388" calcext:value-type="float">
            <text:p>1.24388</text:p>
          </table:table-cell>
          <table:table-cell office:value-type="float" office:value="12.2543" calcext:value-type="float">
            <text:p>12.2543</text:p>
          </table:table-cell>
        </table:table-row>
        <table:table-row table:style-name="ro1">
          <table:table-cell office:value-type="float" office:value="1.68125" calcext:value-type="float">
            <text:p>1.68125</text:p>
          </table:table-cell>
          <table:table-cell office:value-type="float" office:value="2.28189" calcext:value-type="float">
            <text:p>2.28189</text:p>
          </table:table-cell>
          <table:table-cell office:value-type="float" office:value="1.5945" calcext:value-type="float">
            <text:p>1.5945</text:p>
          </table:table-cell>
          <table:table-cell office:value-type="float" office:value="15.6465" calcext:value-type="float">
            <text:p>15.6465</text:p>
          </table:table-cell>
        </table:table-row>
        <table:table-row table:style-name="ro1">
          <table:table-cell office:value-type="float" office:value="1.48962" calcext:value-type="float">
            <text:p>1.48962</text:p>
          </table:table-cell>
          <table:table-cell office:value-type="float" office:value="2.38741" calcext:value-type="float">
            <text:p>2.38741</text:p>
          </table:table-cell>
          <table:table-cell office:value-type="float" office:value="1.5216" calcext:value-type="float">
            <text:p>1.5216</text:p>
          </table:table-cell>
          <table:table-cell office:value-type="float" office:value="16.0341" calcext:value-type="float">
            <text:p>16.0341</text:p>
          </table:table-cell>
        </table:table-row>
        <table:table-row table:style-name="ro1">
          <table:table-cell office:value-type="float" office:value="2.70945" calcext:value-type="float">
            <text:p>2.70945</text:p>
          </table:table-cell>
          <table:table-cell office:value-type="float" office:value="2.88528" calcext:value-type="float">
            <text:p>2.88528</text:p>
          </table:table-cell>
          <table:table-cell office:value-type="float" office:value="2.66974" calcext:value-type="float">
            <text:p>2.66974</text:p>
          </table:table-cell>
          <table:table-cell office:value-type="float" office:value="26.1927" calcext:value-type="float">
            <text:p>26.1927</text:p>
          </table:table-cell>
        </table:table-row>
        <table:table-row table:style-name="ro1">
          <table:table-cell office:value-type="float" office:value="2.36044" calcext:value-type="float">
            <text:p>2.36044</text:p>
          </table:table-cell>
          <table:table-cell office:value-type="float" office:value="2.28927" calcext:value-type="float">
            <text:p>2.28927</text:p>
          </table:table-cell>
          <table:table-cell office:value-type="float" office:value="1.90383" calcext:value-type="float">
            <text:p>1.90383</text:p>
          </table:table-cell>
          <table:table-cell office:value-type="float" office:value="20.6733" calcext:value-type="float">
            <text:p>20.6733</text:p>
          </table:table-cell>
        </table:table-row>
        <table:table-row table:style-name="ro1">
          <table:table-cell office:value-type="float" office:value="2.32331" calcext:value-type="float">
            <text:p>2.32331</text:p>
          </table:table-cell>
          <table:table-cell office:value-type="float" office:value="3.14024" calcext:value-type="float">
            <text:p>3.14024</text:p>
          </table:table-cell>
          <table:table-cell office:value-type="float" office:value="2.47994" calcext:value-type="float">
            <text:p>2.47994</text:p>
          </table:table-cell>
          <table:table-cell office:value-type="float" office:value="22.7875" calcext:value-type="float">
            <text:p>22.7875</text:p>
          </table:table-cell>
        </table:table-row>
        <table:table-row table:style-name="ro1">
          <table:table-cell office:value-type="float" office:value="1.88999" calcext:value-type="float">
            <text:p>1.88999</text:p>
          </table:table-cell>
          <table:table-cell office:value-type="float" office:value="2.18416" calcext:value-type="float">
            <text:p>2.18416</text:p>
          </table:table-cell>
          <table:table-cell office:value-type="float" office:value="1.74903" calcext:value-type="float">
            <text:p>1.74903</text:p>
          </table:table-cell>
          <table:table-cell office:value-type="float" office:value="18.2816" calcext:value-type="float">
            <text:p>18.2816</text:p>
          </table:table-cell>
        </table:table-row>
        <table:table-row table:style-name="ro1">
          <table:table-cell office:value-type="float" office:value="1.5118" calcext:value-type="float">
            <text:p>1.5118</text:p>
          </table:table-cell>
          <table:table-cell office:value-type="float" office:value="2.01874" calcext:value-type="float">
            <text:p>2.01874</text:p>
          </table:table-cell>
          <table:table-cell office:value-type="float" office:value="1.7493" calcext:value-type="float">
            <text:p>1.7493</text:p>
          </table:table-cell>
          <table:table-cell office:value-type="float" office:value="15.4633" calcext:value-type="float">
            <text:p>15.4633</text:p>
          </table:table-cell>
        </table:table-row>
        <table:table-row table:style-name="ro1">
          <table:table-cell office:value-type="float" office:value="1.29794" calcext:value-type="float">
            <text:p>1.29794</text:p>
          </table:table-cell>
          <table:table-cell office:value-type="float" office:value="1.86031" calcext:value-type="float">
            <text:p>1.86031</text:p>
          </table:table-cell>
          <table:table-cell office:value-type="float" office:value="1.27322" calcext:value-type="float">
            <text:p>1.27322</text:p>
          </table:table-cell>
          <table:table-cell office:value-type="float" office:value="12.8522" calcext:value-type="float">
            <text:p>12.8522</text:p>
          </table:table-cell>
        </table:table-row>
        <table:table-row table:style-name="ro1">
          <table:table-cell office:value-type="float" office:value="1.35079" calcext:value-type="float">
            <text:p>1.35079</text:p>
          </table:table-cell>
          <table:table-cell office:value-type="float" office:value="1.81142" calcext:value-type="float">
            <text:p>1.81142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6.9885" calcext:value-type="float">
            <text:p>16.9885</text:p>
          </table:table-cell>
        </table:table-row>
        <table:table-row table:style-name="ro1">
          <table:table-cell office:value-type="float" office:value="1.52884" calcext:value-type="float">
            <text:p>1.52884</text:p>
          </table:table-cell>
          <table:table-cell office:value-type="float" office:value="2.02014" calcext:value-type="float">
            <text:p>2.02014</text:p>
          </table:table-cell>
          <table:table-cell office:value-type="float" office:value="1.20502" calcext:value-type="float">
            <text:p>1.20502</text:p>
          </table:table-cell>
          <table:table-cell office:value-type="float" office:value="16.8279" calcext:value-type="float">
            <text:p>16.8279</text:p>
          </table:table-cell>
        </table:table-row>
        <table:table-row table:style-name="ro1">
          <table:table-cell office:value-type="float" office:value="1.68181" calcext:value-type="float">
            <text:p>1.68181</text:p>
          </table:table-cell>
          <table:table-cell office:value-type="float" office:value="1.66611" calcext:value-type="float">
            <text:p>1.66611</text:p>
          </table:table-cell>
          <table:table-cell office:value-type="float" office:value="1.38722" calcext:value-type="float">
            <text:p>1.38722</text:p>
          </table:table-cell>
          <table:table-cell office:value-type="float" office:value="13.2577" calcext:value-type="float">
            <text:p>13.2577</text:p>
          </table:table-cell>
        </table:table-row>
        <table:table-row table:style-name="ro1">
          <table:table-cell office:value-type="float" office:value="3.42393" calcext:value-type="float">
            <text:p>3.42393</text:p>
          </table:table-cell>
          <table:table-cell office:value-type="float" office:value="4.33335" calcext:value-type="float">
            <text:p>4.33335</text:p>
          </table:table-cell>
          <table:table-cell office:value-type="float" office:value="2.79343" calcext:value-type="float">
            <text:p>2.79343</text:p>
          </table:table-cell>
          <table:table-cell office:value-type="float" office:value="35.3233" calcext:value-type="float">
            <text:p>35.3233</text:p>
          </table:table-cell>
        </table:table-row>
        <table:table-row table:style-name="ro1">
          <table:table-cell office:value-type="float" office:value="1.76614" calcext:value-type="float">
            <text:p>1.76614</text:p>
          </table:table-cell>
          <table:table-cell office:value-type="float" office:value="2.39353" calcext:value-type="float">
            <text:p>2.39353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20.6088" calcext:value-type="float">
            <text:p>20.6088</text:p>
          </table:table-cell>
        </table:table-row>
        <table:table-row table:style-name="ro1">
          <table:table-cell office:value-type="float" office:value="3.09199" calcext:value-type="float">
            <text:p>3.09199</text:p>
          </table:table-cell>
          <table:table-cell office:value-type="float" office:value="3.81308" calcext:value-type="float">
            <text:p>3.81308</text:p>
          </table:table-cell>
          <table:table-cell office:value-type="float" office:value="3.37439" calcext:value-type="float">
            <text:p>3.37439</text:p>
          </table:table-cell>
          <table:table-cell office:value-type="float" office:value="32.7689" calcext:value-type="float">
            <text:p>32.7689</text:p>
          </table:table-cell>
        </table:table-row>
        <table:table-row table:style-name="ro1">
          <table:table-cell office:value-type="float" office:value="1.17295" calcext:value-type="float">
            <text:p>1.17295</text:p>
          </table:table-cell>
          <table:table-cell office:value-type="float" office:value="1.72824" calcext:value-type="float">
            <text:p>1.72824</text:p>
          </table:table-cell>
          <table:table-cell office:value-type="float" office:value="1.24521" calcext:value-type="float">
            <text:p>1.24521</text:p>
          </table:table-cell>
          <table:table-cell office:value-type="float" office:value="12.9863" calcext:value-type="float">
            <text:p>12.9863</text:p>
          </table:table-cell>
        </table:table-row>
        <table:table-row table:style-name="ro1">
          <table:table-cell office:value-type="float" office:value="1.85579" calcext:value-type="float">
            <text:p>1.85579</text:p>
          </table:table-cell>
          <table:table-cell office:value-type="float" office:value="1.94501" calcext:value-type="float">
            <text:p>1.94501</text:p>
          </table:table-cell>
          <table:table-cell office:value-type="float" office:value="1.51915" calcext:value-type="float">
            <text:p>1.51915</text:p>
          </table:table-cell>
          <table:table-cell office:value-type="float" office:value="14.8004" calcext:value-type="float">
            <text:p>14.8004</text:p>
          </table:table-cell>
        </table:table-row>
        <table:table-row table:style-name="ro1">
          <table:table-cell office:value-type="float" office:value="1.41419" calcext:value-type="float">
            <text:p>1.41419</text:p>
          </table:table-cell>
          <table:table-cell office:value-type="float" office:value="1.65284" calcext:value-type="float">
            <text:p>1.65284</text:p>
          </table:table-cell>
          <table:table-cell office:value-type="float" office:value="1.36449" calcext:value-type="float">
            <text:p>1.36449</text:p>
          </table:table-cell>
          <table:table-cell office:value-type="float" office:value="14.7606" calcext:value-type="float">
            <text:p>14.7606</text:p>
          </table:table-cell>
        </table:table-row>
        <table:table-row table:style-name="ro1">
          <table:table-cell office:value-type="float" office:value="1.65215" calcext:value-type="float">
            <text:p>1.65215</text:p>
          </table:table-cell>
          <table:table-cell office:value-type="float" office:value="2.02062" calcext:value-type="float">
            <text:p>2.02062</text:p>
          </table:table-cell>
          <table:table-cell office:value-type="float" office:value="1.73137" calcext:value-type="float">
            <text:p>1.73137</text:p>
          </table:table-cell>
          <table:table-cell office:value-type="float" office:value="14.9445" calcext:value-type="float">
            <text:p>14.9445</text:p>
          </table:table-cell>
        </table:table-row>
        <table:table-row table:style-name="ro1">
          <table:table-cell office:value-type="float" office:value="2.3103" calcext:value-type="float">
            <text:p>2.3103</text:p>
          </table:table-cell>
          <table:table-cell office:value-type="float" office:value="2.88068" calcext:value-type="float">
            <text:p>2.88068</text:p>
          </table:table-cell>
          <table:table-cell office:value-type="float" office:value="2.41653" calcext:value-type="float">
            <text:p>2.41653</text:p>
          </table:table-cell>
          <table:table-cell office:value-type="float" office:value="25.1434" calcext:value-type="float">
            <text:p>25.1434</text:p>
          </table:table-cell>
        </table:table-row>
        <table:table-row table:style-name="ro1">
          <table:table-cell office:value-type="float" office:value="1.63764" calcext:value-type="float">
            <text:p>1.63764</text:p>
          </table:table-cell>
          <table:table-cell office:value-type="float" office:value="2.21099" calcext:value-type="float">
            <text:p>2.21099</text:p>
          </table:table-cell>
          <table:table-cell office:value-type="float" office:value="1.63714" calcext:value-type="float">
            <text:p>1.63714</text:p>
          </table:table-cell>
          <table:table-cell office:value-type="float" office:value="27.9957" calcext:value-type="float">
            <text:p>27.9957</text:p>
          </table:table-cell>
        </table:table-row>
        <table:table-row table:style-name="ro1">
          <table:table-cell office:value-type="float" office:value="1.54995" calcext:value-type="float">
            <text:p>1.54995</text:p>
          </table:table-cell>
          <table:table-cell office:value-type="float" office:value="2.0145" calcext:value-type="float">
            <text:p>2.0145</text:p>
          </table:table-cell>
          <table:table-cell office:value-type="float" office:value="1.42067" calcext:value-type="float">
            <text:p>1.42067</text:p>
          </table:table-cell>
          <table:table-cell office:value-type="float" office:value="14.8723" calcext:value-type="float">
            <text:p>14.8723</text:p>
          </table:table-cell>
        </table:table-row>
        <table:table-row table:style-name="ro1">
          <table:table-cell office:value-type="float" office:value="1.58115" calcext:value-type="float">
            <text:p>1.58115</text:p>
          </table:table-cell>
          <table:table-cell office:value-type="float" office:value="1.96032" calcext:value-type="float">
            <text:p>1.96032</text:p>
          </table:table-cell>
          <table:table-cell office:value-type="float" office:value="1.7136" calcext:value-type="float">
            <text:p>1.7136</text:p>
          </table:table-cell>
          <table:table-cell office:value-type="float" office:value="17.155" calcext:value-type="float">
            <text:p>17.155</text:p>
          </table:table-cell>
        </table:table-row>
        <table:table-row table:style-name="ro1">
          <table:table-cell office:value-type="float" office:value="1.48262" calcext:value-type="float">
            <text:p>1.48262</text:p>
          </table:table-cell>
          <table:table-cell office:value-type="float" office:value="1.91285" calcext:value-type="float">
            <text:p>1.91285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17.6629" calcext:value-type="float">
            <text:p>17.6629</text:p>
          </table:table-cell>
        </table:table-row>
        <table:table-row table:style-name="ro1">
          <table:table-cell office:value-type="float" office:value="1.74763" calcext:value-type="float">
            <text:p>1.74763</text:p>
          </table:table-cell>
          <table:table-cell office:value-type="float" office:value="2.49048" calcext:value-type="float">
            <text:p>2.49048</text:p>
          </table:table-cell>
          <table:table-cell office:value-type="float" office:value="1.5277" calcext:value-type="float">
            <text:p>1.5277</text:p>
          </table:table-cell>
          <table:table-cell office:value-type="float" office:value="17.8559" calcext:value-type="float">
            <text:p>17.8559</text:p>
          </table:table-cell>
        </table:table-row>
        <table:table-row table:style-name="ro1">
          <table:table-cell office:value-type="float" office:value="1.77165" calcext:value-type="float">
            <text:p>1.77165</text:p>
          </table:table-cell>
          <table:table-cell office:value-type="float" office:value="3.01705" calcext:value-type="float">
            <text:p>3.01705</text:p>
          </table:table-cell>
          <table:table-cell office:value-type="float" office:value="2.10226" calcext:value-type="float">
            <text:p>2.10226</text:p>
          </table:table-cell>
          <table:table-cell office:value-type="float" office:value="29.2527" calcext:value-type="float">
            <text:p>29.2527</text:p>
          </table:table-cell>
        </table:table-row>
        <table:table-row table:style-name="ro1">
          <table:table-cell office:value-type="float" office:value="3.02209" calcext:value-type="float">
            <text:p>3.02209</text:p>
          </table:table-cell>
          <table:table-cell office:value-type="float" office:value="4.22816" calcext:value-type="float">
            <text:p>4.22816</text:p>
          </table:table-cell>
          <table:table-cell office:value-type="float" office:value="3.16274" calcext:value-type="float">
            <text:p>3.16274</text:p>
          </table:table-cell>
          <table:table-cell office:value-type="float" office:value="31.506" calcext:value-type="float">
            <text:p>31.506</text:p>
          </table:table-cell>
        </table:table-row>
        <table:table-row table:style-name="ro1">
          <table:table-cell office:value-type="float" office:value="1.7513" calcext:value-type="float">
            <text:p>1.7513</text:p>
          </table:table-cell>
          <table:table-cell office:value-type="float" office:value="2.2771" calcext:value-type="float">
            <text:p>2.2771</text:p>
          </table:table-cell>
          <table:table-cell office:value-type="float" office:value="1.95288" calcext:value-type="float">
            <text:p>1.95288</text:p>
          </table:table-cell>
          <table:table-cell office:value-type="float" office:value="19.8771" calcext:value-type="float">
            <text:p>19.8771</text:p>
          </table:table-cell>
        </table:table-row>
        <table:table-row table:style-name="ro1">
          <table:table-cell office:value-type="float" office:value="1.98197" calcext:value-type="float">
            <text:p>1.98197</text:p>
          </table:table-cell>
          <table:table-cell office:value-type="float" office:value="2.78198" calcext:value-type="float">
            <text:p>2.78198</text:p>
          </table:table-cell>
          <table:table-cell office:value-type="float" office:value="2.39916" calcext:value-type="float">
            <text:p>2.39916</text:p>
          </table:table-cell>
          <table:table-cell office:value-type="float" office:value="24.1786" calcext:value-type="float">
            <text:p>24.1786</text:p>
          </table:table-cell>
        </table:table-row>
        <table:table-row table:style-name="ro1">
          <table:table-cell office:value-type="float" office:value="1.23674" calcext:value-type="float">
            <text:p>1.23674</text:p>
          </table:table-cell>
          <table:table-cell office:value-type="float" office:value="2.21652" calcext:value-type="float">
            <text:p>2.21652</text:p>
          </table:table-cell>
          <table:table-cell office:value-type="float" office:value="1.47306" calcext:value-type="float">
            <text:p>1.47306</text:p>
          </table:table-cell>
          <table:table-cell office:value-type="float" office:value="19.076" calcext:value-type="float">
            <text:p>19.076</text:p>
          </table:table-cell>
        </table:table-row>
        <table:table-row table:style-name="ro1">
          <table:table-cell office:value-type="float" office:value="1.9488" calcext:value-type="float">
            <text:p>1.9488</text:p>
          </table:table-cell>
          <table:table-cell office:value-type="float" office:value="2.74553" calcext:value-type="float">
            <text:p>2.74553</text:p>
          </table:table-cell>
          <table:table-cell office:value-type="float" office:value="2.09582" calcext:value-type="float">
            <text:p>2.09582</text:p>
          </table:table-cell>
          <table:table-cell office:value-type="float" office:value="24.253" calcext:value-type="float">
            <text:p>24.253</text:p>
          </table:table-cell>
        </table:table-row>
        <table:table-row table:style-name="ro1">
          <table:table-cell office:value-type="float" office:value="1.27093" calcext:value-type="float">
            <text:p>1.27093</text:p>
          </table:table-cell>
          <table:table-cell office:value-type="float" office:value="2.32433" calcext:value-type="float">
            <text:p>2.32433</text:p>
          </table:table-cell>
          <table:table-cell office:value-type="float" office:value="1.31515" calcext:value-type="float">
            <text:p>1.31515</text:p>
          </table:table-cell>
          <table:table-cell office:value-type="float" office:value="17.1411" calcext:value-type="float">
            <text:p>17.1411</text:p>
          </table:table-cell>
        </table:table-row>
        <table:table-row table:style-name="ro1">
          <table:table-cell office:value-type="float" office:value="1.78998" calcext:value-type="float">
            <text:p>1.78998</text:p>
          </table:table-cell>
          <table:table-cell office:value-type="float" office:value="2.44363" calcext:value-type="float">
            <text:p>2.44363</text:p>
          </table:table-cell>
          <table:table-cell office:value-type="float" office:value="1.73389" calcext:value-type="float">
            <text:p>1.73389</text:p>
          </table:table-cell>
          <table:table-cell office:value-type="float" office:value="18.8776" calcext:value-type="float">
            <text:p>18.8776</text:p>
          </table:table-cell>
        </table:table-row>
        <table:table-row table:style-name="ro1">
          <table:table-cell office:value-type="float" office:value="1.64975" calcext:value-type="float">
            <text:p>1.64975</text:p>
          </table:table-cell>
          <table:table-cell office:value-type="float" office:value="2.36605" calcext:value-type="float">
            <text:p>2.36605</text:p>
          </table:table-cell>
          <table:table-cell office:value-type="float" office:value="1.67186" calcext:value-type="float">
            <text:p>1.67186</text:p>
          </table:table-cell>
          <table:table-cell office:value-type="float" office:value="26.9197" calcext:value-type="float">
            <text:p>26.9197</text:p>
          </table:table-cell>
        </table:table-row>
        <table:table-row table:style-name="ro1">
          <table:table-cell office:value-type="float" office:value="1.6128" calcext:value-type="float">
            <text:p>1.6128</text:p>
          </table:table-cell>
          <table:table-cell office:value-type="float" office:value="2.2434" calcext:value-type="float">
            <text:p>2.2434</text:p>
          </table:table-cell>
          <table:table-cell office:value-type="float" office:value="1.74212" calcext:value-type="float">
            <text:p>1.74212</text:p>
          </table:table-cell>
          <table:table-cell office:value-type="float" office:value="22.7242" calcext:value-type="float">
            <text:p>22.7242</text:p>
          </table:table-cell>
        </table:table-row>
        <table:table-row table:style-name="ro1">
          <table:table-cell office:value-type="float" office:value="2.46299" calcext:value-type="float">
            <text:p>2.46299</text:p>
          </table:table-cell>
          <table:table-cell office:value-type="float" office:value="3.81537" calcext:value-type="float">
            <text:p>3.81537</text:p>
          </table:table-cell>
          <table:table-cell office:value-type="float" office:value="2.88083" calcext:value-type="float">
            <text:p>2.88083</text:p>
          </table:table-cell>
          <table:table-cell office:value-type="float" office:value="31.631" calcext:value-type="float">
            <text:p>31.631</text:p>
          </table:table-cell>
        </table:table-row>
        <table:table-row table:style-name="ro1">
          <table:table-cell office:value-type="float" office:value="1.56114" calcext:value-type="float">
            <text:p>1.56114</text:p>
          </table:table-cell>
          <table:table-cell office:value-type="float" office:value="2.32201" calcext:value-type="float">
            <text:p>2.32201</text:p>
          </table:table-cell>
          <table:table-cell office:value-type="float" office:value="1.48367" calcext:value-type="float">
            <text:p>1.48367</text:p>
          </table:table-cell>
          <table:table-cell office:value-type="float" office:value="17.2662" calcext:value-type="float">
            <text:p>17.2662</text:p>
          </table:table-cell>
        </table:table-row>
        <table:table-row table:style-name="ro1">
          <table:table-cell office:value-type="float" office:value="1.75279" calcext:value-type="float">
            <text:p>1.75279</text:p>
          </table:table-cell>
          <table:table-cell office:value-type="float" office:value="2.91176" calcext:value-type="float">
            <text:p>2.91176</text:p>
          </table:table-cell>
          <table:table-cell office:value-type="float" office:value="2.04645" calcext:value-type="float">
            <text:p>2.04645</text:p>
          </table:table-cell>
          <table:table-cell office:value-type="float" office:value="26.4791" calcext:value-type="float">
            <text:p>26.4791</text:p>
          </table:table-cell>
        </table:table-row>
        <table:table-row table:style-name="ro1">
          <table:table-cell office:value-type="float" office:value="1.97072" calcext:value-type="float">
            <text:p>1.97072</text:p>
          </table:table-cell>
          <table:table-cell office:value-type="float" office:value="2.34041" calcext:value-type="float">
            <text:p>2.34041</text:p>
          </table:table-cell>
          <table:table-cell office:value-type="float" office:value="1.67621" calcext:value-type="float">
            <text:p>1.67621</text:p>
          </table:table-cell>
          <table:table-cell office:value-type="float" office:value="19.6518" calcext:value-type="float">
            <text:p>19.6518</text:p>
          </table:table-cell>
        </table:table-row>
        <table:table-row table:style-name="ro1">
          <table:table-cell office:value-type="float" office:value="2.06934" calcext:value-type="float">
            <text:p>2.06934</text:p>
          </table:table-cell>
          <table:table-cell office:value-type="float" office:value="2.29399" calcext:value-type="float">
            <text:p>2.29399</text:p>
          </table:table-cell>
          <table:table-cell office:value-type="float" office:value="2.16418" calcext:value-type="float">
            <text:p>2.16418</text:p>
          </table:table-cell>
          <table:table-cell office:value-type="float" office:value="23.7105" calcext:value-type="float">
            <text:p>23.7105</text:p>
          </table:table-cell>
        </table:table-row>
        <table:table-row table:style-name="ro1">
          <table:table-cell office:value-type="float" office:value="1.3378" calcext:value-type="float">
            <text:p>1.3378</text:p>
          </table:table-cell>
          <table:table-cell office:value-type="float" office:value="1.71366" calcext:value-type="float">
            <text:p>1.71366</text:p>
          </table:table-cell>
          <table:table-cell office:value-type="float" office:value="1.55539" calcext:value-type="float">
            <text:p>1.55539</text:p>
          </table:table-cell>
          <table:table-cell office:value-type="float" office:value="20.0265" calcext:value-type="float">
            <text:p>20.0265</text:p>
          </table:table-cell>
        </table:table-row>
        <table:table-row table:style-name="ro1">
          <table:table-cell office:value-type="float" office:value="1.65669" calcext:value-type="float">
            <text:p>1.65669</text:p>
          </table:table-cell>
          <table:table-cell office:value-type="float" office:value="2.92282" calcext:value-type="float">
            <text:p>2.92282</text:p>
          </table:table-cell>
          <table:table-cell office:value-type="float" office:value="1.76882" calcext:value-type="float">
            <text:p>1.76882</text:p>
          </table:table-cell>
          <table:table-cell office:value-type="float" office:value="25.1546" calcext:value-type="float">
            <text:p>25.1546</text:p>
          </table:table-cell>
        </table:table-row>
        <table:table-row table:style-name="ro1">
          <table:table-cell office:value-type="float" office:value="1.18848" calcext:value-type="float">
            <text:p>1.18848</text:p>
          </table:table-cell>
          <table:table-cell office:value-type="float" office:value="1.53236" calcext:value-type="float">
            <text:p>1.53236</text:p>
          </table:table-cell>
          <table:table-cell office:value-type="float" office:value="1.24313" calcext:value-type="float">
            <text:p>1.24313</text:p>
          </table:table-cell>
          <table:table-cell office:value-type="float" office:value="16.1962" calcext:value-type="float">
            <text:p>16.1962</text:p>
          </table:table-cell>
        </table:table-row>
        <table:table-row table:style-name="ro1">
          <table:table-cell office:value-type="float" office:value="1.73623" calcext:value-type="float">
            <text:p>1.73623</text:p>
          </table:table-cell>
          <table:table-cell office:value-type="float" office:value="2.10902" calcext:value-type="float">
            <text:p>2.10902</text:p>
          </table:table-cell>
          <table:table-cell office:value-type="float" office:value="1.4627" calcext:value-type="float">
            <text:p>1.4627</text:p>
          </table:table-cell>
          <table:table-cell office:value-type="float" office:value="19.5178" calcext:value-type="float">
            <text:p>19.5178</text:p>
          </table:table-cell>
        </table:table-row>
        <table:table-row table:style-name="ro1">
          <table:table-cell office:value-type="float" office:value="1.80097" calcext:value-type="float">
            <text:p>1.80097</text:p>
          </table:table-cell>
          <table:table-cell office:value-type="float" office:value="2.2337" calcext:value-type="float">
            <text:p>2.2337</text:p>
          </table:table-cell>
          <table:table-cell office:value-type="float" office:value="1.5256" calcext:value-type="float">
            <text:p>1.5256</text:p>
          </table:table-cell>
          <table:table-cell office:value-type="float" office:value="21.4515" calcext:value-type="float">
            <text:p>21.4515</text:p>
          </table:table-cell>
        </table:table-row>
        <table:table-row table:style-name="ro1">
          <table:table-cell office:value-type="float" office:value="1.95243" calcext:value-type="float">
            <text:p>1.95243</text:p>
          </table:table-cell>
          <table:table-cell office:value-type="float" office:value="2.61345" calcext:value-type="float">
            <text:p>2.61345</text:p>
          </table:table-cell>
          <table:table-cell office:value-type="float" office:value="2.39636" calcext:value-type="float">
            <text:p>2.39636</text:p>
          </table:table-cell>
          <table:table-cell office:value-type="float" office:value="30.1688" calcext:value-type="float">
            <text:p>30.1688</text:p>
          </table:table-cell>
        </table:table-row>
        <table:table-row table:style-name="ro1">
          <table:table-cell office:value-type="float" office:value="1.60535" calcext:value-type="float">
            <text:p>1.60535</text:p>
          </table:table-cell>
          <table:table-cell office:value-type="float" office:value="2.27176" calcext:value-type="float">
            <text:p>2.27176</text:p>
          </table:table-cell>
          <table:table-cell office:value-type="float" office:value="1.76398" calcext:value-type="float">
            <text:p>1.76398</text:p>
          </table:table-cell>
          <table:table-cell office:value-type="float" office:value="19.2674" calcext:value-type="float">
            <text:p>19.2674</text:p>
          </table:table-cell>
        </table:table-row>
        <table:table-row table:style-name="ro1">
          <table:table-cell office:value-type="float" office:value="2.22913" calcext:value-type="float">
            <text:p>2.22913</text:p>
          </table:table-cell>
          <table:table-cell office:value-type="float" office:value="3.09695" calcext:value-type="float">
            <text:p>3.09695</text:p>
          </table:table-cell>
          <table:table-cell office:value-type="float" office:value="2.17158" calcext:value-type="float">
            <text:p>2.17158</text:p>
          </table:table-cell>
          <table:table-cell office:value-type="float" office:value="26.7299" calcext:value-type="float">
            <text:p>26.7299</text:p>
          </table:table-cell>
        </table:table-row>
        <table:table-row table:style-name="ro1">
          <table:table-cell office:value-type="float" office:value="1.30299" calcext:value-type="float">
            <text:p>1.30299</text:p>
          </table:table-cell>
          <table:table-cell office:value-type="float" office:value="2.20949" calcext:value-type="float">
            <text:p>2.20949</text:p>
          </table:table-cell>
          <table:table-cell office:value-type="float" office:value="1.26833" calcext:value-type="float">
            <text:p>1.26833</text:p>
          </table:table-cell>
          <table:table-cell office:value-type="float" office:value="20.6099" calcext:value-type="float">
            <text:p>20.6099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1.97114" calcext:value-type="float">
            <text:p>1.97114</text:p>
          </table:table-cell>
          <table:table-cell office:value-type="float" office:value="1.65902" calcext:value-type="float">
            <text:p>1.65902</text:p>
          </table:table-cell>
          <table:table-cell office:value-type="float" office:value="21.218" calcext:value-type="float">
            <text:p>21.218</text:p>
          </table:table-cell>
        </table:table-row>
        <table:table-row table:style-name="ro1">
          <table:table-cell office:value-type="float" office:value="1.97099" calcext:value-type="float">
            <text:p>1.97099</text:p>
          </table:table-cell>
          <table:table-cell office:value-type="float" office:value="2.33014" calcext:value-type="float">
            <text:p>2.33014</text:p>
          </table:table-cell>
          <table:table-cell office:value-type="float" office:value="2.29633" calcext:value-type="float">
            <text:p>2.29633</text:p>
          </table:table-cell>
          <table:table-cell office:value-type="float" office:value="19.7848" calcext:value-type="float">
            <text:p>19.7848</text:p>
          </table:table-cell>
        </table:table-row>
        <table:table-row table:style-name="ro1">
          <table:table-cell office:value-type="float" office:value="1.43161" calcext:value-type="float">
            <text:p>1.43161</text:p>
          </table:table-cell>
          <table:table-cell office:value-type="float" office:value="2.0721" calcext:value-type="float">
            <text:p>2.0721</text:p>
          </table:table-cell>
          <table:table-cell office:value-type="float" office:value="1.53748" calcext:value-type="float">
            <text:p>1.53748</text:p>
          </table:table-cell>
          <table:table-cell office:value-type="float" office:value="18.2665" calcext:value-type="float">
            <text:p>18.2665</text:p>
          </table:table-cell>
        </table:table-row>
        <table:table-row table:style-name="ro1">
          <table:table-cell office:value-type="float" office:value="2.02322" calcext:value-type="float">
            <text:p>2.02322</text:p>
          </table:table-cell>
          <table:table-cell office:value-type="float" office:value="2.77664" calcext:value-type="float">
            <text:p>2.77664</text:p>
          </table:table-cell>
          <table:table-cell office:value-type="float" office:value="1.81804" calcext:value-type="float">
            <text:p>1.81804</text:p>
          </table:table-cell>
          <table:table-cell office:value-type="float" office:value="26.3741" calcext:value-type="float">
            <text:p>26.3741</text:p>
          </table:table-cell>
        </table:table-row>
        <table:table-row table:style-name="ro1">
          <table:table-cell office:value-type="float" office:value="1.57057" calcext:value-type="float">
            <text:p>1.57057</text:p>
          </table:table-cell>
          <table:table-cell office:value-type="float" office:value="2.1078" calcext:value-type="float">
            <text:p>2.1078</text:p>
          </table:table-cell>
          <table:table-cell office:value-type="float" office:value="1.31644" calcext:value-type="float">
            <text:p>1.31644</text:p>
          </table:table-cell>
          <table:table-cell office:value-type="float" office:value="19.218" calcext:value-type="float">
            <text:p>19.218</text:p>
          </table:table-cell>
        </table:table-row>
        <table:table-row table:style-name="ro1">
          <table:table-cell office:value-type="float" office:value="1.98101" calcext:value-type="float">
            <text:p>1.98101</text:p>
          </table:table-cell>
          <table:table-cell office:value-type="float" office:value="2.7793" calcext:value-type="float">
            <text:p>2.7793</text:p>
          </table:table-cell>
          <table:table-cell office:value-type="float" office:value="2.09319" calcext:value-type="float">
            <text:p>2.09319</text:p>
          </table:table-cell>
          <table:table-cell office:value-type="float" office:value="31.5559" calcext:value-type="float">
            <text:p>31.5559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2.85879" calcext:value-type="float">
            <text:p>2.85879</text:p>
          </table:table-cell>
          <table:table-cell office:value-type="float" office:value="2.15279" calcext:value-type="float">
            <text:p>2.15279</text:p>
          </table:table-cell>
          <table:table-cell office:value-type="float" office:value="25.264" calcext:value-type="float">
            <text:p>25.264</text:p>
          </table:table-cell>
        </table:table-row>
        <table:table-row table:style-name="ro1">
          <table:table-cell office:value-type="float" office:value="2.13286" calcext:value-type="float">
            <text:p>2.13286</text:p>
          </table:table-cell>
          <table:table-cell office:value-type="float" office:value="2.32417" calcext:value-type="float">
            <text:p>2.32417</text:p>
          </table:table-cell>
          <table:table-cell office:value-type="float" office:value="1.84106" calcext:value-type="float">
            <text:p>1.84106</text:p>
          </table:table-cell>
          <table:table-cell office:value-type="float" office:value="24.9775" calcext:value-type="float">
            <text:p>24.9775</text:p>
          </table:table-cell>
        </table:table-row>
        <table:table-row table:style-name="ro1">
          <table:table-cell office:value-type="float" office:value="2.36971" calcext:value-type="float">
            <text:p>2.36971</text:p>
          </table:table-cell>
          <table:table-cell office:value-type="float" office:value="2.56257" calcext:value-type="float">
            <text:p>2.56257</text:p>
          </table:table-cell>
          <table:table-cell office:value-type="float" office:value="2.33705" calcext:value-type="float">
            <text:p>2.33705</text:p>
          </table:table-cell>
          <table:table-cell office:value-type="float" office:value="27.1033" calcext:value-type="float">
            <text:p>27.1033</text:p>
          </table:table-cell>
        </table:table-row>
        <table:table-row table:style-name="ro1">
          <table:table-cell office:value-type="float" office:value="2.32939" calcext:value-type="float">
            <text:p>2.32939</text:p>
          </table:table-cell>
          <table:table-cell office:value-type="float" office:value="2.68344" calcext:value-type="float">
            <text:p>2.68344</text:p>
          </table:table-cell>
          <table:table-cell office:value-type="float" office:value="2.10628" calcext:value-type="float">
            <text:p>2.10628</text:p>
          </table:table-cell>
          <table:table-cell office:value-type="float" office:value="30.8088" calcext:value-type="float">
            <text:p>30.8088</text:p>
          </table:table-cell>
        </table:table-row>
        <table:table-row table:style-name="ro1">
          <table:table-cell office:value-type="float" office:value="1.50096" calcext:value-type="float">
            <text:p>1.50096</text:p>
          </table:table-cell>
          <table:table-cell office:value-type="float" office:value="2.13085" calcext:value-type="float">
            <text:p>2.13085</text:p>
          </table:table-cell>
          <table:table-cell office:value-type="float" office:value="1.69066" calcext:value-type="float">
            <text:p>1.69066</text:p>
          </table:table-cell>
          <table:table-cell office:value-type="float" office:value="21.1018" calcext:value-type="float">
            <text:p>21.1018</text:p>
          </table:table-cell>
        </table:table-row>
        <table:table-row table:style-name="ro1">
          <table:table-cell office:value-type="float" office:value="1.92484" calcext:value-type="float">
            <text:p>1.92484</text:p>
          </table:table-cell>
          <table:table-cell office:value-type="float" office:value="3.00341" calcext:value-type="float">
            <text:p>3.00341</text:p>
          </table:table-cell>
          <table:table-cell office:value-type="float" office:value="1.77164" calcext:value-type="float">
            <text:p>1.77164</text:p>
          </table:table-cell>
          <table:table-cell office:value-type="float" office:value="28.2896" calcext:value-type="float">
            <text:p>28.2896</text:p>
          </table:table-cell>
        </table:table-row>
        <table:table-row table:style-name="ro1">
          <table:table-cell office:value-type="float" office:value="2.09602" calcext:value-type="float">
            <text:p>2.09602</text:p>
          </table:table-cell>
          <table:table-cell office:value-type="float" office:value="2.65058" calcext:value-type="float">
            <text:p>2.65058</text:p>
          </table:table-cell>
          <table:table-cell office:value-type="float" office:value="1.5745" calcext:value-type="float">
            <text:p>1.5745</text:p>
          </table:table-cell>
          <table:table-cell office:value-type="float" office:value="23.1908" calcext:value-type="float">
            <text:p>23.1908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2.091" calcext:value-type="float">
            <text:p>2.091</text:p>
          </table:table-cell>
          <table:table-cell office:value-type="float" office:value="1.66845" calcext:value-type="float">
            <text:p>1.66845</text:p>
          </table:table-cell>
          <table:table-cell office:value-type="float" office:value="22.5326" calcext:value-type="float">
            <text:p>22.5326</text:p>
          </table:table-cell>
        </table:table-row>
        <table:table-row table:style-name="ro1">
          <table:table-cell office:value-type="float" office:value="2.45431" calcext:value-type="float">
            <text:p>2.45431</text:p>
          </table:table-cell>
          <table:table-cell office:value-type="float" office:value="3.0872" calcext:value-type="float">
            <text:p>3.0872</text:p>
          </table:table-cell>
          <table:table-cell office:value-type="float" office:value="2.14868" calcext:value-type="float">
            <text:p>2.14868</text:p>
          </table:table-cell>
          <table:table-cell office:value-type="float" office:value="29.4732" calcext:value-type="float">
            <text:p>29.4732</text:p>
          </table:table-cell>
        </table:table-row>
        <table:table-row table:style-name="ro1">
          <table:table-cell office:value-type="float" office:value="2.91357" calcext:value-type="float">
            <text:p>2.91357</text:p>
          </table:table-cell>
          <table:table-cell office:value-type="float" office:value="3.34436" calcext:value-type="float">
            <text:p>3.34436</text:p>
          </table:table-cell>
          <table:table-cell office:value-type="float" office:value="2.92294" calcext:value-type="float">
            <text:p>2.92294</text:p>
          </table:table-cell>
          <table:table-cell office:value-type="float" office:value="41.3747" calcext:value-type="float">
            <text:p>41.3747</text:p>
          </table:table-cell>
        </table:table-row>
        <table:table-row table:style-name="ro1">
          <table:table-cell office:value-type="float" office:value="1.6081" calcext:value-type="float">
            <text:p>1.6081</text:p>
          </table:table-cell>
          <table:table-cell office:value-type="float" office:value="1.74674" calcext:value-type="float">
            <text:p>1.74674</text:p>
          </table:table-cell>
          <table:table-cell office:value-type="float" office:value="1.47922" calcext:value-type="float">
            <text:p>1.47922</text:p>
          </table:table-cell>
          <table:table-cell office:value-type="float" office:value="22.7745" calcext:value-type="float">
            <text:p>22.7745</text:p>
          </table:table-cell>
        </table:table-row>
        <table:table-row table:style-name="ro1">
          <table:table-cell office:value-type="float" office:value="0.00469436" calcext:value-type="float">
            <text:p>0.00469436</text:p>
          </table:table-cell>
          <table:table-cell office:value-type="float" office:value="0.00668548" calcext:value-type="float">
            <text:p>0.00668548</text:p>
          </table:table-cell>
          <table:table-cell office:value-type="float" office:value="0.00458821" calcext:value-type="float">
            <text:p>0.00458821</text:p>
          </table:table-cell>
          <table:table-cell office:value-type="float" office:value="0.00628004" calcext:value-type="float">
            <text:p>0.00628004</text:p>
          </table:table-cell>
        </table:table-row>
        <table:table-row table:style-name="ro1">
          <table:table-cell office:value-type="float" office:value="0.00374869" calcext:value-type="float">
            <text:p>0.00374869</text:p>
          </table:table-cell>
          <table:table-cell office:value-type="float" office:value="0.00541959" calcext:value-type="float">
            <text:p>0.00541959</text:p>
          </table:table-cell>
          <table:table-cell office:value-type="float" office:value="0.00406565" calcext:value-type="float">
            <text:p>0.00406565</text:p>
          </table:table-cell>
          <table:table-cell office:value-type="float" office:value="0.00642422" calcext:value-type="float">
            <text:p>0.00642422</text:p>
          </table:table-cell>
        </table:table-row>
        <table:table-row table:style-name="ro1">
          <table:table-cell office:value-type="float" office:value="0.00476715" calcext:value-type="float">
            <text:p>0.00476715</text:p>
          </table:table-cell>
          <table:table-cell office:value-type="float" office:value="0.00778727" calcext:value-type="float">
            <text:p>0.00778727</text:p>
          </table:table-cell>
          <table:table-cell office:value-type="float" office:value="0.00567365" calcext:value-type="float">
            <text:p>0.00567365</text:p>
          </table:table-cell>
          <table:table-cell office:value-type="float" office:value="0.00882406" calcext:value-type="float">
            <text:p>0.00882406</text:p>
          </table:table-cell>
        </table:table-row>
        <table:table-row table:style-name="ro1">
          <table:table-cell office:value-type="float" office:value="6.39661" calcext:value-type="float">
            <text:p>6.39661</text:p>
          </table:table-cell>
          <table:table-cell office:value-type="float" office:value="8.42221" calcext:value-type="float">
            <text:p>8.42221</text:p>
          </table:table-cell>
          <table:table-cell office:value-type="float" office:value="7.66934" calcext:value-type="float">
            <text:p>7.66934</text:p>
          </table:table-cell>
          <table:table-cell office:value-type="float" office:value="149.985" calcext:value-type="float">
            <text:p>149.985</text:p>
          </table:table-cell>
        </table:table-row>
        <table:table-row table:style-name="ro1">
          <table:table-cell office:value-type="float" office:value="0.0200897" calcext:value-type="float">
            <text:p>0.0200897</text:p>
          </table:table-cell>
          <table:table-cell office:value-type="float" office:value="0.0228858" calcext:value-type="float">
            <text:p>0.0228858</text:p>
          </table:table-cell>
          <table:table-cell office:value-type="float" office:value="0.0269052" calcext:value-type="float">
            <text:p>0.0269052</text:p>
          </table:table-cell>
          <table:table-cell office:value-type="float" office:value="0.0126123" calcext:value-type="float">
            <text:p>0.0126123</text:p>
          </table:table-cell>
        </table:table-row>
        <table:table-row table:style-name="ro1">
          <table:table-cell office:value-type="float" office:value="0.0325007" calcext:value-type="float">
            <text:p>0.0325007</text:p>
          </table:table-cell>
          <table:table-cell office:value-type="float" office:value="0.0461997" calcext:value-type="float">
            <text:p>0.0461997</text:p>
          </table:table-cell>
          <table:table-cell office:value-type="float" office:value="0.0391933" calcext:value-type="float">
            <text:p>0.0391933</text:p>
          </table:table-cell>
          <table:table-cell office:value-type="float" office:value="0.0636713" calcext:value-type="float">
            <text:p>0.0636713</text:p>
          </table:table-cell>
        </table:table-row>
        <table:table-row table:style-name="ro1">
          <table:table-cell table:style-name="ce4" office:value-type="float" office:value="0.0000277106" calcext:value-type="float">
            <text:p>2.77E-05</text:p>
          </table:table-cell>
          <table:table-cell table:style-name="ce4" office:value-type="float" office:value="0.0000317415" calcext:value-type="float">
            <text:p>3.17E-05</text:p>
          </table:table-cell>
          <table:table-cell table:style-name="ce4" office:value-type="float" office:value="0.0000412216" calcext:value-type="float">
            <text:p>4.12E-05</text:p>
          </table:table-cell>
          <table:table-cell table:style-name="ce4" office:value-type="float" office:value="0.0000330559" calcext:value-type="float">
            <text:p>3.31E-05</text:p>
          </table:table-cell>
        </table:table-row>
        <table:table-row table:style-name="ro1">
          <table:table-cell table:style-name="ce4" office:value-type="float" office:value="0.0000392848" calcext:value-type="float">
            <text:p>3.93E-05</text:p>
          </table:table-cell>
          <table:table-cell table:style-name="ce4" office:value-type="float" office:value="0.0000402248" calcext:value-type="float">
            <text:p>4.02E-05</text:p>
          </table:table-cell>
          <table:table-cell table:style-name="ce4" office:value-type="float" office:value="0.0000388449" calcext:value-type="float">
            <text:p>3.88E-05</text:p>
          </table:table-cell>
          <table:table-cell table:style-name="ce4" office:value-type="float" office:value="0.0000344555" calcext:value-type="float">
            <text:p>3.45E-05</text:p>
          </table:table-cell>
        </table:table-row>
        <table:table-row table:style-name="ro1">
          <table:table-cell office:value-type="float" office:value="0.0576793" calcext:value-type="float">
            <text:p>0.0576793</text:p>
          </table:table-cell>
          <table:table-cell office:value-type="float" office:value="0.0673348" calcext:value-type="float">
            <text:p>0.0673348</text:p>
          </table:table-cell>
          <table:table-cell office:value-type="float" office:value="0.0485242" calcext:value-type="float">
            <text:p>0.0485242</text:p>
          </table:table-cell>
          <table:table-cell office:value-type="float" office:value="0.128247" calcext:value-type="float">
            <text:p>0.128247</text:p>
          </table:table-cell>
        </table:table-row>
        <table:table-row table:style-name="ro1">
          <table:table-cell table:style-name="ce1" table:formula="of:=SUM([.A2:.A194])/193" office:value-type="float" office:value="1.09327837821451" calcext:value-type="float">
            <text:p>1.09327837821451</text:p>
          </table:table-cell>
          <table:table-cell table:style-name="ce1" table:formula="of:=SUM([.B2:.B194])/193" office:value-type="float" office:value="1.43789664770104" calcext:value-type="float">
            <text:p>1.43789664770104</text:p>
          </table:table-cell>
          <table:table-cell table:style-name="ce1" table:formula="of:=SUM([.C2:.C194])/193" office:value-type="float" office:value="1.10378225272798" calcext:value-type="float">
            <text:p>1.10378225272798</text:p>
          </table:table-cell>
          <table:table-cell table:style-name="ce1" table:formula="of:=SUM([.D2:.D194])/193" office:value-type="float" office:value="11.636007147313" calcext:value-type="float">
            <text:p>11.636007147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8:30:48.701132516</meta:creation-date>
    <meta:generator>LibreOffice/7.2.1.2$Linux_X86_64 LibreOffice_project/87b77fad49947c1441b67c559c339af8f3517e22</meta:generator>
    <dc:date>2021-09-26T19:03:15.321180892</dc:date>
    <meta:editing-duration>PT1M36S</meta:editing-duration>
    <meta:editing-cycles>2</meta:editing-cycles>
    <meta:document-statistic meta:table-count="8" meta:cell-count="10120" meta:object-count="0"/>
  </office:meta>
</office:document-meta>
</file>